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36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319in" svg:height="7.7587in" svg:x="8.3114in" svg:y="0.4091in">
            <draw:object draw:notify-on-update-of-ranges="Sheet1.D2:Sheet1.D880 Sheet1.E2:Sheet1.E8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  <table:table-cell office:value-type="string" calcext:value-type="string">
            <text:p><text:s/>Time (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7920.00026" calcext:value-type="float">
            <text:p>1456447920.00026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6447920.07285" calcext:value-type="float">
            <text:p>1456447920.07285</text:p>
          </table:table-cell>
          <table:table-cell table:formula="of:=[.G2]-[.B2]" office:value-type="float" office:value="0.0725917816162109" calcext:value-type="float">
            <text:p>0.0725917816</text:p>
          </table:table-cell>
          <table:table-cell table:formula="of:=MAX([.H2:.H2000])" office:value-type="float" office:value="3.24828672409058" calcext:value-type="float">
            <text:p>3.2482867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7920.02949" calcext:value-type="float">
            <text:p>1456447920.02949</text:p>
          </table:table-cell>
          <table:table-cell office:value-type="float" office:value="2320" calcext:value-type="float">
            <text:p>2320</text:p>
          </table:table-cell>
          <table:table-cell table:formula="of:=[.B3]-[.B$2]" office:value-type="float" office:value="0.0292291641235352" calcext:value-type="float">
            <text:p>0.0292291641</text:p>
          </table:table-cell>
          <table:table-cell table:formula="of:=[.C3]/([.D3]-[.D2])" office:value-type="float" office:value="79372.7795360371" calcext:value-type="float">
            <text:p>79372.7795360371</text:p>
          </table:table-cell>
          <table:table-cell/>
          <table:table-cell office:value-type="float" office:value="1456447920.10186" calcext:value-type="float">
            <text:p>1456447920.10186</text:p>
          </table:table-cell>
          <table:table-cell table:formula="of:=[.G3]-[.B3]" office:value-type="float" office:value="0.0723757743835449" calcext:value-type="float">
            <text:p>0.07237577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7920.05865" calcext:value-type="float">
            <text:p>1456447920.05865</text:p>
          </table:table-cell>
          <table:table-cell office:value-type="float" office:value="2320" calcext:value-type="float">
            <text:p>2320</text:p>
          </table:table-cell>
          <table:table-cell table:formula="of:=[.B4]-[.B$2]" office:value-type="float" office:value="0.0583958625793457" calcext:value-type="float">
            <text:p>0.0583958626</text:p>
          </table:table-cell>
          <table:table-cell table:formula="of:=[.C4]/([.D4]-[.D3])" office:value-type="float" office:value="79542.7704481175" calcext:value-type="float">
            <text:p>79542.7704481175</text:p>
          </table:table-cell>
          <table:table-cell/>
          <table:table-cell office:value-type="float" office:value="1456447920.13124" calcext:value-type="float">
            <text:p>1456447920.13124</text:p>
          </table:table-cell>
          <table:table-cell table:formula="of:=[.G4]-[.B4]" office:value-type="float" office:value="0.0725839138031006" calcext:value-type="float">
            <text:p>0.07258391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7920.0878" calcext:value-type="float">
            <text:p>1456447920.0878</text:p>
          </table:table-cell>
          <table:table-cell office:value-type="float" office:value="2320" calcext:value-type="float">
            <text:p>2320</text:p>
          </table:table-cell>
          <table:table-cell table:formula="of:=[.B5]-[.B$2]" office:value-type="float" office:value="0.0875411033630371" calcext:value-type="float">
            <text:p>0.0875411034</text:p>
          </table:table-cell>
          <table:table-cell table:formula="of:=[.C5]/([.D5]-[.D4])" office:value-type="float" office:value="79601.3324171329" calcext:value-type="float">
            <text:p>79601.3324171329</text:p>
          </table:table-cell>
          <table:table-cell/>
          <table:table-cell office:value-type="float" office:value="1456447920.1601" calcext:value-type="float">
            <text:p>1456447920.1601</text:p>
          </table:table-cell>
          <table:table-cell table:formula="of:=[.G5]-[.B5]" office:value-type="float" office:value="0.0723071098327637" calcext:value-type="float">
            <text:p>0.07230710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7920.11693" calcext:value-type="float">
            <text:p>1456447920.11693</text:p>
          </table:table-cell>
          <table:table-cell office:value-type="float" office:value="2320" calcext:value-type="float">
            <text:p>2320</text:p>
          </table:table-cell>
          <table:table-cell table:formula="of:=[.B6]-[.B$2]" office:value-type="float" office:value="0.116678714752197" calcext:value-type="float">
            <text:p>0.1166787148</text:p>
          </table:table-cell>
          <table:table-cell table:formula="of:=[.C6]/([.D6]-[.D5])" office:value-type="float" office:value="79622.1752364743" calcext:value-type="float">
            <text:p>79622.1752364743</text:p>
          </table:table-cell>
          <table:table-cell/>
          <table:table-cell office:value-type="float" office:value="1456447920.18909" calcext:value-type="float">
            <text:p>1456447920.18909</text:p>
          </table:table-cell>
          <table:table-cell table:formula="of:=[.G6]-[.B6]" office:value-type="float" office:value="0.0721561908721924" calcext:value-type="float">
            <text:p>0.07215619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7920.14607" calcext:value-type="float">
            <text:p>1456447920.14607</text:p>
          </table:table-cell>
          <table:table-cell office:value-type="float" office:value="2320" calcext:value-type="float">
            <text:p>2320</text:p>
          </table:table-cell>
          <table:table-cell table:formula="of:=[.B7]-[.B$2]" office:value-type="float" office:value="0.145810842514038" calcext:value-type="float">
            <text:p>0.1458108425</text:p>
          </table:table-cell>
          <table:table-cell table:formula="of:=[.C7]/([.D7]-[.D6])" office:value-type="float" office:value="79637.1627560582" calcext:value-type="float">
            <text:p>79637.1627560582</text:p>
          </table:table-cell>
          <table:table-cell/>
          <table:table-cell office:value-type="float" office:value="1456447920.21837" calcext:value-type="float">
            <text:p>1456447920.21837</text:p>
          </table:table-cell>
          <table:table-cell table:formula="of:=[.G7]-[.B7]" office:value-type="float" office:value="0.0722999572753906" calcext:value-type="float">
            <text:p>0.07229995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7920.1752" calcext:value-type="float">
            <text:p>1456447920.1752</text:p>
          </table:table-cell>
          <table:table-cell office:value-type="float" office:value="2320" calcext:value-type="float">
            <text:p>2320</text:p>
          </table:table-cell>
          <table:table-cell table:formula="of:=[.B8]-[.B$2]" office:value-type="float" office:value="0.174941301345825" calcext:value-type="float">
            <text:p>0.1749413013</text:p>
          </table:table-cell>
          <table:table-cell table:formula="of:=[.C8]/([.D8]-[.D7])" office:value-type="float" office:value="79641.7252950516" calcext:value-type="float">
            <text:p>79641.7252950516</text:p>
          </table:table-cell>
          <table:table-cell/>
          <table:table-cell office:value-type="float" office:value="1456447920.24765" calcext:value-type="float">
            <text:p>1456447920.24765</text:p>
          </table:table-cell>
          <table:table-cell table:formula="of:=[.G8]-[.B8]" office:value-type="float" office:value="0.0724563598632813" calcext:value-type="float">
            <text:p>0.07245635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7920.20433" calcext:value-type="float">
            <text:p>1456447920.20433</text:p>
          </table:table-cell>
          <table:table-cell office:value-type="float" office:value="2320" calcext:value-type="float">
            <text:p>2320</text:p>
          </table:table-cell>
          <table:table-cell table:formula="of:=[.B9]-[.B$2]" office:value-type="float" office:value="0.204074144363403" calcext:value-type="float">
            <text:p>0.2040741444</text:p>
          </table:table-cell>
          <table:table-cell table:formula="of:=[.C9]/([.D9]-[.D8])" office:value-type="float" office:value="79635.2075422286" calcext:value-type="float">
            <text:p>79635.2075422286</text:p>
          </table:table-cell>
          <table:table-cell/>
          <table:table-cell office:value-type="float" office:value="1456447920.27658" calcext:value-type="float">
            <text:p>1456447920.27658</text:p>
          </table:table-cell>
          <table:table-cell table:formula="of:=[.G9]-[.B9]" office:value-type="float" office:value="0.0722455978393555" calcext:value-type="float">
            <text:p>0.0722455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7920.23346" calcext:value-type="float">
            <text:p>1456447920.23346</text:p>
          </table:table-cell>
          <table:table-cell office:value-type="float" office:value="2320" calcext:value-type="float">
            <text:p>2320</text:p>
          </table:table-cell>
          <table:table-cell table:formula="of:=[.B10]-[.B$2]" office:value-type="float" office:value="0.233205795288086" calcext:value-type="float">
            <text:p>0.2332057953</text:p>
          </table:table-cell>
          <table:table-cell table:formula="of:=[.C10]/([.D10]-[.D9])" office:value-type="float" office:value="79638.466285284" calcext:value-type="float">
            <text:p>79638.466285284</text:p>
          </table:table-cell>
          <table:table-cell/>
          <table:table-cell office:value-type="float" office:value="1456447920.30579" calcext:value-type="float">
            <text:p>1456447920.30579</text:p>
          </table:table-cell>
          <table:table-cell table:formula="of:=[.G10]-[.B10]" office:value-type="float" office:value="0.0723283290863037" calcext:value-type="float">
            <text:p>0.07232832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7920.26262" calcext:value-type="float">
            <text:p>1456447920.26262</text:p>
          </table:table-cell>
          <table:table-cell office:value-type="float" office:value="2320" calcext:value-type="float">
            <text:p>2320</text:p>
          </table:table-cell>
          <table:table-cell table:formula="of:=[.B11]-[.B$2]" office:value-type="float" office:value="0.262366771697998" calcext:value-type="float">
            <text:p>0.2623667717</text:p>
          </table:table-cell>
          <table:table-cell table:formula="of:=[.C11]/([.D11]-[.D10])" office:value-type="float" office:value="79558.3785463167" calcext:value-type="float">
            <text:p>79558.3785463167</text:p>
          </table:table-cell>
          <table:table-cell/>
          <table:table-cell office:value-type="float" office:value="1456447920.335" calcext:value-type="float">
            <text:p>1456447920.335</text:p>
          </table:table-cell>
          <table:table-cell table:formula="of:=[.G11]-[.B11]" office:value-type="float" office:value="0.0723791122436523" calcext:value-type="float">
            <text:p>0.07237911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7920.29177" calcext:value-type="float">
            <text:p>1456447920.29177</text:p>
          </table:table-cell>
          <table:table-cell office:value-type="float" office:value="2320" calcext:value-type="float">
            <text:p>2320</text:p>
          </table:table-cell>
          <table:table-cell table:formula="of:=[.B12]-[.B$2]" office:value-type="float" office:value="0.291512727737427" calcext:value-type="float">
            <text:p>0.2915127277</text:p>
          </table:table-cell>
          <table:table-cell table:formula="of:=[.C12]/([.D12]-[.D11])" office:value-type="float" office:value="79599.3789622649" calcext:value-type="float">
            <text:p>79599.3789622649</text:p>
          </table:table-cell>
          <table:table-cell/>
          <table:table-cell office:value-type="float" office:value="1456447920.3641" calcext:value-type="float">
            <text:p>1456447920.3641</text:p>
          </table:table-cell>
          <table:table-cell table:formula="of:=[.G12]-[.B12]" office:value-type="float" office:value="0.0723278522491455" calcext:value-type="float">
            <text:p>0.07232785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7920.32091" calcext:value-type="float">
            <text:p>1456447920.32091</text:p>
          </table:table-cell>
          <table:table-cell office:value-type="float" office:value="2320" calcext:value-type="float">
            <text:p>2320</text:p>
          </table:table-cell>
          <table:table-cell table:formula="of:=[.B13]-[.B$2]" office:value-type="float" office:value="0.32065224647522" calcext:value-type="float">
            <text:p>0.3206522465</text:p>
          </table:table-cell>
          <table:table-cell table:formula="of:=[.C13]/([.D13]-[.D12])" office:value-type="float" office:value="79616.9635084274" calcext:value-type="float">
            <text:p>79616.9635084274</text:p>
          </table:table-cell>
          <table:table-cell/>
          <table:table-cell office:value-type="float" office:value="1456447920.39323" calcext:value-type="float">
            <text:p>1456447920.39323</text:p>
          </table:table-cell>
          <table:table-cell table:formula="of:=[.G13]-[.B13]" office:value-type="float" office:value="0.0723185539245606" calcext:value-type="float">
            <text:p>0.07231855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7920.35001" calcext:value-type="float">
            <text:p>1456447920.35001</text:p>
          </table:table-cell>
          <table:table-cell office:value-type="float" office:value="2320" calcext:value-type="float">
            <text:p>2320</text:p>
          </table:table-cell>
          <table:table-cell table:formula="of:=[.B14]-[.B$2]" office:value-type="float" office:value="0.349750757217407" calcext:value-type="float">
            <text:p>0.3497507572</text:p>
          </table:table-cell>
          <table:table-cell table:formula="of:=[.C14]/([.D14]-[.D13])" office:value-type="float" office:value="79729.1662296801" calcext:value-type="float">
            <text:p>79729.1662296801</text:p>
          </table:table-cell>
          <table:table-cell/>
          <table:table-cell office:value-type="float" office:value="1456447920.42234" calcext:value-type="float">
            <text:p>1456447920.42234</text:p>
          </table:table-cell>
          <table:table-cell table:formula="of:=[.G14]-[.B14]" office:value-type="float" office:value="0.0723354816436768" calcext:value-type="float">
            <text:p>0.07233548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7920.37915" calcext:value-type="float">
            <text:p>1456447920.37915</text:p>
          </table:table-cell>
          <table:table-cell office:value-type="float" office:value="2320" calcext:value-type="float">
            <text:p>2320</text:p>
          </table:table-cell>
          <table:table-cell table:formula="of:=[.B15]-[.B$2]" office:value-type="float" office:value="0.378898620605469" calcext:value-type="float">
            <text:p>0.3788986206</text:p>
          </table:table-cell>
          <table:table-cell table:formula="of:=[.C15]/([.D15]-[.D14])" office:value-type="float" office:value="79594.170217987" calcext:value-type="float">
            <text:p>79594.170217987</text:p>
          </table:table-cell>
          <table:table-cell/>
          <table:table-cell office:value-type="float" office:value="1456447920.45134" calcext:value-type="float">
            <text:p>1456447920.45134</text:p>
          </table:table-cell>
          <table:table-cell table:formula="of:=[.G15]-[.B15]" office:value-type="float" office:value="0.0721802711486816" calcext:value-type="float">
            <text:p>0.07218027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7920.40829" calcext:value-type="float">
            <text:p>1456447920.40829</text:p>
          </table:table-cell>
          <table:table-cell office:value-type="float" office:value="2320" calcext:value-type="float">
            <text:p>2320</text:p>
          </table:table-cell>
          <table:table-cell table:formula="of:=[.B16]-[.B$2]" office:value-type="float" office:value="0.408037424087524" calcext:value-type="float">
            <text:p>0.4080374241</text:p>
          </table:table-cell>
          <table:table-cell table:formula="of:=[.C16]/([.D16]-[.D15])" office:value-type="float" office:value="79618.9178264889" calcext:value-type="float">
            <text:p>79618.9178264889</text:p>
          </table:table-cell>
          <table:table-cell/>
          <table:table-cell office:value-type="float" office:value="1456447920.48056" calcext:value-type="float">
            <text:p>1456447920.48056</text:p>
          </table:table-cell>
          <table:table-cell table:formula="of:=[.G16]-[.B16]" office:value-type="float" office:value="0.0722658634185791" calcext:value-type="float">
            <text:p>0.07226586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7920.43743" calcext:value-type="float">
            <text:p>1456447920.43743</text:p>
          </table:table-cell>
          <table:table-cell office:value-type="float" office:value="2320" calcext:value-type="float">
            <text:p>2320</text:p>
          </table:table-cell>
          <table:table-cell table:formula="of:=[.B17]-[.B$2]" office:value-type="float" office:value="0.437178611755371" calcext:value-type="float">
            <text:p>0.4371786118</text:p>
          </table:table-cell>
          <table:table-cell table:formula="of:=[.C17]/([.D17]-[.D16])" office:value-type="float" office:value="79612.403806033" calcext:value-type="float">
            <text:p>79612.403806033</text:p>
          </table:table-cell>
          <table:table-cell/>
          <table:table-cell office:value-type="float" office:value="1456447920.50965" calcext:value-type="float">
            <text:p>1456447920.50965</text:p>
          </table:table-cell>
          <table:table-cell table:formula="of:=[.G17]-[.B17]" office:value-type="float" office:value="0.0722126960754395" calcext:value-type="float">
            <text:p>0.07221269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7920.4666" calcext:value-type="float">
            <text:p>1456447920.4666</text:p>
          </table:table-cell>
          <table:table-cell office:value-type="float" office:value="2320" calcext:value-type="float">
            <text:p>2320</text:p>
          </table:table-cell>
          <table:table-cell table:formula="of:=[.B18]-[.B$2]" office:value-type="float" office:value="0.466344594955444" calcext:value-type="float">
            <text:p>0.466344595</text:p>
          </table:table-cell>
          <table:table-cell table:formula="of:=[.C18]/([.D18]-[.D17])" office:value-type="float" office:value="79544.7211254711" calcext:value-type="float">
            <text:p>79544.7211254711</text:p>
          </table:table-cell>
          <table:table-cell/>
          <table:table-cell office:value-type="float" office:value="1456447920.53893" calcext:value-type="float">
            <text:p>1456447920.53893</text:p>
          </table:table-cell>
          <table:table-cell table:formula="of:=[.G18]-[.B18]" office:value-type="float" office:value="0.0723333358764648" calcext:value-type="float">
            <text:p>0.07233333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7920.49575" calcext:value-type="float">
            <text:p>1456447920.49575</text:p>
          </table:table-cell>
          <table:table-cell office:value-type="float" office:value="2320" calcext:value-type="float">
            <text:p>2320</text:p>
          </table:table-cell>
          <table:table-cell table:formula="of:=[.B19]-[.B$2]" office:value-type="float" office:value="0.495491743087769" calcext:value-type="float">
            <text:p>0.4954917431</text:p>
          </table:table-cell>
          <table:table-cell table:formula="of:=[.C19]/([.D19]-[.D18])" office:value-type="float" office:value="79596.1234172038" calcext:value-type="float">
            <text:p>79596.1234172038</text:p>
          </table:table-cell>
          <table:table-cell/>
          <table:table-cell office:value-type="float" office:value="1456447920.56804" calcext:value-type="float">
            <text:p>1456447920.56804</text:p>
          </table:table-cell>
          <table:table-cell table:formula="of:=[.G19]-[.B19]" office:value-type="float" office:value="0.0722873210906982" calcext:value-type="float">
            <text:p>0.07228732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7920.52488" calcext:value-type="float">
            <text:p>1456447920.52488</text:p>
          </table:table-cell>
          <table:table-cell office:value-type="float" office:value="2320" calcext:value-type="float">
            <text:p>2320</text:p>
          </table:table-cell>
          <table:table-cell table:formula="of:=[.B20]-[.B$2]" office:value-type="float" office:value="0.524628162384033" calcext:value-type="float">
            <text:p>0.5246281624</text:p>
          </table:table-cell>
          <table:table-cell table:formula="of:=[.C20]/([.D20]-[.D19])" office:value-type="float" office:value="79625.4329130083" calcext:value-type="float">
            <text:p>79625.4329130083</text:p>
          </table:table-cell>
          <table:table-cell/>
          <table:table-cell office:value-type="float" office:value="1456447920.5972" calcext:value-type="float">
            <text:p>1456447920.5972</text:p>
          </table:table-cell>
          <table:table-cell table:formula="of:=[.G20]-[.B20]" office:value-type="float" office:value="0.0723178386688232" calcext:value-type="float">
            <text:p>0.07231783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7920.55402" calcext:value-type="float">
            <text:p>1456447920.55402</text:p>
          </table:table-cell>
          <table:table-cell office:value-type="float" office:value="2320" calcext:value-type="float">
            <text:p>2320</text:p>
          </table:table-cell>
          <table:table-cell table:formula="of:=[.B21]-[.B$2]" office:value-type="float" office:value="0.553762912750244" calcext:value-type="float">
            <text:p>0.5537629128</text:p>
          </table:table-cell>
          <table:table-cell table:formula="of:=[.C21]/([.D21]-[.D20])" office:value-type="float" office:value="79629.9941080197" calcext:value-type="float">
            <text:p>79629.9941080197</text:p>
          </table:table-cell>
          <table:table-cell/>
          <table:table-cell office:value-type="float" office:value="1456447920.62635" calcext:value-type="float">
            <text:p>1456447920.62635</text:p>
          </table:table-cell>
          <table:table-cell table:formula="of:=[.G21]-[.B21]" office:value-type="float" office:value="0.0723276138305664" calcext:value-type="float">
            <text:p>0.07232761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7920.58316" calcext:value-type="float">
            <text:p>1456447920.58316</text:p>
          </table:table-cell>
          <table:table-cell office:value-type="float" office:value="2320" calcext:value-type="float">
            <text:p>2320</text:p>
          </table:table-cell>
          <table:table-cell table:formula="of:=[.B22]-[.B$2]" office:value-type="float" office:value="0.582899332046509" calcext:value-type="float">
            <text:p>0.582899332</text:p>
          </table:table-cell>
          <table:table-cell table:formula="of:=[.C22]/([.D22]-[.D21])" office:value-type="float" office:value="79625.4329130083" calcext:value-type="float">
            <text:p>79625.4329130083</text:p>
          </table:table-cell>
          <table:table-cell/>
          <table:table-cell office:value-type="float" office:value="1456447920.65536" calcext:value-type="float">
            <text:p>1456447920.65536</text:p>
          </table:table-cell>
          <table:table-cell table:formula="of:=[.G22]-[.B22]" office:value-type="float" office:value="0.072202205657959" calcext:value-type="float">
            <text:p>0.07220220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7920.61232" calcext:value-type="float">
            <text:p>1456447920.61232</text:p>
          </table:table-cell>
          <table:table-cell office:value-type="float" office:value="2320" calcext:value-type="float">
            <text:p>2320</text:p>
          </table:table-cell>
          <table:table-cell table:formula="of:=[.B23]-[.B$2]" office:value-type="float" office:value="0.612061500549316" calcext:value-type="float">
            <text:p>0.6120615005</text:p>
          </table:table-cell>
          <table:table-cell table:formula="of:=[.C23]/([.D23]-[.D22])" office:value-type="float" office:value="79555.1263540858" calcext:value-type="float">
            <text:p>79555.1263540858</text:p>
          </table:table-cell>
          <table:table-cell/>
          <table:table-cell office:value-type="float" office:value="1456447920.68471" calcext:value-type="float">
            <text:p>1456447920.68471</text:p>
          </table:table-cell>
          <table:table-cell table:formula="of:=[.G23]-[.B23]" office:value-type="float" office:value="0.0723879337310791" calcext:value-type="float">
            <text:p>0.07238793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7920.64147" calcext:value-type="float">
            <text:p>1456447920.64147</text:p>
          </table:table-cell>
          <table:table-cell office:value-type="float" office:value="2320" calcext:value-type="float">
            <text:p>2320</text:p>
          </table:table-cell>
          <table:table-cell table:formula="of:=[.B24]-[.B$2]" office:value-type="float" office:value="0.641212463378906" calcext:value-type="float">
            <text:p>0.6412124634</text:p>
          </table:table-cell>
          <table:table-cell table:formula="of:=[.C24]/([.D24]-[.D23])" office:value-type="float" office:value="79585.7074622959" calcext:value-type="float">
            <text:p>79585.7074622959</text:p>
          </table:table-cell>
          <table:table-cell/>
          <table:table-cell office:value-type="float" office:value="1456447920.7138" calcext:value-type="float">
            <text:p>1456447920.7138</text:p>
          </table:table-cell>
          <table:table-cell table:formula="of:=[.G24]-[.B24]" office:value-type="float" office:value="0.0723309516906738" calcext:value-type="float">
            <text:p>0.07233095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7920.67061" calcext:value-type="float">
            <text:p>1456447920.67061</text:p>
          </table:table-cell>
          <table:table-cell office:value-type="float" office:value="2320" calcext:value-type="float">
            <text:p>2320</text:p>
          </table:table-cell>
          <table:table-cell table:formula="of:=[.B25]-[.B$2]" office:value-type="float" office:value="0.670356035232544" calcext:value-type="float">
            <text:p>0.6703560352</text:p>
          </table:table-cell>
          <table:table-cell table:formula="of:=[.C25]/([.D25]-[.D24])" office:value-type="float" office:value="79605.8908513789" calcext:value-type="float">
            <text:p>79605.8908513789</text:p>
          </table:table-cell>
          <table:table-cell/>
          <table:table-cell office:value-type="float" office:value="1456447920.74303" calcext:value-type="float">
            <text:p>1456447920.74303</text:p>
          </table:table-cell>
          <table:table-cell table:formula="of:=[.G25]-[.B25]" office:value-type="float" office:value="0.0724201202392578" calcext:value-type="float">
            <text:p>0.07242012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7920.69978" calcext:value-type="float">
            <text:p>1456447920.69978</text:p>
          </table:table-cell>
          <table:table-cell office:value-type="float" office:value="2320" calcext:value-type="float">
            <text:p>2320</text:p>
          </table:table-cell>
          <table:table-cell table:formula="of:=[.B26]-[.B$2]" office:value-type="float" office:value="0.699524879455566" calcext:value-type="float">
            <text:p>0.6995248795</text:p>
          </table:table-cell>
          <table:table-cell table:formula="of:=[.C26]/([.D26]-[.D25])" office:value-type="float" office:value="79536.9189900526" calcext:value-type="float">
            <text:p>79536.9189900526</text:p>
          </table:table-cell>
          <table:table-cell/>
          <table:table-cell office:value-type="float" office:value="1456447920.77196" calcext:value-type="float">
            <text:p>1456447920.77196</text:p>
          </table:table-cell>
          <table:table-cell table:formula="of:=[.G26]-[.B26]" office:value-type="float" office:value="0.0721824169158936" calcext:value-type="float">
            <text:p>0.07218241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7920.72892" calcext:value-type="float">
            <text:p>1456447920.72892</text:p>
          </table:table-cell>
          <table:table-cell office:value-type="float" office:value="2320" calcext:value-type="float">
            <text:p>2320</text:p>
          </table:table-cell>
          <table:table-cell table:formula="of:=[.B27]-[.B$2]" office:value-type="float" office:value="0.728661775588989" calcext:value-type="float">
            <text:p>0.7286617756</text:p>
          </table:table-cell>
          <table:table-cell table:formula="of:=[.C27]/([.D27]-[.D26])" office:value-type="float" office:value="79624.1298104068" calcext:value-type="float">
            <text:p>79624.1298104068</text:p>
          </table:table-cell>
          <table:table-cell/>
          <table:table-cell office:value-type="float" office:value="1456447920.80112" calcext:value-type="float">
            <text:p>1456447920.80112</text:p>
          </table:table-cell>
          <table:table-cell table:formula="of:=[.G27]-[.B27]" office:value-type="float" office:value="0.0721971988677979" calcext:value-type="float">
            <text:p>0.07219719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7920.75805" calcext:value-type="float">
            <text:p>1456447920.75805</text:p>
          </table:table-cell>
          <table:table-cell office:value-type="float" office:value="2320" calcext:value-type="float">
            <text:p>2320</text:p>
          </table:table-cell>
          <table:table-cell table:formula="of:=[.B28]-[.B$2]" office:value-type="float" office:value="0.757796287536621" calcext:value-type="float">
            <text:p>0.7577962875</text:p>
          </table:table-cell>
          <table:table-cell table:formula="of:=[.C28]/([.D28]-[.D27])" office:value-type="float" office:value="79630.6457499652" calcext:value-type="float">
            <text:p>79630.6457499652</text:p>
          </table:table-cell>
          <table:table-cell/>
          <table:table-cell office:value-type="float" office:value="1456447920.83037" calcext:value-type="float">
            <text:p>1456447920.83037</text:p>
          </table:table-cell>
          <table:table-cell table:formula="of:=[.G28]-[.B28]" office:value-type="float" office:value="0.0723183155059814" calcext:value-type="float">
            <text:p>0.07231831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7920.78719" calcext:value-type="float">
            <text:p>1456447920.78719</text:p>
          </table:table-cell>
          <table:table-cell office:value-type="float" office:value="2320" calcext:value-type="float">
            <text:p>2320</text:p>
          </table:table-cell>
          <table:table-cell table:formula="of:=[.B29]-[.B$2]" office:value-type="float" office:value="0.786930084228516" calcext:value-type="float">
            <text:p>0.7869300842</text:p>
          </table:table-cell>
          <table:table-cell table:formula="of:=[.C29]/([.D29]-[.D28])" office:value-type="float" office:value="79632.6007397951" calcext:value-type="float">
            <text:p>79632.6007397951</text:p>
          </table:table-cell>
          <table:table-cell/>
          <table:table-cell office:value-type="float" office:value="1456447920.85953" calcext:value-type="float">
            <text:p>1456447920.85953</text:p>
          </table:table-cell>
          <table:table-cell table:formula="of:=[.G29]-[.B29]" office:value-type="float" office:value="0.0723447799682617" calcext:value-type="float">
            <text:p>0.0723447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7920.81632" calcext:value-type="float">
            <text:p>1456447920.81632</text:p>
          </table:table-cell>
          <table:table-cell office:value-type="float" office:value="2320" calcext:value-type="float">
            <text:p>2320</text:p>
          </table:table-cell>
          <table:table-cell table:formula="of:=[.B30]-[.B$2]" office:value-type="float" office:value="0.81606125831604" calcext:value-type="float">
            <text:p>0.8160612583</text:p>
          </table:table-cell>
          <table:table-cell table:formula="of:=[.C30]/([.D30]-[.D29])" office:value-type="float" office:value="79639.7698571838" calcext:value-type="float">
            <text:p>79639.7698571838</text:p>
          </table:table-cell>
          <table:table-cell/>
          <table:table-cell office:value-type="float" office:value="1456447920.88852" calcext:value-type="float">
            <text:p>1456447920.88852</text:p>
          </table:table-cell>
          <table:table-cell table:formula="of:=[.G30]-[.B30]" office:value-type="float" office:value="0.07220458984375" calcext:value-type="float">
            <text:p>0.07220458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7920.84546" calcext:value-type="float">
            <text:p>1456447920.84546</text:p>
          </table:table-cell>
          <table:table-cell office:value-type="float" office:value="2320" calcext:value-type="float">
            <text:p>2320</text:p>
          </table:table-cell>
          <table:table-cell table:formula="of:=[.B31]-[.B$2]" office:value-type="float" office:value="0.845200777053833" calcext:value-type="float">
            <text:p>0.8452007771</text:p>
          </table:table-cell>
          <table:table-cell table:formula="of:=[.C31]/([.D31]-[.D30])" office:value-type="float" office:value="79616.9635084274" calcext:value-type="float">
            <text:p>79616.9635084274</text:p>
          </table:table-cell>
          <table:table-cell/>
          <table:table-cell office:value-type="float" office:value="1456447920.91761" calcext:value-type="float">
            <text:p>1456447920.91761</text:p>
          </table:table-cell>
          <table:table-cell table:formula="of:=[.G31]-[.B31]" office:value-type="float" office:value="0.0721530914306641" calcext:value-type="float">
            <text:p>0.07215309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7920.87459" calcext:value-type="float">
            <text:p>1456447920.87459</text:p>
          </table:table-cell>
          <table:table-cell office:value-type="float" office:value="2320" calcext:value-type="float">
            <text:p>2320</text:p>
          </table:table-cell>
          <table:table-cell table:formula="of:=[.B32]-[.B$2]" office:value-type="float" office:value="0.874334335327148" calcext:value-type="float">
            <text:p>0.8743343353</text:p>
          </table:table-cell>
          <table:table-cell table:formula="of:=[.C32]/([.D32]-[.D31])" office:value-type="float" office:value="79633.2524244036" calcext:value-type="float">
            <text:p>79633.2524244036</text:p>
          </table:table-cell>
          <table:table-cell/>
          <table:table-cell office:value-type="float" office:value="1456447920.9468" calcext:value-type="float">
            <text:p>1456447920.9468</text:p>
          </table:table-cell>
          <table:table-cell table:formula="of:=[.G32]-[.B32]" office:value-type="float" office:value="0.0722131729125977" calcext:value-type="float">
            <text:p>0.0722131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7920.90375" calcext:value-type="float">
            <text:p>1456447920.90375</text:p>
          </table:table-cell>
          <table:table-cell office:value-type="float" office:value="2320" calcext:value-type="float">
            <text:p>2320</text:p>
          </table:table-cell>
          <table:table-cell table:formula="of:=[.B33]-[.B$2]" office:value-type="float" office:value="0.903492450714111" calcext:value-type="float">
            <text:p>0.9034924507</text:p>
          </table:table-cell>
          <table:table-cell table:formula="of:=[.C33]/([.D33]-[.D32])" office:value-type="float" office:value="79566.1848926393" calcext:value-type="float">
            <text:p>79566.1848926393</text:p>
          </table:table-cell>
          <table:table-cell/>
          <table:table-cell office:value-type="float" office:value="1456447920.97623" calcext:value-type="float">
            <text:p>1456447920.97623</text:p>
          </table:table-cell>
          <table:table-cell table:formula="of:=[.G33]-[.B33]" office:value-type="float" office:value="0.0724852085113525" calcext:value-type="float">
            <text:p>0.07248520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7920.93289" calcext:value-type="float">
            <text:p>1456447920.93289</text:p>
          </table:table-cell>
          <table:table-cell office:value-type="float" office:value="2320" calcext:value-type="float">
            <text:p>2320</text:p>
          </table:table-cell>
          <table:table-cell table:formula="of:=[.B34]-[.B$2]" office:value-type="float" office:value="0.932636499404907" calcext:value-type="float">
            <text:p>0.9326364994</text:p>
          </table:table-cell>
          <table:table-cell table:formula="of:=[.C34]/([.D34]-[.D33])" office:value-type="float" office:value="79604.5883883212" calcext:value-type="float">
            <text:p>79604.5883883212</text:p>
          </table:table-cell>
          <table:table-cell/>
          <table:table-cell office:value-type="float" office:value="1456447921.00526" calcext:value-type="float">
            <text:p>1456447921.00526</text:p>
          </table:table-cell>
          <table:table-cell table:formula="of:=[.G34]-[.B34]" office:value-type="float" office:value="0.0723655223846436" calcext:value-type="float">
            <text:p>0.07236552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7920.96203" calcext:value-type="float">
            <text:p>1456447920.96203</text:p>
          </table:table-cell>
          <table:table-cell office:value-type="float" office:value="2320" calcext:value-type="float">
            <text:p>2320</text:p>
          </table:table-cell>
          <table:table-cell table:formula="of:=[.B35]-[.B$2]" office:value-type="float" office:value="0.961777925491333" calcext:value-type="float">
            <text:p>0.9617779255</text:p>
          </table:table-cell>
          <table:table-cell table:formula="of:=[.C35]/([.D35]-[.D34])" office:value-type="float" office:value="79611.7524626109" calcext:value-type="float">
            <text:p>79611.7524626109</text:p>
          </table:table-cell>
          <table:table-cell/>
          <table:table-cell office:value-type="float" office:value="1456447921.03439" calcext:value-type="float">
            <text:p>1456447921.03439</text:p>
          </table:table-cell>
          <table:table-cell table:formula="of:=[.G35]-[.B35]" office:value-type="float" office:value="0.0723598003387451" calcext:value-type="float">
            <text:p>0.072359800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7920.99118" calcext:value-type="float">
            <text:p>1456447920.99118</text:p>
          </table:table-cell>
          <table:table-cell office:value-type="float" office:value="2320" calcext:value-type="float">
            <text:p>2320</text:p>
          </table:table-cell>
          <table:table-cell table:formula="of:=[.B36]-[.B$2]" office:value-type="float" office:value="0.990926027297974" calcext:value-type="float">
            <text:p>0.9909260273</text:p>
          </table:table-cell>
          <table:table-cell table:formula="of:=[.C36]/([.D36]-[.D35])" office:value-type="float" office:value="79593.5191728831" calcext:value-type="float">
            <text:p>79593.5191728831</text:p>
          </table:table-cell>
          <table:table-cell/>
          <table:table-cell office:value-type="float" office:value="1456447921.06724" calcext:value-type="float">
            <text:p>1456447921.06724</text:p>
          </table:table-cell>
          <table:table-cell table:formula="of:=[.G36]-[.B36]" office:value-type="float" office:value="0.0760560035705566" calcext:value-type="float">
            <text:p>0.07605600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7921.01922" calcext:value-type="float">
            <text:p>1456447921.01922</text:p>
          </table:table-cell>
          <table:table-cell office:value-type="float" office:value="2320" calcext:value-type="float">
            <text:p>2320</text:p>
          </table:table-cell>
          <table:table-cell table:formula="of:=[.B37]-[.B$2]" office:value-type="float" office:value="1.01896524429321" calcext:value-type="float">
            <text:p>1.0189652443</text:p>
          </table:table-cell>
          <table:table-cell table:formula="of:=[.C37]/([.D37]-[.D36])" office:value-type="float" office:value="82741.2548786191" calcext:value-type="float">
            <text:p>82741.2548786191</text:p>
          </table:table-cell>
          <table:table-cell/>
          <table:table-cell office:value-type="float" office:value="1456447921.09168" calcext:value-type="float">
            <text:p>1456447921.09168</text:p>
          </table:table-cell>
          <table:table-cell table:formula="of:=[.G37]-[.B37]" office:value-type="float" office:value="0.0724592208862305" calcext:value-type="float">
            <text:p>0.07245922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7921.04671" calcext:value-type="float">
            <text:p>1456447921.04671</text:p>
          </table:table-cell>
          <table:table-cell office:value-type="float" office:value="2320" calcext:value-type="float">
            <text:p>2320</text:p>
          </table:table-cell>
          <table:table-cell table:formula="of:=[.B38]-[.B$2]" office:value-type="float" office:value="1.04645419120789" calcext:value-type="float">
            <text:p>1.0464541912</text:p>
          </table:table-cell>
          <table:table-cell table:formula="of:=[.C38]/([.D38]-[.D37])" office:value-type="float" office:value="84397.5583059403" calcext:value-type="float">
            <text:p>84397.5583059403</text:p>
          </table:table-cell>
          <table:table-cell/>
          <table:table-cell office:value-type="float" office:value="1456447921.11914" calcext:value-type="float">
            <text:p>1456447921.11914</text:p>
          </table:table-cell>
          <table:table-cell table:formula="of:=[.G38]-[.B38]" office:value-type="float" office:value="0.0724272727966309" calcext:value-type="float">
            <text:p>0.07242727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7921.07416" calcext:value-type="float">
            <text:p>1456447921.07416</text:p>
          </table:table-cell>
          <table:table-cell office:value-type="float" office:value="2320" calcext:value-type="float">
            <text:p>2320</text:p>
          </table:table-cell>
          <table:table-cell table:formula="of:=[.B39]-[.B$2]" office:value-type="float" office:value="1.07390213012695" calcext:value-type="float">
            <text:p>1.0739021301</text:p>
          </table:table-cell>
          <table:table-cell table:formula="of:=[.C39]/([.D39]-[.D38])" office:value-type="float" office:value="84523.650640608" calcext:value-type="float">
            <text:p>84523.650640608</text:p>
          </table:table-cell>
          <table:table-cell/>
          <table:table-cell office:value-type="float" office:value="1456447921.14653" calcext:value-type="float">
            <text:p>1456447921.14653</text:p>
          </table:table-cell>
          <table:table-cell table:formula="of:=[.G39]-[.B39]" office:value-type="float" office:value="0.0723705291748047" calcext:value-type="float">
            <text:p>0.07237052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7921.10162" calcext:value-type="float">
            <text:p>1456447921.10162</text:p>
          </table:table-cell>
          <table:table-cell office:value-type="float" office:value="2320" calcext:value-type="float">
            <text:p>2320</text:p>
          </table:table-cell>
          <table:table-cell table:formula="of:=[.B40]-[.B$2]" office:value-type="float" office:value="1.10136771202087" calcext:value-type="float">
            <text:p>1.101367712</text:p>
          </table:table-cell>
          <table:table-cell table:formula="of:=[.C40]/([.D40]-[.D39])" office:value-type="float" office:value="84469.3554631551" calcext:value-type="float">
            <text:p>84469.3554631551</text:p>
          </table:table-cell>
          <table:table-cell/>
          <table:table-cell office:value-type="float" office:value="1456447921.17385" calcext:value-type="float">
            <text:p>1456447921.17385</text:p>
          </table:table-cell>
          <table:table-cell table:formula="of:=[.G40]-[.B40]" office:value-type="float" office:value="0.0722293853759766" calcext:value-type="float">
            <text:p>0.07222938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7921.12906" calcext:value-type="float">
            <text:p>1456447921.12906</text:p>
          </table:table-cell>
          <table:table-cell office:value-type="float" office:value="2320" calcext:value-type="float">
            <text:p>2320</text:p>
          </table:table-cell>
          <table:table-cell table:formula="of:=[.B41]-[.B$2]" office:value-type="float" office:value="1.12880754470825" calcext:value-type="float">
            <text:p>1.1288075447</text:p>
          </table:table-cell>
          <table:table-cell table:formula="of:=[.C41]/([.D41]-[.D40])" office:value-type="float" office:value="84548.6204829222" calcext:value-type="float">
            <text:p>84548.6204829222</text:p>
          </table:table-cell>
          <table:table-cell/>
          <table:table-cell office:value-type="float" office:value="1456447921.20125" calcext:value-type="float">
            <text:p>1456447921.20125</text:p>
          </table:table-cell>
          <table:table-cell table:formula="of:=[.G41]-[.B41]" office:value-type="float" office:value="0.0721883773803711" calcext:value-type="float">
            <text:p>0.07218837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7921.15649" calcext:value-type="float">
            <text:p>1456447921.15649</text:p>
          </table:table-cell>
          <table:table-cell office:value-type="float" office:value="2320" calcext:value-type="float">
            <text:p>2320</text:p>
          </table:table-cell>
          <table:table-cell table:formula="of:=[.B42]-[.B$2]" office:value-type="float" office:value="1.15623807907105" calcext:value-type="float">
            <text:p>1.1562380791</text:p>
          </table:table-cell>
          <table:table-cell table:formula="of:=[.C42]/([.D42]-[.D41])" office:value-type="float" office:value="84577.2805340194" calcext:value-type="float">
            <text:p>84577.2805340194</text:p>
          </table:table-cell>
          <table:table-cell/>
          <table:table-cell office:value-type="float" office:value="1456447921.22878" calcext:value-type="float">
            <text:p>1456447921.22878</text:p>
          </table:table-cell>
          <table:table-cell table:formula="of:=[.G42]-[.B42]" office:value-type="float" office:value="0.0722882747650147" calcext:value-type="float">
            <text:p>0.07228827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7921.18393" calcext:value-type="float">
            <text:p>1456447921.18393</text:p>
          </table:table-cell>
          <table:table-cell office:value-type="float" office:value="2320" calcext:value-type="float">
            <text:p>2320</text:p>
          </table:table-cell>
          <table:table-cell table:formula="of:=[.B43]-[.B$2]" office:value-type="float" office:value="1.18367004394531" calcext:value-type="float">
            <text:p>1.1836700439</text:p>
          </table:table-cell>
          <table:table-cell table:formula="of:=[.C43]/([.D43]-[.D42])" office:value-type="float" office:value="84572.8700307671" calcext:value-type="float">
            <text:p>84572.8700307671</text:p>
          </table:table-cell>
          <table:table-cell/>
          <table:table-cell office:value-type="float" office:value="1456447921.25629" calcext:value-type="float">
            <text:p>1456447921.25629</text:p>
          </table:table-cell>
          <table:table-cell table:formula="of:=[.G43]-[.B43]" office:value-type="float" office:value="0.0723674297332764" calcext:value-type="float">
            <text:p>0.072367429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7921.21136" calcext:value-type="float">
            <text:p>1456447921.21136</text:p>
          </table:table-cell>
          <table:table-cell office:value-type="float" office:value="2320" calcext:value-type="float">
            <text:p>2320</text:p>
          </table:table-cell>
          <table:table-cell table:formula="of:=[.B44]-[.B$2]" office:value-type="float" office:value="1.21110677719116" calcext:value-type="float">
            <text:p>1.2111067772</text:p>
          </table:table-cell>
          <table:table-cell table:formula="of:=[.C44]/([.D44]-[.D43])" office:value-type="float" office:value="84558.171674864" calcext:value-type="float">
            <text:p>84558.171674864</text:p>
          </table:table-cell>
          <table:table-cell/>
          <table:table-cell office:value-type="float" office:value="1456447921.29178" calcext:value-type="float">
            <text:p>1456447921.29178</text:p>
          </table:table-cell>
          <table:table-cell table:formula="of:=[.G44]-[.B44]" office:value-type="float" office:value="0.080413818359375" calcext:value-type="float">
            <text:p>0.080413818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7921.23882" calcext:value-type="float">
            <text:p>1456447921.23882</text:p>
          </table:table-cell>
          <table:table-cell office:value-type="float" office:value="2320" calcext:value-type="float">
            <text:p>2320</text:p>
          </table:table-cell>
          <table:table-cell table:formula="of:=[.B45]-[.B$2]" office:value-type="float" office:value="1.23855900764465" calcext:value-type="float">
            <text:p>1.2385590076</text:p>
          </table:table-cell>
          <table:table-cell table:formula="of:=[.C45]/([.D45]-[.D44])" office:value-type="float" office:value="84510.4372823359" calcext:value-type="float">
            <text:p>84510.4372823359</text:p>
          </table:table-cell>
          <table:table-cell/>
          <table:table-cell office:value-type="float" office:value="1456447921.3193" calcext:value-type="float">
            <text:p>1456447921.3193</text:p>
          </table:table-cell>
          <table:table-cell table:formula="of:=[.G45]-[.B45]" office:value-type="float" office:value="0.0804827213287354" calcext:value-type="float">
            <text:p>0.08048272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7921.26625" calcext:value-type="float">
            <text:p>1456447921.26625</text:p>
          </table:table-cell>
          <table:table-cell office:value-type="float" office:value="2320" calcext:value-type="float">
            <text:p>2320</text:p>
          </table:table-cell>
          <table:table-cell table:formula="of:=[.B46]-[.B$2]" office:value-type="float" office:value="1.26599526405334" calcext:value-type="float">
            <text:p>1.2659952641</text:p>
          </table:table-cell>
          <table:table-cell table:formula="of:=[.C46]/([.D46]-[.D45])" office:value-type="float" office:value="84559.641280545" calcext:value-type="float">
            <text:p>84559.641280545</text:p>
          </table:table-cell>
          <table:table-cell/>
          <table:table-cell office:value-type="float" office:value="1456447921.34685" calcext:value-type="float">
            <text:p>1456447921.34685</text:p>
          </table:table-cell>
          <table:table-cell table:formula="of:=[.G46]-[.B46]" office:value-type="float" office:value="0.080596923828125" calcext:value-type="float">
            <text:p>0.080596923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7921.29368" calcext:value-type="float">
            <text:p>1456447921.29368</text:p>
          </table:table-cell>
          <table:table-cell office:value-type="float" office:value="2320" calcext:value-type="float">
            <text:p>2320</text:p>
          </table:table-cell>
          <table:table-cell table:formula="of:=[.B47]-[.B$2]" office:value-type="float" office:value="1.29342436790466" calcext:value-type="float">
            <text:p>1.2934243679</text:p>
          </table:table-cell>
          <table:table-cell table:formula="of:=[.C47]/([.D47]-[.D46])" office:value-type="float" office:value="84581.6914973141" calcext:value-type="float">
            <text:p>84581.6914973141</text:p>
          </table:table-cell>
          <table:table-cell/>
          <table:table-cell office:value-type="float" office:value="1456447921.37449" calcext:value-type="float">
            <text:p>1456447921.37449</text:p>
          </table:table-cell>
          <table:table-cell table:formula="of:=[.G47]-[.B47]" office:value-type="float" office:value="0.080808162689209" calcext:value-type="float">
            <text:p>0.080808162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7921.32111" calcext:value-type="float">
            <text:p>1456447921.32111</text:p>
          </table:table-cell>
          <table:table-cell office:value-type="float" office:value="2320" calcext:value-type="float">
            <text:p>2320</text:p>
          </table:table-cell>
          <table:table-cell table:formula="of:=[.B48]-[.B$2]" office:value-type="float" office:value="1.32085371017456" calcext:value-type="float">
            <text:p>1.3208537102</text:p>
          </table:table-cell>
          <table:table-cell table:formula="of:=[.C48]/([.D48]-[.D47])" office:value-type="float" office:value="84580.9563048146" calcext:value-type="float">
            <text:p>84580.9563048146</text:p>
          </table:table-cell>
          <table:table-cell/>
          <table:table-cell office:value-type="float" office:value="1456447921.40174" calcext:value-type="float">
            <text:p>1456447921.40174</text:p>
          </table:table-cell>
          <table:table-cell table:formula="of:=[.G48]-[.B48]" office:value-type="float" office:value="0.0806267261505127" calcext:value-type="float">
            <text:p>0.080626726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7921.34854" calcext:value-type="float">
            <text:p>1456447921.34854</text:p>
          </table:table-cell>
          <table:table-cell office:value-type="float" office:value="2320" calcext:value-type="float">
            <text:p>2320</text:p>
          </table:table-cell>
          <table:table-cell table:formula="of:=[.B49]-[.B$2]" office:value-type="float" office:value="1.34828424453735" calcext:value-type="float">
            <text:p>1.3482842445</text:p>
          </table:table-cell>
          <table:table-cell table:formula="of:=[.C49]/([.D49]-[.D48])" office:value-type="float" office:value="84577.2805340194" calcext:value-type="float">
            <text:p>84577.2805340194</text:p>
          </table:table-cell>
          <table:table-cell/>
          <table:table-cell office:value-type="float" office:value="1456447921.42899" calcext:value-type="float">
            <text:p>1456447921.42899</text:p>
          </table:table-cell>
          <table:table-cell table:formula="of:=[.G49]-[.B49]" office:value-type="float" office:value="0.0804541110992432" calcext:value-type="float">
            <text:p>0.08045411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7921.37598" calcext:value-type="float">
            <text:p>1456447921.37598</text:p>
          </table:table-cell>
          <table:table-cell office:value-type="float" office:value="2320" calcext:value-type="float">
            <text:p>2320</text:p>
          </table:table-cell>
          <table:table-cell table:formula="of:=[.B50]-[.B$2]" office:value-type="float" office:value="1.37572741508484" calcext:value-type="float">
            <text:p>1.3757274151</text:p>
          </table:table-cell>
          <table:table-cell table:formula="of:=[.C50]/([.D50]-[.D49])" office:value-type="float" office:value="84538.3369966552" calcext:value-type="float">
            <text:p>84538.3369966552</text:p>
          </table:table-cell>
          <table:table-cell/>
          <table:table-cell office:value-type="float" office:value="1456447921.45664" calcext:value-type="float">
            <text:p>1456447921.45664</text:p>
          </table:table-cell>
          <table:table-cell table:formula="of:=[.G50]-[.B50]" office:value-type="float" office:value="0.0806515216827393" calcext:value-type="float">
            <text:p>0.080651521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7921.40342" calcext:value-type="float">
            <text:p>1456447921.40342</text:p>
          </table:table-cell>
          <table:table-cell office:value-type="float" office:value="2320" calcext:value-type="float">
            <text:p>2320</text:p>
          </table:table-cell>
          <table:table-cell table:formula="of:=[.B51]-[.B$2]" office:value-type="float" office:value="1.40315937995911" calcext:value-type="float">
            <text:p>1.40315938</text:p>
          </table:table-cell>
          <table:table-cell table:formula="of:=[.C51]/([.D51]-[.D50])" office:value-type="float" office:value="84572.8700307671" calcext:value-type="float">
            <text:p>84572.8700307671</text:p>
          </table:table-cell>
          <table:table-cell/>
          <table:table-cell office:value-type="float" office:value="1456447921.48433" calcext:value-type="float">
            <text:p>1456447921.48433</text:p>
          </table:table-cell>
          <table:table-cell table:formula="of:=[.G51]-[.B51]" office:value-type="float" office:value="0.0809118747711182" calcext:value-type="float">
            <text:p>0.080911874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7921.43084" calcext:value-type="float">
            <text:p>1456447921.43084</text:p>
          </table:table-cell>
          <table:table-cell office:value-type="float" office:value="2320" calcext:value-type="float">
            <text:p>2320</text:p>
          </table:table-cell>
          <table:table-cell table:formula="of:=[.B52]-[.B$2]" office:value-type="float" office:value="1.43058609962463" calcext:value-type="float">
            <text:p>1.4305860996</text:p>
          </table:table-cell>
          <table:table-cell table:formula="of:=[.C52]/([.D52]-[.D51])" office:value-type="float" office:value="84589.0441253173" calcext:value-type="float">
            <text:p>84589.0441253173</text:p>
          </table:table-cell>
          <table:table-cell/>
          <table:table-cell office:value-type="float" office:value="1456447921.51182" calcext:value-type="float">
            <text:p>1456447921.51182</text:p>
          </table:table-cell>
          <table:table-cell table:formula="of:=[.G52]-[.B52]" office:value-type="float" office:value="0.0809743404388428" calcext:value-type="float">
            <text:p>0.080974340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7921.45827" calcext:value-type="float">
            <text:p>1456447921.45827</text:p>
          </table:table-cell>
          <table:table-cell office:value-type="float" office:value="2320" calcext:value-type="float">
            <text:p>2320</text:p>
          </table:table-cell>
          <table:table-cell table:formula="of:=[.B53]-[.B$2]" office:value-type="float" office:value="1.45801115036011" calcext:value-type="float">
            <text:p>1.4580111504</text:p>
          </table:table-cell>
          <table:table-cell table:formula="of:=[.C53]/([.D53]-[.D52])" office:value-type="float" office:value="84594.1917255649" calcext:value-type="float">
            <text:p>84594.1917255649</text:p>
          </table:table-cell>
          <table:table-cell/>
          <table:table-cell office:value-type="float" office:value="1456447921.53896" calcext:value-type="float">
            <text:p>1456447921.53896</text:p>
          </table:table-cell>
          <table:table-cell table:formula="of:=[.G53]-[.B53]" office:value-type="float" office:value="0.0806939601898193" calcext:value-type="float">
            <text:p>0.08069396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7921.4857" calcext:value-type="float">
            <text:p>1456447921.4857</text:p>
          </table:table-cell>
          <table:table-cell office:value-type="float" office:value="2320" calcext:value-type="float">
            <text:p>2320</text:p>
          </table:table-cell>
          <table:table-cell table:formula="of:=[.B54]-[.B$2]" office:value-type="float" office:value="1.48544049263001" calcext:value-type="float">
            <text:p>1.4854404926</text:p>
          </table:table-cell>
          <table:table-cell table:formula="of:=[.C54]/([.D54]-[.D53])" office:value-type="float" office:value="84580.9563048146" calcext:value-type="float">
            <text:p>84580.9563048146</text:p>
          </table:table-cell>
          <table:table-cell/>
          <table:table-cell office:value-type="float" office:value="1456447921.56656" calcext:value-type="float">
            <text:p>1456447921.56656</text:p>
          </table:table-cell>
          <table:table-cell table:formula="of:=[.G54]-[.B54]" office:value-type="float" office:value="0.0808606147766113" calcext:value-type="float">
            <text:p>0.080860614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7921.51312" calcext:value-type="float">
            <text:p>1456447921.51312</text:p>
          </table:table-cell>
          <table:table-cell office:value-type="float" office:value="2320" calcext:value-type="float">
            <text:p>2320</text:p>
          </table:table-cell>
          <table:table-cell table:formula="of:=[.B55]-[.B$2]" office:value-type="float" office:value="1.5128653049469" calcext:value-type="float">
            <text:p>1.5128653049</text:p>
          </table:table-cell>
          <table:table-cell table:formula="of:=[.C55]/([.D55]-[.D54])" office:value-type="float" office:value="84594.9271481726" calcext:value-type="float">
            <text:p>84594.9271481726</text:p>
          </table:table-cell>
          <table:table-cell/>
          <table:table-cell office:value-type="float" office:value="1456447921.59403" calcext:value-type="float">
            <text:p>1456447921.59403</text:p>
          </table:table-cell>
          <table:table-cell table:formula="of:=[.G55]-[.B55]" office:value-type="float" office:value="0.0809090137481689" calcext:value-type="float">
            <text:p>0.080909013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7921.54055" calcext:value-type="float">
            <text:p>1456447921.54055</text:p>
          </table:table-cell>
          <table:table-cell office:value-type="float" office:value="2320" calcext:value-type="float">
            <text:p>2320</text:p>
          </table:table-cell>
          <table:table-cell table:formula="of:=[.B56]-[.B$2]" office:value-type="float" office:value="1.54028964042664" calcext:value-type="float">
            <text:p>1.5402896404</text:p>
          </table:table-cell>
          <table:table-cell table:formula="of:=[.C56]/([.D56]-[.D55])" office:value-type="float" office:value="84596.3980317493" calcext:value-type="float">
            <text:p>84596.3980317493</text:p>
          </table:table-cell>
          <table:table-cell/>
          <table:table-cell office:value-type="float" office:value="1456447921.62172" calcext:value-type="float">
            <text:p>1456447921.62172</text:p>
          </table:table-cell>
          <table:table-cell table:formula="of:=[.G56]-[.B56]" office:value-type="float" office:value="0.0811746120452881" calcext:value-type="float">
            <text:p>0.08117461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7921.56797" calcext:value-type="float">
            <text:p>1456447921.56797</text:p>
          </table:table-cell>
          <table:table-cell office:value-type="float" office:value="2320" calcext:value-type="float">
            <text:p>2320</text:p>
          </table:table-cell>
          <table:table-cell table:formula="of:=[.B57]-[.B$2]" office:value-type="float" office:value="1.56771540641785" calcext:value-type="float">
            <text:p>1.5677154064</text:p>
          </table:table-cell>
          <table:table-cell table:formula="of:=[.C57]/([.D57]-[.D56])" office:value-type="float" office:value="84591.98553446" calcext:value-type="float">
            <text:p>84591.98553446</text:p>
          </table:table-cell>
          <table:table-cell/>
          <table:table-cell office:value-type="float" office:value="1456447921.64035" calcext:value-type="float">
            <text:p>1456447921.64035</text:p>
          </table:table-cell>
          <table:table-cell table:formula="of:=[.G57]-[.B57]" office:value-type="float" office:value="0.072380542755127" calcext:value-type="float">
            <text:p>0.07238054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7921.5954" calcext:value-type="float">
            <text:p>1456447921.5954</text:p>
          </table:table-cell>
          <table:table-cell office:value-type="float" office:value="2320" calcext:value-type="float">
            <text:p>2320</text:p>
          </table:table-cell>
          <table:table-cell table:formula="of:=[.B58]-[.B$2]" office:value-type="float" office:value="1.59514570236206" calcext:value-type="float">
            <text:p>1.5951457024</text:p>
          </table:table-cell>
          <table:table-cell table:formula="of:=[.C58]/([.D58]-[.D57])" office:value-type="float" office:value="84578.0156626192" calcext:value-type="float">
            <text:p>84578.0156626192</text:p>
          </table:table-cell>
          <table:table-cell/>
          <table:table-cell office:value-type="float" office:value="1456447921.66764" calcext:value-type="float">
            <text:p>1456447921.66764</text:p>
          </table:table-cell>
          <table:table-cell table:formula="of:=[.G58]-[.B58]" office:value-type="float" office:value="0.0722424983978272" calcext:value-type="float">
            <text:p>0.072242498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7921.62283" calcext:value-type="float">
            <text:p>1456447921.62283</text:p>
          </table:table-cell>
          <table:table-cell office:value-type="float" office:value="2320" calcext:value-type="float">
            <text:p>2320</text:p>
          </table:table-cell>
          <table:table-cell table:formula="of:=[.B59]-[.B$2]" office:value-type="float" office:value="1.62257790565491" calcext:value-type="float">
            <text:p>1.6225779057</text:p>
          </table:table-cell>
          <table:table-cell table:formula="of:=[.C59]/([.D59]-[.D58])" office:value-type="float" office:value="84572.134991613" calcext:value-type="float">
            <text:p>84572.134991613</text:p>
          </table:table-cell>
          <table:table-cell/>
          <table:table-cell office:value-type="float" office:value="1456447921.69499" calcext:value-type="float">
            <text:p>1456447921.69499</text:p>
          </table:table-cell>
          <table:table-cell table:formula="of:=[.G59]-[.B59]" office:value-type="float" office:value="0.0721566677093506" calcext:value-type="float">
            <text:p>0.07215666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7921.65026" calcext:value-type="float">
            <text:p>1456447921.65026</text:p>
          </table:table-cell>
          <table:table-cell office:value-type="float" office:value="2320" calcext:value-type="float">
            <text:p>2320</text:p>
          </table:table-cell>
          <table:table-cell table:formula="of:=[.B60]-[.B$2]" office:value-type="float" office:value="1.65000510215759" calcext:value-type="float">
            <text:p>1.6500051022</text:p>
          </table:table-cell>
          <table:table-cell table:formula="of:=[.C60]/([.D60]-[.D59])" office:value-type="float" office:value="84587.573497453" calcext:value-type="float">
            <text:p>84587.573497453</text:p>
          </table:table-cell>
          <table:table-cell/>
          <table:table-cell office:value-type="float" office:value="1456447921.72242" calcext:value-type="float">
            <text:p>1456447921.72242</text:p>
          </table:table-cell>
          <table:table-cell table:formula="of:=[.G60]-[.B60]" office:value-type="float" office:value="0.0721542835235596" calcext:value-type="float">
            <text:p>0.072154283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7921.67769" calcext:value-type="float">
            <text:p>1456447921.67769</text:p>
          </table:table-cell>
          <table:table-cell office:value-type="float" office:value="2320" calcext:value-type="float">
            <text:p>2320</text:p>
          </table:table-cell>
          <table:table-cell table:formula="of:=[.B61]-[.B$2]" office:value-type="float" office:value="1.67743444442749" calcext:value-type="float">
            <text:p>1.6774344444</text:p>
          </table:table-cell>
          <table:table-cell table:formula="of:=[.C61]/([.D61]-[.D60])" office:value-type="float" office:value="84580.9563048146" calcext:value-type="float">
            <text:p>84580.9563048146</text:p>
          </table:table-cell>
          <table:table-cell/>
          <table:table-cell office:value-type="float" office:value="1456447921.7502" calcext:value-type="float">
            <text:p>1456447921.7502</text:p>
          </table:table-cell>
          <table:table-cell table:formula="of:=[.G61]-[.B61]" office:value-type="float" office:value="0.072507381439209" calcext:value-type="float">
            <text:p>0.07250738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7921.70512" calcext:value-type="float">
            <text:p>1456447921.70512</text:p>
          </table:table-cell>
          <table:table-cell office:value-type="float" office:value="2320" calcext:value-type="float">
            <text:p>2320</text:p>
          </table:table-cell>
          <table:table-cell table:formula="of:=[.B62]-[.B$2]" office:value-type="float" office:value="1.70486092567444" calcext:value-type="float">
            <text:p>1.7048609257</text:p>
          </table:table-cell>
          <table:table-cell table:formula="of:=[.C62]/([.D62]-[.D61])" office:value-type="float" office:value="84589.7794584257" calcext:value-type="float">
            <text:p>84589.7794584257</text:p>
          </table:table-cell>
          <table:table-cell/>
          <table:table-cell office:value-type="float" office:value="1456447921.77747" calcext:value-type="float">
            <text:p>1456447921.77747</text:p>
          </table:table-cell>
          <table:table-cell table:formula="of:=[.G62]-[.B62]" office:value-type="float" office:value="0.0723540782928467" calcext:value-type="float">
            <text:p>0.072354078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7921.73258" calcext:value-type="float">
            <text:p>1456447921.73258</text:p>
          </table:table-cell>
          <table:table-cell office:value-type="float" office:value="2320" calcext:value-type="float">
            <text:p>2320</text:p>
          </table:table-cell>
          <table:table-cell table:formula="of:=[.B63]-[.B$2]" office:value-type="float" office:value="1.73231935501099" calcext:value-type="float">
            <text:p>1.732319355</text:p>
          </table:table-cell>
          <table:table-cell table:formula="of:=[.C63]/([.D63]-[.D62])" office:value-type="float" office:value="84491.3586121265" calcext:value-type="float">
            <text:p>84491.3586121265</text:p>
          </table:table-cell>
          <table:table-cell/>
          <table:table-cell office:value-type="float" office:value="1456447921.80485" calcext:value-type="float">
            <text:p>1456447921.80485</text:p>
          </table:table-cell>
          <table:table-cell table:formula="of:=[.G63]-[.B63]" office:value-type="float" office:value="0.0722708702087402" calcext:value-type="float">
            <text:p>0.072270870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7921.75998" calcext:value-type="float">
            <text:p>1456447921.75998</text:p>
          </table:table-cell>
          <table:table-cell office:value-type="float" office:value="2320" calcext:value-type="float">
            <text:p>2320</text:p>
          </table:table-cell>
          <table:table-cell table:formula="of:=[.B64]-[.B$2]" office:value-type="float" office:value="1.75972127914429" calcext:value-type="float">
            <text:p>1.7597212791</text:p>
          </table:table-cell>
          <table:table-cell table:formula="of:=[.C64]/([.D64]-[.D63])" office:value-type="float" office:value="84665.587303797" calcext:value-type="float">
            <text:p>84665.587303797</text:p>
          </table:table-cell>
          <table:table-cell/>
          <table:table-cell office:value-type="float" office:value="1456447921.83216" calcext:value-type="float">
            <text:p>1456447921.83216</text:p>
          </table:table-cell>
          <table:table-cell table:formula="of:=[.G64]-[.B64]" office:value-type="float" office:value="0.0721826553344727" calcext:value-type="float">
            <text:p>0.072182655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7921.78743" calcext:value-type="float">
            <text:p>1456447921.78743</text:p>
          </table:table-cell>
          <table:table-cell office:value-type="float" office:value="2320" calcext:value-type="float">
            <text:p>2320</text:p>
          </table:table-cell>
          <table:table-cell table:formula="of:=[.B65]-[.B$2]" office:value-type="float" office:value="1.78717184066772" calcext:value-type="float">
            <text:p>1.7871718407</text:p>
          </table:table-cell>
          <table:table-cell table:formula="of:=[.C65]/([.D65]-[.D64])" office:value-type="float" office:value="84515.575319622" calcext:value-type="float">
            <text:p>84515.575319622</text:p>
          </table:table-cell>
          <table:table-cell/>
          <table:table-cell office:value-type="float" office:value="1456447921.85965" calcext:value-type="float">
            <text:p>1456447921.85965</text:p>
          </table:table-cell>
          <table:table-cell table:formula="of:=[.G65]-[.B65]" office:value-type="float" office:value="0.0722265243530273" calcext:value-type="float">
            <text:p>0.07222652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7921.81486" calcext:value-type="float">
            <text:p>1456447921.81486</text:p>
          </table:table-cell>
          <table:table-cell office:value-type="float" office:value="2320" calcext:value-type="float">
            <text:p>2320</text:p>
          </table:table-cell>
          <table:table-cell table:formula="of:=[.B66]-[.B$2]" office:value-type="float" office:value="1.81460690498352" calcext:value-type="float">
            <text:p>1.814606905</text:p>
          </table:table-cell>
          <table:table-cell table:formula="of:=[.C66]/([.D66]-[.D65])" office:value-type="float" office:value="84563.3155182453" calcext:value-type="float">
            <text:p>84563.3155182453</text:p>
          </table:table-cell>
          <table:table-cell/>
          <table:table-cell office:value-type="float" office:value="1456447921.88719" calcext:value-type="float">
            <text:p>1456447921.88719</text:p>
          </table:table-cell>
          <table:table-cell table:formula="of:=[.G66]-[.B66]" office:value-type="float" office:value="0.0723288059234619" calcext:value-type="float">
            <text:p>0.072328805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7921.8423" calcext:value-type="float">
            <text:p>1456447921.8423</text:p>
          </table:table-cell>
          <table:table-cell office:value-type="float" office:value="2320" calcext:value-type="float">
            <text:p>2320</text:p>
          </table:table-cell>
          <table:table-cell table:formula="of:=[.B67]-[.B$2]" office:value-type="float" office:value="1.8420467376709" calcext:value-type="float">
            <text:p>1.8420467377</text:p>
          </table:table-cell>
          <table:table-cell table:formula="of:=[.C67]/([.D67]-[.D66])" office:value-type="float" office:value="84548.6204829222" calcext:value-type="float">
            <text:p>84548.6204829222</text:p>
          </table:table-cell>
          <table:table-cell/>
          <table:table-cell office:value-type="float" office:value="1456447921.91472" calcext:value-type="float">
            <text:p>1456447921.91472</text:p>
          </table:table-cell>
          <table:table-cell table:formula="of:=[.G67]-[.B67]" office:value-type="float" office:value="0.0724220275878906" calcext:value-type="float">
            <text:p>0.07242202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7921.86976" calcext:value-type="float">
            <text:p>1456447921.86976</text:p>
          </table:table-cell>
          <table:table-cell office:value-type="float" office:value="2320" calcext:value-type="float">
            <text:p>2320</text:p>
          </table:table-cell>
          <table:table-cell table:formula="of:=[.B68]-[.B$2]" office:value-type="float" office:value="1.86950659751892" calcext:value-type="float">
            <text:p>1.8695065975</text:p>
          </table:table-cell>
          <table:table-cell table:formula="of:=[.C68]/([.D68]-[.D67])" office:value-type="float" office:value="84486.9570653354" calcext:value-type="float">
            <text:p>84486.9570653354</text:p>
          </table:table-cell>
          <table:table-cell/>
          <table:table-cell office:value-type="float" office:value="1456447921.94199" calcext:value-type="float">
            <text:p>1456447921.94199</text:p>
          </table:table-cell>
          <table:table-cell table:formula="of:=[.G68]-[.B68]" office:value-type="float" office:value="0.072230339050293" calcext:value-type="float">
            <text:p>0.072230339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7921.89719" calcext:value-type="float">
            <text:p>1456447921.89719</text:p>
          </table:table-cell>
          <table:table-cell office:value-type="float" office:value="2320" calcext:value-type="float">
            <text:p>2320</text:p>
          </table:table-cell>
          <table:table-cell table:formula="of:=[.B69]-[.B$2]" office:value-type="float" office:value="1.89693546295166" calcext:value-type="float">
            <text:p>1.896935463</text:p>
          </table:table-cell>
          <table:table-cell table:formula="of:=[.C69]/([.D69]-[.D68])" office:value-type="float" office:value="84582.4267025946" calcext:value-type="float">
            <text:p>84582.4267025946</text:p>
          </table:table-cell>
          <table:table-cell/>
          <table:table-cell office:value-type="float" office:value="1456447921.96935" calcext:value-type="float">
            <text:p>1456447921.96935</text:p>
          </table:table-cell>
          <table:table-cell table:formula="of:=[.G69]-[.B69]" office:value-type="float" office:value="0.0721631050109863" calcext:value-type="float">
            <text:p>0.07216310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7921.92462" calcext:value-type="float">
            <text:p>1456447921.92462</text:p>
          </table:table-cell>
          <table:table-cell office:value-type="float" office:value="2320" calcext:value-type="float">
            <text:p>2320</text:p>
          </table:table-cell>
          <table:table-cell table:formula="of:=[.B70]-[.B$2]" office:value-type="float" office:value="1.92436122894287" calcext:value-type="float">
            <text:p>1.9243612289</text:p>
          </table:table-cell>
          <table:table-cell table:formula="of:=[.C70]/([.D70]-[.D69])" office:value-type="float" office:value="84591.98553446" calcext:value-type="float">
            <text:p>84591.98553446</text:p>
          </table:table-cell>
          <table:table-cell/>
          <table:table-cell office:value-type="float" office:value="1456447921.9969" calcext:value-type="float">
            <text:p>1456447921.9969</text:p>
          </table:table-cell>
          <table:table-cell table:formula="of:=[.G70]-[.B70]" office:value-type="float" office:value="0.0722794532775879" calcext:value-type="float">
            <text:p>0.07227945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7921.95204" calcext:value-type="float">
            <text:p>1456447921.95204</text:p>
          </table:table-cell>
          <table:table-cell office:value-type="float" office:value="2320" calcext:value-type="float">
            <text:p>2320</text:p>
          </table:table-cell>
          <table:table-cell table:formula="of:=[.B71]-[.B$2]" office:value-type="float" office:value="1.95178699493408" calcext:value-type="float">
            <text:p>1.9517869949</text:p>
          </table:table-cell>
          <table:table-cell table:formula="of:=[.C71]/([.D71]-[.D70])" office:value-type="float" office:value="84591.98553446" calcext:value-type="float">
            <text:p>84591.98553446</text:p>
          </table:table-cell>
          <table:table-cell/>
          <table:table-cell office:value-type="float" office:value="1456447922.02445" calcext:value-type="float">
            <text:p>1456447922.02445</text:p>
          </table:table-cell>
          <table:table-cell table:formula="of:=[.G71]-[.B71]" office:value-type="float" office:value="0.0724084377288818" calcext:value-type="float">
            <text:p>0.07240843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7921.97947" calcext:value-type="float">
            <text:p>1456447921.97947</text:p>
          </table:table-cell>
          <table:table-cell office:value-type="float" office:value="2320" calcext:value-type="float">
            <text:p>2320</text:p>
          </table:table-cell>
          <table:table-cell table:formula="of:=[.B72]-[.B$2]" office:value-type="float" office:value="1.97921657562256" calcext:value-type="float">
            <text:p>1.9792165756</text:p>
          </table:table-cell>
          <table:table-cell table:formula="of:=[.C72]/([.D72]-[.D71])" office:value-type="float" office:value="84580.2211250956" calcext:value-type="float">
            <text:p>84580.2211250956</text:p>
          </table:table-cell>
          <table:table-cell/>
          <table:table-cell office:value-type="float" office:value="1456447922.06155" calcext:value-type="float">
            <text:p>1456447922.06155</text:p>
          </table:table-cell>
          <table:table-cell table:formula="of:=[.G72]-[.B72]" office:value-type="float" office:value="0.0820767879486084" calcext:value-type="float">
            <text:p>0.082076787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7922.00584" calcext:value-type="float">
            <text:p>1456447922.00584</text:p>
          </table:table-cell>
          <table:table-cell office:value-type="float" office:value="2320" calcext:value-type="float">
            <text:p>2320</text:p>
          </table:table-cell>
          <table:table-cell table:formula="of:=[.B73]-[.B$2]" office:value-type="float" office:value="2.00558400154114" calcext:value-type="float">
            <text:p>2.0055840015</text:p>
          </table:table-cell>
          <table:table-cell table:formula="of:=[.C73]/([.D73]-[.D72])" office:value-type="float" office:value="87987.352544917" calcext:value-type="float">
            <text:p>87987.352544917</text:p>
          </table:table-cell>
          <table:table-cell/>
          <table:table-cell office:value-type="float" office:value="1456447922.08719" calcext:value-type="float">
            <text:p>1456447922.08719</text:p>
          </table:table-cell>
          <table:table-cell table:formula="of:=[.G73]-[.B73]" office:value-type="float" office:value="0.081345796585083" calcext:value-type="float">
            <text:p>0.081345796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7922.02873" calcext:value-type="float">
            <text:p>1456447922.02873</text:p>
          </table:table-cell>
          <table:table-cell office:value-type="float" office:value="2320" calcext:value-type="float">
            <text:p>2320</text:p>
          </table:table-cell>
          <table:table-cell table:formula="of:=[.B74]-[.B$2]" office:value-type="float" office:value="2.02847003936768" calcext:value-type="float">
            <text:p>2.0284700394</text:p>
          </table:table-cell>
          <table:table-cell table:formula="of:=[.C74]/([.D74]-[.D73])" office:value-type="float" office:value="101371.85027763" calcext:value-type="float">
            <text:p>101371.85027763</text:p>
          </table:table-cell>
          <table:table-cell/>
          <table:table-cell office:value-type="float" office:value="1456447922.10997" calcext:value-type="float">
            <text:p>1456447922.10997</text:p>
          </table:table-cell>
          <table:table-cell table:formula="of:=[.G74]-[.B74]" office:value-type="float" office:value="0.0812420845031738" calcext:value-type="float">
            <text:p>0.081242084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7922.05154" calcext:value-type="float">
            <text:p>1456447922.05154</text:p>
          </table:table-cell>
          <table:table-cell office:value-type="float" office:value="2320" calcext:value-type="float">
            <text:p>2320</text:p>
          </table:table-cell>
          <table:table-cell table:formula="of:=[.B75]-[.B$2]" office:value-type="float" office:value="2.05128717422485" calcext:value-type="float">
            <text:p>2.0512871742</text:p>
          </table:table-cell>
          <table:table-cell table:formula="of:=[.C75]/([.D75]-[.D74])" office:value-type="float" office:value="101677.972038202" calcext:value-type="float">
            <text:p>101677.972038202</text:p>
          </table:table-cell>
          <table:table-cell/>
          <table:table-cell office:value-type="float" office:value="1456447922.13273" calcext:value-type="float">
            <text:p>1456447922.13273</text:p>
          </table:table-cell>
          <table:table-cell table:formula="of:=[.G75]-[.B75]" office:value-type="float" office:value="0.0811820030212402" calcext:value-type="float">
            <text:p>0.08118200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7922.07434" calcext:value-type="float">
            <text:p>1456447922.07434</text:p>
          </table:table-cell>
          <table:table-cell office:value-type="float" office:value="2320" calcext:value-type="float">
            <text:p>2320</text:p>
          </table:table-cell>
          <table:table-cell table:formula="of:=[.B76]-[.B$2]" office:value-type="float" office:value="2.07408714294434" calcext:value-type="float">
            <text:p>2.0740871429</text:p>
          </table:table-cell>
          <table:table-cell table:formula="of:=[.C76]/([.D76]-[.D75])" office:value-type="float" office:value="101754.525567291" calcext:value-type="float">
            <text:p>101754.525567291</text:p>
          </table:table-cell>
          <table:table-cell/>
          <table:table-cell office:value-type="float" office:value="1456447922.16938" calcext:value-type="float">
            <text:p>1456447922.16938</text:p>
          </table:table-cell>
          <table:table-cell table:formula="of:=[.G76]-[.B76]" office:value-type="float" office:value="0.0950367450714111" calcext:value-type="float">
            <text:p>0.095036745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7922.09714" calcext:value-type="float">
            <text:p>1456447922.09714</text:p>
          </table:table-cell>
          <table:table-cell office:value-type="float" office:value="2320" calcext:value-type="float">
            <text:p>2320</text:p>
          </table:table-cell>
          <table:table-cell table:formula="of:=[.B77]-[.B$2]" office:value-type="float" office:value="2.09688091278076" calcext:value-type="float">
            <text:p>2.0968809128</text:p>
          </table:table-cell>
          <table:table-cell table:formula="of:=[.C77]/([.D77]-[.D76])" office:value-type="float" office:value="101782.198234384" calcext:value-type="float">
            <text:p>101782.198234384</text:p>
          </table:table-cell>
          <table:table-cell/>
          <table:table-cell office:value-type="float" office:value="1456447922.19221" calcext:value-type="float">
            <text:p>1456447922.19221</text:p>
          </table:table-cell>
          <table:table-cell table:formula="of:=[.G77]-[.B77]" office:value-type="float" office:value="0.0950734615325928" calcext:value-type="float">
            <text:p>0.095073461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7922.1199" calcext:value-type="float">
            <text:p>1456447922.1199</text:p>
          </table:table-cell>
          <table:table-cell office:value-type="float" office:value="2320" calcext:value-type="float">
            <text:p>2320</text:p>
          </table:table-cell>
          <table:table-cell table:formula="of:=[.B78]-[.B$2]" office:value-type="float" office:value="2.11963987350464" calcext:value-type="float">
            <text:p>2.1196398735</text:p>
          </table:table-cell>
          <table:table-cell table:formula="of:=[.C78]/([.D78]-[.D77])" office:value-type="float" office:value="101937.870896101" calcext:value-type="float">
            <text:p>101937.870896101</text:p>
          </table:table-cell>
          <table:table-cell/>
          <table:table-cell office:value-type="float" office:value="1456447922.21493" calcext:value-type="float">
            <text:p>1456447922.21493</text:p>
          </table:table-cell>
          <table:table-cell table:formula="of:=[.G78]-[.B78]" office:value-type="float" office:value="0.0950355529785156" calcext:value-type="float">
            <text:p>0.09503555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7922.14269" calcext:value-type="float">
            <text:p>1456447922.14269</text:p>
          </table:table-cell>
          <table:table-cell office:value-type="float" office:value="2320" calcext:value-type="float">
            <text:p>2320</text:p>
          </table:table-cell>
          <table:table-cell table:formula="of:=[.B79]-[.B$2]" office:value-type="float" office:value="2.14243459701538" calcext:value-type="float">
            <text:p>2.142434597</text:p>
          </table:table-cell>
          <table:table-cell table:formula="of:=[.C79]/([.D79]-[.D78])" office:value-type="float" office:value="101777.939921346" calcext:value-type="float">
            <text:p>101777.939921346</text:p>
          </table:table-cell>
          <table:table-cell/>
          <table:table-cell office:value-type="float" office:value="1456447922.23762" calcext:value-type="float">
            <text:p>1456447922.23762</text:p>
          </table:table-cell>
          <table:table-cell table:formula="of:=[.G79]-[.B79]" office:value-type="float" office:value="0.0949316024780273" calcext:value-type="float">
            <text:p>0.0949316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7922.16548" calcext:value-type="float">
            <text:p>1456447922.16548</text:p>
          </table:table-cell>
          <table:table-cell office:value-type="float" office:value="2320" calcext:value-type="float">
            <text:p>2320</text:p>
          </table:table-cell>
          <table:table-cell table:formula="of:=[.B80]-[.B$2]" office:value-type="float" office:value="2.16522550582886" calcext:value-type="float">
            <text:p>2.1652255058</text:p>
          </table:table-cell>
          <table:table-cell table:formula="of:=[.C80]/([.D80]-[.D79])" office:value-type="float" office:value="101794.975311742" calcext:value-type="float">
            <text:p>101794.975311742</text:p>
          </table:table-cell>
          <table:table-cell/>
          <table:table-cell office:value-type="float" office:value="1456447922.26053" calcext:value-type="float">
            <text:p>1456447922.26053</text:p>
          </table:table-cell>
          <table:table-cell table:formula="of:=[.G80]-[.B80]" office:value-type="float" office:value="0.0950469970703125" calcext:value-type="float">
            <text:p>0.09504699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7922.18827" calcext:value-type="float">
            <text:p>1456447922.18827</text:p>
          </table:table-cell>
          <table:table-cell office:value-type="float" office:value="2320" calcext:value-type="float">
            <text:p>2320</text:p>
          </table:table-cell>
          <table:table-cell table:formula="of:=[.B81]-[.B$2]" office:value-type="float" office:value="2.18801331520081" calcext:value-type="float">
            <text:p>2.1880133152</text:p>
          </table:table-cell>
          <table:table-cell table:formula="of:=[.C81]/([.D81]-[.D80])" office:value-type="float" office:value="101808.820766068" calcext:value-type="float">
            <text:p>101808.820766068</text:p>
          </table:table-cell>
          <table:table-cell/>
          <table:table-cell office:value-type="float" office:value="1456447922.28331" calcext:value-type="float">
            <text:p>1456447922.28331</text:p>
          </table:table-cell>
          <table:table-cell table:formula="of:=[.G81]-[.B81]" office:value-type="float" office:value="0.0950453281402588" calcext:value-type="float">
            <text:p>0.09504532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7922.21106" calcext:value-type="float">
            <text:p>1456447922.21106</text:p>
          </table:table-cell>
          <table:table-cell office:value-type="float" office:value="2320" calcext:value-type="float">
            <text:p>2320</text:p>
          </table:table-cell>
          <table:table-cell table:formula="of:=[.B82]-[.B$2]" office:value-type="float" office:value="2.21080231666565" calcext:value-type="float">
            <text:p>2.2108023167</text:p>
          </table:table-cell>
          <table:table-cell table:formula="of:=[.C82]/([.D82]-[.D81])" office:value-type="float" office:value="101803.495145631" calcext:value-type="float">
            <text:p>101803.495145631</text:p>
          </table:table-cell>
          <table:table-cell/>
          <table:table-cell office:value-type="float" office:value="1456447922.3061" calcext:value-type="float">
            <text:p>1456447922.3061</text:p>
          </table:table-cell>
          <table:table-cell table:formula="of:=[.G82]-[.B82]" office:value-type="float" office:value="0.0950379371643066" calcext:value-type="float">
            <text:p>0.095037937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7922.23388" calcext:value-type="float">
            <text:p>1456447922.23388</text:p>
          </table:table-cell>
          <table:table-cell office:value-type="float" office:value="2320" calcext:value-type="float">
            <text:p>2320</text:p>
          </table:table-cell>
          <table:table-cell table:formula="of:=[.B83]-[.B$2]" office:value-type="float" office:value="2.23362469673157" calcext:value-type="float">
            <text:p>2.2336246967</text:p>
          </table:table-cell>
          <table:table-cell table:formula="of:=[.C83]/([.D83]-[.D82])" office:value-type="float" office:value="101654.603652167" calcext:value-type="float">
            <text:p>101654.603652167</text:p>
          </table:table-cell>
          <table:table-cell/>
          <table:table-cell office:value-type="float" office:value="1456447922.33832" calcext:value-type="float">
            <text:p>1456447922.33832</text:p>
          </table:table-cell>
          <table:table-cell table:formula="of:=[.G83]-[.B83]" office:value-type="float" office:value="0.104437828063965" calcext:value-type="float">
            <text:p>0.10443782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7922.25668" calcext:value-type="float">
            <text:p>1456447922.25668</text:p>
          </table:table-cell>
          <table:table-cell office:value-type="float" office:value="2320" calcext:value-type="float">
            <text:p>2320</text:p>
          </table:table-cell>
          <table:table-cell table:formula="of:=[.B84]-[.B$2]" office:value-type="float" office:value="2.25642776489258" calcext:value-type="float">
            <text:p>2.2564277649</text:p>
          </table:table-cell>
          <table:table-cell table:formula="of:=[.C84]/([.D84]-[.D83])" office:value-type="float" office:value="101740.694875736" calcext:value-type="float">
            <text:p>101740.694875736</text:p>
          </table:table-cell>
          <table:table-cell/>
          <table:table-cell office:value-type="float" office:value="1456447922.36108" calcext:value-type="float">
            <text:p>1456447922.36108</text:p>
          </table:table-cell>
          <table:table-cell table:formula="of:=[.G84]-[.B84]" office:value-type="float" office:value="0.104397296905518" calcext:value-type="float">
            <text:p>0.104397296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7922.27948" calcext:value-type="float">
            <text:p>1456447922.27948</text:p>
          </table:table-cell>
          <table:table-cell office:value-type="float" office:value="2320" calcext:value-type="float">
            <text:p>2320</text:p>
          </table:table-cell>
          <table:table-cell table:formula="of:=[.B85]-[.B$2]" office:value-type="float" office:value="2.27922105789185" calcext:value-type="float">
            <text:p>2.2792210579</text:p>
          </table:table-cell>
          <table:table-cell table:formula="of:=[.C85]/([.D85]-[.D84])" office:value-type="float" office:value="101784.327524529" calcext:value-type="float">
            <text:p>101784.327524529</text:p>
          </table:table-cell>
          <table:table-cell/>
          <table:table-cell office:value-type="float" office:value="1456447922.38384" calcext:value-type="float">
            <text:p>1456447922.38384</text:p>
          </table:table-cell>
          <table:table-cell table:formula="of:=[.G85]-[.B85]" office:value-type="float" office:value="0.104363441467285" calcext:value-type="float">
            <text:p>0.10436344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7922.30227" calcext:value-type="float">
            <text:p>1456447922.30227</text:p>
          </table:table-cell>
          <table:table-cell office:value-type="float" office:value="2320" calcext:value-type="float">
            <text:p>2320</text:p>
          </table:table-cell>
          <table:table-cell table:formula="of:=[.B86]-[.B$2]" office:value-type="float" office:value="2.30201029777527" calcext:value-type="float">
            <text:p>2.3020102978</text:p>
          </table:table-cell>
          <table:table-cell table:formula="of:=[.C86]/([.D86]-[.D85])" office:value-type="float" office:value="101802.430088403" calcext:value-type="float">
            <text:p>101802.430088403</text:p>
          </table:table-cell>
          <table:table-cell/>
          <table:table-cell office:value-type="float" office:value="1456447922.40677" calcext:value-type="float">
            <text:p>1456447922.40677</text:p>
          </table:table-cell>
          <table:table-cell table:formula="of:=[.G86]-[.B86]" office:value-type="float" office:value="0.104498624801636" calcext:value-type="float">
            <text:p>0.104498624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7922.32506" calcext:value-type="float">
            <text:p>1456447922.32506</text:p>
          </table:table-cell>
          <table:table-cell office:value-type="float" office:value="2320" calcext:value-type="float">
            <text:p>2320</text:p>
          </table:table-cell>
          <table:table-cell table:formula="of:=[.B87]-[.B$2]" office:value-type="float" office:value="2.32479929924011" calcext:value-type="float">
            <text:p>2.3247992992</text:p>
          </table:table-cell>
          <table:table-cell table:formula="of:=[.C87]/([.D87]-[.D86])" office:value-type="float" office:value="101803.495145631" calcext:value-type="float">
            <text:p>101803.495145631</text:p>
          </table:table-cell>
          <table:table-cell/>
          <table:table-cell office:value-type="float" office:value="1456447922.42951" calcext:value-type="float">
            <text:p>1456447922.42951</text:p>
          </table:table-cell>
          <table:table-cell table:formula="of:=[.G87]-[.B87]" office:value-type="float" office:value="0.10444974899292" calcext:value-type="float">
            <text:p>0.10444974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7922.34785" calcext:value-type="float">
            <text:p>1456447922.34785</text:p>
          </table:table-cell>
          <table:table-cell office:value-type="float" office:value="2320" calcext:value-type="float">
            <text:p>2320</text:p>
          </table:table-cell>
          <table:table-cell table:formula="of:=[.B88]-[.B$2]" office:value-type="float" office:value="2.34759306907654" calcext:value-type="float">
            <text:p>2.3475930691</text:p>
          </table:table-cell>
          <table:table-cell table:formula="of:=[.C88]/([.D88]-[.D87])" office:value-type="float" office:value="101782.198234384" calcext:value-type="float">
            <text:p>101782.198234384</text:p>
          </table:table-cell>
          <table:table-cell/>
          <table:table-cell office:value-type="float" office:value="1456447922.46593" calcext:value-type="float">
            <text:p>1456447922.46593</text:p>
          </table:table-cell>
          <table:table-cell table:formula="of:=[.G88]-[.B88]" office:value-type="float" office:value="0.118076086044312" calcext:value-type="float">
            <text:p>0.1180760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7922.37066" calcext:value-type="float">
            <text:p>1456447922.37066</text:p>
          </table:table-cell>
          <table:table-cell office:value-type="float" office:value="2320" calcext:value-type="float">
            <text:p>2320</text:p>
          </table:table-cell>
          <table:table-cell table:formula="of:=[.B89]-[.B$2]" office:value-type="float" office:value="2.37039971351624" calcext:value-type="float">
            <text:p>2.3703997135</text:p>
          </table:table-cell>
          <table:table-cell table:formula="of:=[.C89]/([.D89]-[.D88])" office:value-type="float" office:value="101724.741056681" calcext:value-type="float">
            <text:p>101724.741056681</text:p>
          </table:table-cell>
          <table:table-cell/>
          <table:table-cell office:value-type="float" office:value="1456447922.48846" calcext:value-type="float">
            <text:p>1456447922.48846</text:p>
          </table:table-cell>
          <table:table-cell table:formula="of:=[.G89]-[.B89]" office:value-type="float" office:value="0.117800712585449" calcext:value-type="float">
            <text:p>0.117800712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7922.39345" calcext:value-type="float">
            <text:p>1456447922.39345</text:p>
          </table:table-cell>
          <table:table-cell office:value-type="float" office:value="2320" calcext:value-type="float">
            <text:p>2320</text:p>
          </table:table-cell>
          <table:table-cell table:formula="of:=[.B90]-[.B$2]" office:value-type="float" office:value="2.39319729804993" calcext:value-type="float">
            <text:p>2.393197298</text:p>
          </table:table-cell>
          <table:table-cell table:formula="of:=[.C90]/([.D90]-[.D89])" office:value-type="float" office:value="101765.167119849" calcext:value-type="float">
            <text:p>101765.167119849</text:p>
          </table:table-cell>
          <table:table-cell/>
          <table:table-cell office:value-type="float" office:value="1456447922.5113" calcext:value-type="float">
            <text:p>1456447922.5113</text:p>
          </table:table-cell>
          <table:table-cell table:formula="of:=[.G90]-[.B90]" office:value-type="float" office:value="0.117846488952637" calcext:value-type="float">
            <text:p>0.11784648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7922.41624" calcext:value-type="float">
            <text:p>1456447922.41624</text:p>
          </table:table-cell>
          <table:table-cell office:value-type="float" office:value="2320" calcext:value-type="float">
            <text:p>2320</text:p>
          </table:table-cell>
          <table:table-cell table:formula="of:=[.B91]-[.B$2]" office:value-type="float" office:value="2.41598701477051" calcext:value-type="float">
            <text:p>2.4159870148</text:p>
          </table:table-cell>
          <table:table-cell table:formula="of:=[.C91]/([.D91]-[.D90])" office:value-type="float" office:value="101800.300040801" calcext:value-type="float">
            <text:p>101800.300040801</text:p>
          </table:table-cell>
          <table:table-cell/>
          <table:table-cell office:value-type="float" office:value="1456447922.53404" calcext:value-type="float">
            <text:p>1456447922.53404</text:p>
          </table:table-cell>
          <table:table-cell table:formula="of:=[.G91]-[.B91]" office:value-type="float" office:value="0.11780047416687" calcext:value-type="float">
            <text:p>0.11780047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7922.43903" calcext:value-type="float">
            <text:p>1456447922.43903</text:p>
          </table:table-cell>
          <table:table-cell office:value-type="float" office:value="2320" calcext:value-type="float">
            <text:p>2320</text:p>
          </table:table-cell>
          <table:table-cell table:formula="of:=[.B92]-[.B$2]" office:value-type="float" office:value="2.4387743473053" calcext:value-type="float">
            <text:p>2.4387743473</text:p>
          </table:table-cell>
          <table:table-cell table:formula="of:=[.C92]/([.D92]-[.D91])" office:value-type="float" office:value="101810.951170261" calcext:value-type="float">
            <text:p>101810.951170261</text:p>
          </table:table-cell>
          <table:table-cell/>
          <table:table-cell office:value-type="float" office:value="1456447922.55676" calcext:value-type="float">
            <text:p>1456447922.55676</text:p>
          </table:table-cell>
          <table:table-cell table:formula="of:=[.G92]-[.B92]" office:value-type="float" office:value="0.117725610733032" calcext:value-type="float">
            <text:p>0.117725610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7922.46182" calcext:value-type="float">
            <text:p>1456447922.46182</text:p>
          </table:table-cell>
          <table:table-cell office:value-type="float" office:value="2320" calcext:value-type="float">
            <text:p>2320</text:p>
          </table:table-cell>
          <table:table-cell table:formula="of:=[.B93]-[.B$2]" office:value-type="float" office:value="2.46156001091003" calcext:value-type="float">
            <text:p>2.4615600109</text:p>
          </table:table-cell>
          <table:table-cell table:formula="of:=[.C93]/([.D93]-[.D92])" office:value-type="float" office:value="101818.408287119" calcext:value-type="float">
            <text:p>101818.408287119</text:p>
          </table:table-cell>
          <table:table-cell/>
          <table:table-cell office:value-type="float" office:value="1456447922.57967" calcext:value-type="float">
            <text:p>1456447922.57967</text:p>
          </table:table-cell>
          <table:table-cell table:formula="of:=[.G93]-[.B93]" office:value-type="float" office:value="0.117850780487061" calcext:value-type="float">
            <text:p>0.11785078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7922.4846" calcext:value-type="float">
            <text:p>1456447922.4846</text:p>
          </table:table-cell>
          <table:table-cell office:value-type="float" office:value="2320" calcext:value-type="float">
            <text:p>2320</text:p>
          </table:table-cell>
          <table:table-cell table:formula="of:=[.B94]-[.B$2]" office:value-type="float" office:value="2.48434615135193" calcext:value-type="float">
            <text:p>2.4843461514</text:p>
          </table:table-cell>
          <table:table-cell table:formula="of:=[.C94]/([.D94]-[.D93])" office:value-type="float" office:value="101816.277570837" calcext:value-type="float">
            <text:p>101816.277570837</text:p>
          </table:table-cell>
          <table:table-cell/>
          <table:table-cell office:value-type="float" office:value="1456447922.61224" calcext:value-type="float">
            <text:p>1456447922.61224</text:p>
          </table:table-cell>
          <table:table-cell table:formula="of:=[.G94]-[.B94]" office:value-type="float" office:value="0.127634525299072" calcext:value-type="float">
            <text:p>0.12763452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7922.50739" calcext:value-type="float">
            <text:p>1456447922.50739</text:p>
          </table:table-cell>
          <table:table-cell office:value-type="float" office:value="2320" calcext:value-type="float">
            <text:p>2320</text:p>
          </table:table-cell>
          <table:table-cell table:formula="of:=[.B95]-[.B$2]" office:value-type="float" office:value="2.50713634490967" calcext:value-type="float">
            <text:p>2.5071363449</text:p>
          </table:table-cell>
          <table:table-cell table:formula="of:=[.C95]/([.D95]-[.D94])" office:value-type="float" office:value="101798.170082332" calcext:value-type="float">
            <text:p>101798.170082332</text:p>
          </table:table-cell>
          <table:table-cell/>
          <table:table-cell office:value-type="float" office:value="1456447922.635" calcext:value-type="float">
            <text:p>1456447922.635</text:p>
          </table:table-cell>
          <table:table-cell table:formula="of:=[.G95]-[.B95]" office:value-type="float" office:value="0.127607107162476" calcext:value-type="float">
            <text:p>0.12760710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7922.53018" calcext:value-type="float">
            <text:p>1456447922.53018</text:p>
          </table:table-cell>
          <table:table-cell office:value-type="float" office:value="2320" calcext:value-type="float">
            <text:p>2320</text:p>
          </table:table-cell>
          <table:table-cell table:formula="of:=[.B96]-[.B$2]" office:value-type="float" office:value="2.52992486953735" calcext:value-type="float">
            <text:p>2.5299248695</text:p>
          </table:table-cell>
          <table:table-cell table:formula="of:=[.C96]/([.D96]-[.D95])" office:value-type="float" office:value="101805.625326944" calcext:value-type="float">
            <text:p>101805.625326944</text:p>
          </table:table-cell>
          <table:table-cell/>
          <table:table-cell office:value-type="float" office:value="1456447922.65783" calcext:value-type="float">
            <text:p>1456447922.65783</text:p>
          </table:table-cell>
          <table:table-cell table:formula="of:=[.G96]-[.B96]" office:value-type="float" office:value="0.127646207809448" calcext:value-type="float">
            <text:p>0.127646207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7922.55297" calcext:value-type="float">
            <text:p>1456447922.55297</text:p>
          </table:table-cell>
          <table:table-cell office:value-type="float" office:value="2320" calcext:value-type="float">
            <text:p>2320</text:p>
          </table:table-cell>
          <table:table-cell table:formula="of:=[.B97]-[.B$2]" office:value-type="float" office:value="2.55271315574646" calcext:value-type="float">
            <text:p>2.5527131557</text:p>
          </table:table-cell>
          <table:table-cell table:formula="of:=[.C97]/([.D97]-[.D96])" office:value-type="float" office:value="101806.690451031" calcext:value-type="float">
            <text:p>101806.690451031</text:p>
          </table:table-cell>
          <table:table-cell/>
          <table:table-cell office:value-type="float" office:value="1456447922.68071" calcext:value-type="float">
            <text:p>1456447922.68071</text:p>
          </table:table-cell>
          <table:table-cell table:formula="of:=[.G97]-[.B97]" office:value-type="float" office:value="0.12773609161377" calcext:value-type="float">
            <text:p>0.12773609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7922.57576" calcext:value-type="float">
            <text:p>1456447922.57576</text:p>
          </table:table-cell>
          <table:table-cell office:value-type="float" office:value="2320" calcext:value-type="float">
            <text:p>2320</text:p>
          </table:table-cell>
          <table:table-cell table:formula="of:=[.B98]-[.B$2]" office:value-type="float" office:value="2.57550001144409" calcext:value-type="float">
            <text:p>2.5755000114</text:p>
          </table:table-cell>
          <table:table-cell table:formula="of:=[.C98]/([.D98]-[.D97])" office:value-type="float" office:value="101813.081663615" calcext:value-type="float">
            <text:p>101813.081663615</text:p>
          </table:table-cell>
          <table:table-cell/>
          <table:table-cell office:value-type="float" office:value="1456447922.70357" calcext:value-type="float">
            <text:p>1456447922.70357</text:p>
          </table:table-cell>
          <table:table-cell table:formula="of:=[.G98]-[.B98]" office:value-type="float" office:value="0.127809524536133" calcext:value-type="float">
            <text:p>0.127809524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7922.59854" calcext:value-type="float">
            <text:p>1456447922.59854</text:p>
          </table:table-cell>
          <table:table-cell office:value-type="float" office:value="2320" calcext:value-type="float">
            <text:p>2320</text:p>
          </table:table-cell>
          <table:table-cell table:formula="of:=[.B99]-[.B$2]" office:value-type="float" office:value="2.59828686714172" calcext:value-type="float">
            <text:p>2.5982868671</text:p>
          </table:table-cell>
          <table:table-cell table:formula="of:=[.C99]/([.D99]-[.D98])" office:value-type="float" office:value="101813.081663615" calcext:value-type="float">
            <text:p>101813.081663615</text:p>
          </table:table-cell>
          <table:table-cell/>
          <table:table-cell office:value-type="float" office:value="1456447922.73923" calcext:value-type="float">
            <text:p>1456447922.73923</text:p>
          </table:table-cell>
          <table:table-cell table:formula="of:=[.G99]-[.B99]" office:value-type="float" office:value="0.140689373016357" calcext:value-type="float">
            <text:p>0.14068937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7922.62134" calcext:value-type="float">
            <text:p>1456447922.62134</text:p>
          </table:table-cell>
          <table:table-cell office:value-type="float" office:value="2320" calcext:value-type="float">
            <text:p>2320</text:p>
          </table:table-cell>
          <table:table-cell table:formula="of:=[.B100]-[.B$2]" office:value-type="float" office:value="2.62108182907104" calcext:value-type="float">
            <text:p>2.6210818291</text:p>
          </table:table-cell>
          <table:table-cell table:formula="of:=[.C100]/([.D100]-[.D99])" office:value-type="float" office:value="101776.87539876" calcext:value-type="float">
            <text:p>101776.87539876</text:p>
          </table:table-cell>
          <table:table-cell/>
          <table:table-cell office:value-type="float" office:value="1456447922.76209" calcext:value-type="float">
            <text:p>1456447922.76209</text:p>
          </table:table-cell>
          <table:table-cell table:formula="of:=[.G100]-[.B100]" office:value-type="float" office:value="0.140749931335449" calcext:value-type="float">
            <text:p>0.140749931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7922.64413" calcext:value-type="float">
            <text:p>1456447922.64413</text:p>
          </table:table-cell>
          <table:table-cell office:value-type="float" office:value="2320" calcext:value-type="float">
            <text:p>2320</text:p>
          </table:table-cell>
          <table:table-cell table:formula="of:=[.B101]-[.B$2]" office:value-type="float" office:value="2.64387512207031" calcext:value-type="float">
            <text:p>2.6438751221</text:p>
          </table:table-cell>
          <table:table-cell table:formula="of:=[.C101]/([.D101]-[.D100])" office:value-type="float" office:value="101784.327524529" calcext:value-type="float">
            <text:p>101784.327524529</text:p>
          </table:table-cell>
          <table:table-cell/>
          <table:table-cell office:value-type="float" office:value="1456447922.78481" calcext:value-type="float">
            <text:p>1456447922.78481</text:p>
          </table:table-cell>
          <table:table-cell table:formula="of:=[.G101]-[.B101]" office:value-type="float" office:value="0.140678644180298" calcext:value-type="float">
            <text:p>0.14067864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7922.66692" calcext:value-type="float">
            <text:p>1456447922.66692</text:p>
          </table:table-cell>
          <table:table-cell office:value-type="float" office:value="2320" calcext:value-type="float">
            <text:p>2320</text:p>
          </table:table-cell>
          <table:table-cell table:formula="of:=[.B102]-[.B$2]" office:value-type="float" office:value="2.66666746139526" calcext:value-type="float">
            <text:p>2.6666674614</text:p>
          </table:table-cell>
          <table:table-cell table:formula="of:=[.C102]/([.D102]-[.D101])" office:value-type="float" office:value="101788.5863721" calcext:value-type="float">
            <text:p>101788.5863721</text:p>
          </table:table-cell>
          <table:table-cell/>
          <table:table-cell office:value-type="float" office:value="1456447922.80751" calcext:value-type="float">
            <text:p>1456447922.80751</text:p>
          </table:table-cell>
          <table:table-cell table:formula="of:=[.G102]-[.B102]" office:value-type="float" office:value="0.140584468841553" calcext:value-type="float">
            <text:p>0.14058446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7922.68976" calcext:value-type="float">
            <text:p>1456447922.68976</text:p>
          </table:table-cell>
          <table:table-cell office:value-type="float" office:value="2320" calcext:value-type="float">
            <text:p>2320</text:p>
          </table:table-cell>
          <table:table-cell table:formula="of:=[.B103]-[.B$2]" office:value-type="float" office:value="2.6895055770874" calcext:value-type="float">
            <text:p>2.6895055771</text:p>
          </table:table-cell>
          <table:table-cell table:formula="of:=[.C103]/([.D103]-[.D102])" office:value-type="float" office:value="101584.562898006" calcext:value-type="float">
            <text:p>101584.562898006</text:p>
          </table:table-cell>
          <table:table-cell/>
          <table:table-cell office:value-type="float" office:value="1456447922.83031" calcext:value-type="float">
            <text:p>1456447922.83031</text:p>
          </table:table-cell>
          <table:table-cell table:formula="of:=[.G103]-[.B103]" office:value-type="float" office:value="0.140544652938843" calcext:value-type="float">
            <text:p>0.14054465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7922.71255" calcext:value-type="float">
            <text:p>1456447922.71255</text:p>
          </table:table-cell>
          <table:table-cell office:value-type="float" office:value="2320" calcext:value-type="float">
            <text:p>2320</text:p>
          </table:table-cell>
          <table:table-cell table:formula="of:=[.B104]-[.B$2]" office:value-type="float" office:value="2.71229648590088" calcext:value-type="float">
            <text:p>2.7122964859</text:p>
          </table:table-cell>
          <table:table-cell table:formula="of:=[.C104]/([.D104]-[.D103])" office:value-type="float" office:value="101794.975311742" calcext:value-type="float">
            <text:p>101794.975311742</text:p>
          </table:table-cell>
          <table:table-cell/>
          <table:table-cell office:value-type="float" office:value="1456447922.85344" calcext:value-type="float">
            <text:p>1456447922.85344</text:p>
          </table:table-cell>
          <table:table-cell table:formula="of:=[.G104]-[.B104]" office:value-type="float" office:value="0.140884160995483" calcext:value-type="float">
            <text:p>0.1408841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7922.73534" calcext:value-type="float">
            <text:p>1456447922.73534</text:p>
          </table:table-cell>
          <table:table-cell office:value-type="float" office:value="2320" calcext:value-type="float">
            <text:p>2320</text:p>
          </table:table-cell>
          <table:table-cell table:formula="of:=[.B105]-[.B$2]" office:value-type="float" office:value="2.73508787155151" calcext:value-type="float">
            <text:p>2.7350878716</text:p>
          </table:table-cell>
          <table:table-cell table:formula="of:=[.C105]/([.D105]-[.D104])" office:value-type="float" office:value="101792.845576082" calcext:value-type="float">
            <text:p>101792.845576082</text:p>
          </table:table-cell>
          <table:table-cell/>
          <table:table-cell office:value-type="float" office:value="1456447922.88629" calcext:value-type="float">
            <text:p>1456447922.88629</text:p>
          </table:table-cell>
          <table:table-cell table:formula="of:=[.G105]-[.B105]" office:value-type="float" office:value="0.150943517684937" calcext:value-type="float">
            <text:p>0.15094351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7922.75814" calcext:value-type="float">
            <text:p>1456447922.75814</text:p>
          </table:table-cell>
          <table:table-cell office:value-type="float" office:value="2320" calcext:value-type="float">
            <text:p>2320</text:p>
          </table:table-cell>
          <table:table-cell table:formula="of:=[.B106]-[.B$2]" office:value-type="float" office:value="2.75788164138794" calcext:value-type="float">
            <text:p>2.7578816414</text:p>
          </table:table-cell>
          <table:table-cell table:formula="of:=[.C106]/([.D106]-[.D105])" office:value-type="float" office:value="101782.198234384" calcext:value-type="float">
            <text:p>101782.198234384</text:p>
          </table:table-cell>
          <table:table-cell/>
          <table:table-cell office:value-type="float" office:value="1456447922.909" calcext:value-type="float">
            <text:p>1456447922.909</text:p>
          </table:table-cell>
          <table:table-cell table:formula="of:=[.G106]-[.B106]" office:value-type="float" office:value="0.150863170623779" calcext:value-type="float">
            <text:p>0.15086317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7922.78093" calcext:value-type="float">
            <text:p>1456447922.78093</text:p>
          </table:table-cell>
          <table:table-cell office:value-type="float" office:value="2320" calcext:value-type="float">
            <text:p>2320</text:p>
          </table:table-cell>
          <table:table-cell table:formula="of:=[.B107]-[.B$2]" office:value-type="float" office:value="2.78067088127136" calcext:value-type="float">
            <text:p>2.7806708813</text:p>
          </table:table-cell>
          <table:table-cell table:formula="of:=[.C107]/([.D107]-[.D106])" office:value-type="float" office:value="101802.430088403" calcext:value-type="float">
            <text:p>101802.430088403</text:p>
          </table:table-cell>
          <table:table-cell/>
          <table:table-cell office:value-type="float" office:value="1456447922.93191" calcext:value-type="float">
            <text:p>1456447922.93191</text:p>
          </table:table-cell>
          <table:table-cell table:formula="of:=[.G107]-[.B107]" office:value-type="float" office:value="0.150978565216064" calcext:value-type="float">
            <text:p>0.15097856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7922.80371" calcext:value-type="float">
            <text:p>1456447922.80371</text:p>
          </table:table-cell>
          <table:table-cell office:value-type="float" office:value="2320" calcext:value-type="float">
            <text:p>2320</text:p>
          </table:table-cell>
          <table:table-cell table:formula="of:=[.B108]-[.B$2]" office:value-type="float" office:value="2.80345869064331" calcext:value-type="float">
            <text:p>2.8034586906</text:p>
          </table:table-cell>
          <table:table-cell table:formula="of:=[.C108]/([.D108]-[.D107])" office:value-type="float" office:value="101808.820766068" calcext:value-type="float">
            <text:p>101808.820766068</text:p>
          </table:table-cell>
          <table:table-cell/>
          <table:table-cell office:value-type="float" office:value="1456447922.95474" calcext:value-type="float">
            <text:p>1456447922.95474</text:p>
          </table:table-cell>
          <table:table-cell table:formula="of:=[.G108]-[.B108]" office:value-type="float" office:value="0.151020288467407" calcext:value-type="float">
            <text:p>0.151020288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7922.82651" calcext:value-type="float">
            <text:p>1456447922.82651</text:p>
          </table:table-cell>
          <table:table-cell office:value-type="float" office:value="2320" calcext:value-type="float">
            <text:p>2320</text:p>
          </table:table-cell>
          <table:table-cell table:formula="of:=[.B109]-[.B$2]" office:value-type="float" office:value="2.82625341415405" calcext:value-type="float">
            <text:p>2.8262534142</text:p>
          </table:table-cell>
          <table:table-cell table:formula="of:=[.C109]/([.D109]-[.D108])" office:value-type="float" office:value="101777.939921346" calcext:value-type="float">
            <text:p>101777.939921346</text:p>
          </table:table-cell>
          <table:table-cell/>
          <table:table-cell office:value-type="float" office:value="1456447922.97753" calcext:value-type="float">
            <text:p>1456447922.97753</text:p>
          </table:table-cell>
          <table:table-cell table:formula="of:=[.G109]-[.B109]" office:value-type="float" office:value="0.151020050048828" calcext:value-type="float">
            <text:p>0.151020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7922.8493" calcext:value-type="float">
            <text:p>1456447922.8493</text:p>
          </table:table-cell>
          <table:table-cell office:value-type="float" office:value="2320" calcext:value-type="float">
            <text:p>2320</text:p>
          </table:table-cell>
          <table:table-cell table:formula="of:=[.B110]-[.B$2]" office:value-type="float" office:value="2.84904217720032" calcext:value-type="float">
            <text:p>2.8490421772</text:p>
          </table:table-cell>
          <table:table-cell table:formula="of:=[.C110]/([.D110]-[.D109])" office:value-type="float" office:value="101804.560225145" calcext:value-type="float">
            <text:p>101804.560225145</text:p>
          </table:table-cell>
          <table:table-cell/>
          <table:table-cell office:value-type="float" office:value="1456447923.01358" calcext:value-type="float">
            <text:p>1456447923.01358</text:p>
          </table:table-cell>
          <table:table-cell table:formula="of:=[.G110]-[.B110]" office:value-type="float" office:value="0.16427755355835" calcext:value-type="float">
            <text:p>0.164277553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7922.87209" calcext:value-type="float">
            <text:p>1456447922.87209</text:p>
          </table:table-cell>
          <table:table-cell office:value-type="float" office:value="2320" calcext:value-type="float">
            <text:p>2320</text:p>
          </table:table-cell>
          <table:table-cell table:formula="of:=[.B111]-[.B$2]" office:value-type="float" office:value="2.87183475494385" calcext:value-type="float">
            <text:p>2.8718347549</text:p>
          </table:table-cell>
          <table:table-cell table:formula="of:=[.C111]/([.D111]-[.D110])" office:value-type="float" office:value="101787.521626795" calcext:value-type="float">
            <text:p>101787.521626795</text:p>
          </table:table-cell>
          <table:table-cell/>
          <table:table-cell office:value-type="float" office:value="1456447923.04466" calcext:value-type="float">
            <text:p>1456447923.04466</text:p>
          </table:table-cell>
          <table:table-cell table:formula="of:=[.G111]-[.B111]" office:value-type="float" office:value="0.172573328018188" calcext:value-type="float">
            <text:p>0.17257332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7922.89553" calcext:value-type="float">
            <text:p>1456447922.89553</text:p>
          </table:table-cell>
          <table:table-cell office:value-type="float" office:value="2320" calcext:value-type="float">
            <text:p>2320</text:p>
          </table:table-cell>
          <table:table-cell table:formula="of:=[.B112]-[.B$2]" office:value-type="float" office:value="2.89527750015259" calcext:value-type="float">
            <text:p>2.8952775002</text:p>
          </table:table-cell>
          <table:table-cell table:formula="of:=[.C112]/([.D112]-[.D111])" office:value-type="float" office:value="98964.5188454732" calcext:value-type="float">
            <text:p>98964.5188454732</text:p>
          </table:table-cell>
          <table:table-cell/>
          <table:table-cell office:value-type="float" office:value="1456447923.05262" calcext:value-type="float">
            <text:p>1456447923.05262</text:p>
          </table:table-cell>
          <table:table-cell table:formula="of:=[.G112]-[.B112]" office:value-type="float" office:value="0.157090663909912" calcext:value-type="float">
            <text:p>0.157090663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7922.91834" calcext:value-type="float">
            <text:p>1456447922.91834</text:p>
          </table:table-cell>
          <table:table-cell office:value-type="float" office:value="2320" calcext:value-type="float">
            <text:p>2320</text:p>
          </table:table-cell>
          <table:table-cell table:formula="of:=[.B113]-[.B$2]" office:value-type="float" office:value="2.91808557510376" calcext:value-type="float">
            <text:p>2.9180855751</text:p>
          </table:table-cell>
          <table:table-cell table:formula="of:=[.C113]/([.D113]-[.D112])" office:value-type="float" office:value="101718.360929921" calcext:value-type="float">
            <text:p>101718.360929921</text:p>
          </table:table-cell>
          <table:table-cell/>
          <table:table-cell office:value-type="float" office:value="1456447923.06917" calcext:value-type="float">
            <text:p>1456447923.06917</text:p>
          </table:table-cell>
          <table:table-cell table:formula="of:=[.G113]-[.B113]" office:value-type="float" office:value="0.150832414627075" calcext:value-type="float">
            <text:p>0.150832414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7922.94114" calcext:value-type="float">
            <text:p>1456447922.94114</text:p>
          </table:table-cell>
          <table:table-cell office:value-type="float" office:value="2320" calcext:value-type="float">
            <text:p>2320</text:p>
          </table:table-cell>
          <table:table-cell table:formula="of:=[.B114]-[.B$2]" office:value-type="float" office:value="2.94088363647461" calcext:value-type="float">
            <text:p>2.9408836365</text:p>
          </table:table-cell>
          <table:table-cell table:formula="of:=[.C114]/([.D114]-[.D113])" office:value-type="float" office:value="101763.038631277" calcext:value-type="float">
            <text:p>101763.038631277</text:p>
          </table:table-cell>
          <table:table-cell/>
          <table:table-cell office:value-type="float" office:value="1456447923.09239" calcext:value-type="float">
            <text:p>1456447923.09239</text:p>
          </table:table-cell>
          <table:table-cell table:formula="of:=[.G114]-[.B114]" office:value-type="float" office:value="0.151248931884766" calcext:value-type="float">
            <text:p>0.151248931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7922.96393" calcext:value-type="float">
            <text:p>1456447922.96393</text:p>
          </table:table-cell>
          <table:table-cell office:value-type="float" office:value="2320" calcext:value-type="float">
            <text:p>2320</text:p>
          </table:table-cell>
          <table:table-cell table:formula="of:=[.B115]-[.B$2]" office:value-type="float" office:value="2.96367478370667" calcext:value-type="float">
            <text:p>2.9636747837</text:p>
          </table:table-cell>
          <table:table-cell table:formula="of:=[.C115]/([.D115]-[.D114])" office:value-type="float" office:value="101793.910432772" calcext:value-type="float">
            <text:p>101793.910432772</text:p>
          </table:table-cell>
          <table:table-cell/>
          <table:table-cell office:value-type="float" office:value="1456447923.11578" calcext:value-type="float">
            <text:p>1456447923.11578</text:p>
          </table:table-cell>
          <table:table-cell table:formula="of:=[.G115]-[.B115]" office:value-type="float" office:value="0.151844263076782" calcext:value-type="float">
            <text:p>0.151844263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7922.98672" calcext:value-type="float">
            <text:p>1456447922.98672</text:p>
          </table:table-cell>
          <table:table-cell office:value-type="float" office:value="2320" calcext:value-type="float">
            <text:p>2320</text:p>
          </table:table-cell>
          <table:table-cell table:formula="of:=[.B116]-[.B$2]" office:value-type="float" office:value="2.9864673614502" calcext:value-type="float">
            <text:p>2.9864673615</text:p>
          </table:table-cell>
          <table:table-cell table:formula="of:=[.C116]/([.D116]-[.D115])" office:value-type="float" office:value="101787.521626795" calcext:value-type="float">
            <text:p>101787.521626795</text:p>
          </table:table-cell>
          <table:table-cell/>
          <table:table-cell office:value-type="float" office:value="1456447923.1389" calcext:value-type="float">
            <text:p>1456447923.1389</text:p>
          </table:table-cell>
          <table:table-cell table:formula="of:=[.G116]-[.B116]" office:value-type="float" office:value="0.152175426483154" calcext:value-type="float">
            <text:p>0.152175426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7923.01105" calcext:value-type="float">
            <text:p>1456447923.01105</text:p>
          </table:table-cell>
          <table:table-cell office:value-type="float" office:value="2320" calcext:value-type="float">
            <text:p>2320</text:p>
          </table:table-cell>
          <table:table-cell table:formula="of:=[.B117]-[.B$2]" office:value-type="float" office:value="3.01079201698303" calcext:value-type="float">
            <text:p>3.010792017</text:p>
          </table:table-cell>
          <table:table-cell table:formula="of:=[.C117]/([.D117]-[.D116])" office:value-type="float" office:value="95376.4790982602" calcext:value-type="float">
            <text:p>95376.4790982602</text:p>
          </table:table-cell>
          <table:table-cell/>
          <table:table-cell office:value-type="float" office:value="1456447923.16235" calcext:value-type="float">
            <text:p>1456447923.16235</text:p>
          </table:table-cell>
          <table:table-cell table:formula="of:=[.G117]-[.B117]" office:value-type="float" office:value="0.151301622390747" calcext:value-type="float">
            <text:p>0.15130162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7923.03446" calcext:value-type="float">
            <text:p>1456447923.03446</text:p>
          </table:table-cell>
          <table:table-cell office:value-type="float" office:value="2320" calcext:value-type="float">
            <text:p>2320</text:p>
          </table:table-cell>
          <table:table-cell table:formula="of:=[.B118]-[.B$2]" office:value-type="float" office:value="3.03420567512512" calcext:value-type="float">
            <text:p>3.0342056751</text:p>
          </table:table-cell>
          <table:table-cell table:formula="of:=[.C118]/([.D118]-[.D117])" office:value-type="float" office:value="99087.463647102" calcext:value-type="float">
            <text:p>99087.463647102</text:p>
          </table:table-cell>
          <table:table-cell/>
          <table:table-cell office:value-type="float" office:value="1456447923.18608" calcext:value-type="float">
            <text:p>1456447923.18608</text:p>
          </table:table-cell>
          <table:table-cell table:formula="of:=[.G118]-[.B118]" office:value-type="float" office:value="0.151615619659424" calcext:value-type="float">
            <text:p>0.151615619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7923.05782" calcext:value-type="float">
            <text:p>1456447923.05782</text:p>
          </table:table-cell>
          <table:table-cell office:value-type="float" office:value="2320" calcext:value-type="float">
            <text:p>2320</text:p>
          </table:table-cell>
          <table:table-cell table:formula="of:=[.B119]-[.B$2]" office:value-type="float" office:value="3.05756592750549" calcext:value-type="float">
            <text:p>3.0575659275</text:p>
          </table:table-cell>
          <table:table-cell table:formula="of:=[.C119]/([.D119]-[.D118])" office:value-type="float" office:value="99313.9955092876" calcext:value-type="float">
            <text:p>99313.9955092876</text:p>
          </table:table-cell>
          <table:table-cell/>
          <table:table-cell office:value-type="float" office:value="1456447923.20913" calcext:value-type="float">
            <text:p>1456447923.20913</text:p>
          </table:table-cell>
          <table:table-cell table:formula="of:=[.G119]-[.B119]" office:value-type="float" office:value="0.151304244995117" calcext:value-type="float">
            <text:p>0.15130424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7923.08117" calcext:value-type="float">
            <text:p>1456447923.08117</text:p>
          </table:table-cell>
          <table:table-cell office:value-type="float" office:value="2320" calcext:value-type="float">
            <text:p>2320</text:p>
          </table:table-cell>
          <table:table-cell table:formula="of:=[.B120]-[.B$2]" office:value-type="float" office:value="3.08090901374817" calcext:value-type="float">
            <text:p>3.0809090137</text:p>
          </table:table-cell>
          <table:table-cell table:formula="of:=[.C120]/([.D120]-[.D119])" office:value-type="float" office:value="99387.0294562242" calcext:value-type="float">
            <text:p>99387.0294562242</text:p>
          </table:table-cell>
          <table:table-cell/>
          <table:table-cell office:value-type="float" office:value="1456447923.2324" calcext:value-type="float">
            <text:p>1456447923.2324</text:p>
          </table:table-cell>
          <table:table-cell table:formula="of:=[.G120]-[.B120]" office:value-type="float" office:value="0.151236534118652" calcext:value-type="float">
            <text:p>0.151236534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7923.1045" calcext:value-type="float">
            <text:p>1456447923.1045</text:p>
          </table:table-cell>
          <table:table-cell office:value-type="float" office:value="2320" calcext:value-type="float">
            <text:p>2320</text:p>
          </table:table-cell>
          <table:table-cell table:formula="of:=[.B121]-[.B$2]" office:value-type="float" office:value="3.10424709320068" calcext:value-type="float">
            <text:p>3.1042470932</text:p>
          </table:table-cell>
          <table:table-cell table:formula="of:=[.C121]/([.D121]-[.D120])" office:value-type="float" office:value="99408.3512621696" calcext:value-type="float">
            <text:p>99408.3512621696</text:p>
          </table:table-cell>
          <table:table-cell/>
          <table:table-cell office:value-type="float" office:value="1456447923.25593" calcext:value-type="float">
            <text:p>1456447923.25593</text:p>
          </table:table-cell>
          <table:table-cell table:formula="of:=[.G121]-[.B121]" office:value-type="float" office:value="0.151427268981934" calcext:value-type="float">
            <text:p>0.15142726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7923.12785" calcext:value-type="float">
            <text:p>1456447923.12785</text:p>
          </table:table-cell>
          <table:table-cell office:value-type="float" office:value="2320" calcext:value-type="float">
            <text:p>2320</text:p>
          </table:table-cell>
          <table:table-cell table:formula="of:=[.B122]-[.B$2]" office:value-type="float" office:value="3.12759065628052" calcext:value-type="float">
            <text:p>3.1275906563</text:p>
          </table:table-cell>
          <table:table-cell table:formula="of:=[.C122]/([.D122]-[.D121])" office:value-type="float" office:value="99384.9992850577" calcext:value-type="float">
            <text:p>99384.9992850577</text:p>
          </table:table-cell>
          <table:table-cell/>
          <table:table-cell office:value-type="float" office:value="1456447923.27917" calcext:value-type="float">
            <text:p>1456447923.27917</text:p>
          </table:table-cell>
          <table:table-cell table:formula="of:=[.G122]-[.B122]" office:value-type="float" office:value="0.151327133178711" calcext:value-type="float">
            <text:p>0.15132713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7923.15118" calcext:value-type="float">
            <text:p>1456447923.15118</text:p>
          </table:table-cell>
          <table:table-cell office:value-type="float" office:value="2320" calcext:value-type="float">
            <text:p>2320</text:p>
          </table:table-cell>
          <table:table-cell table:formula="of:=[.B123]-[.B$2]" office:value-type="float" office:value="3.15092611312866" calcext:value-type="float">
            <text:p>3.1509261131</text:p>
          </table:table-cell>
          <table:table-cell table:formula="of:=[.C123]/([.D123]-[.D122])" office:value-type="float" office:value="99419.5234786873" calcext:value-type="float">
            <text:p>99419.5234786873</text:p>
          </table:table-cell>
          <table:table-cell/>
          <table:table-cell office:value-type="float" office:value="1456447923.30274" calcext:value-type="float">
            <text:p>1456447923.30274</text:p>
          </table:table-cell>
          <table:table-cell table:formula="of:=[.G123]-[.B123]" office:value-type="float" office:value="0.151560068130493" calcext:value-type="float">
            <text:p>0.151560068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7923.17452" calcext:value-type="float">
            <text:p>1456447923.17452</text:p>
          </table:table-cell>
          <table:table-cell office:value-type="float" office:value="2320" calcext:value-type="float">
            <text:p>2320</text:p>
          </table:table-cell>
          <table:table-cell table:formula="of:=[.B124]-[.B$2]" office:value-type="float" office:value="3.17426037788391" calcext:value-type="float">
            <text:p>3.1742603779</text:p>
          </table:table-cell>
          <table:table-cell table:formula="of:=[.C124]/([.D124]-[.D123])" office:value-type="float" office:value="99424.6025891224" calcext:value-type="float">
            <text:p>99424.6025891224</text:p>
          </table:table-cell>
          <table:table-cell/>
          <table:table-cell office:value-type="float" office:value="1456447923.32616" calcext:value-type="float">
            <text:p>1456447923.32616</text:p>
          </table:table-cell>
          <table:table-cell table:formula="of:=[.G124]-[.B124]" office:value-type="float" office:value="0.151646375656128" calcext:value-type="float">
            <text:p>0.151646375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7923.19788" calcext:value-type="float">
            <text:p>1456447923.19788</text:p>
          </table:table-cell>
          <table:table-cell office:value-type="float" office:value="2320" calcext:value-type="float">
            <text:p>2320</text:p>
          </table:table-cell>
          <table:table-cell table:formula="of:=[.B125]-[.B$2]" office:value-type="float" office:value="3.19762778282166" calcext:value-type="float">
            <text:p>3.1976277828</text:p>
          </table:table-cell>
          <table:table-cell table:formula="of:=[.C125]/([.D125]-[.D124])" office:value-type="float" office:value="99283.5963677176" calcext:value-type="float">
            <text:p>99283.5963677176</text:p>
          </table:table-cell>
          <table:table-cell/>
          <table:table-cell office:value-type="float" office:value="1456447923.34936" calcext:value-type="float">
            <text:p>1456447923.34936</text:p>
          </table:table-cell>
          <table:table-cell table:formula="of:=[.G125]-[.B125]" office:value-type="float" office:value="0.151473045349121" calcext:value-type="float">
            <text:p>0.151473045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7923.22123" calcext:value-type="float">
            <text:p>1456447923.22123</text:p>
          </table:table-cell>
          <table:table-cell office:value-type="float" office:value="2320" calcext:value-type="float">
            <text:p>2320</text:p>
          </table:table-cell>
          <table:table-cell table:formula="of:=[.B126]-[.B$2]" office:value-type="float" office:value="3.22097754478455" calcext:value-type="float">
            <text:p>3.2209775448</text:p>
          </table:table-cell>
          <table:table-cell table:formula="of:=[.C126]/([.D126]-[.D125])" office:value-type="float" office:value="99358.6146054566" calcext:value-type="float">
            <text:p>99358.6146054566</text:p>
          </table:table-cell>
          <table:table-cell/>
          <table:table-cell office:value-type="float" office:value="1456447923.37256" calcext:value-type="float">
            <text:p>1456447923.37256</text:p>
          </table:table-cell>
          <table:table-cell table:formula="of:=[.G126]-[.B126]" office:value-type="float" office:value="0.151323795318604" calcext:value-type="float">
            <text:p>0.151323795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7923.24457" calcext:value-type="float">
            <text:p>1456447923.24457</text:p>
          </table:table-cell>
          <table:table-cell office:value-type="float" office:value="2320" calcext:value-type="float">
            <text:p>2320</text:p>
          </table:table-cell>
          <table:table-cell table:formula="of:=[.B127]-[.B$2]" office:value-type="float" office:value="3.24431657791138" calcext:value-type="float">
            <text:p>3.2443165779</text:p>
          </table:table-cell>
          <table:table-cell table:formula="of:=[.C127]/([.D127]-[.D126])" office:value-type="float" office:value="99404.289260504" calcext:value-type="float">
            <text:p>99404.289260504</text:p>
          </table:table-cell>
          <table:table-cell/>
          <table:table-cell office:value-type="float" office:value="1456447923.39595" calcext:value-type="float">
            <text:p>1456447923.39595</text:p>
          </table:table-cell>
          <table:table-cell table:formula="of:=[.G127]-[.B127]" office:value-type="float" office:value="0.151381969451904" calcext:value-type="float">
            <text:p>0.151381969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7923.26793" calcext:value-type="float">
            <text:p>1456447923.26793</text:p>
          </table:table-cell>
          <table:table-cell office:value-type="float" office:value="2320" calcext:value-type="float">
            <text:p>2320</text:p>
          </table:table-cell>
          <table:table-cell table:formula="of:=[.B128]-[.B$2]" office:value-type="float" office:value="3.26767730712891" calcext:value-type="float">
            <text:p>3.2676773071</text:p>
          </table:table-cell>
          <table:table-cell table:formula="of:=[.C128]/([.D128]-[.D127])" office:value-type="float" office:value="99311.968320712" calcext:value-type="float">
            <text:p>99311.968320712</text:p>
          </table:table-cell>
          <table:table-cell/>
          <table:table-cell office:value-type="float" office:value="1456447923.41972" calcext:value-type="float">
            <text:p>1456447923.41972</text:p>
          </table:table-cell>
          <table:table-cell table:formula="of:=[.G128]-[.B128]" office:value-type="float" office:value="0.151789665222168" calcext:value-type="float">
            <text:p>0.151789665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7923.29128" calcext:value-type="float">
            <text:p>1456447923.29128</text:p>
          </table:table-cell>
          <table:table-cell office:value-type="float" office:value="2320" calcext:value-type="float">
            <text:p>2320</text:p>
          </table:table-cell>
          <table:table-cell table:formula="of:=[.B129]-[.B$2]" office:value-type="float" office:value="3.29102492332458" calcext:value-type="float">
            <text:p>3.2910249233</text:p>
          </table:table-cell>
          <table:table-cell table:formula="of:=[.C129]/([.D129]-[.D128])" office:value-type="float" office:value="99367.7461782757" calcext:value-type="float">
            <text:p>99367.7461782757</text:p>
          </table:table-cell>
          <table:table-cell/>
          <table:table-cell office:value-type="float" office:value="1456447923.44296" calcext:value-type="float">
            <text:p>1456447923.44296</text:p>
          </table:table-cell>
          <table:table-cell table:formula="of:=[.G129]-[.B129]" office:value-type="float" office:value="0.151678800582886" calcext:value-type="float">
            <text:p>0.151678800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7923.31462" calcext:value-type="float">
            <text:p>1456447923.31462</text:p>
          </table:table-cell>
          <table:table-cell office:value-type="float" office:value="2320" calcext:value-type="float">
            <text:p>2320</text:p>
          </table:table-cell>
          <table:table-cell table:formula="of:=[.B130]-[.B$2]" office:value-type="float" office:value="3.31436157226562" calcext:value-type="float">
            <text:p>3.3143615723</text:p>
          </table:table-cell>
          <table:table-cell table:formula="of:=[.C130]/([.D130]-[.D129])" office:value-type="float" office:value="99414.4448871589" calcext:value-type="float">
            <text:p>99414.4448871589</text:p>
          </table:table-cell>
          <table:table-cell/>
          <table:table-cell office:value-type="float" office:value="1456447923.46619" calcext:value-type="float">
            <text:p>1456447923.46619</text:p>
          </table:table-cell>
          <table:table-cell table:formula="of:=[.G130]-[.B130]" office:value-type="float" office:value="0.151574611663818" calcext:value-type="float">
            <text:p>0.151574611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7923.33796" calcext:value-type="float">
            <text:p>1456447923.33796</text:p>
          </table:table-cell>
          <table:table-cell office:value-type="float" office:value="2320" calcext:value-type="float">
            <text:p>2320</text:p>
          </table:table-cell>
          <table:table-cell table:formula="of:=[.B131]-[.B$2]" office:value-type="float" office:value="3.33770394325256" calcext:value-type="float">
            <text:p>3.3377039433</text:p>
          </table:table-cell>
          <table:table-cell table:formula="of:=[.C131]/([.D131]-[.D130])" office:value-type="float" office:value="99390.074868495" calcext:value-type="float">
            <text:p>99390.074868495</text:p>
          </table:table-cell>
          <table:table-cell/>
          <table:table-cell office:value-type="float" office:value="1456447923.48943" calcext:value-type="float">
            <text:p>1456447923.48943</text:p>
          </table:table-cell>
          <table:table-cell table:formula="of:=[.G131]-[.B131]" office:value-type="float" office:value="0.151471138000488" calcext:value-type="float">
            <text:p>0.1514711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7923.3613" calcext:value-type="float">
            <text:p>1456447923.3613</text:p>
          </table:table-cell>
          <table:table-cell office:value-type="float" office:value="2320" calcext:value-type="float">
            <text:p>2320</text:p>
          </table:table-cell>
          <table:table-cell table:formula="of:=[.B132]-[.B$2]" office:value-type="float" office:value="3.36104035377502" calcext:value-type="float">
            <text:p>3.3610403538</text:p>
          </table:table-cell>
          <table:table-cell table:formula="of:=[.C132]/([.D132]-[.D131])" office:value-type="float" office:value="99415.4605639559" calcext:value-type="float">
            <text:p>99415.4605639559</text:p>
          </table:table-cell>
          <table:table-cell/>
          <table:table-cell office:value-type="float" office:value="1456447923.51288" calcext:value-type="float">
            <text:p>1456447923.51288</text:p>
          </table:table-cell>
          <table:table-cell table:formula="of:=[.G132]-[.B132]" office:value-type="float" office:value="0.151578426361084" calcext:value-type="float">
            <text:p>0.151578426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7923.38465" calcext:value-type="float">
            <text:p>1456447923.38465</text:p>
          </table:table-cell>
          <table:table-cell office:value-type="float" office:value="2320" calcext:value-type="float">
            <text:p>2320</text:p>
          </table:table-cell>
          <table:table-cell table:formula="of:=[.B133]-[.B$2]" office:value-type="float" office:value="3.38439559936523" calcext:value-type="float">
            <text:p>3.3843955994</text:p>
          </table:table-cell>
          <table:table-cell table:formula="of:=[.C133]/([.D133]-[.D132])" office:value-type="float" office:value="99335.2859869946" calcext:value-type="float">
            <text:p>99335.2859869946</text:p>
          </table:table-cell>
          <table:table-cell/>
          <table:table-cell office:value-type="float" office:value="1456447923.53626" calcext:value-type="float">
            <text:p>1456447923.53626</text:p>
          </table:table-cell>
          <table:table-cell table:formula="of:=[.G133]-[.B133]" office:value-type="float" office:value="0.151612043380737" calcext:value-type="float">
            <text:p>0.151612043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7923.40799" calcext:value-type="float">
            <text:p>1456447923.40799</text:p>
          </table:table-cell>
          <table:table-cell office:value-type="float" office:value="2320" calcext:value-type="float">
            <text:p>2320</text:p>
          </table:table-cell>
          <table:table-cell table:formula="of:=[.B134]-[.B$2]" office:value-type="float" office:value="3.40773320198059" calcext:value-type="float">
            <text:p>3.407733202</text:p>
          </table:table-cell>
          <table:table-cell table:formula="of:=[.C134]/([.D134]-[.D133])" office:value-type="float" office:value="99410.3823874955" calcext:value-type="float">
            <text:p>99410.3823874955</text:p>
          </table:table-cell>
          <table:table-cell/>
          <table:table-cell office:value-type="float" office:value="1456447923.55972" calcext:value-type="float">
            <text:p>1456447923.55972</text:p>
          </table:table-cell>
          <table:table-cell table:formula="of:=[.G134]-[.B134]" office:value-type="float" office:value="0.151733160018921" calcext:value-type="float">
            <text:p>0.151733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7923.43132" calcext:value-type="float">
            <text:p>1456447923.43132</text:p>
          </table:table-cell>
          <table:table-cell office:value-type="float" office:value="2320" calcext:value-type="float">
            <text:p>2320</text:p>
          </table:table-cell>
          <table:table-cell table:formula="of:=[.B135]-[.B$2]" office:value-type="float" office:value="3.43106722831726" calcext:value-type="float">
            <text:p>3.4310672283</text:p>
          </table:table-cell>
          <table:table-cell table:formula="of:=[.C135]/([.D135]-[.D134])" office:value-type="float" office:value="99425.6184734852" calcext:value-type="float">
            <text:p>99425.6184734852</text:p>
          </table:table-cell>
          <table:table-cell/>
          <table:table-cell office:value-type="float" office:value="1456447923.58319" calcext:value-type="float">
            <text:p>1456447923.58319</text:p>
          </table:table-cell>
          <table:table-cell table:formula="of:=[.G135]-[.B135]" office:value-type="float" office:value="0.151862859725952" calcext:value-type="float">
            <text:p>0.151862859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7923.45469" calcext:value-type="float">
            <text:p>1456447923.45469</text:p>
          </table:table-cell>
          <table:table-cell office:value-type="float" office:value="2320" calcext:value-type="float">
            <text:p>2320</text:p>
          </table:table-cell>
          <table:table-cell table:formula="of:=[.B136]-[.B$2]" office:value-type="float" office:value="3.45442986488342" calcext:value-type="float">
            <text:p>3.4544298649</text:p>
          </table:table-cell>
          <table:table-cell table:formula="of:=[.C136]/([.D136]-[.D135])" office:value-type="float" office:value="99303.8603939177" calcext:value-type="float">
            <text:p>99303.8603939177</text:p>
          </table:table-cell>
          <table:table-cell/>
          <table:table-cell office:value-type="float" office:value="1456447923.60641" calcext:value-type="float">
            <text:p>1456447923.60641</text:p>
          </table:table-cell>
          <table:table-cell table:formula="of:=[.G136]-[.B136]" office:value-type="float" office:value="0.15172290802002" calcext:value-type="float">
            <text:p>0.15172290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7923.47803" calcext:value-type="float">
            <text:p>1456447923.47803</text:p>
          </table:table-cell>
          <table:table-cell office:value-type="float" office:value="2320" calcext:value-type="float">
            <text:p>2320</text:p>
          </table:table-cell>
          <table:table-cell table:formula="of:=[.B137]-[.B$2]" office:value-type="float" office:value="3.47777318954468" calcext:value-type="float">
            <text:p>3.4777731895</text:p>
          </table:table-cell>
          <table:table-cell table:formula="of:=[.C137]/([.D137]-[.D136])" office:value-type="float" office:value="99386.0143602733" calcext:value-type="float">
            <text:p>99386.0143602733</text:p>
          </table:table-cell>
          <table:table-cell/>
          <table:table-cell office:value-type="float" office:value="1456447923.6298" calcext:value-type="float">
            <text:p>1456447923.6298</text:p>
          </table:table-cell>
          <table:table-cell table:formula="of:=[.G137]-[.B137]" office:value-type="float" office:value="0.151768207550049" calcext:value-type="float">
            <text:p>0.151768207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7923.50136" calcext:value-type="float">
            <text:p>1456447923.50136</text:p>
          </table:table-cell>
          <table:table-cell office:value-type="float" office:value="2320" calcext:value-type="float">
            <text:p>2320</text:p>
          </table:table-cell>
          <table:table-cell table:formula="of:=[.B138]-[.B$2]" office:value-type="float" office:value="3.50110840797424" calcext:value-type="float">
            <text:p>3.501108408</text:p>
          </table:table-cell>
          <table:table-cell table:formula="of:=[.C138]/([.D138]-[.D137])" office:value-type="float" office:value="99420.5392592593" calcext:value-type="float">
            <text:p>99420.5392592593</text:p>
          </table:table-cell>
          <table:table-cell/>
          <table:table-cell office:value-type="float" office:value="1456447923.65308" calcext:value-type="float">
            <text:p>1456447923.65308</text:p>
          </table:table-cell>
          <table:table-cell table:formula="of:=[.G138]-[.B138]" office:value-type="float" office:value="0.151716470718384" calcext:value-type="float">
            <text:p>0.15171647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7923.52471" calcext:value-type="float">
            <text:p>1456447923.52471</text:p>
          </table:table-cell>
          <table:table-cell office:value-type="float" office:value="2320" calcext:value-type="float">
            <text:p>2320</text:p>
          </table:table-cell>
          <table:table-cell table:formula="of:=[.B139]-[.B$2]" office:value-type="float" office:value="3.52444887161255" calcext:value-type="float">
            <text:p>3.5244488716</text:p>
          </table:table-cell>
          <table:table-cell table:formula="of:=[.C139]/([.D139]-[.D138])" office:value-type="float" office:value="99398.1968803947" calcext:value-type="float">
            <text:p>99398.1968803947</text:p>
          </table:table-cell>
          <table:table-cell/>
          <table:table-cell office:value-type="float" office:value="1456447923.67658" calcext:value-type="float">
            <text:p>1456447923.67658</text:p>
          </table:table-cell>
          <table:table-cell table:formula="of:=[.G139]-[.B139]" office:value-type="float" office:value="0.151877164840698" calcext:value-type="float">
            <text:p>0.151877164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7923.54804" calcext:value-type="float">
            <text:p>1456447923.54804</text:p>
          </table:table-cell>
          <table:table-cell office:value-type="float" office:value="2320" calcext:value-type="float">
            <text:p>2320</text:p>
          </table:table-cell>
          <table:table-cell table:formula="of:=[.B140]-[.B$2]" office:value-type="float" office:value="3.54778122901916" calcext:value-type="float">
            <text:p>3.547781229</text:p>
          </table:table-cell>
          <table:table-cell table:formula="of:=[.C140]/([.D140]-[.D139])" office:value-type="float" office:value="99432.730245343" calcext:value-type="float">
            <text:p>99432.730245343</text:p>
          </table:table-cell>
          <table:table-cell/>
          <table:table-cell office:value-type="float" office:value="1456447923.70001" calcext:value-type="float">
            <text:p>1456447923.70001</text:p>
          </table:table-cell>
          <table:table-cell table:formula="of:=[.G140]-[.B140]" office:value-type="float" office:value="0.151970624923706" calcext:value-type="float">
            <text:p>0.15197062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7923.57137" calcext:value-type="float">
            <text:p>1456447923.57137</text:p>
          </table:table-cell>
          <table:table-cell office:value-type="float" office:value="2320" calcext:value-type="float">
            <text:p>2320</text:p>
          </table:table-cell>
          <table:table-cell table:formula="of:=[.B141]-[.B$2]" office:value-type="float" office:value="3.57111191749573" calcext:value-type="float">
            <text:p>3.5711119175</text:p>
          </table:table-cell>
          <table:table-cell table:formula="of:=[.C141]/([.D141]-[.D140])" office:value-type="float" office:value="99439.8430346632" calcext:value-type="float">
            <text:p>99439.8430346632</text:p>
          </table:table-cell>
          <table:table-cell/>
          <table:table-cell office:value-type="float" office:value="1456447923.72336" calcext:value-type="float">
            <text:p>1456447923.72336</text:p>
          </table:table-cell>
          <table:table-cell table:formula="of:=[.G141]-[.B141]" office:value-type="float" office:value="0.151987791061401" calcext:value-type="float">
            <text:p>0.151987791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7923.5947" calcext:value-type="float">
            <text:p>1456447923.5947</text:p>
          </table:table-cell>
          <table:table-cell office:value-type="float" office:value="2320" calcext:value-type="float">
            <text:p>2320</text:p>
          </table:table-cell>
          <table:table-cell table:formula="of:=[.B142]-[.B$2]" office:value-type="float" office:value="3.59444260597229" calcext:value-type="float">
            <text:p>3.594442606</text:p>
          </table:table-cell>
          <table:table-cell table:formula="of:=[.C142]/([.D142]-[.D141])" office:value-type="float" office:value="99439.8430346632" calcext:value-type="float">
            <text:p>99439.8430346632</text:p>
          </table:table-cell>
          <table:table-cell/>
          <table:table-cell office:value-type="float" office:value="1456447923.74662" calcext:value-type="float">
            <text:p>1456447923.74662</text:p>
          </table:table-cell>
          <table:table-cell table:formula="of:=[.G142]-[.B142]" office:value-type="float" office:value="0.151922941207886" calcext:value-type="float">
            <text:p>0.15192294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7923.61804" calcext:value-type="float">
            <text:p>1456447923.61804</text:p>
          </table:table-cell>
          <table:table-cell office:value-type="float" office:value="2320" calcext:value-type="float">
            <text:p>2320</text:p>
          </table:table-cell>
          <table:table-cell table:formula="of:=[.B143]-[.B$2]" office:value-type="float" office:value="3.61778521537781" calcext:value-type="float">
            <text:p>3.6177852154</text:p>
          </table:table-cell>
          <table:table-cell table:formula="of:=[.C143]/([.D143]-[.D142])" office:value-type="float" office:value="99389.0597103344" calcext:value-type="float">
            <text:p>99389.0597103344</text:p>
          </table:table-cell>
          <table:table-cell/>
          <table:table-cell office:value-type="float" office:value="1456447923.77" calcext:value-type="float">
            <text:p>1456447923.77</text:p>
          </table:table-cell>
          <table:table-cell table:formula="of:=[.G143]-[.B143]" office:value-type="float" office:value="0.151957988739014" calcext:value-type="float">
            <text:p>0.151957988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7923.64138" calcext:value-type="float">
            <text:p>1456447923.64138</text:p>
          </table:table-cell>
          <table:table-cell office:value-type="float" office:value="2320" calcext:value-type="float">
            <text:p>2320</text:p>
          </table:table-cell>
          <table:table-cell table:formula="of:=[.B144]-[.B$2]" office:value-type="float" office:value="3.64112186431885" calcext:value-type="float">
            <text:p>3.6411218643</text:p>
          </table:table-cell>
          <table:table-cell table:formula="of:=[.C144]/([.D144]-[.D143])" office:value-type="float" office:value="99414.4448871589" calcext:value-type="float">
            <text:p>99414.4448871589</text:p>
          </table:table-cell>
          <table:table-cell/>
          <table:table-cell office:value-type="float" office:value="1456447923.79347" calcext:value-type="float">
            <text:p>1456447923.79347</text:p>
          </table:table-cell>
          <table:table-cell table:formula="of:=[.G144]-[.B144]" office:value-type="float" office:value="0.152095794677734" calcext:value-type="float">
            <text:p>0.152095794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7923.66472" calcext:value-type="float">
            <text:p>1456447923.66472</text:p>
          </table:table-cell>
          <table:table-cell office:value-type="float" office:value="2320" calcext:value-type="float">
            <text:p>2320</text:p>
          </table:table-cell>
          <table:table-cell table:formula="of:=[.B145]-[.B$2]" office:value-type="float" office:value="3.66446161270142" calcext:value-type="float">
            <text:p>3.6644616127</text:p>
          </table:table-cell>
          <table:table-cell table:formula="of:=[.C145]/([.D145]-[.D144])" office:value-type="float" office:value="99401.2429770977" calcext:value-type="float">
            <text:p>99401.2429770977</text:p>
          </table:table-cell>
          <table:table-cell/>
          <table:table-cell office:value-type="float" office:value="1456447923.81687" calcext:value-type="float">
            <text:p>1456447923.81687</text:p>
          </table:table-cell>
          <table:table-cell table:formula="of:=[.G145]-[.B145]" office:value-type="float" office:value="0.152151346206665" calcext:value-type="float">
            <text:p>0.152151346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7923.68805" calcext:value-type="float">
            <text:p>1456447923.68805</text:p>
          </table:table-cell>
          <table:table-cell office:value-type="float" office:value="2320" calcext:value-type="float">
            <text:p>2320</text:p>
          </table:table-cell>
          <table:table-cell table:formula="of:=[.B146]-[.B$2]" office:value-type="float" office:value="3.68779587745666" calcext:value-type="float">
            <text:p>3.6877958775</text:p>
          </table:table-cell>
          <table:table-cell table:formula="of:=[.C146]/([.D146]-[.D145])" office:value-type="float" office:value="99424.6025891224" calcext:value-type="float">
            <text:p>99424.6025891224</text:p>
          </table:table-cell>
          <table:table-cell/>
          <table:table-cell office:value-type="float" office:value="1456447923.84025" calcext:value-type="float">
            <text:p>1456447923.84025</text:p>
          </table:table-cell>
          <table:table-cell table:formula="of:=[.G146]-[.B146]" office:value-type="float" office:value="0.152194499969482" calcext:value-type="float">
            <text:p>0.152194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7923.71138" calcext:value-type="float">
            <text:p>1456447923.71138</text:p>
          </table:table-cell>
          <table:table-cell office:value-type="float" office:value="2320" calcext:value-type="float">
            <text:p>2320</text:p>
          </table:table-cell>
          <table:table-cell table:formula="of:=[.B147]-[.B$2]" office:value-type="float" office:value="3.71112823486328" calcext:value-type="float">
            <text:p>3.7111282349</text:p>
          </table:table-cell>
          <table:table-cell table:formula="of:=[.C147]/([.D147]-[.D146])" office:value-type="float" office:value="99432.730245343" calcext:value-type="float">
            <text:p>99432.730245343</text:p>
          </table:table-cell>
          <table:table-cell/>
          <table:table-cell office:value-type="float" office:value="1456447923.86377" calcext:value-type="float">
            <text:p>1456447923.86377</text:p>
          </table:table-cell>
          <table:table-cell table:formula="of:=[.G147]-[.B147]" office:value-type="float" office:value="0.152384519577026" calcext:value-type="float">
            <text:p>0.152384519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7923.73475" calcext:value-type="float">
            <text:p>1456447923.73475</text:p>
          </table:table-cell>
          <table:table-cell office:value-type="float" office:value="2320" calcext:value-type="float">
            <text:p>2320</text:p>
          </table:table-cell>
          <table:table-cell table:formula="of:=[.B148]-[.B$2]" office:value-type="float" office:value="3.73449230194092" calcext:value-type="float">
            <text:p>3.7344923019</text:p>
          </table:table-cell>
          <table:table-cell table:formula="of:=[.C148]/([.D148]-[.D147])" office:value-type="float" office:value="99297.780317564" calcext:value-type="float">
            <text:p>99297.780317564</text:p>
          </table:table-cell>
          <table:table-cell/>
          <table:table-cell office:value-type="float" office:value="1456447923.88709" calcext:value-type="float">
            <text:p>1456447923.88709</text:p>
          </table:table-cell>
          <table:table-cell table:formula="of:=[.G148]-[.B148]" office:value-type="float" office:value="0.152338743209839" calcext:value-type="float">
            <text:p>0.152338743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7923.75809" calcext:value-type="float">
            <text:p>1456447923.75809</text:p>
          </table:table-cell>
          <table:table-cell office:value-type="float" office:value="2320" calcext:value-type="float">
            <text:p>2320</text:p>
          </table:table-cell>
          <table:table-cell table:formula="of:=[.B149]-[.B$2]" office:value-type="float" office:value="3.75783467292786" calcext:value-type="float">
            <text:p>3.7578346729</text:p>
          </table:table-cell>
          <table:table-cell table:formula="of:=[.C149]/([.D149]-[.D148])" office:value-type="float" office:value="99390.074868495" calcext:value-type="float">
            <text:p>99390.074868495</text:p>
          </table:table-cell>
          <table:table-cell/>
          <table:table-cell office:value-type="float" office:value="1456447923.91042" calcext:value-type="float">
            <text:p>1456447923.91042</text:p>
          </table:table-cell>
          <table:table-cell table:formula="of:=[.G149]-[.B149]" office:value-type="float" office:value="0.152330636978149" calcext:value-type="float">
            <text:p>0.15233063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7923.78143" calcext:value-type="float">
            <text:p>1456447923.78143</text:p>
          </table:table-cell>
          <table:table-cell office:value-type="float" office:value="2320" calcext:value-type="float">
            <text:p>2320</text:p>
          </table:table-cell>
          <table:table-cell table:formula="of:=[.B150]-[.B$2]" office:value-type="float" office:value="3.78117561340332" calcext:value-type="float">
            <text:p>3.7811756134</text:p>
          </table:table-cell>
          <table:table-cell table:formula="of:=[.C150]/([.D150]-[.D149])" office:value-type="float" office:value="99396.166252975" calcext:value-type="float">
            <text:p>99396.166252975</text:p>
          </table:table-cell>
          <table:table-cell/>
          <table:table-cell office:value-type="float" office:value="1456447923.93378" calcext:value-type="float">
            <text:p>1456447923.93378</text:p>
          </table:table-cell>
          <table:table-cell table:formula="of:=[.G150]-[.B150]" office:value-type="float" office:value="0.152351379394531" calcext:value-type="float">
            <text:p>0.152351379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7923.80477" calcext:value-type="float">
            <text:p>1456447923.80477</text:p>
          </table:table-cell>
          <table:table-cell office:value-type="float" office:value="2320" calcext:value-type="float">
            <text:p>2320</text:p>
          </table:table-cell>
          <table:table-cell table:formula="of:=[.B151]-[.B$2]" office:value-type="float" office:value="3.80451035499573" calcext:value-type="float">
            <text:p>3.804510355</text:p>
          </table:table-cell>
          <table:table-cell table:formula="of:=[.C151]/([.D151]-[.D150])" office:value-type="float" office:value="99422.5708826745" calcext:value-type="float">
            <text:p>99422.5708826745</text:p>
          </table:table-cell>
          <table:table-cell/>
          <table:table-cell office:value-type="float" office:value="1456447923.95719" calcext:value-type="float">
            <text:p>1456447923.95719</text:p>
          </table:table-cell>
          <table:table-cell table:formula="of:=[.G151]-[.B151]" office:value-type="float" office:value="0.152420043945313" calcext:value-type="float">
            <text:p>0.152420043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7923.8281" calcext:value-type="float">
            <text:p>1456447923.8281</text:p>
          </table:table-cell>
          <table:table-cell office:value-type="float" office:value="2320" calcext:value-type="float">
            <text:p>2320</text:p>
          </table:table-cell>
          <table:table-cell table:formula="of:=[.B152]-[.B$2]" office:value-type="float" office:value="3.82784843444824" calcext:value-type="float">
            <text:p>3.8278484344</text:p>
          </table:table-cell>
          <table:table-cell table:formula="of:=[.C152]/([.D152]-[.D151])" office:value-type="float" office:value="99408.3512621696" calcext:value-type="float">
            <text:p>99408.3512621696</text:p>
          </table:table-cell>
          <table:table-cell/>
          <table:table-cell office:value-type="float" office:value="1456447923.98061" calcext:value-type="float">
            <text:p>1456447923.98061</text:p>
          </table:table-cell>
          <table:table-cell table:formula="of:=[.G152]-[.B152]" office:value-type="float" office:value="0.152508974075317" calcext:value-type="float">
            <text:p>0.15250897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7923.85144" calcext:value-type="float">
            <text:p>1456447923.85144</text:p>
          </table:table-cell>
          <table:table-cell office:value-type="float" office:value="2320" calcext:value-type="float">
            <text:p>2320</text:p>
          </table:table-cell>
          <table:table-cell table:formula="of:=[.B153]-[.B$2]" office:value-type="float" office:value="3.85118222236633" calcext:value-type="float">
            <text:p>3.8511822224</text:p>
          </table:table-cell>
          <table:table-cell table:formula="of:=[.C153]/([.D153]-[.D152])" office:value-type="float" office:value="99426.6343786081" calcext:value-type="float">
            <text:p>99426.6343786081</text:p>
          </table:table-cell>
          <table:table-cell/>
          <table:table-cell office:value-type="float" office:value="1456447924.0051" calcext:value-type="float">
            <text:p>1456447924.0051</text:p>
          </table:table-cell>
          <table:table-cell table:formula="of:=[.G153]-[.B153]" office:value-type="float" office:value="0.153659105300903" calcext:value-type="float">
            <text:p>0.15365910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7923.87477" calcext:value-type="float">
            <text:p>1456447923.87477</text:p>
          </table:table-cell>
          <table:table-cell office:value-type="float" office:value="2320" calcext:value-type="float">
            <text:p>2320</text:p>
          </table:table-cell>
          <table:table-cell table:formula="of:=[.B154]-[.B$2]" office:value-type="float" office:value="3.87451577186584" calcext:value-type="float">
            <text:p>3.8745157719</text:p>
          </table:table-cell>
          <table:table-cell table:formula="of:=[.C154]/([.D154]-[.D153])" office:value-type="float" office:value="99427.6503044918" calcext:value-type="float">
            <text:p>99427.6503044918</text:p>
          </table:table-cell>
          <table:table-cell/>
          <table:table-cell office:value-type="float" office:value="1456447924.01722" calcext:value-type="float">
            <text:p>1456447924.01722</text:p>
          </table:table-cell>
          <table:table-cell table:formula="of:=[.G154]-[.B154]" office:value-type="float" office:value="0.142446517944336" calcext:value-type="float">
            <text:p>0.142446517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7923.89811" calcext:value-type="float">
            <text:p>1456447923.89811</text:p>
          </table:table-cell>
          <table:table-cell office:value-type="float" office:value="2320" calcext:value-type="float">
            <text:p>2320</text:p>
          </table:table-cell>
          <table:table-cell table:formula="of:=[.B155]-[.B$2]" office:value-type="float" office:value="3.89785385131836" calcext:value-type="float">
            <text:p>3.8978538513</text:p>
          </table:table-cell>
          <table:table-cell table:formula="of:=[.C155]/([.D155]-[.D154])" office:value-type="float" office:value="99408.3512621696" calcext:value-type="float">
            <text:p>99408.3512621696</text:p>
          </table:table-cell>
          <table:table-cell/>
          <table:table-cell office:value-type="float" office:value="1456447924.02738" calcext:value-type="float">
            <text:p>1456447924.02738</text:p>
          </table:table-cell>
          <table:table-cell table:formula="of:=[.G155]-[.B155]" office:value-type="float" office:value="0.129265308380127" calcext:value-type="float">
            <text:p>0.12926530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7923.92144" calcext:value-type="float">
            <text:p>1456447923.92144</text:p>
          </table:table-cell>
          <table:table-cell office:value-type="float" office:value="2320" calcext:value-type="float">
            <text:p>2320</text:p>
          </table:table-cell>
          <table:table-cell table:formula="of:=[.B156]-[.B$2]" office:value-type="float" office:value="3.92118859291077" calcext:value-type="float">
            <text:p>3.9211885929</text:p>
          </table:table-cell>
          <table:table-cell table:formula="of:=[.C156]/([.D156]-[.D155])" office:value-type="float" office:value="99422.5708826745" calcext:value-type="float">
            <text:p>99422.5708826745</text:p>
          </table:table-cell>
          <table:table-cell/>
          <table:table-cell office:value-type="float" office:value="1456447924.05091" calcext:value-type="float">
            <text:p>1456447924.05091</text:p>
          </table:table-cell>
          <table:table-cell table:formula="of:=[.G156]-[.B156]" office:value-type="float" office:value="0.129464864730835" calcext:value-type="float">
            <text:p>0.129464864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7923.94478" calcext:value-type="float">
            <text:p>1456447923.94478</text:p>
          </table:table-cell>
          <table:table-cell office:value-type="float" office:value="2320" calcext:value-type="float">
            <text:p>2320</text:p>
          </table:table-cell>
          <table:table-cell table:formula="of:=[.B157]-[.B$2]" office:value-type="float" office:value="3.94452047348022" calcext:value-type="float">
            <text:p>3.9445204735</text:p>
          </table:table-cell>
          <table:table-cell table:formula="of:=[.C157]/([.D157]-[.D156])" office:value-type="float" office:value="99434.7623670308" calcext:value-type="float">
            <text:p>99434.7623670308</text:p>
          </table:table-cell>
          <table:table-cell/>
          <table:table-cell office:value-type="float" office:value="1456447924.08708" calcext:value-type="float">
            <text:p>1456447924.08708</text:p>
          </table:table-cell>
          <table:table-cell table:formula="of:=[.G157]-[.B157]" office:value-type="float" office:value="0.142298698425293" calcext:value-type="float">
            <text:p>0.142298698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7923.96811" calcext:value-type="float">
            <text:p>1456447923.96811</text:p>
          </table:table-cell>
          <table:table-cell office:value-type="float" office:value="2320" calcext:value-type="float">
            <text:p>2320</text:p>
          </table:table-cell>
          <table:table-cell table:formula="of:=[.B158]-[.B$2]" office:value-type="float" office:value="3.96785140037537" calcext:value-type="float">
            <text:p>3.9678514004</text:p>
          </table:table-cell>
          <table:table-cell table:formula="of:=[.C158]/([.D158]-[.D157])" office:value-type="float" office:value="99438.8268596012" calcext:value-type="float">
            <text:p>99438.8268596012</text:p>
          </table:table-cell>
          <table:table-cell/>
          <table:table-cell office:value-type="float" office:value="1456447924.11485" calcext:value-type="float">
            <text:p>1456447924.11485</text:p>
          </table:table-cell>
          <table:table-cell table:formula="of:=[.G158]-[.B158]" office:value-type="float" office:value="0.146746873855591" calcext:value-type="float">
            <text:p>0.146746873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7923.99144" calcext:value-type="float">
            <text:p>1456447923.99144</text:p>
          </table:table-cell>
          <table:table-cell office:value-type="float" office:value="2320" calcext:value-type="float">
            <text:p>2320</text:p>
          </table:table-cell>
          <table:table-cell table:formula="of:=[.B159]-[.B$2]" office:value-type="float" office:value="3.99118733406067" calcext:value-type="float">
            <text:p>3.9911873341</text:p>
          </table:table-cell>
          <table:table-cell table:formula="of:=[.C159]/([.D159]-[.D158])" office:value-type="float" office:value="99417.4919798116" calcext:value-type="float">
            <text:p>99417.4919798116</text:p>
          </table:table-cell>
          <table:table-cell/>
          <table:table-cell office:value-type="float" office:value="1456447924.13383" calcext:value-type="float">
            <text:p>1456447924.13383</text:p>
          </table:table-cell>
          <table:table-cell table:formula="of:=[.G159]-[.B159]" office:value-type="float" office:value="0.142390966415405" calcext:value-type="float">
            <text:p>0.142390966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7924.0148" calcext:value-type="float">
            <text:p>1456447924.0148</text:p>
          </table:table-cell>
          <table:table-cell office:value-type="float" office:value="2320" calcext:value-type="float">
            <text:p>2320</text:p>
          </table:table-cell>
          <table:table-cell table:formula="of:=[.B160]-[.B$2]" office:value-type="float" office:value="4.0145411491394" calcext:value-type="float">
            <text:p>4.0145411491</text:p>
          </table:table-cell>
          <table:table-cell table:formula="of:=[.C160]/([.D160]-[.D159])" office:value-type="float" office:value="99341.3706573561" calcext:value-type="float">
            <text:p>99341.3706573561</text:p>
          </table:table-cell>
          <table:table-cell/>
          <table:table-cell office:value-type="float" office:value="1456447924.15713" calcext:value-type="float">
            <text:p>1456447924.15713</text:p>
          </table:table-cell>
          <table:table-cell table:formula="of:=[.G160]-[.B160]" office:value-type="float" office:value="0.142331838607788" calcext:value-type="float">
            <text:p>0.142331838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7924.03809" calcext:value-type="float">
            <text:p>1456447924.03809</text:p>
          </table:table-cell>
          <table:table-cell office:value-type="float" office:value="2320" calcext:value-type="float">
            <text:p>2320</text:p>
          </table:table-cell>
          <table:table-cell table:formula="of:=[.B161]-[.B$2]" office:value-type="float" office:value="4.03783488273621" calcext:value-type="float">
            <text:p>4.0378348827</text:p>
          </table:table-cell>
          <table:table-cell table:formula="of:=[.C161]/([.D161]-[.D160])" office:value-type="float" office:value="99597.6016622143" calcext:value-type="float">
            <text:p>99597.6016622143</text:p>
          </table:table-cell>
          <table:table-cell/>
          <table:table-cell office:value-type="float" office:value="1456447924.19086" calcext:value-type="float">
            <text:p>1456447924.19086</text:p>
          </table:table-cell>
          <table:table-cell table:formula="of:=[.G161]-[.B161]" office:value-type="float" office:value="0.152771949768066" calcext:value-type="float">
            <text:p>0.15277194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7924.06136" calcext:value-type="float">
            <text:p>1456447924.06136</text:p>
          </table:table-cell>
          <table:table-cell office:value-type="float" office:value="2320" calcext:value-type="float">
            <text:p>2320</text:p>
          </table:table-cell>
          <table:table-cell table:formula="of:=[.B162]-[.B$2]" office:value-type="float" office:value="4.0611002445221" calcext:value-type="float">
            <text:p>4.0611002445</text:p>
          </table:table-cell>
          <table:table-cell table:formula="of:=[.C162]/([.D162]-[.D161])" office:value-type="float" office:value="99719.0596626427" calcext:value-type="float">
            <text:p>99719.0596626427</text:p>
          </table:table-cell>
          <table:table-cell/>
          <table:table-cell office:value-type="float" office:value="1456447924.21409" calcext:value-type="float">
            <text:p>1456447924.21409</text:p>
          </table:table-cell>
          <table:table-cell table:formula="of:=[.G162]-[.B162]" office:value-type="float" office:value="0.152731895446777" calcext:value-type="float">
            <text:p>0.152731895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7924.08459" calcext:value-type="float">
            <text:p>1456447924.08459</text:p>
          </table:table-cell>
          <table:table-cell office:value-type="float" office:value="2320" calcext:value-type="float">
            <text:p>2320</text:p>
          </table:table-cell>
          <table:table-cell table:formula="of:=[.B163]-[.B$2]" office:value-type="float" office:value="4.08433222770691" calcext:value-type="float">
            <text:p>4.0843322277</text:p>
          </table:table-cell>
          <table:table-cell table:formula="of:=[.C163]/([.D163]-[.D162])" office:value-type="float" office:value="99862.3312329386" calcext:value-type="float">
            <text:p>99862.3312329386</text:p>
          </table:table-cell>
          <table:table-cell/>
          <table:table-cell office:value-type="float" office:value="1456447924.2372" calcext:value-type="float">
            <text:p>1456447924.2372</text:p>
          </table:table-cell>
          <table:table-cell table:formula="of:=[.G163]-[.B163]" office:value-type="float" office:value="0.152614593505859" calcext:value-type="float">
            <text:p>0.152614593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7924.10781" calcext:value-type="float">
            <text:p>1456447924.10781</text:p>
          </table:table-cell>
          <table:table-cell office:value-type="float" office:value="2320" calcext:value-type="float">
            <text:p>2320</text:p>
          </table:table-cell>
          <table:table-cell table:formula="of:=[.B164]-[.B$2]" office:value-type="float" office:value="4.1075541973114" calcext:value-type="float">
            <text:p>4.1075541973</text:p>
          </table:table-cell>
          <table:table-cell table:formula="of:=[.C164]/([.D164]-[.D163])" office:value-type="float" office:value="99905.3930184805" calcext:value-type="float">
            <text:p>99905.3930184805</text:p>
          </table:table-cell>
          <table:table-cell/>
          <table:table-cell office:value-type="float" office:value="1456447924.26075" calcext:value-type="float">
            <text:p>1456447924.26075</text:p>
          </table:table-cell>
          <table:table-cell table:formula="of:=[.G164]-[.B164]" office:value-type="float" office:value="0.152935981750488" calcext:value-type="float">
            <text:p>0.152935981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7924.13106" calcext:value-type="float">
            <text:p>1456447924.13106</text:p>
          </table:table-cell>
          <table:table-cell office:value-type="float" office:value="2320" calcext:value-type="float">
            <text:p>2320</text:p>
          </table:table-cell>
          <table:table-cell table:formula="of:=[.B165]-[.B$2]" office:value-type="float" office:value="4.13080024719238" calcext:value-type="float">
            <text:p>4.1308002472</text:p>
          </table:table-cell>
          <table:table-cell table:formula="of:=[.C165]/([.D165]-[.D164])" office:value-type="float" office:value="99801.9023394632" calcext:value-type="float">
            <text:p>99801.9023394632</text:p>
          </table:table-cell>
          <table:table-cell/>
          <table:table-cell office:value-type="float" office:value="1456447924.29633" calcext:value-type="float">
            <text:p>1456447924.29633</text:p>
          </table:table-cell>
          <table:table-cell table:formula="of:=[.G165]-[.B165]" office:value-type="float" office:value="0.165275812149048" calcext:value-type="float">
            <text:p>0.165275812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7924.15429" calcext:value-type="float">
            <text:p>1456447924.15429</text:p>
          </table:table-cell>
          <table:table-cell office:value-type="float" office:value="2320" calcext:value-type="float">
            <text:p>2320</text:p>
          </table:table-cell>
          <table:table-cell table:formula="of:=[.B166]-[.B$2]" office:value-type="float" office:value="4.1540379524231" calcext:value-type="float">
            <text:p>4.1540379524</text:p>
          </table:table-cell>
          <table:table-cell table:formula="of:=[.C166]/([.D166]-[.D165])" office:value-type="float" office:value="99837.7411610203" calcext:value-type="float">
            <text:p>99837.7411610203</text:p>
          </table:table-cell>
          <table:table-cell/>
          <table:table-cell office:value-type="float" office:value="1456447924.31942" calcext:value-type="float">
            <text:p>1456447924.31942</text:p>
          </table:table-cell>
          <table:table-cell table:formula="of:=[.G166]-[.B166]" office:value-type="float" office:value="0.165122509002686" calcext:value-type="float">
            <text:p>0.16512250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7924.17755" calcext:value-type="float">
            <text:p>1456447924.17755</text:p>
          </table:table-cell>
          <table:table-cell office:value-type="float" office:value="2320" calcext:value-type="float">
            <text:p>2320</text:p>
          </table:table-cell>
          <table:table-cell table:formula="of:=[.B167]-[.B$2]" office:value-type="float" office:value="4.17729425430298" calcext:value-type="float">
            <text:p>4.1772942543</text:p>
          </table:table-cell>
          <table:table-cell table:formula="of:=[.C167]/([.D167]-[.D166])" office:value-type="float" office:value="99757.9069958173" calcext:value-type="float">
            <text:p>99757.9069958173</text:p>
          </table:table-cell>
          <table:table-cell/>
          <table:table-cell office:value-type="float" office:value="1456447924.34266" calcext:value-type="float">
            <text:p>1456447924.34266</text:p>
          </table:table-cell>
          <table:table-cell table:formula="of:=[.G167]-[.B167]" office:value-type="float" office:value="0.165104866027832" calcext:value-type="float">
            <text:p>0.1651048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7924.20078" calcext:value-type="float">
            <text:p>1456447924.20078</text:p>
          </table:table-cell>
          <table:table-cell office:value-type="float" office:value="2320" calcext:value-type="float">
            <text:p>2320</text:p>
          </table:table-cell>
          <table:table-cell table:formula="of:=[.B168]-[.B$2]" office:value-type="float" office:value="4.20052266120911" calcext:value-type="float">
            <text:p>4.2005226612</text:p>
          </table:table-cell>
          <table:table-cell table:formula="of:=[.C168]/([.D168]-[.D167])" office:value-type="float" office:value="99877.7061800117" calcext:value-type="float">
            <text:p>99877.7061800117</text:p>
          </table:table-cell>
          <table:table-cell/>
          <table:table-cell office:value-type="float" office:value="1456447924.36596" calcext:value-type="float">
            <text:p>1456447924.36596</text:p>
          </table:table-cell>
          <table:table-cell table:formula="of:=[.G168]-[.B168]" office:value-type="float" office:value="0.165180444717407" calcext:value-type="float">
            <text:p>0.165180444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7924.224" calcext:value-type="float">
            <text:p>1456447924.224</text:p>
          </table:table-cell>
          <table:table-cell office:value-type="float" office:value="2320" calcext:value-type="float">
            <text:p>2320</text:p>
          </table:table-cell>
          <table:table-cell table:formula="of:=[.B169]-[.B$2]" office:value-type="float" office:value="4.22374749183655" calcext:value-type="float">
            <text:p>4.2237474918</text:p>
          </table:table-cell>
          <table:table-cell table:formula="of:=[.C169]/([.D169]-[.D168])" office:value-type="float" office:value="99893.0858621115" calcext:value-type="float">
            <text:p>99893.0858621115</text:p>
          </table:table-cell>
          <table:table-cell/>
          <table:table-cell office:value-type="float" office:value="1456447924.38919" calcext:value-type="float">
            <text:p>1456447924.38919</text:p>
          </table:table-cell>
          <table:table-cell table:formula="of:=[.G169]-[.B169]" office:value-type="float" office:value="0.16518759727478" calcext:value-type="float">
            <text:p>0.165187597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7924.24723" calcext:value-type="float">
            <text:p>1456447924.24723</text:p>
          </table:table-cell>
          <table:table-cell office:value-type="float" office:value="2320" calcext:value-type="float">
            <text:p>2320</text:p>
          </table:table-cell>
          <table:table-cell table:formula="of:=[.B170]-[.B$2]" office:value-type="float" office:value="4.24696946144104" calcext:value-type="float">
            <text:p>4.2469694614</text:p>
          </table:table-cell>
          <table:table-cell table:formula="of:=[.C170]/([.D170]-[.D169])" office:value-type="float" office:value="99905.3930184805" calcext:value-type="float">
            <text:p>99905.3930184805</text:p>
          </table:table-cell>
          <table:table-cell/>
          <table:table-cell office:value-type="float" office:value="1456447924.42363" calcext:value-type="float">
            <text:p>1456447924.42363</text:p>
          </table:table-cell>
          <table:table-cell table:formula="of:=[.G170]-[.B170]" office:value-type="float" office:value="0.176407814025879" calcext:value-type="float">
            <text:p>0.17640781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7924.27044" calcext:value-type="float">
            <text:p>1456447924.27044</text:p>
          </table:table-cell>
          <table:table-cell office:value-type="float" office:value="2320" calcext:value-type="float">
            <text:p>2320</text:p>
          </table:table-cell>
          <table:table-cell table:formula="of:=[.B171]-[.B$2]" office:value-type="float" office:value="4.27018761634827" calcext:value-type="float">
            <text:p>4.2701876163</text:p>
          </table:table-cell>
          <table:table-cell table:formula="of:=[.C171]/([.D171]-[.D170])" office:value-type="float" office:value="99921.807278403" calcext:value-type="float">
            <text:p>99921.807278403</text:p>
          </table:table-cell>
          <table:table-cell/>
          <table:table-cell office:value-type="float" office:value="1456447924.44673" calcext:value-type="float">
            <text:p>1456447924.44673</text:p>
          </table:table-cell>
          <table:table-cell table:formula="of:=[.G171]-[.B171]" office:value-type="float" office:value="0.176285743713379" calcext:value-type="float">
            <text:p>0.176285743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7924.29367" calcext:value-type="float">
            <text:p>1456447924.29367</text:p>
          </table:table-cell>
          <table:table-cell office:value-type="float" office:value="2320" calcext:value-type="float">
            <text:p>2320</text:p>
          </table:table-cell>
          <table:table-cell table:formula="of:=[.B172]-[.B$2]" office:value-type="float" office:value="4.29340982437134" calcext:value-type="float">
            <text:p>4.2934098244</text:p>
          </table:table-cell>
          <table:table-cell table:formula="of:=[.C172]/([.D172]-[.D171])" office:value-type="float" office:value="99904.3673062905" calcext:value-type="float">
            <text:p>99904.3673062905</text:p>
          </table:table-cell>
          <table:table-cell/>
          <table:table-cell office:value-type="float" office:value="1456447924.46988" calcext:value-type="float">
            <text:p>1456447924.46988</text:p>
          </table:table-cell>
          <table:table-cell table:formula="of:=[.G172]-[.B172]" office:value-type="float" office:value="0.176210165023804" calcext:value-type="float">
            <text:p>0.17621016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7924.31689" calcext:value-type="float">
            <text:p>1456447924.31689</text:p>
          </table:table-cell>
          <table:table-cell office:value-type="float" office:value="2320" calcext:value-type="float">
            <text:p>2320</text:p>
          </table:table-cell>
          <table:table-cell table:formula="of:=[.B173]-[.B$2]" office:value-type="float" office:value="4.31663036346436" calcext:value-type="float">
            <text:p>4.3166303635</text:p>
          </table:table-cell>
          <table:table-cell table:formula="of:=[.C173]/([.D173]-[.D172])" office:value-type="float" office:value="99911.5477339466" calcext:value-type="float">
            <text:p>99911.5477339466</text:p>
          </table:table-cell>
          <table:table-cell/>
          <table:table-cell office:value-type="float" office:value="1456447924.49303" calcext:value-type="float">
            <text:p>1456447924.49303</text:p>
          </table:table-cell>
          <table:table-cell table:formula="of:=[.G173]-[.B173]" office:value-type="float" office:value="0.176139116287231" calcext:value-type="float">
            <text:p>0.176139116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7924.3401" calcext:value-type="float">
            <text:p>1456447924.3401</text:p>
          </table:table-cell>
          <table:table-cell office:value-type="float" office:value="2320" calcext:value-type="float">
            <text:p>2320</text:p>
          </table:table-cell>
          <table:table-cell table:formula="of:=[.B174]-[.B$2]" office:value-type="float" office:value="4.33984637260437" calcext:value-type="float">
            <text:p>4.3398463726</text:p>
          </table:table-cell>
          <table:table-cell table:formula="of:=[.C174]/([.D174]-[.D173])" office:value-type="float" office:value="99931.0426700898" calcext:value-type="float">
            <text:p>99931.0426700898</text:p>
          </table:table-cell>
          <table:table-cell/>
          <table:table-cell office:value-type="float" office:value="1456447924.52867" calcext:value-type="float">
            <text:p>1456447924.52867</text:p>
          </table:table-cell>
          <table:table-cell table:formula="of:=[.G174]-[.B174]" office:value-type="float" office:value="0.188569784164429" calcext:value-type="float">
            <text:p>0.188569784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7924.36334" calcext:value-type="float">
            <text:p>1456447924.36334</text:p>
          </table:table-cell>
          <table:table-cell office:value-type="float" office:value="2320" calcext:value-type="float">
            <text:p>2320</text:p>
          </table:table-cell>
          <table:table-cell table:formula="of:=[.B175]-[.B$2]" office:value-type="float" office:value="4.36308407783508" calcext:value-type="float">
            <text:p>4.3630840778</text:p>
          </table:table-cell>
          <table:table-cell table:formula="of:=[.C175]/([.D175]-[.D174])" office:value-type="float" office:value="99837.7411610203" calcext:value-type="float">
            <text:p>99837.7411610203</text:p>
          </table:table-cell>
          <table:table-cell/>
          <table:table-cell office:value-type="float" office:value="1456447924.55183" calcext:value-type="float">
            <text:p>1456447924.55183</text:p>
          </table:table-cell>
          <table:table-cell table:formula="of:=[.G175]-[.B175]" office:value-type="float" office:value="0.188488483428955" calcext:value-type="float">
            <text:p>0.18848848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7924.38656" calcext:value-type="float">
            <text:p>1456447924.38656</text:p>
          </table:table-cell>
          <table:table-cell office:value-type="float" office:value="2320" calcext:value-type="float">
            <text:p>2320</text:p>
          </table:table-cell>
          <table:table-cell table:formula="of:=[.B176]-[.B$2]" office:value-type="float" office:value="4.38630604743958" calcext:value-type="float">
            <text:p>4.3863060474</text:p>
          </table:table-cell>
          <table:table-cell table:formula="of:=[.C176]/([.D176]-[.D175])" office:value-type="float" office:value="99905.3930184805" calcext:value-type="float">
            <text:p>99905.3930184805</text:p>
          </table:table-cell>
          <table:table-cell/>
          <table:table-cell office:value-type="float" office:value="1456447924.5749" calcext:value-type="float">
            <text:p>1456447924.5749</text:p>
          </table:table-cell>
          <table:table-cell table:formula="of:=[.G176]-[.B176]" office:value-type="float" office:value="0.18833327293396" calcext:value-type="float">
            <text:p>0.18833327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7924.4098" calcext:value-type="float">
            <text:p>1456447924.4098</text:p>
          </table:table-cell>
          <table:table-cell office:value-type="float" office:value="2320" calcext:value-type="float">
            <text:p>2320</text:p>
          </table:table-cell>
          <table:table-cell table:formula="of:=[.B177]-[.B$2]" office:value-type="float" office:value="4.40954852104187" calcext:value-type="float">
            <text:p>4.409548521</text:p>
          </table:table-cell>
          <table:table-cell table:formula="of:=[.C177]/([.D177]-[.D176])" office:value-type="float" office:value="99817.2586832981" calcext:value-type="float">
            <text:p>99817.2586832981</text:p>
          </table:table-cell>
          <table:table-cell/>
          <table:table-cell office:value-type="float" office:value="1456447924.59803" calcext:value-type="float">
            <text:p>1456447924.59803</text:p>
          </table:table-cell>
          <table:table-cell table:formula="of:=[.G177]-[.B177]" office:value-type="float" office:value="0.188222169876099" calcext:value-type="float">
            <text:p>0.188222169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7924.43302" calcext:value-type="float">
            <text:p>1456447924.43302</text:p>
          </table:table-cell>
          <table:table-cell office:value-type="float" office:value="2320" calcext:value-type="float">
            <text:p>2320</text:p>
          </table:table-cell>
          <table:table-cell table:formula="of:=[.B178]-[.B$2]" office:value-type="float" office:value="4.43276643753052" calcext:value-type="float">
            <text:p>4.4327664375</text:p>
          </table:table-cell>
          <table:table-cell table:formula="of:=[.C178]/([.D178]-[.D177])" office:value-type="float" office:value="99922.8333487364" calcext:value-type="float">
            <text:p>99922.8333487364</text:p>
          </table:table-cell>
          <table:table-cell/>
          <table:table-cell office:value-type="float" office:value="1456447924.63268" calcext:value-type="float">
            <text:p>1456447924.63268</text:p>
          </table:table-cell>
          <table:table-cell table:formula="of:=[.G178]-[.B178]" office:value-type="float" office:value="0.199661493301392" calcext:value-type="float">
            <text:p>0.199661493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7924.45624" calcext:value-type="float">
            <text:p>1456447924.45624</text:p>
          </table:table-cell>
          <table:table-cell office:value-type="float" office:value="2320" calcext:value-type="float">
            <text:p>2320</text:p>
          </table:table-cell>
          <table:table-cell table:formula="of:=[.B179]-[.B$2]" office:value-type="float" office:value="4.45598340034485" calcext:value-type="float">
            <text:p>4.4559834003</text:p>
          </table:table-cell>
          <table:table-cell table:formula="of:=[.C179]/([.D179]-[.D178])" office:value-type="float" office:value="99926.9378408076" calcext:value-type="float">
            <text:p>99926.9378408076</text:p>
          </table:table-cell>
          <table:table-cell/>
          <table:table-cell office:value-type="float" office:value="1456447924.65605" calcext:value-type="float">
            <text:p>1456447924.65605</text:p>
          </table:table-cell>
          <table:table-cell table:formula="of:=[.G179]-[.B179]" office:value-type="float" office:value="0.199809074401855" calcext:value-type="float">
            <text:p>0.199809074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7924.47945" calcext:value-type="float">
            <text:p>1456447924.47945</text:p>
          </table:table-cell>
          <table:table-cell office:value-type="float" office:value="2320" calcext:value-type="float">
            <text:p>2320</text:p>
          </table:table-cell>
          <table:table-cell table:formula="of:=[.B180]-[.B$2]" office:value-type="float" office:value="4.47919869422913" calcext:value-type="float">
            <text:p>4.4791986942</text:p>
          </table:table-cell>
          <table:table-cell table:formula="of:=[.C180]/([.D180]-[.D179])" office:value-type="float" office:value="99934.1215133714" calcext:value-type="float">
            <text:p>99934.1215133714</text:p>
          </table:table-cell>
          <table:table-cell/>
          <table:table-cell office:value-type="float" office:value="1456447924.67936" calcext:value-type="float">
            <text:p>1456447924.67936</text:p>
          </table:table-cell>
          <table:table-cell table:formula="of:=[.G180]-[.B180]" office:value-type="float" office:value="0.199905633926392" calcext:value-type="float">
            <text:p>0.199905633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7924.50267" calcext:value-type="float">
            <text:p>1456447924.50267</text:p>
          </table:table-cell>
          <table:table-cell office:value-type="float" office:value="2320" calcext:value-type="float">
            <text:p>2320</text:p>
          </table:table-cell>
          <table:table-cell table:formula="of:=[.B181]-[.B$2]" office:value-type="float" office:value="4.50241565704346" calcext:value-type="float">
            <text:p>4.502415657</text:p>
          </table:table-cell>
          <table:table-cell table:formula="of:=[.C181]/([.D181]-[.D180])" office:value-type="float" office:value="99926.9378408076" calcext:value-type="float">
            <text:p>99926.9378408076</text:p>
          </table:table-cell>
          <table:table-cell/>
          <table:table-cell office:value-type="float" office:value="1456447924.70262" calcext:value-type="float">
            <text:p>1456447924.70262</text:p>
          </table:table-cell>
          <table:table-cell table:formula="of:=[.G181]-[.B181]" office:value-type="float" office:value="0.199945449829102" calcext:value-type="float">
            <text:p>0.19994544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7924.52589" calcext:value-type="float">
            <text:p>1456447924.52589</text:p>
          </table:table-cell>
          <table:table-cell office:value-type="float" office:value="2320" calcext:value-type="float">
            <text:p>2320</text:p>
          </table:table-cell>
          <table:table-cell table:formula="of:=[.B182]-[.B$2]" office:value-type="float" office:value="4.52563047409058" calcext:value-type="float">
            <text:p>4.5256304741</text:p>
          </table:table-cell>
          <table:table-cell table:formula="of:=[.C182]/([.D182]-[.D181])" office:value-type="float" office:value="99936.1741809592" calcext:value-type="float">
            <text:p>99936.1741809592</text:p>
          </table:table-cell>
          <table:table-cell/>
          <table:table-cell office:value-type="float" office:value="1456447924.72575" calcext:value-type="float">
            <text:p>1456447924.72575</text:p>
          </table:table-cell>
          <table:table-cell table:formula="of:=[.G182]-[.B182]" office:value-type="float" office:value="0.199866056442261" calcext:value-type="float">
            <text:p>0.199866056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7924.54911" calcext:value-type="float">
            <text:p>1456447924.54911</text:p>
          </table:table-cell>
          <table:table-cell office:value-type="float" office:value="2320" calcext:value-type="float">
            <text:p>2320</text:p>
          </table:table-cell>
          <table:table-cell table:formula="of:=[.B183]-[.B$2]" office:value-type="float" office:value="4.54885005950928" calcext:value-type="float">
            <text:p>4.5488500595</text:p>
          </table:table-cell>
          <table:table-cell table:formula="of:=[.C183]/([.D183]-[.D182])" office:value-type="float" office:value="99915.6512989013" calcext:value-type="float">
            <text:p>99915.6512989013</text:p>
          </table:table-cell>
          <table:table-cell/>
          <table:table-cell office:value-type="float" office:value="1456447924.7608" calcext:value-type="float">
            <text:p>1456447924.7608</text:p>
          </table:table-cell>
          <table:table-cell table:formula="of:=[.G183]-[.B183]" office:value-type="float" office:value="0.211690187454224" calcext:value-type="float">
            <text:p>0.21169018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7924.57233" calcext:value-type="float">
            <text:p>1456447924.57233</text:p>
          </table:table-cell>
          <table:table-cell office:value-type="float" office:value="2320" calcext:value-type="float">
            <text:p>2320</text:p>
          </table:table-cell>
          <table:table-cell table:formula="of:=[.B184]-[.B$2]" office:value-type="float" office:value="4.57206964492798" calcext:value-type="float">
            <text:p>4.5720696449</text:p>
          </table:table-cell>
          <table:table-cell table:formula="of:=[.C184]/([.D184]-[.D183])" office:value-type="float" office:value="99915.6512989013" calcext:value-type="float">
            <text:p>99915.6512989013</text:p>
          </table:table-cell>
          <table:table-cell/>
          <table:table-cell office:value-type="float" office:value="1456447924.78398" calcext:value-type="float">
            <text:p>1456447924.78398</text:p>
          </table:table-cell>
          <table:table-cell table:formula="of:=[.G184]-[.B184]" office:value-type="float" office:value="0.211654424667358" calcext:value-type="float">
            <text:p>0.211654424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7924.59558" calcext:value-type="float">
            <text:p>1456447924.59558</text:p>
          </table:table-cell>
          <table:table-cell office:value-type="float" office:value="2320" calcext:value-type="float">
            <text:p>2320</text:p>
          </table:table-cell>
          <table:table-cell table:formula="of:=[.B185]-[.B$2]" office:value-type="float" office:value="4.59532761573792" calcext:value-type="float">
            <text:p>4.5953276157</text:p>
          </table:table-cell>
          <table:table-cell table:formula="of:=[.C185]/([.D185]-[.D184])" office:value-type="float" office:value="99750.7486340478" calcext:value-type="float">
            <text:p>99750.7486340478</text:p>
          </table:table-cell>
          <table:table-cell/>
          <table:table-cell office:value-type="float" office:value="1456447924.80717" calcext:value-type="float">
            <text:p>1456447924.80717</text:p>
          </table:table-cell>
          <table:table-cell table:formula="of:=[.G185]-[.B185]" office:value-type="float" office:value="0.211583614349365" calcext:value-type="float">
            <text:p>0.211583614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7924.61884" calcext:value-type="float">
            <text:p>1456447924.61884</text:p>
          </table:table-cell>
          <table:table-cell office:value-type="float" office:value="2320" calcext:value-type="float">
            <text:p>2320</text:p>
          </table:table-cell>
          <table:table-cell table:formula="of:=[.B186]-[.B$2]" office:value-type="float" office:value="4.61858105659485" calcext:value-type="float">
            <text:p>4.6185810566</text:p>
          </table:table-cell>
          <table:table-cell table:formula="of:=[.C186]/([.D186]-[.D185])" office:value-type="float" office:value="99770.1808637165" calcext:value-type="float">
            <text:p>99770.1808637165</text:p>
          </table:table-cell>
          <table:table-cell/>
          <table:table-cell office:value-type="float" office:value="1456447924.83047" calcext:value-type="float">
            <text:p>1456447924.83047</text:p>
          </table:table-cell>
          <table:table-cell table:formula="of:=[.G186]-[.B186]" office:value-type="float" office:value="0.211637496948242" calcext:value-type="float">
            <text:p>0.21163749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7924.64207" calcext:value-type="float">
            <text:p>1456447924.64207</text:p>
          </table:table-cell>
          <table:table-cell office:value-type="float" office:value="2320" calcext:value-type="float">
            <text:p>2320</text:p>
          </table:table-cell>
          <table:table-cell table:formula="of:=[.B187]-[.B$2]" office:value-type="float" office:value="4.64181327819824" calcext:value-type="float">
            <text:p>4.6418132782</text:p>
          </table:table-cell>
          <table:table-cell table:formula="of:=[.C187]/([.D187]-[.D186])" office:value-type="float" office:value="99861.30640477" calcext:value-type="float">
            <text:p>99861.30640477</text:p>
          </table:table-cell>
          <table:table-cell/>
          <table:table-cell office:value-type="float" office:value="1456447924.86532" calcext:value-type="float">
            <text:p>1456447924.86532</text:p>
          </table:table-cell>
          <table:table-cell table:formula="of:=[.G187]-[.B187]" office:value-type="float" office:value="0.223246097564697" calcext:value-type="float">
            <text:p>0.223246097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7924.6653" calcext:value-type="float">
            <text:p>1456447924.6653</text:p>
          </table:table-cell>
          <table:table-cell office:value-type="float" office:value="2320" calcext:value-type="float">
            <text:p>2320</text:p>
          </table:table-cell>
          <table:table-cell table:formula="of:=[.B188]-[.B$2]" office:value-type="float" office:value="4.6650447845459" calcext:value-type="float">
            <text:p>4.6650447845</text:p>
          </table:table-cell>
          <table:table-cell table:formula="of:=[.C188]/([.D188]-[.D187])" office:value-type="float" office:value="99864.3809523809" calcext:value-type="float">
            <text:p>99864.3809523809</text:p>
          </table:table-cell>
          <table:table-cell/>
          <table:table-cell office:value-type="float" office:value="1456447924.88857" calcext:value-type="float">
            <text:p>1456447924.88857</text:p>
          </table:table-cell>
          <table:table-cell table:formula="of:=[.G188]-[.B188]" office:value-type="float" office:value="0.223273754119873" calcext:value-type="float">
            <text:p>0.22327375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7924.68852" calcext:value-type="float">
            <text:p>1456447924.68852</text:p>
          </table:table-cell>
          <table:table-cell office:value-type="float" office:value="2320" calcext:value-type="float">
            <text:p>2320</text:p>
          </table:table-cell>
          <table:table-cell table:formula="of:=[.B189]-[.B$2]" office:value-type="float" office:value="4.68826532363892" calcext:value-type="float">
            <text:p>4.6882653236</text:p>
          </table:table-cell>
          <table:table-cell table:formula="of:=[.C189]/([.D189]-[.D188])" office:value-type="float" office:value="99911.5477339466" calcext:value-type="float">
            <text:p>99911.5477339466</text:p>
          </table:table-cell>
          <table:table-cell/>
          <table:table-cell office:value-type="float" office:value="1456447924.91186" calcext:value-type="float">
            <text:p>1456447924.91186</text:p>
          </table:table-cell>
          <table:table-cell table:formula="of:=[.G189]-[.B189]" office:value-type="float" office:value="0.223335266113281" calcext:value-type="float">
            <text:p>0.223335266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7924.71174" calcext:value-type="float">
            <text:p>1456447924.71174</text:p>
          </table:table-cell>
          <table:table-cell office:value-type="float" office:value="2320" calcext:value-type="float">
            <text:p>2320</text:p>
          </table:table-cell>
          <table:table-cell table:formula="of:=[.B190]-[.B$2]" office:value-type="float" office:value="4.71148347854614" calcext:value-type="float">
            <text:p>4.7114834785</text:p>
          </table:table-cell>
          <table:table-cell table:formula="of:=[.C190]/([.D190]-[.D189])" office:value-type="float" office:value="99921.807278403" calcext:value-type="float">
            <text:p>99921.807278403</text:p>
          </table:table-cell>
          <table:table-cell/>
          <table:table-cell office:value-type="float" office:value="1456447924.93521" calcext:value-type="float">
            <text:p>1456447924.93521</text:p>
          </table:table-cell>
          <table:table-cell table:formula="of:=[.G190]-[.B190]" office:value-type="float" office:value="0.223466396331787" calcext:value-type="float">
            <text:p>0.223466396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7924.73496" calcext:value-type="float">
            <text:p>1456447924.73496</text:p>
          </table:table-cell>
          <table:table-cell office:value-type="float" office:value="2320" calcext:value-type="float">
            <text:p>2320</text:p>
          </table:table-cell>
          <table:table-cell table:formula="of:=[.B191]-[.B$2]" office:value-type="float" office:value="4.73470211029053" calcext:value-type="float">
            <text:p>4.7347021103</text:p>
          </table:table-cell>
          <table:table-cell table:formula="of:=[.C191]/([.D191]-[.D190])" office:value-type="float" office:value="99919.7552009529" calcext:value-type="float">
            <text:p>99919.7552009529</text:p>
          </table:table-cell>
          <table:table-cell/>
          <table:table-cell office:value-type="float" office:value="1456447924.9698" calcext:value-type="float">
            <text:p>1456447924.9698</text:p>
          </table:table-cell>
          <table:table-cell table:formula="of:=[.G191]-[.B191]" office:value-type="float" office:value="0.234843254089355" calcext:value-type="float">
            <text:p>0.234843254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7924.75818" calcext:value-type="float">
            <text:p>1456447924.75818</text:p>
          </table:table-cell>
          <table:table-cell office:value-type="float" office:value="2320" calcext:value-type="float">
            <text:p>2320</text:p>
          </table:table-cell>
          <table:table-cell table:formula="of:=[.B192]-[.B$2]" office:value-type="float" office:value="4.7579197883606" calcext:value-type="float">
            <text:p>4.7579197884</text:p>
          </table:table-cell>
          <table:table-cell table:formula="of:=[.C192]/([.D192]-[.D191])" office:value-type="float" office:value="99923.859440143" calcext:value-type="float">
            <text:p>99923.859440143</text:p>
          </table:table-cell>
          <table:table-cell/>
          <table:table-cell office:value-type="float" office:value="1456447924.99304" calcext:value-type="float">
            <text:p>1456447924.99304</text:p>
          </table:table-cell>
          <table:table-cell table:formula="of:=[.G192]-[.B192]" office:value-type="float" office:value="0.234868288040161" calcext:value-type="float">
            <text:p>0.23486828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7924.78139" calcext:value-type="float">
            <text:p>1456447924.78139</text:p>
          </table:table-cell>
          <table:table-cell office:value-type="float" office:value="2320" calcext:value-type="float">
            <text:p>2320</text:p>
          </table:table-cell>
          <table:table-cell table:formula="of:=[.B193]-[.B$2]" office:value-type="float" office:value="4.78113508224487" calcext:value-type="float">
            <text:p>4.7811350822</text:p>
          </table:table-cell>
          <table:table-cell table:formula="of:=[.C193]/([.D193]-[.D192])" office:value-type="float" office:value="99934.1215133714" calcext:value-type="float">
            <text:p>99934.1215133714</text:p>
          </table:table-cell>
          <table:table-cell/>
          <table:table-cell office:value-type="float" office:value="1456447925.0164" calcext:value-type="float">
            <text:p>1456447925.0164</text:p>
          </table:table-cell>
          <table:table-cell table:formula="of:=[.G193]-[.B193]" office:value-type="float" office:value="0.235009908676147" calcext:value-type="float">
            <text:p>0.235009908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7924.80461" calcext:value-type="float">
            <text:p>1456447924.80461</text:p>
          </table:table-cell>
          <table:table-cell office:value-type="float" office:value="2320" calcext:value-type="float">
            <text:p>2320</text:p>
          </table:table-cell>
          <table:table-cell table:formula="of:=[.B194]-[.B$2]" office:value-type="float" office:value="4.80435585975647" calcext:value-type="float">
            <text:p>4.8043558598</text:p>
          </table:table-cell>
          <table:table-cell table:formula="of:=[.C194]/([.D194]-[.D193])" office:value-type="float" office:value="99910.5218953745" calcext:value-type="float">
            <text:p>99910.5218953745</text:p>
          </table:table-cell>
          <table:table-cell/>
          <table:table-cell office:value-type="float" office:value="1456447925.02831" calcext:value-type="float">
            <text:p>1456447925.02831</text:p>
          </table:table-cell>
          <table:table-cell table:formula="of:=[.G194]-[.B194]" office:value-type="float" office:value="0.223701953887939" calcext:value-type="float">
            <text:p>0.22370195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7924.82783" calcext:value-type="float">
            <text:p>1456447924.82783</text:p>
          </table:table-cell>
          <table:table-cell office:value-type="float" office:value="2320" calcext:value-type="float">
            <text:p>2320</text:p>
          </table:table-cell>
          <table:table-cell table:formula="of:=[.B195]-[.B$2]" office:value-type="float" office:value="4.8275773525238" calcext:value-type="float">
            <text:p>4.8275773525</text:p>
          </table:table-cell>
          <table:table-cell table:formula="of:=[.C195]/([.D195]-[.D194])" office:value-type="float" office:value="99907.4445060474" calcext:value-type="float">
            <text:p>99907.4445060474</text:p>
          </table:table-cell>
          <table:table-cell/>
          <table:table-cell office:value-type="float" office:value="1456447925.05156" calcext:value-type="float">
            <text:p>1456447925.05156</text:p>
          </table:table-cell>
          <table:table-cell table:formula="of:=[.G195]-[.B195]" office:value-type="float" office:value="0.223728895187378" calcext:value-type="float">
            <text:p>0.22372889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7924.85106" calcext:value-type="float">
            <text:p>1456447924.85106</text:p>
          </table:table-cell>
          <table:table-cell office:value-type="float" office:value="2320" calcext:value-type="float">
            <text:p>2320</text:p>
          </table:table-cell>
          <table:table-cell table:formula="of:=[.B196]-[.B$2]" office:value-type="float" office:value="4.85079979896545" calcext:value-type="float">
            <text:p>4.850799799</text:p>
          </table:table-cell>
          <table:table-cell table:formula="of:=[.C196]/([.D196]-[.D195])" office:value-type="float" office:value="99903.3416151619" calcext:value-type="float">
            <text:p>99903.3416151619</text:p>
          </table:table-cell>
          <table:table-cell/>
          <table:table-cell office:value-type="float" office:value="1456447925.07484" calcext:value-type="float">
            <text:p>1456447925.07484</text:p>
          </table:table-cell>
          <table:table-cell table:formula="of:=[.G196]-[.B196]" office:value-type="float" office:value="0.223785638809204" calcext:value-type="float">
            <text:p>0.223785638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7924.87431" calcext:value-type="float">
            <text:p>1456447924.87431</text:p>
          </table:table-cell>
          <table:table-cell office:value-type="float" office:value="2320" calcext:value-type="float">
            <text:p>2320</text:p>
          </table:table-cell>
          <table:table-cell table:formula="of:=[.B197]-[.B$2]" office:value-type="float" office:value="4.87405395507813" calcext:value-type="float">
            <text:p>4.8740539551</text:p>
          </table:table-cell>
          <table:table-cell table:formula="of:=[.C197]/([.D197]-[.D196])" office:value-type="float" office:value="99767.1121136002" calcext:value-type="float">
            <text:p>99767.1121136002</text:p>
          </table:table-cell>
          <table:table-cell/>
          <table:table-cell office:value-type="float" office:value="1456447925.09732" calcext:value-type="float">
            <text:p>1456447925.09732</text:p>
          </table:table-cell>
          <table:table-cell table:formula="of:=[.G197]-[.B197]" office:value-type="float" office:value="0.223006248474121" calcext:value-type="float">
            <text:p>0.223006248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7924.89754" calcext:value-type="float">
            <text:p>1456447924.89754</text:p>
          </table:table-cell>
          <table:table-cell office:value-type="float" office:value="2320" calcext:value-type="float">
            <text:p>2320</text:p>
          </table:table-cell>
          <table:table-cell table:formula="of:=[.B198]-[.B$2]" office:value-type="float" office:value="4.89728116989136" calcext:value-type="float">
            <text:p>4.8972811699</text:p>
          </table:table-cell>
          <table:table-cell table:formula="of:=[.C198]/([.D198]-[.D197])" office:value-type="float" office:value="99882.8322144895" calcext:value-type="float">
            <text:p>99882.8322144895</text:p>
          </table:table-cell>
          <table:table-cell/>
          <table:table-cell office:value-type="float" office:value="1456447925.10792" calcext:value-type="float">
            <text:p>1456447925.10792</text:p>
          </table:table-cell>
          <table:table-cell table:formula="of:=[.G198]-[.B198]" office:value-type="float" office:value="0.210383415222168" calcext:value-type="float">
            <text:p>0.210383415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7924.92076" calcext:value-type="float">
            <text:p>1456447924.92076</text:p>
          </table:table-cell>
          <table:table-cell office:value-type="float" office:value="2320" calcext:value-type="float">
            <text:p>2320</text:p>
          </table:table-cell>
          <table:table-cell table:formula="of:=[.B199]-[.B$2]" office:value-type="float" office:value="4.92050671577454" calcext:value-type="float">
            <text:p>4.9205067158</text:p>
          </table:table-cell>
          <table:table-cell table:formula="of:=[.C199]/([.D199]-[.D198])" office:value-type="float" office:value="99890.0095467844" calcext:value-type="float">
            <text:p>99890.0095467844</text:p>
          </table:table-cell>
          <table:table-cell/>
          <table:table-cell office:value-type="float" office:value="1456447925.13003" calcext:value-type="float">
            <text:p>1456447925.13003</text:p>
          </table:table-cell>
          <table:table-cell table:formula="of:=[.G199]-[.B199]" office:value-type="float" office:value="0.209267377853394" calcext:value-type="float">
            <text:p>0.209267377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7924.94398" calcext:value-type="float">
            <text:p>1456447924.94398</text:p>
          </table:table-cell>
          <table:table-cell office:value-type="float" office:value="2320" calcext:value-type="float">
            <text:p>2320</text:p>
          </table:table-cell>
          <table:table-cell table:formula="of:=[.B200]-[.B$2]" office:value-type="float" office:value="4.94372773170471" calcext:value-type="float">
            <text:p>4.9437277317</text:p>
          </table:table-cell>
          <table:table-cell table:formula="of:=[.C200]/([.D200]-[.D199])" office:value-type="float" office:value="99909.4960778677" calcext:value-type="float">
            <text:p>99909.4960778677</text:p>
          </table:table-cell>
          <table:table-cell/>
          <table:table-cell office:value-type="float" office:value="1456447925.15222" calcext:value-type="float">
            <text:p>1456447925.15222</text:p>
          </table:table-cell>
          <table:table-cell table:formula="of:=[.G200]-[.B200]" office:value-type="float" office:value="0.208234548568726" calcext:value-type="float">
            <text:p>0.208234548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7924.96722" calcext:value-type="float">
            <text:p>1456447924.96722</text:p>
          </table:table-cell>
          <table:table-cell office:value-type="float" office:value="2320" calcext:value-type="float">
            <text:p>2320</text:p>
          </table:table-cell>
          <table:table-cell table:formula="of:=[.B201]-[.B$2]" office:value-type="float" office:value="4.96696829795837" calcext:value-type="float">
            <text:p>4.966968298</text:p>
          </table:table-cell>
          <table:table-cell table:formula="of:=[.C201]/([.D201]-[.D200])" office:value-type="float" office:value="99825.4506657913" calcext:value-type="float">
            <text:p>99825.4506657913</text:p>
          </table:table-cell>
          <table:table-cell/>
          <table:table-cell office:value-type="float" office:value="1456447925.1744" calcext:value-type="float">
            <text:p>1456447925.1744</text:p>
          </table:table-cell>
          <table:table-cell table:formula="of:=[.G201]-[.B201]" office:value-type="float" office:value="0.20717716217041" calcext:value-type="float">
            <text:p>0.207177162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7924.99046" calcext:value-type="float">
            <text:p>1456447924.99046</text:p>
          </table:table-cell>
          <table:table-cell office:value-type="float" office:value="2320" calcext:value-type="float">
            <text:p>2320</text:p>
          </table:table-cell>
          <table:table-cell table:formula="of:=[.B202]-[.B$2]" office:value-type="float" office:value="4.99020290374756" calcext:value-type="float">
            <text:p>4.9902029037</text:p>
          </table:table-cell>
          <table:table-cell table:formula="of:=[.C202]/([.D202]-[.D201])" office:value-type="float" office:value="99851.059279858" calcext:value-type="float">
            <text:p>99851.059279858</text:p>
          </table:table-cell>
          <table:table-cell/>
          <table:table-cell office:value-type="float" office:value="1456447925.19655" calcext:value-type="float">
            <text:p>1456447925.19655</text:p>
          </table:table-cell>
          <table:table-cell table:formula="of:=[.G202]-[.B202]" office:value-type="float" office:value="0.206093311309814" calcext:value-type="float">
            <text:p>0.206093311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7925.01318" calcext:value-type="float">
            <text:p>1456447925.01318</text:p>
          </table:table-cell>
          <table:table-cell office:value-type="float" office:value="2320" calcext:value-type="float">
            <text:p>2320</text:p>
          </table:table-cell>
          <table:table-cell table:formula="of:=[.B203]-[.B$2]" office:value-type="float" office:value="5.01291918754578" calcext:value-type="float">
            <text:p>5.0129191875</text:p>
          </table:table-cell>
          <table:table-cell table:formula="of:=[.C203]/([.D203]-[.D202])" office:value-type="float" office:value="102129.380870916" calcext:value-type="float">
            <text:p>102129.380870916</text:p>
          </table:table-cell>
          <table:table-cell/>
          <table:table-cell office:value-type="float" office:value="1456447925.21887" calcext:value-type="float">
            <text:p>1456447925.21887</text:p>
          </table:table-cell>
          <table:table-cell table:formula="of:=[.G203]-[.B203]" office:value-type="float" office:value="0.205697059631348" calcext:value-type="float">
            <text:p>0.20569705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7925.03548" calcext:value-type="float">
            <text:p>1456447925.03548</text:p>
          </table:table-cell>
          <table:table-cell office:value-type="float" office:value="2320" calcext:value-type="float">
            <text:p>2320</text:p>
          </table:table-cell>
          <table:table-cell table:formula="of:=[.B204]-[.B$2]" office:value-type="float" office:value="5.03522539138794" calcext:value-type="float">
            <text:p>5.0352253914</text:p>
          </table:table-cell>
          <table:table-cell table:formula="of:=[.C204]/([.D204]-[.D203])" office:value-type="float" office:value="104006.939792003" calcext:value-type="float">
            <text:p>104006.939792003</text:p>
          </table:table-cell>
          <table:table-cell/>
          <table:table-cell office:value-type="float" office:value="1456447925.24121" calcext:value-type="float">
            <text:p>1456447925.24121</text:p>
          </table:table-cell>
          <table:table-cell table:formula="of:=[.G204]-[.B204]" office:value-type="float" office:value="0.205726861953735" calcext:value-type="float">
            <text:p>0.20572686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7925.05774" calcext:value-type="float">
            <text:p>1456447925.05774</text:p>
          </table:table-cell>
          <table:table-cell office:value-type="float" office:value="2320" calcext:value-type="float">
            <text:p>2320</text:p>
          </table:table-cell>
          <table:table-cell table:formula="of:=[.B205]-[.B$2]" office:value-type="float" office:value="5.05748867988586" calcext:value-type="float">
            <text:p>5.0574886799</text:p>
          </table:table-cell>
          <table:table-cell table:formula="of:=[.C205]/([.D205]-[.D204])" office:value-type="float" office:value="104207.426509172" calcext:value-type="float">
            <text:p>104207.426509172</text:p>
          </table:table-cell>
          <table:table-cell/>
          <table:table-cell office:value-type="float" office:value="1456447925.2635" calcext:value-type="float">
            <text:p>1456447925.2635</text:p>
          </table:table-cell>
          <table:table-cell table:formula="of:=[.G205]-[.B205]" office:value-type="float" office:value="0.205754995346069" calcext:value-type="float">
            <text:p>0.205754995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7925.07995" calcext:value-type="float">
            <text:p>1456447925.07995</text:p>
          </table:table-cell>
          <table:table-cell office:value-type="float" office:value="2320" calcext:value-type="float">
            <text:p>2320</text:p>
          </table:table-cell>
          <table:table-cell table:formula="of:=[.B206]-[.B$2]" office:value-type="float" office:value="5.0796914100647" calcext:value-type="float">
            <text:p>5.0796914101</text:p>
          </table:table-cell>
          <table:table-cell table:formula="of:=[.C206]/([.D206]-[.D205])" office:value-type="float" office:value="104491.654013423" calcext:value-type="float">
            <text:p>104491.654013423</text:p>
          </table:table-cell>
          <table:table-cell/>
          <table:table-cell office:value-type="float" office:value="1456447925.28558" calcext:value-type="float">
            <text:p>1456447925.28558</text:p>
          </table:table-cell>
          <table:table-cell table:formula="of:=[.G206]-[.B206]" office:value-type="float" office:value="0.205627918243408" calcext:value-type="float">
            <text:p>0.205627918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7925.10218" calcext:value-type="float">
            <text:p>1456447925.10218</text:p>
          </table:table-cell>
          <table:table-cell office:value-type="float" office:value="2320" calcext:value-type="float">
            <text:p>2320</text:p>
          </table:table-cell>
          <table:table-cell table:formula="of:=[.B207]-[.B$2]" office:value-type="float" office:value="5.10192346572876" calcext:value-type="float">
            <text:p>5.1019234657</text:p>
          </table:table-cell>
          <table:table-cell table:formula="of:=[.C207]/([.D207]-[.D206])" office:value-type="float" office:value="104353.822923816" calcext:value-type="float">
            <text:p>104353.822923816</text:p>
          </table:table-cell>
          <table:table-cell/>
          <table:table-cell office:value-type="float" office:value="1456447925.30778" calcext:value-type="float">
            <text:p>1456447925.30778</text:p>
          </table:table-cell>
          <table:table-cell table:formula="of:=[.G207]-[.B207]" office:value-type="float" office:value="0.205601930618286" calcext:value-type="float">
            <text:p>0.20560193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7925.12441" calcext:value-type="float">
            <text:p>1456447925.12441</text:p>
          </table:table-cell>
          <table:table-cell office:value-type="float" office:value="2320" calcext:value-type="float">
            <text:p>2320</text:p>
          </table:table-cell>
          <table:table-cell table:formula="of:=[.B208]-[.B$2]" office:value-type="float" office:value="5.12415432929993" calcext:value-type="float">
            <text:p>5.1241543293</text:p>
          </table:table-cell>
          <table:table-cell table:formula="of:=[.C208]/([.D208]-[.D207])" office:value-type="float" office:value="104359.418723121" calcext:value-type="float">
            <text:p>104359.418723121</text:p>
          </table:table-cell>
          <table:table-cell/>
          <table:table-cell office:value-type="float" office:value="1456447925.31981" calcext:value-type="float">
            <text:p>1456447925.31981</text:p>
          </table:table-cell>
          <table:table-cell table:formula="of:=[.G208]-[.B208]" office:value-type="float" office:value="0.19539999961853" calcext:value-type="float">
            <text:p>0.195399999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7925.14664" calcext:value-type="float">
            <text:p>1456447925.14664</text:p>
          </table:table-cell>
          <table:table-cell office:value-type="float" office:value="2320" calcext:value-type="float">
            <text:p>2320</text:p>
          </table:table-cell>
          <table:table-cell table:formula="of:=[.B209]-[.B$2]" office:value-type="float" office:value="5.14638090133667" calcext:value-type="float">
            <text:p>5.1463809013</text:p>
          </table:table-cell>
          <table:table-cell table:formula="of:=[.C209]/([.D209]-[.D208])" office:value-type="float" office:value="104379.568570662" calcext:value-type="float">
            <text:p>104379.568570662</text:p>
          </table:table-cell>
          <table:table-cell/>
          <table:table-cell office:value-type="float" office:value="1456447925.34218" calcext:value-type="float">
            <text:p>1456447925.34218</text:p>
          </table:table-cell>
          <table:table-cell table:formula="of:=[.G209]-[.B209]" office:value-type="float" office:value="0.195542335510254" calcext:value-type="float">
            <text:p>0.195542335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7925.16886" calcext:value-type="float">
            <text:p>1456447925.16886</text:p>
          </table:table-cell>
          <table:table-cell office:value-type="float" office:value="2320" calcext:value-type="float">
            <text:p>2320</text:p>
          </table:table-cell>
          <table:table-cell table:formula="of:=[.B210]-[.B$2]" office:value-type="float" office:value="5.16860628128052" calcext:value-type="float">
            <text:p>5.1686062813</text:p>
          </table:table-cell>
          <table:table-cell table:formula="of:=[.C210]/([.D210]-[.D209])" office:value-type="float" office:value="104385.167131517" calcext:value-type="float">
            <text:p>104385.167131517</text:p>
          </table:table-cell>
          <table:table-cell/>
          <table:table-cell office:value-type="float" office:value="1456447925.36452" calcext:value-type="float">
            <text:p>1456447925.36452</text:p>
          </table:table-cell>
          <table:table-cell table:formula="of:=[.G210]-[.B210]" office:value-type="float" office:value="0.195655345916748" calcext:value-type="float">
            <text:p>0.195655345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7925.1911" calcext:value-type="float">
            <text:p>1456447925.1911</text:p>
          </table:table-cell>
          <table:table-cell office:value-type="float" office:value="2320" calcext:value-type="float">
            <text:p>2320</text:p>
          </table:table-cell>
          <table:table-cell table:formula="of:=[.B211]-[.B$2]" office:value-type="float" office:value="5.19084000587463" calcext:value-type="float">
            <text:p>5.1908400059</text:p>
          </table:table-cell>
          <table:table-cell table:formula="of:=[.C211]/([.D211]-[.D210])" office:value-type="float" office:value="104345.989812879" calcext:value-type="float">
            <text:p>104345.989812879</text:p>
          </table:table-cell>
          <table:table-cell/>
          <table:table-cell office:value-type="float" office:value="1456447925.38671" calcext:value-type="float">
            <text:p>1456447925.38671</text:p>
          </table:table-cell>
          <table:table-cell table:formula="of:=[.G211]-[.B211]" office:value-type="float" office:value="0.19561505317688" calcext:value-type="float">
            <text:p>0.195615053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7925.21333" calcext:value-type="float">
            <text:p>1456447925.21333</text:p>
          </table:table-cell>
          <table:table-cell office:value-type="float" office:value="2320" calcext:value-type="float">
            <text:p>2320</text:p>
          </table:table-cell>
          <table:table-cell table:formula="of:=[.B212]-[.B$2]" office:value-type="float" office:value="5.21307134628296" calcext:value-type="float">
            <text:p>5.2130713463</text:p>
          </table:table-cell>
          <table:table-cell table:formula="of:=[.C212]/([.D212]-[.D211])" office:value-type="float" office:value="104357.180331385" calcext:value-type="float">
            <text:p>104357.180331385</text:p>
          </table:table-cell>
          <table:table-cell/>
          <table:table-cell office:value-type="float" office:value="1456447925.40896" calcext:value-type="float">
            <text:p>1456447925.40896</text:p>
          </table:table-cell>
          <table:table-cell table:formula="of:=[.G212]-[.B212]" office:value-type="float" office:value="0.195636510848999" calcext:value-type="float">
            <text:p>0.195636510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7925.23556" calcext:value-type="float">
            <text:p>1456447925.23556</text:p>
          </table:table-cell>
          <table:table-cell office:value-type="float" office:value="2320" calcext:value-type="float">
            <text:p>2320</text:p>
          </table:table-cell>
          <table:table-cell table:formula="of:=[.B213]-[.B$2]" office:value-type="float" office:value="5.23529982566834" calcext:value-type="float">
            <text:p>5.2352998257</text:p>
          </table:table-cell>
          <table:table-cell table:formula="of:=[.C213]/([.D213]-[.D212])" office:value-type="float" office:value="104370.612122317" calcext:value-type="float">
            <text:p>104370.612122317</text:p>
          </table:table-cell>
          <table:table-cell/>
          <table:table-cell office:value-type="float" office:value="1456447925.43129" calcext:value-type="float">
            <text:p>1456447925.43129</text:p>
          </table:table-cell>
          <table:table-cell table:formula="of:=[.G213]-[.B213]" office:value-type="float" office:value="0.19573450088501" calcext:value-type="float">
            <text:p>0.195734500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7925.25783" calcext:value-type="float">
            <text:p>1456447925.25783</text:p>
          </table:table-cell>
          <table:table-cell office:value-type="float" office:value="2320" calcext:value-type="float">
            <text:p>2320</text:p>
          </table:table-cell>
          <table:table-cell table:formula="of:=[.B214]-[.B$2]" office:value-type="float" office:value="5.25757718086243" calcext:value-type="float">
            <text:p>5.2575771809</text:p>
          </table:table-cell>
          <table:table-cell table:formula="of:=[.C214]/([.D214]-[.D213])" office:value-type="float" office:value="104141.626319057" calcext:value-type="float">
            <text:p>104141.626319057</text:p>
          </table:table-cell>
          <table:table-cell/>
          <table:table-cell office:value-type="float" office:value="1456447925.45352" calcext:value-type="float">
            <text:p>1456447925.45352</text:p>
          </table:table-cell>
          <table:table-cell table:formula="of:=[.G214]-[.B214]" office:value-type="float" office:value="0.195687532424927" calcext:value-type="float">
            <text:p>0.195687532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7925.28004" calcext:value-type="float">
            <text:p>1456447925.28004</text:p>
          </table:table-cell>
          <table:table-cell office:value-type="float" office:value="2320" calcext:value-type="float">
            <text:p>2320</text:p>
          </table:table-cell>
          <table:table-cell table:formula="of:=[.B215]-[.B$2]" office:value-type="float" office:value="5.27977919578552" calcext:value-type="float">
            <text:p>5.2797791958</text:p>
          </table:table-cell>
          <table:table-cell table:formula="of:=[.C215]/([.D215]-[.D214])" office:value-type="float" office:value="104495.020295956" calcext:value-type="float">
            <text:p>104495.020295956</text:p>
          </table:table-cell>
          <table:table-cell/>
          <table:table-cell office:value-type="float" office:value="1456447925.47583" calcext:value-type="float">
            <text:p>1456447925.47583</text:p>
          </table:table-cell>
          <table:table-cell table:formula="of:=[.G215]-[.B215]" office:value-type="float" office:value="0.195791006088257" calcext:value-type="float">
            <text:p>0.195791006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7925.30229" calcext:value-type="float">
            <text:p>1456447925.30229</text:p>
          </table:table-cell>
          <table:table-cell office:value-type="float" office:value="2320" calcext:value-type="float">
            <text:p>2320</text:p>
          </table:table-cell>
          <table:table-cell table:formula="of:=[.B216]-[.B$2]" office:value-type="float" office:value="5.30203151702881" calcext:value-type="float">
            <text:p>5.302031517</text:p>
          </table:table-cell>
          <table:table-cell table:formula="of:=[.C216]/([.D216]-[.D215])" office:value-type="float" office:value="104258.786067093" calcext:value-type="float">
            <text:p>104258.786067093</text:p>
          </table:table-cell>
          <table:table-cell/>
          <table:table-cell office:value-type="float" office:value="1456447925.49806" calcext:value-type="float">
            <text:p>1456447925.49806</text:p>
          </table:table-cell>
          <table:table-cell table:formula="of:=[.G216]-[.B216]" office:value-type="float" office:value="0.195771932601929" calcext:value-type="float">
            <text:p>0.195771932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7925.32453" calcext:value-type="float">
            <text:p>1456447925.32453</text:p>
          </table:table-cell>
          <table:table-cell office:value-type="float" office:value="2320" calcext:value-type="float">
            <text:p>2320</text:p>
          </table:table-cell>
          <table:table-cell table:formula="of:=[.B217]-[.B$2]" office:value-type="float" office:value="5.3242723941803" calcext:value-type="float">
            <text:p>5.3242723942</text:p>
          </table:table-cell>
          <table:table-cell table:formula="of:=[.C217]/([.D217]-[.D216])" office:value-type="float" office:value="104312.432652624" calcext:value-type="float">
            <text:p>104312.432652624</text:p>
          </table:table-cell>
          <table:table-cell/>
          <table:table-cell office:value-type="float" office:value="1456447925.52046" calcext:value-type="float">
            <text:p>1456447925.52046</text:p>
          </table:table-cell>
          <table:table-cell table:formula="of:=[.G217]-[.B217]" office:value-type="float" office:value="0.195929050445557" calcext:value-type="float">
            <text:p>0.195929050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7925.34676" calcext:value-type="float">
            <text:p>1456447925.34676</text:p>
          </table:table-cell>
          <table:table-cell office:value-type="float" office:value="2320" calcext:value-type="float">
            <text:p>2320</text:p>
          </table:table-cell>
          <table:table-cell table:formula="of:=[.B218]-[.B$2]" office:value-type="float" office:value="5.34650301933289" calcext:value-type="float">
            <text:p>5.3465030193</text:p>
          </table:table-cell>
          <table:table-cell table:formula="of:=[.C218]/([.D218]-[.D217])" office:value-type="float" office:value="104360.537954999" calcext:value-type="float">
            <text:p>104360.537954999</text:p>
          </table:table-cell>
          <table:table-cell/>
          <table:table-cell office:value-type="float" office:value="1456447925.54266" calcext:value-type="float">
            <text:p>1456447925.54266</text:p>
          </table:table-cell>
          <table:table-cell table:formula="of:=[.G218]-[.B218]" office:value-type="float" office:value="0.195905685424805" calcext:value-type="float">
            <text:p>0.195905685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7925.36901" calcext:value-type="float">
            <text:p>1456447925.36901</text:p>
          </table:table-cell>
          <table:table-cell office:value-type="float" office:value="2320" calcext:value-type="float">
            <text:p>2320</text:p>
          </table:table-cell>
          <table:table-cell table:formula="of:=[.B219]-[.B$2]" office:value-type="float" office:value="5.36875367164612" calcext:value-type="float">
            <text:p>5.3687536716</text:p>
          </table:table-cell>
          <table:table-cell table:formula="of:=[.C219]/([.D219]-[.D218])" office:value-type="float" office:value="104266.606090479" calcext:value-type="float">
            <text:p>104266.606090479</text:p>
          </table:table-cell>
          <table:table-cell/>
          <table:table-cell office:value-type="float" office:value="1456447925.56503" calcext:value-type="float">
            <text:p>1456447925.56503</text:p>
          </table:table-cell>
          <table:table-cell table:formula="of:=[.G219]-[.B219]" office:value-type="float" office:value="0.196019411087036" calcext:value-type="float">
            <text:p>0.196019411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7925.39124" calcext:value-type="float">
            <text:p>1456447925.39124</text:p>
          </table:table-cell>
          <table:table-cell office:value-type="float" office:value="2320" calcext:value-type="float">
            <text:p>2320</text:p>
          </table:table-cell>
          <table:table-cell table:formula="of:=[.B220]-[.B$2]" office:value-type="float" office:value="5.39098691940308" calcext:value-type="float">
            <text:p>5.3909869194</text:p>
          </table:table-cell>
          <table:table-cell table:formula="of:=[.C220]/([.D220]-[.D219])" office:value-type="float" office:value="104348.227724577" calcext:value-type="float">
            <text:p>104348.227724577</text:p>
          </table:table-cell>
          <table:table-cell/>
          <table:table-cell office:value-type="float" office:value="1456447925.57465" calcext:value-type="float">
            <text:p>1456447925.57465</text:p>
          </table:table-cell>
          <table:table-cell table:formula="of:=[.G220]-[.B220]" office:value-type="float" office:value="0.183407783508301" calcext:value-type="float">
            <text:p>0.183407783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7925.41347" calcext:value-type="float">
            <text:p>1456447925.41347</text:p>
          </table:table-cell>
          <table:table-cell office:value-type="float" office:value="2320" calcext:value-type="float">
            <text:p>2320</text:p>
          </table:table-cell>
          <table:table-cell table:formula="of:=[.B221]-[.B$2]" office:value-type="float" office:value="5.41321516036987" calcext:value-type="float">
            <text:p>5.4132151604</text:p>
          </table:table-cell>
          <table:table-cell table:formula="of:=[.C221]/([.D221]-[.D220])" office:value-type="float" office:value="104371.731594302" calcext:value-type="float">
            <text:p>104371.731594302</text:p>
          </table:table-cell>
          <table:table-cell/>
          <table:table-cell office:value-type="float" office:value="1456447925.5968" calcext:value-type="float">
            <text:p>1456447925.5968</text:p>
          </table:table-cell>
          <table:table-cell table:formula="of:=[.G221]-[.B221]" office:value-type="float" office:value="0.183323860168457" calcext:value-type="float">
            <text:p>0.18332386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7925.43571" calcext:value-type="float">
            <text:p>1456447925.43571</text:p>
          </table:table-cell>
          <table:table-cell office:value-type="float" office:value="2320" calcext:value-type="float">
            <text:p>2320</text:p>
          </table:table-cell>
          <table:table-cell table:formula="of:=[.B222]-[.B$2]" office:value-type="float" office:value="5.43545007705689" calcext:value-type="float">
            <text:p>5.4354500771</text:p>
          </table:table-cell>
          <table:table-cell table:formula="of:=[.C222]/([.D222]-[.D221])" office:value-type="float" office:value="104340.395453571" calcext:value-type="float">
            <text:p>104340.395453571</text:p>
          </table:table-cell>
          <table:table-cell/>
          <table:table-cell office:value-type="float" office:value="1456447925.61904" calcext:value-type="float">
            <text:p>1456447925.61904</text:p>
          </table:table-cell>
          <table:table-cell table:formula="of:=[.G222]-[.B222]" office:value-type="float" office:value="0.183335781097412" calcext:value-type="float">
            <text:p>0.18333578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7925.45796" calcext:value-type="float">
            <text:p>1456447925.45796</text:p>
          </table:table-cell>
          <table:table-cell office:value-type="float" office:value="2320" calcext:value-type="float">
            <text:p>2320</text:p>
          </table:table-cell>
          <table:table-cell table:formula="of:=[.B223]-[.B$2]" office:value-type="float" office:value="5.45770835876465" calcext:value-type="float">
            <text:p>5.4577083588</text:p>
          </table:table-cell>
          <table:table-cell table:formula="of:=[.C223]/([.D223]-[.D222])" office:value-type="float" office:value="104230.866985154" calcext:value-type="float">
            <text:p>104230.866985154</text:p>
          </table:table-cell>
          <table:table-cell/>
          <table:table-cell office:value-type="float" office:value="1456447925.64154" calcext:value-type="float">
            <text:p>1456447925.64154</text:p>
          </table:table-cell>
          <table:table-cell table:formula="of:=[.G223]-[.B223]" office:value-type="float" office:value="0.18357515335083" calcext:value-type="float">
            <text:p>0.183575153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7925.4802" calcext:value-type="float">
            <text:p>1456447925.4802</text:p>
          </table:table-cell>
          <table:table-cell office:value-type="float" office:value="2320" calcext:value-type="float">
            <text:p>2320</text:p>
          </table:table-cell>
          <table:table-cell table:formula="of:=[.B224]-[.B$2]" office:value-type="float" office:value="5.47994518280029" calcext:value-type="float">
            <text:p>5.4799451828</text:p>
          </table:table-cell>
          <table:table-cell table:formula="of:=[.C224]/([.D224]-[.D223])" office:value-type="float" office:value="104331.445726294" calcext:value-type="float">
            <text:p>104331.445726294</text:p>
          </table:table-cell>
          <table:table-cell/>
          <table:table-cell office:value-type="float" office:value="1456447925.66372" calcext:value-type="float">
            <text:p>1456447925.66372</text:p>
          </table:table-cell>
          <table:table-cell table:formula="of:=[.G224]-[.B224]" office:value-type="float" office:value="0.183521509170532" calcext:value-type="float">
            <text:p>0.18352150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7925.50243" calcext:value-type="float">
            <text:p>1456447925.50243</text:p>
          </table:table-cell>
          <table:table-cell office:value-type="float" office:value="2320" calcext:value-type="float">
            <text:p>2320</text:p>
          </table:table-cell>
          <table:table-cell table:formula="of:=[.B225]-[.B$2]" office:value-type="float" office:value="5.50217723846436" calcext:value-type="float">
            <text:p>5.5021772385</text:p>
          </table:table-cell>
          <table:table-cell table:formula="of:=[.C225]/([.D225]-[.D224])" office:value-type="float" office:value="104353.822923816" calcext:value-type="float">
            <text:p>104353.822923816</text:p>
          </table:table-cell>
          <table:table-cell/>
          <table:table-cell office:value-type="float" office:value="1456447925.68593" calcext:value-type="float">
            <text:p>1456447925.68593</text:p>
          </table:table-cell>
          <table:table-cell table:formula="of:=[.G225]-[.B225]" office:value-type="float" office:value="0.183500528335571" calcext:value-type="float">
            <text:p>0.183500528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7925.52466" calcext:value-type="float">
            <text:p>1456447925.52466</text:p>
          </table:table-cell>
          <table:table-cell office:value-type="float" office:value="2320" calcext:value-type="float">
            <text:p>2320</text:p>
          </table:table-cell>
          <table:table-cell table:formula="of:=[.B226]-[.B$2]" office:value-type="float" office:value="5.52440571784973" calcext:value-type="float">
            <text:p>5.5244057178</text:p>
          </table:table-cell>
          <table:table-cell table:formula="of:=[.C226]/([.D226]-[.D225])" office:value-type="float" office:value="104370.612122317" calcext:value-type="float">
            <text:p>104370.612122317</text:p>
          </table:table-cell>
          <table:table-cell/>
          <table:table-cell office:value-type="float" office:value="1456447925.70802" calcext:value-type="float">
            <text:p>1456447925.70802</text:p>
          </table:table-cell>
          <table:table-cell table:formula="of:=[.G226]-[.B226]" office:value-type="float" office:value="0.18336009979248" calcext:value-type="float">
            <text:p>0.183360099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7925.54689" calcext:value-type="float">
            <text:p>1456447925.54689</text:p>
          </table:table-cell>
          <table:table-cell office:value-type="float" office:value="2320" calcext:value-type="float">
            <text:p>2320</text:p>
          </table:table-cell>
          <table:table-cell table:formula="of:=[.B227]-[.B$2]" office:value-type="float" office:value="5.54663300514221" calcext:value-type="float">
            <text:p>5.5466330051</text:p>
          </table:table-cell>
          <table:table-cell table:formula="of:=[.C227]/([.D227]-[.D226])" office:value-type="float" office:value="104376.209722401" calcext:value-type="float">
            <text:p>104376.209722401</text:p>
          </table:table-cell>
          <table:table-cell/>
          <table:table-cell office:value-type="float" office:value="1456447925.73022" calcext:value-type="float">
            <text:p>1456447925.73022</text:p>
          </table:table-cell>
          <table:table-cell table:formula="of:=[.G227]-[.B227]" office:value-type="float" office:value="0.183335781097412" calcext:value-type="float">
            <text:p>0.183335781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7925.56912" calcext:value-type="float">
            <text:p>1456447925.56912</text:p>
          </table:table-cell>
          <table:table-cell office:value-type="float" office:value="2320" calcext:value-type="float">
            <text:p>2320</text:p>
          </table:table-cell>
          <table:table-cell table:formula="of:=[.B228]-[.B$2]" office:value-type="float" office:value="5.56886553764343" calcext:value-type="float">
            <text:p>5.5688655376</text:p>
          </table:table-cell>
          <table:table-cell table:formula="of:=[.C228]/([.D228]-[.D227])" office:value-type="float" office:value="104351.584772118" calcext:value-type="float">
            <text:p>104351.584772118</text:p>
          </table:table-cell>
          <table:table-cell/>
          <table:table-cell office:value-type="float" office:value="1456447925.75253" calcext:value-type="float">
            <text:p>1456447925.75253</text:p>
          </table:table-cell>
          <table:table-cell table:formula="of:=[.G228]-[.B228]" office:value-type="float" office:value="0.183404445648193" calcext:value-type="float">
            <text:p>0.18340444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7925.59135" calcext:value-type="float">
            <text:p>1456447925.59135</text:p>
          </table:table-cell>
          <table:table-cell office:value-type="float" office:value="2320" calcext:value-type="float">
            <text:p>2320</text:p>
          </table:table-cell>
          <table:table-cell table:formula="of:=[.B229]-[.B$2]" office:value-type="float" office:value="5.59109544754028" calcext:value-type="float">
            <text:p>5.5910954475</text:p>
          </table:table-cell>
          <table:table-cell table:formula="of:=[.C229]/([.D229]-[.D228])" office:value-type="float" office:value="104363.895794678" calcext:value-type="float">
            <text:p>104363.895794678</text:p>
          </table:table-cell>
          <table:table-cell/>
          <table:table-cell office:value-type="float" office:value="1456447925.77502" calcext:value-type="float">
            <text:p>1456447925.77502</text:p>
          </table:table-cell>
          <table:table-cell table:formula="of:=[.G229]-[.B229]" office:value-type="float" office:value="0.18366527557373" calcext:value-type="float">
            <text:p>0.18366527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7925.61361" calcext:value-type="float">
            <text:p>1456447925.61361</text:p>
          </table:table-cell>
          <table:table-cell office:value-type="float" office:value="2320" calcext:value-type="float">
            <text:p>2320</text:p>
          </table:table-cell>
          <table:table-cell table:formula="of:=[.B230]-[.B$2]" office:value-type="float" office:value="5.61335468292236" calcext:value-type="float">
            <text:p>5.6133546829</text:p>
          </table:table-cell>
          <table:table-cell table:formula="of:=[.C230]/([.D230]-[.D229])" office:value-type="float" office:value="104226.401319595" calcext:value-type="float">
            <text:p>104226.401319595</text:p>
          </table:table-cell>
          <table:table-cell/>
          <table:table-cell office:value-type="float" office:value="1456447925.78778" calcext:value-type="float">
            <text:p>1456447925.78778</text:p>
          </table:table-cell>
          <table:table-cell table:formula="of:=[.G230]-[.B230]" office:value-type="float" office:value="0.174170017242432" calcext:value-type="float">
            <text:p>0.17417001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7925.63585" calcext:value-type="float">
            <text:p>1456447925.63585</text:p>
          </table:table-cell>
          <table:table-cell office:value-type="float" office:value="2320" calcext:value-type="float">
            <text:p>2320</text:p>
          </table:table-cell>
          <table:table-cell table:formula="of:=[.B231]-[.B$2]" office:value-type="float" office:value="5.63559460639954" calcext:value-type="float">
            <text:p>5.6355946064</text:p>
          </table:table-cell>
          <table:table-cell table:formula="of:=[.C231]/([.D231]-[.D230])" office:value-type="float" office:value="104316.90569355" calcext:value-type="float">
            <text:p>104316.90569355</text:p>
          </table:table-cell>
          <table:table-cell/>
          <table:table-cell office:value-type="float" office:value="1456447925.81009" calcext:value-type="float">
            <text:p>1456447925.81009</text:p>
          </table:table-cell>
          <table:table-cell table:formula="of:=[.G231]-[.B231]" office:value-type="float" office:value="0.174241065979004" calcext:value-type="float">
            <text:p>0.1742410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7925.65809" calcext:value-type="float">
            <text:p>1456447925.65809</text:p>
          </table:table-cell>
          <table:table-cell office:value-type="float" office:value="2320" calcext:value-type="float">
            <text:p>2320</text:p>
          </table:table-cell>
          <table:table-cell table:formula="of:=[.B232]-[.B$2]" office:value-type="float" office:value="5.65783524513245" calcext:value-type="float">
            <text:p>5.6578352451</text:p>
          </table:table-cell>
          <table:table-cell table:formula="of:=[.C232]/([.D232]-[.D231])" office:value-type="float" office:value="104313.550876892" calcext:value-type="float">
            <text:p>104313.550876892</text:p>
          </table:table-cell>
          <table:table-cell/>
          <table:table-cell office:value-type="float" office:value="1456447925.83218" calcext:value-type="float">
            <text:p>1456447925.83218</text:p>
          </table:table-cell>
          <table:table-cell table:formula="of:=[.G232]-[.B232]" office:value-type="float" office:value="0.174085378646851" calcext:value-type="float">
            <text:p>0.174085378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7925.68032" calcext:value-type="float">
            <text:p>1456447925.68032</text:p>
          </table:table-cell>
          <table:table-cell office:value-type="float" office:value="2320" calcext:value-type="float">
            <text:p>2320</text:p>
          </table:table-cell>
          <table:table-cell table:formula="of:=[.B233]-[.B$2]" office:value-type="float" office:value="5.68006491661072" calcext:value-type="float">
            <text:p>5.6800649166</text:p>
          </table:table-cell>
          <table:table-cell table:formula="of:=[.C233]/([.D233]-[.D232])" office:value-type="float" office:value="104365.015122589" calcext:value-type="float">
            <text:p>104365.015122589</text:p>
          </table:table-cell>
          <table:table-cell/>
          <table:table-cell office:value-type="float" office:value="1456447925.85452" calcext:value-type="float">
            <text:p>1456447925.85452</text:p>
          </table:table-cell>
          <table:table-cell table:formula="of:=[.G233]-[.B233]" office:value-type="float" office:value="0.174201250076294" calcext:value-type="float">
            <text:p>0.174201250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7925.70256" calcext:value-type="float">
            <text:p>1456447925.70256</text:p>
          </table:table-cell>
          <table:table-cell office:value-type="float" office:value="2320" calcext:value-type="float">
            <text:p>2320</text:p>
          </table:table-cell>
          <table:table-cell table:formula="of:=[.B234]-[.B$2]" office:value-type="float" office:value="5.70229935646057" calcext:value-type="float">
            <text:p>5.7022993565</text:p>
          </table:table-cell>
          <table:table-cell table:formula="of:=[.C234]/([.D234]-[.D233])" office:value-type="float" office:value="104342.633125308" calcext:value-type="float">
            <text:p>104342.633125308</text:p>
          </table:table-cell>
          <table:table-cell/>
          <table:table-cell office:value-type="float" office:value="1456447925.87677" calcext:value-type="float">
            <text:p>1456447925.87677</text:p>
          </table:table-cell>
          <table:table-cell table:formula="of:=[.G234]-[.B234]" office:value-type="float" office:value="0.174211502075195" calcext:value-type="float">
            <text:p>0.174211502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7925.72479" calcext:value-type="float">
            <text:p>1456447925.72479</text:p>
          </table:table-cell>
          <table:table-cell office:value-type="float" office:value="2320" calcext:value-type="float">
            <text:p>2320</text:p>
          </table:table-cell>
          <table:table-cell table:formula="of:=[.B235]-[.B$2]" office:value-type="float" office:value="5.72453165054321" calcext:value-type="float">
            <text:p>5.7245316505</text:p>
          </table:table-cell>
          <table:table-cell table:formula="of:=[.C235]/([.D235]-[.D234])" office:value-type="float" office:value="104352.703835966" calcext:value-type="float">
            <text:p>104352.703835966</text:p>
          </table:table-cell>
          <table:table-cell/>
          <table:table-cell office:value-type="float" office:value="1456447925.89912" calcext:value-type="float">
            <text:p>1456447925.89912</text:p>
          </table:table-cell>
          <table:table-cell table:formula="of:=[.G235]-[.B235]" office:value-type="float" office:value="0.174329996109009" calcext:value-type="float">
            <text:p>0.17432999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7925.74702" calcext:value-type="float">
            <text:p>1456447925.74702</text:p>
          </table:table-cell>
          <table:table-cell office:value-type="float" office:value="2320" calcext:value-type="float">
            <text:p>2320</text:p>
          </table:table-cell>
          <table:table-cell table:formula="of:=[.B236]-[.B$2]" office:value-type="float" office:value="5.74676012992859" calcext:value-type="float">
            <text:p>5.7467601299</text:p>
          </table:table-cell>
          <table:table-cell table:formula="of:=[.C236]/([.D236]-[.D235])" office:value-type="float" office:value="104370.612122317" calcext:value-type="float">
            <text:p>104370.612122317</text:p>
          </table:table-cell>
          <table:table-cell/>
          <table:table-cell office:value-type="float" office:value="1456447925.92154" calcext:value-type="float">
            <text:p>1456447925.92154</text:p>
          </table:table-cell>
          <table:table-cell table:formula="of:=[.G236]-[.B236]" office:value-type="float" office:value="0.174526453018188" calcext:value-type="float">
            <text:p>0.17452645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7925.76924" calcext:value-type="float">
            <text:p>1456447925.76924</text:p>
          </table:table-cell>
          <table:table-cell office:value-type="float" office:value="2320" calcext:value-type="float">
            <text:p>2320</text:p>
          </table:table-cell>
          <table:table-cell table:formula="of:=[.B237]-[.B$2]" office:value-type="float" office:value="5.76898622512817" calcext:value-type="float">
            <text:p>5.7689862251</text:p>
          </table:table-cell>
          <table:table-cell table:formula="of:=[.C237]/([.D237]-[.D236])" office:value-type="float" office:value="104381.807922937" calcext:value-type="float">
            <text:p>104381.807922937</text:p>
          </table:table-cell>
          <table:table-cell/>
          <table:table-cell office:value-type="float" office:value="1456447925.94378" calcext:value-type="float">
            <text:p>1456447925.94378</text:p>
          </table:table-cell>
          <table:table-cell table:formula="of:=[.G237]-[.B237]" office:value-type="float" office:value="0.174533843994141" calcext:value-type="float">
            <text:p>0.17453384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7925.79147" calcext:value-type="float">
            <text:p>1456447925.79147</text:p>
          </table:table-cell>
          <table:table-cell office:value-type="float" office:value="2320" calcext:value-type="float">
            <text:p>2320</text:p>
          </table:table-cell>
          <table:table-cell table:formula="of:=[.B238]-[.B$2]" office:value-type="float" office:value="5.79121255874634" calcext:value-type="float">
            <text:p>5.7912125587</text:p>
          </table:table-cell>
          <table:table-cell table:formula="of:=[.C238]/([.D238]-[.D237])" office:value-type="float" office:value="104380.688234789" calcext:value-type="float">
            <text:p>104380.688234789</text:p>
          </table:table-cell>
          <table:table-cell/>
          <table:table-cell office:value-type="float" office:value="1456447925.96598" calcext:value-type="float">
            <text:p>1456447925.96598</text:p>
          </table:table-cell>
          <table:table-cell table:formula="of:=[.G238]-[.B238]" office:value-type="float" office:value="0.174514293670654" calcext:value-type="float">
            <text:p>0.174514293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7925.81369" calcext:value-type="float">
            <text:p>1456447925.81369</text:p>
          </table:table-cell>
          <table:table-cell office:value-type="float" office:value="2320" calcext:value-type="float">
            <text:p>2320</text:p>
          </table:table-cell>
          <table:table-cell table:formula="of:=[.B239]-[.B$2]" office:value-type="float" office:value="5.81343793869019" calcext:value-type="float">
            <text:p>5.8134379387</text:p>
          </table:table-cell>
          <table:table-cell table:formula="of:=[.C239]/([.D239]-[.D238])" office:value-type="float" office:value="104385.167131517" calcext:value-type="float">
            <text:p>104385.167131517</text:p>
          </table:table-cell>
          <table:table-cell/>
          <table:table-cell office:value-type="float" office:value="1456447925.98806" calcext:value-type="float">
            <text:p>1456447925.98806</text:p>
          </table:table-cell>
          <table:table-cell table:formula="of:=[.G239]-[.B239]" office:value-type="float" office:value="0.174363374710083" calcext:value-type="float">
            <text:p>0.174363374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7925.83592" calcext:value-type="float">
            <text:p>1456447925.83592</text:p>
          </table:table-cell>
          <table:table-cell office:value-type="float" office:value="2320" calcext:value-type="float">
            <text:p>2320</text:p>
          </table:table-cell>
          <table:table-cell table:formula="of:=[.B240]-[.B$2]" office:value-type="float" office:value="5.83566856384277" calcext:value-type="float">
            <text:p>5.8356685638</text:p>
          </table:table-cell>
          <table:table-cell table:formula="of:=[.C240]/([.D240]-[.D239])" office:value-type="float" office:value="104360.537954999" calcext:value-type="float">
            <text:p>104360.537954999</text:p>
          </table:table-cell>
          <table:table-cell/>
          <table:table-cell office:value-type="float" office:value="1456447926.01056" calcext:value-type="float">
            <text:p>1456447926.01056</text:p>
          </table:table-cell>
          <table:table-cell table:formula="of:=[.G240]-[.B240]" office:value-type="float" office:value="0.174633741378784" calcext:value-type="float">
            <text:p>0.174633741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7925.85815" calcext:value-type="float">
            <text:p>1456447925.85815</text:p>
          </table:table-cell>
          <table:table-cell office:value-type="float" office:value="2320" calcext:value-type="float">
            <text:p>2320</text:p>
          </table:table-cell>
          <table:table-cell table:formula="of:=[.B241]-[.B$2]" office:value-type="float" office:value="5.85789775848389" calcext:value-type="float">
            <text:p>5.8578977585</text:p>
          </table:table-cell>
          <table:table-cell table:formula="of:=[.C241]/([.D241]-[.D240])" office:value-type="float" office:value="104367.253850444" calcext:value-type="float">
            <text:p>104367.253850444</text:p>
          </table:table-cell>
          <table:table-cell/>
          <table:table-cell office:value-type="float" office:value="1456447926.01954" calcext:value-type="float">
            <text:p>1456447926.01954</text:p>
          </table:table-cell>
          <table:table-cell table:formula="of:=[.G241]-[.B241]" office:value-type="float" office:value="0.16138219833374" calcext:value-type="float">
            <text:p>0.161382198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7925.88038" calcext:value-type="float">
            <text:p>1456447925.88038</text:p>
          </table:table-cell>
          <table:table-cell office:value-type="float" office:value="2320" calcext:value-type="float">
            <text:p>2320</text:p>
          </table:table-cell>
          <table:table-cell table:formula="of:=[.B242]-[.B$2]" office:value-type="float" office:value="5.88012409210205" calcext:value-type="float">
            <text:p>5.8801240921</text:p>
          </table:table-cell>
          <table:table-cell table:formula="of:=[.C242]/([.D242]-[.D241])" office:value-type="float" office:value="104380.688234789" calcext:value-type="float">
            <text:p>104380.688234789</text:p>
          </table:table-cell>
          <table:table-cell/>
          <table:table-cell office:value-type="float" office:value="1456447926.03594" calcext:value-type="float">
            <text:p>1456447926.03594</text:p>
          </table:table-cell>
          <table:table-cell table:formula="of:=[.G242]-[.B242]" office:value-type="float" office:value="0.155558824539185" calcext:value-type="float">
            <text:p>0.155558824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7925.90263" calcext:value-type="float">
            <text:p>1456447925.90263</text:p>
          </table:table-cell>
          <table:table-cell office:value-type="float" office:value="2320" calcext:value-type="float">
            <text:p>2320</text:p>
          </table:table-cell>
          <table:table-cell table:formula="of:=[.B243]-[.B$2]" office:value-type="float" office:value="5.90237855911255" calcext:value-type="float">
            <text:p>5.9023785591</text:p>
          </table:table-cell>
          <table:table-cell table:formula="of:=[.C243]/([.D243]-[.D242])" office:value-type="float" office:value="104248.733474749" calcext:value-type="float">
            <text:p>104248.733474749</text:p>
          </table:table-cell>
          <table:table-cell/>
          <table:table-cell office:value-type="float" office:value="1456447926.05515" calcext:value-type="float">
            <text:p>1456447926.05515</text:p>
          </table:table-cell>
          <table:table-cell table:formula="of:=[.G243]-[.B243]" office:value-type="float" office:value="0.152511119842529" calcext:value-type="float">
            <text:p>0.152511119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7925.92489" calcext:value-type="float">
            <text:p>1456447925.92489</text:p>
          </table:table-cell>
          <table:table-cell office:value-type="float" office:value="2320" calcext:value-type="float">
            <text:p>2320</text:p>
          </table:table-cell>
          <table:table-cell table:formula="of:=[.B244]-[.B$2]" office:value-type="float" office:value="5.92463493347168" calcext:value-type="float">
            <text:p>5.9246349335</text:p>
          </table:table-cell>
          <table:table-cell table:formula="of:=[.C244]/([.D244]-[.D243])" office:value-type="float" office:value="104239.799464381" calcext:value-type="float">
            <text:p>104239.799464381</text:p>
          </table:table-cell>
          <table:table-cell/>
          <table:table-cell office:value-type="float" office:value="1456447926.06443" calcext:value-type="float">
            <text:p>1456447926.06443</text:p>
          </table:table-cell>
          <table:table-cell table:formula="of:=[.G244]-[.B244]" office:value-type="float" office:value="0.139536142349243" calcext:value-type="float">
            <text:p>0.139536142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7925.94713" calcext:value-type="float">
            <text:p>1456447925.94713</text:p>
          </table:table-cell>
          <table:table-cell office:value-type="float" office:value="2320" calcext:value-type="float">
            <text:p>2320</text:p>
          </table:table-cell>
          <table:table-cell table:formula="of:=[.B245]-[.B$2]" office:value-type="float" office:value="5.94687819480896" calcext:value-type="float">
            <text:p>5.9468781948</text:p>
          </table:table-cell>
          <table:table-cell table:formula="of:=[.C245]/([.D245]-[.D244])" office:value-type="float" office:value="104301.251728388" calcext:value-type="float">
            <text:p>104301.251728388</text:p>
          </table:table-cell>
          <table:table-cell/>
          <table:table-cell office:value-type="float" office:value="1456447926.08613" calcext:value-type="float">
            <text:p>1456447926.08613</text:p>
          </table:table-cell>
          <table:table-cell table:formula="of:=[.G245]-[.B245]" office:value-type="float" office:value="0.138990640640259" calcext:value-type="float">
            <text:p>0.138990640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7925.96937" calcext:value-type="float">
            <text:p>1456447925.96937</text:p>
          </table:table-cell>
          <table:table-cell office:value-type="float" office:value="2320" calcext:value-type="float">
            <text:p>2320</text:p>
          </table:table-cell>
          <table:table-cell table:formula="of:=[.B246]-[.B$2]" office:value-type="float" office:value="5.96911215782166" calcext:value-type="float">
            <text:p>5.9691121578</text:p>
          </table:table-cell>
          <table:table-cell table:formula="of:=[.C246]/([.D246]-[.D245])" office:value-type="float" office:value="104344.870893026" calcext:value-type="float">
            <text:p>104344.870893026</text:p>
          </table:table-cell>
          <table:table-cell/>
          <table:table-cell office:value-type="float" office:value="1456447926.10751" calcext:value-type="float">
            <text:p>1456447926.10751</text:p>
          </table:table-cell>
          <table:table-cell table:formula="of:=[.G246]-[.B246]" office:value-type="float" office:value="0.13814115524292" calcext:value-type="float">
            <text:p>0.138141155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7925.99215" calcext:value-type="float">
            <text:p>1456447925.99215</text:p>
          </table:table-cell>
          <table:table-cell office:value-type="float" office:value="2320" calcext:value-type="float">
            <text:p>2320</text:p>
          </table:table-cell>
          <table:table-cell table:formula="of:=[.B247]-[.B$2]" office:value-type="float" office:value="5.99188995361328" calcext:value-type="float">
            <text:p>5.9918899536</text:p>
          </table:table-cell>
          <table:table-cell table:formula="of:=[.C247]/([.D247]-[.D246])" office:value-type="float" office:value="101853.577985493" calcext:value-type="float">
            <text:p>101853.577985493</text:p>
          </table:table-cell>
          <table:table-cell/>
          <table:table-cell office:value-type="float" office:value="1456447926.12864" calcext:value-type="float">
            <text:p>1456447926.12864</text:p>
          </table:table-cell>
          <table:table-cell table:formula="of:=[.G247]-[.B247]" office:value-type="float" office:value="0.136494159698486" calcext:value-type="float">
            <text:p>0.13649415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7926.0138" calcext:value-type="float">
            <text:p>1456447926.0138</text:p>
          </table:table-cell>
          <table:table-cell office:value-type="float" office:value="2320" calcext:value-type="float">
            <text:p>2320</text:p>
          </table:table-cell>
          <table:table-cell table:formula="of:=[.B248]-[.B$2]" office:value-type="float" office:value="6.01354479789734" calcext:value-type="float">
            <text:p>6.0135447979</text:p>
          </table:table-cell>
          <table:table-cell table:formula="of:=[.C248]/([.D248]-[.D247])" office:value-type="float" office:value="107135.38132934" calcext:value-type="float">
            <text:p>107135.38132934</text:p>
          </table:table-cell>
          <table:table-cell/>
          <table:table-cell office:value-type="float" office:value="1456447926.14991" calcext:value-type="float">
            <text:p>1456447926.14991</text:p>
          </table:table-cell>
          <table:table-cell table:formula="of:=[.G248]-[.B248]" office:value-type="float" office:value="0.136105060577393" calcext:value-type="float">
            <text:p>0.13610506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7926.03511" calcext:value-type="float">
            <text:p>1456447926.03511</text:p>
          </table:table-cell>
          <table:table-cell office:value-type="float" office:value="2320" calcext:value-type="float">
            <text:p>2320</text:p>
          </table:table-cell>
          <table:table-cell table:formula="of:=[.B249]-[.B$2]" office:value-type="float" office:value="6.03485751152039" calcext:value-type="float">
            <text:p>6.0348575115</text:p>
          </table:table-cell>
          <table:table-cell table:formula="of:=[.C249]/([.D249]-[.D248])" office:value-type="float" office:value="108855.213889386" calcext:value-type="float">
            <text:p>108855.213889386</text:p>
          </table:table-cell>
          <table:table-cell/>
          <table:table-cell office:value-type="float" office:value="1456447926.16252" calcext:value-type="float">
            <text:p>1456447926.16252</text:p>
          </table:table-cell>
          <table:table-cell table:formula="of:=[.G249]-[.B249]" office:value-type="float" office:value="0.127407073974609" calcext:value-type="float">
            <text:p>0.12740707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7926.05638" calcext:value-type="float">
            <text:p>1456447926.05638</text:p>
          </table:table-cell>
          <table:table-cell office:value-type="float" office:value="2320" calcext:value-type="float">
            <text:p>2320</text:p>
          </table:table-cell>
          <table:table-cell table:formula="of:=[.B250]-[.B$2]" office:value-type="float" office:value="6.05612206459045" calcext:value-type="float">
            <text:p>6.0561220646</text:p>
          </table:table-cell>
          <table:table-cell table:formula="of:=[.C250]/([.D250]-[.D249])" office:value-type="float" office:value="109101.752214374" calcext:value-type="float">
            <text:p>109101.752214374</text:p>
          </table:table-cell>
          <table:table-cell/>
          <table:table-cell office:value-type="float" office:value="1456447926.1838" calcext:value-type="float">
            <text:p>1456447926.1838</text:p>
          </table:table-cell>
          <table:table-cell table:formula="of:=[.G250]-[.B250]" office:value-type="float" office:value="0.127424240112305" calcext:value-type="float">
            <text:p>0.12742424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7926.07766" calcext:value-type="float">
            <text:p>1456447926.07766</text:p>
          </table:table-cell>
          <table:table-cell office:value-type="float" office:value="2320" calcext:value-type="float">
            <text:p>2320</text:p>
          </table:table-cell>
          <table:table-cell table:formula="of:=[.B251]-[.B$2]" office:value-type="float" office:value="6.07740092277527" calcext:value-type="float">
            <text:p>6.0774009228</text:p>
          </table:table-cell>
          <table:table-cell table:formula="of:=[.C251]/([.D251]-[.D250])" office:value-type="float" office:value="109028.406498599" calcext:value-type="float">
            <text:p>109028.406498599</text:p>
          </table:table-cell>
          <table:table-cell/>
          <table:table-cell office:value-type="float" office:value="1456447926.20501" calcext:value-type="float">
            <text:p>1456447926.20501</text:p>
          </table:table-cell>
          <table:table-cell table:formula="of:=[.G251]-[.B251]" office:value-type="float" office:value="0.127350568771362" calcext:value-type="float">
            <text:p>0.12735056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7926.0989" calcext:value-type="float">
            <text:p>1456447926.0989</text:p>
          </table:table-cell>
          <table:table-cell office:value-type="float" office:value="2320" calcext:value-type="float">
            <text:p>2320</text:p>
          </table:table-cell>
          <table:table-cell table:formula="of:=[.B252]-[.B$2]" office:value-type="float" office:value="6.09864401817322" calcext:value-type="float">
            <text:p>6.0986440182</text:p>
          </table:table-cell>
          <table:table-cell table:formula="of:=[.C252]/([.D252]-[.D251])" office:value-type="float" office:value="109211.956004489" calcext:value-type="float">
            <text:p>109211.956004489</text:p>
          </table:table-cell>
          <table:table-cell/>
          <table:table-cell office:value-type="float" office:value="1456447926.22617" calcext:value-type="float">
            <text:p>1456447926.22617</text:p>
          </table:table-cell>
          <table:table-cell table:formula="of:=[.G252]-[.B252]" office:value-type="float" office:value="0.127273321151733" calcext:value-type="float">
            <text:p>0.127273321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7926.12013" calcext:value-type="float">
            <text:p>1456447926.12013</text:p>
          </table:table-cell>
          <table:table-cell office:value-type="float" office:value="2320" calcext:value-type="float">
            <text:p>2320</text:p>
          </table:table-cell>
          <table:table-cell table:formula="of:=[.B253]-[.B$2]" office:value-type="float" office:value="6.11987280845642" calcext:value-type="float">
            <text:p>6.1198728085</text:p>
          </table:table-cell>
          <table:table-cell table:formula="of:=[.C253]/([.D253]-[.D252])" office:value-type="float" office:value="109285.548966757" calcext:value-type="float">
            <text:p>109285.548966757</text:p>
          </table:table-cell>
          <table:table-cell/>
          <table:table-cell office:value-type="float" office:value="1456447926.24726" calcext:value-type="float">
            <text:p>1456447926.24726</text:p>
          </table:table-cell>
          <table:table-cell table:formula="of:=[.G253]-[.B253]" office:value-type="float" office:value="0.127127647399902" calcext:value-type="float">
            <text:p>0.127127647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7926.14136" calcext:value-type="float">
            <text:p>1456447926.14136</text:p>
          </table:table-cell>
          <table:table-cell office:value-type="float" office:value="2320" calcext:value-type="float">
            <text:p>2320</text:p>
          </table:table-cell>
          <table:table-cell table:formula="of:=[.B254]-[.B$2]" office:value-type="float" office:value="6.14110803604126" calcext:value-type="float">
            <text:p>6.141108036</text:p>
          </table:table-cell>
          <table:table-cell table:formula="of:=[.C254]/([.D254]-[.D253])" office:value-type="float" office:value="109252.419863698" calcext:value-type="float">
            <text:p>109252.419863698</text:p>
          </table:table-cell>
          <table:table-cell/>
          <table:table-cell office:value-type="float" office:value="1456447926.26862" calcext:value-type="float">
            <text:p>1456447926.26862</text:p>
          </table:table-cell>
          <table:table-cell table:formula="of:=[.G254]-[.B254]" office:value-type="float" office:value="0.127252101898193" calcext:value-type="float">
            <text:p>0.127252101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7926.16259" calcext:value-type="float">
            <text:p>1456447926.16259</text:p>
          </table:table-cell>
          <table:table-cell office:value-type="float" office:value="2320" calcext:value-type="float">
            <text:p>2320</text:p>
          </table:table-cell>
          <table:table-cell table:formula="of:=[.B255]-[.B$2]" office:value-type="float" office:value="6.16233563423157" calcext:value-type="float">
            <text:p>6.1623356342</text:p>
          </table:table-cell>
          <table:table-cell table:formula="of:=[.C255]/([.D255]-[.D254])" office:value-type="float" office:value="109291.686190824" calcext:value-type="float">
            <text:p>109291.686190824</text:p>
          </table:table-cell>
          <table:table-cell/>
          <table:table-cell office:value-type="float" office:value="1456447926.28998" calcext:value-type="float">
            <text:p>1456447926.28998</text:p>
          </table:table-cell>
          <table:table-cell table:formula="of:=[.G255]-[.B255]" office:value-type="float" office:value="0.127390623092651" calcext:value-type="float">
            <text:p>0.127390623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7926.18382" calcext:value-type="float">
            <text:p>1456447926.18382</text:p>
          </table:table-cell>
          <table:table-cell office:value-type="float" office:value="2320" calcext:value-type="float">
            <text:p>2320</text:p>
          </table:table-cell>
          <table:table-cell table:formula="of:=[.B256]-[.B$2]" office:value-type="float" office:value="6.18355917930603" calcext:value-type="float">
            <text:p>6.1835591793</text:p>
          </table:table-cell>
          <table:table-cell table:formula="of:=[.C256]/([.D256]-[.D255])" office:value-type="float" office:value="109312.557909636" calcext:value-type="float">
            <text:p>109312.557909636</text:p>
          </table:table-cell>
          <table:table-cell/>
          <table:table-cell office:value-type="float" office:value="1456447926.29847" calcext:value-type="float">
            <text:p>1456447926.29847</text:p>
          </table:table-cell>
          <table:table-cell table:formula="of:=[.G256]-[.B256]" office:value-type="float" office:value="0.114657878875732" calcext:value-type="float">
            <text:p>0.11465787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7926.20505" calcext:value-type="float">
            <text:p>1456447926.20505</text:p>
          </table:table-cell>
          <table:table-cell office:value-type="float" office:value="2320" calcext:value-type="float">
            <text:p>2320</text:p>
          </table:table-cell>
          <table:table-cell table:formula="of:=[.B257]-[.B$2]" office:value-type="float" office:value="6.2047905921936" calcext:value-type="float">
            <text:p>6.2047905922</text:p>
          </table:table-cell>
          <table:table-cell table:formula="of:=[.C257]/([.D257]-[.D256])" office:value-type="float" office:value="109272.049499725" calcext:value-type="float">
            <text:p>109272.049499725</text:p>
          </table:table-cell>
          <table:table-cell/>
          <table:table-cell office:value-type="float" office:value="1456447926.3198" calcext:value-type="float">
            <text:p>1456447926.3198</text:p>
          </table:table-cell>
          <table:table-cell table:formula="of:=[.G257]-[.B257]" office:value-type="float" office:value="0.114752292633057" calcext:value-type="float">
            <text:p>0.114752292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7926.2263" calcext:value-type="float">
            <text:p>1456447926.2263</text:p>
          </table:table-cell>
          <table:table-cell office:value-type="float" office:value="2320" calcext:value-type="float">
            <text:p>2320</text:p>
          </table:table-cell>
          <table:table-cell table:formula="of:=[.B258]-[.B$2]" office:value-type="float" office:value="6.22604489326477" calcext:value-type="float">
            <text:p>6.2260448933</text:p>
          </table:table-cell>
          <table:table-cell table:formula="of:=[.C258]/([.D258]-[.D257])" office:value-type="float" office:value="109154.377376692" calcext:value-type="float">
            <text:p>109154.377376692</text:p>
          </table:table-cell>
          <table:table-cell/>
          <table:table-cell office:value-type="float" office:value="1456447926.34108" calcext:value-type="float">
            <text:p>1456447926.34108</text:p>
          </table:table-cell>
          <table:table-cell table:formula="of:=[.G258]-[.B258]" office:value-type="float" office:value="0.114779472351074" calcext:value-type="float">
            <text:p>0.114779472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7926.24755" calcext:value-type="float">
            <text:p>1456447926.24755</text:p>
          </table:table-cell>
          <table:table-cell office:value-type="float" office:value="2320" calcext:value-type="float">
            <text:p>2320</text:p>
          </table:table-cell>
          <table:table-cell table:formula="of:=[.B259]-[.B$2]" office:value-type="float" office:value="6.24729442596436" calcext:value-type="float">
            <text:p>6.247294426</text:p>
          </table:table-cell>
          <table:table-cell table:formula="of:=[.C259]/([.D259]-[.D258])" office:value-type="float" office:value="109178.871497975" calcext:value-type="float">
            <text:p>109178.871497975</text:p>
          </table:table-cell>
          <table:table-cell/>
          <table:table-cell office:value-type="float" office:value="1456447926.36224" calcext:value-type="float">
            <text:p>1456447926.36224</text:p>
          </table:table-cell>
          <table:table-cell table:formula="of:=[.G259]-[.B259]" office:value-type="float" office:value="0.114686727523804" calcext:value-type="float">
            <text:p>0.114686727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7926.26878" calcext:value-type="float">
            <text:p>1456447926.26878</text:p>
          </table:table-cell>
          <table:table-cell office:value-type="float" office:value="2320" calcext:value-type="float">
            <text:p>2320</text:p>
          </table:table-cell>
          <table:table-cell table:formula="of:=[.B260]-[.B$2]" office:value-type="float" office:value="6.26852560043335" calcext:value-type="float">
            <text:p>6.2685256004</text:p>
          </table:table-cell>
          <table:table-cell table:formula="of:=[.C260]/([.D260]-[.D259])" office:value-type="float" office:value="109273.276586188" calcext:value-type="float">
            <text:p>109273.276586188</text:p>
          </table:table-cell>
          <table:table-cell/>
          <table:table-cell office:value-type="float" office:value="1456447926.38352" calcext:value-type="float">
            <text:p>1456447926.38352</text:p>
          </table:table-cell>
          <table:table-cell table:formula="of:=[.G260]-[.B260]" office:value-type="float" office:value="0.114737510681152" calcext:value-type="float">
            <text:p>0.114737510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7926.28997" calcext:value-type="float">
            <text:p>1456447926.28997</text:p>
          </table:table-cell>
          <table:table-cell office:value-type="float" office:value="2320" calcext:value-type="float">
            <text:p>2320</text:p>
          </table:table-cell>
          <table:table-cell table:formula="of:=[.B261]-[.B$2]" office:value-type="float" office:value="6.28971576690674" calcext:value-type="float">
            <text:p>6.2897157669</text:p>
          </table:table-cell>
          <table:table-cell table:formula="of:=[.C261]/([.D261]-[.D260])" office:value-type="float" office:value="109484.746281419" calcext:value-type="float">
            <text:p>109484.746281419</text:p>
          </table:table-cell>
          <table:table-cell/>
          <table:table-cell office:value-type="float" office:value="1456447926.39617" calcext:value-type="float">
            <text:p>1456447926.39617</text:p>
          </table:table-cell>
          <table:table-cell table:formula="of:=[.G261]-[.B261]" office:value-type="float" office:value="0.106201171875" calcext:value-type="float">
            <text:p>0.106201171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7926.3112" calcext:value-type="float">
            <text:p>1456447926.3112</text:p>
          </table:table-cell>
          <table:table-cell office:value-type="float" office:value="2320" calcext:value-type="float">
            <text:p>2320</text:p>
          </table:table-cell>
          <table:table-cell table:formula="of:=[.B262]-[.B$2]" office:value-type="float" office:value="6.31094121932983" calcext:value-type="float">
            <text:p>6.3109412193</text:p>
          </table:table-cell>
          <table:table-cell table:formula="of:=[.C262]/([.D262]-[.D261])" office:value-type="float" office:value="109302.734931368" calcext:value-type="float">
            <text:p>109302.734931368</text:p>
          </table:table-cell>
          <table:table-cell/>
          <table:table-cell office:value-type="float" office:value="1456447926.41761" calcext:value-type="float">
            <text:p>1456447926.41761</text:p>
          </table:table-cell>
          <table:table-cell table:formula="of:=[.G262]-[.B262]" office:value-type="float" office:value="0.106416702270508" calcext:value-type="float">
            <text:p>0.106416702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7926.33243" calcext:value-type="float">
            <text:p>1456447926.33243</text:p>
          </table:table-cell>
          <table:table-cell office:value-type="float" office:value="2320" calcext:value-type="float">
            <text:p>2320</text:p>
          </table:table-cell>
          <table:table-cell table:formula="of:=[.B263]-[.B$2]" office:value-type="float" office:value="6.33217239379883" calcext:value-type="float">
            <text:p>6.3321723938</text:p>
          </table:table-cell>
          <table:table-cell table:formula="of:=[.C263]/([.D263]-[.D262])" office:value-type="float" office:value="109273.276586188" calcext:value-type="float">
            <text:p>109273.276586188</text:p>
          </table:table-cell>
          <table:table-cell/>
          <table:table-cell office:value-type="float" office:value="1456447926.43908" calcext:value-type="float">
            <text:p>1456447926.43908</text:p>
          </table:table-cell>
          <table:table-cell table:formula="of:=[.G263]-[.B263]" office:value-type="float" office:value="0.106648921966553" calcext:value-type="float">
            <text:p>0.10664892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7926.35365" calcext:value-type="float">
            <text:p>1456447926.35365</text:p>
          </table:table-cell>
          <table:table-cell office:value-type="float" office:value="2320" calcext:value-type="float">
            <text:p>2320</text:p>
          </table:table-cell>
          <table:table-cell table:formula="of:=[.B264]-[.B$2]" office:value-type="float" office:value="6.35339641571045" calcext:value-type="float">
            <text:p>6.3533964157</text:p>
          </table:table-cell>
          <table:table-cell table:formula="of:=[.C264]/([.D264]-[.D263])" office:value-type="float" office:value="109310.101999551" calcext:value-type="float">
            <text:p>109310.101999551</text:p>
          </table:table-cell>
          <table:table-cell/>
          <table:table-cell office:value-type="float" office:value="1456447926.46039" calcext:value-type="float">
            <text:p>1456447926.46039</text:p>
          </table:table-cell>
          <table:table-cell table:formula="of:=[.G264]-[.B264]" office:value-type="float" office:value="0.106739044189453" calcext:value-type="float">
            <text:p>0.106739044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7926.37489" calcext:value-type="float">
            <text:p>1456447926.37489</text:p>
          </table:table-cell>
          <table:table-cell office:value-type="float" office:value="2320" calcext:value-type="float">
            <text:p>2320</text:p>
          </table:table-cell>
          <table:table-cell table:formula="of:=[.B265]-[.B$2]" office:value-type="float" office:value="6.37463235855103" calcext:value-type="float">
            <text:p>6.3746323586</text:p>
          </table:table-cell>
          <table:table-cell table:formula="of:=[.C265]/([.D265]-[.D264])" office:value-type="float" office:value="109248.740092062" calcext:value-type="float">
            <text:p>109248.740092062</text:p>
          </table:table-cell>
          <table:table-cell/>
          <table:table-cell office:value-type="float" office:value="1456447926.48157" calcext:value-type="float">
            <text:p>1456447926.48157</text:p>
          </table:table-cell>
          <table:table-cell table:formula="of:=[.G265]-[.B265]" office:value-type="float" office:value="0.106685161590576" calcext:value-type="float">
            <text:p>0.106685161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7926.39612" calcext:value-type="float">
            <text:p>1456447926.39612</text:p>
          </table:table-cell>
          <table:table-cell office:value-type="float" office:value="2320" calcext:value-type="float">
            <text:p>2320</text:p>
          </table:table-cell>
          <table:table-cell table:formula="of:=[.B266]-[.B$2]" office:value-type="float" office:value="6.39586186408997" calcext:value-type="float">
            <text:p>6.3958618641</text:p>
          </table:table-cell>
          <table:table-cell table:formula="of:=[.C266]/([.D266]-[.D265])" office:value-type="float" office:value="109281.866963153" calcext:value-type="float">
            <text:p>109281.866963153</text:p>
          </table:table-cell>
          <table:table-cell/>
          <table:table-cell office:value-type="float" office:value="1456447926.5029" calcext:value-type="float">
            <text:p>1456447926.5029</text:p>
          </table:table-cell>
          <table:table-cell table:formula="of:=[.G266]-[.B266]" office:value-type="float" office:value="0.106783628463745" calcext:value-type="float">
            <text:p>0.106783628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7926.41734" calcext:value-type="float">
            <text:p>1456447926.41734</text:p>
          </table:table-cell>
          <table:table-cell office:value-type="float" office:value="2320" calcext:value-type="float">
            <text:p>2320</text:p>
          </table:table-cell>
          <table:table-cell table:formula="of:=[.B267]-[.B$2]" office:value-type="float" office:value="6.41708588600159" calcext:value-type="float">
            <text:p>6.417085886</text:p>
          </table:table-cell>
          <table:table-cell table:formula="of:=[.C267]/([.D267]-[.D266])" office:value-type="float" office:value="109310.101999551" calcext:value-type="float">
            <text:p>109310.101999551</text:p>
          </table:table-cell>
          <table:table-cell/>
          <table:table-cell office:value-type="float" office:value="1456447926.5241" calcext:value-type="float">
            <text:p>1456447926.5241</text:p>
          </table:table-cell>
          <table:table-cell table:formula="of:=[.G267]-[.B267]" office:value-type="float" office:value="0.106759786605835" calcext:value-type="float">
            <text:p>0.10675978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7926.43856" calcext:value-type="float">
            <text:p>1456447926.43856</text:p>
          </table:table-cell>
          <table:table-cell office:value-type="float" office:value="2320" calcext:value-type="float">
            <text:p>2320</text:p>
          </table:table-cell>
          <table:table-cell table:formula="of:=[.B268]-[.B$2]" office:value-type="float" office:value="6.43830871582031" calcext:value-type="float">
            <text:p>6.4383087158</text:p>
          </table:table-cell>
          <table:table-cell table:formula="of:=[.C268]/([.D268]-[.D267])" office:value-type="float" office:value="109316.241981688" calcext:value-type="float">
            <text:p>109316.241981688</text:p>
          </table:table-cell>
          <table:table-cell/>
          <table:table-cell office:value-type="float" office:value="1456447926.53201" calcext:value-type="float">
            <text:p>1456447926.53201</text:p>
          </table:table-cell>
          <table:table-cell table:formula="of:=[.G268]-[.B268]" office:value-type="float" office:value="0.0934467315673828" calcext:value-type="float">
            <text:p>0.093446731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7926.4598" calcext:value-type="float">
            <text:p>1456447926.4598</text:p>
          </table:table-cell>
          <table:table-cell office:value-type="float" office:value="2320" calcext:value-type="float">
            <text:p>2320</text:p>
          </table:table-cell>
          <table:table-cell table:formula="of:=[.B269]-[.B$2]" office:value-type="float" office:value="6.45954656600952" calcext:value-type="float">
            <text:p>6.459546566</text:p>
          </table:table-cell>
          <table:table-cell table:formula="of:=[.C269]/([.D269]-[.D268])" office:value-type="float" office:value="109238.928579447" calcext:value-type="float">
            <text:p>109238.928579447</text:p>
          </table:table-cell>
          <table:table-cell/>
          <table:table-cell office:value-type="float" office:value="1456447926.55317" calcext:value-type="float">
            <text:p>1456447926.55317</text:p>
          </table:table-cell>
          <table:table-cell table:formula="of:=[.G269]-[.B269]" office:value-type="float" office:value="0.0933656692504883" calcext:value-type="float">
            <text:p>0.093365669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7926.48103" calcext:value-type="float">
            <text:p>1456447926.48103</text:p>
          </table:table-cell>
          <table:table-cell office:value-type="float" office:value="2320" calcext:value-type="float">
            <text:p>2320</text:p>
          </table:table-cell>
          <table:table-cell table:formula="of:=[.B270]-[.B$2]" office:value-type="float" office:value="6.48076915740967" calcext:value-type="float">
            <text:p>6.4807691574</text:p>
          </table:table-cell>
          <table:table-cell table:formula="of:=[.C270]/([.D270]-[.D269])" office:value-type="float" office:value="109317.470060889" calcext:value-type="float">
            <text:p>109317.470060889</text:p>
          </table:table-cell>
          <table:table-cell/>
          <table:table-cell office:value-type="float" office:value="1456447926.57437" calcext:value-type="float">
            <text:p>1456447926.57437</text:p>
          </table:table-cell>
          <table:table-cell table:formula="of:=[.G270]-[.B270]" office:value-type="float" office:value="0.0933477878570557" calcext:value-type="float">
            <text:p>0.093347787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7926.50225" calcext:value-type="float">
            <text:p>1456447926.50225</text:p>
          </table:table-cell>
          <table:table-cell office:value-type="float" office:value="2320" calcext:value-type="float">
            <text:p>2320</text:p>
          </table:table-cell>
          <table:table-cell table:formula="of:=[.B271]-[.B$2]" office:value-type="float" office:value="6.50199222564697" calcext:value-type="float">
            <text:p>6.5019922256</text:p>
          </table:table-cell>
          <table:table-cell table:formula="of:=[.C271]/([.D271]-[.D270])" office:value-type="float" office:value="109315.01393008" calcext:value-type="float">
            <text:p>109315.01393008</text:p>
          </table:table-cell>
          <table:table-cell/>
          <table:table-cell office:value-type="float" office:value="1456447926.59582" calcext:value-type="float">
            <text:p>1456447926.59582</text:p>
          </table:table-cell>
          <table:table-cell table:formula="of:=[.G271]-[.B271]" office:value-type="float" office:value="0.093569278717041" calcext:value-type="float">
            <text:p>0.093569278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7926.52347" calcext:value-type="float">
            <text:p>1456447926.52347</text:p>
          </table:table-cell>
          <table:table-cell office:value-type="float" office:value="2320" calcext:value-type="float">
            <text:p>2320</text:p>
          </table:table-cell>
          <table:table-cell table:formula="of:=[.B272]-[.B$2]" office:value-type="float" office:value="6.52321457862854" calcext:value-type="float">
            <text:p>6.5232145786</text:p>
          </table:table-cell>
          <table:table-cell table:formula="of:=[.C272]/([.D272]-[.D271])" office:value-type="float" office:value="109318.698167683" calcext:value-type="float">
            <text:p>109318.698167683</text:p>
          </table:table-cell>
          <table:table-cell/>
          <table:table-cell office:value-type="float" office:value="1456447926.61691" calcext:value-type="float">
            <text:p>1456447926.61691</text:p>
          </table:table-cell>
          <table:table-cell table:formula="of:=[.G272]-[.B272]" office:value-type="float" office:value="0.0934438705444336" calcext:value-type="float">
            <text:p>0.093443870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7926.54469" calcext:value-type="float">
            <text:p>1456447926.54469</text:p>
          </table:table-cell>
          <table:table-cell office:value-type="float" office:value="2320" calcext:value-type="float">
            <text:p>2320</text:p>
          </table:table-cell>
          <table:table-cell table:formula="of:=[.B273]-[.B$2]" office:value-type="float" office:value="6.54443740844727" calcext:value-type="float">
            <text:p>6.5444374084</text:p>
          </table:table-cell>
          <table:table-cell table:formula="of:=[.C273]/([.D273]-[.D272])" office:value-type="float" office:value="109316.241981688" calcext:value-type="float">
            <text:p>109316.241981688</text:p>
          </table:table-cell>
          <table:table-cell/>
          <table:table-cell office:value-type="float" office:value="1456447926.63047" calcext:value-type="float">
            <text:p>1456447926.63047</text:p>
          </table:table-cell>
          <table:table-cell table:formula="of:=[.G273]-[.B273]" office:value-type="float" office:value="0.0857803821563721" calcext:value-type="float">
            <text:p>0.085780382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7926.56591" calcext:value-type="float">
            <text:p>1456447926.56591</text:p>
          </table:table-cell>
          <table:table-cell office:value-type="float" office:value="2320" calcext:value-type="float">
            <text:p>2320</text:p>
          </table:table-cell>
          <table:table-cell table:formula="of:=[.B274]-[.B$2]" office:value-type="float" office:value="6.5656578540802" calcext:value-type="float">
            <text:p>6.5656578541</text:p>
          </table:table-cell>
          <table:table-cell table:formula="of:=[.C274]/([.D274]-[.D273])" office:value-type="float" office:value="109328.524015505" calcext:value-type="float">
            <text:p>109328.524015505</text:p>
          </table:table-cell>
          <table:table-cell/>
          <table:table-cell office:value-type="float" office:value="1456447926.65164" calcext:value-type="float">
            <text:p>1456447926.65164</text:p>
          </table:table-cell>
          <table:table-cell table:formula="of:=[.G274]-[.B274]" office:value-type="float" office:value="0.0857274532318115" calcext:value-type="float">
            <text:p>0.08572745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7926.58714" calcext:value-type="float">
            <text:p>1456447926.58714</text:p>
          </table:table-cell>
          <table:table-cell office:value-type="float" office:value="2320" calcext:value-type="float">
            <text:p>2320</text:p>
          </table:table-cell>
          <table:table-cell table:formula="of:=[.B275]-[.B$2]" office:value-type="float" office:value="6.58688354492188" calcext:value-type="float">
            <text:p>6.5868835449</text:p>
          </table:table-cell>
          <table:table-cell table:formula="of:=[.C275]/([.D275]-[.D274])" office:value-type="float" office:value="109301.507183214" calcext:value-type="float">
            <text:p>109301.507183214</text:p>
          </table:table-cell>
          <table:table-cell/>
          <table:table-cell office:value-type="float" office:value="1456447926.67304" calcext:value-type="float">
            <text:p>1456447926.67304</text:p>
          </table:table-cell>
          <table:table-cell table:formula="of:=[.G275]-[.B275]" office:value-type="float" office:value="0.0858995914459229" calcext:value-type="float">
            <text:p>0.085899591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7926.60836" calcext:value-type="float">
            <text:p>1456447926.60836</text:p>
          </table:table-cell>
          <table:table-cell office:value-type="float" office:value="2320" calcext:value-type="float">
            <text:p>2320</text:p>
          </table:table-cell>
          <table:table-cell table:formula="of:=[.B276]-[.B$2]" office:value-type="float" office:value="6.60810852050781" calcext:value-type="float">
            <text:p>6.6081085205</text:p>
          </table:table-cell>
          <table:table-cell table:formula="of:=[.C276]/([.D276]-[.D275])" office:value-type="float" office:value="109305.190510424" calcext:value-type="float">
            <text:p>109305.190510424</text:p>
          </table:table-cell>
          <table:table-cell/>
          <table:table-cell office:value-type="float" office:value="1456447926.69423" calcext:value-type="float">
            <text:p>1456447926.69423</text:p>
          </table:table-cell>
          <table:table-cell table:formula="of:=[.G276]-[.B276]" office:value-type="float" office:value="0.0858640670776367" calcext:value-type="float">
            <text:p>0.085864067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7926.62959" calcext:value-type="float">
            <text:p>1456447926.62959</text:p>
          </table:table-cell>
          <table:table-cell office:value-type="float" office:value="2320" calcext:value-type="float">
            <text:p>2320</text:p>
          </table:table-cell>
          <table:table-cell table:formula="of:=[.B277]-[.B$2]" office:value-type="float" office:value="6.62933707237244" calcext:value-type="float">
            <text:p>6.6293370724</text:p>
          </table:table-cell>
          <table:table-cell table:formula="of:=[.C277]/([.D277]-[.D276])" office:value-type="float" office:value="109286.776356428" calcext:value-type="float">
            <text:p>109286.776356428</text:p>
          </table:table-cell>
          <table:table-cell/>
          <table:table-cell office:value-type="float" office:value="1456447926.71542" calcext:value-type="float">
            <text:p>1456447926.71542</text:p>
          </table:table-cell>
          <table:table-cell table:formula="of:=[.G277]-[.B277]" office:value-type="float" office:value="0.0858232975006104" calcext:value-type="float">
            <text:p>0.085823297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7926.65079" calcext:value-type="float">
            <text:p>1456447926.65079</text:p>
          </table:table-cell>
          <table:table-cell office:value-type="float" office:value="2320" calcext:value-type="float">
            <text:p>2320</text:p>
          </table:table-cell>
          <table:table-cell table:formula="of:=[.B278]-[.B$2]" office:value-type="float" office:value="6.65052914619446" calcext:value-type="float">
            <text:p>6.6505291462</text:p>
          </table:table-cell>
          <table:table-cell table:formula="of:=[.C278]/([.D278]-[.D277])" office:value-type="float" office:value="109474.892334001" calcext:value-type="float">
            <text:p>109474.892334001</text:p>
          </table:table-cell>
          <table:table-cell/>
          <table:table-cell office:value-type="float" office:value="1456447926.73668" calcext:value-type="float">
            <text:p>1456447926.73668</text:p>
          </table:table-cell>
          <table:table-cell table:formula="of:=[.G278]-[.B278]" office:value-type="float" office:value="0.0858981609344482" calcext:value-type="float">
            <text:p>0.085898160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7926.67201" calcext:value-type="float">
            <text:p>1456447926.67201</text:p>
          </table:table-cell>
          <table:table-cell office:value-type="float" office:value="2320" calcext:value-type="float">
            <text:p>2320</text:p>
          </table:table-cell>
          <table:table-cell table:formula="of:=[.B279]-[.B$2]" office:value-type="float" office:value="6.67175531387329" calcext:value-type="float">
            <text:p>6.6717553139</text:p>
          </table:table-cell>
          <table:table-cell table:formula="of:=[.C279]/([.D279]-[.D278])" office:value-type="float" office:value="109299.051769648" calcext:value-type="float">
            <text:p>109299.051769648</text:p>
          </table:table-cell>
          <table:table-cell/>
          <table:table-cell office:value-type="float" office:value="1456447926.75813" calcext:value-type="float">
            <text:p>1456447926.75813</text:p>
          </table:table-cell>
          <table:table-cell table:formula="of:=[.G279]-[.B279]" office:value-type="float" office:value="0.0861136913299561" calcext:value-type="float">
            <text:p>0.086113691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7926.69323" calcext:value-type="float">
            <text:p>1456447926.69323</text:p>
          </table:table-cell>
          <table:table-cell office:value-type="float" office:value="2320" calcext:value-type="float">
            <text:p>2320</text:p>
          </table:table-cell>
          <table:table-cell table:formula="of:=[.B280]-[.B$2]" office:value-type="float" office:value="6.69297695159912" calcext:value-type="float">
            <text:p>6.6929769516</text:p>
          </table:table-cell>
          <table:table-cell table:formula="of:=[.C280]/([.D280]-[.D279])" office:value-type="float" office:value="109322.382653634" calcext:value-type="float">
            <text:p>109322.382653634</text:p>
          </table:table-cell>
          <table:table-cell/>
          <table:table-cell office:value-type="float" office:value="1456447926.76584" calcext:value-type="float">
            <text:p>1456447926.76584</text:p>
          </table:table-cell>
          <table:table-cell table:formula="of:=[.G280]-[.B280]" office:value-type="float" office:value="0.0726025104522705" calcext:value-type="float">
            <text:p>0.07260251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7926.71442" calcext:value-type="float">
            <text:p>1456447926.71442</text:p>
          </table:table-cell>
          <table:table-cell office:value-type="float" office:value="2320" calcext:value-type="float">
            <text:p>2320</text:p>
          </table:table-cell>
          <table:table-cell table:formula="of:=[.B281]-[.B$2]" office:value-type="float" office:value="6.71416568756104" calcext:value-type="float">
            <text:p>6.7141656876</text:p>
          </table:table-cell>
          <table:table-cell table:formula="of:=[.C281]/([.D281]-[.D280])" office:value-type="float" office:value="109492.137906202" calcext:value-type="float">
            <text:p>109492.137906202</text:p>
          </table:table-cell>
          <table:table-cell/>
          <table:table-cell office:value-type="float" office:value="1456447926.78663" calcext:value-type="float">
            <text:p>1456447926.78663</text:p>
          </table:table-cell>
          <table:table-cell table:formula="of:=[.G281]-[.B281]" office:value-type="float" office:value="0.0722053050994873" calcext:value-type="float">
            <text:p>0.072205305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7926.73568" calcext:value-type="float">
            <text:p>1456447926.73568</text:p>
          </table:table-cell>
          <table:table-cell office:value-type="float" office:value="2320" calcext:value-type="float">
            <text:p>2320</text:p>
          </table:table-cell>
          <table:table-cell table:formula="of:=[.B282]-[.B$2]" office:value-type="float" office:value="6.7354211807251" calcext:value-type="float">
            <text:p>6.7354211807</text:p>
          </table:table-cell>
          <table:table-cell table:formula="of:=[.C282]/([.D282]-[.D281])" office:value-type="float" office:value="109148.255563532" calcext:value-type="float">
            <text:p>109148.255563532</text:p>
          </table:table-cell>
          <table:table-cell/>
          <table:table-cell office:value-type="float" office:value="1456447926.80797" calcext:value-type="float">
            <text:p>1456447926.80797</text:p>
          </table:table-cell>
          <table:table-cell table:formula="of:=[.G282]-[.B282]" office:value-type="float" office:value="0.0722975730895996" calcext:value-type="float">
            <text:p>0.072297573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7926.75692" calcext:value-type="float">
            <text:p>1456447926.75692</text:p>
          </table:table-cell>
          <table:table-cell office:value-type="float" office:value="2320" calcext:value-type="float">
            <text:p>2320</text:p>
          </table:table-cell>
          <table:table-cell table:formula="of:=[.B283]-[.B$2]" office:value-type="float" office:value="6.75666284561157" calcext:value-type="float">
            <text:p>6.7566628456</text:p>
          </table:table-cell>
          <table:table-cell table:formula="of:=[.C283]/([.D283]-[.D282])" office:value-type="float" office:value="109219.310840236" calcext:value-type="float">
            <text:p>109219.310840236</text:p>
          </table:table-cell>
          <table:table-cell/>
          <table:table-cell office:value-type="float" office:value="1456447926.82908" calcext:value-type="float">
            <text:p>1456447926.82908</text:p>
          </table:table-cell>
          <table:table-cell table:formula="of:=[.G283]-[.B283]" office:value-type="float" office:value="0.0721578598022461" calcext:value-type="float">
            <text:p>0.072157859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7926.77815" calcext:value-type="float">
            <text:p>1456447926.77815</text:p>
          </table:table-cell>
          <table:table-cell office:value-type="float" office:value="2320" calcext:value-type="float">
            <text:p>2320</text:p>
          </table:table-cell>
          <table:table-cell table:formula="of:=[.B284]-[.B$2]" office:value-type="float" office:value="6.77788949012756" calcext:value-type="float">
            <text:p>6.7778894901</text:p>
          </table:table-cell>
          <table:table-cell table:formula="of:=[.C284]/([.D284]-[.D283])" office:value-type="float" office:value="109296.596466399" calcext:value-type="float">
            <text:p>109296.596466399</text:p>
          </table:table-cell>
          <table:table-cell/>
          <table:table-cell office:value-type="float" office:value="1456447926.86441" calcext:value-type="float">
            <text:p>1456447926.86441</text:p>
          </table:table-cell>
          <table:table-cell table:formula="of:=[.G284]-[.B284]" office:value-type="float" office:value="0.0862603187561035" calcext:value-type="float">
            <text:p>0.08626031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7926.79937" calcext:value-type="float">
            <text:p>1456447926.79937</text:p>
          </table:table-cell>
          <table:table-cell office:value-type="float" office:value="2320" calcext:value-type="float">
            <text:p>2320</text:p>
          </table:table-cell>
          <table:table-cell table:formula="of:=[.B285]-[.B$2]" office:value-type="float" office:value="6.79911303520203" calcext:value-type="float">
            <text:p>6.7991130352</text:p>
          </table:table-cell>
          <table:table-cell table:formula="of:=[.C285]/([.D285]-[.D284])" office:value-type="float" office:value="109312.557909636" calcext:value-type="float">
            <text:p>109312.557909636</text:p>
          </table:table-cell>
          <table:table-cell/>
          <table:table-cell office:value-type="float" office:value="1456447926.88585" calcext:value-type="float">
            <text:p>1456447926.88585</text:p>
          </table:table-cell>
          <table:table-cell table:formula="of:=[.G285]-[.B285]" office:value-type="float" office:value="0.0864791870117188" calcext:value-type="float">
            <text:p>0.08647918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7926.82056" calcext:value-type="float">
            <text:p>1456447926.82056</text:p>
          </table:table-cell>
          <table:table-cell office:value-type="float" office:value="2320" calcext:value-type="float">
            <text:p>2320</text:p>
          </table:table-cell>
          <table:table-cell table:formula="of:=[.B286]-[.B$2]" office:value-type="float" office:value="6.82029914855957" calcext:value-type="float">
            <text:p>6.8202991486</text:p>
          </table:table-cell>
          <table:table-cell table:formula="of:=[.C286]/([.D286]-[.D285])" office:value-type="float" office:value="109505.691810806" calcext:value-type="float">
            <text:p>109505.691810806</text:p>
          </table:table-cell>
          <table:table-cell/>
          <table:table-cell office:value-type="float" office:value="1456447926.90704" calcext:value-type="float">
            <text:p>1456447926.90704</text:p>
          </table:table-cell>
          <table:table-cell table:formula="of:=[.G286]-[.B286]" office:value-type="float" office:value="0.0864830017089844" calcext:value-type="float">
            <text:p>0.086483001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7926.84178" calcext:value-type="float">
            <text:p>1456447926.84178</text:p>
          </table:table-cell>
          <table:table-cell office:value-type="float" office:value="2320" calcext:value-type="float">
            <text:p>2320</text:p>
          </table:table-cell>
          <table:table-cell table:formula="of:=[.B287]-[.B$2]" office:value-type="float" office:value="6.8415265083313" calcext:value-type="float">
            <text:p>6.8415265083</text:p>
          </table:table-cell>
          <table:table-cell table:formula="of:=[.C287]/([.D287]-[.D286])" office:value-type="float" office:value="109292.913718355" calcext:value-type="float">
            <text:p>109292.913718355</text:p>
          </table:table-cell>
          <table:table-cell/>
          <table:table-cell office:value-type="float" office:value="1456447926.92817" calcext:value-type="float">
            <text:p>1456447926.92817</text:p>
          </table:table-cell>
          <table:table-cell table:formula="of:=[.G287]-[.B287]" office:value-type="float" office:value="0.0863826274871826" calcext:value-type="float">
            <text:p>0.086382627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7926.86301" calcext:value-type="float">
            <text:p>1456447926.86301</text:p>
          </table:table-cell>
          <table:table-cell office:value-type="float" office:value="2320" calcext:value-type="float">
            <text:p>2320</text:p>
          </table:table-cell>
          <table:table-cell table:formula="of:=[.B288]-[.B$2]" office:value-type="float" office:value="6.8627564907074" calcext:value-type="float">
            <text:p>6.8627564907</text:p>
          </table:table-cell>
          <table:table-cell table:formula="of:=[.C288]/([.D288]-[.D287])" office:value-type="float" office:value="109279.412431916" calcext:value-type="float">
            <text:p>109279.412431916</text:p>
          </table:table-cell>
          <table:table-cell/>
          <table:table-cell office:value-type="float" office:value="1456447926.94951" calcext:value-type="float">
            <text:p>1456447926.94951</text:p>
          </table:table-cell>
          <table:table-cell table:formula="of:=[.G288]-[.B288]" office:value-type="float" office:value="0.0865006446838379" calcext:value-type="float">
            <text:p>0.086500644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7926.88424" calcext:value-type="float">
            <text:p>1456447926.88424</text:p>
          </table:table-cell>
          <table:table-cell office:value-type="float" office:value="2320" calcext:value-type="float">
            <text:p>2320</text:p>
          </table:table-cell>
          <table:table-cell table:formula="of:=[.B289]-[.B$2]" office:value-type="float" office:value="6.88398170471191" calcext:value-type="float">
            <text:p>6.8839817047</text:p>
          </table:table-cell>
          <table:table-cell table:formula="of:=[.C289]/([.D289]-[.D288])" office:value-type="float" office:value="109303.962707105" calcext:value-type="float">
            <text:p>109303.962707105</text:p>
          </table:table-cell>
          <table:table-cell/>
          <table:table-cell office:value-type="float" office:value="1456447926.97066" calcext:value-type="float">
            <text:p>1456447926.97066</text:p>
          </table:table-cell>
          <table:table-cell table:formula="of:=[.G289]-[.B289]" office:value-type="float" office:value="0.0864226818084717" calcext:value-type="float">
            <text:p>0.086422681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7926.90546" calcext:value-type="float">
            <text:p>1456447926.90546</text:p>
          </table:table-cell>
          <table:table-cell office:value-type="float" office:value="2320" calcext:value-type="float">
            <text:p>2320</text:p>
          </table:table-cell>
          <table:table-cell table:formula="of:=[.B290]-[.B$2]" office:value-type="float" office:value="6.90520405769348" calcext:value-type="float">
            <text:p>6.9052040577</text:p>
          </table:table-cell>
          <table:table-cell table:formula="of:=[.C290]/([.D290]-[.D289])" office:value-type="float" office:value="109318.698167683" calcext:value-type="float">
            <text:p>109318.698167683</text:p>
          </table:table-cell>
          <table:table-cell/>
          <table:table-cell office:value-type="float" office:value="1456447926.99187" calcext:value-type="float">
            <text:p>1456447926.99187</text:p>
          </table:table-cell>
          <table:table-cell table:formula="of:=[.G290]-[.B290]" office:value-type="float" office:value="0.0864078998565674" calcext:value-type="float">
            <text:p>0.086407899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7926.92668" calcext:value-type="float">
            <text:p>1456447926.92668</text:p>
          </table:table-cell>
          <table:table-cell office:value-type="float" office:value="2320" calcext:value-type="float">
            <text:p>2320</text:p>
          </table:table-cell>
          <table:table-cell table:formula="of:=[.B291]-[.B$2]" office:value-type="float" office:value="6.92642569541931" calcext:value-type="float">
            <text:p>6.9264256954</text:p>
          </table:table-cell>
          <table:table-cell table:formula="of:=[.C291]/([.D291]-[.D290])" office:value-type="float" office:value="109322.382653634" calcext:value-type="float">
            <text:p>109322.382653634</text:p>
          </table:table-cell>
          <table:table-cell/>
          <table:table-cell office:value-type="float" office:value="1456447926.99877" calcext:value-type="float">
            <text:p>1456447926.99877</text:p>
          </table:table-cell>
          <table:table-cell table:formula="of:=[.G291]-[.B291]" office:value-type="float" office:value="0.0720877647399902" calcext:value-type="float">
            <text:p>0.072087764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7926.9479" calcext:value-type="float">
            <text:p>1456447926.9479</text:p>
          </table:table-cell>
          <table:table-cell office:value-type="float" office:value="2320" calcext:value-type="float">
            <text:p>2320</text:p>
          </table:table-cell>
          <table:table-cell table:formula="of:=[.B292]-[.B$2]" office:value-type="float" office:value="6.94764542579651" calcext:value-type="float">
            <text:p>6.9476454258</text:p>
          </table:table-cell>
          <table:table-cell table:formula="of:=[.C292]/([.D292]-[.D291])" office:value-type="float" office:value="109332.209163839" calcext:value-type="float">
            <text:p>109332.209163839</text:p>
          </table:table-cell>
          <table:table-cell/>
          <table:table-cell office:value-type="float" office:value="1456447930.00806" calcext:value-type="float">
            <text:p>1456447930.00806</text:p>
          </table:table-cell>
          <table:table-cell table:formula="of:=[.G292]-[.B292]" office:value-type="float" office:value="3.06016278266907" calcext:value-type="float">
            <text:p>3.060162782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7926.96912" calcext:value-type="float">
            <text:p>1456447926.96912</text:p>
          </table:table-cell>
          <table:table-cell office:value-type="float" office:value="2320" calcext:value-type="float">
            <text:p>2320</text:p>
          </table:table-cell>
          <table:table-cell table:formula="of:=[.B293]-[.B$2]" office:value-type="float" office:value="6.96886610984802" calcext:value-type="float">
            <text:p>6.9688661098</text:p>
          </table:table-cell>
          <table:table-cell table:formula="of:=[.C293]/([.D293]-[.D292])" office:value-type="float" office:value="109327.295687931" calcext:value-type="float">
            <text:p>109327.295687931</text:p>
          </table:table-cell>
          <table:table-cell/>
          <table:table-cell office:value-type="float" office:value="1456447930.02151" calcext:value-type="float">
            <text:p>1456447930.02151</text:p>
          </table:table-cell>
          <table:table-cell table:formula="of:=[.G293]-[.B293]" office:value-type="float" office:value="3.05238485336304" calcext:value-type="float">
            <text:p>3.052384853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7926.99038" calcext:value-type="float">
            <text:p>1456447926.99038</text:p>
          </table:table-cell>
          <table:table-cell office:value-type="float" office:value="2320" calcext:value-type="float">
            <text:p>2320</text:p>
          </table:table-cell>
          <table:table-cell table:formula="of:=[.B294]-[.B$2]" office:value-type="float" office:value="6.99012589454651" calcext:value-type="float">
            <text:p>6.9901258945</text:p>
          </table:table-cell>
          <table:table-cell table:formula="of:=[.C294]/([.D294]-[.D293])" office:value-type="float" office:value="109126.222720646" calcext:value-type="float">
            <text:p>109126.222720646</text:p>
          </table:table-cell>
          <table:table-cell/>
          <table:table-cell office:value-type="float" office:value="1456447930.03143" calcext:value-type="float">
            <text:p>1456447930.03143</text:p>
          </table:table-cell>
          <table:table-cell table:formula="of:=[.G294]-[.B294]" office:value-type="float" office:value="3.04104399681091" calcext:value-type="float">
            <text:p>3.04104399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7940.01602" calcext:value-type="float">
            <text:p>1456447940.01602</text:p>
          </table:table-cell>
          <table:table-cell office:value-type="float" office:value="2320" calcext:value-type="float">
            <text:p>2320</text:p>
          </table:table-cell>
          <table:table-cell table:formula="of:=[.B295]-[.B$2]" office:value-type="float" office:value="20.0157613754272" calcext:value-type="float">
            <text:p>20.0157613754</text:p>
          </table:table-cell>
          <table:table-cell table:formula="of:=[.C295]/([.D295]-[.D294])" office:value-type="float" office:value="178.110312038544" calcext:value-type="float">
            <text:p>178.1103120385</text:p>
          </table:table-cell>
          <table:table-cell/>
          <table:table-cell office:value-type="float" office:value="1456447940.0885" calcext:value-type="float">
            <text:p>1456447940.0885</text:p>
          </table:table-cell>
          <table:table-cell table:formula="of:=[.G295]-[.B295]" office:value-type="float" office:value="0.0724797248840332" calcext:value-type="float">
            <text:p>0.072479724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7940.04523" calcext:value-type="float">
            <text:p>1456447940.04523</text:p>
          </table:table-cell>
          <table:table-cell office:value-type="float" office:value="2320" calcext:value-type="float">
            <text:p>2320</text:p>
          </table:table-cell>
          <table:table-cell table:formula="of:=[.B296]-[.B$2]" office:value-type="float" office:value="20.0449724197388" calcext:value-type="float">
            <text:p>20.0449724197</text:p>
          </table:table-cell>
          <table:table-cell table:formula="of:=[.C296]/([.D296]-[.D295])" office:value-type="float" office:value="79422.0150179562" calcext:value-type="float">
            <text:p>79422.0150179562</text:p>
          </table:table-cell>
          <table:table-cell/>
          <table:table-cell office:value-type="float" office:value="1456447940.13539" calcext:value-type="float">
            <text:p>1456447940.13539</text:p>
          </table:table-cell>
          <table:table-cell table:formula="of:=[.G296]-[.B296]" office:value-type="float" office:value="0.0901625156402588" calcext:value-type="float">
            <text:p>0.090162515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7940.07443" calcext:value-type="float">
            <text:p>1456447940.07443</text:p>
          </table:table-cell>
          <table:table-cell office:value-type="float" office:value="2320" calcext:value-type="float">
            <text:p>2320</text:p>
          </table:table-cell>
          <table:table-cell table:formula="of:=[.B297]-[.B$2]" office:value-type="float" office:value="20.0741722583771" calcext:value-type="float">
            <text:p>20.0741722584</text:p>
          </table:table-cell>
          <table:table-cell table:formula="of:=[.C297]/([.D297]-[.D296])" office:value-type="float" office:value="79452.4938557886" calcext:value-type="float">
            <text:p>79452.4938557886</text:p>
          </table:table-cell>
          <table:table-cell/>
          <table:table-cell office:value-type="float" office:value="1456447940.16456" calcext:value-type="float">
            <text:p>1456447940.16456</text:p>
          </table:table-cell>
          <table:table-cell table:formula="of:=[.G297]-[.B297]" office:value-type="float" office:value="0.0901272296905518" calcext:value-type="float">
            <text:p>0.090127229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7940.10358" calcext:value-type="float">
            <text:p>1456447940.10358</text:p>
          </table:table-cell>
          <table:table-cell office:value-type="float" office:value="2320" calcext:value-type="float">
            <text:p>2320</text:p>
          </table:table-cell>
          <table:table-cell table:formula="of:=[.B298]-[.B$2]" office:value-type="float" office:value="20.1033260822296" calcext:value-type="float">
            <text:p>20.1033260822</text:p>
          </table:table-cell>
          <table:table-cell table:formula="of:=[.C298]/([.D298]-[.D297])" office:value-type="float" office:value="79577.8972849199" calcext:value-type="float">
            <text:p>79577.8972849199</text:p>
          </table:table-cell>
          <table:table-cell/>
          <table:table-cell office:value-type="float" office:value="1456447940.1759" calcext:value-type="float">
            <text:p>1456447940.1759</text:p>
          </table:table-cell>
          <table:table-cell table:formula="of:=[.G298]-[.B298]" office:value-type="float" office:value="0.0723142623901367" calcext:value-type="float">
            <text:p>0.072314262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7940.13272" calcext:value-type="float">
            <text:p>1456447940.13272</text:p>
          </table:table-cell>
          <table:table-cell office:value-type="float" office:value="2320" calcext:value-type="float">
            <text:p>2320</text:p>
          </table:table-cell>
          <table:table-cell table:formula="of:=[.B299]-[.B$2]" office:value-type="float" office:value="20.1324665546417" calcext:value-type="float">
            <text:p>20.1324665546</text:p>
          </table:table-cell>
          <table:table-cell table:formula="of:=[.C299]/([.D299]-[.D298])" office:value-type="float" office:value="79614.3579002487" calcext:value-type="float">
            <text:p>79614.3579002487</text:p>
          </table:table-cell>
          <table:table-cell/>
          <table:table-cell office:value-type="float" office:value="1456447940.2049" calcext:value-type="float">
            <text:p>1456447940.2049</text:p>
          </table:table-cell>
          <table:table-cell table:formula="of:=[.G299]-[.B299]" office:value-type="float" office:value="0.0721752643585205" calcext:value-type="float">
            <text:p>0.072175264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7940.16186" calcext:value-type="float">
            <text:p>1456447940.16186</text:p>
          </table:table-cell>
          <table:table-cell office:value-type="float" office:value="2320" calcext:value-type="float">
            <text:p>2320</text:p>
          </table:table-cell>
          <table:table-cell table:formula="of:=[.B300]-[.B$2]" office:value-type="float" office:value="20.1616041660309" calcext:value-type="float">
            <text:p>20.161604166</text:p>
          </table:table-cell>
          <table:table-cell table:formula="of:=[.C300]/([.D300]-[.D299])" office:value-type="float" office:value="79622.1752364743" calcext:value-type="float">
            <text:p>79622.1752364743</text:p>
          </table:table-cell>
          <table:table-cell/>
          <table:table-cell office:value-type="float" office:value="1456447940.2341" calcext:value-type="float">
            <text:p>1456447940.2341</text:p>
          </table:table-cell>
          <table:table-cell table:formula="of:=[.G300]-[.B300]" office:value-type="float" office:value="0.0722372531890869" calcext:value-type="float">
            <text:p>0.072237253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7940.191" calcext:value-type="float">
            <text:p>1456447940.191</text:p>
          </table:table-cell>
          <table:table-cell office:value-type="float" office:value="2320" calcext:value-type="float">
            <text:p>2320</text:p>
          </table:table-cell>
          <table:table-cell table:formula="of:=[.B301]-[.B$2]" office:value-type="float" office:value="20.1907429695129" calcext:value-type="float">
            <text:p>20.1907429695</text:p>
          </table:table-cell>
          <table:table-cell table:formula="of:=[.C301]/([.D301]-[.D300])" office:value-type="float" office:value="79618.9178264889" calcext:value-type="float">
            <text:p>79618.9178264889</text:p>
          </table:table-cell>
          <table:table-cell/>
          <table:table-cell office:value-type="float" office:value="1456447940.28134" calcext:value-type="float">
            <text:p>1456447940.28134</text:p>
          </table:table-cell>
          <table:table-cell table:formula="of:=[.G301]-[.B301]" office:value-type="float" office:value="0.0903375148773193" calcext:value-type="float">
            <text:p>0.090337514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7940.22013" calcext:value-type="float">
            <text:p>1456447940.22013</text:p>
          </table:table-cell>
          <table:table-cell office:value-type="float" office:value="2320" calcext:value-type="float">
            <text:p>2320</text:p>
          </table:table-cell>
          <table:table-cell table:formula="of:=[.B302]-[.B$2]" office:value-type="float" office:value="20.2198758125305" calcext:value-type="float">
            <text:p>20.2198758125</text:p>
          </table:table-cell>
          <table:table-cell table:formula="of:=[.C302]/([.D302]-[.D301])" office:value-type="float" office:value="79635.2075422286" calcext:value-type="float">
            <text:p>79635.2075422286</text:p>
          </table:table-cell>
          <table:table-cell/>
          <table:table-cell office:value-type="float" office:value="1456447940.31037" calcext:value-type="float">
            <text:p>1456447940.31037</text:p>
          </table:table-cell>
          <table:table-cell table:formula="of:=[.G302]-[.B302]" office:value-type="float" office:value="0.0902378559112549" calcext:value-type="float">
            <text:p>0.090237855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7940.24926" calcext:value-type="float">
            <text:p>1456447940.24926</text:p>
          </table:table-cell>
          <table:table-cell office:value-type="float" office:value="2320" calcext:value-type="float">
            <text:p>2320</text:p>
          </table:table-cell>
          <table:table-cell table:formula="of:=[.B303]-[.B$2]" office:value-type="float" office:value="20.2490072250366" calcext:value-type="float">
            <text:p>20.249007225</text:p>
          </table:table-cell>
          <table:table-cell table:formula="of:=[.C303]/([.D303]-[.D302])" office:value-type="float" office:value="79639.1180658995" calcext:value-type="float">
            <text:p>79639.1180658995</text:p>
          </table:table-cell>
          <table:table-cell/>
          <table:table-cell office:value-type="float" office:value="1456447940.33945" calcext:value-type="float">
            <text:p>1456447940.33945</text:p>
          </table:table-cell>
          <table:table-cell table:formula="of:=[.G303]-[.B303]" office:value-type="float" office:value="0.0901916027069092" calcext:value-type="float">
            <text:p>0.090191602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7940.27839" calcext:value-type="float">
            <text:p>1456447940.27839</text:p>
          </table:table-cell>
          <table:table-cell office:value-type="float" office:value="2320" calcext:value-type="float">
            <text:p>2320</text:p>
          </table:table-cell>
          <table:table-cell table:formula="of:=[.B304]-[.B$2]" office:value-type="float" office:value="20.2781374454498" calcext:value-type="float">
            <text:p>20.2781374454</text:p>
          </table:table-cell>
          <table:table-cell table:formula="of:=[.C304]/([.D304]-[.D303])" office:value-type="float" office:value="79642.3771290135" calcext:value-type="float">
            <text:p>79642.3771290135</text:p>
          </table:table-cell>
          <table:table-cell/>
          <table:table-cell office:value-type="float" office:value="1456447940.36864" calcext:value-type="float">
            <text:p>1456447940.36864</text:p>
          </table:table-cell>
          <table:table-cell table:formula="of:=[.G304]-[.B304]" office:value-type="float" office:value="0.0902414321899414" calcext:value-type="float">
            <text:p>0.090241432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7940.30753" calcext:value-type="float">
            <text:p>1456447940.30753</text:p>
          </table:table-cell>
          <table:table-cell office:value-type="float" office:value="2320" calcext:value-type="float">
            <text:p>2320</text:p>
          </table:table-cell>
          <table:table-cell table:formula="of:=[.B305]-[.B$2]" office:value-type="float" office:value="20.3072710037231" calcext:value-type="float">
            <text:p>20.3072710037</text:p>
          </table:table-cell>
          <table:table-cell table:formula="of:=[.C305]/([.D305]-[.D304])" office:value-type="float" office:value="79633.2524244036" calcext:value-type="float">
            <text:p>79633.2524244036</text:p>
          </table:table-cell>
          <table:table-cell/>
          <table:table-cell office:value-type="float" office:value="1456447940.39821" calcext:value-type="float">
            <text:p>1456447940.39821</text:p>
          </table:table-cell>
          <table:table-cell table:formula="of:=[.G305]-[.B305]" office:value-type="float" office:value="0.0906779766082764" calcext:value-type="float">
            <text:p>0.090677976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7940.33666" calcext:value-type="float">
            <text:p>1456447940.33666</text:p>
          </table:table-cell>
          <table:table-cell office:value-type="float" office:value="2320" calcext:value-type="float">
            <text:p>2320</text:p>
          </table:table-cell>
          <table:table-cell table:formula="of:=[.B306]-[.B$2]" office:value-type="float" office:value="20.3364028930664" calcext:value-type="float">
            <text:p>20.3364028931</text:p>
          </table:table-cell>
          <table:table-cell table:formula="of:=[.C306]/([.D306]-[.D305])" office:value-type="float" office:value="79637.814515337" calcext:value-type="float">
            <text:p>79637.814515337</text:p>
          </table:table-cell>
          <table:table-cell/>
          <table:table-cell office:value-type="float" office:value="1456447940.4099" calcext:value-type="float">
            <text:p>1456447940.4099</text:p>
          </table:table-cell>
          <table:table-cell table:formula="of:=[.G306]-[.B306]" office:value-type="float" office:value="0.0732400417327881" calcext:value-type="float">
            <text:p>0.073240041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7940.36581" calcext:value-type="float">
            <text:p>1456447940.36581</text:p>
          </table:table-cell>
          <table:table-cell office:value-type="float" office:value="2320" calcext:value-type="float">
            <text:p>2320</text:p>
          </table:table-cell>
          <table:table-cell table:formula="of:=[.B307]-[.B$2]" office:value-type="float" office:value="20.3655557632446" calcext:value-type="float">
            <text:p>20.3655557632</text:p>
          </table:table-cell>
          <table:table-cell table:formula="of:=[.C307]/([.D307]-[.D306])" office:value-type="float" office:value="79580.5005070496" calcext:value-type="float">
            <text:p>79580.5005070496</text:p>
          </table:table-cell>
          <table:table-cell/>
          <table:table-cell office:value-type="float" office:value="1456447940.43811" calcext:value-type="float">
            <text:p>1456447940.43811</text:p>
          </table:table-cell>
          <table:table-cell table:formula="of:=[.G307]-[.B307]" office:value-type="float" office:value="0.0723006725311279" calcext:value-type="float">
            <text:p>0.072300672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7940.39495" calcext:value-type="float">
            <text:p>1456447940.39495</text:p>
          </table:table-cell>
          <table:table-cell office:value-type="float" office:value="2320" calcext:value-type="float">
            <text:p>2320</text:p>
          </table:table-cell>
          <table:table-cell table:formula="of:=[.B308]-[.B$2]" office:value-type="float" office:value="20.3946950435638" calcext:value-type="float">
            <text:p>20.3946950436</text:p>
          </table:table-cell>
          <table:table-cell table:formula="of:=[.C308]/([.D308]-[.D307])" office:value-type="float" office:value="79617.6149371211" calcext:value-type="float">
            <text:p>79617.6149371211</text:p>
          </table:table-cell>
          <table:table-cell/>
          <table:table-cell office:value-type="float" office:value="1456447940.46712" calcext:value-type="float">
            <text:p>1456447940.46712</text:p>
          </table:table-cell>
          <table:table-cell table:formula="of:=[.G308]-[.B308]" office:value-type="float" office:value="0.0721685886383057" calcext:value-type="float">
            <text:p>0.072168588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7940.42405" calcext:value-type="float">
            <text:p>1456447940.42405</text:p>
          </table:table-cell>
          <table:table-cell office:value-type="float" office:value="2320" calcext:value-type="float">
            <text:p>2320</text:p>
          </table:table-cell>
          <table:table-cell table:formula="of:=[.B309]-[.B$2]" office:value-type="float" office:value="20.4237968921661" calcext:value-type="float">
            <text:p>20.4237968922</text:p>
          </table:table-cell>
          <table:table-cell table:formula="of:=[.C309]/([.D309]-[.D308])" office:value-type="float" office:value="79720.0216283528" calcext:value-type="float">
            <text:p>79720.0216283528</text:p>
          </table:table-cell>
          <table:table-cell/>
          <table:table-cell office:value-type="float" office:value="1456447940.51474" calcext:value-type="float">
            <text:p>1456447940.51474</text:p>
          </table:table-cell>
          <table:table-cell table:formula="of:=[.G309]-[.B309]" office:value-type="float" office:value="0.0906867980957031" calcext:value-type="float">
            <text:p>0.090686798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7940.45321" calcext:value-type="float">
            <text:p>1456447940.45321</text:p>
          </table:table-cell>
          <table:table-cell office:value-type="float" office:value="2320" calcext:value-type="float">
            <text:p>2320</text:p>
          </table:table-cell>
          <table:table-cell table:formula="of:=[.B310]-[.B$2]" office:value-type="float" office:value="20.4529557228088" calcext:value-type="float">
            <text:p>20.4529557228</text:p>
          </table:table-cell>
          <table:table-cell table:formula="of:=[.C310]/([.D310]-[.D309])" office:value-type="float" office:value="79564.2331624435" calcext:value-type="float">
            <text:p>79564.2331624435</text:p>
          </table:table-cell>
          <table:table-cell/>
          <table:table-cell office:value-type="float" office:value="1456447940.544" calcext:value-type="float">
            <text:p>1456447940.544</text:p>
          </table:table-cell>
          <table:table-cell table:formula="of:=[.G310]-[.B310]" office:value-type="float" office:value="0.0907852649688721" calcext:value-type="float">
            <text:p>0.09078526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7940.48236" calcext:value-type="float">
            <text:p>1456447940.48236</text:p>
          </table:table-cell>
          <table:table-cell office:value-type="float" office:value="2320" calcext:value-type="float">
            <text:p>2320</text:p>
          </table:table-cell>
          <table:table-cell table:formula="of:=[.B311]-[.B$2]" office:value-type="float" office:value="20.4820990562439" calcext:value-type="float">
            <text:p>20.4820990562</text:p>
          </table:table-cell>
          <table:table-cell table:formula="of:=[.C311]/([.D311]-[.D310])" office:value-type="float" office:value="79606.5420988907" calcext:value-type="float">
            <text:p>79606.5420988907</text:p>
          </table:table-cell>
          <table:table-cell/>
          <table:table-cell office:value-type="float" office:value="1456447940.573" calcext:value-type="float">
            <text:p>1456447940.573</text:p>
          </table:table-cell>
          <table:table-cell table:formula="of:=[.G311]-[.B311]" office:value-type="float" office:value="0.0906414985656738" calcext:value-type="float">
            <text:p>0.090641498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7940.51149" calcext:value-type="float">
            <text:p>1456447940.51149</text:p>
          </table:table-cell>
          <table:table-cell office:value-type="float" office:value="2320" calcext:value-type="float">
            <text:p>2320</text:p>
          </table:table-cell>
          <table:table-cell table:formula="of:=[.B312]-[.B$2]" office:value-type="float" office:value="20.511234998703" calcext:value-type="float">
            <text:p>20.5112349987</text:p>
          </table:table-cell>
          <table:table-cell table:formula="of:=[.C312]/([.D312]-[.D311])" office:value-type="float" office:value="79626.7360582628" calcext:value-type="float">
            <text:p>79626.7360582628</text:p>
          </table:table-cell>
          <table:table-cell/>
          <table:table-cell office:value-type="float" office:value="1456447940.60201" calcext:value-type="float">
            <text:p>1456447940.60201</text:p>
          </table:table-cell>
          <table:table-cell table:formula="of:=[.G312]-[.B312]" office:value-type="float" office:value="0.0905153751373291" calcext:value-type="float">
            <text:p>0.090515375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7940.54062" calcext:value-type="float">
            <text:p>1456447940.54062</text:p>
          </table:table-cell>
          <table:table-cell office:value-type="float" office:value="2320" calcext:value-type="float">
            <text:p>2320</text:p>
          </table:table-cell>
          <table:table-cell table:formula="of:=[.B313]-[.B$2]" office:value-type="float" office:value="20.5403687953949" calcext:value-type="float">
            <text:p>20.5403687954</text:p>
          </table:table-cell>
          <table:table-cell table:formula="of:=[.C313]/([.D313]-[.D312])" office:value-type="float" office:value="79632.6007397951" calcext:value-type="float">
            <text:p>79632.6007397951</text:p>
          </table:table-cell>
          <table:table-cell/>
          <table:table-cell office:value-type="float" office:value="1456447940.63139" calcext:value-type="float">
            <text:p>1456447940.63139</text:p>
          </table:table-cell>
          <table:table-cell table:formula="of:=[.G313]-[.B313]" office:value-type="float" office:value="0.0907647609710693" calcext:value-type="float">
            <text:p>0.09076476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7940.56979" calcext:value-type="float">
            <text:p>1456447940.56979</text:p>
          </table:table-cell>
          <table:table-cell office:value-type="float" office:value="2320" calcext:value-type="float">
            <text:p>2320</text:p>
          </table:table-cell>
          <table:table-cell table:formula="of:=[.B314]-[.B$2]" office:value-type="float" office:value="20.5695316791534" calcext:value-type="float">
            <text:p>20.5695316792</text:p>
          </table:table-cell>
          <table:table-cell table:formula="of:=[.C314]/([.D314]-[.D313])" office:value-type="float" office:value="79553.1751663696" calcext:value-type="float">
            <text:p>79553.1751663696</text:p>
          </table:table-cell>
          <table:table-cell/>
          <table:table-cell office:value-type="float" office:value="1456447940.64207" calcext:value-type="float">
            <text:p>1456447940.64207</text:p>
          </table:table-cell>
          <table:table-cell table:formula="of:=[.G314]-[.B314]" office:value-type="float" office:value="0.072282075881958" calcext:value-type="float">
            <text:p>0.072282075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7940.59892" calcext:value-type="float">
            <text:p>1456447940.59892</text:p>
          </table:table-cell>
          <table:table-cell office:value-type="float" office:value="2320" calcext:value-type="float">
            <text:p>2320</text:p>
          </table:table-cell>
          <table:table-cell table:formula="of:=[.B315]-[.B$2]" office:value-type="float" office:value="20.5986659526825" calcext:value-type="float">
            <text:p>20.5986659527</text:p>
          </table:table-cell>
          <table:table-cell table:formula="of:=[.C315]/([.D315]-[.D314])" office:value-type="float" office:value="79631.2974025761" calcext:value-type="float">
            <text:p>79631.2974025761</text:p>
          </table:table-cell>
          <table:table-cell/>
          <table:table-cell office:value-type="float" office:value="1456447940.67126" calcext:value-type="float">
            <text:p>1456447940.67126</text:p>
          </table:table-cell>
          <table:table-cell table:formula="of:=[.G315]-[.B315]" office:value-type="float" office:value="0.0723357200622559" calcext:value-type="float">
            <text:p>0.072335720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7940.62808" calcext:value-type="float">
            <text:p>1456447940.62808</text:p>
          </table:table-cell>
          <table:table-cell office:value-type="float" office:value="2320" calcext:value-type="float">
            <text:p>2320</text:p>
          </table:table-cell>
          <table:table-cell table:formula="of:=[.B316]-[.B$2]" office:value-type="float" office:value="20.6278262138367" calcext:value-type="float">
            <text:p>20.6278262138</text:p>
          </table:table-cell>
          <table:table-cell table:formula="of:=[.C316]/([.D316]-[.D315])" office:value-type="float" office:value="79560.3299892893" calcext:value-type="float">
            <text:p>79560.3299892893</text:p>
          </table:table-cell>
          <table:table-cell/>
          <table:table-cell office:value-type="float" office:value="1456447940.70038" calcext:value-type="float">
            <text:p>1456447940.70038</text:p>
          </table:table-cell>
          <table:table-cell table:formula="of:=[.G316]-[.B316]" office:value-type="float" office:value="0.0722959041595459" calcext:value-type="float">
            <text:p>0.072295904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7940.65724" calcext:value-type="float">
            <text:p>1456447940.65724</text:p>
          </table:table-cell>
          <table:table-cell office:value-type="float" office:value="2320" calcext:value-type="float">
            <text:p>2320</text:p>
          </table:table-cell>
          <table:table-cell table:formula="of:=[.B317]-[.B$2]" office:value-type="float" office:value="20.6569793224335" calcext:value-type="float">
            <text:p>20.6569793224</text:p>
          </table:table-cell>
          <table:table-cell table:formula="of:=[.C317]/([.D317]-[.D316])" office:value-type="float" office:value="79579.84968555" calcext:value-type="float">
            <text:p>79579.84968555</text:p>
          </table:table-cell>
          <table:table-cell/>
          <table:table-cell office:value-type="float" office:value="1456447940.72945" calcext:value-type="float">
            <text:p>1456447940.72945</text:p>
          </table:table-cell>
          <table:table-cell table:formula="of:=[.G317]-[.B317]" office:value-type="float" office:value="0.0722112655639648" calcext:value-type="float">
            <text:p>0.072211265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7940.68638" calcext:value-type="float">
            <text:p>1456447940.68638</text:p>
          </table:table-cell>
          <table:table-cell office:value-type="float" office:value="2320" calcext:value-type="float">
            <text:p>2320</text:p>
          </table:table-cell>
          <table:table-cell table:formula="of:=[.B318]-[.B$2]" office:value-type="float" office:value="20.6861236095428" calcext:value-type="float">
            <text:p>20.6861236095</text:p>
          </table:table-cell>
          <table:table-cell table:formula="of:=[.C318]/([.D318]-[.D317])" office:value-type="float" office:value="79603.9371727749" calcext:value-type="float">
            <text:p>79603.9371727749</text:p>
          </table:table-cell>
          <table:table-cell/>
          <table:table-cell office:value-type="float" office:value="1456447940.77732" calcext:value-type="float">
            <text:p>1456447940.77732</text:p>
          </table:table-cell>
          <table:table-cell table:formula="of:=[.G318]-[.B318]" office:value-type="float" office:value="0.0909404754638672" calcext:value-type="float">
            <text:p>0.090940475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7940.71552" calcext:value-type="float">
            <text:p>1456447940.71552</text:p>
          </table:table-cell>
          <table:table-cell office:value-type="float" office:value="2320" calcext:value-type="float">
            <text:p>2320</text:p>
          </table:table-cell>
          <table:table-cell table:formula="of:=[.B319]-[.B$2]" office:value-type="float" office:value="20.7152607440948" calcext:value-type="float">
            <text:p>20.7152607441</text:p>
          </table:table-cell>
          <table:table-cell table:formula="of:=[.C319]/([.D319]-[.D318])" office:value-type="float" office:value="79623.4782751002" calcext:value-type="float">
            <text:p>79623.4782751002</text:p>
          </table:table-cell>
          <table:table-cell/>
          <table:table-cell office:value-type="float" office:value="1456447940.80652" calcext:value-type="float">
            <text:p>1456447940.80652</text:p>
          </table:table-cell>
          <table:table-cell table:formula="of:=[.G319]-[.B319]" office:value-type="float" office:value="0.0909996032714844" calcext:value-type="float">
            <text:p>0.090999603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7940.74466" calcext:value-type="float">
            <text:p>1456447940.74466</text:p>
          </table:table-cell>
          <table:table-cell office:value-type="float" office:value="2320" calcext:value-type="float">
            <text:p>2320</text:p>
          </table:table-cell>
          <table:table-cell table:formula="of:=[.B320]-[.B$2]" office:value-type="float" office:value="20.7443990707397" calcext:value-type="float">
            <text:p>20.7443990707</text:p>
          </table:table-cell>
          <table:table-cell table:formula="of:=[.C320]/([.D320]-[.D319])" office:value-type="float" office:value="79620.2207584994" calcext:value-type="float">
            <text:p>79620.2207584994</text:p>
          </table:table-cell>
          <table:table-cell/>
          <table:table-cell office:value-type="float" office:value="1456447940.83597" calcext:value-type="float">
            <text:p>1456447940.83597</text:p>
          </table:table-cell>
          <table:table-cell table:formula="of:=[.G320]-[.B320]" office:value-type="float" office:value="0.0913143157958984" calcext:value-type="float">
            <text:p>0.091314315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7940.77379" calcext:value-type="float">
            <text:p>1456447940.77379</text:p>
          </table:table-cell>
          <table:table-cell office:value-type="float" office:value="2320" calcext:value-type="float">
            <text:p>2320</text:p>
          </table:table-cell>
          <table:table-cell table:formula="of:=[.B321]-[.B$2]" office:value-type="float" office:value="20.7735328674316" calcext:value-type="float">
            <text:p>20.7735328674</text:p>
          </table:table-cell>
          <table:table-cell table:formula="of:=[.C321]/([.D321]-[.D320])" office:value-type="float" office:value="79632.6007397951" calcext:value-type="float">
            <text:p>79632.6007397951</text:p>
          </table:table-cell>
          <table:table-cell/>
          <table:table-cell office:value-type="float" office:value="1456447940.86487" calcext:value-type="float">
            <text:p>1456447940.86487</text:p>
          </table:table-cell>
          <table:table-cell table:formula="of:=[.G321]-[.B321]" office:value-type="float" office:value="0.0910851955413818" calcext:value-type="float">
            <text:p>0.091085195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7940.80292" calcext:value-type="float">
            <text:p>1456447940.80292</text:p>
          </table:table-cell>
          <table:table-cell office:value-type="float" office:value="2320" calcext:value-type="float">
            <text:p>2320</text:p>
          </table:table-cell>
          <table:table-cell table:formula="of:=[.B322]-[.B$2]" office:value-type="float" office:value="20.8026633262634" calcext:value-type="float">
            <text:p>20.8026633263</text:p>
          </table:table-cell>
          <table:table-cell table:formula="of:=[.C322]/([.D322]-[.D321])" office:value-type="float" office:value="79641.7252950516" calcext:value-type="float">
            <text:p>79641.7252950516</text:p>
          </table:table-cell>
          <table:table-cell/>
          <table:table-cell office:value-type="float" office:value="1456447940.8752" calcext:value-type="float">
            <text:p>1456447940.8752</text:p>
          </table:table-cell>
          <table:table-cell table:formula="of:=[.G322]-[.B322]" office:value-type="float" office:value="0.0722756385803223" calcext:value-type="float">
            <text:p>0.072275638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7940.83206" calcext:value-type="float">
            <text:p>1456447940.83206</text:p>
          </table:table-cell>
          <table:table-cell office:value-type="float" office:value="2320" calcext:value-type="float">
            <text:p>2320</text:p>
          </table:table-cell>
          <table:table-cell table:formula="of:=[.B323]-[.B$2]" office:value-type="float" office:value="20.831803560257" calcext:value-type="float">
            <text:p>20.8318035603</text:p>
          </table:table-cell>
          <table:table-cell table:formula="of:=[.C323]/([.D323]-[.D322])" office:value-type="float" office:value="79615.0092863045" calcext:value-type="float">
            <text:p>79615.0092863045</text:p>
          </table:table-cell>
          <table:table-cell/>
          <table:table-cell office:value-type="float" office:value="1456447940.90427" calcext:value-type="float">
            <text:p>1456447940.90427</text:p>
          </table:table-cell>
          <table:table-cell table:formula="of:=[.G323]-[.B323]" office:value-type="float" office:value="0.0722148418426514" calcext:value-type="float">
            <text:p>0.072214841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7940.86119" calcext:value-type="float">
            <text:p>1456447940.86119</text:p>
          </table:table-cell>
          <table:table-cell office:value-type="float" office:value="2320" calcext:value-type="float">
            <text:p>2320</text:p>
          </table:table-cell>
          <table:table-cell table:formula="of:=[.B324]-[.B$2]" office:value-type="float" office:value="20.8609380722046" calcext:value-type="float">
            <text:p>20.8609380722</text:p>
          </table:table-cell>
          <table:table-cell table:formula="of:=[.C324]/([.D324]-[.D323])" office:value-type="float" office:value="79630.6457499652" calcext:value-type="float">
            <text:p>79630.6457499652</text:p>
          </table:table-cell>
          <table:table-cell/>
          <table:table-cell office:value-type="float" office:value="1456447940.93343" calcext:value-type="float">
            <text:p>1456447940.93343</text:p>
          </table:table-cell>
          <table:table-cell table:formula="of:=[.G324]-[.B324]" office:value-type="float" office:value="0.0722336769104004" calcext:value-type="float">
            <text:p>0.072233676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7940.89036" calcext:value-type="float">
            <text:p>1456447940.89036</text:p>
          </table:table-cell>
          <table:table-cell office:value-type="float" office:value="2320" calcext:value-type="float">
            <text:p>2320</text:p>
          </table:table-cell>
          <table:table-cell table:formula="of:=[.B325]-[.B$2]" office:value-type="float" office:value="20.8901000022888" calcext:value-type="float">
            <text:p>20.8901000023</text:p>
          </table:table-cell>
          <table:table-cell table:formula="of:=[.C325]/([.D325]-[.D324])" office:value-type="float" office:value="79555.7767712609" calcext:value-type="float">
            <text:p>79555.7767712609</text:p>
          </table:table-cell>
          <table:table-cell/>
          <table:table-cell office:value-type="float" office:value="1456447940.96274" calcext:value-type="float">
            <text:p>1456447940.96274</text:p>
          </table:table-cell>
          <table:table-cell table:formula="of:=[.G325]-[.B325]" office:value-type="float" office:value="0.0723874568939209" calcext:value-type="float">
            <text:p>0.072387456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7940.91952" calcext:value-type="float">
            <text:p>1456447940.91952</text:p>
          </table:table-cell>
          <table:table-cell office:value-type="float" office:value="2320" calcext:value-type="float">
            <text:p>2320</text:p>
          </table:table-cell>
          <table:table-cell table:formula="of:=[.B326]-[.B$2]" office:value-type="float" office:value="20.9192595481873" calcext:value-type="float">
            <text:p>20.9192595482</text:p>
          </table:table-cell>
          <table:table-cell table:formula="of:=[.C326]/([.D326]-[.D325])" office:value-type="float" office:value="79562.2815279958" calcext:value-type="float">
            <text:p>79562.2815279958</text:p>
          </table:table-cell>
          <table:table-cell/>
          <table:table-cell office:value-type="float" office:value="1456447941.01106" calcext:value-type="float">
            <text:p>1456447941.01106</text:p>
          </table:table-cell>
          <table:table-cell table:formula="of:=[.G326]-[.B326]" office:value-type="float" office:value="0.0915431976318359" calcext:value-type="float">
            <text:p>0.091543197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7940.94866" calcext:value-type="float">
            <text:p>1456447940.94866</text:p>
          </table:table-cell>
          <table:table-cell office:value-type="float" office:value="2320" calcext:value-type="float">
            <text:p>2320</text:p>
          </table:table-cell>
          <table:table-cell table:formula="of:=[.B327]-[.B$2]" office:value-type="float" office:value="20.9484045505524" calcext:value-type="float">
            <text:p>20.9484045506</text:p>
          </table:table-cell>
          <table:table-cell table:formula="of:=[.C327]/([.D327]-[.D326])" office:value-type="float" office:value="79601.9835900624" calcext:value-type="float">
            <text:p>79601.9835900624</text:p>
          </table:table-cell>
          <table:table-cell/>
          <table:table-cell office:value-type="float" office:value="1456447941.04018" calcext:value-type="float">
            <text:p>1456447941.04018</text:p>
          </table:table-cell>
          <table:table-cell table:formula="of:=[.G327]-[.B327]" office:value-type="float" office:value="0.0915207862854004" calcext:value-type="float">
            <text:p>0.091520786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7940.9778" calcext:value-type="float">
            <text:p>1456447940.9778</text:p>
          </table:table-cell>
          <table:table-cell office:value-type="float" office:value="2320" calcext:value-type="float">
            <text:p>2320</text:p>
          </table:table-cell>
          <table:table-cell table:formula="of:=[.B328]-[.B$2]" office:value-type="float" office:value="20.9775440692902" calcext:value-type="float">
            <text:p>20.9775440693</text:p>
          </table:table-cell>
          <table:table-cell table:formula="of:=[.C328]/([.D328]-[.D327])" office:value-type="float" office:value="79616.9635084274" calcext:value-type="float">
            <text:p>79616.9635084274</text:p>
          </table:table-cell>
          <table:table-cell/>
          <table:table-cell office:value-type="float" office:value="1456447941.05008" calcext:value-type="float">
            <text:p>1456447941.05008</text:p>
          </table:table-cell>
          <table:table-cell table:formula="of:=[.G328]-[.B328]" office:value-type="float" office:value="0.0722823143005371" calcext:value-type="float">
            <text:p>0.072282314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7941.00678" calcext:value-type="float">
            <text:p>1456447941.00678</text:p>
          </table:table-cell>
          <table:table-cell office:value-type="float" office:value="2320" calcext:value-type="float">
            <text:p>2320</text:p>
          </table:table-cell>
          <table:table-cell table:formula="of:=[.B329]-[.B$2]" office:value-type="float" office:value="21.0065188407898" calcext:value-type="float">
            <text:p>21.0065188408</text:p>
          </table:table-cell>
          <table:table-cell table:formula="of:=[.C329]/([.D329]-[.D328])" office:value-type="float" office:value="80069.6564605979" calcext:value-type="float">
            <text:p>80069.6564605979</text:p>
          </table:table-cell>
          <table:table-cell/>
          <table:table-cell office:value-type="float" office:value="1456447941.07915" calcext:value-type="float">
            <text:p>1456447941.07915</text:p>
          </table:table-cell>
          <table:table-cell table:formula="of:=[.G329]-[.B329]" office:value-type="float" office:value="0.0723729133605957" calcext:value-type="float">
            <text:p>0.072372913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7941.03427" calcext:value-type="float">
            <text:p>1456447941.03427</text:p>
          </table:table-cell>
          <table:table-cell office:value-type="float" office:value="2320" calcext:value-type="float">
            <text:p>2320</text:p>
          </table:table-cell>
          <table:table-cell table:formula="of:=[.B330]-[.B$2]" office:value-type="float" office:value="21.0340151786804" calcext:value-type="float">
            <text:p>21.0340151787</text:p>
          </table:table-cell>
          <table:table-cell table:formula="of:=[.C330]/([.D330]-[.D329])" office:value-type="float" office:value="84374.87236404" calcext:value-type="float">
            <text:p>84374.87236404</text:p>
          </table:table-cell>
          <table:table-cell/>
          <table:table-cell office:value-type="float" office:value="1456447941.10675" calcext:value-type="float">
            <text:p>1456447941.10675</text:p>
          </table:table-cell>
          <table:table-cell table:formula="of:=[.G330]-[.B330]" office:value-type="float" office:value="0.0724835395812988" calcext:value-type="float">
            <text:p>0.07248353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7941.06173" calcext:value-type="float">
            <text:p>1456447941.06173</text:p>
          </table:table-cell>
          <table:table-cell office:value-type="float" office:value="2320" calcext:value-type="float">
            <text:p>2320</text:p>
          </table:table-cell>
          <table:table-cell table:formula="of:=[.B331]-[.B$2]" office:value-type="float" office:value="21.0614750385284" calcext:value-type="float">
            <text:p>21.0614750385</text:p>
          </table:table-cell>
          <table:table-cell table:formula="of:=[.C331]/([.D331]-[.D330])" office:value-type="float" office:value="84486.9570653354" calcext:value-type="float">
            <text:p>84486.9570653354</text:p>
          </table:table-cell>
          <table:table-cell/>
          <table:table-cell office:value-type="float" office:value="1456447941.13407" calcext:value-type="float">
            <text:p>1456447941.13407</text:p>
          </table:table-cell>
          <table:table-cell table:formula="of:=[.G331]-[.B331]" office:value-type="float" office:value="0.0723357200622559" calcext:value-type="float">
            <text:p>0.072335720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7941.0892" calcext:value-type="float">
            <text:p>1456447941.0892</text:p>
          </table:table-cell>
          <table:table-cell office:value-type="float" office:value="2320" calcext:value-type="float">
            <text:p>2320</text:p>
          </table:table-cell>
          <table:table-cell table:formula="of:=[.B332]-[.B$2]" office:value-type="float" office:value="21.0889475345612" calcext:value-type="float">
            <text:p>21.0889475346</text:p>
          </table:table-cell>
          <table:table-cell table:formula="of:=[.C332]/([.D332]-[.D331])" office:value-type="float" office:value="84448.096643177" calcext:value-type="float">
            <text:p>84448.096643177</text:p>
          </table:table-cell>
          <table:table-cell/>
          <table:table-cell office:value-type="float" office:value="1456447941.1615" calcext:value-type="float">
            <text:p>1456447941.1615</text:p>
          </table:table-cell>
          <table:table-cell table:formula="of:=[.G332]-[.B332]" office:value-type="float" office:value="0.0722970962524414" calcext:value-type="float">
            <text:p>0.072297096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7941.11665" calcext:value-type="float">
            <text:p>1456447941.11665</text:p>
          </table:table-cell>
          <table:table-cell office:value-type="float" office:value="2320" calcext:value-type="float">
            <text:p>2320</text:p>
          </table:table-cell>
          <table:table-cell table:formula="of:=[.B333]-[.B$2]" office:value-type="float" office:value="21.1163895130157" calcext:value-type="float">
            <text:p>21.116389513</text:p>
          </table:table-cell>
          <table:table-cell table:formula="of:=[.C333]/([.D333]-[.D332])" office:value-type="float" office:value="84542.0093831451" calcext:value-type="float">
            <text:p>84542.0093831451</text:p>
          </table:table-cell>
          <table:table-cell/>
          <table:table-cell office:value-type="float" office:value="1456447941.18881" calcext:value-type="float">
            <text:p>1456447941.18881</text:p>
          </table:table-cell>
          <table:table-cell table:formula="of:=[.G333]-[.B333]" office:value-type="float" office:value="0.0721681118011475" calcext:value-type="float">
            <text:p>0.072168111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7941.14408" calcext:value-type="float">
            <text:p>1456447941.14408</text:p>
          </table:table-cell>
          <table:table-cell office:value-type="float" office:value="2320" calcext:value-type="float">
            <text:p>2320</text:p>
          </table:table-cell>
          <table:table-cell table:formula="of:=[.B334]-[.B$2]" office:value-type="float" office:value="21.1438200473785" calcext:value-type="float">
            <text:p>21.1438200474</text:p>
          </table:table-cell>
          <table:table-cell table:formula="of:=[.C334]/([.D334]-[.D333])" office:value-type="float" office:value="84577.2805340194" calcext:value-type="float">
            <text:p>84577.2805340194</text:p>
          </table:table-cell>
          <table:table-cell/>
          <table:table-cell office:value-type="float" office:value="1456447941.21629" calcext:value-type="float">
            <text:p>1456447941.21629</text:p>
          </table:table-cell>
          <table:table-cell table:formula="of:=[.G334]-[.B334]" office:value-type="float" office:value="0.0722122192382813" calcext:value-type="float">
            <text:p>0.072212219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7941.1715" calcext:value-type="float">
            <text:p>1456447941.1715</text:p>
          </table:table-cell>
          <table:table-cell office:value-type="float" office:value="2320" calcext:value-type="float">
            <text:p>2320</text:p>
          </table:table-cell>
          <table:table-cell table:formula="of:=[.B335]-[.B$2]" office:value-type="float" office:value="21.1712472438812" calcext:value-type="float">
            <text:p>21.1712472439</text:p>
          </table:table-cell>
          <table:table-cell table:formula="of:=[.C335]/([.D335]-[.D334])" office:value-type="float" office:value="84587.573497453" calcext:value-type="float">
            <text:p>84587.573497453</text:p>
          </table:table-cell>
          <table:table-cell/>
          <table:table-cell office:value-type="float" office:value="1456447941.24381" calcext:value-type="float">
            <text:p>1456447941.24381</text:p>
          </table:table-cell>
          <table:table-cell table:formula="of:=[.G335]-[.B335]" office:value-type="float" office:value="0.0723040103912354" calcext:value-type="float">
            <text:p>0.072304010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7941.19894" calcext:value-type="float">
            <text:p>1456447941.19894</text:p>
          </table:table-cell>
          <table:table-cell office:value-type="float" office:value="2320" calcext:value-type="float">
            <text:p>2320</text:p>
          </table:table-cell>
          <table:table-cell table:formula="of:=[.B336]-[.B$2]" office:value-type="float" office:value="21.1986813545227" calcext:value-type="float">
            <text:p>21.1986813545</text:p>
          </table:table-cell>
          <table:table-cell table:formula="of:=[.C336]/([.D336]-[.D335])" office:value-type="float" office:value="84566.2551383107" calcext:value-type="float">
            <text:p>84566.2551383107</text:p>
          </table:table-cell>
          <table:table-cell/>
          <table:table-cell office:value-type="float" office:value="1456447941.27125" calcext:value-type="float">
            <text:p>1456447941.27125</text:p>
          </table:table-cell>
          <table:table-cell table:formula="of:=[.G336]-[.B336]" office:value-type="float" office:value="0.0723142623901367" calcext:value-type="float">
            <text:p>0.072314262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7941.22637" calcext:value-type="float">
            <text:p>1456447941.22637</text:p>
          </table:table-cell>
          <table:table-cell office:value-type="float" office:value="2320" calcext:value-type="float">
            <text:p>2320</text:p>
          </table:table-cell>
          <table:table-cell table:formula="of:=[.B337]-[.B$2]" office:value-type="float" office:value="21.2261102199554" calcext:value-type="float">
            <text:p>21.22611022</text:p>
          </table:table-cell>
          <table:table-cell table:formula="of:=[.C337]/([.D337]-[.D336])" office:value-type="float" office:value="84582.4267025946" calcext:value-type="float">
            <text:p>84582.4267025946</text:p>
          </table:table-cell>
          <table:table-cell/>
          <table:table-cell office:value-type="float" office:value="1456447941.31683" calcext:value-type="float">
            <text:p>1456447941.31683</text:p>
          </table:table-cell>
          <table:table-cell table:formula="of:=[.G337]-[.B337]" office:value-type="float" office:value="0.0904586315155029" calcext:value-type="float">
            <text:p>0.090458631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7941.25379" calcext:value-type="float">
            <text:p>1456447941.25379</text:p>
          </table:table-cell>
          <table:table-cell office:value-type="float" office:value="2320" calcext:value-type="float">
            <text:p>2320</text:p>
          </table:table-cell>
          <table:table-cell table:formula="of:=[.B338]-[.B$2]" office:value-type="float" office:value="21.2535362243652" calcext:value-type="float">
            <text:p>21.2535362244</text:p>
          </table:table-cell>
          <table:table-cell table:formula="of:=[.C338]/([.D338]-[.D337])" office:value-type="float" office:value="84591.2501629967" calcext:value-type="float">
            <text:p>84591.2501629967</text:p>
          </table:table-cell>
          <table:table-cell/>
          <table:table-cell office:value-type="float" office:value="1456447941.34432" calcext:value-type="float">
            <text:p>1456447941.34432</text:p>
          </table:table-cell>
          <table:table-cell table:formula="of:=[.G338]-[.B338]" office:value-type="float" office:value="0.0905320644378662" calcext:value-type="float">
            <text:p>0.090532064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7941.28122" calcext:value-type="float">
            <text:p>1456447941.28122</text:p>
          </table:table-cell>
          <table:table-cell office:value-type="float" office:value="2320" calcext:value-type="float">
            <text:p>2320</text:p>
          </table:table-cell>
          <table:table-cell table:formula="of:=[.B339]-[.B$2]" office:value-type="float" office:value="21.2809631824493" calcext:value-type="float">
            <text:p>21.2809631824</text:p>
          </table:table-cell>
          <table:table-cell table:formula="of:=[.C339]/([.D339]-[.D338])" office:value-type="float" office:value="84588.3088049932" calcext:value-type="float">
            <text:p>84588.3088049932</text:p>
          </table:table-cell>
          <table:table-cell/>
          <table:table-cell office:value-type="float" office:value="1456447941.37178" calcext:value-type="float">
            <text:p>1456447941.37178</text:p>
          </table:table-cell>
          <table:table-cell table:formula="of:=[.G339]-[.B339]" office:value-type="float" office:value="0.0905613899230957" calcext:value-type="float">
            <text:p>0.090561389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7941.30864" calcext:value-type="float">
            <text:p>1456447941.30864</text:p>
          </table:table-cell>
          <table:table-cell office:value-type="float" office:value="2320" calcext:value-type="float">
            <text:p>2320</text:p>
          </table:table-cell>
          <table:table-cell table:formula="of:=[.B340]-[.B$2]" office:value-type="float" office:value="21.3083872795105" calcext:value-type="float">
            <text:p>21.3083872795</text:p>
          </table:table-cell>
          <table:table-cell table:formula="of:=[.C340]/([.D340]-[.D339])" office:value-type="float" office:value="84597.133492719" calcext:value-type="float">
            <text:p>84597.133492719</text:p>
          </table:table-cell>
          <table:table-cell/>
          <table:table-cell office:value-type="float" office:value="1456447941.39947" calcext:value-type="float">
            <text:p>1456447941.39947</text:p>
          </table:table-cell>
          <table:table-cell table:formula="of:=[.G340]-[.B340]" office:value-type="float" office:value="0.0908310413360596" calcext:value-type="float">
            <text:p>0.090831041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7941.33607" calcext:value-type="float">
            <text:p>1456447941.33607</text:p>
          </table:table-cell>
          <table:table-cell office:value-type="float" office:value="2320" calcext:value-type="float">
            <text:p>2320</text:p>
          </table:table-cell>
          <table:table-cell table:formula="of:=[.B341]-[.B$2]" office:value-type="float" office:value="21.3358159065247" calcext:value-type="float">
            <text:p>21.3358159065</text:p>
          </table:table-cell>
          <table:table-cell table:formula="of:=[.C341]/([.D341]-[.D340])" office:value-type="float" office:value="84583.1619206565" calcext:value-type="float">
            <text:p>84583.1619206565</text:p>
          </table:table-cell>
          <table:table-cell/>
          <table:table-cell office:value-type="float" office:value="1456447941.42683" calcext:value-type="float">
            <text:p>1456447941.42683</text:p>
          </table:table-cell>
          <table:table-cell table:formula="of:=[.G341]-[.B341]" office:value-type="float" office:value="0.0907611846923828" calcext:value-type="float">
            <text:p>0.090761184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7941.36352" calcext:value-type="float">
            <text:p>1456447941.36352</text:p>
          </table:table-cell>
          <table:table-cell office:value-type="float" office:value="2320" calcext:value-type="float">
            <text:p>2320</text:p>
          </table:table-cell>
          <table:table-cell table:formula="of:=[.B342]-[.B$2]" office:value-type="float" office:value="21.3632681369781" calcext:value-type="float">
            <text:p>21.363268137</text:p>
          </table:table-cell>
          <table:table-cell table:formula="of:=[.C342]/([.D342]-[.D341])" office:value-type="float" office:value="84510.4372823359" calcext:value-type="float">
            <text:p>84510.4372823359</text:p>
          </table:table-cell>
          <table:table-cell/>
          <table:table-cell office:value-type="float" office:value="1456447941.45414" calcext:value-type="float">
            <text:p>1456447941.45414</text:p>
          </table:table-cell>
          <table:table-cell table:formula="of:=[.G342]-[.B342]" office:value-type="float" office:value="0.0906178951263428" calcext:value-type="float">
            <text:p>0.090617895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7941.39095" calcext:value-type="float">
            <text:p>1456447941.39095</text:p>
          </table:table-cell>
          <table:table-cell office:value-type="float" office:value="2320" calcext:value-type="float">
            <text:p>2320</text:p>
          </table:table-cell>
          <table:table-cell table:formula="of:=[.B343]-[.B$2]" office:value-type="float" office:value="21.3906984329224" calcext:value-type="float">
            <text:p>21.3906984329</text:p>
          </table:table-cell>
          <table:table-cell table:formula="of:=[.C343]/([.D343]-[.D342])" office:value-type="float" office:value="84578.0156626192" calcext:value-type="float">
            <text:p>84578.0156626192</text:p>
          </table:table-cell>
          <table:table-cell/>
          <table:table-cell office:value-type="float" office:value="1456447941.48171" calcext:value-type="float">
            <text:p>1456447941.48171</text:p>
          </table:table-cell>
          <table:table-cell table:formula="of:=[.G343]-[.B343]" office:value-type="float" office:value="0.090752124786377" calcext:value-type="float">
            <text:p>0.090752124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7941.41839" calcext:value-type="float">
            <text:p>1456447941.41839</text:p>
          </table:table-cell>
          <table:table-cell office:value-type="float" office:value="2320" calcext:value-type="float">
            <text:p>2320</text:p>
          </table:table-cell>
          <table:table-cell table:formula="of:=[.B344]-[.B$2]" office:value-type="float" office:value="21.4181318283081" calcext:value-type="float">
            <text:p>21.4181318283</text:p>
          </table:table-cell>
          <table:table-cell table:formula="of:=[.C344]/([.D344]-[.D343])" office:value-type="float" office:value="84568.4599874852" calcext:value-type="float">
            <text:p>84568.4599874852</text:p>
          </table:table-cell>
          <table:table-cell/>
          <table:table-cell office:value-type="float" office:value="1456447941.50934" calcext:value-type="float">
            <text:p>1456447941.50934</text:p>
          </table:table-cell>
          <table:table-cell table:formula="of:=[.G344]-[.B344]" office:value-type="float" office:value="0.0909504890441895" calcext:value-type="float">
            <text:p>0.09095048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7941.44581" calcext:value-type="float">
            <text:p>1456447941.44581</text:p>
          </table:table-cell>
          <table:table-cell office:value-type="float" office:value="2320" calcext:value-type="float">
            <text:p>2320</text:p>
          </table:table-cell>
          <table:table-cell table:formula="of:=[.B345]-[.B$2]" office:value-type="float" office:value="21.4455583095551" calcext:value-type="float">
            <text:p>21.4455583096</text:p>
          </table:table-cell>
          <table:table-cell table:formula="of:=[.C345]/([.D345]-[.D344])" office:value-type="float" office:value="84589.7794584257" calcext:value-type="float">
            <text:p>84589.7794584257</text:p>
          </table:table-cell>
          <table:table-cell/>
          <table:table-cell office:value-type="float" office:value="1456447941.53691" calcext:value-type="float">
            <text:p>1456447941.53691</text:p>
          </table:table-cell>
          <table:table-cell table:formula="of:=[.G345]-[.B345]" office:value-type="float" office:value="0.0910937786102295" calcext:value-type="float">
            <text:p>0.091093778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7941.47324" calcext:value-type="float">
            <text:p>1456447941.47324</text:p>
          </table:table-cell>
          <table:table-cell office:value-type="float" office:value="2320" calcext:value-type="float">
            <text:p>2320</text:p>
          </table:table-cell>
          <table:table-cell table:formula="of:=[.B346]-[.B$2]" office:value-type="float" office:value="21.4729862213135" calcext:value-type="float">
            <text:p>21.4729862213</text:p>
          </table:table-cell>
          <table:table-cell table:formula="of:=[.C346]/([.D346]-[.D345])" office:value-type="float" office:value="84585.3676515329" calcext:value-type="float">
            <text:p>84585.3676515329</text:p>
          </table:table-cell>
          <table:table-cell/>
          <table:table-cell office:value-type="float" office:value="1456447941.5641" calcext:value-type="float">
            <text:p>1456447941.5641</text:p>
          </table:table-cell>
          <table:table-cell table:formula="of:=[.G346]-[.B346]" office:value-type="float" office:value="0.0908589363098145" calcext:value-type="float">
            <text:p>0.090858936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7941.50067" calcext:value-type="float">
            <text:p>1456447941.50067</text:p>
          </table:table-cell>
          <table:table-cell office:value-type="float" office:value="2320" calcext:value-type="float">
            <text:p>2320</text:p>
          </table:table-cell>
          <table:table-cell table:formula="of:=[.B347]-[.B$2]" office:value-type="float" office:value="21.5004136562347" calcext:value-type="float">
            <text:p>21.5004136562</text:p>
          </table:table-cell>
          <table:table-cell table:formula="of:=[.C347]/([.D347]-[.D346])" office:value-type="float" office:value="84586.8382026965" calcext:value-type="float">
            <text:p>84586.8382026965</text:p>
          </table:table-cell>
          <table:table-cell/>
          <table:table-cell office:value-type="float" office:value="1456447941.59147" calcext:value-type="float">
            <text:p>1456447941.59147</text:p>
          </table:table-cell>
          <table:table-cell table:formula="of:=[.G347]-[.B347]" office:value-type="float" office:value="0.0908005237579346" calcext:value-type="float">
            <text:p>0.090800523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7941.52809" calcext:value-type="float">
            <text:p>1456447941.52809</text:p>
          </table:table-cell>
          <table:table-cell office:value-type="float" office:value="2320" calcext:value-type="float">
            <text:p>2320</text:p>
          </table:table-cell>
          <table:table-cell table:formula="of:=[.B348]-[.B$2]" office:value-type="float" office:value="21.5278382301331" calcext:value-type="float">
            <text:p>21.5278382301</text:p>
          </table:table-cell>
          <table:table-cell table:formula="of:=[.C348]/([.D348]-[.D347])" office:value-type="float" office:value="84595.6625835673" calcext:value-type="float">
            <text:p>84595.6625835673</text:p>
          </table:table-cell>
          <table:table-cell/>
          <table:table-cell office:value-type="float" office:value="1456447941.61911" calcext:value-type="float">
            <text:p>1456447941.61911</text:p>
          </table:table-cell>
          <table:table-cell table:formula="of:=[.G348]-[.B348]" office:value-type="float" office:value="0.0910105705261231" calcext:value-type="float">
            <text:p>0.091010570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7941.55552" calcext:value-type="float">
            <text:p>1456447941.55552</text:p>
          </table:table-cell>
          <table:table-cell office:value-type="float" office:value="2320" calcext:value-type="float">
            <text:p>2320</text:p>
          </table:table-cell>
          <table:table-cell table:formula="of:=[.B349]-[.B$2]" office:value-type="float" office:value="21.5552628040314" calcext:value-type="float">
            <text:p>21.555262804</text:p>
          </table:table-cell>
          <table:table-cell table:formula="of:=[.C349]/([.D349]-[.D348])" office:value-type="float" office:value="84595.6625835673" calcext:value-type="float">
            <text:p>84595.6625835673</text:p>
          </table:table-cell>
          <table:table-cell/>
          <table:table-cell office:value-type="float" office:value="1456447941.64676" calcext:value-type="float">
            <text:p>1456447941.64676</text:p>
          </table:table-cell>
          <table:table-cell table:formula="of:=[.G349]-[.B349]" office:value-type="float" office:value="0.0912425518035889" calcext:value-type="float">
            <text:p>0.091242551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7941.58295" calcext:value-type="float">
            <text:p>1456447941.58295</text:p>
          </table:table-cell>
          <table:table-cell office:value-type="float" office:value="2320" calcext:value-type="float">
            <text:p>2320</text:p>
          </table:table-cell>
          <table:table-cell table:formula="of:=[.B350]-[.B$2]" office:value-type="float" office:value="21.5826904773712" calcext:value-type="float">
            <text:p>21.5826904774</text:p>
          </table:table-cell>
          <table:table-cell table:formula="of:=[.C350]/([.D350]-[.D349])" office:value-type="float" office:value="84586.1029207232" calcext:value-type="float">
            <text:p>84586.1029207232</text:p>
          </table:table-cell>
          <table:table-cell/>
          <table:table-cell office:value-type="float" office:value="1456447941.67418" calcext:value-type="float">
            <text:p>1456447941.67418</text:p>
          </table:table-cell>
          <table:table-cell table:formula="of:=[.G350]-[.B350]" office:value-type="float" office:value="0.0912320613861084" calcext:value-type="float">
            <text:p>0.091232061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7941.61037" calcext:value-type="float">
            <text:p>1456447941.61037</text:p>
          </table:table-cell>
          <table:table-cell office:value-type="float" office:value="2320" calcext:value-type="float">
            <text:p>2320</text:p>
          </table:table-cell>
          <table:table-cell table:formula="of:=[.B351]-[.B$2]" office:value-type="float" office:value="21.6101157665253" calcext:value-type="float">
            <text:p>21.6101157665</text:p>
          </table:table-cell>
          <table:table-cell table:formula="of:=[.C351]/([.D351]-[.D350])" office:value-type="float" office:value="84593.4563157437" calcext:value-type="float">
            <text:p>84593.4563157437</text:p>
          </table:table-cell>
          <table:table-cell/>
          <table:table-cell office:value-type="float" office:value="1456447941.70142" calcext:value-type="float">
            <text:p>1456447941.70142</text:p>
          </table:table-cell>
          <table:table-cell table:formula="of:=[.G351]-[.B351]" office:value-type="float" office:value="0.0910472869873047" calcext:value-type="float">
            <text:p>0.09104728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7941.6378" calcext:value-type="float">
            <text:p>1456447941.6378</text:p>
          </table:table-cell>
          <table:table-cell office:value-type="float" office:value="2320" calcext:value-type="float">
            <text:p>2320</text:p>
          </table:table-cell>
          <table:table-cell table:formula="of:=[.B352]-[.B$2]" office:value-type="float" office:value="21.637547492981" calcext:value-type="float">
            <text:p>21.637547493</text:p>
          </table:table-cell>
          <table:table-cell table:formula="of:=[.C352]/([.D352]-[.D351])" office:value-type="float" office:value="84573.6050826981" calcext:value-type="float">
            <text:p>84573.6050826981</text:p>
          </table:table-cell>
          <table:table-cell/>
          <table:table-cell office:value-type="float" office:value="1456447941.72888" calcext:value-type="float">
            <text:p>1456447941.72888</text:p>
          </table:table-cell>
          <table:table-cell table:formula="of:=[.G352]-[.B352]" office:value-type="float" office:value="0.091078519821167" calcext:value-type="float">
            <text:p>0.091078519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7941.66524" calcext:value-type="float">
            <text:p>1456447941.66524</text:p>
          </table:table-cell>
          <table:table-cell office:value-type="float" office:value="2320" calcext:value-type="float">
            <text:p>2320</text:p>
          </table:table-cell>
          <table:table-cell table:formula="of:=[.B353]-[.B$2]" office:value-type="float" office:value="21.6649796962738" calcext:value-type="float">
            <text:p>21.6649796963</text:p>
          </table:table-cell>
          <table:table-cell table:formula="of:=[.C353]/([.D353]-[.D352])" office:value-type="float" office:value="84572.134991613" calcext:value-type="float">
            <text:p>84572.134991613</text:p>
          </table:table-cell>
          <table:table-cell/>
          <table:table-cell office:value-type="float" office:value="1456447941.75676" calcext:value-type="float">
            <text:p>1456447941.75676</text:p>
          </table:table-cell>
          <table:table-cell table:formula="of:=[.G353]-[.B353]" office:value-type="float" office:value="0.0915243625640869" calcext:value-type="float">
            <text:p>0.091524362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7941.69266" calcext:value-type="float">
            <text:p>1456447941.69266</text:p>
          </table:table-cell>
          <table:table-cell office:value-type="float" office:value="2320" calcext:value-type="float">
            <text:p>2320</text:p>
          </table:table-cell>
          <table:table-cell table:formula="of:=[.B354]-[.B$2]" office:value-type="float" office:value="21.6924068927765" calcext:value-type="float">
            <text:p>21.6924068928</text:p>
          </table:table-cell>
          <table:table-cell table:formula="of:=[.C354]/([.D354]-[.D353])" office:value-type="float" office:value="84587.573497453" calcext:value-type="float">
            <text:p>84587.573497453</text:p>
          </table:table-cell>
          <table:table-cell/>
          <table:table-cell office:value-type="float" office:value="1456447941.78441" calcext:value-type="float">
            <text:p>1456447941.78441</text:p>
          </table:table-cell>
          <table:table-cell table:formula="of:=[.G354]-[.B354]" office:value-type="float" office:value="0.0917453765869141" calcext:value-type="float">
            <text:p>0.091745376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7941.72009" calcext:value-type="float">
            <text:p>1456447941.72009</text:p>
          </table:table-cell>
          <table:table-cell office:value-type="float" office:value="2320" calcext:value-type="float">
            <text:p>2320</text:p>
          </table:table-cell>
          <table:table-cell table:formula="of:=[.B355]-[.B$2]" office:value-type="float" office:value="21.7198362350464" calcext:value-type="float">
            <text:p>21.719836235</text:p>
          </table:table-cell>
          <table:table-cell table:formula="of:=[.C355]/([.D355]-[.D354])" office:value-type="float" office:value="84580.9563048146" calcext:value-type="float">
            <text:p>84580.9563048146</text:p>
          </table:table-cell>
          <table:table-cell/>
          <table:table-cell office:value-type="float" office:value="1456447941.81161" calcext:value-type="float">
            <text:p>1456447941.81161</text:p>
          </table:table-cell>
          <table:table-cell table:formula="of:=[.G355]-[.B355]" office:value-type="float" office:value="0.0915131568908691" calcext:value-type="float">
            <text:p>0.091513156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7941.74752" calcext:value-type="float">
            <text:p>1456447941.74752</text:p>
          </table:table-cell>
          <table:table-cell office:value-type="float" office:value="2320" calcext:value-type="float">
            <text:p>2320</text:p>
          </table:table-cell>
          <table:table-cell table:formula="of:=[.B356]-[.B$2]" office:value-type="float" office:value="21.7472639083862" calcext:value-type="float">
            <text:p>21.7472639084</text:p>
          </table:table-cell>
          <table:table-cell table:formula="of:=[.C356]/([.D356]-[.D355])" office:value-type="float" office:value="84586.1029207232" calcext:value-type="float">
            <text:p>84586.1029207232</text:p>
          </table:table-cell>
          <table:table-cell/>
          <table:table-cell office:value-type="float" office:value="1456447941.83901" calcext:value-type="float">
            <text:p>1456447941.83901</text:p>
          </table:table-cell>
          <table:table-cell table:formula="of:=[.G356]-[.B356]" office:value-type="float" office:value="0.0914874076843262" calcext:value-type="float">
            <text:p>0.091487407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7941.77495" calcext:value-type="float">
            <text:p>1456447941.77495</text:p>
          </table:table-cell>
          <table:table-cell office:value-type="float" office:value="2320" calcext:value-type="float">
            <text:p>2320</text:p>
          </table:table-cell>
          <table:table-cell table:formula="of:=[.B357]-[.B$2]" office:value-type="float" office:value="21.7746913433075" calcext:value-type="float">
            <text:p>21.7746913433</text:p>
          </table:table-cell>
          <table:table-cell table:formula="of:=[.C357]/([.D357]-[.D356])" office:value-type="float" office:value="84586.8382026965" calcext:value-type="float">
            <text:p>84586.8382026965</text:p>
          </table:table-cell>
          <table:table-cell/>
          <table:table-cell office:value-type="float" office:value="1456447941.86655" calcext:value-type="float">
            <text:p>1456447941.86655</text:p>
          </table:table-cell>
          <table:table-cell table:formula="of:=[.G357]-[.B357]" office:value-type="float" office:value="0.0915985107421875" calcext:value-type="float">
            <text:p>0.091598510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7941.80237" calcext:value-type="float">
            <text:p>1456447941.80237</text:p>
          </table:table-cell>
          <table:table-cell office:value-type="float" office:value="2320" calcext:value-type="float">
            <text:p>2320</text:p>
          </table:table-cell>
          <table:table-cell table:formula="of:=[.B358]-[.B$2]" office:value-type="float" office:value="21.8021178245544" calcext:value-type="float">
            <text:p>21.8021178246</text:p>
          </table:table-cell>
          <table:table-cell table:formula="of:=[.C358]/([.D358]-[.D357])" office:value-type="float" office:value="84589.7794584257" calcext:value-type="float">
            <text:p>84589.7794584257</text:p>
          </table:table-cell>
          <table:table-cell/>
          <table:table-cell office:value-type="float" office:value="1456447941.89446" calcext:value-type="float">
            <text:p>1456447941.89446</text:p>
          </table:table-cell>
          <table:table-cell table:formula="of:=[.G358]-[.B358]" office:value-type="float" office:value="0.0920891761779785" calcext:value-type="float">
            <text:p>0.092089176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7941.8298" calcext:value-type="float">
            <text:p>1456447941.8298</text:p>
          </table:table-cell>
          <table:table-cell office:value-type="float" office:value="2320" calcext:value-type="float">
            <text:p>2320</text:p>
          </table:table-cell>
          <table:table-cell table:formula="of:=[.B359]-[.B$2]" office:value-type="float" office:value="21.8295423984528" calcext:value-type="float">
            <text:p>21.8295423985</text:p>
          </table:table-cell>
          <table:table-cell table:formula="of:=[.C359]/([.D359]-[.D358])" office:value-type="float" office:value="84595.6625835673" calcext:value-type="float">
            <text:p>84595.6625835673</text:p>
          </table:table-cell>
          <table:table-cell/>
          <table:table-cell office:value-type="float" office:value="1456447941.92182" calcext:value-type="float">
            <text:p>1456447941.92182</text:p>
          </table:table-cell>
          <table:table-cell table:formula="of:=[.G359]-[.B359]" office:value-type="float" office:value="0.0920252799987793" calcext:value-type="float">
            <text:p>0.0920252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7941.85725" calcext:value-type="float">
            <text:p>1456447941.85725</text:p>
          </table:table-cell>
          <table:table-cell office:value-type="float" office:value="2320" calcext:value-type="float">
            <text:p>2320</text:p>
          </table:table-cell>
          <table:table-cell table:formula="of:=[.B360]-[.B$2]" office:value-type="float" office:value="21.8569962978363" calcext:value-type="float">
            <text:p>21.8569962978</text:p>
          </table:table-cell>
          <table:table-cell table:formula="of:=[.C360]/([.D360]-[.D359])" office:value-type="float" office:value="84505.2998697351" calcext:value-type="float">
            <text:p>84505.2998697351</text:p>
          </table:table-cell>
          <table:table-cell/>
          <table:table-cell office:value-type="float" office:value="1456447941.94902" calcext:value-type="float">
            <text:p>1456447941.94902</text:p>
          </table:table-cell>
          <table:table-cell table:formula="of:=[.G360]-[.B360]" office:value-type="float" office:value="0.0917654037475586" calcext:value-type="float">
            <text:p>0.091765403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7941.88469" calcext:value-type="float">
            <text:p>1456447941.88469</text:p>
          </table:table-cell>
          <table:table-cell office:value-type="float" office:value="2320" calcext:value-type="float">
            <text:p>2320</text:p>
          </table:table-cell>
          <table:table-cell table:formula="of:=[.B361]-[.B$2]" office:value-type="float" office:value="21.8844337463379" calcext:value-type="float">
            <text:p>21.8844337463</text:p>
          </table:table-cell>
          <table:table-cell table:formula="of:=[.C361]/([.D361]-[.D360])" office:value-type="float" office:value="84555.9673621189" calcext:value-type="float">
            <text:p>84555.9673621189</text:p>
          </table:table-cell>
          <table:table-cell/>
          <table:table-cell office:value-type="float" office:value="1456447941.97638" calcext:value-type="float">
            <text:p>1456447941.97638</text:p>
          </table:table-cell>
          <table:table-cell table:formula="of:=[.G361]-[.B361]" office:value-type="float" office:value="0.0916910171508789" calcext:value-type="float">
            <text:p>0.091691017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7941.91212" calcext:value-type="float">
            <text:p>1456447941.91212</text:p>
          </table:table-cell>
          <table:table-cell office:value-type="float" office:value="2320" calcext:value-type="float">
            <text:p>2320</text:p>
          </table:table-cell>
          <table:table-cell table:formula="of:=[.B362]-[.B$2]" office:value-type="float" office:value="21.9118647575378" calcext:value-type="float">
            <text:p>21.9118647575</text:p>
          </table:table-cell>
          <table:table-cell table:formula="of:=[.C362]/([.D362]-[.D361])" office:value-type="float" office:value="84575.8103151564" calcext:value-type="float">
            <text:p>84575.8103151564</text:p>
          </table:table-cell>
          <table:table-cell/>
          <table:table-cell office:value-type="float" office:value="1456447942.00427" calcext:value-type="float">
            <text:p>1456447942.00427</text:p>
          </table:table-cell>
          <table:table-cell table:formula="of:=[.G362]-[.B362]" office:value-type="float" office:value="0.0921525955200195" calcext:value-type="float">
            <text:p>0.092152595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7941.93955" calcext:value-type="float">
            <text:p>1456447941.93955</text:p>
          </table:table-cell>
          <table:table-cell office:value-type="float" office:value="2320" calcext:value-type="float">
            <text:p>2320</text:p>
          </table:table-cell>
          <table:table-cell table:formula="of:=[.B363]-[.B$2]" office:value-type="float" office:value="21.939288854599" calcext:value-type="float">
            <text:p>21.9392888546</text:p>
          </table:table-cell>
          <table:table-cell table:formula="of:=[.C363]/([.D363]-[.D362])" office:value-type="float" office:value="84597.133492719" calcext:value-type="float">
            <text:p>84597.133492719</text:p>
          </table:table-cell>
          <table:table-cell/>
          <table:table-cell office:value-type="float" office:value="1456447942.01599" calcext:value-type="float">
            <text:p>1456447942.01599</text:p>
          </table:table-cell>
          <table:table-cell table:formula="of:=[.G363]-[.B363]" office:value-type="float" office:value="0.0764408111572266" calcext:value-type="float">
            <text:p>0.076440811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7941.96698" calcext:value-type="float">
            <text:p>1456447941.96698</text:p>
          </table:table-cell>
          <table:table-cell office:value-type="float" office:value="2320" calcext:value-type="float">
            <text:p>2320</text:p>
          </table:table-cell>
          <table:table-cell table:formula="of:=[.B364]-[.B$2]" office:value-type="float" office:value="21.9667224884033" calcext:value-type="float">
            <text:p>21.9667224884</text:p>
          </table:table-cell>
          <table:table-cell table:formula="of:=[.C364]/([.D364]-[.D363])" office:value-type="float" office:value="84567.7250249859" calcext:value-type="float">
            <text:p>84567.7250249859</text:p>
          </table:table-cell>
          <table:table-cell/>
          <table:table-cell office:value-type="float" office:value="1456447942.05919" calcext:value-type="float">
            <text:p>1456447942.05919</text:p>
          </table:table-cell>
          <table:table-cell table:formula="of:=[.G364]-[.B364]" office:value-type="float" office:value="0.0922093391418457" calcext:value-type="float">
            <text:p>0.092209339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7941.99444" calcext:value-type="float">
            <text:p>1456447941.99444</text:p>
          </table:table-cell>
          <table:table-cell office:value-type="float" office:value="2320" calcext:value-type="float">
            <text:p>2320</text:p>
          </table:table-cell>
          <table:table-cell table:formula="of:=[.B365]-[.B$2]" office:value-type="float" office:value="21.9941835403442" calcext:value-type="float">
            <text:p>21.9941835403</text:p>
          </table:table-cell>
          <table:table-cell table:formula="of:=[.C365]/([.D365]-[.D364])" office:value-type="float" office:value="84483.2894599757" calcext:value-type="float">
            <text:p>84483.2894599757</text:p>
          </table:table-cell>
          <table:table-cell/>
          <table:table-cell office:value-type="float" office:value="1456447942.08517" calcext:value-type="float">
            <text:p>1456447942.08517</text:p>
          </table:table-cell>
          <table:table-cell table:formula="of:=[.G365]-[.B365]" office:value-type="float" office:value="0.0907313823699951" calcext:value-type="float">
            <text:p>0.090731382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7942.01828" calcext:value-type="float">
            <text:p>1456447942.01828</text:p>
          </table:table-cell>
          <table:table-cell office:value-type="float" office:value="2320" calcext:value-type="float">
            <text:p>2320</text:p>
          </table:table-cell>
          <table:table-cell table:formula="of:=[.B366]-[.B$2]" office:value-type="float" office:value="22.018027305603" calcext:value-type="float">
            <text:p>22.0180273056</text:p>
          </table:table-cell>
          <table:table-cell table:formula="of:=[.C366]/([.D366]-[.D365])" office:value-type="float" office:value="97300.0687944965" calcext:value-type="float">
            <text:p>97300.0687944965</text:p>
          </table:table-cell>
          <table:table-cell/>
          <table:table-cell office:value-type="float" office:value="1456447942.10802" calcext:value-type="float">
            <text:p>1456447942.10802</text:p>
          </table:table-cell>
          <table:table-cell table:formula="of:=[.G366]-[.B366]" office:value-type="float" office:value="0.0897336006164551" calcext:value-type="float">
            <text:p>0.089733600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7942.04114" calcext:value-type="float">
            <text:p>1456447942.04114</text:p>
          </table:table-cell>
          <table:table-cell office:value-type="float" office:value="2320" calcext:value-type="float">
            <text:p>2320</text:p>
          </table:table-cell>
          <table:table-cell table:formula="of:=[.B367]-[.B$2]" office:value-type="float" office:value="22.0408866405487" calcext:value-type="float">
            <text:p>22.0408866405</text:p>
          </table:table-cell>
          <table:table-cell table:formula="of:=[.C367]/([.D367]-[.D366])" office:value-type="float" office:value="101490.266690308" calcext:value-type="float">
            <text:p>101490.266690308</text:p>
          </table:table-cell>
          <table:table-cell/>
          <table:table-cell office:value-type="float" office:value="1456447942.13092" calcext:value-type="float">
            <text:p>1456447942.13092</text:p>
          </table:table-cell>
          <table:table-cell table:formula="of:=[.G367]-[.B367]" office:value-type="float" office:value="0.0897746086120606" calcext:value-type="float">
            <text:p>0.089774608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7942.064" calcext:value-type="float">
            <text:p>1456447942.064</text:p>
          </table:table-cell>
          <table:table-cell office:value-type="float" office:value="2320" calcext:value-type="float">
            <text:p>2320</text:p>
          </table:table-cell>
          <table:table-cell table:formula="of:=[.B368]-[.B$2]" office:value-type="float" office:value="22.0637404918671" calcext:value-type="float">
            <text:p>22.0637404919</text:p>
          </table:table-cell>
          <table:table-cell table:formula="of:=[.C368]/([.D368]-[.D367])" office:value-type="float" office:value="101514.618594559" calcext:value-type="float">
            <text:p>101514.618594559</text:p>
          </table:table-cell>
          <table:table-cell/>
          <table:table-cell office:value-type="float" office:value="1456447942.15378" calcext:value-type="float">
            <text:p>1456447942.15378</text:p>
          </table:table-cell>
          <table:table-cell table:formula="of:=[.G368]-[.B368]" office:value-type="float" office:value="0.089780330657959" calcext:value-type="float">
            <text:p>0.089780330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7942.08682" calcext:value-type="float">
            <text:p>1456447942.08682</text:p>
          </table:table-cell>
          <table:table-cell office:value-type="float" office:value="2320" calcext:value-type="float">
            <text:p>2320</text:p>
          </table:table-cell>
          <table:table-cell table:formula="of:=[.B369]-[.B$2]" office:value-type="float" office:value="22.086564540863" calcext:value-type="float">
            <text:p>22.0865645409</text:p>
          </table:table-cell>
          <table:table-cell table:formula="of:=[.C369]/([.D369]-[.D368])" office:value-type="float" office:value="101647.170509031" calcext:value-type="float">
            <text:p>101647.170509031</text:p>
          </table:table-cell>
          <table:table-cell/>
          <table:table-cell office:value-type="float" office:value="1456447942.17652" calcext:value-type="float">
            <text:p>1456447942.17652</text:p>
          </table:table-cell>
          <table:table-cell table:formula="of:=[.G369]-[.B369]" office:value-type="float" office:value="0.0896971225738525" calcext:value-type="float">
            <text:p>0.089697122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7942.10963" calcext:value-type="float">
            <text:p>1456447942.10963</text:p>
          </table:table-cell>
          <table:table-cell office:value-type="float" office:value="2320" calcext:value-type="float">
            <text:p>2320</text:p>
          </table:table-cell>
          <table:table-cell table:formula="of:=[.B370]-[.B$2]" office:value-type="float" office:value="22.1093766689301" calcext:value-type="float">
            <text:p>22.1093766689</text:p>
          </table:table-cell>
          <table:table-cell table:formula="of:=[.C370]/([.D370]-[.D369])" office:value-type="float" office:value="101700.288249496" calcext:value-type="float">
            <text:p>101700.288249496</text:p>
          </table:table-cell>
          <table:table-cell/>
          <table:table-cell office:value-type="float" office:value="1456447942.19932" calcext:value-type="float">
            <text:p>1456447942.19932</text:p>
          </table:table-cell>
          <table:table-cell table:formula="of:=[.G370]-[.B370]" office:value-type="float" office:value="0.0896830558776856" calcext:value-type="float">
            <text:p>0.089683055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7942.13243" calcext:value-type="float">
            <text:p>1456447942.13243</text:p>
          </table:table-cell>
          <table:table-cell office:value-type="float" office:value="2320" calcext:value-type="float">
            <text:p>2320</text:p>
          </table:table-cell>
          <table:table-cell table:formula="of:=[.B371]-[.B$2]" office:value-type="float" office:value="22.1321704387665" calcext:value-type="float">
            <text:p>22.1321704388</text:p>
          </table:table-cell>
          <table:table-cell table:formula="of:=[.C371]/([.D371]-[.D370])" office:value-type="float" office:value="101782.198234384" calcext:value-type="float">
            <text:p>101782.198234384</text:p>
          </table:table-cell>
          <table:table-cell/>
          <table:table-cell office:value-type="float" office:value="1456447942.22206" calcext:value-type="float">
            <text:p>1456447942.22206</text:p>
          </table:table-cell>
          <table:table-cell table:formula="of:=[.G371]-[.B371]" office:value-type="float" office:value="0.0896291732788086" calcext:value-type="float">
            <text:p>0.089629173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7942.15522" calcext:value-type="float">
            <text:p>1456447942.15522</text:p>
          </table:table-cell>
          <table:table-cell office:value-type="float" office:value="2320" calcext:value-type="float">
            <text:p>2320</text:p>
          </table:table-cell>
          <table:table-cell table:formula="of:=[.B372]-[.B$2]" office:value-type="float" office:value="22.15496134758" calcext:value-type="float">
            <text:p>22.1549613476</text:p>
          </table:table-cell>
          <table:table-cell table:formula="of:=[.C372]/([.D372]-[.D371])" office:value-type="float" office:value="101794.975311742" calcext:value-type="float">
            <text:p>101794.975311742</text:p>
          </table:table-cell>
          <table:table-cell/>
          <table:table-cell office:value-type="float" office:value="1456447942.24477" calcext:value-type="float">
            <text:p>1456447942.24477</text:p>
          </table:table-cell>
          <table:table-cell table:formula="of:=[.G372]-[.B372]" office:value-type="float" office:value="0.0895524024963379" calcext:value-type="float">
            <text:p>0.089552402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7942.17801" calcext:value-type="float">
            <text:p>1456447942.17801</text:p>
          </table:table-cell>
          <table:table-cell office:value-type="float" office:value="2320" calcext:value-type="float">
            <text:p>2320</text:p>
          </table:table-cell>
          <table:table-cell table:formula="of:=[.B373]-[.B$2]" office:value-type="float" office:value="22.1777489185333" calcext:value-type="float">
            <text:p>22.1777489185</text:p>
          </table:table-cell>
          <table:table-cell table:formula="of:=[.C373]/([.D373]-[.D372])" office:value-type="float" office:value="101809.885957019" calcext:value-type="float">
            <text:p>101809.885957019</text:p>
          </table:table-cell>
          <table:table-cell/>
          <table:table-cell office:value-type="float" office:value="1456447942.26796" calcext:value-type="float">
            <text:p>1456447942.26796</text:p>
          </table:table-cell>
          <table:table-cell table:formula="of:=[.G373]-[.B373]" office:value-type="float" office:value="0.0899500846862793" calcext:value-type="float">
            <text:p>0.089950084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7942.2008" calcext:value-type="float">
            <text:p>1456447942.2008</text:p>
          </table:table-cell>
          <table:table-cell office:value-type="float" office:value="2320" calcext:value-type="float">
            <text:p>2320</text:p>
          </table:table-cell>
          <table:table-cell table:formula="of:=[.B374]-[.B$2]" office:value-type="float" office:value="22.2005395889282" calcext:value-type="float">
            <text:p>22.2005395889</text:p>
          </table:table-cell>
          <table:table-cell table:formula="of:=[.C374]/([.D374]-[.D373])" office:value-type="float" office:value="101796.040212991" calcext:value-type="float">
            <text:p>101796.040212991</text:p>
          </table:table-cell>
          <table:table-cell/>
          <table:table-cell office:value-type="float" office:value="1456447942.29596" calcext:value-type="float">
            <text:p>1456447942.29596</text:p>
          </table:table-cell>
          <table:table-cell table:formula="of:=[.G374]-[.B374]" office:value-type="float" office:value="0.0951659679412842" calcext:value-type="float">
            <text:p>0.095165967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7942.22359" calcext:value-type="float">
            <text:p>1456447942.22359</text:p>
          </table:table-cell>
          <table:table-cell office:value-type="float" office:value="2320" calcext:value-type="float">
            <text:p>2320</text:p>
          </table:table-cell>
          <table:table-cell table:formula="of:=[.B375]-[.B$2]" office:value-type="float" office:value="22.2233326435089" calcext:value-type="float">
            <text:p>22.2233326435</text:p>
          </table:table-cell>
          <table:table-cell table:formula="of:=[.C375]/([.D375]-[.D374])" office:value-type="float" office:value="101785.39220301" calcext:value-type="float">
            <text:p>101785.39220301</text:p>
          </table:table-cell>
          <table:table-cell/>
          <table:table-cell office:value-type="float" office:value="1456447942.3186" calcext:value-type="float">
            <text:p>1456447942.3186</text:p>
          </table:table-cell>
          <table:table-cell table:formula="of:=[.G375]-[.B375]" office:value-type="float" office:value="0.0950133800506592" calcext:value-type="float">
            <text:p>0.095013380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7942.24638" calcext:value-type="float">
            <text:p>1456447942.24638</text:p>
          </table:table-cell>
          <table:table-cell office:value-type="float" office:value="2320" calcext:value-type="float">
            <text:p>2320</text:p>
          </table:table-cell>
          <table:table-cell table:formula="of:=[.B376]-[.B$2]" office:value-type="float" office:value="22.2461211681366" calcext:value-type="float">
            <text:p>22.2461211681</text:p>
          </table:table-cell>
          <table:table-cell table:formula="of:=[.C376]/([.D376]-[.D375])" office:value-type="float" office:value="101805.625326944" calcext:value-type="float">
            <text:p>101805.625326944</text:p>
          </table:table-cell>
          <table:table-cell/>
          <table:table-cell office:value-type="float" office:value="1456447942.35997" calcext:value-type="float">
            <text:p>1456447942.35997</text:p>
          </table:table-cell>
          <table:table-cell table:formula="of:=[.G376]-[.B376]" office:value-type="float" office:value="0.113591194152832" calcext:value-type="float">
            <text:p>0.113591194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7942.26917" calcext:value-type="float">
            <text:p>1456447942.26917</text:p>
          </table:table-cell>
          <table:table-cell office:value-type="float" office:value="2320" calcext:value-type="float">
            <text:p>2320</text:p>
          </table:table-cell>
          <table:table-cell table:formula="of:=[.B377]-[.B$2]" office:value-type="float" office:value="22.2689101696014" calcext:value-type="float">
            <text:p>22.2689101696</text:p>
          </table:table-cell>
          <table:table-cell table:formula="of:=[.C377]/([.D377]-[.D376])" office:value-type="float" office:value="101803.495145631" calcext:value-type="float">
            <text:p>101803.495145631</text:p>
          </table:table-cell>
          <table:table-cell/>
          <table:table-cell office:value-type="float" office:value="1456447942.38208" calcext:value-type="float">
            <text:p>1456447942.38208</text:p>
          </table:table-cell>
          <table:table-cell table:formula="of:=[.G377]-[.B377]" office:value-type="float" office:value="0.112915754318237" calcext:value-type="float">
            <text:p>0.112915754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7942.29195" calcext:value-type="float">
            <text:p>1456447942.29195</text:p>
          </table:table-cell>
          <table:table-cell office:value-type="float" office:value="2320" calcext:value-type="float">
            <text:p>2320</text:p>
          </table:table-cell>
          <table:table-cell table:formula="of:=[.B378]-[.B$2]" office:value-type="float" office:value="22.2916984558105" calcext:value-type="float">
            <text:p>22.2916984558</text:p>
          </table:table-cell>
          <table:table-cell table:formula="of:=[.C378]/([.D378]-[.D377])" office:value-type="float" office:value="101806.690451031" calcext:value-type="float">
            <text:p>101806.690451031</text:p>
          </table:table-cell>
          <table:table-cell/>
          <table:table-cell office:value-type="float" office:value="1456447942.40515" calcext:value-type="float">
            <text:p>1456447942.40515</text:p>
          </table:table-cell>
          <table:table-cell table:formula="of:=[.G378]-[.B378]" office:value-type="float" office:value="0.113193273544312" calcext:value-type="float">
            <text:p>0.113193273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7942.31474" calcext:value-type="float">
            <text:p>1456447942.31474</text:p>
          </table:table-cell>
          <table:table-cell office:value-type="float" office:value="2320" calcext:value-type="float">
            <text:p>2320</text:p>
          </table:table-cell>
          <table:table-cell table:formula="of:=[.B379]-[.B$2]" office:value-type="float" office:value="22.3144843578339" calcext:value-type="float">
            <text:p>22.3144843578</text:p>
          </table:table-cell>
          <table:table-cell table:formula="of:=[.C379]/([.D379]-[.D378])" office:value-type="float" office:value="101817.342917831" calcext:value-type="float">
            <text:p>101817.342917831</text:p>
          </table:table-cell>
          <table:table-cell/>
          <table:table-cell office:value-type="float" office:value="1456447942.42769" calcext:value-type="float">
            <text:p>1456447942.42769</text:p>
          </table:table-cell>
          <table:table-cell table:formula="of:=[.G379]-[.B379]" office:value-type="float" office:value="0.112951517105103" calcext:value-type="float">
            <text:p>0.112951517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7942.33756" calcext:value-type="float">
            <text:p>1456447942.33756</text:p>
          </table:table-cell>
          <table:table-cell office:value-type="float" office:value="2320" calcext:value-type="float">
            <text:p>2320</text:p>
          </table:table-cell>
          <table:table-cell table:formula="of:=[.B380]-[.B$2]" office:value-type="float" office:value="22.3373050689697" calcext:value-type="float">
            <text:p>22.337305069</text:p>
          </table:table-cell>
          <table:table-cell table:formula="of:=[.C380]/([.D380]-[.D379])" office:value-type="float" office:value="101662.037882508" calcext:value-type="float">
            <text:p>101662.037882508</text:p>
          </table:table-cell>
          <table:table-cell/>
          <table:table-cell office:value-type="float" office:value="1456447942.45047" calcext:value-type="float">
            <text:p>1456447942.45047</text:p>
          </table:table-cell>
          <table:table-cell table:formula="of:=[.G380]-[.B380]" office:value-type="float" office:value="0.112905025482178" calcext:value-type="float">
            <text:p>0.112905025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7942.36036" calcext:value-type="float">
            <text:p>1456447942.36036</text:p>
          </table:table-cell>
          <table:table-cell office:value-type="float" office:value="2320" calcext:value-type="float">
            <text:p>2320</text:p>
          </table:table-cell>
          <table:table-cell table:formula="of:=[.B381]-[.B$2]" office:value-type="float" office:value="22.360107421875" calcext:value-type="float">
            <text:p>22.3601074219</text:p>
          </table:table-cell>
          <table:table-cell table:formula="of:=[.C381]/([.D381]-[.D380])" office:value-type="float" office:value="101743.886240067" calcext:value-type="float">
            <text:p>101743.886240067</text:p>
          </table:table-cell>
          <table:table-cell/>
          <table:table-cell office:value-type="float" office:value="1456447942.47344" calcext:value-type="float">
            <text:p>1456447942.47344</text:p>
          </table:table-cell>
          <table:table-cell table:formula="of:=[.G381]-[.B381]" office:value-type="float" office:value="0.113075017929077" calcext:value-type="float">
            <text:p>0.113075017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7942.38317" calcext:value-type="float">
            <text:p>1456447942.38317</text:p>
          </table:table-cell>
          <table:table-cell office:value-type="float" office:value="2320" calcext:value-type="float">
            <text:p>2320</text:p>
          </table:table-cell>
          <table:table-cell table:formula="of:=[.B382]-[.B$2]" office:value-type="float" office:value="22.3829119205475" calcext:value-type="float">
            <text:p>22.3829119205</text:p>
          </table:table-cell>
          <table:table-cell table:formula="of:=[.C382]/([.D382]-[.D381])" office:value-type="float" office:value="101734.31274765" calcext:value-type="float">
            <text:p>101734.31274765</text:p>
          </table:table-cell>
          <table:table-cell/>
          <table:table-cell office:value-type="float" office:value="1456447942.49625" calcext:value-type="float">
            <text:p>1456447942.49625</text:p>
          </table:table-cell>
          <table:table-cell table:formula="of:=[.G382]-[.B382]" office:value-type="float" office:value="0.113078594207764" calcext:value-type="float">
            <text:p>0.113078594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7942.40599" calcext:value-type="float">
            <text:p>1456447942.40599</text:p>
          </table:table-cell>
          <table:table-cell office:value-type="float" office:value="2320" calcext:value-type="float">
            <text:p>2320</text:p>
          </table:table-cell>
          <table:table-cell table:formula="of:=[.B383]-[.B$2]" office:value-type="float" office:value="22.4057323932648" calcext:value-type="float">
            <text:p>22.4057323933</text:p>
          </table:table-cell>
          <table:table-cell table:formula="of:=[.C383]/([.D383]-[.D382])" office:value-type="float" office:value="101663.100004179" calcext:value-type="float">
            <text:p>101663.100004179</text:p>
          </table:table-cell>
          <table:table-cell/>
          <table:table-cell office:value-type="float" office:value="1456447942.51939" calcext:value-type="float">
            <text:p>1456447942.51939</text:p>
          </table:table-cell>
          <table:table-cell table:formula="of:=[.G383]-[.B383]" office:value-type="float" office:value="0.113401889801025" calcext:value-type="float">
            <text:p>0.113401889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7942.42879" calcext:value-type="float">
            <text:p>1456447942.42879</text:p>
          </table:table-cell>
          <table:table-cell office:value-type="float" office:value="2320" calcext:value-type="float">
            <text:p>2320</text:p>
          </table:table-cell>
          <table:table-cell table:formula="of:=[.B384]-[.B$2]" office:value-type="float" office:value="22.4285309314728" calcext:value-type="float">
            <text:p>22.4285309315</text:p>
          </table:table-cell>
          <table:table-cell table:formula="of:=[.C384]/([.D384]-[.D383])" office:value-type="float" office:value="101760.910231741" calcext:value-type="float">
            <text:p>101760.910231741</text:p>
          </table:table-cell>
          <table:table-cell/>
          <table:table-cell office:value-type="float" office:value="1456447942.54201" calcext:value-type="float">
            <text:p>1456447942.54201</text:p>
          </table:table-cell>
          <table:table-cell table:formula="of:=[.G384]-[.B384]" office:value-type="float" office:value="0.113223791122437" calcext:value-type="float">
            <text:p>0.113223791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7942.45158" calcext:value-type="float">
            <text:p>1456447942.45158</text:p>
          </table:table-cell>
          <table:table-cell office:value-type="float" office:value="2320" calcext:value-type="float">
            <text:p>2320</text:p>
          </table:table-cell>
          <table:table-cell table:formula="of:=[.B385]-[.B$2]" office:value-type="float" office:value="22.4513230323792" calcext:value-type="float">
            <text:p>22.4513230324</text:p>
          </table:table-cell>
          <table:table-cell table:formula="of:=[.C385]/([.D385]-[.D384])" office:value-type="float" office:value="101789.65113968" calcext:value-type="float">
            <text:p>101789.65113968</text:p>
          </table:table-cell>
          <table:table-cell/>
          <table:table-cell office:value-type="float" office:value="1456447942.56933" calcext:value-type="float">
            <text:p>1456447942.56933</text:p>
          </table:table-cell>
          <table:table-cell table:formula="of:=[.G385]-[.B385]" office:value-type="float" office:value="0.117746114730835" calcext:value-type="float">
            <text:p>0.117746114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7942.47437" calcext:value-type="float">
            <text:p>1456447942.47437</text:p>
          </table:table-cell>
          <table:table-cell office:value-type="float" office:value="2320" calcext:value-type="float">
            <text:p>2320</text:p>
          </table:table-cell>
          <table:table-cell table:formula="of:=[.B386]-[.B$2]" office:value-type="float" office:value="22.4741182327271" calcext:value-type="float">
            <text:p>22.4741182327</text:p>
          </table:table-cell>
          <table:table-cell table:formula="of:=[.C386]/([.D386]-[.D385])" office:value-type="float" office:value="101775.810898442" calcext:value-type="float">
            <text:p>101775.810898442</text:p>
          </table:table-cell>
          <table:table-cell/>
          <table:table-cell office:value-type="float" office:value="1456447942.59211" calcext:value-type="float">
            <text:p>1456447942.59211</text:p>
          </table:table-cell>
          <table:table-cell table:formula="of:=[.G386]-[.B386]" office:value-type="float" office:value="0.11773681640625" calcext:value-type="float">
            <text:p>0.117736816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7942.49717" calcext:value-type="float">
            <text:p>1456447942.49717</text:p>
          </table:table-cell>
          <table:table-cell office:value-type="float" office:value="2320" calcext:value-type="float">
            <text:p>2320</text:p>
          </table:table-cell>
          <table:table-cell table:formula="of:=[.B387]-[.B$2]" office:value-type="float" office:value="22.4969089031219" calcext:value-type="float">
            <text:p>22.4969089031</text:p>
          </table:table-cell>
          <table:table-cell table:formula="of:=[.C387]/([.D387]-[.D386])" office:value-type="float" office:value="101796.040212991" calcext:value-type="float">
            <text:p>101796.040212991</text:p>
          </table:table-cell>
          <table:table-cell/>
          <table:table-cell office:value-type="float" office:value="1456447942.63355" calcext:value-type="float">
            <text:p>1456447942.63355</text:p>
          </table:table-cell>
          <table:table-cell table:formula="of:=[.G387]-[.B387]" office:value-type="float" office:value="0.136383771896362" calcext:value-type="float">
            <text:p>0.136383771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7942.51991" calcext:value-type="float">
            <text:p>1456447942.51991</text:p>
          </table:table-cell>
          <table:table-cell office:value-type="float" office:value="2320" calcext:value-type="float">
            <text:p>2320</text:p>
          </table:table-cell>
          <table:table-cell table:formula="of:=[.B388]-[.B$2]" office:value-type="float" office:value="22.5196588039398" calcext:value-type="float">
            <text:p>22.5196588039</text:p>
          </table:table-cell>
          <table:table-cell table:formula="of:=[.C388]/([.D388]-[.D387])" office:value-type="float" office:value="101978.466568854" calcext:value-type="float">
            <text:p>101978.466568854</text:p>
          </table:table-cell>
          <table:table-cell/>
          <table:table-cell office:value-type="float" office:value="1456447942.65641" calcext:value-type="float">
            <text:p>1456447942.65641</text:p>
          </table:table-cell>
          <table:table-cell table:formula="of:=[.G388]-[.B388]" office:value-type="float" office:value="0.136493921279907" calcext:value-type="float">
            <text:p>0.136493921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7942.5427" calcext:value-type="float">
            <text:p>1456447942.5427</text:p>
          </table:table-cell>
          <table:table-cell office:value-type="float" office:value="2320" calcext:value-type="float">
            <text:p>2320</text:p>
          </table:table-cell>
          <table:table-cell table:formula="of:=[.B389]-[.B$2]" office:value-type="float" office:value="22.5424444675446" calcext:value-type="float">
            <text:p>22.5424444675</text:p>
          </table:table-cell>
          <table:table-cell table:formula="of:=[.C389]/([.D389]-[.D388])" office:value-type="float" office:value="101818.408287119" calcext:value-type="float">
            <text:p>101818.408287119</text:p>
          </table:table-cell>
          <table:table-cell/>
          <table:table-cell office:value-type="float" office:value="1456447942.67912" calcext:value-type="float">
            <text:p>1456447942.67912</text:p>
          </table:table-cell>
          <table:table-cell table:formula="of:=[.G389]-[.B389]" office:value-type="float" office:value="0.136420965194702" calcext:value-type="float">
            <text:p>0.136420965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7942.56549" calcext:value-type="float">
            <text:p>1456447942.56549</text:p>
          </table:table-cell>
          <table:table-cell office:value-type="float" office:value="2320" calcext:value-type="float">
            <text:p>2320</text:p>
          </table:table-cell>
          <table:table-cell table:formula="of:=[.B390]-[.B$2]" office:value-type="float" office:value="22.5652318000793" calcext:value-type="float">
            <text:p>22.5652318001</text:p>
          </table:table-cell>
          <table:table-cell table:formula="of:=[.C390]/([.D390]-[.D389])" office:value-type="float" office:value="101810.951170261" calcext:value-type="float">
            <text:p>101810.951170261</text:p>
          </table:table-cell>
          <table:table-cell/>
          <table:table-cell office:value-type="float" office:value="1456447942.70183" calcext:value-type="float">
            <text:p>1456447942.70183</text:p>
          </table:table-cell>
          <table:table-cell table:formula="of:=[.G390]-[.B390]" office:value-type="float" office:value="0.136342287063599" calcext:value-type="float">
            <text:p>0.136342287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7942.58828" calcext:value-type="float">
            <text:p>1456447942.58828</text:p>
          </table:table-cell>
          <table:table-cell office:value-type="float" office:value="2320" calcext:value-type="float">
            <text:p>2320</text:p>
          </table:table-cell>
          <table:table-cell table:formula="of:=[.B391]-[.B$2]" office:value-type="float" office:value="22.5880188941956" calcext:value-type="float">
            <text:p>22.5880188942</text:p>
          </table:table-cell>
          <table:table-cell table:formula="of:=[.C391]/([.D391]-[.D390])" office:value-type="float" office:value="101812.016405792" calcext:value-type="float">
            <text:p>101812.016405792</text:p>
          </table:table-cell>
          <table:table-cell/>
          <table:table-cell office:value-type="float" office:value="1456447942.72463" calcext:value-type="float">
            <text:p>1456447942.72463</text:p>
          </table:table-cell>
          <table:table-cell table:formula="of:=[.G391]-[.B391]" office:value-type="float" office:value="0.136354923248291" calcext:value-type="float">
            <text:p>0.136354923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7942.61107" calcext:value-type="float">
            <text:p>1456447942.61107</text:p>
          </table:table-cell>
          <table:table-cell office:value-type="float" office:value="2320" calcext:value-type="float">
            <text:p>2320</text:p>
          </table:table-cell>
          <table:table-cell table:formula="of:=[.B392]-[.B$2]" office:value-type="float" office:value="22.6108090877533" calcext:value-type="float">
            <text:p>22.6108090878</text:p>
          </table:table-cell>
          <table:table-cell table:formula="of:=[.C392]/([.D392]-[.D391])" office:value-type="float" office:value="101798.170082332" calcext:value-type="float">
            <text:p>101798.170082332</text:p>
          </table:table-cell>
          <table:table-cell/>
          <table:table-cell office:value-type="float" office:value="1456447942.74754" calcext:value-type="float">
            <text:p>1456447942.74754</text:p>
          </table:table-cell>
          <table:table-cell table:formula="of:=[.G392]-[.B392]" office:value-type="float" office:value="0.136476755142212" calcext:value-type="float">
            <text:p>0.136476755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7942.63386" calcext:value-type="float">
            <text:p>1456447942.63386</text:p>
          </table:table-cell>
          <table:table-cell office:value-type="float" office:value="2320" calcext:value-type="float">
            <text:p>2320</text:p>
          </table:table-cell>
          <table:table-cell table:formula="of:=[.B393]-[.B$2]" office:value-type="float" office:value="22.6336052417755" calcext:value-type="float">
            <text:p>22.6336052418</text:p>
          </table:table-cell>
          <table:table-cell table:formula="of:=[.C393]/([.D393]-[.D392])" office:value-type="float" office:value="101771.553119836" calcext:value-type="float">
            <text:p>101771.553119836</text:p>
          </table:table-cell>
          <table:table-cell/>
          <table:table-cell office:value-type="float" office:value="1456447942.77064" calcext:value-type="float">
            <text:p>1456447942.77064</text:p>
          </table:table-cell>
          <table:table-cell table:formula="of:=[.G393]-[.B393]" office:value-type="float" office:value="0.13677453994751" calcext:value-type="float">
            <text:p>0.136774539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7942.65666" calcext:value-type="float">
            <text:p>1456447942.65666</text:p>
          </table:table-cell>
          <table:table-cell office:value-type="float" office:value="2320" calcext:value-type="float">
            <text:p>2320</text:p>
          </table:table-cell>
          <table:table-cell table:formula="of:=[.B394]-[.B$2]" office:value-type="float" office:value="22.6564002037048" calcext:value-type="float">
            <text:p>22.6564002037</text:p>
          </table:table-cell>
          <table:table-cell table:formula="of:=[.C394]/([.D394]-[.D393])" office:value-type="float" office:value="101776.87539876" calcext:value-type="float">
            <text:p>101776.87539876</text:p>
          </table:table-cell>
          <table:table-cell/>
          <table:table-cell office:value-type="float" office:value="1456447942.79336" calcext:value-type="float">
            <text:p>1456447942.79336</text:p>
          </table:table-cell>
          <table:table-cell table:formula="of:=[.G394]-[.B394]" office:value-type="float" office:value="0.136700630187988" calcext:value-type="float">
            <text:p>0.136700630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7942.67945" calcext:value-type="float">
            <text:p>1456447942.67945</text:p>
          </table:table-cell>
          <table:table-cell office:value-type="float" office:value="2320" calcext:value-type="float">
            <text:p>2320</text:p>
          </table:table-cell>
          <table:table-cell table:formula="of:=[.B395]-[.B$2]" office:value-type="float" office:value="22.6791932582855" calcext:value-type="float">
            <text:p>22.6791932583</text:p>
          </table:table-cell>
          <table:table-cell table:formula="of:=[.C395]/([.D395]-[.D394])" office:value-type="float" office:value="101785.39220301" calcext:value-type="float">
            <text:p>101785.39220301</text:p>
          </table:table-cell>
          <table:table-cell/>
          <table:table-cell office:value-type="float" office:value="1456447942.81603" calcext:value-type="float">
            <text:p>1456447942.81603</text:p>
          </table:table-cell>
          <table:table-cell table:formula="of:=[.G395]-[.B395]" office:value-type="float" office:value="0.136577844619751" calcext:value-type="float">
            <text:p>0.136577844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7942.70224" calcext:value-type="float">
            <text:p>1456447942.70224</text:p>
          </table:table-cell>
          <table:table-cell office:value-type="float" office:value="2320" calcext:value-type="float">
            <text:p>2320</text:p>
          </table:table-cell>
          <table:table-cell table:formula="of:=[.B396]-[.B$2]" office:value-type="float" office:value="22.7019805908203" calcext:value-type="float">
            <text:p>22.7019805908</text:p>
          </table:table-cell>
          <table:table-cell table:formula="of:=[.C396]/([.D396]-[.D395])" office:value-type="float" office:value="101810.951170261" calcext:value-type="float">
            <text:p>101810.951170261</text:p>
          </table:table-cell>
          <table:table-cell/>
          <table:table-cell office:value-type="float" office:value="1456447942.84277" calcext:value-type="float">
            <text:p>1456447942.84277</text:p>
          </table:table-cell>
          <table:table-cell table:formula="of:=[.G396]-[.B396]" office:value-type="float" office:value="0.140530109405518" calcext:value-type="float">
            <text:p>0.140530109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7942.72503" calcext:value-type="float">
            <text:p>1456447942.72503</text:p>
          </table:table-cell>
          <table:table-cell office:value-type="float" office:value="2320" calcext:value-type="float">
            <text:p>2320</text:p>
          </table:table-cell>
          <table:table-cell table:formula="of:=[.B397]-[.B$2]" office:value-type="float" office:value="22.7247722148895" calcext:value-type="float">
            <text:p>22.7247722149</text:p>
          </table:table-cell>
          <table:table-cell table:formula="of:=[.C397]/([.D397]-[.D396])" office:value-type="float" office:value="101791.780741671" calcext:value-type="float">
            <text:p>101791.780741671</text:p>
          </table:table-cell>
          <table:table-cell/>
          <table:table-cell office:value-type="float" office:value="1456447942.86585" calcext:value-type="float">
            <text:p>1456447942.86585</text:p>
          </table:table-cell>
          <table:table-cell table:formula="of:=[.G397]-[.B397]" office:value-type="float" office:value="0.140819072723389" calcext:value-type="float">
            <text:p>0.140819072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7942.74782" calcext:value-type="float">
            <text:p>1456447942.74782</text:p>
          </table:table-cell>
          <table:table-cell office:value-type="float" office:value="2320" calcext:value-type="float">
            <text:p>2320</text:p>
          </table:table-cell>
          <table:table-cell table:formula="of:=[.B398]-[.B$2]" office:value-type="float" office:value="22.7475650310516" calcext:value-type="float">
            <text:p>22.7475650311</text:p>
          </table:table-cell>
          <table:table-cell table:formula="of:=[.C398]/([.D398]-[.D397])" office:value-type="float" office:value="101786.456903766" calcext:value-type="float">
            <text:p>101786.456903766</text:p>
          </table:table-cell>
          <table:table-cell/>
          <table:table-cell office:value-type="float" office:value="1456447942.90792" calcext:value-type="float">
            <text:p>1456447942.90792</text:p>
          </table:table-cell>
          <table:table-cell table:formula="of:=[.G398]-[.B398]" office:value-type="float" office:value="0.160103321075439" calcext:value-type="float">
            <text:p>0.160103321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7942.77061" calcext:value-type="float">
            <text:p>1456447942.77061</text:p>
          </table:table-cell>
          <table:table-cell office:value-type="float" office:value="2320" calcext:value-type="float">
            <text:p>2320</text:p>
          </table:table-cell>
          <table:table-cell table:formula="of:=[.B399]-[.B$2]" office:value-type="float" office:value="22.7703535556793" calcext:value-type="float">
            <text:p>22.7703535557</text:p>
          </table:table-cell>
          <table:table-cell table:formula="of:=[.C399]/([.D399]-[.D398])" office:value-type="float" office:value="101805.625326944" calcext:value-type="float">
            <text:p>101805.625326944</text:p>
          </table:table-cell>
          <table:table-cell/>
          <table:table-cell office:value-type="float" office:value="1456447942.93039" calcext:value-type="float">
            <text:p>1456447942.93039</text:p>
          </table:table-cell>
          <table:table-cell table:formula="of:=[.G399]-[.B399]" office:value-type="float" office:value="0.159777402877808" calcext:value-type="float">
            <text:p>0.159777402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7942.7934" calcext:value-type="float">
            <text:p>1456447942.7934</text:p>
          </table:table-cell>
          <table:table-cell office:value-type="float" office:value="2320" calcext:value-type="float">
            <text:p>2320</text:p>
          </table:table-cell>
          <table:table-cell table:formula="of:=[.B400]-[.B$2]" office:value-type="float" office:value="22.793142080307" calcext:value-type="float">
            <text:p>22.7931420803</text:p>
          </table:table-cell>
          <table:table-cell table:formula="of:=[.C400]/([.D400]-[.D399])" office:value-type="float" office:value="101805.625326944" calcext:value-type="float">
            <text:p>101805.625326944</text:p>
          </table:table-cell>
          <table:table-cell/>
          <table:table-cell office:value-type="float" office:value="1456447942.9531" calcext:value-type="float">
            <text:p>1456447942.9531</text:p>
          </table:table-cell>
          <table:table-cell table:formula="of:=[.G400]-[.B400]" office:value-type="float" office:value="0.159700393676758" calcext:value-type="float">
            <text:p>0.159700393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7942.81618" calcext:value-type="float">
            <text:p>1456447942.81618</text:p>
          </table:table-cell>
          <table:table-cell office:value-type="float" office:value="2320" calcext:value-type="float">
            <text:p>2320</text:p>
          </table:table-cell>
          <table:table-cell table:formula="of:=[.B401]-[.B$2]" office:value-type="float" office:value="22.8159284591675" calcext:value-type="float">
            <text:p>22.8159284592</text:p>
          </table:table-cell>
          <table:table-cell table:formula="of:=[.C401]/([.D401]-[.D400])" office:value-type="float" office:value="101815.212246136" calcext:value-type="float">
            <text:p>101815.212246136</text:p>
          </table:table-cell>
          <table:table-cell/>
          <table:table-cell office:value-type="float" office:value="1456447942.97595" calcext:value-type="float">
            <text:p>1456447942.97595</text:p>
          </table:table-cell>
          <table:table-cell table:formula="of:=[.G401]-[.B401]" office:value-type="float" office:value="0.159764051437378" calcext:value-type="float">
            <text:p>0.159764051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7942.83898" calcext:value-type="float">
            <text:p>1456447942.83898</text:p>
          </table:table-cell>
          <table:table-cell office:value-type="float" office:value="2320" calcext:value-type="float">
            <text:p>2320</text:p>
          </table:table-cell>
          <table:table-cell table:formula="of:=[.B402]-[.B$2]" office:value-type="float" office:value="22.8387222290039" calcext:value-type="float">
            <text:p>22.838722229</text:p>
          </table:table-cell>
          <table:table-cell table:formula="of:=[.C402]/([.D402]-[.D401])" office:value-type="float" office:value="101782.198234384" calcext:value-type="float">
            <text:p>101782.198234384</text:p>
          </table:table-cell>
          <table:table-cell/>
          <table:table-cell office:value-type="float" office:value="1456447942.99923" calcext:value-type="float">
            <text:p>1456447942.99923</text:p>
          </table:table-cell>
          <table:table-cell table:formula="of:=[.G402]-[.B402]" office:value-type="float" office:value="0.160252809524536" calcext:value-type="float">
            <text:p>0.160252809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7942.86177" calcext:value-type="float">
            <text:p>1456447942.86177</text:p>
          </table:table-cell>
          <table:table-cell office:value-type="float" office:value="2320" calcext:value-type="float">
            <text:p>2320</text:p>
          </table:table-cell>
          <table:table-cell table:formula="of:=[.B403]-[.B$2]" office:value-type="float" office:value="22.8615143299103" calcext:value-type="float">
            <text:p>22.8615143299</text:p>
          </table:table-cell>
          <table:table-cell table:formula="of:=[.C403]/([.D403]-[.D402])" office:value-type="float" office:value="101789.65113968" calcext:value-type="float">
            <text:p>101789.65113968</text:p>
          </table:table-cell>
          <table:table-cell/>
          <table:table-cell office:value-type="float" office:value="1456447943.02595" calcext:value-type="float">
            <text:p>1456447943.02595</text:p>
          </table:table-cell>
          <table:table-cell table:formula="of:=[.G403]-[.B403]" office:value-type="float" office:value="0.164179801940918" calcext:value-type="float">
            <text:p>0.1641798019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7942.88456" calcext:value-type="float">
            <text:p>1456447942.88456</text:p>
          </table:table-cell>
          <table:table-cell office:value-type="float" office:value="2320" calcext:value-type="float">
            <text:p>2320</text:p>
          </table:table-cell>
          <table:table-cell table:formula="of:=[.B404]-[.B$2]" office:value-type="float" office:value="22.8843059539795" calcext:value-type="float">
            <text:p>22.884305954</text:p>
          </table:table-cell>
          <table:table-cell table:formula="of:=[.C404]/([.D404]-[.D403])" office:value-type="float" office:value="101791.780741671" calcext:value-type="float">
            <text:p>101791.780741671</text:p>
          </table:table-cell>
          <table:table-cell/>
          <table:table-cell office:value-type="float" office:value="1456447943.04483" calcext:value-type="float">
            <text:p>1456447943.04483</text:p>
          </table:table-cell>
          <table:table-cell table:formula="of:=[.G404]-[.B404]" office:value-type="float" office:value="0.160271167755127" calcext:value-type="float">
            <text:p>0.160271167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7942.90739" calcext:value-type="float">
            <text:p>1456447942.90739</text:p>
          </table:table-cell>
          <table:table-cell office:value-type="float" office:value="2320" calcext:value-type="float">
            <text:p>2320</text:p>
          </table:table-cell>
          <table:table-cell table:formula="of:=[.B405]-[.B$2]" office:value-type="float" office:value="22.9071359634399" calcext:value-type="float">
            <text:p>22.9071359634</text:p>
          </table:table-cell>
          <table:table-cell table:formula="of:=[.C405]/([.D405]-[.D404])" office:value-type="float" office:value="101620.632440787" calcext:value-type="float">
            <text:p>101620.632440787</text:p>
          </table:table-cell>
          <table:table-cell/>
          <table:table-cell office:value-type="float" office:value="1456447943.06747" calcext:value-type="float">
            <text:p>1456447943.06747</text:p>
          </table:table-cell>
          <table:table-cell table:formula="of:=[.G405]-[.B405]" office:value-type="float" office:value="0.160077095031738" calcext:value-type="float">
            <text:p>0.16007709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7942.93019" calcext:value-type="float">
            <text:p>1456447942.93019</text:p>
          </table:table-cell>
          <table:table-cell office:value-type="float" office:value="2320" calcext:value-type="float">
            <text:p>2320</text:p>
          </table:table-cell>
          <table:table-cell table:formula="of:=[.B406]-[.B$2]" office:value-type="float" office:value="22.9299371242523" calcext:value-type="float">
            <text:p>22.9299371243</text:p>
          </table:table-cell>
          <table:table-cell table:formula="of:=[.C406]/([.D406]-[.D405])" office:value-type="float" office:value="101749.205625556" calcext:value-type="float">
            <text:p>101749.205625556</text:p>
          </table:table-cell>
          <table:table-cell/>
          <table:table-cell office:value-type="float" office:value="1456447943.09062" calcext:value-type="float">
            <text:p>1456447943.09062</text:p>
          </table:table-cell>
          <table:table-cell table:formula="of:=[.G406]-[.B406]" office:value-type="float" office:value="0.160424470901489" calcext:value-type="float">
            <text:p>0.16042447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7942.95299" calcext:value-type="float">
            <text:p>1456447942.95299</text:p>
          </table:table-cell>
          <table:table-cell office:value-type="float" office:value="2320" calcext:value-type="float">
            <text:p>2320</text:p>
          </table:table-cell>
          <table:table-cell table:formula="of:=[.B407]-[.B$2]" office:value-type="float" office:value="22.9527325630188" calcext:value-type="float">
            <text:p>22.952732563</text:p>
          </table:table-cell>
          <table:table-cell table:formula="of:=[.C407]/([.D407]-[.D406])" office:value-type="float" office:value="101774.746420391" calcext:value-type="float">
            <text:p>101774.746420391</text:p>
          </table:table-cell>
          <table:table-cell/>
          <table:table-cell office:value-type="float" office:value="1456447943.11391" calcext:value-type="float">
            <text:p>1456447943.11391</text:p>
          </table:table-cell>
          <table:table-cell table:formula="of:=[.G407]-[.B407]" office:value-type="float" office:value="0.1609206199646" calcext:value-type="float">
            <text:p>0.1609206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7942.97581" calcext:value-type="float">
            <text:p>1456447942.97581</text:p>
          </table:table-cell>
          <table:table-cell office:value-type="float" office:value="2320" calcext:value-type="float">
            <text:p>2320</text:p>
          </table:table-cell>
          <table:table-cell table:formula="of:=[.B408]-[.B$2]" office:value-type="float" office:value="22.9755511283874" calcext:value-type="float">
            <text:p>22.9755511284</text:p>
          </table:table-cell>
          <table:table-cell table:formula="of:=[.C408]/([.D408]-[.D407])" office:value-type="float" office:value="101671.59777657" calcext:value-type="float">
            <text:p>101671.59777657</text:p>
          </table:table-cell>
          <table:table-cell/>
          <table:table-cell office:value-type="float" office:value="1456447943.1375" calcext:value-type="float">
            <text:p>1456447943.1375</text:p>
          </table:table-cell>
          <table:table-cell table:formula="of:=[.G408]-[.B408]" office:value-type="float" office:value="0.161690473556519" calcext:value-type="float">
            <text:p>0.161690473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7942.99862" calcext:value-type="float">
            <text:p>1456447942.99862</text:p>
          </table:table-cell>
          <table:table-cell office:value-type="float" office:value="2320" calcext:value-type="float">
            <text:p>2320</text:p>
          </table:table-cell>
          <table:table-cell table:formula="of:=[.B409]-[.B$2]" office:value-type="float" office:value="22.9983637332916" calcext:value-type="float">
            <text:p>22.9983637333</text:p>
          </table:table-cell>
          <table:table-cell table:formula="of:=[.C409]/([.D409]-[.D408])" office:value-type="float" office:value="101698.162474003" calcext:value-type="float">
            <text:p>101698.162474003</text:p>
          </table:table-cell>
          <table:table-cell/>
          <table:table-cell office:value-type="float" office:value="1456447943.16084" calcext:value-type="float">
            <text:p>1456447943.16084</text:p>
          </table:table-cell>
          <table:table-cell table:formula="of:=[.G409]-[.B409]" office:value-type="float" office:value="0.162222862243652" calcext:value-type="float">
            <text:p>0.162222862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7943.022" calcext:value-type="float">
            <text:p>1456447943.022</text:p>
          </table:table-cell>
          <table:table-cell office:value-type="float" office:value="2320" calcext:value-type="float">
            <text:p>2320</text:p>
          </table:table-cell>
          <table:table-cell table:formula="of:=[.B410]-[.B$2]" office:value-type="float" office:value="23.0217471122742" calcext:value-type="float">
            <text:p>23.0217471123</text:p>
          </table:table-cell>
          <table:table-cell table:formula="of:=[.C410]/([.D410]-[.D409])" office:value-type="float" office:value="99215.7720974337" calcext:value-type="float">
            <text:p>99215.7720974337</text:p>
          </table:table-cell>
          <table:table-cell/>
          <table:table-cell office:value-type="float" office:value="1456447943.18428" calcext:value-type="float">
            <text:p>1456447943.18428</text:p>
          </table:table-cell>
          <table:table-cell table:formula="of:=[.G410]-[.B410]" office:value-type="float" office:value="0.16227650642395" calcext:value-type="float">
            <text:p>0.162276506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7943.04537" calcext:value-type="float">
            <text:p>1456447943.04537</text:p>
          </table:table-cell>
          <table:table-cell office:value-type="float" office:value="2320" calcext:value-type="float">
            <text:p>2320</text:p>
          </table:table-cell>
          <table:table-cell table:formula="of:=[.B411]-[.B$2]" office:value-type="float" office:value="23.045111656189" calcext:value-type="float">
            <text:p>23.0451116562</text:p>
          </table:table-cell>
          <table:table-cell table:formula="of:=[.C411]/([.D411]-[.D410])" office:value-type="float" office:value="99295.7537908937" calcext:value-type="float">
            <text:p>99295.7537908937</text:p>
          </table:table-cell>
          <table:table-cell/>
          <table:table-cell office:value-type="float" office:value="1456447943.20753" calcext:value-type="float">
            <text:p>1456447943.20753</text:p>
          </table:table-cell>
          <table:table-cell table:formula="of:=[.G411]-[.B411]" office:value-type="float" office:value="0.162166833877563" calcext:value-type="float">
            <text:p>0.162166833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7943.06876" calcext:value-type="float">
            <text:p>1456447943.06876</text:p>
          </table:table-cell>
          <table:table-cell office:value-type="float" office:value="2320" calcext:value-type="float">
            <text:p>2320</text:p>
          </table:table-cell>
          <table:table-cell table:formula="of:=[.B412]-[.B$2]" office:value-type="float" office:value="23.0685021877289" calcext:value-type="float">
            <text:p>23.0685021877</text:p>
          </table:table-cell>
          <table:table-cell table:formula="of:=[.C412]/([.D412]-[.D411])" office:value-type="float" office:value="99185.4330475909" calcext:value-type="float">
            <text:p>99185.4330475909</text:p>
          </table:table-cell>
          <table:table-cell/>
          <table:table-cell office:value-type="float" office:value="1456447943.23081" calcext:value-type="float">
            <text:p>1456447943.23081</text:p>
          </table:table-cell>
          <table:table-cell table:formula="of:=[.G412]-[.B412]" office:value-type="float" office:value="0.162050724029541" calcext:value-type="float">
            <text:p>0.16205072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7943.09211" calcext:value-type="float">
            <text:p>1456447943.09211</text:p>
          </table:table-cell>
          <table:table-cell office:value-type="float" office:value="2320" calcext:value-type="float">
            <text:p>2320</text:p>
          </table:table-cell>
          <table:table-cell table:formula="of:=[.B413]-[.B$2]" office:value-type="float" office:value="23.0918524265289" calcext:value-type="float">
            <text:p>23.0918524265</text:p>
          </table:table-cell>
          <table:table-cell table:formula="of:=[.C413]/([.D413]-[.D412])" office:value-type="float" office:value="99356.5855949682" calcext:value-type="float">
            <text:p>99356.5855949682</text:p>
          </table:table-cell>
          <table:table-cell/>
          <table:table-cell office:value-type="float" office:value="1456447943.25434" calcext:value-type="float">
            <text:p>1456447943.25434</text:p>
          </table:table-cell>
          <table:table-cell table:formula="of:=[.G413]-[.B413]" office:value-type="float" office:value="0.16222882270813" calcext:value-type="float">
            <text:p>0.162228822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7943.11547" calcext:value-type="float">
            <text:p>1456447943.11547</text:p>
          </table:table-cell>
          <table:table-cell office:value-type="float" office:value="2320" calcext:value-type="float">
            <text:p>2320</text:p>
          </table:table-cell>
          <table:table-cell table:formula="of:=[.B414]-[.B$2]" office:value-type="float" office:value="23.1152155399322" calcext:value-type="float">
            <text:p>23.1152155399</text:p>
          </table:table-cell>
          <table:table-cell table:formula="of:=[.C414]/([.D414]-[.D413])" office:value-type="float" office:value="99301.8336190709" calcext:value-type="float">
            <text:p>99301.8336190709</text:p>
          </table:table-cell>
          <table:table-cell/>
          <table:table-cell office:value-type="float" office:value="1456447943.27784" calcext:value-type="float">
            <text:p>1456447943.27784</text:p>
          </table:table-cell>
          <table:table-cell table:formula="of:=[.G414]-[.B414]" office:value-type="float" office:value="0.162368774414063" calcext:value-type="float">
            <text:p>0.162368774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7943.13882" calcext:value-type="float">
            <text:p>1456447943.13882</text:p>
          </table:table-cell>
          <table:table-cell office:value-type="float" office:value="2320" calcext:value-type="float">
            <text:p>2320</text:p>
          </table:table-cell>
          <table:table-cell table:formula="of:=[.B415]-[.B$2]" office:value-type="float" office:value="23.1385607719421" calcext:value-type="float">
            <text:p>23.1385607719</text:p>
          </table:table-cell>
          <table:table-cell table:formula="of:=[.C415]/([.D415]-[.D414])" office:value-type="float" office:value="99377.8943390831" calcext:value-type="float">
            <text:p>99377.8943390831</text:p>
          </table:table-cell>
          <table:table-cell/>
          <table:table-cell office:value-type="float" office:value="1456447943.30105" calcext:value-type="float">
            <text:p>1456447943.30105</text:p>
          </table:table-cell>
          <table:table-cell table:formula="of:=[.G415]-[.B415]" office:value-type="float" office:value="0.1622314453125" calcext:value-type="float">
            <text:p>0.162231445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7943.16217" calcext:value-type="float">
            <text:p>1456447943.16217</text:p>
          </table:table-cell>
          <table:table-cell office:value-type="float" office:value="2320" calcext:value-type="float">
            <text:p>2320</text:p>
          </table:table-cell>
          <table:table-cell table:formula="of:=[.B416]-[.B$2]" office:value-type="float" office:value="23.1619141101837" calcext:value-type="float">
            <text:p>23.1619141102</text:p>
          </table:table-cell>
          <table:table-cell table:formula="of:=[.C416]/([.D416]-[.D415])" office:value-type="float" office:value="99343.399046462" calcext:value-type="float">
            <text:p>99343.399046462</text:p>
          </table:table-cell>
          <table:table-cell/>
          <table:table-cell office:value-type="float" office:value="1456447943.32444" calcext:value-type="float">
            <text:p>1456447943.32444</text:p>
          </table:table-cell>
          <table:table-cell table:formula="of:=[.G416]-[.B416]" office:value-type="float" office:value="0.162267208099365" calcext:value-type="float">
            <text:p>0.162267208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7943.18562" calcext:value-type="float">
            <text:p>1456447943.18562</text:p>
          </table:table-cell>
          <table:table-cell office:value-type="float" office:value="2320" calcext:value-type="float">
            <text:p>2320</text:p>
          </table:table-cell>
          <table:table-cell table:formula="of:=[.B417]-[.B$2]" office:value-type="float" office:value="23.1853675842285" calcext:value-type="float">
            <text:p>23.1853675842</text:p>
          </table:table-cell>
          <table:table-cell table:formula="of:=[.C417]/([.D417]-[.D416])" office:value-type="float" office:value="98919.2473391548" calcext:value-type="float">
            <text:p>98919.2473391548</text:p>
          </table:table-cell>
          <table:table-cell/>
          <table:table-cell office:value-type="float" office:value="1456447943.34773" calcext:value-type="float">
            <text:p>1456447943.34773</text:p>
          </table:table-cell>
          <table:table-cell table:formula="of:=[.G417]-[.B417]" office:value-type="float" office:value="0.162106990814209" calcext:value-type="float">
            <text:p>0.162106990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7943.20897" calcext:value-type="float">
            <text:p>1456447943.20897</text:p>
          </table:table-cell>
          <table:table-cell office:value-type="float" office:value="2320" calcext:value-type="float">
            <text:p>2320</text:p>
          </table:table-cell>
          <table:table-cell table:formula="of:=[.B418]-[.B$2]" office:value-type="float" office:value="23.2087144851685" calcext:value-type="float">
            <text:p>23.2087144852</text:p>
          </table:table-cell>
          <table:table-cell table:formula="of:=[.C418]/([.D418]-[.D417])" office:value-type="float" office:value="99370.7904088885" calcext:value-type="float">
            <text:p>99370.7904088885</text:p>
          </table:table-cell>
          <table:table-cell/>
          <table:table-cell office:value-type="float" office:value="1456447943.37112" calcext:value-type="float">
            <text:p>1456447943.37112</text:p>
          </table:table-cell>
          <table:table-cell table:formula="of:=[.G418]-[.B418]" office:value-type="float" office:value="0.162148475646973" calcext:value-type="float">
            <text:p>0.162148475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7943.23231" calcext:value-type="float">
            <text:p>1456447943.23231</text:p>
          </table:table-cell>
          <table:table-cell office:value-type="float" office:value="2320" calcext:value-type="float">
            <text:p>2320</text:p>
          </table:table-cell>
          <table:table-cell table:formula="of:=[.B419]-[.B$2]" office:value-type="float" office:value="23.232052564621" calcext:value-type="float">
            <text:p>23.2320525646</text:p>
          </table:table-cell>
          <table:table-cell table:formula="of:=[.C419]/([.D419]-[.D418])" office:value-type="float" office:value="99408.3512621696" calcext:value-type="float">
            <text:p>99408.3512621696</text:p>
          </table:table-cell>
          <table:table-cell/>
          <table:table-cell office:value-type="float" office:value="1456447943.39468" calcext:value-type="float">
            <text:p>1456447943.39468</text:p>
          </table:table-cell>
          <table:table-cell table:formula="of:=[.G419]-[.B419]" office:value-type="float" office:value="0.162374973297119" calcext:value-type="float">
            <text:p>0.162374973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7943.25565" calcext:value-type="float">
            <text:p>1456447943.25565</text:p>
          </table:table-cell>
          <table:table-cell office:value-type="float" office:value="2320" calcext:value-type="float">
            <text:p>2320</text:p>
          </table:table-cell>
          <table:table-cell table:formula="of:=[.B420]-[.B$2]" office:value-type="float" office:value="23.2553911209106" calcext:value-type="float">
            <text:p>23.2553911209</text:p>
          </table:table-cell>
          <table:table-cell table:formula="of:=[.C420]/([.D420]-[.D419])" office:value-type="float" office:value="99406.3202198409" calcext:value-type="float">
            <text:p>99406.3202198409</text:p>
          </table:table-cell>
          <table:table-cell/>
          <table:table-cell office:value-type="float" office:value="1456447943.41812" calcext:value-type="float">
            <text:p>1456447943.41812</text:p>
          </table:table-cell>
          <table:table-cell table:formula="of:=[.G420]-[.B420]" office:value-type="float" office:value="0.162476778030396" calcext:value-type="float">
            <text:p>0.16247677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7943.27898" calcext:value-type="float">
            <text:p>1456447943.27898</text:p>
          </table:table-cell>
          <table:table-cell office:value-type="float" office:value="2320" calcext:value-type="float">
            <text:p>2320</text:p>
          </table:table-cell>
          <table:table-cell table:formula="of:=[.B421]-[.B$2]" office:value-type="float" office:value="23.2787265777588" calcext:value-type="float">
            <text:p>23.2787265778</text:p>
          </table:table-cell>
          <table:table-cell table:formula="of:=[.C421]/([.D421]-[.D420])" office:value-type="float" office:value="99419.5234786873" calcext:value-type="float">
            <text:p>99419.5234786873</text:p>
          </table:table-cell>
          <table:table-cell/>
          <table:table-cell office:value-type="float" office:value="1456447943.4415" calcext:value-type="float">
            <text:p>1456447943.4415</text:p>
          </table:table-cell>
          <table:table-cell table:formula="of:=[.G421]-[.B421]" office:value-type="float" office:value="0.162512302398682" calcext:value-type="float">
            <text:p>0.162512302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7943.30232" calcext:value-type="float">
            <text:p>1456447943.30232</text:p>
          </table:table-cell>
          <table:table-cell office:value-type="float" office:value="2320" calcext:value-type="float">
            <text:p>2320</text:p>
          </table:table-cell>
          <table:table-cell table:formula="of:=[.B422]-[.B$2]" office:value-type="float" office:value="23.3020589351654" calcext:value-type="float">
            <text:p>23.3020589352</text:p>
          </table:table-cell>
          <table:table-cell table:formula="of:=[.C422]/([.D422]-[.D421])" office:value-type="float" office:value="99432.730245343" calcext:value-type="float">
            <text:p>99432.730245343</text:p>
          </table:table-cell>
          <table:table-cell/>
          <table:table-cell office:value-type="float" office:value="1456447943.46465" calcext:value-type="float">
            <text:p>1456447943.46465</text:p>
          </table:table-cell>
          <table:table-cell table:formula="of:=[.G422]-[.B422]" office:value-type="float" office:value="0.162332534790039" calcext:value-type="float">
            <text:p>0.162332534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7943.32565" calcext:value-type="float">
            <text:p>1456447943.32565</text:p>
          </table:table-cell>
          <table:table-cell office:value-type="float" office:value="2320" calcext:value-type="float">
            <text:p>2320</text:p>
          </table:table-cell>
          <table:table-cell table:formula="of:=[.B423]-[.B$2]" office:value-type="float" office:value="23.3253903388977" calcext:value-type="float">
            <text:p>23.3253903389</text:p>
          </table:table-cell>
          <table:table-cell table:formula="of:=[.C423]/([.D423]-[.D422])" office:value-type="float" office:value="99436.7945717818" calcext:value-type="float">
            <text:p>99436.7945717818</text:p>
          </table:table-cell>
          <table:table-cell/>
          <table:table-cell office:value-type="float" office:value="1456447943.48803" calcext:value-type="float">
            <text:p>1456447943.48803</text:p>
          </table:table-cell>
          <table:table-cell table:formula="of:=[.G423]-[.B423]" office:value-type="float" office:value="0.1623854637146" calcext:value-type="float">
            <text:p>0.162385463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7943.34898" calcext:value-type="float">
            <text:p>1456447943.34898</text:p>
          </table:table-cell>
          <table:table-cell office:value-type="float" office:value="2320" calcext:value-type="float">
            <text:p>2320</text:p>
          </table:table-cell>
          <table:table-cell table:formula="of:=[.B424]-[.B$2]" office:value-type="float" office:value="23.3487207889557" calcext:value-type="float">
            <text:p>23.348720789</text:p>
          </table:table-cell>
          <table:table-cell table:formula="of:=[.C424]/([.D424]-[.D423])" office:value-type="float" office:value="99440.8592304941" calcext:value-type="float">
            <text:p>99440.8592304941</text:p>
          </table:table-cell>
          <table:table-cell/>
          <table:table-cell office:value-type="float" office:value="1456447943.51151" calcext:value-type="float">
            <text:p>1456447943.51151</text:p>
          </table:table-cell>
          <table:table-cell table:formula="of:=[.G424]-[.B424]" office:value-type="float" office:value="0.162534236907959" calcext:value-type="float">
            <text:p>0.162534236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7943.37233" calcext:value-type="float">
            <text:p>1456447943.37233</text:p>
          </table:table-cell>
          <table:table-cell office:value-type="float" office:value="2320" calcext:value-type="float">
            <text:p>2320</text:p>
          </table:table-cell>
          <table:table-cell table:formula="of:=[.B425]-[.B$2]" office:value-type="float" office:value="23.3720712661743" calcext:value-type="float">
            <text:p>23.3720712662</text:p>
          </table:table-cell>
          <table:table-cell table:formula="of:=[.C425]/([.D425]-[.D424])" office:value-type="float" office:value="99355.5711207997" calcext:value-type="float">
            <text:p>99355.5711207997</text:p>
          </table:table-cell>
          <table:table-cell/>
          <table:table-cell office:value-type="float" office:value="1456447943.53487" calcext:value-type="float">
            <text:p>1456447943.53487</text:p>
          </table:table-cell>
          <table:table-cell table:formula="of:=[.G425]-[.B425]" office:value-type="float" office:value="0.162540435791016" calcext:value-type="float">
            <text:p>0.162540435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7943.39567" calcext:value-type="float">
            <text:p>1456447943.39567</text:p>
          </table:table-cell>
          <table:table-cell office:value-type="float" office:value="2320" calcext:value-type="float">
            <text:p>2320</text:p>
          </table:table-cell>
          <table:table-cell table:formula="of:=[.B426]-[.B$2]" office:value-type="float" office:value="23.3954110145569" calcext:value-type="float">
            <text:p>23.3954110146</text:p>
          </table:table-cell>
          <table:table-cell table:formula="of:=[.C426]/([.D426]-[.D425])" office:value-type="float" office:value="99401.2429770977" calcext:value-type="float">
            <text:p>99401.2429770977</text:p>
          </table:table-cell>
          <table:table-cell/>
          <table:table-cell office:value-type="float" office:value="1456447943.55805" calcext:value-type="float">
            <text:p>1456447943.55805</text:p>
          </table:table-cell>
          <table:table-cell table:formula="of:=[.G426]-[.B426]" office:value-type="float" office:value="0.162380695343018" calcext:value-type="float">
            <text:p>0.162380695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7943.419" calcext:value-type="float">
            <text:p>1456447943.419</text:p>
          </table:table-cell>
          <table:table-cell office:value-type="float" office:value="2320" calcext:value-type="float">
            <text:p>2320</text:p>
          </table:table-cell>
          <table:table-cell table:formula="of:=[.B427]-[.B$2]" office:value-type="float" office:value="23.4187445640564" calcext:value-type="float">
            <text:p>23.4187445641</text:p>
          </table:table-cell>
          <table:table-cell table:formula="of:=[.C427]/([.D427]-[.D426])" office:value-type="float" office:value="99427.6503044918" calcext:value-type="float">
            <text:p>99427.6503044918</text:p>
          </table:table-cell>
          <table:table-cell/>
          <table:table-cell office:value-type="float" office:value="1456447943.58135" calcext:value-type="float">
            <text:p>1456447943.58135</text:p>
          </table:table-cell>
          <table:table-cell table:formula="of:=[.G427]-[.B427]" office:value-type="float" office:value="0.162346839904785" calcext:value-type="float">
            <text:p>0.162346839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7943.44233" calcext:value-type="float">
            <text:p>1456447943.44233</text:p>
          </table:table-cell>
          <table:table-cell office:value-type="float" office:value="2320" calcext:value-type="float">
            <text:p>2320</text:p>
          </table:table-cell>
          <table:table-cell table:formula="of:=[.B428]-[.B$2]" office:value-type="float" office:value="23.442076921463" calcext:value-type="float">
            <text:p>23.4420769215</text:p>
          </table:table-cell>
          <table:table-cell table:formula="of:=[.C428]/([.D428]-[.D427])" office:value-type="float" office:value="99432.730245343" calcext:value-type="float">
            <text:p>99432.730245343</text:p>
          </table:table-cell>
          <table:table-cell/>
          <table:table-cell office:value-type="float" office:value="1456447943.60482" calcext:value-type="float">
            <text:p>1456447943.60482</text:p>
          </table:table-cell>
          <table:table-cell table:formula="of:=[.G428]-[.B428]" office:value-type="float" office:value="0.162487506866455" calcext:value-type="float">
            <text:p>0.162487506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7943.46566" calcext:value-type="float">
            <text:p>1456447943.46566</text:p>
          </table:table-cell>
          <table:table-cell office:value-type="float" office:value="2320" calcext:value-type="float">
            <text:p>2320</text:p>
          </table:table-cell>
          <table:table-cell table:formula="of:=[.B429]-[.B$2]" office:value-type="float" office:value="23.4654083251953" calcext:value-type="float">
            <text:p>23.4654083252</text:p>
          </table:table-cell>
          <table:table-cell table:formula="of:=[.C429]/([.D429]-[.D428])" office:value-type="float" office:value="99436.7945717818" calcext:value-type="float">
            <text:p>99436.7945717818</text:p>
          </table:table-cell>
          <table:table-cell/>
          <table:table-cell office:value-type="float" office:value="1456447943.62842" calcext:value-type="float">
            <text:p>1456447943.62842</text:p>
          </table:table-cell>
          <table:table-cell table:formula="of:=[.G429]-[.B429]" office:value-type="float" office:value="0.162755250930786" calcext:value-type="float">
            <text:p>0.162755250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7943.489" calcext:value-type="float">
            <text:p>1456447943.489</text:p>
          </table:table-cell>
          <table:table-cell office:value-type="float" office:value="2320" calcext:value-type="float">
            <text:p>2320</text:p>
          </table:table-cell>
          <table:table-cell table:formula="of:=[.B430]-[.B$2]" office:value-type="float" office:value="23.4887404441834" calcext:value-type="float">
            <text:p>23.4887404442</text:p>
          </table:table-cell>
          <table:table-cell table:formula="of:=[.C430]/([.D430]-[.D429])" office:value-type="float" office:value="99433.7462958043" calcext:value-type="float">
            <text:p>99433.7462958043</text:p>
          </table:table-cell>
          <table:table-cell/>
          <table:table-cell office:value-type="float" office:value="1456447943.65185" calcext:value-type="float">
            <text:p>1456447943.65185</text:p>
          </table:table-cell>
          <table:table-cell table:formula="of:=[.G430]-[.B430]" office:value-type="float" office:value="0.162854433059692" calcext:value-type="float">
            <text:p>0.162854433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7943.51233" calcext:value-type="float">
            <text:p>1456447943.51233</text:p>
          </table:table-cell>
          <table:table-cell office:value-type="float" office:value="2320" calcext:value-type="float">
            <text:p>2320</text:p>
          </table:table-cell>
          <table:table-cell table:formula="of:=[.B431]-[.B$2]" office:value-type="float" office:value="23.5120747089386" calcext:value-type="float">
            <text:p>23.5120747089</text:p>
          </table:table-cell>
          <table:table-cell table:formula="of:=[.C431]/([.D431]-[.D430])" office:value-type="float" office:value="99424.6025891224" calcext:value-type="float">
            <text:p>99424.6025891224</text:p>
          </table:table-cell>
          <table:table-cell/>
          <table:table-cell office:value-type="float" office:value="1456447943.67503" calcext:value-type="float">
            <text:p>1456447943.67503</text:p>
          </table:table-cell>
          <table:table-cell table:formula="of:=[.G431]-[.B431]" office:value-type="float" office:value="0.162695169448853" calcext:value-type="float">
            <text:p>0.162695169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7943.53566" calcext:value-type="float">
            <text:p>1456447943.53566</text:p>
          </table:table-cell>
          <table:table-cell office:value-type="float" office:value="2320" calcext:value-type="float">
            <text:p>2320</text:p>
          </table:table-cell>
          <table:table-cell table:formula="of:=[.B432]-[.B$2]" office:value-type="float" office:value="23.5354073047638" calcext:value-type="float">
            <text:p>23.5354073048</text:p>
          </table:table-cell>
          <table:table-cell table:formula="of:=[.C432]/([.D432]-[.D431])" office:value-type="float" office:value="99431.7142156462" calcext:value-type="float">
            <text:p>99431.7142156462</text:p>
          </table:table-cell>
          <table:table-cell/>
          <table:table-cell office:value-type="float" office:value="1456447943.69822" calcext:value-type="float">
            <text:p>1456447943.69822</text:p>
          </table:table-cell>
          <table:table-cell table:formula="of:=[.G432]-[.B432]" office:value-type="float" office:value="0.162557363510132" calcext:value-type="float">
            <text:p>0.162557363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7943.55899" calcext:value-type="float">
            <text:p>1456447943.55899</text:p>
          </table:table-cell>
          <table:table-cell office:value-type="float" office:value="2320" calcext:value-type="float">
            <text:p>2320</text:p>
          </table:table-cell>
          <table:table-cell table:formula="of:=[.B433]-[.B$2]" office:value-type="float" office:value="23.5587372779846" calcext:value-type="float">
            <text:p>23.558737278</text:p>
          </table:table-cell>
          <table:table-cell table:formula="of:=[.C433]/([.D433]-[.D432])" office:value-type="float" office:value="99442.8916844655" calcext:value-type="float">
            <text:p>99442.8916844655</text:p>
          </table:table-cell>
          <table:table-cell/>
          <table:table-cell office:value-type="float" office:value="1456447943.72161" calcext:value-type="float">
            <text:p>1456447943.72161</text:p>
          </table:table-cell>
          <table:table-cell table:formula="of:=[.G433]-[.B433]" office:value-type="float" office:value="0.162620067596436" calcext:value-type="float">
            <text:p>0.162620067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7943.58232" calcext:value-type="float">
            <text:p>1456447943.58232</text:p>
          </table:table-cell>
          <table:table-cell office:value-type="float" office:value="2320" calcext:value-type="float">
            <text:p>2320</text:p>
          </table:table-cell>
          <table:table-cell table:formula="of:=[.B434]-[.B$2]" office:value-type="float" office:value="23.5820677280426" calcext:value-type="float">
            <text:p>23.582067728</text:p>
          </table:table-cell>
          <table:table-cell table:formula="of:=[.C434]/([.D434]-[.D433])" office:value-type="float" office:value="99440.8592304941" calcext:value-type="float">
            <text:p>99440.8592304941</text:p>
          </table:table-cell>
          <table:table-cell/>
          <table:table-cell office:value-type="float" office:value="1456447943.74508" calcext:value-type="float">
            <text:p>1456447943.74508</text:p>
          </table:table-cell>
          <table:table-cell table:formula="of:=[.G434]-[.B434]" office:value-type="float" office:value="0.162751197814941" calcext:value-type="float">
            <text:p>0.162751197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7943.60565" calcext:value-type="float">
            <text:p>1456447943.60565</text:p>
          </table:table-cell>
          <table:table-cell office:value-type="float" office:value="2320" calcext:value-type="float">
            <text:p>2320</text:p>
          </table:table-cell>
          <table:table-cell table:formula="of:=[.B435]-[.B$2]" office:value-type="float" office:value="23.6053967475891" calcext:value-type="float">
            <text:p>23.6053967476</text:p>
          </table:table-cell>
          <table:table-cell table:formula="of:=[.C435]/([.D435]-[.D434])" office:value-type="float" office:value="99446.9568416642" calcext:value-type="float">
            <text:p>99446.9568416642</text:p>
          </table:table-cell>
          <table:table-cell/>
          <table:table-cell office:value-type="float" office:value="1456447943.76875" calcext:value-type="float">
            <text:p>1456447943.76875</text:p>
          </table:table-cell>
          <table:table-cell table:formula="of:=[.G435]-[.B435]" office:value-type="float" office:value="0.163101196289063" calcext:value-type="float">
            <text:p>0.163101196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7943.629" calcext:value-type="float">
            <text:p>1456447943.629</text:p>
          </table:table-cell>
          <table:table-cell office:value-type="float" office:value="2320" calcext:value-type="float">
            <text:p>2320</text:p>
          </table:table-cell>
          <table:table-cell table:formula="of:=[.B436]-[.B$2]" office:value-type="float" office:value="23.6287395954132" calcext:value-type="float">
            <text:p>23.6287395954</text:p>
          </table:table-cell>
          <table:table-cell table:formula="of:=[.C436]/([.D436]-[.D435])" office:value-type="float" office:value="99388.044572911" calcext:value-type="float">
            <text:p>99388.044572911</text:p>
          </table:table-cell>
          <table:table-cell/>
          <table:table-cell office:value-type="float" office:value="1456447943.79204" calcext:value-type="float">
            <text:p>1456447943.79204</text:p>
          </table:table-cell>
          <table:table-cell table:formula="of:=[.G436]-[.B436]" office:value-type="float" office:value="0.163044691085815" calcext:value-type="float">
            <text:p>0.163044691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7943.65234" calcext:value-type="float">
            <text:p>1456447943.65234</text:p>
          </table:table-cell>
          <table:table-cell office:value-type="float" office:value="2320" calcext:value-type="float">
            <text:p>2320</text:p>
          </table:table-cell>
          <table:table-cell table:formula="of:=[.B437]-[.B$2]" office:value-type="float" office:value="23.6520826816559" calcext:value-type="float">
            <text:p>23.6520826817</text:p>
          </table:table-cell>
          <table:table-cell table:formula="of:=[.C437]/([.D437]-[.D436])" office:value-type="float" office:value="99387.0294562242" calcext:value-type="float">
            <text:p>99387.0294562242</text:p>
          </table:table-cell>
          <table:table-cell/>
          <table:table-cell office:value-type="float" office:value="1456447943.81526" calcext:value-type="float">
            <text:p>1456447943.81526</text:p>
          </table:table-cell>
          <table:table-cell table:formula="of:=[.G437]-[.B437]" office:value-type="float" office:value="0.162923097610474" calcext:value-type="float">
            <text:p>0.162923097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7943.67567" calcext:value-type="float">
            <text:p>1456447943.67567</text:p>
          </table:table-cell>
          <table:table-cell office:value-type="float" office:value="2320" calcext:value-type="float">
            <text:p>2320</text:p>
          </table:table-cell>
          <table:table-cell table:formula="of:=[.B438]-[.B$2]" office:value-type="float" office:value="23.6754183769226" calcext:value-type="float">
            <text:p>23.6754183769</text:p>
          </table:table-cell>
          <table:table-cell table:formula="of:=[.C438]/([.D438]-[.D437])" office:value-type="float" office:value="99418.5077188716" calcext:value-type="float">
            <text:p>99418.5077188716</text:p>
          </table:table-cell>
          <table:table-cell/>
          <table:table-cell office:value-type="float" office:value="1456447943.83856" calcext:value-type="float">
            <text:p>1456447943.83856</text:p>
          </table:table-cell>
          <table:table-cell table:formula="of:=[.G438]-[.B438]" office:value-type="float" office:value="0.162885427474976" calcext:value-type="float">
            <text:p>0.162885427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7943.69901" calcext:value-type="float">
            <text:p>1456447943.69901</text:p>
          </table:table-cell>
          <table:table-cell office:value-type="float" office:value="2320" calcext:value-type="float">
            <text:p>2320</text:p>
          </table:table-cell>
          <table:table-cell table:formula="of:=[.B439]-[.B$2]" office:value-type="float" office:value="23.6987528800964" calcext:value-type="float">
            <text:p>23.6987528801</text:p>
          </table:table-cell>
          <table:table-cell table:formula="of:=[.C439]/([.D439]-[.D438])" office:value-type="float" office:value="99423.586725519" calcext:value-type="float">
            <text:p>99423.586725519</text:p>
          </table:table-cell>
          <table:table-cell/>
          <table:table-cell office:value-type="float" office:value="1456447943.8621" calcext:value-type="float">
            <text:p>1456447943.8621</text:p>
          </table:table-cell>
          <table:table-cell table:formula="of:=[.G439]-[.B439]" office:value-type="float" office:value="0.163087606430054" calcext:value-type="float">
            <text:p>0.163087606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7943.72235" calcext:value-type="float">
            <text:p>1456447943.72235</text:p>
          </table:table-cell>
          <table:table-cell office:value-type="float" office:value="2320" calcext:value-type="float">
            <text:p>2320</text:p>
          </table:table-cell>
          <table:table-cell table:formula="of:=[.B440]-[.B$2]" office:value-type="float" office:value="23.7220890522003" calcext:value-type="float">
            <text:p>23.7220890522</text:p>
          </table:table-cell>
          <table:table-cell table:formula="of:=[.C440]/([.D440]-[.D439])" office:value-type="float" office:value="99416.4762615066" calcext:value-type="float">
            <text:p>99416.4762615066</text:p>
          </table:table-cell>
          <table:table-cell/>
          <table:table-cell office:value-type="float" office:value="1456447943.88594" calcext:value-type="float">
            <text:p>1456447943.88594</text:p>
          </table:table-cell>
          <table:table-cell table:formula="of:=[.G440]-[.B440]" office:value-type="float" office:value="0.16359806060791" calcext:value-type="float">
            <text:p>0.163598060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7943.74568" calcext:value-type="float">
            <text:p>1456447943.74568</text:p>
          </table:table-cell>
          <table:table-cell office:value-type="float" office:value="2320" calcext:value-type="float">
            <text:p>2320</text:p>
          </table:table-cell>
          <table:table-cell table:formula="of:=[.B441]-[.B$2]" office:value-type="float" office:value="23.7454223632812" calcext:value-type="float">
            <text:p>23.7454223633</text:p>
          </table:table-cell>
          <table:table-cell table:formula="of:=[.C441]/([.D441]-[.D440])" office:value-type="float" office:value="99428.6662511368" calcext:value-type="float">
            <text:p>99428.6662511368</text:p>
          </table:table-cell>
          <table:table-cell/>
          <table:table-cell office:value-type="float" office:value="1456447943.90927" calcext:value-type="float">
            <text:p>1456447943.90927</text:p>
          </table:table-cell>
          <table:table-cell table:formula="of:=[.G441]-[.B441]" office:value-type="float" office:value="0.163587093353271" calcext:value-type="float">
            <text:p>0.163587093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7943.76901" calcext:value-type="float">
            <text:p>1456447943.76901</text:p>
          </table:table-cell>
          <table:table-cell office:value-type="float" office:value="2320" calcext:value-type="float">
            <text:p>2320</text:p>
          </table:table-cell>
          <table:table-cell table:formula="of:=[.B442]-[.B$2]" office:value-type="float" office:value="23.7687578201294" calcext:value-type="float">
            <text:p>23.7687578201</text:p>
          </table:table-cell>
          <table:table-cell table:formula="of:=[.C442]/([.D442]-[.D441])" office:value-type="float" office:value="99419.5234786873" calcext:value-type="float">
            <text:p>99419.5234786873</text:p>
          </table:table-cell>
          <table:table-cell/>
          <table:table-cell office:value-type="float" office:value="1456447943.93243" calcext:value-type="float">
            <text:p>1456447943.93243</text:p>
          </table:table-cell>
          <table:table-cell table:formula="of:=[.G442]-[.B442]" office:value-type="float" office:value="0.163414716720581" calcext:value-type="float">
            <text:p>0.163414716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7943.79235" calcext:value-type="float">
            <text:p>1456447943.79235</text:p>
          </table:table-cell>
          <table:table-cell office:value-type="float" office:value="2320" calcext:value-type="float">
            <text:p>2320</text:p>
          </table:table-cell>
          <table:table-cell table:formula="of:=[.B443]-[.B$2]" office:value-type="float" office:value="23.7920899391174" calcext:value-type="float">
            <text:p>23.7920899391</text:p>
          </table:table-cell>
          <table:table-cell table:formula="of:=[.C443]/([.D443]-[.D442])" office:value-type="float" office:value="99433.7462958043" calcext:value-type="float">
            <text:p>99433.7462958043</text:p>
          </table:table-cell>
          <table:table-cell/>
          <table:table-cell office:value-type="float" office:value="1456447943.9558" calcext:value-type="float">
            <text:p>1456447943.9558</text:p>
          </table:table-cell>
          <table:table-cell table:formula="of:=[.G443]-[.B443]" office:value-type="float" office:value="0.163455963134766" calcext:value-type="float">
            <text:p>0.163455963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7943.81568" calcext:value-type="float">
            <text:p>1456447943.81568</text:p>
          </table:table-cell>
          <table:table-cell office:value-type="float" office:value="2320" calcext:value-type="float">
            <text:p>2320</text:p>
          </table:table-cell>
          <table:table-cell table:formula="of:=[.B444]-[.B$2]" office:value-type="float" office:value="23.8154213428497" calcext:value-type="float">
            <text:p>23.8154213428</text:p>
          </table:table-cell>
          <table:table-cell table:formula="of:=[.C444]/([.D444]-[.D443])" office:value-type="float" office:value="99436.7945717818" calcext:value-type="float">
            <text:p>99436.7945717818</text:p>
          </table:table-cell>
          <table:table-cell/>
          <table:table-cell office:value-type="float" office:value="1456447943.97906" calcext:value-type="float">
            <text:p>1456447943.97906</text:p>
          </table:table-cell>
          <table:table-cell table:formula="of:=[.G444]-[.B444]" office:value-type="float" office:value="0.163384675979614" calcext:value-type="float">
            <text:p>0.16338467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7943.83905" calcext:value-type="float">
            <text:p>1456447943.83905</text:p>
          </table:table-cell>
          <table:table-cell office:value-type="float" office:value="2320" calcext:value-type="float">
            <text:p>2320</text:p>
          </table:table-cell>
          <table:table-cell table:formula="of:=[.B445]-[.B$2]" office:value-type="float" office:value="23.8387937545776" calcext:value-type="float">
            <text:p>23.8387937546</text:p>
          </table:table-cell>
          <table:table-cell table:formula="of:=[.C445]/([.D445]-[.D444])" office:value-type="float" office:value="99262.3280390897" calcext:value-type="float">
            <text:p>99262.3280390897</text:p>
          </table:table-cell>
          <table:table-cell/>
          <table:table-cell office:value-type="float" office:value="1456447944.00322" calcext:value-type="float">
            <text:p>1456447944.00322</text:p>
          </table:table-cell>
          <table:table-cell table:formula="of:=[.G445]-[.B445]" office:value-type="float" office:value="0.164169311523438" calcext:value-type="float">
            <text:p>0.164169311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7943.8624" calcext:value-type="float">
            <text:p>1456447943.8624</text:p>
          </table:table-cell>
          <table:table-cell office:value-type="float" office:value="2320" calcext:value-type="float">
            <text:p>2320</text:p>
          </table:table-cell>
          <table:table-cell table:formula="of:=[.B446]-[.B$2]" office:value-type="float" office:value="23.8621399402618" calcext:value-type="float">
            <text:p>23.8621399403</text:p>
          </table:table-cell>
          <table:table-cell table:formula="of:=[.C446]/([.D446]-[.D445])" office:value-type="float" office:value="99373.8348260332" calcext:value-type="float">
            <text:p>99373.8348260332</text:p>
          </table:table-cell>
          <table:table-cell/>
          <table:table-cell office:value-type="float" office:value="1456447944.02623" calcext:value-type="float">
            <text:p>1456447944.02623</text:p>
          </table:table-cell>
          <table:table-cell table:formula="of:=[.G446]-[.B446]" office:value-type="float" office:value="0.163833618164063" calcext:value-type="float">
            <text:p>0.163833618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7943.88574" calcext:value-type="float">
            <text:p>1456447943.88574</text:p>
          </table:table-cell>
          <table:table-cell office:value-type="float" office:value="2320" calcext:value-type="float">
            <text:p>2320</text:p>
          </table:table-cell>
          <table:table-cell table:formula="of:=[.B447]-[.B$2]" office:value-type="float" office:value="23.8854854106903" calcext:value-type="float">
            <text:p>23.8854854107</text:p>
          </table:table-cell>
          <table:table-cell table:formula="of:=[.C447]/([.D447]-[.D446])" office:value-type="float" office:value="99376.8794297269" calcext:value-type="float">
            <text:p>99376.8794297269</text:p>
          </table:table-cell>
          <table:table-cell/>
          <table:table-cell office:value-type="float" office:value="1456447944.04941" calcext:value-type="float">
            <text:p>1456447944.04941</text:p>
          </table:table-cell>
          <table:table-cell table:formula="of:=[.G447]-[.B447]" office:value-type="float" office:value="0.163671731948853" calcext:value-type="float">
            <text:p>0.163671731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7943.90911" calcext:value-type="float">
            <text:p>1456447943.90911</text:p>
          </table:table-cell>
          <table:table-cell office:value-type="float" office:value="2320" calcext:value-type="float">
            <text:p>2320</text:p>
          </table:table-cell>
          <table:table-cell table:formula="of:=[.B448]-[.B$2]" office:value-type="float" office:value="23.9088521003723" calcext:value-type="float">
            <text:p>23.9088521004</text:p>
          </table:table-cell>
          <table:table-cell table:formula="of:=[.C448]/([.D448]-[.D447])" office:value-type="float" office:value="99286.635444407" calcext:value-type="float">
            <text:p>99286.635444407</text:p>
          </table:table-cell>
          <table:table-cell/>
          <table:table-cell office:value-type="float" office:value="1456447944.07271" calcext:value-type="float">
            <text:p>1456447944.07271</text:p>
          </table:table-cell>
          <table:table-cell table:formula="of:=[.G448]-[.B448]" office:value-type="float" office:value="0.163604259490967" calcext:value-type="float">
            <text:p>0.163604259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7943.93245" calcext:value-type="float">
            <text:p>1456447943.93245</text:p>
          </table:table-cell>
          <table:table-cell office:value-type="float" office:value="2320" calcext:value-type="float">
            <text:p>2320</text:p>
          </table:table-cell>
          <table:table-cell table:formula="of:=[.B449]-[.B$2]" office:value-type="float" office:value="23.9321975708008" calcext:value-type="float">
            <text:p>23.9321975708</text:p>
          </table:table-cell>
          <table:table-cell table:formula="of:=[.C449]/([.D449]-[.D448])" office:value-type="float" office:value="99376.8794297269" calcext:value-type="float">
            <text:p>99376.8794297269</text:p>
          </table:table-cell>
          <table:table-cell/>
          <table:table-cell office:value-type="float" office:value="1456447944.09599" calcext:value-type="float">
            <text:p>1456447944.09599</text:p>
          </table:table-cell>
          <table:table-cell table:formula="of:=[.G449]-[.B449]" office:value-type="float" office:value="0.163533449172974" calcext:value-type="float">
            <text:p>0.163533449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7943.95579" calcext:value-type="float">
            <text:p>1456447943.95579</text:p>
          </table:table-cell>
          <table:table-cell office:value-type="float" office:value="2320" calcext:value-type="float">
            <text:p>2320</text:p>
          </table:table-cell>
          <table:table-cell table:formula="of:=[.B450]-[.B$2]" office:value-type="float" office:value="23.9555349349976" calcext:value-type="float">
            <text:p>23.955534935</text:p>
          </table:table-cell>
          <table:table-cell table:formula="of:=[.C450]/([.D450]-[.D449])" office:value-type="float" office:value="99411.397981284" calcext:value-type="float">
            <text:p>99411.397981284</text:p>
          </table:table-cell>
          <table:table-cell/>
          <table:table-cell office:value-type="float" office:value="1456447944.1196" calcext:value-type="float">
            <text:p>1456447944.1196</text:p>
          </table:table-cell>
          <table:table-cell table:formula="of:=[.G450]-[.B450]" office:value-type="float" office:value="0.163808822631836" calcext:value-type="float">
            <text:p>0.163808822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7943.97912" calcext:value-type="float">
            <text:p>1456447943.97912</text:p>
          </table:table-cell>
          <table:table-cell office:value-type="float" office:value="2320" calcext:value-type="float">
            <text:p>2320</text:p>
          </table:table-cell>
          <table:table-cell table:formula="of:=[.B451]-[.B$2]" office:value-type="float" office:value="23.9788675308228" calcext:value-type="float">
            <text:p>23.9788675308</text:p>
          </table:table-cell>
          <table:table-cell table:formula="of:=[.C451]/([.D451]-[.D450])" office:value-type="float" office:value="99431.7142156462" calcext:value-type="float">
            <text:p>99431.7142156462</text:p>
          </table:table-cell>
          <table:table-cell/>
          <table:table-cell office:value-type="float" office:value="1456447944.14306" calcext:value-type="float">
            <text:p>1456447944.14306</text:p>
          </table:table-cell>
          <table:table-cell table:formula="of:=[.G451]-[.B451]" office:value-type="float" office:value="0.163939237594605" calcext:value-type="float">
            <text:p>0.163939237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7944.00248" calcext:value-type="float">
            <text:p>1456447944.00248</text:p>
          </table:table-cell>
          <table:table-cell office:value-type="float" office:value="2320" calcext:value-type="float">
            <text:p>2320</text:p>
          </table:table-cell>
          <table:table-cell table:formula="of:=[.B452]-[.B$2]" office:value-type="float" office:value="24.0022282600403" calcext:value-type="float">
            <text:p>24.00222826</text:p>
          </table:table-cell>
          <table:table-cell table:formula="of:=[.C452]/([.D452]-[.D451])" office:value-type="float" office:value="99311.968320712" calcext:value-type="float">
            <text:p>99311.968320712</text:p>
          </table:table-cell>
          <table:table-cell/>
          <table:table-cell office:value-type="float" office:value="1456447944.1662" calcext:value-type="float">
            <text:p>1456447944.1662</text:p>
          </table:table-cell>
          <table:table-cell table:formula="of:=[.G452]-[.B452]" office:value-type="float" office:value="0.163719654083252" calcext:value-type="float">
            <text:p>0.163719654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7944.02579" calcext:value-type="float">
            <text:p>1456447944.02579</text:p>
          </table:table-cell>
          <table:table-cell office:value-type="float" office:value="2320" calcext:value-type="float">
            <text:p>2320</text:p>
          </table:table-cell>
          <table:table-cell table:formula="of:=[.B453]-[.B$2]" office:value-type="float" office:value="24.0255365371704" calcext:value-type="float">
            <text:p>24.0255365372</text:p>
          </table:table-cell>
          <table:table-cell table:formula="of:=[.C453]/([.D453]-[.D452])" office:value-type="float" office:value="99535.4563122686" calcext:value-type="float">
            <text:p>99535.4563122686</text:p>
          </table:table-cell>
          <table:table-cell/>
          <table:table-cell office:value-type="float" office:value="1456447944.19109" calcext:value-type="float">
            <text:p>1456447944.19109</text:p>
          </table:table-cell>
          <table:table-cell table:formula="of:=[.G453]-[.B453]" office:value-type="float" office:value="0.16529393196106" calcext:value-type="float">
            <text:p>0.16529393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7944.04908" calcext:value-type="float">
            <text:p>1456447944.04908</text:p>
          </table:table-cell>
          <table:table-cell office:value-type="float" office:value="2320" calcext:value-type="float">
            <text:p>2320</text:p>
          </table:table-cell>
          <table:table-cell table:formula="of:=[.B454]-[.B$2]" office:value-type="float" office:value="24.0488204956055" calcext:value-type="float">
            <text:p>24.0488204956</text:p>
          </table:table-cell>
          <table:table-cell table:formula="of:=[.C454]/([.D454]-[.D453])" office:value-type="float" office:value="99639.4151136596" calcext:value-type="float">
            <text:p>99639.4151136596</text:p>
          </table:table-cell>
          <table:table-cell/>
          <table:table-cell office:value-type="float" office:value="1456447944.23596" calcext:value-type="float">
            <text:p>1456447944.23596</text:p>
          </table:table-cell>
          <table:table-cell table:formula="of:=[.G454]-[.B454]" office:value-type="float" office:value="0.186882495880127" calcext:value-type="float">
            <text:p>0.186882495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7944.07231" calcext:value-type="float">
            <text:p>1456447944.07231</text:p>
          </table:table-cell>
          <table:table-cell office:value-type="float" office:value="2320" calcext:value-type="float">
            <text:p>2320</text:p>
          </table:table-cell>
          <table:table-cell table:formula="of:=[.B455]-[.B$2]" office:value-type="float" office:value="24.0720558166504" calcext:value-type="float">
            <text:p>24.0720558167</text:p>
          </table:table-cell>
          <table:table-cell table:formula="of:=[.C455]/([.D455]-[.D454])" office:value-type="float" office:value="99847.9855524544" calcext:value-type="float">
            <text:p>99847.9855524544</text:p>
          </table:table-cell>
          <table:table-cell/>
          <table:table-cell office:value-type="float" office:value="1456447944.25934" calcext:value-type="float">
            <text:p>1456447944.25934</text:p>
          </table:table-cell>
          <table:table-cell table:formula="of:=[.G455]-[.B455]" office:value-type="float" office:value="0.1870276927948" calcext:value-type="float">
            <text:p>0.18702769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7944.09554" calcext:value-type="float">
            <text:p>1456447944.09554</text:p>
          </table:table-cell>
          <table:table-cell office:value-type="float" office:value="2320" calcext:value-type="float">
            <text:p>2320</text:p>
          </table:table-cell>
          <table:table-cell table:formula="of:=[.B456]-[.B$2]" office:value-type="float" office:value="24.0952806472778" calcext:value-type="float">
            <text:p>24.0952806473</text:p>
          </table:table-cell>
          <table:table-cell table:formula="of:=[.C456]/([.D456]-[.D455])" office:value-type="float" office:value="99893.0858621115" calcext:value-type="float">
            <text:p>99893.0858621115</text:p>
          </table:table-cell>
          <table:table-cell/>
          <table:table-cell office:value-type="float" office:value="1456447944.28267" calcext:value-type="float">
            <text:p>1456447944.28267</text:p>
          </table:table-cell>
          <table:table-cell table:formula="of:=[.G456]-[.B456]" office:value-type="float" office:value="0.18712854385376" calcext:value-type="float">
            <text:p>0.187128543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7944.11875" calcext:value-type="float">
            <text:p>1456447944.11875</text:p>
          </table:table-cell>
          <table:table-cell office:value-type="float" office:value="2320" calcext:value-type="float">
            <text:p>2320</text:p>
          </table:table-cell>
          <table:table-cell table:formula="of:=[.B457]-[.B$2]" office:value-type="float" office:value="24.1184978485107" calcext:value-type="float">
            <text:p>24.1184978485</text:p>
          </table:table-cell>
          <table:table-cell table:formula="of:=[.C457]/([.D457]-[.D456])" office:value-type="float" office:value="99925.9116861779" calcext:value-type="float">
            <text:p>99925.9116861779</text:p>
          </table:table-cell>
          <table:table-cell/>
          <table:table-cell office:value-type="float" office:value="1456447944.30588" calcext:value-type="float">
            <text:p>1456447944.30588</text:p>
          </table:table-cell>
          <table:table-cell table:formula="of:=[.G457]-[.B457]" office:value-type="float" office:value="0.187125205993652" calcext:value-type="float">
            <text:p>0.18712520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7944.142" calcext:value-type="float">
            <text:p>1456447944.142</text:p>
          </table:table-cell>
          <table:table-cell office:value-type="float" office:value="2320" calcext:value-type="float">
            <text:p>2320</text:p>
          </table:table-cell>
          <table:table-cell table:formula="of:=[.B458]-[.B$2]" office:value-type="float" office:value="24.141747713089" calcext:value-type="float">
            <text:p>24.1417477131</text:p>
          </table:table-cell>
          <table:table-cell table:formula="of:=[.C458]/([.D458]-[.D457])" office:value-type="float" office:value="99785.5274464965" calcext:value-type="float">
            <text:p>99785.5274464965</text:p>
          </table:table-cell>
          <table:table-cell/>
          <table:table-cell office:value-type="float" office:value="1456447944.32908" calcext:value-type="float">
            <text:p>1456447944.32908</text:p>
          </table:table-cell>
          <table:table-cell table:formula="of:=[.G458]-[.B458]" office:value-type="float" office:value="0.187076568603516" calcext:value-type="float">
            <text:p>0.187076568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7944.16523" calcext:value-type="float">
            <text:p>1456447944.16523</text:p>
          </table:table-cell>
          <table:table-cell office:value-type="float" office:value="2320" calcext:value-type="float">
            <text:p>2320</text:p>
          </table:table-cell>
          <table:table-cell table:formula="of:=[.B459]-[.B$2]" office:value-type="float" office:value="24.164977312088" calcext:value-type="float">
            <text:p>24.1649773121</text:p>
          </table:table-cell>
          <table:table-cell table:formula="of:=[.C459]/([.D459]-[.D458])" office:value-type="float" office:value="99872.5806716479" calcext:value-type="float">
            <text:p>99872.5806716479</text:p>
          </table:table-cell>
          <table:table-cell/>
          <table:table-cell office:value-type="float" office:value="1456447944.35237" calcext:value-type="float">
            <text:p>1456447944.35237</text:p>
          </table:table-cell>
          <table:table-cell table:formula="of:=[.G459]-[.B459]" office:value-type="float" office:value="0.187135457992554" calcext:value-type="float">
            <text:p>0.18713545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7944.18847" calcext:value-type="float">
            <text:p>1456447944.18847</text:p>
          </table:table-cell>
          <table:table-cell office:value-type="float" office:value="2320" calcext:value-type="float">
            <text:p>2320</text:p>
          </table:table-cell>
          <table:table-cell table:formula="of:=[.B460]-[.B$2]" office:value-type="float" office:value="24.1882131099701" calcext:value-type="float">
            <text:p>24.18821311</text:p>
          </table:table-cell>
          <table:table-cell table:formula="of:=[.C460]/([.D460]-[.D459])" office:value-type="float" office:value="99845.9365059821" calcext:value-type="float">
            <text:p>99845.9365059821</text:p>
          </table:table-cell>
          <table:table-cell/>
          <table:table-cell office:value-type="float" office:value="1456447944.3759" calcext:value-type="float">
            <text:p>1456447944.3759</text:p>
          </table:table-cell>
          <table:table-cell table:formula="of:=[.G460]-[.B460]" office:value-type="float" office:value="0.187427043914795" calcext:value-type="float">
            <text:p>0.187427043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7944.2117" calcext:value-type="float">
            <text:p>1456447944.2117</text:p>
          </table:table-cell>
          <table:table-cell office:value-type="float" office:value="2320" calcext:value-type="float">
            <text:p>2320</text:p>
          </table:table-cell>
          <table:table-cell table:formula="of:=[.B461]-[.B$2]" office:value-type="float" office:value="24.2114415168762" calcext:value-type="float">
            <text:p>24.2114415169</text:p>
          </table:table-cell>
          <table:table-cell table:formula="of:=[.C461]/([.D461]-[.D460])" office:value-type="float" office:value="99877.7061800117" calcext:value-type="float">
            <text:p>99877.7061800117</text:p>
          </table:table-cell>
          <table:table-cell/>
          <table:table-cell office:value-type="float" office:value="1456447944.39926" calcext:value-type="float">
            <text:p>1456447944.39926</text:p>
          </table:table-cell>
          <table:table-cell table:formula="of:=[.G461]-[.B461]" office:value-type="float" office:value="0.187565326690674" calcext:value-type="float">
            <text:p>0.187565326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7944.23492" calcext:value-type="float">
            <text:p>1456447944.23492</text:p>
          </table:table-cell>
          <table:table-cell office:value-type="float" office:value="2320" calcext:value-type="float">
            <text:p>2320</text:p>
          </table:table-cell>
          <table:table-cell table:formula="of:=[.B462]-[.B$2]" office:value-type="float" office:value="24.2346620559692" calcext:value-type="float">
            <text:p>24.234662056</text:p>
          </table:table-cell>
          <table:table-cell table:formula="of:=[.C462]/([.D462]-[.D461])" office:value-type="float" office:value="99911.5477339466" calcext:value-type="float">
            <text:p>99911.5477339466</text:p>
          </table:table-cell>
          <table:table-cell/>
          <table:table-cell office:value-type="float" office:value="1456447944.44584" calcext:value-type="float">
            <text:p>1456447944.44584</text:p>
          </table:table-cell>
          <table:table-cell table:formula="of:=[.G462]-[.B462]" office:value-type="float" office:value="0.210918188095093" calcext:value-type="float">
            <text:p>0.210918188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7944.25814" calcext:value-type="float">
            <text:p>1456447944.25814</text:p>
          </table:table-cell>
          <table:table-cell office:value-type="float" office:value="2320" calcext:value-type="float">
            <text:p>2320</text:p>
          </table:table-cell>
          <table:table-cell table:formula="of:=[.B463]-[.B$2]" office:value-type="float" office:value="24.2578802108765" calcext:value-type="float">
            <text:p>24.2578802109</text:p>
          </table:table-cell>
          <table:table-cell table:formula="of:=[.C463]/([.D463]-[.D462])" office:value-type="float" office:value="99921.807278403" calcext:value-type="float">
            <text:p>99921.807278403</text:p>
          </table:table-cell>
          <table:table-cell/>
          <table:table-cell office:value-type="float" office:value="1456447944.46904" calcext:value-type="float">
            <text:p>1456447944.46904</text:p>
          </table:table-cell>
          <table:table-cell table:formula="of:=[.G463]-[.B463]" office:value-type="float" office:value="0.210901260375977" calcext:value-type="float">
            <text:p>0.210901260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7944.28136" calcext:value-type="float">
            <text:p>1456447944.28136</text:p>
          </table:table-cell>
          <table:table-cell office:value-type="float" office:value="2320" calcext:value-type="float">
            <text:p>2320</text:p>
          </table:table-cell>
          <table:table-cell table:formula="of:=[.B464]-[.B$2]" office:value-type="float" office:value="24.2811002731323" calcext:value-type="float">
            <text:p>24.2811002731</text:p>
          </table:table-cell>
          <table:table-cell table:formula="of:=[.C464]/([.D464]-[.D463])" office:value-type="float" office:value="99913.5994742895" calcext:value-type="float">
            <text:p>99913.5994742895</text:p>
          </table:table-cell>
          <table:table-cell/>
          <table:table-cell office:value-type="float" office:value="1456447944.49222" calcext:value-type="float">
            <text:p>1456447944.49222</text:p>
          </table:table-cell>
          <table:table-cell table:formula="of:=[.G464]-[.B464]" office:value-type="float" office:value="0.210858583450317" calcext:value-type="float">
            <text:p>0.210858583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7944.30457" calcext:value-type="float">
            <text:p>1456447944.30457</text:p>
          </table:table-cell>
          <table:table-cell office:value-type="float" office:value="2320" calcext:value-type="float">
            <text:p>2320</text:p>
          </table:table-cell>
          <table:table-cell table:formula="of:=[.B465]-[.B$2]" office:value-type="float" office:value="24.3043165206909" calcext:value-type="float">
            <text:p>24.3043165207</text:p>
          </table:table-cell>
          <table:table-cell table:formula="of:=[.C465]/([.D465]-[.D464])" office:value-type="float" office:value="99930.0164311535" calcext:value-type="float">
            <text:p>99930.0164311535</text:p>
          </table:table-cell>
          <table:table-cell/>
          <table:table-cell office:value-type="float" office:value="1456447944.51581" calcext:value-type="float">
            <text:p>1456447944.51581</text:p>
          </table:table-cell>
          <table:table-cell table:formula="of:=[.G465]-[.B465]" office:value-type="float" office:value="0.211233854293823" calcext:value-type="float">
            <text:p>0.211233854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7944.32779" calcext:value-type="float">
            <text:p>1456447944.32779</text:p>
          </table:table-cell>
          <table:table-cell office:value-type="float" office:value="2320" calcext:value-type="float">
            <text:p>2320</text:p>
          </table:table-cell>
          <table:table-cell table:formula="of:=[.B466]-[.B$2]" office:value-type="float" office:value="24.3275308609009" calcext:value-type="float">
            <text:p>24.3275308609</text:p>
          </table:table-cell>
          <table:table-cell table:formula="of:=[.C466]/([.D466]-[.D465])" office:value-type="float" office:value="99938.2269328732" calcext:value-type="float">
            <text:p>99938.2269328732</text:p>
          </table:table-cell>
          <table:table-cell/>
          <table:table-cell office:value-type="float" office:value="1456447944.53882" calcext:value-type="float">
            <text:p>1456447944.53882</text:p>
          </table:table-cell>
          <table:table-cell table:formula="of:=[.G466]-[.B466]" office:value-type="float" office:value="0.211029767990112" calcext:value-type="float">
            <text:p>0.21102976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7944.351" calcext:value-type="float">
            <text:p>1456447944.351</text:p>
          </table:table-cell>
          <table:table-cell office:value-type="float" office:value="2320" calcext:value-type="float">
            <text:p>2320</text:p>
          </table:table-cell>
          <table:table-cell table:formula="of:=[.B467]-[.B$2]" office:value-type="float" office:value="24.3507454395294" calcext:value-type="float">
            <text:p>24.3507454395</text:p>
          </table:table-cell>
          <table:table-cell table:formula="of:=[.C467]/([.D467]-[.D466])" office:value-type="float" office:value="99937.2005463751" calcext:value-type="float">
            <text:p>99937.2005463751</text:p>
          </table:table-cell>
          <table:table-cell/>
          <table:table-cell office:value-type="float" office:value="1456447944.56191" calcext:value-type="float">
            <text:p>1456447944.56191</text:p>
          </table:table-cell>
          <table:table-cell table:formula="of:=[.G467]-[.B467]" office:value-type="float" office:value="0.210903882980347" calcext:value-type="float">
            <text:p>0.21090388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7944.37423" calcext:value-type="float">
            <text:p>1456447944.37423</text:p>
          </table:table-cell>
          <table:table-cell office:value-type="float" office:value="2320" calcext:value-type="float">
            <text:p>2320</text:p>
          </table:table-cell>
          <table:table-cell table:formula="of:=[.B468]-[.B$2]" office:value-type="float" office:value="24.37397813797" calcext:value-type="float">
            <text:p>24.373978138</text:p>
          </table:table-cell>
          <table:table-cell table:formula="of:=[.C468]/([.D468]-[.D467])" office:value-type="float" office:value="99859.2568115347" calcext:value-type="float">
            <text:p>99859.2568115347</text:p>
          </table:table-cell>
          <table:table-cell/>
          <table:table-cell office:value-type="float" office:value="1456447944.58526" calcext:value-type="float">
            <text:p>1456447944.58526</text:p>
          </table:table-cell>
          <table:table-cell table:formula="of:=[.G468]-[.B468]" office:value-type="float" office:value="0.211023807525635" calcext:value-type="float">
            <text:p>0.211023807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7944.39746" calcext:value-type="float">
            <text:p>1456447944.39746</text:p>
          </table:table-cell>
          <table:table-cell office:value-type="float" office:value="2320" calcext:value-type="float">
            <text:p>2320</text:p>
          </table:table-cell>
          <table:table-cell table:formula="of:=[.B469]-[.B$2]" office:value-type="float" office:value="24.3972072601318" calcext:value-type="float">
            <text:p>24.3972072601</text:p>
          </table:table-cell>
          <table:table-cell table:formula="of:=[.C469]/([.D469]-[.D468])" office:value-type="float" office:value="99874.6308118649" calcext:value-type="float">
            <text:p>99874.6308118649</text:p>
          </table:table-cell>
          <table:table-cell/>
          <table:table-cell office:value-type="float" office:value="1456447944.60903" calcext:value-type="float">
            <text:p>1456447944.60903</text:p>
          </table:table-cell>
          <table:table-cell table:formula="of:=[.G469]-[.B469]" office:value-type="float" office:value="0.211563587188721" calcext:value-type="float">
            <text:p>0.211563587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7944.42069" calcext:value-type="float">
            <text:p>1456447944.42069</text:p>
          </table:table-cell>
          <table:table-cell office:value-type="float" office:value="2320" calcext:value-type="float">
            <text:p>2320</text:p>
          </table:table-cell>
          <table:table-cell table:formula="of:=[.B470]-[.B$2]" office:value-type="float" office:value="24.4204294681549" calcext:value-type="float">
            <text:p>24.4204294682</text:p>
          </table:table-cell>
          <table:table-cell table:formula="of:=[.C470]/([.D470]-[.D469])" office:value-type="float" office:value="99904.3673062905" calcext:value-type="float">
            <text:p>99904.3673062905</text:p>
          </table:table-cell>
          <table:table-cell/>
          <table:table-cell office:value-type="float" office:value="1456447944.65531" calcext:value-type="float">
            <text:p>1456447944.65531</text:p>
          </table:table-cell>
          <table:table-cell table:formula="of:=[.G470]-[.B470]" office:value-type="float" office:value="0.234619855880737" calcext:value-type="float">
            <text:p>0.234619855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7944.4439" calcext:value-type="float">
            <text:p>1456447944.4439</text:p>
          </table:table-cell>
          <table:table-cell office:value-type="float" office:value="2320" calcext:value-type="float">
            <text:p>2320</text:p>
          </table:table-cell>
          <table:table-cell table:formula="of:=[.B471]-[.B$2]" office:value-type="float" office:value="24.4436476230621" calcext:value-type="float">
            <text:p>24.4436476231</text:p>
          </table:table-cell>
          <table:table-cell table:formula="of:=[.C471]/([.D471]-[.D470])" office:value-type="float" office:value="99921.807278403" calcext:value-type="float">
            <text:p>99921.807278403</text:p>
          </table:table-cell>
          <table:table-cell/>
          <table:table-cell office:value-type="float" office:value="1456447944.67816" calcext:value-type="float">
            <text:p>1456447944.67816</text:p>
          </table:table-cell>
          <table:table-cell table:formula="of:=[.G471]-[.B471]" office:value-type="float" office:value="0.234257221221924" calcext:value-type="float">
            <text:p>0.234257221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7944.46712" calcext:value-type="float">
            <text:p>1456447944.46712</text:p>
          </table:table-cell>
          <table:table-cell office:value-type="float" office:value="2320" calcext:value-type="float">
            <text:p>2320</text:p>
          </table:table-cell>
          <table:table-cell table:formula="of:=[.B472]-[.B$2]" office:value-type="float" office:value="24.4668641090393" calcext:value-type="float">
            <text:p>24.466864109</text:p>
          </table:table-cell>
          <table:table-cell table:formula="of:=[.C472]/([.D472]-[.D471])" office:value-type="float" office:value="99928.9902132947" calcext:value-type="float">
            <text:p>99928.9902132947</text:p>
          </table:table-cell>
          <table:table-cell/>
          <table:table-cell office:value-type="float" office:value="1456447944.70148" calcext:value-type="float">
            <text:p>1456447944.70148</text:p>
          </table:table-cell>
          <table:table-cell table:formula="of:=[.G472]-[.B472]" office:value-type="float" office:value="0.234356164932251" calcext:value-type="float">
            <text:p>0.234356164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7944.49034" calcext:value-type="float">
            <text:p>1456447944.49034</text:p>
          </table:table-cell>
          <table:table-cell office:value-type="float" office:value="2320" calcext:value-type="float">
            <text:p>2320</text:p>
          </table:table-cell>
          <table:table-cell table:formula="of:=[.B473]-[.B$2]" office:value-type="float" office:value="24.4900794029236" calcext:value-type="float">
            <text:p>24.4900794029</text:p>
          </table:table-cell>
          <table:table-cell table:formula="of:=[.C473]/([.D473]-[.D472])" office:value-type="float" office:value="99934.1215133714" calcext:value-type="float">
            <text:p>99934.1215133714</text:p>
          </table:table-cell>
          <table:table-cell/>
          <table:table-cell office:value-type="float" office:value="1456447944.72469" calcext:value-type="float">
            <text:p>1456447944.72469</text:p>
          </table:table-cell>
          <table:table-cell table:formula="of:=[.G473]-[.B473]" office:value-type="float" office:value="0.234352111816406" calcext:value-type="float">
            <text:p>0.234352111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7944.51355" calcext:value-type="float">
            <text:p>1456447944.51355</text:p>
          </table:table-cell>
          <table:table-cell office:value-type="float" office:value="2320" calcext:value-type="float">
            <text:p>2320</text:p>
          </table:table-cell>
          <table:table-cell table:formula="of:=[.B474]-[.B$2]" office:value-type="float" office:value="24.5132958889008" calcext:value-type="float">
            <text:p>24.5132958889</text:p>
          </table:table-cell>
          <table:table-cell table:formula="of:=[.C474]/([.D474]-[.D473])" office:value-type="float" office:value="99928.9902132947" calcext:value-type="float">
            <text:p>99928.9902132947</text:p>
          </table:table-cell>
          <table:table-cell/>
          <table:table-cell office:value-type="float" office:value="1456447944.74811" calcext:value-type="float">
            <text:p>1456447944.74811</text:p>
          </table:table-cell>
          <table:table-cell table:formula="of:=[.G474]-[.B474]" office:value-type="float" office:value="0.23455548286438" calcext:value-type="float">
            <text:p>0.234555482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7944.53677" calcext:value-type="float">
            <text:p>1456447944.53677</text:p>
          </table:table-cell>
          <table:table-cell office:value-type="float" office:value="2320" calcext:value-type="float">
            <text:p>2320</text:p>
          </table:table-cell>
          <table:table-cell table:formula="of:=[.B475]-[.B$2]" office:value-type="float" office:value="24.5365135669708" calcext:value-type="float">
            <text:p>24.536513567</text:p>
          </table:table-cell>
          <table:table-cell table:formula="of:=[.C475]/([.D475]-[.D474])" office:value-type="float" office:value="99923.859440143" calcext:value-type="float">
            <text:p>99923.859440143</text:p>
          </table:table-cell>
          <table:table-cell/>
          <table:table-cell office:value-type="float" office:value="1456447944.77157" calcext:value-type="float">
            <text:p>1456447944.77157</text:p>
          </table:table-cell>
          <table:table-cell table:formula="of:=[.G475]-[.B475]" office:value-type="float" office:value="0.234798431396484" calcext:value-type="float">
            <text:p>0.234798431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7944.55995" calcext:value-type="float">
            <text:p>1456447944.55995</text:p>
          </table:table-cell>
          <table:table-cell office:value-type="float" office:value="2320" calcext:value-type="float">
            <text:p>2320</text:p>
          </table:table-cell>
          <table:table-cell table:formula="of:=[.B476]-[.B$2]" office:value-type="float" office:value="24.5596921443939" calcext:value-type="float">
            <text:p>24.5596921444</text:p>
          </table:table-cell>
          <table:table-cell table:formula="of:=[.C476]/([.D476]-[.D475])" office:value-type="float" office:value="100092.424036701" calcext:value-type="float">
            <text:p>100092.424036701</text:p>
          </table:table-cell>
          <table:table-cell/>
          <table:table-cell office:value-type="float" office:value="1456447944.79459" calcext:value-type="float">
            <text:p>1456447944.79459</text:p>
          </table:table-cell>
          <table:table-cell table:formula="of:=[.G476]-[.B476]" office:value-type="float" office:value="0.234646558761597" calcext:value-type="float">
            <text:p>0.234646558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7944.58316" calcext:value-type="float">
            <text:p>1456447944.58316</text:p>
          </table:table-cell>
          <table:table-cell office:value-type="float" office:value="2320" calcext:value-type="float">
            <text:p>2320</text:p>
          </table:table-cell>
          <table:table-cell table:formula="of:=[.B477]-[.B$2]" office:value-type="float" office:value="24.5829074382782" calcext:value-type="float">
            <text:p>24.5829074383</text:p>
          </table:table-cell>
          <table:table-cell table:formula="of:=[.C477]/([.D477]-[.D476])" office:value-type="float" office:value="99934.1215133714" calcext:value-type="float">
            <text:p>99934.1215133714</text:p>
          </table:table-cell>
          <table:table-cell/>
          <table:table-cell office:value-type="float" office:value="1456447944.84097" calcext:value-type="float">
            <text:p>1456447944.84097</text:p>
          </table:table-cell>
          <table:table-cell table:formula="of:=[.G477]-[.B477]" office:value-type="float" office:value="0.257803201675415" calcext:value-type="float">
            <text:p>0.257803201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7944.60638" calcext:value-type="float">
            <text:p>1456447944.60638</text:p>
          </table:table-cell>
          <table:table-cell office:value-type="float" office:value="2320" calcext:value-type="float">
            <text:p>2320</text:p>
          </table:table-cell>
          <table:table-cell table:formula="of:=[.B478]-[.B$2]" office:value-type="float" office:value="24.6061227321625" calcext:value-type="float">
            <text:p>24.6061227322</text:p>
          </table:table-cell>
          <table:table-cell table:formula="of:=[.C478]/([.D478]-[.D477])" office:value-type="float" office:value="99934.1215133714" calcext:value-type="float">
            <text:p>99934.1215133714</text:p>
          </table:table-cell>
          <table:table-cell/>
          <table:table-cell office:value-type="float" office:value="1456447944.86446" calcext:value-type="float">
            <text:p>1456447944.86446</text:p>
          </table:table-cell>
          <table:table-cell table:formula="of:=[.G478]-[.B478]" office:value-type="float" office:value="0.258081436157227" calcext:value-type="float">
            <text:p>0.258081436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7944.62963" calcext:value-type="float">
            <text:p>1456447944.62963</text:p>
          </table:table-cell>
          <table:table-cell office:value-type="float" office:value="2320" calcext:value-type="float">
            <text:p>2320</text:p>
          </table:table-cell>
          <table:table-cell table:formula="of:=[.B479]-[.B$2]" office:value-type="float" office:value="24.629369020462" calcext:value-type="float">
            <text:p>24.6293690205</text:p>
          </table:table-cell>
          <table:table-cell table:formula="of:=[.C479]/([.D479]-[.D478])" office:value-type="float" office:value="99800.8787512051" calcext:value-type="float">
            <text:p>99800.8787512051</text:p>
          </table:table-cell>
          <table:table-cell/>
          <table:table-cell office:value-type="float" office:value="1456447944.88784" calcext:value-type="float">
            <text:p>1456447944.88784</text:p>
          </table:table-cell>
          <table:table-cell table:formula="of:=[.G479]-[.B479]" office:value-type="float" office:value="0.258216857910156" calcext:value-type="float">
            <text:p>0.258216857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7944.65286" calcext:value-type="float">
            <text:p>1456447944.65286</text:p>
          </table:table-cell>
          <table:table-cell office:value-type="float" office:value="2320" calcext:value-type="float">
            <text:p>2320</text:p>
          </table:table-cell>
          <table:table-cell table:formula="of:=[.B480]-[.B$2]" office:value-type="float" office:value="24.6526083946228" calcext:value-type="float">
            <text:p>24.6526083946</text:p>
          </table:table-cell>
          <table:table-cell table:formula="of:=[.C480]/([.D480]-[.D479])" office:value-type="float" office:value="99830.5713377038" calcext:value-type="float">
            <text:p>99830.5713377038</text:p>
          </table:table-cell>
          <table:table-cell/>
          <table:table-cell office:value-type="float" office:value="1456447944.91106" calcext:value-type="float">
            <text:p>1456447944.91106</text:p>
          </table:table-cell>
          <table:table-cell table:formula="of:=[.G480]-[.B480]" office:value-type="float" office:value="0.258196115493774" calcext:value-type="float">
            <text:p>0.258196115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7944.67609" calcext:value-type="float">
            <text:p>1456447944.67609</text:p>
          </table:table-cell>
          <table:table-cell office:value-type="float" office:value="2320" calcext:value-type="float">
            <text:p>2320</text:p>
          </table:table-cell>
          <table:table-cell table:formula="of:=[.B481]-[.B$2]" office:value-type="float" office:value="24.6758337020874" calcext:value-type="float">
            <text:p>24.6758337021</text:p>
          </table:table-cell>
          <table:table-cell table:formula="of:=[.C481]/([.D481]-[.D480])" office:value-type="float" office:value="99891.0349641735" calcext:value-type="float">
            <text:p>99891.0349641735</text:p>
          </table:table-cell>
          <table:table-cell/>
          <table:table-cell office:value-type="float" office:value="1456447944.93408" calcext:value-type="float">
            <text:p>1456447944.93408</text:p>
          </table:table-cell>
          <table:table-cell table:formula="of:=[.G481]-[.B481]" office:value-type="float" office:value="0.257985830307007" calcext:value-type="float">
            <text:p>0.257985830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7944.69931" calcext:value-type="float">
            <text:p>1456447944.69931</text:p>
          </table:table-cell>
          <table:table-cell office:value-type="float" office:value="2320" calcext:value-type="float">
            <text:p>2320</text:p>
          </table:table-cell>
          <table:table-cell table:formula="of:=[.B482]-[.B$2]" office:value-type="float" office:value="24.6990532875061" calcext:value-type="float">
            <text:p>24.6990532875</text:p>
          </table:table-cell>
          <table:table-cell table:formula="of:=[.C482]/([.D482]-[.D481])" office:value-type="float" office:value="99915.6512989013" calcext:value-type="float">
            <text:p>99915.6512989013</text:p>
          </table:table-cell>
          <table:table-cell/>
          <table:table-cell office:value-type="float" office:value="1456447944.95722" calcext:value-type="float">
            <text:p>1456447944.95722</text:p>
          </table:table-cell>
          <table:table-cell table:formula="of:=[.G482]-[.B482]" office:value-type="float" office:value="0.257906198501587" calcext:value-type="float">
            <text:p>0.257906198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7944.72253" calcext:value-type="float">
            <text:p>1456447944.72253</text:p>
          </table:table-cell>
          <table:table-cell office:value-type="float" office:value="2320" calcext:value-type="float">
            <text:p>2320</text:p>
          </table:table-cell>
          <table:table-cell table:formula="of:=[.B483]-[.B$2]" office:value-type="float" office:value="24.722275018692" calcext:value-type="float">
            <text:p>24.7222750187</text:p>
          </table:table-cell>
          <table:table-cell table:formula="of:=[.C483]/([.D483]-[.D482])" office:value-type="float" office:value="99906.4187517326" calcext:value-type="float">
            <text:p>99906.4187517326</text:p>
          </table:table-cell>
          <table:table-cell/>
          <table:table-cell office:value-type="float" office:value="1456447944.9804" calcext:value-type="float">
            <text:p>1456447944.9804</text:p>
          </table:table-cell>
          <table:table-cell table:formula="of:=[.G483]-[.B483]" office:value-type="float" office:value="0.25787353515625" calcext:value-type="float">
            <text:p>0.257873535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7944.74575" calcext:value-type="float">
            <text:p>1456447944.74575</text:p>
          </table:table-cell>
          <table:table-cell office:value-type="float" office:value="2320" calcext:value-type="float">
            <text:p>2320</text:p>
          </table:table-cell>
          <table:table-cell table:formula="of:=[.B484]-[.B$2]" office:value-type="float" office:value="24.7454957962036" calcext:value-type="float">
            <text:p>24.7454957962</text:p>
          </table:table-cell>
          <table:table-cell table:formula="of:=[.C484]/([.D484]-[.D483])" office:value-type="float" office:value="99910.5218953745" calcext:value-type="float">
            <text:p>99910.5218953745</text:p>
          </table:table-cell>
          <table:table-cell/>
          <table:table-cell office:value-type="float" office:value="1456447945.03616" calcext:value-type="float">
            <text:p>1456447945.03616</text:p>
          </table:table-cell>
          <table:table-cell table:formula="of:=[.G484]-[.B484]" office:value-type="float" office:value="0.290405988693237" calcext:value-type="float">
            <text:p>0.290405988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7944.76897" calcext:value-type="float">
            <text:p>1456447944.76897</text:p>
          </table:table-cell>
          <table:table-cell office:value-type="float" office:value="2320" calcext:value-type="float">
            <text:p>2320</text:p>
          </table:table-cell>
          <table:table-cell table:formula="of:=[.B485]-[.B$2]" office:value-type="float" office:value="24.7687134742737" calcext:value-type="float">
            <text:p>24.7687134743</text:p>
          </table:table-cell>
          <table:table-cell table:formula="of:=[.C485]/([.D485]-[.D484])" office:value-type="float" office:value="99923.859440143" calcext:value-type="float">
            <text:p>99923.859440143</text:p>
          </table:table-cell>
          <table:table-cell/>
          <table:table-cell office:value-type="float" office:value="1456447945.05027" calcext:value-type="float">
            <text:p>1456447945.05027</text:p>
          </table:table-cell>
          <table:table-cell table:formula="of:=[.G485]-[.B485]" office:value-type="float" office:value="0.28130054473877" calcext:value-type="float">
            <text:p>0.281300544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7944.79219" calcext:value-type="float">
            <text:p>1456447944.79219</text:p>
          </table:table-cell>
          <table:table-cell office:value-type="float" office:value="2320" calcext:value-type="float">
            <text:p>2320</text:p>
          </table:table-cell>
          <table:table-cell table:formula="of:=[.B486]-[.B$2]" office:value-type="float" office:value="24.7919363975525" calcext:value-type="float">
            <text:p>24.7919363976</text:p>
          </table:table-cell>
          <table:table-cell table:formula="of:=[.C486]/([.D486]-[.D485])" office:value-type="float" office:value="99901.2902960864" calcext:value-type="float">
            <text:p>99901.2902960864</text:p>
          </table:table-cell>
          <table:table-cell/>
          <table:table-cell office:value-type="float" office:value="1456447945.0738" calcext:value-type="float">
            <text:p>1456447945.0738</text:p>
          </table:table-cell>
          <table:table-cell table:formula="of:=[.G486]-[.B486]" office:value-type="float" office:value="0.281610012054443" calcext:value-type="float">
            <text:p>0.281610012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7944.81541" calcext:value-type="float">
            <text:p>1456447944.81541</text:p>
          </table:table-cell>
          <table:table-cell office:value-type="float" office:value="2320" calcext:value-type="float">
            <text:p>2320</text:p>
          </table:table-cell>
          <table:table-cell table:formula="of:=[.B487]-[.B$2]" office:value-type="float" office:value="24.8151533603668" calcext:value-type="float">
            <text:p>24.8151533604</text:p>
          </table:table-cell>
          <table:table-cell table:formula="of:=[.C487]/([.D487]-[.D486])" office:value-type="float" office:value="99926.9378408076" calcext:value-type="float">
            <text:p>99926.9378408076</text:p>
          </table:table-cell>
          <table:table-cell/>
          <table:table-cell office:value-type="float" office:value="1456447945.09632" calcext:value-type="float">
            <text:p>1456447945.09632</text:p>
          </table:table-cell>
          <table:table-cell table:formula="of:=[.G487]-[.B487]" office:value-type="float" office:value="0.280908584594727" calcext:value-type="float">
            <text:p>0.280908584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7944.83863" calcext:value-type="float">
            <text:p>1456447944.83863</text:p>
          </table:table-cell>
          <table:table-cell office:value-type="float" office:value="2320" calcext:value-type="float">
            <text:p>2320</text:p>
          </table:table-cell>
          <table:table-cell table:formula="of:=[.B488]-[.B$2]" office:value-type="float" office:value="24.8383777141571" calcext:value-type="float">
            <text:p>24.8383777142</text:p>
          </table:table-cell>
          <table:table-cell table:formula="of:=[.C488]/([.D488]-[.D487])" office:value-type="float" office:value="99895.1368442665" calcext:value-type="float">
            <text:p>99895.1368442665</text:p>
          </table:table-cell>
          <table:table-cell/>
          <table:table-cell office:value-type="float" office:value="1456447945.11868" calcext:value-type="float">
            <text:p>1456447945.11868</text:p>
          </table:table-cell>
          <table:table-cell table:formula="of:=[.G488]-[.B488]" office:value-type="float" office:value="0.280046701431274" calcext:value-type="float">
            <text:p>0.280046701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7944.86185" calcext:value-type="float">
            <text:p>1456447944.86185</text:p>
          </table:table-cell>
          <table:table-cell office:value-type="float" office:value="2320" calcext:value-type="float">
            <text:p>2320</text:p>
          </table:table-cell>
          <table:table-cell table:formula="of:=[.B489]-[.B$2]" office:value-type="float" office:value="24.8615956306458" calcext:value-type="float">
            <text:p>24.8615956306</text:p>
          </table:table-cell>
          <table:table-cell table:formula="of:=[.C489]/([.D489]-[.D488])" office:value-type="float" office:value="99922.8333487364" calcext:value-type="float">
            <text:p>99922.8333487364</text:p>
          </table:table-cell>
          <table:table-cell/>
          <table:table-cell office:value-type="float" office:value="1456447945.14102" calcext:value-type="float">
            <text:p>1456447945.14102</text:p>
          </table:table-cell>
          <table:table-cell table:formula="of:=[.G489]-[.B489]" office:value-type="float" office:value="0.279170274734497" calcext:value-type="float">
            <text:p>0.279170274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7944.88507" calcext:value-type="float">
            <text:p>1456447944.88507</text:p>
          </table:table-cell>
          <table:table-cell office:value-type="float" office:value="2320" calcext:value-type="float">
            <text:p>2320</text:p>
          </table:table-cell>
          <table:table-cell table:formula="of:=[.B490]-[.B$2]" office:value-type="float" office:value="24.8848104476929" calcext:value-type="float">
            <text:p>24.8848104477</text:p>
          </table:table-cell>
          <table:table-cell table:formula="of:=[.C490]/([.D490]-[.D489])" office:value-type="float" office:value="99936.1741809592" calcext:value-type="float">
            <text:p>99936.1741809592</text:p>
          </table:table-cell>
          <table:table-cell/>
          <table:table-cell office:value-type="float" office:value="1456447945.16316" calcext:value-type="float">
            <text:p>1456447945.16316</text:p>
          </table:table-cell>
          <table:table-cell table:formula="of:=[.G490]-[.B490]" office:value-type="float" office:value="0.278094053268433" calcext:value-type="float">
            <text:p>0.278094053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7944.90825" calcext:value-type="float">
            <text:p>1456447944.90825</text:p>
          </table:table-cell>
          <table:table-cell office:value-type="float" office:value="2320" calcext:value-type="float">
            <text:p>2320</text:p>
          </table:table-cell>
          <table:table-cell table:formula="of:=[.B491]-[.B$2]" office:value-type="float" office:value="24.9079961776733" calcext:value-type="float">
            <text:p>24.9079961777</text:p>
          </table:table-cell>
          <table:table-cell table:formula="of:=[.C491]/([.D491]-[.D490])" office:value-type="float" office:value="100061.546561369" calcext:value-type="float">
            <text:p>100061.546561369</text:p>
          </table:table-cell>
          <table:table-cell/>
          <table:table-cell office:value-type="float" office:value="1456447945.18555" calcext:value-type="float">
            <text:p>1456447945.18555</text:p>
          </table:table-cell>
          <table:table-cell table:formula="of:=[.G491]-[.B491]" office:value-type="float" office:value="0.27730131149292" calcext:value-type="float">
            <text:p>0.277301311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7944.93147" calcext:value-type="float">
            <text:p>1456447944.93147</text:p>
          </table:table-cell>
          <table:table-cell office:value-type="float" office:value="2320" calcext:value-type="float">
            <text:p>2320</text:p>
          </table:table-cell>
          <table:table-cell table:formula="of:=[.B492]-[.B$2]" office:value-type="float" office:value="24.9312138557434" calcext:value-type="float">
            <text:p>24.9312138557</text:p>
          </table:table-cell>
          <table:table-cell table:formula="of:=[.C492]/([.D492]-[.D491])" office:value-type="float" office:value="99923.859440143" calcext:value-type="float">
            <text:p>99923.859440143</text:p>
          </table:table-cell>
          <table:table-cell/>
          <table:table-cell office:value-type="float" office:value="1456447945.20767" calcext:value-type="float">
            <text:p>1456447945.20767</text:p>
          </table:table-cell>
          <table:table-cell table:formula="of:=[.G492]-[.B492]" office:value-type="float" office:value="0.276196718215942" calcext:value-type="float">
            <text:p>0.276196718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7944.95469" calcext:value-type="float">
            <text:p>1456447944.95469</text:p>
          </table:table-cell>
          <table:table-cell office:value-type="float" office:value="2320" calcext:value-type="float">
            <text:p>2320</text:p>
          </table:table-cell>
          <table:table-cell table:formula="of:=[.B493]-[.B$2]" office:value-type="float" office:value="24.9544303417206" calcext:value-type="float">
            <text:p>24.9544303417</text:p>
          </table:table-cell>
          <table:table-cell table:formula="of:=[.C493]/([.D493]-[.D492])" office:value-type="float" office:value="99928.9902132947" calcext:value-type="float">
            <text:p>99928.9902132947</text:p>
          </table:table-cell>
          <table:table-cell/>
          <table:table-cell office:value-type="float" office:value="1456447945.22984" calcext:value-type="float">
            <text:p>1456447945.22984</text:p>
          </table:table-cell>
          <table:table-cell table:formula="of:=[.G493]-[.B493]" office:value-type="float" office:value="0.275155067443848" calcext:value-type="float">
            <text:p>0.275155067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7944.9779" calcext:value-type="float">
            <text:p>1456447944.9779</text:p>
          </table:table-cell>
          <table:table-cell office:value-type="float" office:value="2320" calcext:value-type="float">
            <text:p>2320</text:p>
          </table:table-cell>
          <table:table-cell table:formula="of:=[.B494]-[.B$2]" office:value-type="float" office:value="24.9776453971863" calcext:value-type="float">
            <text:p>24.9776453972</text:p>
          </table:table-cell>
          <table:table-cell table:formula="of:=[.C494]/([.D494]-[.D493])" office:value-type="float" office:value="99935.1478366249" calcext:value-type="float">
            <text:p>99935.1478366249</text:p>
          </table:table-cell>
          <table:table-cell/>
          <table:table-cell office:value-type="float" office:value="1456447945.25224" calcext:value-type="float">
            <text:p>1456447945.25224</text:p>
          </table:table-cell>
          <table:table-cell table:formula="of:=[.G494]-[.B494]" office:value-type="float" office:value="0.274336576461792" calcext:value-type="float">
            <text:p>0.274336576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7945.00199" calcext:value-type="float">
            <text:p>1456447945.00199</text:p>
          </table:table-cell>
          <table:table-cell office:value-type="float" office:value="2320" calcext:value-type="float">
            <text:p>2320</text:p>
          </table:table-cell>
          <table:table-cell table:formula="of:=[.B495]-[.B$2]" office:value-type="float" office:value="25.0017304420471" calcext:value-type="float">
            <text:p>25.001730442</text:p>
          </table:table-cell>
          <table:table-cell table:formula="of:=[.C495]/([.D495]-[.D494])" office:value-type="float" office:value="96325.3343892299" calcext:value-type="float">
            <text:p>96325.3343892299</text:p>
          </table:table-cell>
          <table:table-cell/>
          <table:table-cell office:value-type="float" office:value="1456447945.27451" calcext:value-type="float">
            <text:p>1456447945.27451</text:p>
          </table:table-cell>
          <table:table-cell table:formula="of:=[.G495]-[.B495]" office:value-type="float" office:value="0.272521018981934" calcext:value-type="float">
            <text:p>0.27252101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7945.02426" calcext:value-type="float">
            <text:p>1456447945.02426</text:p>
          </table:table-cell>
          <table:table-cell office:value-type="float" office:value="2320" calcext:value-type="float">
            <text:p>2320</text:p>
          </table:table-cell>
          <table:table-cell table:formula="of:=[.B496]-[.B$2]" office:value-type="float" office:value="25.0240006446838" calcext:value-type="float">
            <text:p>25.0240006447</text:p>
          </table:table-cell>
          <table:table-cell table:formula="of:=[.C496]/([.D496]-[.D495])" office:value-type="float" office:value="104175.073655361" calcext:value-type="float">
            <text:p>104175.073655361</text:p>
          </table:table-cell>
          <table:table-cell/>
          <table:table-cell office:value-type="float" office:value="1456447945.2967" calcext:value-type="float">
            <text:p>1456447945.2967</text:p>
          </table:table-cell>
          <table:table-cell table:formula="of:=[.G496]-[.B496]" office:value-type="float" office:value="0.272445201873779" calcext:value-type="float">
            <text:p>0.272445201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7945.04654" calcext:value-type="float">
            <text:p>1456447945.04654</text:p>
          </table:table-cell>
          <table:table-cell office:value-type="float" office:value="2320" calcext:value-type="float">
            <text:p>2320</text:p>
          </table:table-cell>
          <table:table-cell table:formula="of:=[.B497]-[.B$2]" office:value-type="float" office:value="25.0462865829468" calcext:value-type="float">
            <text:p>25.0462865829</text:p>
          </table:table-cell>
          <table:table-cell table:formula="of:=[.C497]/([.D497]-[.D496])" office:value-type="float" office:value="104101.517855232" calcext:value-type="float">
            <text:p>104101.517855232</text:p>
          </table:table-cell>
          <table:table-cell/>
          <table:table-cell office:value-type="float" office:value="1456447945.31894" calcext:value-type="float">
            <text:p>1456447945.31894</text:p>
          </table:table-cell>
          <table:table-cell table:formula="of:=[.G497]-[.B497]" office:value-type="float" office:value="0.272393703460693" calcext:value-type="float">
            <text:p>0.272393703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7945.06879" calcext:value-type="float">
            <text:p>1456447945.06879</text:p>
          </table:table-cell>
          <table:table-cell office:value-type="float" office:value="2320" calcext:value-type="float">
            <text:p>2320</text:p>
          </table:table-cell>
          <table:table-cell table:formula="of:=[.B498]-[.B$2]" office:value-type="float" office:value="25.0685338973999" calcext:value-type="float">
            <text:p>25.0685338974</text:p>
          </table:table-cell>
          <table:table-cell table:formula="of:=[.C498]/([.D498]-[.D497])" office:value-type="float" office:value="104282.249657064" calcext:value-type="float">
            <text:p>104282.249657064</text:p>
          </table:table-cell>
          <table:table-cell/>
          <table:table-cell office:value-type="float" office:value="1456447945.34128" calcext:value-type="float">
            <text:p>1456447945.34128</text:p>
          </table:table-cell>
          <table:table-cell table:formula="of:=[.G498]-[.B498]" office:value-type="float" office:value="0.272486686706543" calcext:value-type="float">
            <text:p>0.272486686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7945.09102" calcext:value-type="float">
            <text:p>1456447945.09102</text:p>
          </table:table-cell>
          <table:table-cell office:value-type="float" office:value="2320" calcext:value-type="float">
            <text:p>2320</text:p>
          </table:table-cell>
          <table:table-cell table:formula="of:=[.B499]-[.B$2]" office:value-type="float" office:value="25.0907683372498" calcext:value-type="float">
            <text:p>25.0907683372</text:p>
          </table:table-cell>
          <table:table-cell table:formula="of:=[.C499]/([.D499]-[.D498])" office:value-type="float" office:value="104342.633125308" calcext:value-type="float">
            <text:p>104342.633125308</text:p>
          </table:table-cell>
          <table:table-cell/>
          <table:table-cell office:value-type="float" office:value="1456447945.36341" calcext:value-type="float">
            <text:p>1456447945.36341</text:p>
          </table:table-cell>
          <table:table-cell table:formula="of:=[.G499]-[.B499]" office:value-type="float" office:value="0.272383213043213" calcext:value-type="float">
            <text:p>0.27238321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7945.11329" calcext:value-type="float">
            <text:p>1456447945.11329</text:p>
          </table:table-cell>
          <table:table-cell office:value-type="float" office:value="2320" calcext:value-type="float">
            <text:p>2320</text:p>
          </table:table-cell>
          <table:table-cell table:formula="of:=[.B500]-[.B$2]" office:value-type="float" office:value="25.1130301952362" calcext:value-type="float">
            <text:p>25.1130301952</text:p>
          </table:table-cell>
          <table:table-cell table:formula="of:=[.C500]/([.D500]-[.D499])" office:value-type="float" office:value="104214.122712133" calcext:value-type="float">
            <text:p>104214.122712133</text:p>
          </table:table-cell>
          <table:table-cell/>
          <table:table-cell office:value-type="float" office:value="1456447945.38587" calcext:value-type="float">
            <text:p>1456447945.38587</text:p>
          </table:table-cell>
          <table:table-cell table:formula="of:=[.G500]-[.B500]" office:value-type="float" office:value="0.272583961486816" calcext:value-type="float">
            <text:p>0.272583961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7945.13554" calcext:value-type="float">
            <text:p>1456447945.13554</text:p>
          </table:table-cell>
          <table:table-cell office:value-type="float" office:value="2320" calcext:value-type="float">
            <text:p>2320</text:p>
          </table:table-cell>
          <table:table-cell table:formula="of:=[.B501]-[.B$2]" office:value-type="float" office:value="25.1352791786194" calcext:value-type="float">
            <text:p>25.1352791786</text:p>
          </table:table-cell>
          <table:table-cell table:formula="of:=[.C501]/([.D501]-[.D500])" office:value-type="float" office:value="104274.427287048" calcext:value-type="float">
            <text:p>104274.427287048</text:p>
          </table:table-cell>
          <table:table-cell/>
          <table:table-cell office:value-type="float" office:value="1456447945.40808" calcext:value-type="float">
            <text:p>1456447945.40808</text:p>
          </table:table-cell>
          <table:table-cell table:formula="of:=[.G501]-[.B501]" office:value-type="float" office:value="0.272548913955688" calcext:value-type="float">
            <text:p>0.27254891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7945.15777" calcext:value-type="float">
            <text:p>1456447945.15777</text:p>
          </table:table-cell>
          <table:table-cell office:value-type="float" office:value="2320" calcext:value-type="float">
            <text:p>2320</text:p>
          </table:table-cell>
          <table:table-cell table:formula="of:=[.B502]-[.B$2]" office:value-type="float" office:value="25.1575155258179" calcext:value-type="float">
            <text:p>25.1575155258</text:p>
          </table:table-cell>
          <table:table-cell table:formula="of:=[.C502]/([.D502]-[.D501])" office:value-type="float" office:value="104333.683014175" calcext:value-type="float">
            <text:p>104333.683014175</text:p>
          </table:table-cell>
          <table:table-cell/>
          <table:table-cell office:value-type="float" office:value="1456447945.43011" calcext:value-type="float">
            <text:p>1456447945.43011</text:p>
          </table:table-cell>
          <table:table-cell table:formula="of:=[.G502]-[.B502]" office:value-type="float" office:value="0.272338628768921" calcext:value-type="float">
            <text:p>0.272338628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7945.17997" calcext:value-type="float">
            <text:p>1456447945.17997</text:p>
          </table:table-cell>
          <table:table-cell office:value-type="float" office:value="2320" calcext:value-type="float">
            <text:p>2320</text:p>
          </table:table-cell>
          <table:table-cell table:formula="of:=[.B503]-[.B$2]" office:value-type="float" office:value="25.1797137260437" calcext:value-type="float">
            <text:p>25.179713726</text:p>
          </table:table-cell>
          <table:table-cell table:formula="of:=[.C503]/([.D503]-[.D502])" office:value-type="float" office:value="104512.977466544" calcext:value-type="float">
            <text:p>104512.977466544</text:p>
          </table:table-cell>
          <table:table-cell/>
          <table:table-cell office:value-type="float" office:value="1456447945.45249" calcext:value-type="float">
            <text:p>1456447945.45249</text:p>
          </table:table-cell>
          <table:table-cell table:formula="of:=[.G503]-[.B503]" office:value-type="float" office:value="0.272522211074829" calcext:value-type="float">
            <text:p>0.272522211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7945.2022" calcext:value-type="float">
            <text:p>1456447945.2022</text:p>
          </table:table-cell>
          <table:table-cell office:value-type="float" office:value="2320" calcext:value-type="float">
            <text:p>2320</text:p>
          </table:table-cell>
          <table:table-cell table:formula="of:=[.B504]-[.B$2]" office:value-type="float" office:value="25.201945066452" calcext:value-type="float">
            <text:p>25.2019450665</text:p>
          </table:table-cell>
          <table:table-cell table:formula="of:=[.C504]/([.D504]-[.D503])" office:value-type="float" office:value="104357.180331385" calcext:value-type="float">
            <text:p>104357.180331385</text:p>
          </table:table-cell>
          <table:table-cell/>
          <table:table-cell office:value-type="float" office:value="1456447945.47468" calcext:value-type="float">
            <text:p>1456447945.47468</text:p>
          </table:table-cell>
          <table:table-cell table:formula="of:=[.G504]-[.B504]" office:value-type="float" office:value="0.272474765777588" calcext:value-type="float">
            <text:p>0.272474765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7945.22443" calcext:value-type="float">
            <text:p>1456447945.22443</text:p>
          </table:table-cell>
          <table:table-cell office:value-type="float" office:value="2320" calcext:value-type="float">
            <text:p>2320</text:p>
          </table:table-cell>
          <table:table-cell table:formula="of:=[.B505]-[.B$2]" office:value-type="float" office:value="25.2241749763489" calcext:value-type="float">
            <text:p>25.2241749763</text:p>
          </table:table-cell>
          <table:table-cell table:formula="of:=[.C505]/([.D505]-[.D504])" office:value-type="float" office:value="104363.895794678" calcext:value-type="float">
            <text:p>104363.895794678</text:p>
          </table:table-cell>
          <table:table-cell/>
          <table:table-cell office:value-type="float" office:value="1456447945.49686" calcext:value-type="float">
            <text:p>1456447945.49686</text:p>
          </table:table-cell>
          <table:table-cell table:formula="of:=[.G505]-[.B505]" office:value-type="float" office:value="0.272432565689087" calcext:value-type="float">
            <text:p>0.272432565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7945.24666" calcext:value-type="float">
            <text:p>1456447945.24666</text:p>
          </table:table-cell>
          <table:table-cell office:value-type="float" office:value="2320" calcext:value-type="float">
            <text:p>2320</text:p>
          </table:table-cell>
          <table:table-cell table:formula="of:=[.B506]-[.B$2]" office:value-type="float" office:value="25.24640417099" calcext:value-type="float">
            <text:p>25.246404171</text:p>
          </table:table-cell>
          <table:table-cell table:formula="of:=[.C506]/([.D506]-[.D505])" office:value-type="float" office:value="104367.253850444" calcext:value-type="float">
            <text:p>104367.253850444</text:p>
          </table:table-cell>
          <table:table-cell/>
          <table:table-cell office:value-type="float" office:value="1456447945.51923" calcext:value-type="float">
            <text:p>1456447945.51923</text:p>
          </table:table-cell>
          <table:table-cell table:formula="of:=[.G506]-[.B506]" office:value-type="float" office:value="0.272567987442017" calcext:value-type="float">
            <text:p>0.272567987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7945.26892" calcext:value-type="float">
            <text:p>1456447945.26892</text:p>
          </table:table-cell>
          <table:table-cell office:value-type="float" office:value="2320" calcext:value-type="float">
            <text:p>2320</text:p>
          </table:table-cell>
          <table:table-cell table:formula="of:=[.B507]-[.B$2]" office:value-type="float" office:value="25.2686610221863" calcext:value-type="float">
            <text:p>25.2686610222</text:p>
          </table:table-cell>
          <table:table-cell table:formula="of:=[.C507]/([.D507]-[.D506])" office:value-type="float" office:value="104237.566201046" calcext:value-type="float">
            <text:p>104237.566201046</text:p>
          </table:table-cell>
          <table:table-cell/>
          <table:table-cell office:value-type="float" office:value="1456447945.54138" calcext:value-type="float">
            <text:p>1456447945.54138</text:p>
          </table:table-cell>
          <table:table-cell table:formula="of:=[.G507]-[.B507]" office:value-type="float" office:value="0.27246356010437" calcext:value-type="float">
            <text:p>0.272463560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7945.29115" calcext:value-type="float">
            <text:p>1456447945.29115</text:p>
          </table:table-cell>
          <table:table-cell office:value-type="float" office:value="2320" calcext:value-type="float">
            <text:p>2320</text:p>
          </table:table-cell>
          <table:table-cell table:formula="of:=[.B508]-[.B$2]" office:value-type="float" office:value="25.2908983230591" calcext:value-type="float">
            <text:p>25.2908983231</text:p>
          </table:table-cell>
          <table:table-cell table:formula="of:=[.C508]/([.D508]-[.D507])" office:value-type="float" office:value="104329.208534363" calcext:value-type="float">
            <text:p>104329.208534363</text:p>
          </table:table-cell>
          <table:table-cell/>
          <table:table-cell office:value-type="float" office:value="1456447945.56351" calcext:value-type="float">
            <text:p>1456447945.56351</text:p>
          </table:table-cell>
          <table:table-cell table:formula="of:=[.G508]-[.B508]" office:value-type="float" office:value="0.272354364395142" calcext:value-type="float">
            <text:p>0.272354364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7945.31339" calcext:value-type="float">
            <text:p>1456447945.31339</text:p>
          </table:table-cell>
          <table:table-cell office:value-type="float" office:value="2320" calcext:value-type="float">
            <text:p>2320</text:p>
          </table:table-cell>
          <table:table-cell table:formula="of:=[.B509]-[.B$2]" office:value-type="float" office:value="25.3131325244904" calcext:value-type="float">
            <text:p>25.3131325245</text:p>
          </table:table-cell>
          <table:table-cell table:formula="of:=[.C509]/([.D509]-[.D508])" office:value-type="float" office:value="104343.751997169" calcext:value-type="float">
            <text:p>104343.751997169</text:p>
          </table:table-cell>
          <table:table-cell/>
          <table:table-cell office:value-type="float" office:value="1456447945.58603" calcext:value-type="float">
            <text:p>1456447945.58603</text:p>
          </table:table-cell>
          <table:table-cell table:formula="of:=[.G509]-[.B509]" office:value-type="float" office:value="0.272639751434326" calcext:value-type="float">
            <text:p>0.272639751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7945.33565" calcext:value-type="float">
            <text:p>1456447945.33565</text:p>
          </table:table-cell>
          <table:table-cell office:value-type="float" office:value="2320" calcext:value-type="float">
            <text:p>2320</text:p>
          </table:table-cell>
          <table:table-cell table:formula="of:=[.B510]-[.B$2]" office:value-type="float" office:value="25.3353960514069" calcext:value-type="float">
            <text:p>25.3353960514</text:p>
          </table:table-cell>
          <table:table-cell table:formula="of:=[.C510]/([.D510]-[.D509])" office:value-type="float" office:value="104206.310559006" calcext:value-type="float">
            <text:p>104206.310559006</text:p>
          </table:table-cell>
          <table:table-cell/>
          <table:table-cell office:value-type="float" office:value="1456447945.60812" calcext:value-type="float">
            <text:p>1456447945.60812</text:p>
          </table:table-cell>
          <table:table-cell table:formula="of:=[.G510]-[.B510]" office:value-type="float" office:value="0.272462844848633" calcext:value-type="float">
            <text:p>0.272462844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7945.35789" calcext:value-type="float">
            <text:p>1456447945.35789</text:p>
          </table:table-cell>
          <table:table-cell office:value-type="float" office:value="2320" calcext:value-type="float">
            <text:p>2320</text:p>
          </table:table-cell>
          <table:table-cell table:formula="of:=[.B511]-[.B$2]" office:value-type="float" office:value="25.3576383590698" calcext:value-type="float">
            <text:p>25.3576383591</text:p>
          </table:table-cell>
          <table:table-cell table:formula="of:=[.C511]/([.D511]-[.D510])" office:value-type="float" office:value="104305.723810443" calcext:value-type="float">
            <text:p>104305.723810443</text:p>
          </table:table-cell>
          <table:table-cell/>
          <table:table-cell office:value-type="float" office:value="1456447945.63033" calcext:value-type="float">
            <text:p>1456447945.63033</text:p>
          </table:table-cell>
          <table:table-cell table:formula="of:=[.G511]-[.B511]" office:value-type="float" office:value="0.27243447303772" calcext:value-type="float">
            <text:p>0.27243447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7945.38014" calcext:value-type="float">
            <text:p>1456447945.38014</text:p>
          </table:table-cell>
          <table:table-cell office:value-type="float" office:value="2320" calcext:value-type="float">
            <text:p>2320</text:p>
          </table:table-cell>
          <table:table-cell table:formula="of:=[.B512]-[.B$2]" office:value-type="float" office:value="25.3798820972443" calcext:value-type="float">
            <text:p>25.3798820972</text:p>
          </table:table-cell>
          <table:table-cell table:formula="of:=[.C512]/([.D512]-[.D511])" office:value-type="float" office:value="104299.015831163" calcext:value-type="float">
            <text:p>104299.015831163</text:p>
          </table:table-cell>
          <table:table-cell/>
          <table:table-cell office:value-type="float" office:value="1456447945.65262" calcext:value-type="float">
            <text:p>1456447945.65262</text:p>
          </table:table-cell>
          <table:table-cell table:formula="of:=[.G512]-[.B512]" office:value-type="float" office:value="0.272479295730591" calcext:value-type="float">
            <text:p>0.272479295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7945.40237" calcext:value-type="float">
            <text:p>1456447945.40237</text:p>
          </table:table-cell>
          <table:table-cell office:value-type="float" office:value="2320" calcext:value-type="float">
            <text:p>2320</text:p>
          </table:table-cell>
          <table:table-cell table:formula="of:=[.B513]-[.B$2]" office:value-type="float" office:value="25.4021165370941" calcext:value-type="float">
            <text:p>25.4021165371</text:p>
          </table:table-cell>
          <table:table-cell table:formula="of:=[.C513]/([.D513]-[.D512])" office:value-type="float" office:value="104342.633125308" calcext:value-type="float">
            <text:p>104342.633125308</text:p>
          </table:table-cell>
          <table:table-cell/>
          <table:table-cell office:value-type="float" office:value="1456447945.67473" calcext:value-type="float">
            <text:p>1456447945.67473</text:p>
          </table:table-cell>
          <table:table-cell table:formula="of:=[.G513]-[.B513]" office:value-type="float" office:value="0.272357940673828" calcext:value-type="float">
            <text:p>0.272357940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7945.42461" calcext:value-type="float">
            <text:p>1456447945.42461</text:p>
          </table:table-cell>
          <table:table-cell office:value-type="float" office:value="2320" calcext:value-type="float">
            <text:p>2320</text:p>
          </table:table-cell>
          <table:table-cell table:formula="of:=[.B514]-[.B$2]" office:value-type="float" office:value="25.4243516921997" calcext:value-type="float">
            <text:p>25.4243516922</text:p>
          </table:table-cell>
          <table:table-cell table:formula="of:=[.C514]/([.D514]-[.D513])" office:value-type="float" office:value="104339.276653692" calcext:value-type="float">
            <text:p>104339.276653692</text:p>
          </table:table-cell>
          <table:table-cell/>
          <table:table-cell office:value-type="float" office:value="1456447945.69697" calcext:value-type="float">
            <text:p>1456447945.69697</text:p>
          </table:table-cell>
          <table:table-cell table:formula="of:=[.G514]-[.B514]" office:value-type="float" office:value="0.272367000579834" calcext:value-type="float">
            <text:p>0.272367000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7945.44687" calcext:value-type="float">
            <text:p>1456447945.44687</text:p>
          </table:table-cell>
          <table:table-cell office:value-type="float" office:value="2320" calcext:value-type="float">
            <text:p>2320</text:p>
          </table:table-cell>
          <table:table-cell table:formula="of:=[.B515]-[.B$2]" office:value-type="float" office:value="25.4466152191162" calcext:value-type="float">
            <text:p>25.4466152191</text:p>
          </table:table-cell>
          <table:table-cell table:formula="of:=[.C515]/([.D515]-[.D514])" office:value-type="float" office:value="104206.310559006" calcext:value-type="float">
            <text:p>104206.310559006</text:p>
          </table:table-cell>
          <table:table-cell/>
          <table:table-cell office:value-type="float" office:value="1456447945.71926" calcext:value-type="float">
            <text:p>1456447945.71926</text:p>
          </table:table-cell>
          <table:table-cell table:formula="of:=[.G515]-[.B515]" office:value-type="float" office:value="0.27238941192627" calcext:value-type="float">
            <text:p>0.272389411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7945.46911" calcext:value-type="float">
            <text:p>1456447945.46911</text:p>
          </table:table-cell>
          <table:table-cell office:value-type="float" office:value="2320" calcext:value-type="float">
            <text:p>2320</text:p>
          </table:table-cell>
          <table:table-cell table:formula="of:=[.B516]-[.B$2]" office:value-type="float" office:value="25.4688549041748" calcext:value-type="float">
            <text:p>25.4688549042</text:p>
          </table:table-cell>
          <table:table-cell table:formula="of:=[.C516]/([.D516]-[.D515])" office:value-type="float" office:value="104318.024013722" calcext:value-type="float">
            <text:p>104318.024013722</text:p>
          </table:table-cell>
          <table:table-cell/>
          <table:table-cell office:value-type="float" office:value="1456447945.74157" calcext:value-type="float">
            <text:p>1456447945.74157</text:p>
          </table:table-cell>
          <table:table-cell table:formula="of:=[.G516]-[.B516]" office:value-type="float" office:value="0.272458791732788" calcext:value-type="float">
            <text:p>0.272458791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7945.49134" calcext:value-type="float">
            <text:p>1456447945.49134</text:p>
          </table:table-cell>
          <table:table-cell office:value-type="float" office:value="2320" calcext:value-type="float">
            <text:p>2320</text:p>
          </table:table-cell>
          <table:table-cell table:formula="of:=[.B517]-[.B$2]" office:value-type="float" office:value="25.4910855293274" calcext:value-type="float">
            <text:p>25.4910855293</text:p>
          </table:table-cell>
          <table:table-cell table:formula="of:=[.C517]/([.D517]-[.D516])" office:value-type="float" office:value="104360.537954999" calcext:value-type="float">
            <text:p>104360.537954999</text:p>
          </table:table-cell>
          <table:table-cell/>
          <table:table-cell office:value-type="float" office:value="1456447945.76387" calcext:value-type="float">
            <text:p>1456447945.76387</text:p>
          </table:table-cell>
          <table:table-cell table:formula="of:=[.G517]-[.B517]" office:value-type="float" office:value="0.272523403167725" calcext:value-type="float">
            <text:p>0.272523403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7945.51357" calcext:value-type="float">
            <text:p>1456447945.51357</text:p>
          </table:table-cell>
          <table:table-cell office:value-type="float" office:value="2320" calcext:value-type="float">
            <text:p>2320</text:p>
          </table:table-cell>
          <table:table-cell table:formula="of:=[.B518]-[.B$2]" office:value-type="float" office:value="25.5133128166199" calcext:value-type="float">
            <text:p>25.5133128166</text:p>
          </table:table-cell>
          <table:table-cell table:formula="of:=[.C518]/([.D518]-[.D517])" office:value-type="float" office:value="104376.209722401" calcext:value-type="float">
            <text:p>104376.209722401</text:p>
          </table:table-cell>
          <table:table-cell/>
          <table:table-cell office:value-type="float" office:value="1456447945.78609" calcext:value-type="float">
            <text:p>1456447945.78609</text:p>
          </table:table-cell>
          <table:table-cell table:formula="of:=[.G518]-[.B518]" office:value-type="float" office:value="0.272519111633301" calcext:value-type="float">
            <text:p>0.272519111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7945.53579" calcext:value-type="float">
            <text:p>1456447945.53579</text:p>
          </table:table-cell>
          <table:table-cell office:value-type="float" office:value="2320" calcext:value-type="float">
            <text:p>2320</text:p>
          </table:table-cell>
          <table:table-cell table:formula="of:=[.B519]-[.B$2]" office:value-type="float" office:value="25.5355370044708" calcext:value-type="float">
            <text:p>25.5355370045</text:p>
          </table:table-cell>
          <table:table-cell table:formula="of:=[.C519]/([.D519]-[.D518])" office:value-type="float" office:value="104390.766292979" calcext:value-type="float">
            <text:p>104390.766292979</text:p>
          </table:table-cell>
          <table:table-cell/>
          <table:table-cell office:value-type="float" office:value="1456447945.80807" calcext:value-type="float">
            <text:p>1456447945.80807</text:p>
          </table:table-cell>
          <table:table-cell table:formula="of:=[.G519]-[.B519]" office:value-type="float" office:value="0.272277355194092" calcext:value-type="float">
            <text:p>0.27227735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7945.55803" calcext:value-type="float">
            <text:p>1456447945.55803</text:p>
          </table:table-cell>
          <table:table-cell office:value-type="float" office:value="2320" calcext:value-type="float">
            <text:p>2320</text:p>
          </table:table-cell>
          <table:table-cell table:formula="of:=[.B520]-[.B$2]" office:value-type="float" office:value="25.5577707290649" calcext:value-type="float">
            <text:p>25.5577707291</text:p>
          </table:table-cell>
          <table:table-cell table:formula="of:=[.C520]/([.D520]-[.D519])" office:value-type="float" office:value="104345.989812879" calcext:value-type="float">
            <text:p>104345.989812879</text:p>
          </table:table-cell>
          <table:table-cell/>
          <table:table-cell office:value-type="float" office:value="1456447945.83034" calcext:value-type="float">
            <text:p>1456447945.83034</text:p>
          </table:table-cell>
          <table:table-cell table:formula="of:=[.G520]-[.B520]" office:value-type="float" office:value="0.272317171096802" calcext:value-type="float">
            <text:p>0.272317171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7945.58025" calcext:value-type="float">
            <text:p>1456447945.58025</text:p>
          </table:table-cell>
          <table:table-cell office:value-type="float" office:value="2320" calcext:value-type="float">
            <text:p>2320</text:p>
          </table:table-cell>
          <table:table-cell table:formula="of:=[.B521]-[.B$2]" office:value-type="float" office:value="25.5799987316132" calcext:value-type="float">
            <text:p>25.5799987316</text:p>
          </table:table-cell>
          <table:table-cell table:formula="of:=[.C521]/([.D521]-[.D520])" office:value-type="float" office:value="104372.851090303" calcext:value-type="float">
            <text:p>104372.851090303</text:p>
          </table:table-cell>
          <table:table-cell/>
          <table:table-cell office:value-type="float" office:value="1456447945.85261" calcext:value-type="float">
            <text:p>1456447945.85261</text:p>
          </table:table-cell>
          <table:table-cell table:formula="of:=[.G521]-[.B521]" office:value-type="float" office:value="0.272356510162354" calcext:value-type="float">
            <text:p>0.272356510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7945.60248" calcext:value-type="float">
            <text:p>1456447945.60248</text:p>
          </table:table-cell>
          <table:table-cell office:value-type="float" office:value="2320" calcext:value-type="float">
            <text:p>2320</text:p>
          </table:table-cell>
          <table:table-cell table:formula="of:=[.B522]-[.B$2]" office:value-type="float" office:value="25.6022257804871" calcext:value-type="float">
            <text:p>25.6022257805</text:p>
          </table:table-cell>
          <table:table-cell table:formula="of:=[.C522]/([.D522]-[.D521])" office:value-type="float" office:value="104377.329314469" calcext:value-type="float">
            <text:p>104377.329314469</text:p>
          </table:table-cell>
          <table:table-cell/>
          <table:table-cell office:value-type="float" office:value="1456447945.87491" calcext:value-type="float">
            <text:p>1456447945.87491</text:p>
          </table:table-cell>
          <table:table-cell table:formula="of:=[.G522]-[.B522]" office:value-type="float" office:value="0.272432327270508" calcext:value-type="float">
            <text:p>0.272432327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7945.62475" calcext:value-type="float">
            <text:p>1456447945.62475</text:p>
          </table:table-cell>
          <table:table-cell office:value-type="float" office:value="2320" calcext:value-type="float">
            <text:p>2320</text:p>
          </table:table-cell>
          <table:table-cell table:formula="of:=[.B523]-[.B$2]" office:value-type="float" office:value="25.6244893074036" calcext:value-type="float">
            <text:p>25.6244893074</text:p>
          </table:table-cell>
          <table:table-cell table:formula="of:=[.C523]/([.D523]-[.D522])" office:value-type="float" office:value="104206.310559006" calcext:value-type="float">
            <text:p>104206.310559006</text:p>
          </table:table-cell>
          <table:table-cell/>
          <table:table-cell office:value-type="float" office:value="1456447945.89731" calcext:value-type="float">
            <text:p>1456447945.89731</text:p>
          </table:table-cell>
          <table:table-cell table:formula="of:=[.G523]-[.B523]" office:value-type="float" office:value="0.272560834884644" calcext:value-type="float">
            <text:p>0.272560834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7945.64699" calcext:value-type="float">
            <text:p>1456447945.64699</text:p>
          </table:table-cell>
          <table:table-cell office:value-type="float" office:value="2320" calcext:value-type="float">
            <text:p>2320</text:p>
          </table:table-cell>
          <table:table-cell table:formula="of:=[.B524]-[.B$2]" office:value-type="float" office:value="25.6467318534851" calcext:value-type="float">
            <text:p>25.6467318535</text:p>
          </table:table-cell>
          <table:table-cell table:formula="of:=[.C524]/([.D524]-[.D523])" office:value-type="float" office:value="104304.605753977" calcext:value-type="float">
            <text:p>104304.605753977</text:p>
          </table:table-cell>
          <table:table-cell/>
          <table:table-cell office:value-type="float" office:value="1456447945.91935" calcext:value-type="float">
            <text:p>1456447945.91935</text:p>
          </table:table-cell>
          <table:table-cell table:formula="of:=[.G524]-[.B524]" office:value-type="float" office:value="0.272360563278198" calcext:value-type="float">
            <text:p>0.272360563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7945.66922" calcext:value-type="float">
            <text:p>1456447945.66922</text:p>
          </table:table-cell>
          <table:table-cell office:value-type="float" office:value="2320" calcext:value-type="float">
            <text:p>2320</text:p>
          </table:table-cell>
          <table:table-cell table:formula="of:=[.B525]-[.B$2]" office:value-type="float" office:value="25.6689670085907" calcext:value-type="float">
            <text:p>25.6689670086</text:p>
          </table:table-cell>
          <table:table-cell table:formula="of:=[.C525]/([.D525]-[.D524])" office:value-type="float" office:value="104339.276653692" calcext:value-type="float">
            <text:p>104339.276653692</text:p>
          </table:table-cell>
          <table:table-cell/>
          <table:table-cell office:value-type="float" office:value="1456447945.9415" calcext:value-type="float">
            <text:p>1456447945.9415</text:p>
          </table:table-cell>
          <table:table-cell table:formula="of:=[.G525]-[.B525]" office:value-type="float" office:value="0.272276401519775" calcext:value-type="float">
            <text:p>0.272276401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7945.69146" calcext:value-type="float">
            <text:p>1456447945.69146</text:p>
          </table:table-cell>
          <table:table-cell office:value-type="float" office:value="2320" calcext:value-type="float">
            <text:p>2320</text:p>
          </table:table-cell>
          <table:table-cell table:formula="of:=[.B526]-[.B$2]" office:value-type="float" office:value="25.6912047863007" calcext:value-type="float">
            <text:p>25.6912047863</text:p>
          </table:table-cell>
          <table:table-cell table:formula="of:=[.C526]/([.D526]-[.D525])" office:value-type="float" office:value="104326.971438374" calcext:value-type="float">
            <text:p>104326.971438374</text:p>
          </table:table-cell>
          <table:table-cell/>
          <table:table-cell office:value-type="float" office:value="1456447945.96429" calcext:value-type="float">
            <text:p>1456447945.96429</text:p>
          </table:table-cell>
          <table:table-cell table:formula="of:=[.G526]-[.B526]" office:value-type="float" office:value="0.272827386856079" calcext:value-type="float">
            <text:p>0.272827386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7945.71369" calcext:value-type="float">
            <text:p>1456447945.71369</text:p>
          </table:table-cell>
          <table:table-cell office:value-type="float" office:value="2320" calcext:value-type="float">
            <text:p>2320</text:p>
          </table:table-cell>
          <table:table-cell table:formula="of:=[.B527]-[.B$2]" office:value-type="float" office:value="25.7134349346161" calcext:value-type="float">
            <text:p>25.7134349346</text:p>
          </table:table-cell>
          <table:table-cell table:formula="of:=[.C527]/([.D527]-[.D526])" office:value-type="float" office:value="104362.776490777" calcext:value-type="float">
            <text:p>104362.776490777</text:p>
          </table:table-cell>
          <table:table-cell/>
          <table:table-cell office:value-type="float" office:value="1456447945.98652" calcext:value-type="float">
            <text:p>1456447945.98652</text:p>
          </table:table-cell>
          <table:table-cell table:formula="of:=[.G527]-[.B527]" office:value-type="float" office:value="0.272831201553345" calcext:value-type="float">
            <text:p>0.272831201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7945.73592" calcext:value-type="float">
            <text:p>1456447945.73592</text:p>
          </table:table-cell>
          <table:table-cell office:value-type="float" office:value="2320" calcext:value-type="float">
            <text:p>2320</text:p>
          </table:table-cell>
          <table:table-cell table:formula="of:=[.B528]-[.B$2]" office:value-type="float" office:value="25.7356648445129" calcext:value-type="float">
            <text:p>25.7356648445</text:p>
          </table:table-cell>
          <table:table-cell table:formula="of:=[.C528]/([.D528]-[.D527])" office:value-type="float" office:value="104363.895794678" calcext:value-type="float">
            <text:p>104363.895794678</text:p>
          </table:table-cell>
          <table:table-cell/>
          <table:table-cell office:value-type="float" office:value="1456447946.00901" calcext:value-type="float">
            <text:p>1456447946.00901</text:p>
          </table:table-cell>
          <table:table-cell table:formula="of:=[.G528]-[.B528]" office:value-type="float" office:value="0.273085355758667" calcext:value-type="float">
            <text:p>0.273085355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7945.75815" calcext:value-type="float">
            <text:p>1456447945.75815</text:p>
          </table:table-cell>
          <table:table-cell office:value-type="float" office:value="2320" calcext:value-type="float">
            <text:p>2320</text:p>
          </table:table-cell>
          <table:table-cell table:formula="of:=[.B529]-[.B$2]" office:value-type="float" office:value="25.757892370224" calcext:value-type="float">
            <text:p>25.7578923702</text:p>
          </table:table-cell>
          <table:table-cell table:formula="of:=[.C529]/([.D529]-[.D528])" office:value-type="float" office:value="104375.090154351" calcext:value-type="float">
            <text:p>104375.090154351</text:p>
          </table:table-cell>
          <table:table-cell/>
          <table:table-cell office:value-type="float" office:value="1456447946.03602" calcext:value-type="float">
            <text:p>1456447946.03602</text:p>
          </table:table-cell>
          <table:table-cell table:formula="of:=[.G529]-[.B529]" office:value-type="float" office:value="0.277872562408447" calcext:value-type="float">
            <text:p>0.277872562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7945.78037" calcext:value-type="float">
            <text:p>1456447945.78037</text:p>
          </table:table-cell>
          <table:table-cell office:value-type="float" office:value="2320" calcext:value-type="float">
            <text:p>2320</text:p>
          </table:table-cell>
          <table:table-cell table:formula="of:=[.B530]-[.B$2]" office:value-type="float" office:value="25.780118227005" calcext:value-type="float">
            <text:p>25.780118227</text:p>
          </table:table-cell>
          <table:table-cell table:formula="of:=[.C530]/([.D530]-[.D529])" office:value-type="float" office:value="104382.927635108" calcext:value-type="float">
            <text:p>104382.927635108</text:p>
          </table:table-cell>
          <table:table-cell/>
          <table:table-cell office:value-type="float" office:value="1456447946.05749" calcext:value-type="float">
            <text:p>1456447946.05749</text:p>
          </table:table-cell>
          <table:table-cell table:formula="of:=[.G530]-[.B530]" office:value-type="float" office:value="0.277116775512695" calcext:value-type="float">
            <text:p>0.277116775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7945.8026" calcext:value-type="float">
            <text:p>1456447945.8026</text:p>
          </table:table-cell>
          <table:table-cell office:value-type="float" office:value="2320" calcext:value-type="float">
            <text:p>2320</text:p>
          </table:table-cell>
          <table:table-cell table:formula="of:=[.B531]-[.B$2]" office:value-type="float" office:value="25.8023478984833" calcext:value-type="float">
            <text:p>25.8023478985</text:p>
          </table:table-cell>
          <table:table-cell table:formula="of:=[.C531]/([.D531]-[.D530])" office:value-type="float" office:value="104365.015122589" calcext:value-type="float">
            <text:p>104365.015122589</text:p>
          </table:table-cell>
          <table:table-cell/>
          <table:table-cell office:value-type="float" office:value="1456447946.07551" calcext:value-type="float">
            <text:p>1456447946.07551</text:p>
          </table:table-cell>
          <table:table-cell table:formula="of:=[.G531]-[.B531]" office:value-type="float" office:value="0.272904634475708" calcext:value-type="float">
            <text:p>0.272904634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7945.82484" calcext:value-type="float">
            <text:p>1456447945.82484</text:p>
          </table:table-cell>
          <table:table-cell office:value-type="float" office:value="2320" calcext:value-type="float">
            <text:p>2320</text:p>
          </table:table-cell>
          <table:table-cell table:formula="of:=[.B532]-[.B$2]" office:value-type="float" office:value="25.8245851993561" calcext:value-type="float">
            <text:p>25.8245851994</text:p>
          </table:table-cell>
          <table:table-cell table:formula="of:=[.C532]/([.D532]-[.D531])" office:value-type="float" office:value="104329.208534363" calcext:value-type="float">
            <text:p>104329.208534363</text:p>
          </table:table-cell>
          <table:table-cell/>
          <table:table-cell office:value-type="float" office:value="1456447946.09689" calcext:value-type="float">
            <text:p>1456447946.09689</text:p>
          </table:table-cell>
          <table:table-cell table:formula="of:=[.G532]-[.B532]" office:value-type="float" office:value="0.272048234939575" calcext:value-type="float">
            <text:p>0.272048234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7945.84707" calcext:value-type="float">
            <text:p>1456447945.84707</text:p>
          </table:table-cell>
          <table:table-cell office:value-type="float" office:value="2320" calcext:value-type="float">
            <text:p>2320</text:p>
          </table:table-cell>
          <table:table-cell table:formula="of:=[.B533]-[.B$2]" office:value-type="float" office:value="25.8468143939972" calcext:value-type="float">
            <text:p>25.846814394</text:p>
          </table:table-cell>
          <table:table-cell table:formula="of:=[.C533]/([.D533]-[.D532])" office:value-type="float" office:value="104367.253850444" calcext:value-type="float">
            <text:p>104367.253850444</text:p>
          </table:table-cell>
          <table:table-cell/>
          <table:table-cell office:value-type="float" office:value="1456447946.11811" calcext:value-type="float">
            <text:p>1456447946.11811</text:p>
          </table:table-cell>
          <table:table-cell table:formula="of:=[.G533]-[.B533]" office:value-type="float" office:value="0.271043300628662" calcext:value-type="float">
            <text:p>0.271043300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7945.8693" calcext:value-type="float">
            <text:p>1456447945.8693</text:p>
          </table:table-cell>
          <table:table-cell office:value-type="float" office:value="2320" calcext:value-type="float">
            <text:p>2320</text:p>
          </table:table-cell>
          <table:table-cell table:formula="of:=[.B534]-[.B$2]" office:value-type="float" office:value="25.8690412044525" calcext:value-type="float">
            <text:p>25.8690412045</text:p>
          </table:table-cell>
          <table:table-cell table:formula="of:=[.C534]/([.D534]-[.D533])" office:value-type="float" office:value="104378.448930556" calcext:value-type="float">
            <text:p>104378.448930556</text:p>
          </table:table-cell>
          <table:table-cell/>
          <table:table-cell office:value-type="float" office:value="1456447946.13928" calcext:value-type="float">
            <text:p>1456447946.13928</text:p>
          </table:table-cell>
          <table:table-cell table:formula="of:=[.G534]-[.B534]" office:value-type="float" office:value="0.26998496055603" calcext:value-type="float">
            <text:p>0.269984960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7945.89211" calcext:value-type="float">
            <text:p>1456447945.89211</text:p>
          </table:table-cell>
          <table:table-cell office:value-type="float" office:value="2320" calcext:value-type="float">
            <text:p>2320</text:p>
          </table:table-cell>
          <table:table-cell table:formula="of:=[.B535]-[.B$2]" office:value-type="float" office:value="25.8918497562408" calcext:value-type="float">
            <text:p>25.8918497562</text:p>
          </table:table-cell>
          <table:table-cell table:formula="of:=[.C535]/([.D535]-[.D534])" office:value-type="float" office:value="101716.234398846" calcext:value-type="float">
            <text:p>101716.234398846</text:p>
          </table:table-cell>
          <table:table-cell/>
          <table:table-cell office:value-type="float" office:value="1456447946.16069" calcext:value-type="float">
            <text:p>1456447946.16069</text:p>
          </table:table-cell>
          <table:table-cell table:formula="of:=[.G535]-[.B535]" office:value-type="float" office:value="0.268580436706543" calcext:value-type="float">
            <text:p>0.26858043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7945.91435" calcext:value-type="float">
            <text:p>1456447945.91435</text:p>
          </table:table-cell>
          <table:table-cell office:value-type="float" office:value="2320" calcext:value-type="float">
            <text:p>2320</text:p>
          </table:table-cell>
          <table:table-cell table:formula="of:=[.B536]-[.B$2]" office:value-type="float" office:value="25.9140951633453" calcext:value-type="float">
            <text:p>25.9140951633</text:p>
          </table:table-cell>
          <table:table-cell table:formula="of:=[.C536]/([.D536]-[.D535])" office:value-type="float" office:value="104291.190945726" calcext:value-type="float">
            <text:p>104291.190945726</text:p>
          </table:table-cell>
          <table:table-cell/>
          <table:table-cell office:value-type="float" office:value="1456447946.18191" calcext:value-type="float">
            <text:p>1456447946.18191</text:p>
          </table:table-cell>
          <table:table-cell table:formula="of:=[.G536]-[.B536]" office:value-type="float" office:value="0.267553806304932" calcext:value-type="float">
            <text:p>0.267553806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7945.93659" calcext:value-type="float">
            <text:p>1456447945.93659</text:p>
          </table:table-cell>
          <table:table-cell office:value-type="float" office:value="2320" calcext:value-type="float">
            <text:p>2320</text:p>
          </table:table-cell>
          <table:table-cell table:formula="of:=[.B537]-[.B$2]" office:value-type="float" office:value="25.9363369941711" calcext:value-type="float">
            <text:p>25.9363369942</text:p>
          </table:table-cell>
          <table:table-cell table:formula="of:=[.C537]/([.D537]-[.D536])" office:value-type="float" office:value="104307.959995283" calcext:value-type="float">
            <text:p>104307.959995283</text:p>
          </table:table-cell>
          <table:table-cell/>
          <table:table-cell office:value-type="float" office:value="1456447946.20298" calcext:value-type="float">
            <text:p>1456447946.20298</text:p>
          </table:table-cell>
          <table:table-cell table:formula="of:=[.G537]-[.B537]" office:value-type="float" office:value="0.266387224197388" calcext:value-type="float">
            <text:p>0.266387224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7945.95883" calcext:value-type="float">
            <text:p>1456447945.95883</text:p>
          </table:table-cell>
          <table:table-cell office:value-type="float" office:value="2320" calcext:value-type="float">
            <text:p>2320</text:p>
          </table:table-cell>
          <table:table-cell table:formula="of:=[.B538]-[.B$2]" office:value-type="float" office:value="25.9585690498352" calcext:value-type="float">
            <text:p>25.9585690498</text:p>
          </table:table-cell>
          <table:table-cell table:formula="of:=[.C538]/([.D538]-[.D537])" office:value-type="float" office:value="104353.822923816" calcext:value-type="float">
            <text:p>104353.822923816</text:p>
          </table:table-cell>
          <table:table-cell/>
          <table:table-cell office:value-type="float" office:value="1456447946.22416" calcext:value-type="float">
            <text:p>1456447946.22416</text:p>
          </table:table-cell>
          <table:table-cell table:formula="of:=[.G538]-[.B538]" office:value-type="float" office:value="0.265334367752075" calcext:value-type="float">
            <text:p>0.265334367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7945.98106" calcext:value-type="float">
            <text:p>1456447945.98106</text:p>
          </table:table-cell>
          <table:table-cell office:value-type="float" office:value="2320" calcext:value-type="float">
            <text:p>2320</text:p>
          </table:table-cell>
          <table:table-cell table:formula="of:=[.B539]-[.B$2]" office:value-type="float" office:value="25.9808006286621" calcext:value-type="float">
            <text:p>25.9808006287</text:p>
          </table:table-cell>
          <table:table-cell table:formula="of:=[.C539]/([.D539]-[.D538])" office:value-type="float" office:value="104356.061171525" calcext:value-type="float">
            <text:p>104356.061171525</text:p>
          </table:table-cell>
          <table:table-cell/>
          <table:table-cell office:value-type="float" office:value="1456447946.24533" calcext:value-type="float">
            <text:p>1456447946.24533</text:p>
          </table:table-cell>
          <table:table-cell table:formula="of:=[.G539]-[.B539]" office:value-type="float" office:value="0.264269590377808" calcext:value-type="float">
            <text:p>0.264269590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7946.00318" calcext:value-type="float">
            <text:p>1456447946.00318</text:p>
          </table:table-cell>
          <table:table-cell office:value-type="float" office:value="2320" calcext:value-type="float">
            <text:p>2320</text:p>
          </table:table-cell>
          <table:table-cell table:formula="of:=[.B540]-[.B$2]" office:value-type="float" office:value="26.0029227733612" calcext:value-type="float">
            <text:p>26.0029227734</text:p>
          </table:table-cell>
          <table:table-cell table:formula="of:=[.C540]/([.D540]-[.D539])" office:value-type="float" office:value="104872.291161477" calcext:value-type="float">
            <text:p>104872.291161477</text:p>
          </table:table-cell>
          <table:table-cell/>
          <table:table-cell office:value-type="float" office:value="1456447946.26664" calcext:value-type="float">
            <text:p>1456447946.26664</text:p>
          </table:table-cell>
          <table:table-cell table:formula="of:=[.G540]-[.B540]" office:value-type="float" office:value="0.2634596824646" calcext:value-type="float">
            <text:p>0.263459682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7946.0245" calcext:value-type="float">
            <text:p>1456447946.0245</text:p>
          </table:table-cell>
          <table:table-cell office:value-type="float" office:value="2320" calcext:value-type="float">
            <text:p>2320</text:p>
          </table:table-cell>
          <table:table-cell table:formula="of:=[.B541]-[.B$2]" office:value-type="float" office:value="26.0242400169373" calcext:value-type="float">
            <text:p>26.0242400169</text:p>
          </table:table-cell>
          <table:table-cell table:formula="of:=[.C541]/([.D541]-[.D540])" office:value-type="float" office:value="108832.081958596" calcext:value-type="float">
            <text:p>108832.081958596</text:p>
          </table:table-cell>
          <table:table-cell/>
          <table:table-cell office:value-type="float" office:value="1456447946.28804" calcext:value-type="float">
            <text:p>1456447946.28804</text:p>
          </table:table-cell>
          <table:table-cell table:formula="of:=[.G541]-[.B541]" office:value-type="float" office:value="0.263540506362915" calcext:value-type="float">
            <text:p>0.263540506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7946.04576" calcext:value-type="float">
            <text:p>1456447946.04576</text:p>
          </table:table-cell>
          <table:table-cell office:value-type="float" office:value="2320" calcext:value-type="float">
            <text:p>2320</text:p>
          </table:table-cell>
          <table:table-cell table:formula="of:=[.B542]-[.B$2]" office:value-type="float" office:value="26.045501947403" calcext:value-type="float">
            <text:p>26.0455019474</text:p>
          </table:table-cell>
          <table:table-cell table:formula="of:=[.C542]/([.D542]-[.D541])" office:value-type="float" office:value="109115.209634555" calcext:value-type="float">
            <text:p>109115.209634555</text:p>
          </table:table-cell>
          <table:table-cell/>
          <table:table-cell office:value-type="float" office:value="1456447946.3092" calcext:value-type="float">
            <text:p>1456447946.3092</text:p>
          </table:table-cell>
          <table:table-cell table:formula="of:=[.G542]-[.B542]" office:value-type="float" office:value="0.263439416885376" calcext:value-type="float">
            <text:p>0.263439416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7946.067" calcext:value-type="float">
            <text:p>1456447946.067</text:p>
          </table:table-cell>
          <table:table-cell office:value-type="float" office:value="2320" calcext:value-type="float">
            <text:p>2320</text:p>
          </table:table-cell>
          <table:table-cell table:formula="of:=[.B543]-[.B$2]" office:value-type="float" office:value="26.0667476654053" calcext:value-type="float">
            <text:p>26.0667476654</text:p>
          </table:table-cell>
          <table:table-cell table:formula="of:=[.C543]/([.D543]-[.D542])" office:value-type="float" office:value="109198.474711315" calcext:value-type="float">
            <text:p>109198.474711315</text:p>
          </table:table-cell>
          <table:table-cell/>
          <table:table-cell office:value-type="float" office:value="1456447946.33035" calcext:value-type="float">
            <text:p>1456447946.33035</text:p>
          </table:table-cell>
          <table:table-cell table:formula="of:=[.G543]-[.B543]" office:value-type="float" office:value="0.263347864151001" calcext:value-type="float">
            <text:p>0.263347864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7946.08826" calcext:value-type="float">
            <text:p>1456447946.08826</text:p>
          </table:table-cell>
          <table:table-cell office:value-type="float" office:value="2320" calcext:value-type="float">
            <text:p>2320</text:p>
          </table:table-cell>
          <table:table-cell table:formula="of:=[.B544]-[.B$2]" office:value-type="float" office:value="26.0880074501038" calcext:value-type="float">
            <text:p>26.0880074501</text:p>
          </table:table-cell>
          <table:table-cell table:formula="of:=[.C544]/([.D544]-[.D543])" office:value-type="float" office:value="109126.222720646" calcext:value-type="float">
            <text:p>109126.222720646</text:p>
          </table:table-cell>
          <table:table-cell/>
          <table:table-cell office:value-type="float" office:value="1456447946.3515" calcext:value-type="float">
            <text:p>1456447946.3515</text:p>
          </table:table-cell>
          <table:table-cell table:formula="of:=[.G544]-[.B544]" office:value-type="float" office:value="0.263238430023193" calcext:value-type="float">
            <text:p>0.2632384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7946.1095" calcext:value-type="float">
            <text:p>1456447946.1095</text:p>
          </table:table-cell>
          <table:table-cell office:value-type="float" office:value="2320" calcext:value-type="float">
            <text:p>2320</text:p>
          </table:table-cell>
          <table:table-cell table:formula="of:=[.B545]-[.B$2]" office:value-type="float" office:value="26.1092448234558" calcext:value-type="float">
            <text:p>26.1092448235</text:p>
          </table:table-cell>
          <table:table-cell table:formula="of:=[.C545]/([.D545]-[.D544])" office:value-type="float" office:value="109241.38129238" calcext:value-type="float">
            <text:p>109241.38129238</text:p>
          </table:table-cell>
          <table:table-cell/>
          <table:table-cell office:value-type="float" office:value="1456447946.37267" calcext:value-type="float">
            <text:p>1456447946.37267</text:p>
          </table:table-cell>
          <table:table-cell table:formula="of:=[.G545]-[.B545]" office:value-type="float" office:value="0.263168573379517" calcext:value-type="float">
            <text:p>0.263168573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7946.13073" calcext:value-type="float">
            <text:p>1456447946.13073</text:p>
          </table:table-cell>
          <table:table-cell office:value-type="float" office:value="2320" calcext:value-type="float">
            <text:p>2320</text:p>
          </table:table-cell>
          <table:table-cell table:formula="of:=[.B546]-[.B$2]" office:value-type="float" office:value="26.1304707527161" calcext:value-type="float">
            <text:p>26.1304707527</text:p>
          </table:table-cell>
          <table:table-cell table:formula="of:=[.C546]/([.D546]-[.D545])" office:value-type="float" office:value="109300.279462641" calcext:value-type="float">
            <text:p>109300.279462641</text:p>
          </table:table-cell>
          <table:table-cell/>
          <table:table-cell office:value-type="float" office:value="1456447946.394" calcext:value-type="float">
            <text:p>1456447946.394</text:p>
          </table:table-cell>
          <table:table-cell table:formula="of:=[.G546]-[.B546]" office:value-type="float" office:value="0.263272047042847" calcext:value-type="float">
            <text:p>0.26327204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7946.15195" calcext:value-type="float">
            <text:p>1456447946.15195</text:p>
          </table:table-cell>
          <table:table-cell office:value-type="float" office:value="2320" calcext:value-type="float">
            <text:p>2320</text:p>
          </table:table-cell>
          <table:table-cell table:formula="of:=[.B547]-[.B$2]" office:value-type="float" office:value="26.1516954898834" calcext:value-type="float">
            <text:p>26.1516954899</text:p>
          </table:table-cell>
          <table:table-cell table:formula="of:=[.C547]/([.D547]-[.D546])" office:value-type="float" office:value="109306.418341328" calcext:value-type="float">
            <text:p>109306.418341328</text:p>
          </table:table-cell>
          <table:table-cell/>
          <table:table-cell office:value-type="float" office:value="1456447946.41526" calcext:value-type="float">
            <text:p>1456447946.41526</text:p>
          </table:table-cell>
          <table:table-cell table:formula="of:=[.G547]-[.B547]" office:value-type="float" office:value="0.263311386108398" calcext:value-type="float">
            <text:p>0.263311386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7946.17317" calcext:value-type="float">
            <text:p>1456447946.17317</text:p>
          </table:table-cell>
          <table:table-cell office:value-type="float" office:value="2320" calcext:value-type="float">
            <text:p>2320</text:p>
          </table:table-cell>
          <table:table-cell table:formula="of:=[.B548]-[.B$2]" office:value-type="float" office:value="26.1729173660278" calcext:value-type="float">
            <text:p>26.172917366</text:p>
          </table:table-cell>
          <table:table-cell table:formula="of:=[.C548]/([.D548]-[.D547])" office:value-type="float" office:value="109321.154464055" calcext:value-type="float">
            <text:p>109321.154464055</text:p>
          </table:table-cell>
          <table:table-cell/>
          <table:table-cell office:value-type="float" office:value="1456447946.43649" calcext:value-type="float">
            <text:p>1456447946.43649</text:p>
          </table:table-cell>
          <table:table-cell table:formula="of:=[.G548]-[.B548]" office:value-type="float" office:value="0.26331639289856" calcext:value-type="float">
            <text:p>0.263316392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7946.1944" calcext:value-type="float">
            <text:p>1456447946.1944</text:p>
          </table:table-cell>
          <table:table-cell office:value-type="float" office:value="2320" calcext:value-type="float">
            <text:p>2320</text:p>
          </table:table-cell>
          <table:table-cell table:formula="of:=[.B549]-[.B$2]" office:value-type="float" office:value="26.194146156311" calcext:value-type="float">
            <text:p>26.1941461563</text:p>
          </table:table-cell>
          <table:table-cell table:formula="of:=[.C549]/([.D549]-[.D548])" office:value-type="float" office:value="109285.548966757" calcext:value-type="float">
            <text:p>109285.548966757</text:p>
          </table:table-cell>
          <table:table-cell/>
          <table:table-cell office:value-type="float" office:value="1456447946.45771" calcext:value-type="float">
            <text:p>1456447946.45771</text:p>
          </table:table-cell>
          <table:table-cell table:formula="of:=[.G549]-[.B549]" office:value-type="float" office:value="0.263306617736816" calcext:value-type="float">
            <text:p>0.263306617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7946.21563" calcext:value-type="float">
            <text:p>1456447946.21563</text:p>
          </table:table-cell>
          <table:table-cell office:value-type="float" office:value="2320" calcext:value-type="float">
            <text:p>2320</text:p>
          </table:table-cell>
          <table:table-cell table:formula="of:=[.B550]-[.B$2]" office:value-type="float" office:value="26.2153699398041" calcext:value-type="float">
            <text:p>26.2153699398</text:p>
          </table:table-cell>
          <table:table-cell table:formula="of:=[.C550]/([.D550]-[.D549])" office:value-type="float" office:value="109311.329940799" calcext:value-type="float">
            <text:p>109311.329940799</text:p>
          </table:table-cell>
          <table:table-cell/>
          <table:table-cell office:value-type="float" office:value="1456447946.47889" calcext:value-type="float">
            <text:p>1456447946.47889</text:p>
          </table:table-cell>
          <table:table-cell table:formula="of:=[.G550]-[.B550]" office:value-type="float" office:value="0.263259649276733" calcext:value-type="float">
            <text:p>0.263259649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7946.23685" calcext:value-type="float">
            <text:p>1456447946.23685</text:p>
          </table:table-cell>
          <table:table-cell office:value-type="float" office:value="2320" calcext:value-type="float">
            <text:p>2320</text:p>
          </table:table-cell>
          <table:table-cell table:formula="of:=[.B551]-[.B$2]" office:value-type="float" office:value="26.2365918159485" calcext:value-type="float">
            <text:p>26.2365918159</text:p>
          </table:table-cell>
          <table:table-cell table:formula="of:=[.C551]/([.D551]-[.D550])" office:value-type="float" office:value="109321.154464055" calcext:value-type="float">
            <text:p>109321.154464055</text:p>
          </table:table-cell>
          <table:table-cell/>
          <table:table-cell office:value-type="float" office:value="1456447946.50012" calcext:value-type="float">
            <text:p>1456447946.50012</text:p>
          </table:table-cell>
          <table:table-cell table:formula="of:=[.G551]-[.B551]" office:value-type="float" office:value="0.263270139694214" calcext:value-type="float">
            <text:p>0.263270139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7946.25807" calcext:value-type="float">
            <text:p>1456447946.25807</text:p>
          </table:table-cell>
          <table:table-cell office:value-type="float" office:value="2320" calcext:value-type="float">
            <text:p>2320</text:p>
          </table:table-cell>
          <table:table-cell table:formula="of:=[.B552]-[.B$2]" office:value-type="float" office:value="26.2578136920929" calcext:value-type="float">
            <text:p>26.2578136921</text:p>
          </table:table-cell>
          <table:table-cell table:formula="of:=[.C552]/([.D552]-[.D551])" office:value-type="float" office:value="109321.154464055" calcext:value-type="float">
            <text:p>109321.154464055</text:p>
          </table:table-cell>
          <table:table-cell/>
          <table:table-cell office:value-type="float" office:value="1456447946.52139" calcext:value-type="float">
            <text:p>1456447946.52139</text:p>
          </table:table-cell>
          <table:table-cell table:formula="of:=[.G552]-[.B552]" office:value-type="float" office:value="0.263315677642822" calcext:value-type="float">
            <text:p>0.263315677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7946.27929" calcext:value-type="float">
            <text:p>1456447946.27929</text:p>
          </table:table-cell>
          <table:table-cell office:value-type="float" office:value="2320" calcext:value-type="float">
            <text:p>2320</text:p>
          </table:table-cell>
          <table:table-cell table:formula="of:=[.B553]-[.B$2]" office:value-type="float" office:value="26.2790358066559" calcext:value-type="float">
            <text:p>26.2790358067</text:p>
          </table:table-cell>
          <table:table-cell table:formula="of:=[.C553]/([.D553]-[.D552])" office:value-type="float" office:value="109319.926302072" calcext:value-type="float">
            <text:p>109319.926302072</text:p>
          </table:table-cell>
          <table:table-cell/>
          <table:table-cell office:value-type="float" office:value="1456447946.54257" calcext:value-type="float">
            <text:p>1456447946.54257</text:p>
          </table:table-cell>
          <table:table-cell table:formula="of:=[.G553]-[.B553]" office:value-type="float" office:value="0.263275384902954" calcext:value-type="float">
            <text:p>0.263275384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7946.30051" calcext:value-type="float">
            <text:p>1456447946.30051</text:p>
          </table:table-cell>
          <table:table-cell office:value-type="float" office:value="2320" calcext:value-type="float">
            <text:p>2320</text:p>
          </table:table-cell>
          <table:table-cell table:formula="of:=[.B554]-[.B$2]" office:value-type="float" office:value="26.3002557754517" calcext:value-type="float">
            <text:p>26.3002557755</text:p>
          </table:table-cell>
          <table:table-cell table:formula="of:=[.C554]/([.D554]-[.D553])" office:value-type="float" office:value="109330.980753458" calcext:value-type="float">
            <text:p>109330.980753458</text:p>
          </table:table-cell>
          <table:table-cell/>
          <table:table-cell office:value-type="float" office:value="1456447946.5638" calcext:value-type="float">
            <text:p>1456447946.5638</text:p>
          </table:table-cell>
          <table:table-cell table:formula="of:=[.G554]-[.B554]" office:value-type="float" office:value="0.263285875320435" calcext:value-type="float">
            <text:p>0.26328587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7946.32174" calcext:value-type="float">
            <text:p>1456447946.32174</text:p>
          </table:table-cell>
          <table:table-cell office:value-type="float" office:value="2320" calcext:value-type="float">
            <text:p>2320</text:p>
          </table:table-cell>
          <table:table-cell table:formula="of:=[.B555]-[.B$2]" office:value-type="float" office:value="26.3214824199677" calcext:value-type="float">
            <text:p>26.32148242</text:p>
          </table:table-cell>
          <table:table-cell table:formula="of:=[.C555]/([.D555]-[.D554])" office:value-type="float" office:value="109296.596466399" calcext:value-type="float">
            <text:p>109296.596466399</text:p>
          </table:table-cell>
          <table:table-cell/>
          <table:table-cell office:value-type="float" office:value="1456447946.58509" calcext:value-type="float">
            <text:p>1456447946.58509</text:p>
          </table:table-cell>
          <table:table-cell table:formula="of:=[.G555]-[.B555]" office:value-type="float" office:value="0.263351440429687" calcext:value-type="float">
            <text:p>0.263351440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7946.34296" calcext:value-type="float">
            <text:p>1456447946.34296</text:p>
          </table:table-cell>
          <table:table-cell office:value-type="float" office:value="2320" calcext:value-type="float">
            <text:p>2320</text:p>
          </table:table-cell>
          <table:table-cell table:formula="of:=[.B556]-[.B$2]" office:value-type="float" office:value="26.3427059650421" calcext:value-type="float">
            <text:p>26.342705965</text:p>
          </table:table-cell>
          <table:table-cell table:formula="of:=[.C556]/([.D556]-[.D555])" office:value-type="float" office:value="109312.557909636" calcext:value-type="float">
            <text:p>109312.557909636</text:p>
          </table:table-cell>
          <table:table-cell/>
          <table:table-cell office:value-type="float" office:value="1456447946.60624" calcext:value-type="float">
            <text:p>1456447946.60624</text:p>
          </table:table-cell>
          <table:table-cell table:formula="of:=[.G556]-[.B556]" office:value-type="float" office:value="0.26328182220459" calcext:value-type="float">
            <text:p>0.26328182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7946.3642" calcext:value-type="float">
            <text:p>1456447946.3642</text:p>
          </table:table-cell>
          <table:table-cell office:value-type="float" office:value="2320" calcext:value-type="float">
            <text:p>2320</text:p>
          </table:table-cell>
          <table:table-cell table:formula="of:=[.B557]-[.B$2]" office:value-type="float" office:value="26.3639481067657" calcext:value-type="float">
            <text:p>26.3639481068</text:p>
          </table:table-cell>
          <table:table-cell table:formula="of:=[.C557]/([.D557]-[.D556])" office:value-type="float" office:value="109216.859118254" calcext:value-type="float">
            <text:p>109216.859118254</text:p>
          </table:table-cell>
          <table:table-cell/>
          <table:table-cell office:value-type="float" office:value="1456447946.62747" calcext:value-type="float">
            <text:p>1456447946.62747</text:p>
          </table:table-cell>
          <table:table-cell table:formula="of:=[.G557]-[.B557]" office:value-type="float" office:value="0.263267755508423" calcext:value-type="float">
            <text:p>0.263267755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7946.38543" calcext:value-type="float">
            <text:p>1456447946.38543</text:p>
          </table:table-cell>
          <table:table-cell office:value-type="float" office:value="2320" calcext:value-type="float">
            <text:p>2320</text:p>
          </table:table-cell>
          <table:table-cell table:formula="of:=[.B558]-[.B$2]" office:value-type="float" office:value="26.3851761817932" calcext:value-type="float">
            <text:p>26.3851761818</text:p>
          </table:table-cell>
          <table:table-cell table:formula="of:=[.C558]/([.D558]-[.D557])" office:value-type="float" office:value="109289.231218482" calcext:value-type="float">
            <text:p>109289.231218482</text:p>
          </table:table-cell>
          <table:table-cell/>
          <table:table-cell office:value-type="float" office:value="1456447946.64871" calcext:value-type="float">
            <text:p>1456447946.64871</text:p>
          </table:table-cell>
          <table:table-cell table:formula="of:=[.G558]-[.B558]" office:value-type="float" office:value="0.263277530670166" calcext:value-type="float">
            <text:p>0.263277530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7946.40666" calcext:value-type="float">
            <text:p>1456447946.40666</text:p>
          </table:table-cell>
          <table:table-cell office:value-type="float" office:value="2320" calcext:value-type="float">
            <text:p>2320</text:p>
          </table:table-cell>
          <table:table-cell table:formula="of:=[.B559]-[.B$2]" office:value-type="float" office:value="26.4064021110535" calcext:value-type="float">
            <text:p>26.4064021111</text:p>
          </table:table-cell>
          <table:table-cell table:formula="of:=[.C559]/([.D559]-[.D558])" office:value-type="float" office:value="109300.279462641" calcext:value-type="float">
            <text:p>109300.279462641</text:p>
          </table:table-cell>
          <table:table-cell/>
          <table:table-cell office:value-type="float" office:value="1456447946.66988" calcext:value-type="float">
            <text:p>1456447946.66988</text:p>
          </table:table-cell>
          <table:table-cell table:formula="of:=[.G559]-[.B559]" office:value-type="float" office:value="0.263220310211182" calcext:value-type="float">
            <text:p>0.263220310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7946.42788" calcext:value-type="float">
            <text:p>1456447946.42788</text:p>
          </table:table-cell>
          <table:table-cell office:value-type="float" office:value="2320" calcext:value-type="float">
            <text:p>2320</text:p>
          </table:table-cell>
          <table:table-cell table:formula="of:=[.B560]-[.B$2]" office:value-type="float" office:value="26.4276247024536" calcext:value-type="float">
            <text:p>26.4276247025</text:p>
          </table:table-cell>
          <table:table-cell table:formula="of:=[.C560]/([.D560]-[.D559])" office:value-type="float" office:value="109317.470060889" calcext:value-type="float">
            <text:p>109317.470060889</text:p>
          </table:table-cell>
          <table:table-cell/>
          <table:table-cell office:value-type="float" office:value="1456447946.69106" calcext:value-type="float">
            <text:p>1456447946.69106</text:p>
          </table:table-cell>
          <table:table-cell table:formula="of:=[.G560]-[.B560]" office:value-type="float" office:value="0.26317834854126" calcext:value-type="float">
            <text:p>0.263178348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7946.44911" calcext:value-type="float">
            <text:p>1456447946.44911</text:p>
          </table:table-cell>
          <table:table-cell office:value-type="float" office:value="2320" calcext:value-type="float">
            <text:p>2320</text:p>
          </table:table-cell>
          <table:table-cell table:formula="of:=[.B561]-[.B$2]" office:value-type="float" office:value="26.4488523006439" calcext:value-type="float">
            <text:p>26.4488523006</text:p>
          </table:table-cell>
          <table:table-cell table:formula="of:=[.C561]/([.D561]-[.D560])" office:value-type="float" office:value="109291.686190824" calcext:value-type="float">
            <text:p>109291.686190824</text:p>
          </table:table-cell>
          <table:table-cell/>
          <table:table-cell office:value-type="float" office:value="1456447946.71243" calcext:value-type="float">
            <text:p>1456447946.71243</text:p>
          </table:table-cell>
          <table:table-cell table:formula="of:=[.G561]-[.B561]" office:value-type="float" office:value="0.263326168060303" calcext:value-type="float">
            <text:p>0.263326168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7946.47033" calcext:value-type="float">
            <text:p>1456447946.47033</text:p>
          </table:table-cell>
          <table:table-cell office:value-type="float" office:value="2320" calcext:value-type="float">
            <text:p>2320</text:p>
          </table:table-cell>
          <table:table-cell table:formula="of:=[.B562]-[.B$2]" office:value-type="float" office:value="26.470076084137" calcext:value-type="float">
            <text:p>26.4700760841</text:p>
          </table:table-cell>
          <table:table-cell table:formula="of:=[.C562]/([.D562]-[.D561])" office:value-type="float" office:value="109311.329940799" calcext:value-type="float">
            <text:p>109311.329940799</text:p>
          </table:table-cell>
          <table:table-cell/>
          <table:table-cell office:value-type="float" office:value="1456447946.73368" calcext:value-type="float">
            <text:p>1456447946.73368</text:p>
          </table:table-cell>
          <table:table-cell table:formula="of:=[.G562]-[.B562]" office:value-type="float" office:value="0.263351917266846" calcext:value-type="float">
            <text:p>0.263351917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7946.49155" calcext:value-type="float">
            <text:p>1456447946.49155</text:p>
          </table:table-cell>
          <table:table-cell office:value-type="float" office:value="2320" calcext:value-type="float">
            <text:p>2320</text:p>
          </table:table-cell>
          <table:table-cell table:formula="of:=[.B563]-[.B$2]" office:value-type="float" office:value="26.4912979602814" calcext:value-type="float">
            <text:p>26.4912979603</text:p>
          </table:table-cell>
          <table:table-cell table:formula="of:=[.C563]/([.D563]-[.D562])" office:value-type="float" office:value="109321.154464055" calcext:value-type="float">
            <text:p>109321.154464055</text:p>
          </table:table-cell>
          <table:table-cell/>
          <table:table-cell office:value-type="float" office:value="1456447946.75487" calcext:value-type="float">
            <text:p>1456447946.75487</text:p>
          </table:table-cell>
          <table:table-cell table:formula="of:=[.G563]-[.B563]" office:value-type="float" office:value="0.263313770294189" calcext:value-type="float">
            <text:p>0.263313770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7946.51278" calcext:value-type="float">
            <text:p>1456447946.51278</text:p>
          </table:table-cell>
          <table:table-cell office:value-type="float" office:value="2320" calcext:value-type="float">
            <text:p>2320</text:p>
          </table:table-cell>
          <table:table-cell table:formula="of:=[.B564]-[.B$2]" office:value-type="float" office:value="26.51251912117" calcext:value-type="float">
            <text:p>26.5125191212</text:p>
          </table:table-cell>
          <table:table-cell table:formula="of:=[.C564]/([.D564]-[.D563])" office:value-type="float" office:value="109324.839115585" calcext:value-type="float">
            <text:p>109324.839115585</text:p>
          </table:table-cell>
          <table:table-cell/>
          <table:table-cell office:value-type="float" office:value="1456447946.77611" calcext:value-type="float">
            <text:p>1456447946.77611</text:p>
          </table:table-cell>
          <table:table-cell table:formula="of:=[.G564]-[.B564]" office:value-type="float" office:value="0.263339519500732" calcext:value-type="float">
            <text:p>0.263339519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7946.534" calcext:value-type="float">
            <text:p>1456447946.534</text:p>
          </table:table-cell>
          <table:table-cell office:value-type="float" office:value="2320" calcext:value-type="float">
            <text:p>2320</text:p>
          </table:table-cell>
          <table:table-cell table:formula="of:=[.B565]-[.B$2]" office:value-type="float" office:value="26.5337393283844" calcext:value-type="float">
            <text:p>26.5337393284</text:p>
          </table:table-cell>
          <table:table-cell table:formula="of:=[.C565]/([.D565]-[.D564])" office:value-type="float" office:value="109329.75237068" calcext:value-type="float">
            <text:p>109329.75237068</text:p>
          </table:table-cell>
          <table:table-cell/>
          <table:table-cell office:value-type="float" office:value="1456447946.79721" calcext:value-type="float">
            <text:p>1456447946.79721</text:p>
          </table:table-cell>
          <table:table-cell table:formula="of:=[.G565]-[.B565]" office:value-type="float" office:value="0.26321816444397" calcext:value-type="float">
            <text:p>0.263218164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7946.55522" calcext:value-type="float">
            <text:p>1456447946.55522</text:p>
          </table:table-cell>
          <table:table-cell office:value-type="float" office:value="2320" calcext:value-type="float">
            <text:p>2320</text:p>
          </table:table-cell>
          <table:table-cell table:formula="of:=[.B566]-[.B$2]" office:value-type="float" office:value="26.5549604892731" calcext:value-type="float">
            <text:p>26.5549604893</text:p>
          </table:table-cell>
          <table:table-cell table:formula="of:=[.C566]/([.D566]-[.D565])" office:value-type="float" office:value="109324.839115585" calcext:value-type="float">
            <text:p>109324.839115585</text:p>
          </table:table-cell>
          <table:table-cell/>
          <table:table-cell office:value-type="float" office:value="1456447946.81844" calcext:value-type="float">
            <text:p>1456447946.81844</text:p>
          </table:table-cell>
          <table:table-cell table:formula="of:=[.G566]-[.B566]" office:value-type="float" office:value="0.26322078704834" calcext:value-type="float">
            <text:p>0.26322078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7946.57644" calcext:value-type="float">
            <text:p>1456447946.57644</text:p>
          </table:table-cell>
          <table:table-cell office:value-type="float" office:value="2320" calcext:value-type="float">
            <text:p>2320</text:p>
          </table:table-cell>
          <table:table-cell table:formula="of:=[.B567]-[.B$2]" office:value-type="float" office:value="26.5761864185333" calcext:value-type="float">
            <text:p>26.5761864185</text:p>
          </table:table-cell>
          <table:table-cell table:formula="of:=[.C567]/([.D567]-[.D566])" office:value-type="float" office:value="109300.279462641" calcext:value-type="float">
            <text:p>109300.279462641</text:p>
          </table:table-cell>
          <table:table-cell/>
          <table:table-cell office:value-type="float" office:value="1456447946.83971" calcext:value-type="float">
            <text:p>1456447946.83971</text:p>
          </table:table-cell>
          <table:table-cell table:formula="of:=[.G567]-[.B567]" office:value-type="float" office:value="0.263262748718262" calcext:value-type="float">
            <text:p>0.263262748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7946.59766" calcext:value-type="float">
            <text:p>1456447946.59766</text:p>
          </table:table-cell>
          <table:table-cell office:value-type="float" office:value="2320" calcext:value-type="float">
            <text:p>2320</text:p>
          </table:table-cell>
          <table:table-cell table:formula="of:=[.B568]-[.B$2]" office:value-type="float" office:value="26.5974085330963" calcext:value-type="float">
            <text:p>26.5974085331</text:p>
          </table:table-cell>
          <table:table-cell table:formula="of:=[.C568]/([.D568]-[.D567])" office:value-type="float" office:value="109319.926302072" calcext:value-type="float">
            <text:p>109319.926302072</text:p>
          </table:table-cell>
          <table:table-cell/>
          <table:table-cell office:value-type="float" office:value="1456447946.86101" calcext:value-type="float">
            <text:p>1456447946.86101</text:p>
          </table:table-cell>
          <table:table-cell table:formula="of:=[.G568]-[.B568]" office:value-type="float" office:value="0.263340711593628" calcext:value-type="float">
            <text:p>0.263340711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7946.6189" calcext:value-type="float">
            <text:p>1456447946.6189</text:p>
          </table:table-cell>
          <table:table-cell office:value-type="float" office:value="2320" calcext:value-type="float">
            <text:p>2320</text:p>
          </table:table-cell>
          <table:table-cell table:formula="of:=[.B569]-[.B$2]" office:value-type="float" office:value="26.6186408996582" calcext:value-type="float">
            <text:p>26.6186408997</text:p>
          </table:table-cell>
          <table:table-cell table:formula="of:=[.C569]/([.D569]-[.D568])" office:value-type="float" office:value="109267.141429454" calcext:value-type="float">
            <text:p>109267.141429454</text:p>
          </table:table-cell>
          <table:table-cell/>
          <table:table-cell office:value-type="float" office:value="1456447946.88222" calcext:value-type="float">
            <text:p>1456447946.88222</text:p>
          </table:table-cell>
          <table:table-cell table:formula="of:=[.G569]-[.B569]" office:value-type="float" office:value="0.26331901550293" calcext:value-type="float">
            <text:p>0.263319015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7946.64012" calcext:value-type="float">
            <text:p>1456447946.64012</text:p>
          </table:table-cell>
          <table:table-cell office:value-type="float" office:value="2320" calcext:value-type="float">
            <text:p>2320</text:p>
          </table:table-cell>
          <table:table-cell table:formula="of:=[.B570]-[.B$2]" office:value-type="float" office:value="26.6398663520813" calcext:value-type="float">
            <text:p>26.6398663521</text:p>
          </table:table-cell>
          <table:table-cell table:formula="of:=[.C570]/([.D570]-[.D569])" office:value-type="float" office:value="109302.734931368" calcext:value-type="float">
            <text:p>109302.734931368</text:p>
          </table:table-cell>
          <table:table-cell/>
          <table:table-cell office:value-type="float" office:value="1456447946.90344" calcext:value-type="float">
            <text:p>1456447946.90344</text:p>
          </table:table-cell>
          <table:table-cell table:formula="of:=[.G570]-[.B570]" office:value-type="float" office:value="0.263315439224243" calcext:value-type="float">
            <text:p>0.263315439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7946.66135" calcext:value-type="float">
            <text:p>1456447946.66135</text:p>
          </table:table-cell>
          <table:table-cell office:value-type="float" office:value="2320" calcext:value-type="float">
            <text:p>2320</text:p>
          </table:table-cell>
          <table:table-cell table:formula="of:=[.B571]-[.B$2]" office:value-type="float" office:value="26.6610932350159" calcext:value-type="float">
            <text:p>26.661093235</text:p>
          </table:table-cell>
          <table:table-cell table:formula="of:=[.C571]/([.D571]-[.D570])" office:value-type="float" office:value="109295.368856142" calcext:value-type="float">
            <text:p>109295.368856142</text:p>
          </table:table-cell>
          <table:table-cell/>
          <table:table-cell office:value-type="float" office:value="1456447946.92469" calcext:value-type="float">
            <text:p>1456447946.92469</text:p>
          </table:table-cell>
          <table:table-cell table:formula="of:=[.G571]-[.B571]" office:value-type="float" office:value="0.263343572616577" calcext:value-type="float">
            <text:p>0.263343572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7946.68257" calcext:value-type="float">
            <text:p>1456447946.68257</text:p>
          </table:table-cell>
          <table:table-cell office:value-type="float" office:value="2320" calcext:value-type="float">
            <text:p>2320</text:p>
          </table:table-cell>
          <table:table-cell table:formula="of:=[.B572]-[.B$2]" office:value-type="float" office:value="26.6823170185089" calcext:value-type="float">
            <text:p>26.6823170185</text:p>
          </table:table-cell>
          <table:table-cell table:formula="of:=[.C572]/([.D572]-[.D571])" office:value-type="float" office:value="109311.329940799" calcext:value-type="float">
            <text:p>109311.329940799</text:p>
          </table:table-cell>
          <table:table-cell/>
          <table:table-cell office:value-type="float" office:value="1456447946.94603" calcext:value-type="float">
            <text:p>1456447946.94603</text:p>
          </table:table-cell>
          <table:table-cell table:formula="of:=[.G572]-[.B572]" office:value-type="float" office:value="0.263458251953125" calcext:value-type="float">
            <text:p>0.26345825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7946.7038" calcext:value-type="float">
            <text:p>1456447946.7038</text:p>
          </table:table-cell>
          <table:table-cell office:value-type="float" office:value="2320" calcext:value-type="float">
            <text:p>2320</text:p>
          </table:table-cell>
          <table:table-cell table:formula="of:=[.B573]-[.B$2]" office:value-type="float" office:value="26.7035450935364" calcext:value-type="float">
            <text:p>26.7035450935</text:p>
          </table:table-cell>
          <table:table-cell table:formula="of:=[.C573]/([.D573]-[.D572])" office:value-type="float" office:value="109289.231218482" calcext:value-type="float">
            <text:p>109289.231218482</text:p>
          </table:table-cell>
          <table:table-cell/>
          <table:table-cell office:value-type="float" office:value="1456447946.96699" calcext:value-type="float">
            <text:p>1456447946.96699</text:p>
          </table:table-cell>
          <table:table-cell table:formula="of:=[.G573]-[.B573]" office:value-type="float" office:value="0.263192653656006" calcext:value-type="float">
            <text:p>0.263192653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7946.72503" calcext:value-type="float">
            <text:p>1456447946.72503</text:p>
          </table:table-cell>
          <table:table-cell office:value-type="float" office:value="2320" calcext:value-type="float">
            <text:p>2320</text:p>
          </table:table-cell>
          <table:table-cell table:formula="of:=[.B574]-[.B$2]" office:value-type="float" office:value="26.7247748374939" calcext:value-type="float">
            <text:p>26.7247748375</text:p>
          </table:table-cell>
          <table:table-cell table:formula="of:=[.C574]/([.D574]-[.D573])" office:value-type="float" office:value="109280.639683752" calcext:value-type="float">
            <text:p>109280.639683752</text:p>
          </table:table-cell>
          <table:table-cell/>
          <table:table-cell office:value-type="float" office:value="1456447946.98831" calcext:value-type="float">
            <text:p>1456447946.98831</text:p>
          </table:table-cell>
          <table:table-cell table:formula="of:=[.G574]-[.B574]" office:value-type="float" office:value="0.263276100158691" calcext:value-type="float">
            <text:p>0.26327610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7946.74626" calcext:value-type="float">
            <text:p>1456447946.74626</text:p>
          </table:table-cell>
          <table:table-cell office:value-type="float" office:value="2320" calcext:value-type="float">
            <text:p>2320</text:p>
          </table:table-cell>
          <table:table-cell table:formula="of:=[.B575]-[.B$2]" office:value-type="float" office:value="26.7459988594055" calcext:value-type="float">
            <text:p>26.7459988594</text:p>
          </table:table-cell>
          <table:table-cell table:formula="of:=[.C575]/([.D575]-[.D574])" office:value-type="float" office:value="109310.101999551" calcext:value-type="float">
            <text:p>109310.101999551</text:p>
          </table:table-cell>
          <table:table-cell/>
          <table:table-cell office:value-type="float" office:value="1456447947.0097" calcext:value-type="float">
            <text:p>1456447947.0097</text:p>
          </table:table-cell>
          <table:table-cell table:formula="of:=[.G575]-[.B575]" office:value-type="float" office:value="0.263444185256958" calcext:value-type="float">
            <text:p>0.263444185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7946.76748" calcext:value-type="float">
            <text:p>1456447946.76748</text:p>
          </table:table-cell>
          <table:table-cell office:value-type="float" office:value="2320" calcext:value-type="float">
            <text:p>2320</text:p>
          </table:table-cell>
          <table:table-cell table:formula="of:=[.B576]-[.B$2]" office:value-type="float" office:value="26.76722240448" calcext:value-type="float">
            <text:p>26.7672224045</text:p>
          </table:table-cell>
          <table:table-cell table:formula="of:=[.C576]/([.D576]-[.D575])" office:value-type="float" office:value="109312.557909636" calcext:value-type="float">
            <text:p>109312.557909636</text:p>
          </table:table-cell>
          <table:table-cell/>
          <table:table-cell office:value-type="float" office:value="1456447950.00994" calcext:value-type="float">
            <text:p>1456447950.00994</text:p>
          </table:table-cell>
          <table:table-cell table:formula="of:=[.G576]-[.B576]" office:value-type="float" office:value="3.2424578666687" calcext:value-type="float">
            <text:p>3.242457866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7946.7887" calcext:value-type="float">
            <text:p>1456447946.7887</text:p>
          </table:table-cell>
          <table:table-cell office:value-type="float" office:value="2320" calcext:value-type="float">
            <text:p>2320</text:p>
          </table:table-cell>
          <table:table-cell table:formula="of:=[.B577]-[.B$2]" office:value-type="float" office:value="26.7884452342987" calcext:value-type="float">
            <text:p>26.7884452343</text:p>
          </table:table-cell>
          <table:table-cell table:formula="of:=[.C577]/([.D577]-[.D576])" office:value-type="float" office:value="109316.241981688" calcext:value-type="float">
            <text:p>109316.241981688</text:p>
          </table:table-cell>
          <table:table-cell/>
          <table:table-cell office:value-type="float" office:value="1456447950.02012" calcext:value-type="float">
            <text:p>1456447950.02012</text:p>
          </table:table-cell>
          <table:table-cell table:formula="of:=[.G577]-[.B577]" office:value-type="float" office:value="3.23142337799072" calcext:value-type="float">
            <text:p>3.23142337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7946.80988" calcext:value-type="float">
            <text:p>1456447946.80988</text:p>
          </table:table-cell>
          <table:table-cell office:value-type="float" office:value="2320" calcext:value-type="float">
            <text:p>2320</text:p>
          </table:table-cell>
          <table:table-cell table:formula="of:=[.B578]-[.B$2]" office:value-type="float" office:value="26.8096272945404" calcext:value-type="float">
            <text:p>26.8096272945</text:p>
          </table:table-cell>
          <table:table-cell table:formula="of:=[.C578]/([.D578]-[.D577])" office:value-type="float" office:value="109526.645355905" calcext:value-type="float">
            <text:p>109526.645355905</text:p>
          </table:table-cell>
          <table:table-cell/>
          <table:table-cell office:value-type="float" office:value="1456447950.03895" calcext:value-type="float">
            <text:p>1456447950.03895</text:p>
          </table:table-cell>
          <table:table-cell table:formula="of:=[.G578]-[.B578]" office:value-type="float" office:value="3.22906637191772" calcext:value-type="float">
            <text:p>3.229066371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7946.83112" calcext:value-type="float">
            <text:p>1456447946.83112</text:p>
          </table:table-cell>
          <table:table-cell office:value-type="float" office:value="2320" calcext:value-type="float">
            <text:p>2320</text:p>
          </table:table-cell>
          <table:table-cell table:formula="of:=[.B579]-[.B$2]" office:value-type="float" office:value="26.8308589458466" calcext:value-type="float">
            <text:p>26.8308589458</text:p>
          </table:table-cell>
          <table:table-cell table:formula="of:=[.C579]/([.D579]-[.D578])" office:value-type="float" office:value="109270.822440821" calcext:value-type="float">
            <text:p>109270.822440821</text:p>
          </table:table-cell>
          <table:table-cell/>
          <table:table-cell office:value-type="float" office:value="1456447950.04881" calcext:value-type="float">
            <text:p>1456447950.04881</text:p>
          </table:table-cell>
          <table:table-cell table:formula="of:=[.G579]-[.B579]" office:value-type="float" office:value="3.21769905090332" calcext:value-type="float">
            <text:p>3.217699050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7946.85237" calcext:value-type="float">
            <text:p>1456447946.85237</text:p>
          </table:table-cell>
          <table:table-cell office:value-type="float" office:value="2320" calcext:value-type="float">
            <text:p>2320</text:p>
          </table:table-cell>
          <table:table-cell table:formula="of:=[.B580]-[.B$2]" office:value-type="float" office:value="26.8521094322205" calcext:value-type="float">
            <text:p>26.8521094322</text:p>
          </table:table-cell>
          <table:table-cell table:formula="of:=[.C580]/([.D580]-[.D579])" office:value-type="float" office:value="109173.971794325" calcext:value-type="float">
            <text:p>109173.971794325</text:p>
          </table:table-cell>
          <table:table-cell/>
          <table:table-cell office:value-type="float" office:value="1456447950.0725" calcext:value-type="float">
            <text:p>1456447950.0725</text:p>
          </table:table-cell>
          <table:table-cell table:formula="of:=[.G580]-[.B580]" office:value-type="float" office:value="3.22013831138611" calcext:value-type="float">
            <text:p>3.220138311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7946.8736" calcext:value-type="float">
            <text:p>1456447946.8736</text:p>
          </table:table-cell>
          <table:table-cell office:value-type="float" office:value="2320" calcext:value-type="float">
            <text:p>2320</text:p>
          </table:table-cell>
          <table:table-cell table:formula="of:=[.B581]-[.B$2]" office:value-type="float" office:value="26.8733470439911" calcext:value-type="float">
            <text:p>26.873347044</text:p>
          </table:table-cell>
          <table:table-cell table:formula="of:=[.C581]/([.D581]-[.D580])" office:value-type="float" office:value="109240.154922146" calcext:value-type="float">
            <text:p>109240.154922146</text:p>
          </table:table-cell>
          <table:table-cell/>
          <table:table-cell office:value-type="float" office:value="1456447950.09835" calcext:value-type="float">
            <text:p>1456447950.09835</text:p>
          </table:table-cell>
          <table:table-cell table:formula="of:=[.G581]-[.B581]" office:value-type="float" office:value="3.22474575042725" calcext:value-type="float">
            <text:p>3.224745750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7946.89483" calcext:value-type="float">
            <text:p>1456447946.89483</text:p>
          </table:table-cell>
          <table:table-cell office:value-type="float" office:value="2320" calcext:value-type="float">
            <text:p>2320</text:p>
          </table:table-cell>
          <table:table-cell table:formula="of:=[.B582]-[.B$2]" office:value-type="float" office:value="26.8945755958557" calcext:value-type="float">
            <text:p>26.8945755959</text:p>
          </table:table-cell>
          <table:table-cell table:formula="of:=[.C582]/([.D582]-[.D581])" office:value-type="float" office:value="109286.776356428" calcext:value-type="float">
            <text:p>109286.776356428</text:p>
          </table:table-cell>
          <table:table-cell/>
          <table:table-cell office:value-type="float" office:value="1456447950.12425" calcext:value-type="float">
            <text:p>1456447950.12425</text:p>
          </table:table-cell>
          <table:table-cell table:formula="of:=[.G582]-[.B582]" office:value-type="float" office:value="3.22941470146179" calcext:value-type="float">
            <text:p>3.229414701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7946.91606" calcext:value-type="float">
            <text:p>1456447946.91606</text:p>
          </table:table-cell>
          <table:table-cell office:value-type="float" office:value="2320" calcext:value-type="float">
            <text:p>2320</text:p>
          </table:table-cell>
          <table:table-cell table:formula="of:=[.B583]-[.B$2]" office:value-type="float" office:value="26.9157989025116" calcext:value-type="float">
            <text:p>26.9157989025</text:p>
          </table:table-cell>
          <table:table-cell table:formula="of:=[.C583]/([.D583]-[.D582])" office:value-type="float" office:value="109313.785906063" calcext:value-type="float">
            <text:p>109313.785906063</text:p>
          </table:table-cell>
          <table:table-cell/>
          <table:table-cell office:value-type="float" office:value="1456447950.15024" calcext:value-type="float">
            <text:p>1456447950.15024</text:p>
          </table:table-cell>
          <table:table-cell table:formula="of:=[.G583]-[.B583]" office:value-type="float" office:value="3.23418688774109" calcext:value-type="float">
            <text:p>3.234186887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7946.93728" calcext:value-type="float">
            <text:p>1456447946.93728</text:p>
          </table:table-cell>
          <table:table-cell office:value-type="float" office:value="2320" calcext:value-type="float">
            <text:p>2320</text:p>
          </table:table-cell>
          <table:table-cell table:formula="of:=[.B584]-[.B$2]" office:value-type="float" office:value="26.9370231628418" calcext:value-type="float">
            <text:p>26.9370231628</text:p>
          </table:table-cell>
          <table:table-cell table:formula="of:=[.C584]/([.D584]-[.D583])" office:value-type="float" office:value="109308.87408589" calcext:value-type="float">
            <text:p>109308.87408589</text:p>
          </table:table-cell>
          <table:table-cell/>
          <table:table-cell office:value-type="float" office:value="1456447950.17617" calcext:value-type="float">
            <text:p>1456447950.17617</text:p>
          </table:table-cell>
          <table:table-cell table:formula="of:=[.G584]-[.B584]" office:value-type="float" office:value="3.23888683319092" calcext:value-type="float">
            <text:p>3.238886833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7946.95847" calcext:value-type="float">
            <text:p>1456447946.95847</text:p>
          </table:table-cell>
          <table:table-cell office:value-type="float" office:value="2320" calcext:value-type="float">
            <text:p>2320</text:p>
          </table:table-cell>
          <table:table-cell table:formula="of:=[.B585]-[.B$2]" office:value-type="float" office:value="26.9582133293152" calcext:value-type="float">
            <text:p>26.9582133293</text:p>
          </table:table-cell>
          <table:table-cell table:formula="of:=[.C585]/([.D585]-[.D584])" office:value-type="float" office:value="109484.746281419" calcext:value-type="float">
            <text:p>109484.746281419</text:p>
          </table:table-cell>
          <table:table-cell/>
          <table:table-cell office:value-type="float" office:value="1456447950.20215" calcext:value-type="float">
            <text:p>1456447950.20215</text:p>
          </table:table-cell>
          <table:table-cell table:formula="of:=[.G585]-[.B585]" office:value-type="float" office:value="3.24367642402649" calcext:value-type="float">
            <text:p>3.24367642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7946.97984" calcext:value-type="float">
            <text:p>1456447946.97984</text:p>
          </table:table-cell>
          <table:table-cell office:value-type="float" office:value="2320" calcext:value-type="float">
            <text:p>2320</text:p>
          </table:table-cell>
          <table:table-cell table:formula="of:=[.B586]-[.B$2]" office:value-type="float" office:value="26.9795880317688" calcext:value-type="float">
            <text:p>26.9795880318</text:p>
          </table:table-cell>
          <table:table-cell table:formula="of:=[.C586]/([.D586]-[.D585])" office:value-type="float" office:value="108539.522598492" calcext:value-type="float">
            <text:p>108539.522598492</text:p>
          </table:table-cell>
          <table:table-cell/>
          <table:table-cell office:value-type="float" office:value="1456447950.22813" calcext:value-type="float">
            <text:p>1456447950.22813</text:p>
          </table:table-cell>
          <table:table-cell table:formula="of:=[.G586]-[.B586]" office:value-type="float" office:value="3.24828672409058" calcext:value-type="float">
            <text:p>3.248286724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7960.00146" calcext:value-type="float">
            <text:p>1456447960.00146</text:p>
          </table:table-cell>
          <table:table-cell office:value-type="float" office:value="2320" calcext:value-type="float">
            <text:p>2320</text:p>
          </table:table-cell>
          <table:table-cell table:formula="of:=[.B587]-[.B$2]" office:value-type="float" office:value="40.0012049674988" calcext:value-type="float">
            <text:p>40.0012049675</text:p>
          </table:table-cell>
          <table:table-cell table:formula="of:=[.C587]/([.D587]-[.D586])" office:value-type="float" office:value="178.165277895263" calcext:value-type="float">
            <text:p>178.1652778953</text:p>
          </table:table-cell>
          <table:table-cell/>
          <table:table-cell office:value-type="float" office:value="1456447960.07401" calcext:value-type="float">
            <text:p>1456447960.07401</text:p>
          </table:table-cell>
          <table:table-cell table:formula="of:=[.G587]-[.B587]" office:value-type="float" office:value="0.0725479125976563" calcext:value-type="float">
            <text:p>0.072547912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7960.03067" calcext:value-type="float">
            <text:p>1456447960.03067</text:p>
          </table:table-cell>
          <table:table-cell office:value-type="float" office:value="2320" calcext:value-type="float">
            <text:p>2320</text:p>
          </table:table-cell>
          <table:table-cell table:formula="of:=[.B588]-[.B$2]" office:value-type="float" office:value="40.030415058136" calcext:value-type="float">
            <text:p>40.0304150581</text:p>
          </table:table-cell>
          <table:table-cell table:formula="of:=[.C588]/([.D588]-[.D587])" office:value-type="float" office:value="79424.6080511933" calcext:value-type="float">
            <text:p>79424.6080511933</text:p>
          </table:table-cell>
          <table:table-cell/>
          <table:table-cell office:value-type="float" office:value="1456447960.10313" calcext:value-type="float">
            <text:p>1456447960.10313</text:p>
          </table:table-cell>
          <table:table-cell table:formula="of:=[.G588]-[.B588]" office:value-type="float" office:value="0.0724542140960693" calcext:value-type="float">
            <text:p>0.072454214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7960.06013" calcext:value-type="float">
            <text:p>1456447960.06013</text:p>
          </table:table-cell>
          <table:table-cell office:value-type="float" office:value="2320" calcext:value-type="float">
            <text:p>2320</text:p>
          </table:table-cell>
          <table:table-cell table:formula="of:=[.B589]-[.B$2]" office:value-type="float" office:value="40.0598745346069" calcext:value-type="float">
            <text:p>40.0598745346</text:p>
          </table:table-cell>
          <table:table-cell table:formula="of:=[.C589]/([.D589]-[.D588])" office:value-type="float" office:value="78752.2481021673" calcext:value-type="float">
            <text:p>78752.2481021673</text:p>
          </table:table-cell>
          <table:table-cell/>
          <table:table-cell office:value-type="float" office:value="1456447960.1325" calcext:value-type="float">
            <text:p>1456447960.1325</text:p>
          </table:table-cell>
          <table:table-cell table:formula="of:=[.G589]-[.B589]" office:value-type="float" office:value="0.0723667144775391" calcext:value-type="float">
            <text:p>0.072366714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7960.0893" calcext:value-type="float">
            <text:p>1456447960.0893</text:p>
          </table:table-cell>
          <table:table-cell office:value-type="float" office:value="2320" calcext:value-type="float">
            <text:p>2320</text:p>
          </table:table-cell>
          <table:table-cell table:formula="of:=[.B590]-[.B$2]" office:value-type="float" office:value="40.0890393257141" calcext:value-type="float">
            <text:p>40.0890393257</text:p>
          </table:table-cell>
          <table:table-cell table:formula="of:=[.C590]/([.D590]-[.D589])" office:value-type="float" office:value="79547.9724670144" calcext:value-type="float">
            <text:p>79547.9724670144</text:p>
          </table:table-cell>
          <table:table-cell/>
          <table:table-cell office:value-type="float" office:value="1456447960.16165" calcext:value-type="float">
            <text:p>1456447960.16165</text:p>
          </table:table-cell>
          <table:table-cell table:formula="of:=[.G590]-[.B590]" office:value-type="float" office:value="0.0723555088043213" calcext:value-type="float">
            <text:p>0.072355508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7960.11844" calcext:value-type="float">
            <text:p>1456447960.11844</text:p>
          </table:table-cell>
          <table:table-cell office:value-type="float" office:value="2320" calcext:value-type="float">
            <text:p>2320</text:p>
          </table:table-cell>
          <table:table-cell table:formula="of:=[.B591]-[.B$2]" office:value-type="float" office:value="40.1181852817535" calcext:value-type="float">
            <text:p>40.1181852818</text:p>
          </table:table-cell>
          <table:table-cell table:formula="of:=[.C591]/([.D591]-[.D590])" office:value-type="float" office:value="79599.3789622649" calcext:value-type="float">
            <text:p>79599.3789622649</text:p>
          </table:table-cell>
          <table:table-cell/>
          <table:table-cell office:value-type="float" office:value="1456447960.1908" calcext:value-type="float">
            <text:p>1456447960.1908</text:p>
          </table:table-cell>
          <table:table-cell table:formula="of:=[.G591]-[.B591]" office:value-type="float" office:value="0.0723626613616943" calcext:value-type="float">
            <text:p>0.072362661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7960.14758" calcext:value-type="float">
            <text:p>1456447960.14758</text:p>
          </table:table-cell>
          <table:table-cell office:value-type="float" office:value="2320" calcext:value-type="float">
            <text:p>2320</text:p>
          </table:table-cell>
          <table:table-cell table:formula="of:=[.B592]-[.B$2]" office:value-type="float" office:value="40.1473236083984" calcext:value-type="float">
            <text:p>40.1473236084</text:p>
          </table:table-cell>
          <table:table-cell table:formula="of:=[.C592]/([.D592]-[.D591])" office:value-type="float" office:value="79620.2207584994" calcext:value-type="float">
            <text:p>79620.2207584994</text:p>
          </table:table-cell>
          <table:table-cell/>
          <table:table-cell office:value-type="float" office:value="1456447960.21989" calcext:value-type="float">
            <text:p>1456447960.21989</text:p>
          </table:table-cell>
          <table:table-cell table:formula="of:=[.G592]-[.B592]" office:value-type="float" office:value="0.0723123550415039" calcext:value-type="float">
            <text:p>0.07231235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7960.17672" calcext:value-type="float">
            <text:p>1456447960.17672</text:p>
          </table:table-cell>
          <table:table-cell office:value-type="float" office:value="2320" calcext:value-type="float">
            <text:p>2320</text:p>
          </table:table-cell>
          <table:table-cell table:formula="of:=[.B593]-[.B$2]" office:value-type="float" office:value="40.1764614582062" calcext:value-type="float">
            <text:p>40.1764614582</text:p>
          </table:table-cell>
          <table:table-cell table:formula="of:=[.C593]/([.D593]-[.D592])" office:value-type="float" office:value="79621.5237331544" calcext:value-type="float">
            <text:p>79621.5237331544</text:p>
          </table:table-cell>
          <table:table-cell/>
          <table:table-cell office:value-type="float" office:value="1456447960.24909" calcext:value-type="float">
            <text:p>1456447960.24909</text:p>
          </table:table-cell>
          <table:table-cell table:formula="of:=[.G593]-[.B593]" office:value-type="float" office:value="0.0723719596862793" calcext:value-type="float">
            <text:p>0.072371959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7960.20585" calcext:value-type="float">
            <text:p>1456447960.20585</text:p>
          </table:table-cell>
          <table:table-cell office:value-type="float" office:value="2320" calcext:value-type="float">
            <text:p>2320</text:p>
          </table:table-cell>
          <table:table-cell table:formula="of:=[.B594]-[.B$2]" office:value-type="float" office:value="40.2055952548981" calcext:value-type="float">
            <text:p>40.2055952549</text:p>
          </table:table-cell>
          <table:table-cell table:formula="of:=[.C594]/([.D594]-[.D593])" office:value-type="float" office:value="79632.6007397951" calcext:value-type="float">
            <text:p>79632.6007397951</text:p>
          </table:table-cell>
          <table:table-cell/>
          <table:table-cell office:value-type="float" office:value="1456447960.27805" calcext:value-type="float">
            <text:p>1456447960.27805</text:p>
          </table:table-cell>
          <table:table-cell table:formula="of:=[.G594]-[.B594]" office:value-type="float" office:value="0.0721962451934814" calcext:value-type="float">
            <text:p>0.072196245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7960.23503" calcext:value-type="float">
            <text:p>1456447960.23503</text:p>
          </table:table-cell>
          <table:table-cell office:value-type="float" office:value="2320" calcext:value-type="float">
            <text:p>2320</text:p>
          </table:table-cell>
          <table:table-cell table:formula="of:=[.B595]-[.B$2]" office:value-type="float" office:value="40.2347726821899" calcext:value-type="float">
            <text:p>40.2347726822</text:p>
          </table:table-cell>
          <table:table-cell table:formula="of:=[.C595]/([.D595]-[.D594])" office:value-type="float" office:value="79513.521764355" calcext:value-type="float">
            <text:p>79513.521764355</text:p>
          </table:table-cell>
          <table:table-cell/>
          <table:table-cell office:value-type="float" office:value="1456447960.30734" calcext:value-type="float">
            <text:p>1456447960.30734</text:p>
          </table:table-cell>
          <table:table-cell table:formula="of:=[.G595]-[.B595]" office:value-type="float" office:value="0.0723142623901367" calcext:value-type="float">
            <text:p>0.072314262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7960.26417" calcext:value-type="float">
            <text:p>1456447960.26417</text:p>
          </table:table-cell>
          <table:table-cell office:value-type="float" office:value="2320" calcext:value-type="float">
            <text:p>2320</text:p>
          </table:table-cell>
          <table:table-cell table:formula="of:=[.B596]-[.B$2]" office:value-type="float" office:value="40.263918876648" calcext:value-type="float">
            <text:p>40.2639188766</text:p>
          </table:table-cell>
          <table:table-cell table:formula="of:=[.C596]/([.D596]-[.D595])" office:value-type="float" office:value="79598.7278319482" calcext:value-type="float">
            <text:p>79598.7278319482</text:p>
          </table:table-cell>
          <table:table-cell/>
          <table:table-cell office:value-type="float" office:value="1456447960.33652" calcext:value-type="float">
            <text:p>1456447960.33652</text:p>
          </table:table-cell>
          <table:table-cell table:formula="of:=[.G596]-[.B596]" office:value-type="float" office:value="0.07234787940979" calcext:value-type="float">
            <text:p>0.072347879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7960.29332" calcext:value-type="float">
            <text:p>1456447960.29332</text:p>
          </table:table-cell>
          <table:table-cell office:value-type="float" office:value="2320" calcext:value-type="float">
            <text:p>2320</text:p>
          </table:table-cell>
          <table:table-cell table:formula="of:=[.B597]-[.B$2]" office:value-type="float" office:value="40.2930614948273" calcext:value-type="float">
            <text:p>40.2930614948</text:p>
          </table:table-cell>
          <table:table-cell table:formula="of:=[.C597]/([.D597]-[.D596])" office:value-type="float" office:value="79608.4959053611" calcext:value-type="float">
            <text:p>79608.4959053611</text:p>
          </table:table-cell>
          <table:table-cell/>
          <table:table-cell office:value-type="float" office:value="1456447960.36583" calcext:value-type="float">
            <text:p>1456447960.36583</text:p>
          </table:table-cell>
          <table:table-cell table:formula="of:=[.G597]-[.B597]" office:value-type="float" office:value="0.0725140571594238" calcext:value-type="float">
            <text:p>0.072514057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7960.32247" calcext:value-type="float">
            <text:p>1456447960.32247</text:p>
          </table:table-cell>
          <table:table-cell office:value-type="float" office:value="2320" calcext:value-type="float">
            <text:p>2320</text:p>
          </table:table-cell>
          <table:table-cell table:formula="of:=[.B598]-[.B$2]" office:value-type="float" office:value="40.3222165107727" calcext:value-type="float">
            <text:p>40.3222165108</text:p>
          </table:table-cell>
          <table:table-cell table:formula="of:=[.C598]/([.D598]-[.D597])" office:value-type="float" office:value="79574.6434967494" calcext:value-type="float">
            <text:p>79574.6434967494</text:p>
          </table:table-cell>
          <table:table-cell/>
          <table:table-cell office:value-type="float" office:value="1456447960.39477" calcext:value-type="float">
            <text:p>1456447960.39477</text:p>
          </table:table-cell>
          <table:table-cell table:formula="of:=[.G598]-[.B598]" office:value-type="float" office:value="0.0723004341125488" calcext:value-type="float">
            <text:p>0.072300434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7960.35162" calcext:value-type="float">
            <text:p>1456447960.35162</text:p>
          </table:table-cell>
          <table:table-cell office:value-type="float" office:value="2320" calcext:value-type="float">
            <text:p>2320</text:p>
          </table:table-cell>
          <table:table-cell table:formula="of:=[.B599]-[.B$2]" office:value-type="float" office:value="40.3513605594635" calcext:value-type="float">
            <text:p>40.3513605595</text:p>
          </table:table-cell>
          <table:table-cell table:formula="of:=[.C599]/([.D599]-[.D598])" office:value-type="float" office:value="79604.5883883212" calcext:value-type="float">
            <text:p>79604.5883883212</text:p>
          </table:table-cell>
          <table:table-cell/>
          <table:table-cell office:value-type="float" office:value="1456447960.42381" calcext:value-type="float">
            <text:p>1456447960.42381</text:p>
          </table:table-cell>
          <table:table-cell table:formula="of:=[.G599]-[.B599]" office:value-type="float" office:value="0.0721957683563232" calcext:value-type="float">
            <text:p>0.072195768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7960.38077" calcext:value-type="float">
            <text:p>1456447960.38077</text:p>
          </table:table-cell>
          <table:table-cell office:value-type="float" office:value="2320" calcext:value-type="float">
            <text:p>2320</text:p>
          </table:table-cell>
          <table:table-cell table:formula="of:=[.B600]-[.B$2]" office:value-type="float" office:value="40.3805093765259" calcext:value-type="float">
            <text:p>40.3805093765</text:p>
          </table:table-cell>
          <table:table-cell table:formula="of:=[.C600]/([.D600]-[.D599])" office:value-type="float" office:value="79591.5661014731" calcext:value-type="float">
            <text:p>79591.5661014731</text:p>
          </table:table-cell>
          <table:table-cell/>
          <table:table-cell office:value-type="float" office:value="1456447960.45311" calcext:value-type="float">
            <text:p>1456447960.45311</text:p>
          </table:table-cell>
          <table:table-cell table:formula="of:=[.G600]-[.B600]" office:value-type="float" office:value="0.0723423957824707" calcext:value-type="float">
            <text:p>0.072342395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7960.40987" calcext:value-type="float">
            <text:p>1456447960.40987</text:p>
          </table:table-cell>
          <table:table-cell office:value-type="float" office:value="2320" calcext:value-type="float">
            <text:p>2320</text:p>
          </table:table-cell>
          <table:table-cell table:formula="of:=[.B601]-[.B$2]" office:value-type="float" office:value="40.4096095561981" calcext:value-type="float">
            <text:p>40.4096095562</text:p>
          </table:table-cell>
          <table:table-cell table:formula="of:=[.C601]/([.D601]-[.D600])" office:value-type="float" office:value="79724.5936667896" calcext:value-type="float">
            <text:p>79724.5936667896</text:p>
          </table:table-cell>
          <table:table-cell/>
          <table:table-cell office:value-type="float" office:value="1456447960.4823" calcext:value-type="float">
            <text:p>1456447960.4823</text:p>
          </table:table-cell>
          <table:table-cell table:formula="of:=[.G601]-[.B601]" office:value-type="float" office:value="0.0724380016326904" calcext:value-type="float">
            <text:p>0.072438001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7960.439" calcext:value-type="float">
            <text:p>1456447960.439</text:p>
          </table:table-cell>
          <table:table-cell office:value-type="float" office:value="2320" calcext:value-type="float">
            <text:p>2320</text:p>
          </table:table-cell>
          <table:table-cell table:formula="of:=[.B602]-[.B$2]" office:value-type="float" office:value="40.4387488365173" calcext:value-type="float">
            <text:p>40.4387488365</text:p>
          </table:table-cell>
          <table:table-cell table:formula="of:=[.C602]/([.D602]-[.D601])" office:value-type="float" office:value="79617.6149371211" calcext:value-type="float">
            <text:p>79617.6149371211</text:p>
          </table:table-cell>
          <table:table-cell/>
          <table:table-cell office:value-type="float" office:value="1456447960.51135" calcext:value-type="float">
            <text:p>1456447960.51135</text:p>
          </table:table-cell>
          <table:table-cell table:formula="of:=[.G602]-[.B602]" office:value-type="float" office:value="0.0723452568054199" calcext:value-type="float">
            <text:p>0.072345256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7960.46814" calcext:value-type="float">
            <text:p>1456447960.46814</text:p>
          </table:table-cell>
          <table:table-cell office:value-type="float" office:value="2320" calcext:value-type="float">
            <text:p>2320</text:p>
          </table:table-cell>
          <table:table-cell table:formula="of:=[.B603]-[.B$2]" office:value-type="float" office:value="40.4678835868836" calcext:value-type="float">
            <text:p>40.4678835869</text:p>
          </table:table-cell>
          <table:table-cell table:formula="of:=[.C603]/([.D603]-[.D602])" office:value-type="float" office:value="79629.9941080197" calcext:value-type="float">
            <text:p>79629.9941080197</text:p>
          </table:table-cell>
          <table:table-cell/>
          <table:table-cell office:value-type="float" office:value="1456447960.54034" calcext:value-type="float">
            <text:p>1456447960.54034</text:p>
          </table:table-cell>
          <table:table-cell table:formula="of:=[.G603]-[.B603]" office:value-type="float" office:value="0.0722043514251709" calcext:value-type="float">
            <text:p>0.072204351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7960.49727" calcext:value-type="float">
            <text:p>1456447960.49727</text:p>
          </table:table-cell>
          <table:table-cell office:value-type="float" office:value="2320" calcext:value-type="float">
            <text:p>2320</text:p>
          </table:table-cell>
          <table:table-cell table:formula="of:=[.B604]-[.B$2]" office:value-type="float" office:value="40.497015953064" calcext:value-type="float">
            <text:p>40.4970159531</text:p>
          </table:table-cell>
          <table:table-cell table:formula="of:=[.C604]/([.D604]-[.D603])" office:value-type="float" office:value="79636.5110074474" calcext:value-type="float">
            <text:p>79636.5110074474</text:p>
          </table:table-cell>
          <table:table-cell/>
          <table:table-cell office:value-type="float" office:value="1456447960.56958" calcext:value-type="float">
            <text:p>1456447960.56958</text:p>
          </table:table-cell>
          <table:table-cell table:formula="of:=[.G604]-[.B604]" office:value-type="float" office:value="0.0723068714141846" calcext:value-type="float">
            <text:p>0.072306871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7960.5264" calcext:value-type="float">
            <text:p>1456447960.5264</text:p>
          </table:table-cell>
          <table:table-cell office:value-type="float" office:value="2320" calcext:value-type="float">
            <text:p>2320</text:p>
          </table:table-cell>
          <table:table-cell table:formula="of:=[.B605]-[.B$2]" office:value-type="float" office:value="40.5261468887329" calcext:value-type="float">
            <text:p>40.5261468887</text:p>
          </table:table-cell>
          <table:table-cell table:formula="of:=[.C605]/([.D605]-[.D604])" office:value-type="float" office:value="79640.421659137" calcext:value-type="float">
            <text:p>79640.421659137</text:p>
          </table:table-cell>
          <table:table-cell/>
          <table:table-cell office:value-type="float" office:value="1456447960.59879" calcext:value-type="float">
            <text:p>1456447960.59879</text:p>
          </table:table-cell>
          <table:table-cell table:formula="of:=[.G605]-[.B605]" office:value-type="float" office:value="0.072382926940918" calcext:value-type="float">
            <text:p>0.072382926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7960.55554" calcext:value-type="float">
            <text:p>1456447960.55554</text:p>
          </table:table-cell>
          <table:table-cell office:value-type="float" office:value="2320" calcext:value-type="float">
            <text:p>2320</text:p>
          </table:table-cell>
          <table:table-cell table:formula="of:=[.B606]-[.B$2]" office:value-type="float" office:value="40.5552814006805" calcext:value-type="float">
            <text:p>40.5552814007</text:p>
          </table:table-cell>
          <table:table-cell table:formula="of:=[.C606]/([.D606]-[.D605])" office:value-type="float" office:value="79630.6457499652" calcext:value-type="float">
            <text:p>79630.6457499652</text:p>
          </table:table-cell>
          <table:table-cell/>
          <table:table-cell office:value-type="float" office:value="1456447960.62808" calcext:value-type="float">
            <text:p>1456447960.62808</text:p>
          </table:table-cell>
          <table:table-cell table:formula="of:=[.G606]-[.B606]" office:value-type="float" office:value="0.0725398063659668" calcext:value-type="float">
            <text:p>0.072539806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7960.58467" calcext:value-type="float">
            <text:p>1456447960.58467</text:p>
          </table:table-cell>
          <table:table-cell office:value-type="float" office:value="2320" calcext:value-type="float">
            <text:p>2320</text:p>
          </table:table-cell>
          <table:table-cell table:formula="of:=[.B607]-[.B$2]" office:value-type="float" office:value="40.5844156742096" calcext:value-type="float">
            <text:p>40.5844156742</text:p>
          </table:table-cell>
          <table:table-cell table:formula="of:=[.C607]/([.D607]-[.D606])" office:value-type="float" office:value="79631.2974025761" calcext:value-type="float">
            <text:p>79631.2974025761</text:p>
          </table:table-cell>
          <table:table-cell/>
          <table:table-cell office:value-type="float" office:value="1456447960.65693" calcext:value-type="float">
            <text:p>1456447960.65693</text:p>
          </table:table-cell>
          <table:table-cell table:formula="of:=[.G607]-[.B607]" office:value-type="float" office:value="0.072260856628418" calcext:value-type="float">
            <text:p>0.072260856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7960.61383" calcext:value-type="float">
            <text:p>1456447960.61383</text:p>
          </table:table-cell>
          <table:table-cell office:value-type="float" office:value="2320" calcext:value-type="float">
            <text:p>2320</text:p>
          </table:table-cell>
          <table:table-cell table:formula="of:=[.B608]-[.B$2]" office:value-type="float" office:value="40.6135773658752" calcext:value-type="float">
            <text:p>40.6135773659</text:p>
          </table:table-cell>
          <table:table-cell table:formula="of:=[.C608]/([.D608]-[.D607])" office:value-type="float" office:value="79556.4271990712" calcext:value-type="float">
            <text:p>79556.4271990712</text:p>
          </table:table-cell>
          <table:table-cell/>
          <table:table-cell office:value-type="float" office:value="1456447960.68606" calcext:value-type="float">
            <text:p>1456447960.68606</text:p>
          </table:table-cell>
          <table:table-cell table:formula="of:=[.G608]-[.B608]" office:value-type="float" office:value="0.0722267627716064" calcext:value-type="float">
            <text:p>0.07222676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7960.64298" calcext:value-type="float">
            <text:p>1456447960.64298</text:p>
          </table:table-cell>
          <table:table-cell office:value-type="float" office:value="2320" calcext:value-type="float">
            <text:p>2320</text:p>
          </table:table-cell>
          <table:table-cell table:formula="of:=[.B609]-[.B$2]" office:value-type="float" office:value="40.6427257061005" calcext:value-type="float">
            <text:p>40.6427257061</text:p>
          </table:table-cell>
          <table:table-cell table:formula="of:=[.C609]/([.D609]-[.D608])" office:value-type="float" office:value="79592.8681384297" calcext:value-type="float">
            <text:p>79592.8681384297</text:p>
          </table:table-cell>
          <table:table-cell/>
          <table:table-cell office:value-type="float" office:value="1456447960.71536" calcext:value-type="float">
            <text:p>1456447960.71536</text:p>
          </table:table-cell>
          <table:table-cell table:formula="of:=[.G609]-[.B609]" office:value-type="float" office:value="0.0723776817321777" calcext:value-type="float">
            <text:p>0.072377681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7960.67213" calcext:value-type="float">
            <text:p>1456447960.67213</text:p>
          </table:table-cell>
          <table:table-cell office:value-type="float" office:value="2320" calcext:value-type="float">
            <text:p>2320</text:p>
          </table:table-cell>
          <table:table-cell table:formula="of:=[.B610]-[.B$2]" office:value-type="float" office:value="40.671870470047" calcext:value-type="float">
            <text:p>40.67187047</text:p>
          </table:table-cell>
          <table:table-cell table:formula="of:=[.C610]/([.D610]-[.D609])" office:value-type="float" office:value="79602.6347736457" calcext:value-type="float">
            <text:p>79602.6347736457</text:p>
          </table:table-cell>
          <table:table-cell/>
          <table:table-cell office:value-type="float" office:value="1456447960.74469" calcext:value-type="float">
            <text:p>1456447960.74469</text:p>
          </table:table-cell>
          <table:table-cell table:formula="of:=[.G610]-[.B610]" office:value-type="float" office:value="0.072566032409668" calcext:value-type="float">
            <text:p>0.072566032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7960.70129" calcext:value-type="float">
            <text:p>1456447960.70129</text:p>
          </table:table-cell>
          <table:table-cell office:value-type="float" office:value="2320" calcext:value-type="float">
            <text:p>2320</text:p>
          </table:table-cell>
          <table:table-cell table:formula="of:=[.B611]-[.B$2]" office:value-type="float" office:value="40.7010293006897" calcext:value-type="float">
            <text:p>40.7010293007</text:p>
          </table:table-cell>
          <table:table-cell table:formula="of:=[.C611]/([.D611]-[.D610])" office:value-type="float" office:value="79564.2331624435" calcext:value-type="float">
            <text:p>79564.2331624435</text:p>
          </table:table-cell>
          <table:table-cell/>
          <table:table-cell office:value-type="float" office:value="1456447960.7737" calcext:value-type="float">
            <text:p>1456447960.7737</text:p>
          </table:table-cell>
          <table:table-cell table:formula="of:=[.G611]-[.B611]" office:value-type="float" office:value="0.0724186897277832" calcext:value-type="float">
            <text:p>0.072418689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7960.73043" calcext:value-type="float">
            <text:p>1456447960.73043</text:p>
          </table:table-cell>
          <table:table-cell office:value-type="float" office:value="2320" calcext:value-type="float">
            <text:p>2320</text:p>
          </table:table-cell>
          <table:table-cell table:formula="of:=[.B612]-[.B$2]" office:value-type="float" office:value="40.7301759719849" calcext:value-type="float">
            <text:p>40.730175972</text:p>
          </table:table-cell>
          <table:table-cell table:formula="of:=[.C612]/([.D612]-[.D611])" office:value-type="float" office:value="79597.425603272" calcext:value-type="float">
            <text:p>79597.425603272</text:p>
          </table:table-cell>
          <table:table-cell/>
          <table:table-cell office:value-type="float" office:value="1456447960.80265" calcext:value-type="float">
            <text:p>1456447960.80265</text:p>
          </table:table-cell>
          <table:table-cell table:formula="of:=[.G612]-[.B612]" office:value-type="float" office:value="0.0722193717956543" calcext:value-type="float">
            <text:p>0.0722193718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7960.75957" calcext:value-type="float">
            <text:p>1456447960.75957</text:p>
          </table:table-cell>
          <table:table-cell office:value-type="float" office:value="2320" calcext:value-type="float">
            <text:p>2320</text:p>
          </table:table-cell>
          <table:table-cell table:formula="of:=[.B613]-[.B$2]" office:value-type="float" office:value="40.7593133449555" calcext:value-type="float">
            <text:p>40.759313345</text:p>
          </table:table-cell>
          <table:table-cell table:formula="of:=[.C613]/([.D613]-[.D612])" office:value-type="float" office:value="79622.8267504562" calcext:value-type="float">
            <text:p>79622.8267504562</text:p>
          </table:table-cell>
          <table:table-cell/>
          <table:table-cell office:value-type="float" office:value="1456447960.83182" calcext:value-type="float">
            <text:p>1456447960.83182</text:p>
          </table:table-cell>
          <table:table-cell table:formula="of:=[.G613]-[.B613]" office:value-type="float" office:value="0.0722537040710449" calcext:value-type="float">
            <text:p>0.072253704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7960.7887" calcext:value-type="float">
            <text:p>1456447960.7887</text:p>
          </table:table-cell>
          <table:table-cell office:value-type="float" office:value="2320" calcext:value-type="float">
            <text:p>2320</text:p>
          </table:table-cell>
          <table:table-cell table:formula="of:=[.B614]-[.B$2]" office:value-type="float" office:value="40.7884466648102" calcext:value-type="float">
            <text:p>40.7884466648</text:p>
          </table:table-cell>
          <table:table-cell table:formula="of:=[.C614]/([.D614]-[.D613])" office:value-type="float" office:value="79633.9041196785" calcext:value-type="float">
            <text:p>79633.9041196785</text:p>
          </table:table-cell>
          <table:table-cell/>
          <table:table-cell office:value-type="float" office:value="1456447960.86122" calcext:value-type="float">
            <text:p>1456447960.86122</text:p>
          </table:table-cell>
          <table:table-cell table:formula="of:=[.G614]-[.B614]" office:value-type="float" office:value="0.0725195407867432" calcext:value-type="float">
            <text:p>0.072519540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7960.81784" calcext:value-type="float">
            <text:p>1456447960.81784</text:p>
          </table:table-cell>
          <table:table-cell office:value-type="float" office:value="2320" calcext:value-type="float">
            <text:p>2320</text:p>
          </table:table-cell>
          <table:table-cell table:formula="of:=[.B615]-[.B$2]" office:value-type="float" office:value="40.8175880908966" calcext:value-type="float">
            <text:p>40.8175880909</text:p>
          </table:table-cell>
          <table:table-cell table:formula="of:=[.C615]/([.D615]-[.D614])" office:value-type="float" office:value="79611.7524626109" calcext:value-type="float">
            <text:p>79611.7524626109</text:p>
          </table:table-cell>
          <table:table-cell/>
          <table:table-cell office:value-type="float" office:value="1456447960.89021" calcext:value-type="float">
            <text:p>1456447960.89021</text:p>
          </table:table-cell>
          <table:table-cell table:formula="of:=[.G615]-[.B615]" office:value-type="float" office:value="0.0723624229431152" calcext:value-type="float">
            <text:p>0.072362422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7960.84698" calcext:value-type="float">
            <text:p>1456447960.84698</text:p>
          </table:table-cell>
          <table:table-cell office:value-type="float" office:value="2320" calcext:value-type="float">
            <text:p>2320</text:p>
          </table:table-cell>
          <table:table-cell table:formula="of:=[.B616]-[.B$2]" office:value-type="float" office:value="40.8467264175415" calcext:value-type="float">
            <text:p>40.8467264175</text:p>
          </table:table-cell>
          <table:table-cell table:formula="of:=[.C616]/([.D616]-[.D615])" office:value-type="float" office:value="79620.2207584994" calcext:value-type="float">
            <text:p>79620.2207584994</text:p>
          </table:table-cell>
          <table:table-cell/>
          <table:table-cell office:value-type="float" office:value="1456447960.91919" calcext:value-type="float">
            <text:p>1456447960.91919</text:p>
          </table:table-cell>
          <table:table-cell table:formula="of:=[.G616]-[.B616]" office:value-type="float" office:value="0.0722033977508545" calcext:value-type="float">
            <text:p>0.072203397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7960.87612" calcext:value-type="float">
            <text:p>1456447960.87612</text:p>
          </table:table-cell>
          <table:table-cell office:value-type="float" office:value="2320" calcext:value-type="float">
            <text:p>2320</text:p>
          </table:table-cell>
          <table:table-cell table:formula="of:=[.B617]-[.B$2]" office:value-type="float" office:value="40.875862121582" calcext:value-type="float">
            <text:p>40.8758621216</text:p>
          </table:table-cell>
          <table:table-cell table:formula="of:=[.C617]/([.D617]-[.D616])" office:value-type="float" office:value="79627.3876468855" calcext:value-type="float">
            <text:p>79627.3876468855</text:p>
          </table:table-cell>
          <table:table-cell/>
          <table:table-cell office:value-type="float" office:value="1456447960.94826" calcext:value-type="float">
            <text:p>1456447960.94826</text:p>
          </table:table-cell>
          <table:table-cell table:formula="of:=[.G617]-[.B617]" office:value-type="float" office:value="0.0721414089202881" calcext:value-type="float">
            <text:p>0.072141408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7960.90525" calcext:value-type="float">
            <text:p>1456447960.90525</text:p>
          </table:table-cell>
          <table:table-cell office:value-type="float" office:value="2320" calcext:value-type="float">
            <text:p>2320</text:p>
          </table:table-cell>
          <table:table-cell table:formula="of:=[.B618]-[.B$2]" office:value-type="float" office:value="40.9049944877625" calcext:value-type="float">
            <text:p>40.9049944878</text:p>
          </table:table-cell>
          <table:table-cell table:formula="of:=[.C618]/([.D618]-[.D617])" office:value-type="float" office:value="79636.5110074474" calcext:value-type="float">
            <text:p>79636.5110074474</text:p>
          </table:table-cell>
          <table:table-cell/>
          <table:table-cell office:value-type="float" office:value="1456447960.97768" calcext:value-type="float">
            <text:p>1456447960.97768</text:p>
          </table:table-cell>
          <table:table-cell table:formula="of:=[.G618]-[.B618]" office:value-type="float" office:value="0.0724296569824219" calcext:value-type="float">
            <text:p>0.07242965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7960.93439" calcext:value-type="float">
            <text:p>1456447960.93439</text:p>
          </table:table-cell>
          <table:table-cell office:value-type="float" office:value="2320" calcext:value-type="float">
            <text:p>2320</text:p>
          </table:table-cell>
          <table:table-cell table:formula="of:=[.B619]-[.B$2]" office:value-type="float" office:value="40.934130191803" calcext:value-type="float">
            <text:p>40.9341301918</text:p>
          </table:table-cell>
          <table:table-cell table:formula="of:=[.C619]/([.D619]-[.D618])" office:value-type="float" office:value="79627.3876468855" calcext:value-type="float">
            <text:p>79627.3876468855</text:p>
          </table:table-cell>
          <table:table-cell/>
          <table:table-cell office:value-type="float" office:value="1456447961.00929" calcext:value-type="float">
            <text:p>1456447961.00929</text:p>
          </table:table-cell>
          <table:table-cell table:formula="of:=[.G619]-[.B619]" office:value-type="float" office:value="0.0749013423919678" calcext:value-type="float">
            <text:p>0.074901342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7960.96354" calcext:value-type="float">
            <text:p>1456447960.96354</text:p>
          </table:table-cell>
          <table:table-cell office:value-type="float" office:value="2320" calcext:value-type="float">
            <text:p>2320</text:p>
          </table:table-cell>
          <table:table-cell table:formula="of:=[.B620]-[.B$2]" office:value-type="float" office:value="40.9632859230042" calcext:value-type="float">
            <text:p>40.963285923</text:p>
          </table:table-cell>
          <table:table-cell table:formula="of:=[.C620]/([.D620]-[.D619])" office:value-type="float" office:value="79572.6913515635" calcext:value-type="float">
            <text:p>79572.6913515635</text:p>
          </table:table-cell>
          <table:table-cell/>
          <table:table-cell office:value-type="float" office:value="1456447961.04471" calcext:value-type="float">
            <text:p>1456447961.04471</text:p>
          </table:table-cell>
          <table:table-cell table:formula="of:=[.G620]-[.B620]" office:value-type="float" office:value="0.0811710357666016" calcext:value-type="float">
            <text:p>0.081171035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7960.9927" calcext:value-type="float">
            <text:p>1456447960.9927</text:p>
          </table:table-cell>
          <table:table-cell office:value-type="float" office:value="2320" calcext:value-type="float">
            <text:p>2320</text:p>
          </table:table-cell>
          <table:table-cell table:formula="of:=[.B621]-[.B$2]" office:value-type="float" office:value="40.9924423694611" calcext:value-type="float">
            <text:p>40.9924423695</text:p>
          </table:table-cell>
          <table:table-cell table:formula="of:=[.C621]/([.D621]-[.D620])" office:value-type="float" office:value="79570.7393021563" calcext:value-type="float">
            <text:p>79570.7393021563</text:p>
          </table:table-cell>
          <table:table-cell/>
          <table:table-cell office:value-type="float" office:value="1456447961.06501" calcext:value-type="float">
            <text:p>1456447961.06501</text:p>
          </table:table-cell>
          <table:table-cell table:formula="of:=[.G621]-[.B621]" office:value-type="float" office:value="0.0723142623901367" calcext:value-type="float">
            <text:p>0.072314262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7961.0206" calcext:value-type="float">
            <text:p>1456447961.0206</text:p>
          </table:table-cell>
          <table:table-cell office:value-type="float" office:value="2320" calcext:value-type="float">
            <text:p>2320</text:p>
          </table:table-cell>
          <table:table-cell table:formula="of:=[.B622]-[.B$2]" office:value-type="float" office:value="41.0203402042389" calcext:value-type="float">
            <text:p>41.0203402042</text:p>
          </table:table-cell>
          <table:table-cell table:formula="of:=[.C622]/([.D622]-[.D621])" office:value-type="float" office:value="83160.5756674529" calcext:value-type="float">
            <text:p>83160.5756674529</text:p>
          </table:table-cell>
          <table:table-cell/>
          <table:table-cell office:value-type="float" office:value="1456447961.09303" calcext:value-type="float">
            <text:p>1456447961.09303</text:p>
          </table:table-cell>
          <table:table-cell table:formula="of:=[.G622]-[.B622]" office:value-type="float" office:value="0.0724368095397949" calcext:value-type="float">
            <text:p>0.072436809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7961.04808" calcext:value-type="float">
            <text:p>1456447961.04808</text:p>
          </table:table-cell>
          <table:table-cell office:value-type="float" office:value="2320" calcext:value-type="float">
            <text:p>2320</text:p>
          </table:table-cell>
          <table:table-cell table:formula="of:=[.B623]-[.B$2]" office:value-type="float" office:value="41.0478212833405" calcext:value-type="float">
            <text:p>41.0478212833</text:p>
          </table:table-cell>
          <table:table-cell table:formula="of:=[.C623]/([.D623]-[.D622])" office:value-type="float" office:value="84421.7212659633" calcext:value-type="float">
            <text:p>84421.7212659633</text:p>
          </table:table-cell>
          <table:table-cell/>
          <table:table-cell office:value-type="float" office:value="1456447961.12045" calcext:value-type="float">
            <text:p>1456447961.12045</text:p>
          </table:table-cell>
          <table:table-cell table:formula="of:=[.G623]-[.B623]" office:value-type="float" office:value="0.0723772048950195" calcext:value-type="float">
            <text:p>0.072377204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7961.07553" calcext:value-type="float">
            <text:p>1456447961.07553</text:p>
          </table:table-cell>
          <table:table-cell office:value-type="float" office:value="2320" calcext:value-type="float">
            <text:p>2320</text:p>
          </table:table-cell>
          <table:table-cell table:formula="of:=[.B624]-[.B$2]" office:value-type="float" office:value="41.075278043747" calcext:value-type="float">
            <text:p>41.0752780437</text:p>
          </table:table-cell>
          <table:table-cell table:formula="of:=[.C624]/([.D624]-[.D623])" office:value-type="float" office:value="84496.4943297268" calcext:value-type="float">
            <text:p>84496.4943297268</text:p>
          </table:table-cell>
          <table:table-cell/>
          <table:table-cell office:value-type="float" office:value="1456447961.14801" calcext:value-type="float">
            <text:p>1456447961.14801</text:p>
          </table:table-cell>
          <table:table-cell table:formula="of:=[.G624]-[.B624]" office:value-type="float" office:value="0.072474479675293" calcext:value-type="float">
            <text:p>0.072474479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7961.10297" calcext:value-type="float">
            <text:p>1456447961.10297</text:p>
          </table:table-cell>
          <table:table-cell office:value-type="float" office:value="2320" calcext:value-type="float">
            <text:p>2320</text:p>
          </table:table-cell>
          <table:table-cell table:formula="of:=[.B625]-[.B$2]" office:value-type="float" office:value="41.1027133464813" calcext:value-type="float">
            <text:p>41.1027133465</text:p>
          </table:table-cell>
          <table:table-cell table:formula="of:=[.C625]/([.D625]-[.D624])" office:value-type="float" office:value="84562.5806451613" calcext:value-type="float">
            <text:p>84562.5806451613</text:p>
          </table:table-cell>
          <table:table-cell/>
          <table:table-cell office:value-type="float" office:value="1456447961.17535" calcext:value-type="float">
            <text:p>1456447961.17535</text:p>
          </table:table-cell>
          <table:table-cell table:formula="of:=[.G625]-[.B625]" office:value-type="float" office:value="0.0723779201507568" calcext:value-type="float">
            <text:p>0.072377920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7961.1304" calcext:value-type="float">
            <text:p>1456447961.1304</text:p>
          </table:table-cell>
          <table:table-cell office:value-type="float" office:value="2320" calcext:value-type="float">
            <text:p>2320</text:p>
          </table:table-cell>
          <table:table-cell table:formula="of:=[.B626]-[.B$2]" office:value-type="float" office:value="41.130143404007" calcext:value-type="float">
            <text:p>41.130143404</text:p>
          </table:table-cell>
          <table:table-cell table:formula="of:=[.C626]/([.D626]-[.D625])" office:value-type="float" office:value="84578.7508039983" calcext:value-type="float">
            <text:p>84578.7508039983</text:p>
          </table:table-cell>
          <table:table-cell/>
          <table:table-cell office:value-type="float" office:value="1456447961.20267" calcext:value-type="float">
            <text:p>1456447961.20267</text:p>
          </table:table-cell>
          <table:table-cell table:formula="of:=[.G626]-[.B626]" office:value-type="float" office:value="0.0722751617431641" calcext:value-type="float">
            <text:p>0.072275161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7961.15783" calcext:value-type="float">
            <text:p>1456447961.15783</text:p>
          </table:table-cell>
          <table:table-cell office:value-type="float" office:value="2320" calcext:value-type="float">
            <text:p>2320</text:p>
          </table:table-cell>
          <table:table-cell table:formula="of:=[.B627]-[.B$2]" office:value-type="float" office:value="41.1575706005096" calcext:value-type="float">
            <text:p>41.1575706005</text:p>
          </table:table-cell>
          <table:table-cell table:formula="of:=[.C627]/([.D627]-[.D626])" office:value-type="float" office:value="84587.573497453" calcext:value-type="float">
            <text:p>84587.573497453</text:p>
          </table:table-cell>
          <table:table-cell/>
          <table:table-cell office:value-type="float" office:value="1456447961.23" calcext:value-type="float">
            <text:p>1456447961.23</text:p>
          </table:table-cell>
          <table:table-cell table:formula="of:=[.G627]-[.B627]" office:value-type="float" office:value="0.0721766948699951" calcext:value-type="float">
            <text:p>0.072176694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7961.18526" calcext:value-type="float">
            <text:p>1456447961.18526</text:p>
          </table:table-cell>
          <table:table-cell office:value-type="float" office:value="2320" calcext:value-type="float">
            <text:p>2320</text:p>
          </table:table-cell>
          <table:table-cell table:formula="of:=[.B628]-[.B$2]" office:value-type="float" office:value="41.1850032806396" calcext:value-type="float">
            <text:p>41.1850032806</text:p>
          </table:table-cell>
          <table:table-cell table:formula="of:=[.C628]/([.D628]-[.D627])" office:value-type="float" office:value="84570.6649516344" calcext:value-type="float">
            <text:p>84570.6649516344</text:p>
          </table:table-cell>
          <table:table-cell/>
          <table:table-cell office:value-type="float" office:value="1456447961.25761" calcext:value-type="float">
            <text:p>1456447961.25761</text:p>
          </table:table-cell>
          <table:table-cell table:formula="of:=[.G628]-[.B628]" office:value-type="float" office:value="0.0723481178283691" calcext:value-type="float">
            <text:p>0.072348117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7961.21269" calcext:value-type="float">
            <text:p>1456447961.21269</text:p>
          </table:table-cell>
          <table:table-cell office:value-type="float" office:value="2320" calcext:value-type="float">
            <text:p>2320</text:p>
          </table:table-cell>
          <table:table-cell table:formula="of:=[.B629]-[.B$2]" office:value-type="float" office:value="41.2124345302582" calcext:value-type="float">
            <text:p>41.2124345303</text:p>
          </table:table-cell>
          <table:table-cell table:formula="of:=[.C629]/([.D629]-[.D628])" office:value-type="float" office:value="84575.0752248924" calcext:value-type="float">
            <text:p>84575.0752248924</text:p>
          </table:table-cell>
          <table:table-cell/>
          <table:table-cell office:value-type="float" office:value="1456447961.28502" calcext:value-type="float">
            <text:p>1456447961.28502</text:p>
          </table:table-cell>
          <table:table-cell table:formula="of:=[.G629]-[.B629]" office:value-type="float" office:value="0.0723247528076172" calcext:value-type="float">
            <text:p>0.072324752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7961.24012" calcext:value-type="float">
            <text:p>1456447961.24012</text:p>
          </table:table-cell>
          <table:table-cell office:value-type="float" office:value="2320" calcext:value-type="float">
            <text:p>2320</text:p>
          </table:table-cell>
          <table:table-cell table:formula="of:=[.B630]-[.B$2]" office:value-type="float" office:value="41.2398645877838" calcext:value-type="float">
            <text:p>41.2398645878</text:p>
          </table:table-cell>
          <table:table-cell table:formula="of:=[.C630]/([.D630]-[.D629])" office:value-type="float" office:value="84578.7508039983" calcext:value-type="float">
            <text:p>84578.7508039983</text:p>
          </table:table-cell>
          <table:table-cell/>
          <table:table-cell office:value-type="float" office:value="1456447961.31244" calcext:value-type="float">
            <text:p>1456447961.31244</text:p>
          </table:table-cell>
          <table:table-cell table:formula="of:=[.G630]-[.B630]" office:value-type="float" office:value="0.0723206996917725" calcext:value-type="float">
            <text:p>0.072320699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7961.26755" calcext:value-type="float">
            <text:p>1456447961.26755</text:p>
          </table:table-cell>
          <table:table-cell office:value-type="float" office:value="2320" calcext:value-type="float">
            <text:p>2320</text:p>
          </table:table-cell>
          <table:table-cell table:formula="of:=[.B631]-[.B$2]" office:value-type="float" office:value="41.2672905921936" calcext:value-type="float">
            <text:p>41.2672905922</text:p>
          </table:table-cell>
          <table:table-cell table:formula="of:=[.C631]/([.D631]-[.D630])" office:value-type="float" office:value="84591.2501629967" calcext:value-type="float">
            <text:p>84591.2501629967</text:p>
          </table:table-cell>
          <table:table-cell/>
          <table:table-cell office:value-type="float" office:value="1456447961.33982" calcext:value-type="float">
            <text:p>1456447961.33982</text:p>
          </table:table-cell>
          <table:table-cell table:formula="of:=[.G631]-[.B631]" office:value-type="float" office:value="0.0722730159759522" calcext:value-type="float">
            <text:p>0.07227301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7961.29497" calcext:value-type="float">
            <text:p>1456447961.29497</text:p>
          </table:table-cell>
          <table:table-cell office:value-type="float" office:value="2320" calcext:value-type="float">
            <text:p>2320</text:p>
          </table:table-cell>
          <table:table-cell table:formula="of:=[.B632]-[.B$2]" office:value-type="float" office:value="41.2947149276733" calcext:value-type="float">
            <text:p>41.2947149277</text:p>
          </table:table-cell>
          <table:table-cell table:formula="of:=[.C632]/([.D632]-[.D631])" office:value-type="float" office:value="84596.3980317493" calcext:value-type="float">
            <text:p>84596.3980317493</text:p>
          </table:table-cell>
          <table:table-cell/>
          <table:table-cell office:value-type="float" office:value="1456447961.36724" calcext:value-type="float">
            <text:p>1456447961.36724</text:p>
          </table:table-cell>
          <table:table-cell table:formula="of:=[.G632]-[.B632]" office:value-type="float" office:value="0.0722718238830566" calcext:value-type="float">
            <text:p>0.072271823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7961.3224" calcext:value-type="float">
            <text:p>1456447961.3224</text:p>
          </table:table-cell>
          <table:table-cell office:value-type="float" office:value="2320" calcext:value-type="float">
            <text:p>2320</text:p>
          </table:table-cell>
          <table:table-cell table:formula="of:=[.B633]-[.B$2]" office:value-type="float" office:value="41.3221416473389" calcext:value-type="float">
            <text:p>41.3221416473</text:p>
          </table:table-cell>
          <table:table-cell table:formula="of:=[.C633]/([.D633]-[.D632])" office:value-type="float" office:value="84589.0441253173" calcext:value-type="float">
            <text:p>84589.0441253173</text:p>
          </table:table-cell>
          <table:table-cell/>
          <table:table-cell office:value-type="float" office:value="1456447961.39473" calcext:value-type="float">
            <text:p>1456447961.39473</text:p>
          </table:table-cell>
          <table:table-cell table:formula="of:=[.G633]-[.B633]" office:value-type="float" office:value="0.0723338127136231" calcext:value-type="float">
            <text:p>0.0723338127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7961.3498" calcext:value-type="float">
            <text:p>1456447961.3498</text:p>
          </table:table-cell>
          <table:table-cell office:value-type="float" office:value="2320" calcext:value-type="float">
            <text:p>2320</text:p>
          </table:table-cell>
          <table:table-cell table:formula="of:=[.B634]-[.B$2]" office:value-type="float" office:value="41.3495397567749" calcext:value-type="float">
            <text:p>41.3495397568</text:p>
          </table:table-cell>
          <table:table-cell table:formula="of:=[.C634]/([.D634]-[.D633])" office:value-type="float" office:value="84677.3754742595" calcext:value-type="float">
            <text:p>84677.3754742595</text:p>
          </table:table-cell>
          <table:table-cell/>
          <table:table-cell office:value-type="float" office:value="1456447961.422" calcext:value-type="float">
            <text:p>1456447961.422</text:p>
          </table:table-cell>
          <table:table-cell table:formula="of:=[.G634]-[.B634]" office:value-type="float" office:value="0.0721993446350098" calcext:value-type="float">
            <text:p>0.072199344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7961.37724" calcext:value-type="float">
            <text:p>1456447961.37724</text:p>
          </table:table-cell>
          <table:table-cell office:value-type="float" office:value="2320" calcext:value-type="float">
            <text:p>2320</text:p>
          </table:table-cell>
          <table:table-cell table:formula="of:=[.B635]-[.B$2]" office:value-type="float" office:value="41.3769814968109" calcext:value-type="float">
            <text:p>41.3769814968</text:p>
          </table:table-cell>
          <table:table-cell table:formula="of:=[.C635]/([.D635]-[.D634])" office:value-type="float" office:value="84542.7438987307" calcext:value-type="float">
            <text:p>84542.7438987307</text:p>
          </table:table-cell>
          <table:table-cell/>
          <table:table-cell office:value-type="float" office:value="1456447961.44956" calcext:value-type="float">
            <text:p>1456447961.44956</text:p>
          </table:table-cell>
          <table:table-cell table:formula="of:=[.G635]-[.B635]" office:value-type="float" office:value="0.0723223686218262" calcext:value-type="float">
            <text:p>0.072322368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7961.40467" calcext:value-type="float">
            <text:p>1456447961.40467</text:p>
          </table:table-cell>
          <table:table-cell office:value-type="float" office:value="2320" calcext:value-type="float">
            <text:p>2320</text:p>
          </table:table-cell>
          <table:table-cell table:formula="of:=[.B636]-[.B$2]" office:value-type="float" office:value="41.4044132232666" calcext:value-type="float">
            <text:p>41.4044132233</text:p>
          </table:table-cell>
          <table:table-cell table:formula="of:=[.C636]/([.D636]-[.D635])" office:value-type="float" office:value="84573.6050826981" calcext:value-type="float">
            <text:p>84573.6050826981</text:p>
          </table:table-cell>
          <table:table-cell/>
          <table:table-cell office:value-type="float" office:value="1456447961.47694" calcext:value-type="float">
            <text:p>1456447961.47694</text:p>
          </table:table-cell>
          <table:table-cell table:formula="of:=[.G636]-[.B636]" office:value-type="float" office:value="0.0722661018371582" calcext:value-type="float">
            <text:p>0.072266101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7961.4321" calcext:value-type="float">
            <text:p>1456447961.4321</text:p>
          </table:table-cell>
          <table:table-cell office:value-type="float" office:value="2320" calcext:value-type="float">
            <text:p>2320</text:p>
          </table:table-cell>
          <table:table-cell table:formula="of:=[.B637]-[.B$2]" office:value-type="float" office:value="41.4318399429321" calcext:value-type="float">
            <text:p>41.4318399429</text:p>
          </table:table-cell>
          <table:table-cell table:formula="of:=[.C637]/([.D637]-[.D636])" office:value-type="float" office:value="84589.0441253173" calcext:value-type="float">
            <text:p>84589.0441253173</text:p>
          </table:table-cell>
          <table:table-cell/>
          <table:table-cell office:value-type="float" office:value="1456447961.50439" calcext:value-type="float">
            <text:p>1456447961.50439</text:p>
          </table:table-cell>
          <table:table-cell table:formula="of:=[.G637]-[.B637]" office:value-type="float" office:value="0.0722911357879639" calcext:value-type="float">
            <text:p>0.072291135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7961.45953" calcext:value-type="float">
            <text:p>1456447961.45953</text:p>
          </table:table-cell>
          <table:table-cell office:value-type="float" office:value="2320" calcext:value-type="float">
            <text:p>2320</text:p>
          </table:table-cell>
          <table:table-cell table:formula="of:=[.B638]-[.B$2]" office:value-type="float" office:value="41.4592700004578" calcext:value-type="float">
            <text:p>41.4592700005</text:p>
          </table:table-cell>
          <table:table-cell table:formula="of:=[.C638]/([.D638]-[.D637])" office:value-type="float" office:value="84578.7508039983" calcext:value-type="float">
            <text:p>84578.7508039983</text:p>
          </table:table-cell>
          <table:table-cell/>
          <table:table-cell office:value-type="float" office:value="1456447961.53185" calcext:value-type="float">
            <text:p>1456447961.53185</text:p>
          </table:table-cell>
          <table:table-cell table:formula="of:=[.G638]-[.B638]" office:value-type="float" office:value="0.0723283290863037" calcext:value-type="float">
            <text:p>0.072328329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7961.48695" calcext:value-type="float">
            <text:p>1456447961.48695</text:p>
          </table:table-cell>
          <table:table-cell office:value-type="float" office:value="2320" calcext:value-type="float">
            <text:p>2320</text:p>
          </table:table-cell>
          <table:table-cell table:formula="of:=[.B639]-[.B$2]" office:value-type="float" office:value="41.486695766449" calcext:value-type="float">
            <text:p>41.4866957664</text:p>
          </table:table-cell>
          <table:table-cell table:formula="of:=[.C639]/([.D639]-[.D638])" office:value-type="float" office:value="84591.98553446" calcext:value-type="float">
            <text:p>84591.98553446</text:p>
          </table:table-cell>
          <table:table-cell/>
          <table:table-cell office:value-type="float" office:value="1456447961.55922" calcext:value-type="float">
            <text:p>1456447961.55922</text:p>
          </table:table-cell>
          <table:table-cell table:formula="of:=[.G639]-[.B639]" office:value-type="float" office:value="0.0722706317901611" calcext:value-type="float">
            <text:p>0.072270631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7961.51438" calcext:value-type="float">
            <text:p>1456447961.51438</text:p>
          </table:table-cell>
          <table:table-cell office:value-type="float" office:value="2320" calcext:value-type="float">
            <text:p>2320</text:p>
          </table:table-cell>
          <table:table-cell table:formula="of:=[.B640]-[.B$2]" office:value-type="float" office:value="41.5141215324402" calcext:value-type="float">
            <text:p>41.5141215324</text:p>
          </table:table-cell>
          <table:table-cell table:formula="of:=[.C640]/([.D640]-[.D639])" office:value-type="float" office:value="84591.98553446" calcext:value-type="float">
            <text:p>84591.98553446</text:p>
          </table:table-cell>
          <table:table-cell/>
          <table:table-cell office:value-type="float" office:value="1456447961.58663" calcext:value-type="float">
            <text:p>1456447961.58663</text:p>
          </table:table-cell>
          <table:table-cell table:formula="of:=[.G640]-[.B640]" office:value-type="float" office:value="0.0722506046295166" calcext:value-type="float">
            <text:p>0.072250604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7961.5418" calcext:value-type="float">
            <text:p>1456447961.5418</text:p>
          </table:table-cell>
          <table:table-cell office:value-type="float" office:value="2320" calcext:value-type="float">
            <text:p>2320</text:p>
          </table:table-cell>
          <table:table-cell table:formula="of:=[.B641]-[.B$2]" office:value-type="float" office:value="41.54154753685" calcext:value-type="float">
            <text:p>41.5415475369</text:p>
          </table:table-cell>
          <table:table-cell table:formula="of:=[.C641]/([.D641]-[.D640])" office:value-type="float" office:value="84591.2501629967" calcext:value-type="float">
            <text:p>84591.2501629967</text:p>
          </table:table-cell>
          <table:table-cell/>
          <table:table-cell office:value-type="float" office:value="1456447961.61415" calcext:value-type="float">
            <text:p>1456447961.61415</text:p>
          </table:table-cell>
          <table:table-cell table:formula="of:=[.G641]-[.B641]" office:value-type="float" office:value="0.0723505020141602" calcext:value-type="float">
            <text:p>0.07235050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7961.56923" calcext:value-type="float">
            <text:p>1456447961.56923</text:p>
          </table:table-cell>
          <table:table-cell office:value-type="float" office:value="2320" calcext:value-type="float">
            <text:p>2320</text:p>
          </table:table-cell>
          <table:table-cell table:formula="of:=[.B642]-[.B$2]" office:value-type="float" office:value="41.5689742565155" calcext:value-type="float">
            <text:p>41.5689742565</text:p>
          </table:table-cell>
          <table:table-cell table:formula="of:=[.C642]/([.D642]-[.D641])" office:value-type="float" office:value="84589.0441253173" calcext:value-type="float">
            <text:p>84589.0441253173</text:p>
          </table:table-cell>
          <table:table-cell/>
          <table:table-cell office:value-type="float" office:value="1456447961.64161" calcext:value-type="float">
            <text:p>1456447961.64161</text:p>
          </table:table-cell>
          <table:table-cell table:formula="of:=[.G642]-[.B642]" office:value-type="float" office:value="0.0723791122436523" calcext:value-type="float">
            <text:p>0.072379112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7961.59666" calcext:value-type="float">
            <text:p>1456447961.59666</text:p>
          </table:table-cell>
          <table:table-cell office:value-type="float" office:value="2320" calcext:value-type="float">
            <text:p>2320</text:p>
          </table:table-cell>
          <table:table-cell table:formula="of:=[.B643]-[.B$2]" office:value-type="float" office:value="41.5964021682739" calcext:value-type="float">
            <text:p>41.5964021683</text:p>
          </table:table-cell>
          <table:table-cell table:formula="of:=[.C643]/([.D643]-[.D642])" office:value-type="float" office:value="84585.3676515329" calcext:value-type="float">
            <text:p>84585.3676515329</text:p>
          </table:table-cell>
          <table:table-cell/>
          <table:table-cell office:value-type="float" office:value="1456447961.66889" calcext:value-type="float">
            <text:p>1456447961.66889</text:p>
          </table:table-cell>
          <table:table-cell table:formula="of:=[.G643]-[.B643]" office:value-type="float" office:value="0.0722339153289795" calcext:value-type="float">
            <text:p>0.07223391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7961.62409" calcext:value-type="float">
            <text:p>1456447961.62409</text:p>
          </table:table-cell>
          <table:table-cell office:value-type="float" office:value="2320" calcext:value-type="float">
            <text:p>2320</text:p>
          </table:table-cell>
          <table:table-cell table:formula="of:=[.B644]-[.B$2]" office:value-type="float" office:value="41.6238353252411" calcext:value-type="float">
            <text:p>41.6238353252</text:p>
          </table:table-cell>
          <table:table-cell table:formula="of:=[.C644]/([.D644]-[.D643])" office:value-type="float" office:value="84569.1949627595" calcext:value-type="float">
            <text:p>84569.1949627595</text:p>
          </table:table-cell>
          <table:table-cell/>
          <table:table-cell office:value-type="float" office:value="1456447961.69631" calcext:value-type="float">
            <text:p>1456447961.69631</text:p>
          </table:table-cell>
          <table:table-cell table:formula="of:=[.G644]-[.B644]" office:value-type="float" office:value="0.0722160339355469" calcext:value-type="float">
            <text:p>0.072216033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7961.65152" calcext:value-type="float">
            <text:p>1456447961.65152</text:p>
          </table:table-cell>
          <table:table-cell office:value-type="float" office:value="2320" calcext:value-type="float">
            <text:p>2320</text:p>
          </table:table-cell>
          <table:table-cell table:formula="of:=[.B645]-[.B$2]" office:value-type="float" office:value="41.6512668132782" calcext:value-type="float">
            <text:p>41.6512668133</text:p>
          </table:table-cell>
          <table:table-cell table:formula="of:=[.C645]/([.D645]-[.D644])" office:value-type="float" office:value="84574.3401474065" calcext:value-type="float">
            <text:p>84574.3401474065</text:p>
          </table:table-cell>
          <table:table-cell/>
          <table:table-cell office:value-type="float" office:value="1456447961.72384" calcext:value-type="float">
            <text:p>1456447961.72384</text:p>
          </table:table-cell>
          <table:table-cell table:formula="of:=[.G645]-[.B645]" office:value-type="float" office:value="0.0723176002502441" calcext:value-type="float">
            <text:p>0.072317600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7961.67895" calcext:value-type="float">
            <text:p>1456447961.67895</text:p>
          </table:table-cell>
          <table:table-cell office:value-type="float" office:value="2320" calcext:value-type="float">
            <text:p>2320</text:p>
          </table:table-cell>
          <table:table-cell table:formula="of:=[.B646]-[.B$2]" office:value-type="float" office:value="41.6786947250366" calcext:value-type="float">
            <text:p>41.678694725</text:p>
          </table:table-cell>
          <table:table-cell table:formula="of:=[.C646]/([.D646]-[.D645])" office:value-type="float" office:value="84585.3676515329" calcext:value-type="float">
            <text:p>84585.3676515329</text:p>
          </table:table-cell>
          <table:table-cell/>
          <table:table-cell office:value-type="float" office:value="1456447961.75133" calcext:value-type="float">
            <text:p>1456447961.75133</text:p>
          </table:table-cell>
          <table:table-cell table:formula="of:=[.G646]-[.B646]" office:value-type="float" office:value="0.0723788738250732" calcext:value-type="float">
            <text:p>0.072378873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7961.70638" calcext:value-type="float">
            <text:p>1456447961.70638</text:p>
          </table:table-cell>
          <table:table-cell office:value-type="float" office:value="2320" calcext:value-type="float">
            <text:p>2320</text:p>
          </table:table-cell>
          <table:table-cell table:formula="of:=[.B647]-[.B$2]" office:value-type="float" office:value="41.7061223983765" calcext:value-type="float">
            <text:p>41.7061223984</text:p>
          </table:table-cell>
          <table:table-cell table:formula="of:=[.C647]/([.D647]-[.D646])" office:value-type="float" office:value="84586.1029207232" calcext:value-type="float">
            <text:p>84586.1029207232</text:p>
          </table:table-cell>
          <table:table-cell/>
          <table:table-cell office:value-type="float" office:value="1456447961.77863" calcext:value-type="float">
            <text:p>1456447961.77863</text:p>
          </table:table-cell>
          <table:table-cell table:formula="of:=[.G647]-[.B647]" office:value-type="float" office:value="0.0722537040710449" calcext:value-type="float">
            <text:p>0.072253704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7961.73381" calcext:value-type="float">
            <text:p>1456447961.73381</text:p>
          </table:table-cell>
          <table:table-cell office:value-type="float" office:value="2320" calcext:value-type="float">
            <text:p>2320</text:p>
          </table:table-cell>
          <table:table-cell table:formula="of:=[.B648]-[.B$2]" office:value-type="float" office:value="41.7335529327393" calcext:value-type="float">
            <text:p>41.7335529327</text:p>
          </table:table-cell>
          <table:table-cell table:formula="of:=[.C648]/([.D648]-[.D647])" office:value-type="float" office:value="84577.2805340194" calcext:value-type="float">
            <text:p>84577.2805340194</text:p>
          </table:table-cell>
          <table:table-cell/>
          <table:table-cell office:value-type="float" office:value="1456447961.80602" calcext:value-type="float">
            <text:p>1456447961.80602</text:p>
          </table:table-cell>
          <table:table-cell table:formula="of:=[.G648]-[.B648]" office:value-type="float" office:value="0.0722062587738037" calcext:value-type="float">
            <text:p>0.072206258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7961.76124" calcext:value-type="float">
            <text:p>1456447961.76124</text:p>
          </table:table-cell>
          <table:table-cell office:value-type="float" office:value="2320" calcext:value-type="float">
            <text:p>2320</text:p>
          </table:table-cell>
          <table:table-cell table:formula="of:=[.B649]-[.B$2]" office:value-type="float" office:value="41.760981798172" calcext:value-type="float">
            <text:p>41.7609817982</text:p>
          </table:table-cell>
          <table:table-cell table:formula="of:=[.C649]/([.D649]-[.D648])" office:value-type="float" office:value="84582.4267025946" calcext:value-type="float">
            <text:p>84582.4267025946</text:p>
          </table:table-cell>
          <table:table-cell/>
          <table:table-cell office:value-type="float" office:value="1456447961.83348" calcext:value-type="float">
            <text:p>1456447961.83348</text:p>
          </table:table-cell>
          <table:table-cell table:formula="of:=[.G649]-[.B649]" office:value-type="float" office:value="0.0722429752349854" calcext:value-type="float">
            <text:p>0.072242975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7961.78866" calcext:value-type="float">
            <text:p>1456447961.78866</text:p>
          </table:table-cell>
          <table:table-cell office:value-type="float" office:value="2320" calcext:value-type="float">
            <text:p>2320</text:p>
          </table:table-cell>
          <table:table-cell table:formula="of:=[.B650]-[.B$2]" office:value-type="float" office:value="41.7884066104889" calcext:value-type="float">
            <text:p>41.7884066105</text:p>
          </table:table-cell>
          <table:table-cell table:formula="of:=[.C650]/([.D650]-[.D649])" office:value-type="float" office:value="84594.9271481726" calcext:value-type="float">
            <text:p>84594.9271481726</text:p>
          </table:table-cell>
          <table:table-cell/>
          <table:table-cell office:value-type="float" office:value="1456447961.86108" calcext:value-type="float">
            <text:p>1456447961.86108</text:p>
          </table:table-cell>
          <table:table-cell table:formula="of:=[.G650]-[.B650]" office:value-type="float" office:value="0.0724177360534668" calcext:value-type="float">
            <text:p>0.072417736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7961.81609" calcext:value-type="float">
            <text:p>1456447961.81609</text:p>
          </table:table-cell>
          <table:table-cell office:value-type="float" office:value="2320" calcext:value-type="float">
            <text:p>2320</text:p>
          </table:table-cell>
          <table:table-cell table:formula="of:=[.B651]-[.B$2]" office:value-type="float" office:value="41.815831899643" calcext:value-type="float">
            <text:p>41.8158318996</text:p>
          </table:table-cell>
          <table:table-cell table:formula="of:=[.C651]/([.D651]-[.D650])" office:value-type="float" office:value="84593.4563157437" calcext:value-type="float">
            <text:p>84593.4563157437</text:p>
          </table:table-cell>
          <table:table-cell/>
          <table:table-cell office:value-type="float" office:value="1456447961.88839" calcext:value-type="float">
            <text:p>1456447961.88839</text:p>
          </table:table-cell>
          <table:table-cell table:formula="of:=[.G651]-[.B651]" office:value-type="float" office:value="0.0723013877868652" calcext:value-type="float">
            <text:p>0.072301387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7961.84355" calcext:value-type="float">
            <text:p>1456447961.84355</text:p>
          </table:table-cell>
          <table:table-cell office:value-type="float" office:value="2320" calcext:value-type="float">
            <text:p>2320</text:p>
          </table:table-cell>
          <table:table-cell table:formula="of:=[.B652]-[.B$2]" office:value-type="float" office:value="41.8432924747467" calcext:value-type="float">
            <text:p>41.8432924747</text:p>
          </table:table-cell>
          <table:table-cell table:formula="of:=[.C652]/([.D652]-[.D651])" office:value-type="float" office:value="84484.756463908" calcext:value-type="float">
            <text:p>84484.756463908</text:p>
          </table:table-cell>
          <table:table-cell/>
          <table:table-cell office:value-type="float" office:value="1456447961.91597" calcext:value-type="float">
            <text:p>1456447961.91597</text:p>
          </table:table-cell>
          <table:table-cell table:formula="of:=[.G652]-[.B652]" office:value-type="float" office:value="0.0724260807037354" calcext:value-type="float">
            <text:p>0.072426080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7961.87099" calcext:value-type="float">
            <text:p>1456447961.87099</text:p>
          </table:table-cell>
          <table:table-cell office:value-type="float" office:value="2320" calcext:value-type="float">
            <text:p>2320</text:p>
          </table:table-cell>
          <table:table-cell table:formula="of:=[.B653]-[.B$2]" office:value-type="float" office:value="41.8707320690155" calcext:value-type="float">
            <text:p>41.870732069</text:p>
          </table:table-cell>
          <table:table-cell table:formula="of:=[.C653]/([.D653]-[.D652])" office:value-type="float" office:value="84549.3551133895" calcext:value-type="float">
            <text:p>84549.3551133895</text:p>
          </table:table-cell>
          <table:table-cell/>
          <table:table-cell office:value-type="float" office:value="1456447961.94317" calcext:value-type="float">
            <text:p>1456447961.94317</text:p>
          </table:table-cell>
          <table:table-cell table:formula="of:=[.G653]-[.B653]" office:value-type="float" office:value="0.0721793174743652" calcext:value-type="float">
            <text:p>0.072179317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7961.89842" calcext:value-type="float">
            <text:p>1456447961.89842</text:p>
          </table:table-cell>
          <table:table-cell office:value-type="float" office:value="2320" calcext:value-type="float">
            <text:p>2320</text:p>
          </table:table-cell>
          <table:table-cell table:formula="of:=[.B654]-[.B$2]" office:value-type="float" office:value="41.8981654644013" calcext:value-type="float">
            <text:p>41.8981654644</text:p>
          </table:table-cell>
          <table:table-cell table:formula="of:=[.C654]/([.D654]-[.D653])" office:value-type="float" office:value="84568.4599874852" calcext:value-type="float">
            <text:p>84568.4599874852</text:p>
          </table:table-cell>
          <table:table-cell/>
          <table:table-cell office:value-type="float" office:value="1456447961.97066" calcext:value-type="float">
            <text:p>1456447961.97066</text:p>
          </table:table-cell>
          <table:table-cell table:formula="of:=[.G654]-[.B654]" office:value-type="float" office:value="0.0722339153289795" calcext:value-type="float">
            <text:p>0.072233915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7961.92585" calcext:value-type="float">
            <text:p>1456447961.92585</text:p>
          </table:table-cell>
          <table:table-cell office:value-type="float" office:value="2320" calcext:value-type="float">
            <text:p>2320</text:p>
          </table:table-cell>
          <table:table-cell table:formula="of:=[.B655]-[.B$2]" office:value-type="float" office:value="41.9255921840668" calcext:value-type="float">
            <text:p>41.9255921841</text:p>
          </table:table-cell>
          <table:table-cell table:formula="of:=[.C655]/([.D655]-[.D654])" office:value-type="float" office:value="84589.0441253173" calcext:value-type="float">
            <text:p>84589.0441253173</text:p>
          </table:table-cell>
          <table:table-cell/>
          <table:table-cell office:value-type="float" office:value="1456447961.99833" calcext:value-type="float">
            <text:p>1456447961.99833</text:p>
          </table:table-cell>
          <table:table-cell table:formula="of:=[.G655]-[.B655]" office:value-type="float" office:value="0.0724847316741943" calcext:value-type="float">
            <text:p>0.072484731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7961.95328" calcext:value-type="float">
            <text:p>1456447961.95328</text:p>
          </table:table-cell>
          <table:table-cell office:value-type="float" office:value="2320" calcext:value-type="float">
            <text:p>2320</text:p>
          </table:table-cell>
          <table:table-cell table:formula="of:=[.B656]-[.B$2]" office:value-type="float" office:value="41.9530217647553" calcext:value-type="float">
            <text:p>41.9530217648</text:p>
          </table:table-cell>
          <table:table-cell table:formula="of:=[.C656]/([.D656]-[.D655])" office:value-type="float" office:value="84580.2211250956" calcext:value-type="float">
            <text:p>84580.2211250956</text:p>
          </table:table-cell>
          <table:table-cell/>
          <table:table-cell office:value-type="float" office:value="1456447962.02737" calcext:value-type="float">
            <text:p>1456447962.02737</text:p>
          </table:table-cell>
          <table:table-cell table:formula="of:=[.G656]-[.B656]" office:value-type="float" office:value="0.0740964412689209" calcext:value-type="float">
            <text:p>0.074096441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7961.98071" calcext:value-type="float">
            <text:p>1456447961.98071</text:p>
          </table:table-cell>
          <table:table-cell office:value-type="float" office:value="2320" calcext:value-type="float">
            <text:p>2320</text:p>
          </table:table-cell>
          <table:table-cell table:formula="of:=[.B657]-[.B$2]" office:value-type="float" office:value="41.9804511070251" calcext:value-type="float">
            <text:p>41.980451107</text:p>
          </table:table-cell>
          <table:table-cell table:formula="of:=[.C657]/([.D657]-[.D656])" office:value-type="float" office:value="84580.9563048146" calcext:value-type="float">
            <text:p>84580.9563048146</text:p>
          </table:table-cell>
          <table:table-cell/>
          <table:table-cell office:value-type="float" office:value="1456447962.053" calcext:value-type="float">
            <text:p>1456447962.053</text:p>
          </table:table-cell>
          <table:table-cell table:formula="of:=[.G657]-[.B657]" office:value-type="float" office:value="0.0722904205322266" calcext:value-type="float">
            <text:p>0.0722904205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7962.00692" calcext:value-type="float">
            <text:p>1456447962.00692</text:p>
          </table:table-cell>
          <table:table-cell office:value-type="float" office:value="2320" calcext:value-type="float">
            <text:p>2320</text:p>
          </table:table-cell>
          <table:table-cell table:formula="of:=[.B658]-[.B$2]" office:value-type="float" office:value="42.0066661834717" calcext:value-type="float">
            <text:p>42.0066661835</text:p>
          </table:table-cell>
          <table:table-cell table:formula="of:=[.C658]/([.D658]-[.D657])" office:value-type="float" office:value="88498.6929079433" calcext:value-type="float">
            <text:p>88498.6929079433</text:p>
          </table:table-cell>
          <table:table-cell/>
          <table:table-cell office:value-type="float" office:value="1456447962.07924" calcext:value-type="float">
            <text:p>1456447962.07924</text:p>
          </table:table-cell>
          <table:table-cell table:formula="of:=[.G658]-[.B658]" office:value-type="float" office:value="0.0723147392272949" calcext:value-type="float">
            <text:p>0.072314739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7962.02993" calcext:value-type="float">
            <text:p>1456447962.02993</text:p>
          </table:table-cell>
          <table:table-cell office:value-type="float" office:value="2320" calcext:value-type="float">
            <text:p>2320</text:p>
          </table:table-cell>
          <table:table-cell table:formula="of:=[.B659]-[.B$2]" office:value-type="float" office:value="42.0296776294708" calcext:value-type="float">
            <text:p>42.0296776295</text:p>
          </table:table-cell>
          <table:table-cell table:formula="of:=[.C659]/([.D659]-[.D658])" office:value-type="float" office:value="100819.39223142" calcext:value-type="float">
            <text:p>100819.39223142</text:p>
          </table:table-cell>
          <table:table-cell/>
          <table:table-cell office:value-type="float" office:value="1456447962.10237" calcext:value-type="float">
            <text:p>1456447962.10237</text:p>
          </table:table-cell>
          <table:table-cell table:formula="of:=[.G659]-[.B659]" office:value-type="float" office:value="0.0724411010742188" calcext:value-type="float">
            <text:p>0.072441101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7962.05276" calcext:value-type="float">
            <text:p>1456447962.05276</text:p>
          </table:table-cell>
          <table:table-cell office:value-type="float" office:value="2320" calcext:value-type="float">
            <text:p>2320</text:p>
          </table:table-cell>
          <table:table-cell table:formula="of:=[.B660]-[.B$2]" office:value-type="float" office:value="42.0524997711182" calcext:value-type="float">
            <text:p>42.0524997711</text:p>
          </table:table-cell>
          <table:table-cell table:formula="of:=[.C660]/([.D660]-[.D659])" office:value-type="float" office:value="101655.665618503" calcext:value-type="float">
            <text:p>101655.665618503</text:p>
          </table:table-cell>
          <table:table-cell/>
          <table:table-cell office:value-type="float" office:value="1456447962.12525" calcext:value-type="float">
            <text:p>1456447962.12525</text:p>
          </table:table-cell>
          <table:table-cell table:formula="of:=[.G660]-[.B660]" office:value-type="float" office:value="0.0724899768829346" calcext:value-type="float">
            <text:p>0.072489976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7962.07555" calcext:value-type="float">
            <text:p>1456447962.07555</text:p>
          </table:table-cell>
          <table:table-cell office:value-type="float" office:value="2320" calcext:value-type="float">
            <text:p>2320</text:p>
          </table:table-cell>
          <table:table-cell table:formula="of:=[.B661]-[.B$2]" office:value-type="float" office:value="42.0752959251404" calcext:value-type="float">
            <text:p>42.0752959251</text:p>
          </table:table-cell>
          <table:table-cell table:formula="of:=[.C661]/([.D661]-[.D660])" office:value-type="float" office:value="101771.553119836" calcext:value-type="float">
            <text:p>101771.553119836</text:p>
          </table:table-cell>
          <table:table-cell/>
          <table:table-cell office:value-type="float" office:value="1456447962.14809" calcext:value-type="float">
            <text:p>1456447962.14809</text:p>
          </table:table-cell>
          <table:table-cell table:formula="of:=[.G661]-[.B661]" office:value-type="float" office:value="0.0725419521331787" calcext:value-type="float">
            <text:p>0.072541952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7962.09835" calcext:value-type="float">
            <text:p>1456447962.09835</text:p>
          </table:table-cell>
          <table:table-cell office:value-type="float" office:value="2320" calcext:value-type="float">
            <text:p>2320</text:p>
          </table:table-cell>
          <table:table-cell table:formula="of:=[.B662]-[.B$2]" office:value-type="float" office:value="42.0980949401856" calcext:value-type="float">
            <text:p>42.0980949402</text:p>
          </table:table-cell>
          <table:table-cell table:formula="of:=[.C662]/([.D662]-[.D661])" office:value-type="float" office:value="101758.781921235" calcext:value-type="float">
            <text:p>101758.781921235</text:p>
          </table:table-cell>
          <table:table-cell/>
          <table:table-cell office:value-type="float" office:value="1456447962.17069" calcext:value-type="float">
            <text:p>1456447962.17069</text:p>
          </table:table-cell>
          <table:table-cell table:formula="of:=[.G662]-[.B662]" office:value-type="float" office:value="0.072343111038208" calcext:value-type="float">
            <text:p>0.07234311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7962.12115" calcext:value-type="float">
            <text:p>1456447962.12115</text:p>
          </table:table-cell>
          <table:table-cell office:value-type="float" office:value="2320" calcext:value-type="float">
            <text:p>2320</text:p>
          </table:table-cell>
          <table:table-cell table:formula="of:=[.B663]-[.B$2]" office:value-type="float" office:value="42.1208891868591" calcext:value-type="float">
            <text:p>42.1208891869</text:p>
          </table:table-cell>
          <table:table-cell table:formula="of:=[.C663]/([.D663]-[.D662])" office:value-type="float" office:value="101780.069033324" calcext:value-type="float">
            <text:p>101780.069033324</text:p>
          </table:table-cell>
          <table:table-cell/>
          <table:table-cell office:value-type="float" office:value="1456447962.19335" calcext:value-type="float">
            <text:p>1456447962.19335</text:p>
          </table:table-cell>
          <table:table-cell table:formula="of:=[.G663]-[.B663]" office:value-type="float" office:value="0.0722072124481201" calcext:value-type="float">
            <text:p>0.072207212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7962.14394" calcext:value-type="float">
            <text:p>1456447962.14394</text:p>
          </table:table-cell>
          <table:table-cell office:value-type="float" office:value="2320" calcext:value-type="float">
            <text:p>2320</text:p>
          </table:table-cell>
          <table:table-cell table:formula="of:=[.B664]-[.B$2]" office:value-type="float" office:value="42.1436803340912" calcext:value-type="float">
            <text:p>42.1436803341</text:p>
          </table:table-cell>
          <table:table-cell table:formula="of:=[.C664]/([.D664]-[.D663])" office:value-type="float" office:value="101793.910432772" calcext:value-type="float">
            <text:p>101793.910432772</text:p>
          </table:table-cell>
          <table:table-cell/>
          <table:table-cell office:value-type="float" office:value="1456447962.21609" calcext:value-type="float">
            <text:p>1456447962.21609</text:p>
          </table:table-cell>
          <table:table-cell table:formula="of:=[.G664]-[.B664]" office:value-type="float" office:value="0.072157621383667" calcext:value-type="float">
            <text:p>0.072157621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7962.16672" calcext:value-type="float">
            <text:p>1456447962.16672</text:p>
          </table:table-cell>
          <table:table-cell office:value-type="float" office:value="2320" calcext:value-type="float">
            <text:p>2320</text:p>
          </table:table-cell>
          <table:table-cell table:formula="of:=[.B665]-[.B$2]" office:value-type="float" office:value="42.166467666626" calcext:value-type="float">
            <text:p>42.1664676666</text:p>
          </table:table-cell>
          <table:table-cell table:formula="of:=[.C665]/([.D665]-[.D664])" office:value-type="float" office:value="101810.951170261" calcext:value-type="float">
            <text:p>101810.951170261</text:p>
          </table:table-cell>
          <table:table-cell/>
          <table:table-cell office:value-type="float" office:value="1456447962.23887" calcext:value-type="float">
            <text:p>1456447962.23887</text:p>
          </table:table-cell>
          <table:table-cell table:formula="of:=[.G665]-[.B665]" office:value-type="float" office:value="0.0721418857574463" calcext:value-type="float">
            <text:p>0.072141885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7962.18951" calcext:value-type="float">
            <text:p>1456447962.18951</text:p>
          </table:table-cell>
          <table:table-cell office:value-type="float" office:value="2320" calcext:value-type="float">
            <text:p>2320</text:p>
          </table:table-cell>
          <table:table-cell table:formula="of:=[.B666]-[.B$2]" office:value-type="float" office:value="42.1892545223236" calcext:value-type="float">
            <text:p>42.1892545223</text:p>
          </table:table-cell>
          <table:table-cell table:formula="of:=[.C666]/([.D666]-[.D665])" office:value-type="float" office:value="101813.081663615" calcext:value-type="float">
            <text:p>101813.081663615</text:p>
          </table:table-cell>
          <table:table-cell/>
          <table:table-cell office:value-type="float" office:value="1456447962.26191" calcext:value-type="float">
            <text:p>1456447962.26191</text:p>
          </table:table-cell>
          <table:table-cell table:formula="of:=[.G666]-[.B666]" office:value-type="float" office:value="0.0724034309387207" calcext:value-type="float">
            <text:p>0.0724034309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7962.2123" calcext:value-type="float">
            <text:p>1456447962.2123</text:p>
          </table:table-cell>
          <table:table-cell office:value-type="float" office:value="2320" calcext:value-type="float">
            <text:p>2320</text:p>
          </table:table-cell>
          <table:table-cell table:formula="of:=[.B667]-[.B$2]" office:value-type="float" office:value="42.2120449542999" calcext:value-type="float">
            <text:p>42.2120449543</text:p>
          </table:table-cell>
          <table:table-cell table:formula="of:=[.C667]/([.D667]-[.D666])" office:value-type="float" office:value="101797.105136521" calcext:value-type="float">
            <text:p>101797.105136521</text:p>
          </table:table-cell>
          <table:table-cell/>
          <table:table-cell office:value-type="float" office:value="1456447962.29078" calcext:value-type="float">
            <text:p>1456447962.29078</text:p>
          </table:table-cell>
          <table:table-cell table:formula="of:=[.G667]-[.B667]" office:value-type="float" office:value="0.0784831047058106" calcext:value-type="float">
            <text:p>0.078483104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7962.23509" calcext:value-type="float">
            <text:p>1456447962.23509</text:p>
          </table:table-cell>
          <table:table-cell office:value-type="float" office:value="2320" calcext:value-type="float">
            <text:p>2320</text:p>
          </table:table-cell>
          <table:table-cell table:formula="of:=[.B668]-[.B$2]" office:value-type="float" office:value="42.2348327636719" calcext:value-type="float">
            <text:p>42.2348327637</text:p>
          </table:table-cell>
          <table:table-cell table:formula="of:=[.C668]/([.D668]-[.D667])" office:value-type="float" office:value="101808.820766068" calcext:value-type="float">
            <text:p>101808.820766068</text:p>
          </table:table-cell>
          <table:table-cell/>
          <table:table-cell office:value-type="float" office:value="1456447962.31354" calcext:value-type="float">
            <text:p>1456447962.31354</text:p>
          </table:table-cell>
          <table:table-cell table:formula="of:=[.G668]-[.B668]" office:value-type="float" office:value="0.0784475803375244" calcext:value-type="float">
            <text:p>0.078447580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7962.25788" calcext:value-type="float">
            <text:p>1456447962.25788</text:p>
          </table:table-cell>
          <table:table-cell office:value-type="float" office:value="2320" calcext:value-type="float">
            <text:p>2320</text:p>
          </table:table-cell>
          <table:table-cell table:formula="of:=[.B669]-[.B$2]" office:value-type="float" office:value="42.2576196193695" calcext:value-type="float">
            <text:p>42.2576196194</text:p>
          </table:table-cell>
          <table:table-cell table:formula="of:=[.C669]/([.D669]-[.D668])" office:value-type="float" office:value="101813.081663615" calcext:value-type="float">
            <text:p>101813.081663615</text:p>
          </table:table-cell>
          <table:table-cell/>
          <table:table-cell office:value-type="float" office:value="1456447962.33653" calcext:value-type="float">
            <text:p>1456447962.33653</text:p>
          </table:table-cell>
          <table:table-cell table:formula="of:=[.G669]-[.B669]" office:value-type="float" office:value="0.0786502361297607" calcext:value-type="float">
            <text:p>0.078650236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7962.28066" calcext:value-type="float">
            <text:p>1456447962.28066</text:p>
          </table:table-cell>
          <table:table-cell office:value-type="float" office:value="2320" calcext:value-type="float">
            <text:p>2320</text:p>
          </table:table-cell>
          <table:table-cell table:formula="of:=[.B670]-[.B$2]" office:value-type="float" office:value="42.2804064750671" calcext:value-type="float">
            <text:p>42.2804064751</text:p>
          </table:table-cell>
          <table:table-cell table:formula="of:=[.C670]/([.D670]-[.D669])" office:value-type="float" office:value="101813.081663615" calcext:value-type="float">
            <text:p>101813.081663615</text:p>
          </table:table-cell>
          <table:table-cell/>
          <table:table-cell office:value-type="float" office:value="1456447962.37579" calcext:value-type="float">
            <text:p>1456447962.37579</text:p>
          </table:table-cell>
          <table:table-cell table:formula="of:=[.G670]-[.B670]" office:value-type="float" office:value="0.0951230525970459" calcext:value-type="float">
            <text:p>0.0951230526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7962.30345" calcext:value-type="float">
            <text:p>1456447962.30345</text:p>
          </table:table-cell>
          <table:table-cell office:value-type="float" office:value="2320" calcext:value-type="float">
            <text:p>2320</text:p>
          </table:table-cell>
          <table:table-cell table:formula="of:=[.B671]-[.B$2]" office:value-type="float" office:value="42.3031923770905" calcext:value-type="float">
            <text:p>42.3031923771</text:p>
          </table:table-cell>
          <table:table-cell table:formula="of:=[.C671]/([.D671]-[.D670])" office:value-type="float" office:value="101817.342917831" calcext:value-type="float">
            <text:p>101817.342917831</text:p>
          </table:table-cell>
          <table:table-cell/>
          <table:table-cell office:value-type="float" office:value="1456447962.39862" calcext:value-type="float">
            <text:p>1456447962.39862</text:p>
          </table:table-cell>
          <table:table-cell table:formula="of:=[.G671]-[.B671]" office:value-type="float" office:value="0.09517502784729" calcext:value-type="float">
            <text:p>0.095175027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7962.32623" calcext:value-type="float">
            <text:p>1456447962.32623</text:p>
          </table:table-cell>
          <table:table-cell office:value-type="float" office:value="2320" calcext:value-type="float">
            <text:p>2320</text:p>
          </table:table-cell>
          <table:table-cell table:formula="of:=[.B672]-[.B$2]" office:value-type="float" office:value="42.3259773254395" calcext:value-type="float">
            <text:p>42.3259773254</text:p>
          </table:table-cell>
          <table:table-cell table:formula="of:=[.C672]/([.D672]-[.D671])" office:value-type="float" office:value="101821.60452876" calcext:value-type="float">
            <text:p>101821.60452876</text:p>
          </table:table-cell>
          <table:table-cell/>
          <table:table-cell office:value-type="float" office:value="1456447962.42143" calcext:value-type="float">
            <text:p>1456447962.42143</text:p>
          </table:table-cell>
          <table:table-cell table:formula="of:=[.G672]-[.B672]" office:value-type="float" office:value="0.0952012538909912" calcext:value-type="float">
            <text:p>0.0952012539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7962.34902" calcext:value-type="float">
            <text:p>1456447962.34902</text:p>
          </table:table-cell>
          <table:table-cell office:value-type="float" office:value="2320" calcext:value-type="float">
            <text:p>2320</text:p>
          </table:table-cell>
          <table:table-cell table:formula="of:=[.B673]-[.B$2]" office:value-type="float" office:value="42.3487663269043" calcext:value-type="float">
            <text:p>42.3487663269</text:p>
          </table:table-cell>
          <table:table-cell table:formula="of:=[.C673]/([.D673]-[.D672])" office:value-type="float" office:value="101803.495145631" calcext:value-type="float">
            <text:p>101803.495145631</text:p>
          </table:table-cell>
          <table:table-cell/>
          <table:table-cell office:value-type="float" office:value="1456447962.4441" calcext:value-type="float">
            <text:p>1456447962.4441</text:p>
          </table:table-cell>
          <table:table-cell table:formula="of:=[.G673]-[.B673]" office:value-type="float" office:value="0.095081090927124" calcext:value-type="float">
            <text:p>0.095081090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7962.37183" calcext:value-type="float">
            <text:p>1456447962.37183</text:p>
          </table:table-cell>
          <table:table-cell office:value-type="float" office:value="2320" calcext:value-type="float">
            <text:p>2320</text:p>
          </table:table-cell>
          <table:table-cell table:formula="of:=[.B674]-[.B$2]" office:value-type="float" office:value="42.3715713024139" calcext:value-type="float">
            <text:p>42.3715713024</text:p>
          </table:table-cell>
          <table:table-cell table:formula="of:=[.C674]/([.D674]-[.D673])" office:value-type="float" office:value="101732.18554955" calcext:value-type="float">
            <text:p>101732.18554955</text:p>
          </table:table-cell>
          <table:table-cell/>
          <table:table-cell office:value-type="float" office:value="1456447962.46683" calcext:value-type="float">
            <text:p>1456447962.46683</text:p>
          </table:table-cell>
          <table:table-cell table:formula="of:=[.G674]-[.B674]" office:value-type="float" office:value="0.0950019359588623" calcext:value-type="float">
            <text:p>0.09500193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7962.39462" calcext:value-type="float">
            <text:p>1456447962.39462</text:p>
          </table:table-cell>
          <table:table-cell office:value-type="float" office:value="2320" calcext:value-type="float">
            <text:p>2320</text:p>
          </table:table-cell>
          <table:table-cell table:formula="of:=[.B675]-[.B$2]" office:value-type="float" office:value="42.3943660259247" calcext:value-type="float">
            <text:p>42.3943660259</text:p>
          </table:table-cell>
          <table:table-cell table:formula="of:=[.C675]/([.D675]-[.D674])" office:value-type="float" office:value="101777.939921346" calcext:value-type="float">
            <text:p>101777.939921346</text:p>
          </table:table-cell>
          <table:table-cell/>
          <table:table-cell office:value-type="float" office:value="1456447962.48959" calcext:value-type="float">
            <text:p>1456447962.48959</text:p>
          </table:table-cell>
          <table:table-cell table:formula="of:=[.G675]-[.B675]" office:value-type="float" office:value="0.0949628353118897" calcext:value-type="float">
            <text:p>0.094962835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7962.41741" calcext:value-type="float">
            <text:p>1456447962.41741</text:p>
          </table:table-cell>
          <table:table-cell office:value-type="float" office:value="2320" calcext:value-type="float">
            <text:p>2320</text:p>
          </table:table-cell>
          <table:table-cell table:formula="of:=[.B676]-[.B$2]" office:value-type="float" office:value="42.4171550273895" calcext:value-type="float">
            <text:p>42.4171550274</text:p>
          </table:table-cell>
          <table:table-cell table:formula="of:=[.C676]/([.D676]-[.D675])" office:value-type="float" office:value="101803.495145631" calcext:value-type="float">
            <text:p>101803.495145631</text:p>
          </table:table-cell>
          <table:table-cell/>
          <table:table-cell office:value-type="float" office:value="1456447962.51248" calcext:value-type="float">
            <text:p>1456447962.51248</text:p>
          </table:table-cell>
          <table:table-cell table:formula="of:=[.G676]-[.B676]" office:value-type="float" office:value="0.0950672626495361" calcext:value-type="float">
            <text:p>0.095067262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7962.4402" calcext:value-type="float">
            <text:p>1456447962.4402</text:p>
          </table:table-cell>
          <table:table-cell office:value-type="float" office:value="2320" calcext:value-type="float">
            <text:p>2320</text:p>
          </table:table-cell>
          <table:table-cell table:formula="of:=[.B677]-[.B$2]" office:value-type="float" office:value="42.4399421215057" calcext:value-type="float">
            <text:p>42.4399421215</text:p>
          </table:table-cell>
          <table:table-cell table:formula="of:=[.C677]/([.D677]-[.D676])" office:value-type="float" office:value="101812.016405792" calcext:value-type="float">
            <text:p>101812.016405792</text:p>
          </table:table-cell>
          <table:table-cell/>
          <table:table-cell office:value-type="float" office:value="1456447962.53536" calcext:value-type="float">
            <text:p>1456447962.53536</text:p>
          </table:table-cell>
          <table:table-cell table:formula="of:=[.G677]-[.B677]" office:value-type="float" office:value="0.0951573848724365" calcext:value-type="float">
            <text:p>0.0951573849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7962.46299" calcext:value-type="float">
            <text:p>1456447962.46299</text:p>
          </table:table-cell>
          <table:table-cell office:value-type="float" office:value="2320" calcext:value-type="float">
            <text:p>2320</text:p>
          </table:table-cell>
          <table:table-cell table:formula="of:=[.B678]-[.B$2]" office:value-type="float" office:value="42.4627370834351" calcext:value-type="float">
            <text:p>42.4627370834</text:p>
          </table:table-cell>
          <table:table-cell table:formula="of:=[.C678]/([.D678]-[.D677])" office:value-type="float" office:value="101776.87539876" calcext:value-type="float">
            <text:p>101776.87539876</text:p>
          </table:table-cell>
          <table:table-cell/>
          <table:table-cell office:value-type="float" office:value="1456447962.56497" calcext:value-type="float">
            <text:p>1456447962.56497</text:p>
          </table:table-cell>
          <table:table-cell table:formula="of:=[.G678]-[.B678]" office:value-type="float" office:value="0.101972103118896" calcext:value-type="float">
            <text:p>0.101972103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7962.48578" calcext:value-type="float">
            <text:p>1456447962.48578</text:p>
          </table:table-cell>
          <table:table-cell office:value-type="float" office:value="2320" calcext:value-type="float">
            <text:p>2320</text:p>
          </table:table-cell>
          <table:table-cell table:formula="of:=[.B679]-[.B$2]" office:value-type="float" office:value="42.4855268001556" calcext:value-type="float">
            <text:p>42.4855268002</text:p>
          </table:table-cell>
          <table:table-cell table:formula="of:=[.C679]/([.D679]-[.D678])" office:value-type="float" office:value="101800.300040801" calcext:value-type="float">
            <text:p>101800.300040801</text:p>
          </table:table-cell>
          <table:table-cell/>
          <table:table-cell office:value-type="float" office:value="1456447962.58774" calcext:value-type="float">
            <text:p>1456447962.58774</text:p>
          </table:table-cell>
          <table:table-cell table:formula="of:=[.G679]-[.B679]" office:value-type="float" office:value="0.101956605911255" calcext:value-type="float">
            <text:p>0.101956605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7962.50857" calcext:value-type="float">
            <text:p>1456447962.50857</text:p>
          </table:table-cell>
          <table:table-cell office:value-type="float" office:value="2320" calcext:value-type="float">
            <text:p>2320</text:p>
          </table:table-cell>
          <table:table-cell table:formula="of:=[.B680]-[.B$2]" office:value-type="float" office:value="42.5083136558533" calcext:value-type="float">
            <text:p>42.5083136559</text:p>
          </table:table-cell>
          <table:table-cell table:formula="of:=[.C680]/([.D680]-[.D679])" office:value-type="float" office:value="101813.081663615" calcext:value-type="float">
            <text:p>101813.081663615</text:p>
          </table:table-cell>
          <table:table-cell/>
          <table:table-cell office:value-type="float" office:value="1456447962.61047" calcext:value-type="float">
            <text:p>1456447962.61047</text:p>
          </table:table-cell>
          <table:table-cell table:formula="of:=[.G680]-[.B680]" office:value-type="float" office:value="0.101900815963745" calcext:value-type="float">
            <text:p>0.10190081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7962.53136" calcext:value-type="float">
            <text:p>1456447962.53136</text:p>
          </table:table-cell>
          <table:table-cell office:value-type="float" office:value="2320" calcext:value-type="float">
            <text:p>2320</text:p>
          </table:table-cell>
          <table:table-cell table:formula="of:=[.B681]-[.B$2]" office:value-type="float" office:value="42.5310997962952" calcext:value-type="float">
            <text:p>42.5310997963</text:p>
          </table:table-cell>
          <table:table-cell table:formula="of:=[.C681]/([.D681]-[.D680])" office:value-type="float" office:value="101816.277570837" calcext:value-type="float">
            <text:p>101816.277570837</text:p>
          </table:table-cell>
          <table:table-cell/>
          <table:table-cell office:value-type="float" office:value="1456447962.63331" calcext:value-type="float">
            <text:p>1456447962.63331</text:p>
          </table:table-cell>
          <table:table-cell table:formula="of:=[.G681]-[.B681]" office:value-type="float" office:value="0.101955652236938" calcext:value-type="float">
            <text:p>0.1019556522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7962.55414" calcext:value-type="float">
            <text:p>1456447962.55414</text:p>
          </table:table-cell>
          <table:table-cell office:value-type="float" office:value="2320" calcext:value-type="float">
            <text:p>2320</text:p>
          </table:table-cell>
          <table:table-cell table:formula="of:=[.B682]-[.B$2]" office:value-type="float" office:value="42.5538856983185" calcext:value-type="float">
            <text:p>42.5538856983</text:p>
          </table:table-cell>
          <table:table-cell table:formula="of:=[.C682]/([.D682]-[.D681])" office:value-type="float" office:value="101817.342917831" calcext:value-type="float">
            <text:p>101817.342917831</text:p>
          </table:table-cell>
          <table:table-cell/>
          <table:table-cell office:value-type="float" office:value="1456447962.67216" calcext:value-type="float">
            <text:p>1456447962.67216</text:p>
          </table:table-cell>
          <table:table-cell table:formula="of:=[.G682]-[.B682]" office:value-type="float" office:value="0.118019580841064" calcext:value-type="float">
            <text:p>0.118019580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7962.57693" calcext:value-type="float">
            <text:p>1456447962.57693</text:p>
          </table:table-cell>
          <table:table-cell office:value-type="float" office:value="2320" calcext:value-type="float">
            <text:p>2320</text:p>
          </table:table-cell>
          <table:table-cell table:formula="of:=[.B683]-[.B$2]" office:value-type="float" office:value="42.5766723155975" calcext:value-type="float">
            <text:p>42.5766723156</text:p>
          </table:table-cell>
          <table:table-cell table:formula="of:=[.C683]/([.D683]-[.D682])" office:value-type="float" office:value="101814.146943729" calcext:value-type="float">
            <text:p>101814.146943729</text:p>
          </table:table-cell>
          <table:table-cell/>
          <table:table-cell office:value-type="float" office:value="1456447962.6949" calcext:value-type="float">
            <text:p>1456447962.6949</text:p>
          </table:table-cell>
          <table:table-cell table:formula="of:=[.G683]-[.B683]" office:value-type="float" office:value="0.117971897125244" calcext:value-type="float">
            <text:p>0.117971897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7962.59975" calcext:value-type="float">
            <text:p>1456447962.59975</text:p>
          </table:table-cell>
          <table:table-cell office:value-type="float" office:value="2320" calcext:value-type="float">
            <text:p>2320</text:p>
          </table:table-cell>
          <table:table-cell table:formula="of:=[.B684]-[.B$2]" office:value-type="float" office:value="42.5994918346405" calcext:value-type="float">
            <text:p>42.5994918346</text:p>
          </table:table-cell>
          <table:table-cell table:formula="of:=[.C684]/([.D684]-[.D683])" office:value-type="float" office:value="101667.348712805" calcext:value-type="float">
            <text:p>101667.348712805</text:p>
          </table:table-cell>
          <table:table-cell/>
          <table:table-cell office:value-type="float" office:value="1456447962.71752" calcext:value-type="float">
            <text:p>1456447962.71752</text:p>
          </table:table-cell>
          <table:table-cell table:formula="of:=[.G684]-[.B684]" office:value-type="float" office:value="0.117768049240112" calcext:value-type="float">
            <text:p>0.1177680492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7962.62254" calcext:value-type="float">
            <text:p>1456447962.62254</text:p>
          </table:table-cell>
          <table:table-cell office:value-type="float" office:value="2320" calcext:value-type="float">
            <text:p>2320</text:p>
          </table:table-cell>
          <table:table-cell table:formula="of:=[.B685]-[.B$2]" office:value-type="float" office:value="42.6222884654999" calcext:value-type="float">
            <text:p>42.6222884655</text:p>
          </table:table-cell>
          <table:table-cell table:formula="of:=[.C685]/([.D685]-[.D684])" office:value-type="float" office:value="101769.424364123" calcext:value-type="float">
            <text:p>101769.424364123</text:p>
          </table:table-cell>
          <table:table-cell/>
          <table:table-cell office:value-type="float" office:value="1456447962.74029" calcext:value-type="float">
            <text:p>1456447962.74029</text:p>
          </table:table-cell>
          <table:table-cell table:formula="of:=[.G685]-[.B685]" office:value-type="float" office:value="0.117746591567993" calcext:value-type="float">
            <text:p>0.117746591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7962.64533" calcext:value-type="float">
            <text:p>1456447962.64533</text:p>
          </table:table-cell>
          <table:table-cell office:value-type="float" office:value="2320" calcext:value-type="float">
            <text:p>2320</text:p>
          </table:table-cell>
          <table:table-cell table:formula="of:=[.B686]-[.B$2]" office:value-type="float" office:value="42.6450772285461" calcext:value-type="float">
            <text:p>42.6450772285</text:p>
          </table:table-cell>
          <table:table-cell table:formula="of:=[.C686]/([.D686]-[.D685])" office:value-type="float" office:value="101804.560225145" calcext:value-type="float">
            <text:p>101804.560225145</text:p>
          </table:table-cell>
          <table:table-cell/>
          <table:table-cell office:value-type="float" office:value="1456447962.76322" calcext:value-type="float">
            <text:p>1456447962.76322</text:p>
          </table:table-cell>
          <table:table-cell table:formula="of:=[.G686]-[.B686]" office:value-type="float" office:value="0.117889404296875" calcext:value-type="float">
            <text:p>0.117889404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7962.66812" calcext:value-type="float">
            <text:p>1456447962.66812</text:p>
          </table:table-cell>
          <table:table-cell office:value-type="float" office:value="2320" calcext:value-type="float">
            <text:p>2320</text:p>
          </table:table-cell>
          <table:table-cell table:formula="of:=[.B687]-[.B$2]" office:value-type="float" office:value="42.6678683757782" calcext:value-type="float">
            <text:p>42.6678683758</text:p>
          </table:table-cell>
          <table:table-cell table:formula="of:=[.C687]/([.D687]-[.D686])" office:value-type="float" office:value="101793.910432772" calcext:value-type="float">
            <text:p>101793.910432772</text:p>
          </table:table-cell>
          <table:table-cell/>
          <table:table-cell office:value-type="float" office:value="1456447962.78595" calcext:value-type="float">
            <text:p>1456447962.78595</text:p>
          </table:table-cell>
          <table:table-cell table:formula="of:=[.G687]-[.B687]" office:value-type="float" office:value="0.117825031280518" calcext:value-type="float">
            <text:p>0.1178250313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7962.69092" calcext:value-type="float">
            <text:p>1456447962.69092</text:p>
          </table:table-cell>
          <table:table-cell office:value-type="float" office:value="2320" calcext:value-type="float">
            <text:p>2320</text:p>
          </table:table-cell>
          <table:table-cell table:formula="of:=[.B688]-[.B$2]" office:value-type="float" office:value="42.6906599998474" calcext:value-type="float">
            <text:p>42.6906599998</text:p>
          </table:table-cell>
          <table:table-cell table:formula="of:=[.C688]/([.D688]-[.D687])" office:value-type="float" office:value="101791.780741671" calcext:value-type="float">
            <text:p>101791.780741671</text:p>
          </table:table-cell>
          <table:table-cell/>
          <table:table-cell office:value-type="float" office:value="1456447962.80883" calcext:value-type="float">
            <text:p>1456447962.80883</text:p>
          </table:table-cell>
          <table:table-cell table:formula="of:=[.G688]-[.B688]" office:value-type="float" office:value="0.117916584014893" calcext:value-type="float">
            <text:p>0.11791658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7962.7137" calcext:value-type="float">
            <text:p>1456447962.7137</text:p>
          </table:table-cell>
          <table:table-cell office:value-type="float" office:value="2320" calcext:value-type="float">
            <text:p>2320</text:p>
          </table:table-cell>
          <table:table-cell table:formula="of:=[.B689]-[.B$2]" office:value-type="float" office:value="42.7134487628937" calcext:value-type="float">
            <text:p>42.7134487629</text:p>
          </table:table-cell>
          <table:table-cell table:formula="of:=[.C689]/([.D689]-[.D688])" office:value-type="float" office:value="101804.560225145" calcext:value-type="float">
            <text:p>101804.560225145</text:p>
          </table:table-cell>
          <table:table-cell/>
          <table:table-cell office:value-type="float" office:value="1456447962.83892" calcext:value-type="float">
            <text:p>1456447962.83892</text:p>
          </table:table-cell>
          <table:table-cell table:formula="of:=[.G689]-[.B689]" office:value-type="float" office:value="0.125218868255615" calcext:value-type="float">
            <text:p>0.125218868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7962.7365" calcext:value-type="float">
            <text:p>1456447962.7365</text:p>
          </table:table-cell>
          <table:table-cell office:value-type="float" office:value="2320" calcext:value-type="float">
            <text:p>2320</text:p>
          </table:table-cell>
          <table:table-cell table:formula="of:=[.B690]-[.B$2]" office:value-type="float" office:value="42.7362456321716" calcext:value-type="float">
            <text:p>42.7362456322</text:p>
          </table:table-cell>
          <table:table-cell table:formula="of:=[.C690]/([.D690]-[.D689])" office:value-type="float" office:value="101768.360019662" calcext:value-type="float">
            <text:p>101768.360019662</text:p>
          </table:table-cell>
          <table:table-cell/>
          <table:table-cell office:value-type="float" office:value="1456447962.86165" calcext:value-type="float">
            <text:p>1456447962.86165</text:p>
          </table:table-cell>
          <table:table-cell table:formula="of:=[.G690]-[.B690]" office:value-type="float" office:value="0.125147342681885" calcext:value-type="float">
            <text:p>0.1251473427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7962.75929" calcext:value-type="float">
            <text:p>1456447962.75929</text:p>
          </table:table-cell>
          <table:table-cell office:value-type="float" office:value="2320" calcext:value-type="float">
            <text:p>2320</text:p>
          </table:table-cell>
          <table:table-cell table:formula="of:=[.B691]-[.B$2]" office:value-type="float" office:value="42.7590363025665" calcext:value-type="float">
            <text:p>42.7590363026</text:p>
          </table:table-cell>
          <table:table-cell table:formula="of:=[.C691]/([.D691]-[.D690])" office:value-type="float" office:value="101796.040212991" calcext:value-type="float">
            <text:p>101796.040212991</text:p>
          </table:table-cell>
          <table:table-cell/>
          <table:table-cell office:value-type="float" office:value="1456447962.8845" calcext:value-type="float">
            <text:p>1456447962.8845</text:p>
          </table:table-cell>
          <table:table-cell table:formula="of:=[.G691]-[.B691]" office:value-type="float" office:value="0.125205755233765" calcext:value-type="float">
            <text:p>0.125205755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7962.78208" calcext:value-type="float">
            <text:p>1456447962.78208</text:p>
          </table:table-cell>
          <table:table-cell office:value-type="float" office:value="2320" calcext:value-type="float">
            <text:p>2320</text:p>
          </table:table-cell>
          <table:table-cell table:formula="of:=[.B692]-[.B$2]" office:value-type="float" office:value="42.7818238735199" calcext:value-type="float">
            <text:p>42.7818238735</text:p>
          </table:table-cell>
          <table:table-cell table:formula="of:=[.C692]/([.D692]-[.D691])" office:value-type="float" office:value="101809.885957019" calcext:value-type="float">
            <text:p>101809.885957019</text:p>
          </table:table-cell>
          <table:table-cell/>
          <table:table-cell office:value-type="float" office:value="1456447962.90728" calcext:value-type="float">
            <text:p>1456447962.90728</text:p>
          </table:table-cell>
          <table:table-cell table:formula="of:=[.G692]-[.B692]" office:value-type="float" office:value="0.125197172164917" calcext:value-type="float">
            <text:p>0.125197172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7962.80487" calcext:value-type="float">
            <text:p>1456447962.80487</text:p>
          </table:table-cell>
          <table:table-cell office:value-type="float" office:value="2320" calcext:value-type="float">
            <text:p>2320</text:p>
          </table:table-cell>
          <table:table-cell table:formula="of:=[.B693]-[.B$2]" office:value-type="float" office:value="42.8046100139618" calcext:value-type="float">
            <text:p>42.804610014</text:p>
          </table:table-cell>
          <table:table-cell table:formula="of:=[.C693]/([.D693]-[.D692])" office:value-type="float" office:value="101816.277570837" calcext:value-type="float">
            <text:p>101816.277570837</text:p>
          </table:table-cell>
          <table:table-cell/>
          <table:table-cell office:value-type="float" office:value="1456447962.94588" calcext:value-type="float">
            <text:p>1456447962.94588</text:p>
          </table:table-cell>
          <table:table-cell table:formula="of:=[.G693]-[.B693]" office:value-type="float" office:value="0.14101767539978" calcext:value-type="float">
            <text:p>0.141017675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7962.82766" calcext:value-type="float">
            <text:p>1456447962.82766</text:p>
          </table:table-cell>
          <table:table-cell office:value-type="float" office:value="2320" calcext:value-type="float">
            <text:p>2320</text:p>
          </table:table-cell>
          <table:table-cell table:formula="of:=[.B694]-[.B$2]" office:value-type="float" office:value="42.8274030685425" calcext:value-type="float">
            <text:p>42.8274030685</text:p>
          </table:table-cell>
          <table:table-cell table:formula="of:=[.C694]/([.D694]-[.D693])" office:value-type="float" office:value="101785.39220301" calcext:value-type="float">
            <text:p>101785.39220301</text:p>
          </table:table-cell>
          <table:table-cell/>
          <table:table-cell office:value-type="float" office:value="1456447962.96826" calcext:value-type="float">
            <text:p>1456447962.96826</text:p>
          </table:table-cell>
          <table:table-cell table:formula="of:=[.G694]-[.B694]" office:value-type="float" office:value="0.140604257583618" calcext:value-type="float">
            <text:p>0.140604257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7962.85045" calcext:value-type="float">
            <text:p>1456447962.85045</text:p>
          </table:table-cell>
          <table:table-cell office:value-type="float" office:value="2320" calcext:value-type="float">
            <text:p>2320</text:p>
          </table:table-cell>
          <table:table-cell table:formula="of:=[.B695]-[.B$2]" office:value-type="float" office:value="42.8501942157745" calcext:value-type="float">
            <text:p>42.8501942158</text:p>
          </table:table-cell>
          <table:table-cell table:formula="of:=[.C695]/([.D695]-[.D694])" office:value-type="float" office:value="101793.910432772" calcext:value-type="float">
            <text:p>101793.910432772</text:p>
          </table:table-cell>
          <table:table-cell/>
          <table:table-cell office:value-type="float" office:value="1456447962.99103" calcext:value-type="float">
            <text:p>1456447962.99103</text:p>
          </table:table-cell>
          <table:table-cell table:formula="of:=[.G695]-[.B695]" office:value-type="float" office:value="0.140575885772705" calcext:value-type="float">
            <text:p>0.1405758858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7962.87324" calcext:value-type="float">
            <text:p>1456447962.87324</text:p>
          </table:table-cell>
          <table:table-cell office:value-type="float" office:value="2320" calcext:value-type="float">
            <text:p>2320</text:p>
          </table:table-cell>
          <table:table-cell table:formula="of:=[.B696]-[.B$2]" office:value-type="float" office:value="42.8729827404022" calcext:value-type="float">
            <text:p>42.8729827404</text:p>
          </table:table-cell>
          <table:table-cell table:formula="of:=[.C696]/([.D696]-[.D695])" office:value-type="float" office:value="101805.625326944" calcext:value-type="float">
            <text:p>101805.625326944</text:p>
          </table:table-cell>
          <table:table-cell/>
          <table:table-cell office:value-type="float" office:value="1456447963.01407" calcext:value-type="float">
            <text:p>1456447963.01407</text:p>
          </table:table-cell>
          <table:table-cell table:formula="of:=[.G696]-[.B696]" office:value-type="float" office:value="0.140830755233765" calcext:value-type="float">
            <text:p>0.140830755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7962.89603" calcext:value-type="float">
            <text:p>1456447962.89603</text:p>
          </table:table-cell>
          <table:table-cell office:value-type="float" office:value="2320" calcext:value-type="float">
            <text:p>2320</text:p>
          </table:table-cell>
          <table:table-cell table:formula="of:=[.B697]-[.B$2]" office:value-type="float" office:value="42.8957691192627" calcext:value-type="float">
            <text:p>42.8957691193</text:p>
          </table:table-cell>
          <table:table-cell table:formula="of:=[.C697]/([.D697]-[.D696])" office:value-type="float" office:value="101815.212246136" calcext:value-type="float">
            <text:p>101815.212246136</text:p>
          </table:table-cell>
          <table:table-cell/>
          <table:table-cell office:value-type="float" office:value="1456447963.03767" calcext:value-type="float">
            <text:p>1456447963.03767</text:p>
          </table:table-cell>
          <table:table-cell table:formula="of:=[.G697]-[.B697]" office:value-type="float" office:value="0.141643047332764" calcext:value-type="float">
            <text:p>0.1416430473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7962.91881" calcext:value-type="float">
            <text:p>1456447962.91881</text:p>
          </table:table-cell>
          <table:table-cell office:value-type="float" office:value="2320" calcext:value-type="float">
            <text:p>2320</text:p>
          </table:table-cell>
          <table:table-cell table:formula="of:=[.B698]-[.B$2]" office:value-type="float" office:value="42.9185547828674" calcext:value-type="float">
            <text:p>42.9185547829</text:p>
          </table:table-cell>
          <table:table-cell table:formula="of:=[.C698]/([.D698]-[.D697])" office:value-type="float" office:value="101818.408287119" calcext:value-type="float">
            <text:p>101818.408287119</text:p>
          </table:table-cell>
          <table:table-cell/>
          <table:table-cell office:value-type="float" office:value="1456447963.04556" calcext:value-type="float">
            <text:p>1456447963.04556</text:p>
          </table:table-cell>
          <table:table-cell table:formula="of:=[.G698]-[.B698]" office:value-type="float" office:value="0.126749277114868" calcext:value-type="float">
            <text:p>0.126749277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7962.9416" calcext:value-type="float">
            <text:p>1456447962.9416</text:p>
          </table:table-cell>
          <table:table-cell office:value-type="float" office:value="2320" calcext:value-type="float">
            <text:p>2320</text:p>
          </table:table-cell>
          <table:table-cell table:formula="of:=[.B699]-[.B$2]" office:value-type="float" office:value="42.9413411617279" calcext:value-type="float">
            <text:p>42.9413411617</text:p>
          </table:table-cell>
          <table:table-cell table:formula="of:=[.C699]/([.D699]-[.D698])" office:value-type="float" office:value="101815.212246136" calcext:value-type="float">
            <text:p>101815.212246136</text:p>
          </table:table-cell>
          <table:table-cell/>
          <table:table-cell office:value-type="float" office:value="1456447963.06765" calcext:value-type="float">
            <text:p>1456447963.06765</text:p>
          </table:table-cell>
          <table:table-cell table:formula="of:=[.G699]-[.B699]" office:value-type="float" office:value="0.126051187515259" calcext:value-type="float">
            <text:p>0.126051187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7962.96438" calcext:value-type="float">
            <text:p>1456447962.96438</text:p>
          </table:table-cell>
          <table:table-cell office:value-type="float" office:value="2320" calcext:value-type="float">
            <text:p>2320</text:p>
          </table:table-cell>
          <table:table-cell table:formula="of:=[.B700]-[.B$2]" office:value-type="float" office:value="42.9641261100769" calcext:value-type="float">
            <text:p>42.9641261101</text:p>
          </table:table-cell>
          <table:table-cell table:formula="of:=[.C700]/([.D700]-[.D699])" office:value-type="float" office:value="101821.60452876" calcext:value-type="float">
            <text:p>101821.60452876</text:p>
          </table:table-cell>
          <table:table-cell/>
          <table:table-cell office:value-type="float" office:value="1456447963.09049" calcext:value-type="float">
            <text:p>1456447963.09049</text:p>
          </table:table-cell>
          <table:table-cell table:formula="of:=[.G700]-[.B700]" office:value-type="float" office:value="0.126108169555664" calcext:value-type="float">
            <text:p>0.126108169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7962.98717" calcext:value-type="float">
            <text:p>1456447962.98717</text:p>
          </table:table-cell>
          <table:table-cell office:value-type="float" office:value="2320" calcext:value-type="float">
            <text:p>2320</text:p>
          </table:table-cell>
          <table:table-cell table:formula="of:=[.B701]-[.B$2]" office:value-type="float" office:value="42.9869153499603" calcext:value-type="float">
            <text:p>42.98691535</text:p>
          </table:table-cell>
          <table:table-cell table:formula="of:=[.C701]/([.D701]-[.D700])" office:value-type="float" office:value="101802.430088403" calcext:value-type="float">
            <text:p>101802.430088403</text:p>
          </table:table-cell>
          <table:table-cell/>
          <table:table-cell office:value-type="float" office:value="1456447963.11375" calcext:value-type="float">
            <text:p>1456447963.11375</text:p>
          </table:table-cell>
          <table:table-cell table:formula="of:=[.G701]-[.B701]" office:value-type="float" office:value="0.12657618522644" calcext:value-type="float">
            <text:p>0.126576185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7963.01111" calcext:value-type="float">
            <text:p>1456447963.01111</text:p>
          </table:table-cell>
          <table:table-cell office:value-type="float" office:value="2320" calcext:value-type="float">
            <text:p>2320</text:p>
          </table:table-cell>
          <table:table-cell table:formula="of:=[.B702]-[.B$2]" office:value-type="float" office:value="43.0108523368835" calcext:value-type="float">
            <text:p>43.0108523369</text:p>
          </table:table-cell>
          <table:table-cell table:formula="of:=[.C702]/([.D702]-[.D701])" office:value-type="float" office:value="96921.1374615285" calcext:value-type="float">
            <text:p>96921.1374615285</text:p>
          </table:table-cell>
          <table:table-cell/>
          <table:table-cell office:value-type="float" office:value="1456447963.137" calcext:value-type="float">
            <text:p>1456447963.137</text:p>
          </table:table-cell>
          <table:table-cell table:formula="of:=[.G702]-[.B702]" office:value-type="float" office:value="0.125893831253052" calcext:value-type="float">
            <text:p>0.125893831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7963.03452" calcext:value-type="float">
            <text:p>1456447963.03452</text:p>
          </table:table-cell>
          <table:table-cell office:value-type="float" office:value="2320" calcext:value-type="float">
            <text:p>2320</text:p>
          </table:table-cell>
          <table:table-cell table:formula="of:=[.B703]-[.B$2]" office:value-type="float" office:value="43.0342597961426" calcext:value-type="float">
            <text:p>43.0342597961</text:p>
          </table:table-cell>
          <table:table-cell table:formula="of:=[.C703]/([.D703]-[.D702])" office:value-type="float" office:value="99113.7044959156" calcext:value-type="float">
            <text:p>99113.7044959156</text:p>
          </table:table-cell>
          <table:table-cell/>
          <table:table-cell office:value-type="float" office:value="1456447963.16031" calcext:value-type="float">
            <text:p>1456447963.16031</text:p>
          </table:table-cell>
          <table:table-cell table:formula="of:=[.G703]-[.B703]" office:value-type="float" office:value="0.125790119171143" calcext:value-type="float">
            <text:p>0.125790119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7963.05788" calcext:value-type="float">
            <text:p>1456447963.05788</text:p>
          </table:table-cell>
          <table:table-cell office:value-type="float" office:value="2320" calcext:value-type="float">
            <text:p>2320</text:p>
          </table:table-cell>
          <table:table-cell table:formula="of:=[.B704]-[.B$2]" office:value-type="float" office:value="43.057621717453" calcext:value-type="float">
            <text:p>43.0576217175</text:p>
          </table:table-cell>
          <table:table-cell table:formula="of:=[.C704]/([.D704]-[.D703])" office:value-type="float" office:value="99306.9007113188" calcext:value-type="float">
            <text:p>99306.9007113188</text:p>
          </table:table-cell>
          <table:table-cell/>
          <table:table-cell office:value-type="float" office:value="1456447963.18371" calcext:value-type="float">
            <text:p>1456447963.18371</text:p>
          </table:table-cell>
          <table:table-cell table:formula="of:=[.G704]-[.B704]" office:value-type="float" office:value="0.125831127166748" calcext:value-type="float">
            <text:p>0.1258311272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7963.08122" calcext:value-type="float">
            <text:p>1456447963.08122</text:p>
          </table:table-cell>
          <table:table-cell office:value-type="float" office:value="2320" calcext:value-type="float">
            <text:p>2320</text:p>
          </table:table-cell>
          <table:table-cell table:formula="of:=[.B705]-[.B$2]" office:value-type="float" office:value="43.0809676647186" calcext:value-type="float">
            <text:p>43.0809676647</text:p>
          </table:table-cell>
          <table:table-cell table:formula="of:=[.C705]/([.D705]-[.D704])" office:value-type="float" office:value="99374.8496732026" calcext:value-type="float">
            <text:p>99374.8496732026</text:p>
          </table:table-cell>
          <table:table-cell/>
          <table:table-cell office:value-type="float" office:value="1456447963.20718" calcext:value-type="float">
            <text:p>1456447963.20718</text:p>
          </table:table-cell>
          <table:table-cell table:formula="of:=[.G705]-[.B705]" office:value-type="float" office:value="0.125960350036621" calcext:value-type="float">
            <text:p>0.1259603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7963.10457" calcext:value-type="float">
            <text:p>1456447963.10457</text:p>
          </table:table-cell>
          <table:table-cell office:value-type="float" office:value="2320" calcext:value-type="float">
            <text:p>2320</text:p>
          </table:table-cell>
          <table:table-cell table:formula="of:=[.B706]-[.B$2]" office:value-type="float" office:value="43.1043179035187" calcext:value-type="float">
            <text:p>43.1043179035</text:p>
          </table:table-cell>
          <table:table-cell table:formula="of:=[.C706]/([.D706]-[.D705])" office:value-type="float" office:value="99356.5855949682" calcext:value-type="float">
            <text:p>99356.5855949682</text:p>
          </table:table-cell>
          <table:table-cell/>
          <table:table-cell office:value-type="float" office:value="1456447963.23057" calcext:value-type="float">
            <text:p>1456447963.23057</text:p>
          </table:table-cell>
          <table:table-cell table:formula="of:=[.G706]-[.B706]" office:value-type="float" office:value="0.12600040435791" calcext:value-type="float">
            <text:p>0.126000404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7963.12791" calcext:value-type="float">
            <text:p>1456447963.12791</text:p>
          </table:table-cell>
          <table:table-cell office:value-type="float" office:value="2320" calcext:value-type="float">
            <text:p>2320</text:p>
          </table:table-cell>
          <table:table-cell table:formula="of:=[.B707]-[.B$2]" office:value-type="float" office:value="43.1276528835297" calcext:value-type="float">
            <text:p>43.1276528835</text:p>
          </table:table-cell>
          <table:table-cell table:formula="of:=[.C707]/([.D707]-[.D706])" office:value-type="float" office:value="99421.5550605881" calcext:value-type="float">
            <text:p>99421.5550605881</text:p>
          </table:table-cell>
          <table:table-cell/>
          <table:table-cell office:value-type="float" office:value="1456447963.25391" calcext:value-type="float">
            <text:p>1456447963.25391</text:p>
          </table:table-cell>
          <table:table-cell table:formula="of:=[.G707]-[.B707]" office:value-type="float" office:value="0.125999689102173" calcext:value-type="float">
            <text:p>0.125999689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7963.15125" calcext:value-type="float">
            <text:p>1456447963.15125</text:p>
          </table:table-cell>
          <table:table-cell office:value-type="float" office:value="2320" calcext:value-type="float">
            <text:p>2320</text:p>
          </table:table-cell>
          <table:table-cell table:formula="of:=[.B708]-[.B$2]" office:value-type="float" office:value="43.1509897708893" calcext:value-type="float">
            <text:p>43.1509897709</text:p>
          </table:table-cell>
          <table:table-cell table:formula="of:=[.C708]/([.D708]-[.D707])" office:value-type="float" office:value="99413.429231115" calcext:value-type="float">
            <text:p>99413.429231115</text:p>
          </table:table-cell>
          <table:table-cell/>
          <table:table-cell office:value-type="float" office:value="1456447963.27723" calcext:value-type="float">
            <text:p>1456447963.27723</text:p>
          </table:table-cell>
          <table:table-cell table:formula="of:=[.G708]-[.B708]" office:value-type="float" office:value="0.125982046127319" calcext:value-type="float">
            <text:p>0.125982046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7963.17458" calcext:value-type="float">
            <text:p>1456447963.17458</text:p>
          </table:table-cell>
          <table:table-cell office:value-type="float" office:value="2320" calcext:value-type="float">
            <text:p>2320</text:p>
          </table:table-cell>
          <table:table-cell table:formula="of:=[.B709]-[.B$2]" office:value-type="float" office:value="43.1743233203888" calcext:value-type="float">
            <text:p>43.1743233204</text:p>
          </table:table-cell>
          <table:table-cell table:formula="of:=[.C709]/([.D709]-[.D708])" office:value-type="float" office:value="99427.6503044918" calcext:value-type="float">
            <text:p>99427.6503044918</text:p>
          </table:table-cell>
          <table:table-cell/>
          <table:table-cell office:value-type="float" office:value="1456447963.30045" calcext:value-type="float">
            <text:p>1456447963.30045</text:p>
          </table:table-cell>
          <table:table-cell table:formula="of:=[.G709]-[.B709]" office:value-type="float" office:value="0.125865697860718" calcext:value-type="float">
            <text:p>0.125865697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7963.19791" calcext:value-type="float">
            <text:p>1456447963.19791</text:p>
          </table:table-cell>
          <table:table-cell office:value-type="float" office:value="2320" calcext:value-type="float">
            <text:p>2320</text:p>
          </table:table-cell>
          <table:table-cell table:formula="of:=[.B710]-[.B$2]" office:value-type="float" office:value="43.1976544857025" calcext:value-type="float">
            <text:p>43.1976544857</text:p>
          </table:table-cell>
          <table:table-cell table:formula="of:=[.C710]/([.D710]-[.D709])" office:value-type="float" office:value="99437.8107053077" calcext:value-type="float">
            <text:p>99437.8107053077</text:p>
          </table:table-cell>
          <table:table-cell/>
          <table:table-cell office:value-type="float" office:value="1456447963.324" calcext:value-type="float">
            <text:p>1456447963.324</text:p>
          </table:table-cell>
          <table:table-cell table:formula="of:=[.G710]-[.B710]" office:value-type="float" office:value="0.12608814239502" calcext:value-type="float">
            <text:p>0.126088142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7963.22124" calcext:value-type="float">
            <text:p>1456447963.22124</text:p>
          </table:table-cell>
          <table:table-cell office:value-type="float" office:value="2320" calcext:value-type="float">
            <text:p>2320</text:p>
          </table:table-cell>
          <table:table-cell table:formula="of:=[.B711]-[.B$2]" office:value-type="float" office:value="43.2209851741791" calcext:value-type="float">
            <text:p>43.2209851742</text:p>
          </table:table-cell>
          <table:table-cell table:formula="of:=[.C711]/([.D711]-[.D710])" office:value-type="float" office:value="99439.8430346632" calcext:value-type="float">
            <text:p>99439.8430346632</text:p>
          </table:table-cell>
          <table:table-cell/>
          <table:table-cell office:value-type="float" office:value="1456447963.34746" calcext:value-type="float">
            <text:p>1456447963.34746</text:p>
          </table:table-cell>
          <table:table-cell table:formula="of:=[.G711]-[.B711]" office:value-type="float" office:value="0.126223564147949" calcext:value-type="float">
            <text:p>0.126223564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7963.24458" calcext:value-type="float">
            <text:p>1456447963.24458</text:p>
          </table:table-cell>
          <table:table-cell office:value-type="float" office:value="2320" calcext:value-type="float">
            <text:p>2320</text:p>
          </table:table-cell>
          <table:table-cell table:formula="of:=[.B712]-[.B$2]" office:value-type="float" office:value="43.2443196773529" calcext:value-type="float">
            <text:p>43.2443196774</text:p>
          </table:table-cell>
          <table:table-cell table:formula="of:=[.C712]/([.D712]-[.D711])" office:value-type="float" office:value="99423.586725519" calcext:value-type="float">
            <text:p>99423.586725519</text:p>
          </table:table-cell>
          <table:table-cell/>
          <table:table-cell office:value-type="float" office:value="1456447963.37102" calcext:value-type="float">
            <text:p>1456447963.37102</text:p>
          </table:table-cell>
          <table:table-cell table:formula="of:=[.G712]-[.B712]" office:value-type="float" office:value="0.126448392868042" calcext:value-type="float">
            <text:p>0.126448392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7963.26791" calcext:value-type="float">
            <text:p>1456447963.26791</text:p>
          </table:table-cell>
          <table:table-cell office:value-type="float" office:value="2320" calcext:value-type="float">
            <text:p>2320</text:p>
          </table:table-cell>
          <table:table-cell table:formula="of:=[.B713]-[.B$2]" office:value-type="float" office:value="43.2676517963409" calcext:value-type="float">
            <text:p>43.2676517963</text:p>
          </table:table-cell>
          <table:table-cell table:formula="of:=[.C713]/([.D713]-[.D712])" office:value-type="float" office:value="99433.7462958043" calcext:value-type="float">
            <text:p>99433.7462958043</text:p>
          </table:table-cell>
          <table:table-cell/>
          <table:table-cell office:value-type="float" office:value="1456447963.39411" calcext:value-type="float">
            <text:p>1456447963.39411</text:p>
          </table:table-cell>
          <table:table-cell table:formula="of:=[.G713]-[.B713]" office:value-type="float" office:value="0.126200675964355" calcext:value-type="float">
            <text:p>0.12620067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7963.29124" calcext:value-type="float">
            <text:p>1456447963.29124</text:p>
          </table:table-cell>
          <table:table-cell office:value-type="float" office:value="2320" calcext:value-type="float">
            <text:p>2320</text:p>
          </table:table-cell>
          <table:table-cell table:formula="of:=[.B714]-[.B$2]" office:value-type="float" office:value="43.2909843921661" calcext:value-type="float">
            <text:p>43.2909843922</text:p>
          </table:table-cell>
          <table:table-cell table:formula="of:=[.C714]/([.D714]-[.D713])" office:value-type="float" office:value="99431.7142156462" calcext:value-type="float">
            <text:p>99431.7142156462</text:p>
          </table:table-cell>
          <table:table-cell/>
          <table:table-cell office:value-type="float" office:value="1456447963.41738" calcext:value-type="float">
            <text:p>1456447963.41738</text:p>
          </table:table-cell>
          <table:table-cell table:formula="of:=[.G714]-[.B714]" office:value-type="float" office:value="0.126142501831055" calcext:value-type="float">
            <text:p>0.126142501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7963.31457" calcext:value-type="float">
            <text:p>1456447963.31457</text:p>
          </table:table-cell>
          <table:table-cell office:value-type="float" office:value="2320" calcext:value-type="float">
            <text:p>2320</text:p>
          </table:table-cell>
          <table:table-cell table:formula="of:=[.B715]-[.B$2]" office:value-type="float" office:value="43.314314365387" calcext:value-type="float">
            <text:p>43.3143143654</text:p>
          </table:table-cell>
          <table:table-cell table:formula="of:=[.C715]/([.D715]-[.D714])" office:value-type="float" office:value="99442.8916844655" calcext:value-type="float">
            <text:p>99442.8916844655</text:p>
          </table:table-cell>
          <table:table-cell/>
          <table:table-cell office:value-type="float" office:value="1456447963.44078" calcext:value-type="float">
            <text:p>1456447963.44078</text:p>
          </table:table-cell>
          <table:table-cell table:formula="of:=[.G715]-[.B715]" office:value-type="float" office:value="0.126204490661621" calcext:value-type="float">
            <text:p>0.126204490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7963.3379" calcext:value-type="float">
            <text:p>1456447963.3379</text:p>
          </table:table-cell>
          <table:table-cell office:value-type="float" office:value="2320" calcext:value-type="float">
            <text:p>2320</text:p>
          </table:table-cell>
          <table:table-cell table:formula="of:=[.B716]-[.B$2]" office:value-type="float" office:value="43.3376438617706" calcext:value-type="float">
            <text:p>43.3376438618</text:p>
          </table:table-cell>
          <table:table-cell table:formula="of:=[.C716]/([.D716]-[.D715])" office:value-type="float" office:value="99444.9242215205" calcext:value-type="float">
            <text:p>99444.9242215205</text:p>
          </table:table-cell>
          <table:table-cell/>
          <table:table-cell office:value-type="float" office:value="1456447963.46424" calcext:value-type="float">
            <text:p>1456447963.46424</text:p>
          </table:table-cell>
          <table:table-cell table:formula="of:=[.G716]-[.B716]" office:value-type="float" office:value="0.126336336135864" calcext:value-type="float">
            <text:p>0.126336336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7963.36123" calcext:value-type="float">
            <text:p>1456447963.36123</text:p>
          </table:table-cell>
          <table:table-cell office:value-type="float" office:value="2320" calcext:value-type="float">
            <text:p>2320</text:p>
          </table:table-cell>
          <table:table-cell table:formula="of:=[.B717]-[.B$2]" office:value-type="float" office:value="43.3609778881073" calcext:value-type="float">
            <text:p>43.3609778881</text:p>
          </table:table-cell>
          <table:table-cell table:formula="of:=[.C717]/([.D717]-[.D716])" office:value-type="float" office:value="99425.6184734852" calcext:value-type="float">
            <text:p>99425.6184734852</text:p>
          </table:table-cell>
          <table:table-cell/>
          <table:table-cell office:value-type="float" office:value="1456447963.48759" calcext:value-type="float">
            <text:p>1456447963.48759</text:p>
          </table:table-cell>
          <table:table-cell table:formula="of:=[.G717]-[.B717]" office:value-type="float" office:value="0.126358270645142" calcext:value-type="float">
            <text:p>0.126358270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7963.38458" calcext:value-type="float">
            <text:p>1456447963.38458</text:p>
          </table:table-cell>
          <table:table-cell office:value-type="float" office:value="2320" calcext:value-type="float">
            <text:p>2320</text:p>
          </table:table-cell>
          <table:table-cell table:formula="of:=[.B718]-[.B$2]" office:value-type="float" office:value="43.3843257427216" calcext:value-type="float">
            <text:p>43.3843257427</text:p>
          </table:table-cell>
          <table:table-cell table:formula="of:=[.C718]/([.D718]-[.D717])" office:value-type="float" office:value="99366.7314761866" calcext:value-type="float">
            <text:p>99366.7314761866</text:p>
          </table:table-cell>
          <table:table-cell/>
          <table:table-cell office:value-type="float" office:value="1456447963.51114" calcext:value-type="float">
            <text:p>1456447963.51114</text:p>
          </table:table-cell>
          <table:table-cell table:formula="of:=[.G718]-[.B718]" office:value-type="float" office:value="0.126555681228638" calcext:value-type="float">
            <text:p>0.126555681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7963.40792" calcext:value-type="float">
            <text:p>1456447963.40792</text:p>
          </table:table-cell>
          <table:table-cell office:value-type="float" office:value="2320" calcext:value-type="float">
            <text:p>2320</text:p>
          </table:table-cell>
          <table:table-cell table:formula="of:=[.B719]-[.B$2]" office:value-type="float" office:value="43.4076638221741" calcext:value-type="float">
            <text:p>43.4076638222</text:p>
          </table:table-cell>
          <table:table-cell table:formula="of:=[.C719]/([.D719]-[.D718])" office:value-type="float" office:value="99408.3512621696" calcext:value-type="float">
            <text:p>99408.3512621696</text:p>
          </table:table-cell>
          <table:table-cell/>
          <table:table-cell office:value-type="float" office:value="1456447963.53425" calcext:value-type="float">
            <text:p>1456447963.53425</text:p>
          </table:table-cell>
          <table:table-cell table:formula="of:=[.G719]-[.B719]" office:value-type="float" office:value="0.126328468322754" calcext:value-type="float">
            <text:p>0.126328468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7963.43126" calcext:value-type="float">
            <text:p>1456447963.43126</text:p>
          </table:table-cell>
          <table:table-cell office:value-type="float" office:value="2320" calcext:value-type="float">
            <text:p>2320</text:p>
          </table:table-cell>
          <table:table-cell table:formula="of:=[.B720]-[.B$2]" office:value-type="float" office:value="43.4310014247894" calcext:value-type="float">
            <text:p>43.4310014248</text:p>
          </table:table-cell>
          <table:table-cell table:formula="of:=[.C720]/([.D720]-[.D719])" office:value-type="float" office:value="99410.3823874955" calcext:value-type="float">
            <text:p>99410.3823874955</text:p>
          </table:table-cell>
          <table:table-cell/>
          <table:table-cell office:value-type="float" office:value="1456447963.55787" calcext:value-type="float">
            <text:p>1456447963.55787</text:p>
          </table:table-cell>
          <table:table-cell table:formula="of:=[.G720]-[.B720]" office:value-type="float" office:value="0.12661075592041" calcext:value-type="float">
            <text:p>0.126610755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7963.45459" calcext:value-type="float">
            <text:p>1456447963.45459</text:p>
          </table:table-cell>
          <table:table-cell office:value-type="float" office:value="2320" calcext:value-type="float">
            <text:p>2320</text:p>
          </table:table-cell>
          <table:table-cell table:formula="of:=[.B721]-[.B$2]" office:value-type="float" office:value="43.4543328285217" calcext:value-type="float">
            <text:p>43.4543328285</text:p>
          </table:table-cell>
          <table:table-cell table:formula="of:=[.C721]/([.D721]-[.D720])" office:value-type="float" office:value="99436.7945717818" calcext:value-type="float">
            <text:p>99436.7945717818</text:p>
          </table:table-cell>
          <table:table-cell/>
          <table:table-cell office:value-type="float" office:value="1456447963.58136" calcext:value-type="float">
            <text:p>1456447963.58136</text:p>
          </table:table-cell>
          <table:table-cell table:formula="of:=[.G721]-[.B721]" office:value-type="float" office:value="0.126766443252563" calcext:value-type="float">
            <text:p>0.126766443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7963.47792" calcext:value-type="float">
            <text:p>1456447963.47792</text:p>
          </table:table-cell>
          <table:table-cell office:value-type="float" office:value="2320" calcext:value-type="float">
            <text:p>2320</text:p>
          </table:table-cell>
          <table:table-cell table:formula="of:=[.B722]-[.B$2]" office:value-type="float" office:value="43.4776647090912" calcext:value-type="float">
            <text:p>43.4776647091</text:p>
          </table:table-cell>
          <table:table-cell table:formula="of:=[.C722]/([.D722]-[.D721])" office:value-type="float" office:value="99434.7623670308" calcext:value-type="float">
            <text:p>99434.7623670308</text:p>
          </table:table-cell>
          <table:table-cell/>
          <table:table-cell office:value-type="float" office:value="1456447963.6046" calcext:value-type="float">
            <text:p>1456447963.6046</text:p>
          </table:table-cell>
          <table:table-cell table:formula="of:=[.G722]-[.B722]" office:value-type="float" office:value="0.126679658889771" calcext:value-type="float">
            <text:p>0.126679658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7963.50126" calcext:value-type="float">
            <text:p>1456447963.50126</text:p>
          </table:table-cell>
          <table:table-cell office:value-type="float" office:value="2320" calcext:value-type="float">
            <text:p>2320</text:p>
          </table:table-cell>
          <table:table-cell table:formula="of:=[.B723]-[.B$2]" office:value-type="float" office:value="43.5010004043579" calcext:value-type="float">
            <text:p>43.5010004044</text:p>
          </table:table-cell>
          <table:table-cell table:formula="of:=[.C723]/([.D723]-[.D722])" office:value-type="float" office:value="99418.5077188716" calcext:value-type="float">
            <text:p>99418.5077188716</text:p>
          </table:table-cell>
          <table:table-cell/>
          <table:table-cell office:value-type="float" office:value="1456447963.62816" calcext:value-type="float">
            <text:p>1456447963.62816</text:p>
          </table:table-cell>
          <table:table-cell table:formula="of:=[.G723]-[.B723]" office:value-type="float" office:value="0.126905202865601" calcext:value-type="float">
            <text:p>0.126905202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7963.52459" calcext:value-type="float">
            <text:p>1456447963.52459</text:p>
          </table:table-cell>
          <table:table-cell office:value-type="float" office:value="2320" calcext:value-type="float">
            <text:p>2320</text:p>
          </table:table-cell>
          <table:table-cell table:formula="of:=[.B724]-[.B$2]" office:value-type="float" office:value="43.5243325233459" calcext:value-type="float">
            <text:p>43.5243325233</text:p>
          </table:table-cell>
          <table:table-cell table:formula="of:=[.C724]/([.D724]-[.D723])" office:value-type="float" office:value="99433.7462958043" calcext:value-type="float">
            <text:p>99433.7462958043</text:p>
          </table:table-cell>
          <table:table-cell/>
          <table:table-cell office:value-type="float" office:value="1456447963.65146" calcext:value-type="float">
            <text:p>1456447963.65146</text:p>
          </table:table-cell>
          <table:table-cell table:formula="of:=[.G724]-[.B724]" office:value-type="float" office:value="0.126873731613159" calcext:value-type="float">
            <text:p>0.126873731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7963.54792" calcext:value-type="float">
            <text:p>1456447963.54792</text:p>
          </table:table-cell>
          <table:table-cell office:value-type="float" office:value="2320" calcext:value-type="float">
            <text:p>2320</text:p>
          </table:table-cell>
          <table:table-cell table:formula="of:=[.B725]-[.B$2]" office:value-type="float" office:value="43.5476644039154" calcext:value-type="float">
            <text:p>43.5476644039</text:p>
          </table:table-cell>
          <table:table-cell table:formula="of:=[.C725]/([.D725]-[.D724])" office:value-type="float" office:value="99434.7623670308" calcext:value-type="float">
            <text:p>99434.7623670308</text:p>
          </table:table-cell>
          <table:table-cell/>
          <table:table-cell office:value-type="float" office:value="1456447963.67464" calcext:value-type="float">
            <text:p>1456447963.67464</text:p>
          </table:table-cell>
          <table:table-cell table:formula="of:=[.G725]-[.B725]" office:value-type="float" office:value="0.126718997955322" calcext:value-type="float">
            <text:p>0.12671899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7963.57125" calcext:value-type="float">
            <text:p>1456447963.57125</text:p>
          </table:table-cell>
          <table:table-cell office:value-type="float" office:value="2320" calcext:value-type="float">
            <text:p>2320</text:p>
          </table:table-cell>
          <table:table-cell table:formula="of:=[.B726]-[.B$2]" office:value-type="float" office:value="43.5709962844849" calcext:value-type="float">
            <text:p>43.5709962845</text:p>
          </table:table-cell>
          <table:table-cell table:formula="of:=[.C726]/([.D726]-[.D725])" office:value-type="float" office:value="99434.7623670308" calcext:value-type="float">
            <text:p>99434.7623670308</text:p>
          </table:table-cell>
          <table:table-cell/>
          <table:table-cell office:value-type="float" office:value="1456447963.6981" calcext:value-type="float">
            <text:p>1456447963.6981</text:p>
          </table:table-cell>
          <table:table-cell table:formula="of:=[.G726]-[.B726]" office:value-type="float" office:value="0.126847267150879" calcext:value-type="float">
            <text:p>0.126847267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7963.59458" calcext:value-type="float">
            <text:p>1456447963.59458</text:p>
          </table:table-cell>
          <table:table-cell office:value-type="float" office:value="2320" calcext:value-type="float">
            <text:p>2320</text:p>
          </table:table-cell>
          <table:table-cell table:formula="of:=[.B727]-[.B$2]" office:value-type="float" office:value="43.5943269729614" calcext:value-type="float">
            <text:p>43.594326973</text:p>
          </table:table-cell>
          <table:table-cell table:formula="of:=[.C727]/([.D727]-[.D726])" office:value-type="float" office:value="99439.8430346632" calcext:value-type="float">
            <text:p>99439.8430346632</text:p>
          </table:table-cell>
          <table:table-cell/>
          <table:table-cell office:value-type="float" office:value="1456447963.72146" calcext:value-type="float">
            <text:p>1456447963.72146</text:p>
          </table:table-cell>
          <table:table-cell table:formula="of:=[.G727]-[.B727]" office:value-type="float" office:value="0.126872539520264" calcext:value-type="float">
            <text:p>0.126872539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7963.61792" calcext:value-type="float">
            <text:p>1456447963.61792</text:p>
          </table:table-cell>
          <table:table-cell office:value-type="float" office:value="2320" calcext:value-type="float">
            <text:p>2320</text:p>
          </table:table-cell>
          <table:table-cell table:formula="of:=[.B728]-[.B$2]" office:value-type="float" office:value="43.6176664829254" calcext:value-type="float">
            <text:p>43.6176664829</text:p>
          </table:table-cell>
          <table:table-cell table:formula="of:=[.C728]/([.D728]-[.D727])" office:value-type="float" office:value="99402.2583841541" calcext:value-type="float">
            <text:p>99402.2583841541</text:p>
          </table:table-cell>
          <table:table-cell/>
          <table:table-cell office:value-type="float" office:value="1456447963.74484" calcext:value-type="float">
            <text:p>1456447963.74484</text:p>
          </table:table-cell>
          <table:table-cell table:formula="of:=[.G728]-[.B728]" office:value-type="float" office:value="0.126914024353027" calcext:value-type="float">
            <text:p>0.126914024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7963.64126" calcext:value-type="float">
            <text:p>1456447963.64126</text:p>
          </table:table-cell>
          <table:table-cell office:value-type="float" office:value="2320" calcext:value-type="float">
            <text:p>2320</text:p>
          </table:table-cell>
          <table:table-cell table:formula="of:=[.B729]-[.B$2]" office:value-type="float" office:value="43.6410024166107" calcext:value-type="float">
            <text:p>43.6410024166</text:p>
          </table:table-cell>
          <table:table-cell table:formula="of:=[.C729]/([.D729]-[.D728])" office:value-type="float" office:value="99417.4919798116" calcext:value-type="float">
            <text:p>99417.4919798116</text:p>
          </table:table-cell>
          <table:table-cell/>
          <table:table-cell office:value-type="float" office:value="1456447963.76841" calcext:value-type="float">
            <text:p>1456447963.76841</text:p>
          </table:table-cell>
          <table:table-cell table:formula="of:=[.G729]-[.B729]" office:value-type="float" office:value="0.127150297164917" calcext:value-type="float">
            <text:p>0.127150297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7963.66459" calcext:value-type="float">
            <text:p>1456447963.66459</text:p>
          </table:table-cell>
          <table:table-cell office:value-type="float" office:value="2320" calcext:value-type="float">
            <text:p>2320</text:p>
          </table:table-cell>
          <table:table-cell table:formula="of:=[.B730]-[.B$2]" office:value-type="float" office:value="43.6643388271332" calcext:value-type="float">
            <text:p>43.6643388271</text:p>
          </table:table-cell>
          <table:table-cell table:formula="of:=[.C730]/([.D730]-[.D729])" office:value-type="float" office:value="99415.4605639559" calcext:value-type="float">
            <text:p>99415.4605639559</text:p>
          </table:table-cell>
          <table:table-cell/>
          <table:table-cell office:value-type="float" office:value="1456447963.79157" calcext:value-type="float">
            <text:p>1456447963.79157</text:p>
          </table:table-cell>
          <table:table-cell table:formula="of:=[.G730]-[.B730]" office:value-type="float" office:value="0.126976251602173" calcext:value-type="float">
            <text:p>0.126976251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7963.68793" calcext:value-type="float">
            <text:p>1456447963.68793</text:p>
          </table:table-cell>
          <table:table-cell office:value-type="float" office:value="2320" calcext:value-type="float">
            <text:p>2320</text:p>
          </table:table-cell>
          <table:table-cell table:formula="of:=[.B731]-[.B$2]" office:value-type="float" office:value="43.6876730918884" calcext:value-type="float">
            <text:p>43.6876730919</text:p>
          </table:table-cell>
          <table:table-cell table:formula="of:=[.C731]/([.D731]-[.D730])" office:value-type="float" office:value="99424.6025891224" calcext:value-type="float">
            <text:p>99424.6025891224</text:p>
          </table:table-cell>
          <table:table-cell/>
          <table:table-cell office:value-type="float" office:value="1456447963.81516" calcext:value-type="float">
            <text:p>1456447963.81516</text:p>
          </table:table-cell>
          <table:table-cell table:formula="of:=[.G731]-[.B731]" office:value-type="float" office:value="0.12722635269165" calcext:value-type="float">
            <text:p>0.1272263527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7963.71126" calcext:value-type="float">
            <text:p>1456447963.71126</text:p>
          </table:table-cell>
          <table:table-cell office:value-type="float" office:value="2320" calcext:value-type="float">
            <text:p>2320</text:p>
          </table:table-cell>
          <table:table-cell table:formula="of:=[.B732]-[.B$2]" office:value-type="float" office:value="43.7110044956207" calcext:value-type="float">
            <text:p>43.7110044956</text:p>
          </table:table-cell>
          <table:table-cell table:formula="of:=[.C732]/([.D732]-[.D731])" office:value-type="float" office:value="99436.7945717818" calcext:value-type="float">
            <text:p>99436.7945717818</text:p>
          </table:table-cell>
          <table:table-cell/>
          <table:table-cell office:value-type="float" office:value="1456447963.83856" calcext:value-type="float">
            <text:p>1456447963.83856</text:p>
          </table:table-cell>
          <table:table-cell table:formula="of:=[.G732]-[.B732]" office:value-type="float" office:value="0.127299547195435" calcext:value-type="float">
            <text:p>0.127299547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7963.73459" calcext:value-type="float">
            <text:p>1456447963.73459</text:p>
          </table:table-cell>
          <table:table-cell office:value-type="float" office:value="2320" calcext:value-type="float">
            <text:p>2320</text:p>
          </table:table-cell>
          <table:table-cell table:formula="of:=[.B733]-[.B$2]" office:value-type="float" office:value="43.7343375682831" calcext:value-type="float">
            <text:p>43.7343375683</text:p>
          </table:table-cell>
          <table:table-cell table:formula="of:=[.C733]/([.D733]-[.D732])" office:value-type="float" office:value="99429.6822185437" calcext:value-type="float">
            <text:p>99429.6822185437</text:p>
          </table:table-cell>
          <table:table-cell/>
          <table:table-cell office:value-type="float" office:value="1456447963.86193" calcext:value-type="float">
            <text:p>1456447963.86193</text:p>
          </table:table-cell>
          <table:table-cell table:formula="of:=[.G733]-[.B733]" office:value-type="float" office:value="0.127331733703613" calcext:value-type="float">
            <text:p>0.127331733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7963.75793" calcext:value-type="float">
            <text:p>1456447963.75793</text:p>
          </table:table-cell>
          <table:table-cell office:value-type="float" office:value="2320" calcext:value-type="float">
            <text:p>2320</text:p>
          </table:table-cell>
          <table:table-cell table:formula="of:=[.B734]-[.B$2]" office:value-type="float" office:value="43.7576727867126" calcext:value-type="float">
            <text:p>43.7576727867</text:p>
          </table:table-cell>
          <table:table-cell table:formula="of:=[.C734]/([.D734]-[.D733])" office:value-type="float" office:value="99420.5392592593" calcext:value-type="float">
            <text:p>99420.5392592593</text:p>
          </table:table-cell>
          <table:table-cell/>
          <table:table-cell office:value-type="float" office:value="1456447963.88538" calcext:value-type="float">
            <text:p>1456447963.88538</text:p>
          </table:table-cell>
          <table:table-cell table:formula="of:=[.G734]-[.B734]" office:value-type="float" office:value="0.127449035644531" calcext:value-type="float">
            <text:p>0.127449035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7963.78127" calcext:value-type="float">
            <text:p>1456447963.78127</text:p>
          </table:table-cell>
          <table:table-cell office:value-type="float" office:value="2320" calcext:value-type="float">
            <text:p>2320</text:p>
          </table:table-cell>
          <table:table-cell table:formula="of:=[.B735]-[.B$2]" office:value-type="float" office:value="43.7810120582581" calcext:value-type="float">
            <text:p>43.7810120583</text:p>
          </table:table-cell>
          <table:table-cell table:formula="of:=[.C735]/([.D735]-[.D734])" office:value-type="float" office:value="99403.273811956" calcext:value-type="float">
            <text:p>99403.273811956</text:p>
          </table:table-cell>
          <table:table-cell/>
          <table:table-cell office:value-type="float" office:value="1456447963.90884" calcext:value-type="float">
            <text:p>1456447963.90884</text:p>
          </table:table-cell>
          <table:table-cell table:formula="of:=[.G735]-[.B735]" office:value-type="float" office:value="0.127570390701294" calcext:value-type="float">
            <text:p>0.12757039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7963.8046" calcext:value-type="float">
            <text:p>1456447963.8046</text:p>
          </table:table-cell>
          <table:table-cell office:value-type="float" office:value="2320" calcext:value-type="float">
            <text:p>2320</text:p>
          </table:table-cell>
          <table:table-cell table:formula="of:=[.B736]-[.B$2]" office:value-type="float" office:value="43.8043460845947" calcext:value-type="float">
            <text:p>43.8043460846</text:p>
          </table:table-cell>
          <table:table-cell table:formula="of:=[.C736]/([.D736]-[.D735])" office:value-type="float" office:value="99425.6184734852" calcext:value-type="float">
            <text:p>99425.6184734852</text:p>
          </table:table-cell>
          <table:table-cell/>
          <table:table-cell office:value-type="float" office:value="1456447963.93207" calcext:value-type="float">
            <text:p>1456447963.93207</text:p>
          </table:table-cell>
          <table:table-cell table:formula="of:=[.G736]-[.B736]" office:value-type="float" office:value="0.127468109130859" calcext:value-type="float">
            <text:p>0.1274681091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7963.82794" calcext:value-type="float">
            <text:p>1456447963.82794</text:p>
          </table:table-cell>
          <table:table-cell office:value-type="float" office:value="2320" calcext:value-type="float">
            <text:p>2320</text:p>
          </table:table-cell>
          <table:table-cell table:formula="of:=[.B737]-[.B$2]" office:value-type="float" office:value="43.8276827335358" calcext:value-type="float">
            <text:p>43.8276827335</text:p>
          </table:table-cell>
          <table:table-cell table:formula="of:=[.C737]/([.D737]-[.D736])" office:value-type="float" office:value="99414.4448871589" calcext:value-type="float">
            <text:p>99414.4448871589</text:p>
          </table:table-cell>
          <table:table-cell/>
          <table:table-cell office:value-type="float" office:value="1456447963.95554" calcext:value-type="float">
            <text:p>1456447963.95554</text:p>
          </table:table-cell>
          <table:table-cell table:formula="of:=[.G737]-[.B737]" office:value-type="float" office:value="0.127599239349365" calcext:value-type="float">
            <text:p>0.127599239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7963.85131" calcext:value-type="float">
            <text:p>1456447963.85131</text:p>
          </table:table-cell>
          <table:table-cell office:value-type="float" office:value="2320" calcext:value-type="float">
            <text:p>2320</text:p>
          </table:table-cell>
          <table:table-cell table:formula="of:=[.B738]-[.B$2]" office:value-type="float" office:value="43.8510506153107" calcext:value-type="float">
            <text:p>43.8510506153</text:p>
          </table:table-cell>
          <table:table-cell table:formula="of:=[.C738]/([.D738]-[.D737])" office:value-type="float" office:value="99281.5704199486" calcext:value-type="float">
            <text:p>99281.5704199486</text:p>
          </table:table-cell>
          <table:table-cell/>
          <table:table-cell office:value-type="float" office:value="1456447963.9789" calcext:value-type="float">
            <text:p>1456447963.9789</text:p>
          </table:table-cell>
          <table:table-cell table:formula="of:=[.G738]-[.B738]" office:value-type="float" office:value="0.127592086791992" calcext:value-type="float">
            <text:p>0.127592086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7963.87466" calcext:value-type="float">
            <text:p>1456447963.87466</text:p>
          </table:table-cell>
          <table:table-cell office:value-type="float" office:value="2320" calcext:value-type="float">
            <text:p>2320</text:p>
          </table:table-cell>
          <table:table-cell table:formula="of:=[.B739]-[.B$2]" office:value-type="float" office:value="43.8744008541107" calcext:value-type="float">
            <text:p>43.8744008541</text:p>
          </table:table-cell>
          <table:table-cell table:formula="of:=[.C739]/([.D739]-[.D738])" office:value-type="float" office:value="99356.5855949682" calcext:value-type="float">
            <text:p>99356.5855949682</text:p>
          </table:table-cell>
          <table:table-cell/>
          <table:table-cell office:value-type="float" office:value="1456447964.00295" calcext:value-type="float">
            <text:p>1456447964.00295</text:p>
          </table:table-cell>
          <table:table-cell table:formula="of:=[.G739]-[.B739]" office:value-type="float" office:value="0.128294229507446" calcext:value-type="float">
            <text:p>0.1282942295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7963.898" calcext:value-type="float">
            <text:p>1456447963.898</text:p>
          </table:table-cell>
          <table:table-cell office:value-type="float" office:value="2320" calcext:value-type="float">
            <text:p>2320</text:p>
          </table:table-cell>
          <table:table-cell table:formula="of:=[.B740]-[.B$2]" office:value-type="float" office:value="43.8977391719818" calcext:value-type="float">
            <text:p>43.897739172</text:p>
          </table:table-cell>
          <table:table-cell table:formula="of:=[.C740]/([.D740]-[.D739])" office:value-type="float" office:value="99407.3357306309" calcext:value-type="float">
            <text:p>99407.3357306309</text:p>
          </table:table-cell>
          <table:table-cell/>
          <table:table-cell office:value-type="float" office:value="1456447964.01715" calcext:value-type="float">
            <text:p>1456447964.01715</text:p>
          </table:table-cell>
          <table:table-cell table:formula="of:=[.G740]-[.B740]" office:value-type="float" office:value="0.119158983230591" calcext:value-type="float">
            <text:p>0.1191589832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7963.92133" calcext:value-type="float">
            <text:p>1456447963.92133</text:p>
          </table:table-cell>
          <table:table-cell office:value-type="float" office:value="2320" calcext:value-type="float">
            <text:p>2320</text:p>
          </table:table-cell>
          <table:table-cell table:formula="of:=[.B741]-[.B$2]" office:value-type="float" office:value="43.9210743904114" calcext:value-type="float">
            <text:p>43.9210743904</text:p>
          </table:table-cell>
          <table:table-cell table:formula="of:=[.C741]/([.D741]-[.D740])" office:value-type="float" office:value="99420.5392592593" calcext:value-type="float">
            <text:p>99420.5392592593</text:p>
          </table:table-cell>
          <table:table-cell/>
          <table:table-cell office:value-type="float" office:value="1456447964.03099" calcext:value-type="float">
            <text:p>1456447964.03099</text:p>
          </table:table-cell>
          <table:table-cell table:formula="of:=[.G741]-[.B741]" office:value-type="float" office:value="0.109657049179077" calcext:value-type="float">
            <text:p>0.109657049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7963.94466" calcext:value-type="float">
            <text:p>1456447963.94466</text:p>
          </table:table-cell>
          <table:table-cell office:value-type="float" office:value="2320" calcext:value-type="float">
            <text:p>2320</text:p>
          </table:table-cell>
          <table:table-cell table:formula="of:=[.B742]-[.B$2]" office:value-type="float" office:value="43.9444069862366" calcext:value-type="float">
            <text:p>43.9444069862</text:p>
          </table:table-cell>
          <table:table-cell table:formula="of:=[.C742]/([.D742]-[.D741])" office:value-type="float" office:value="99431.7142156462" calcext:value-type="float">
            <text:p>99431.7142156462</text:p>
          </table:table-cell>
          <table:table-cell/>
          <table:table-cell office:value-type="float" office:value="1456447964.064" calcext:value-type="float">
            <text:p>1456447964.064</text:p>
          </table:table-cell>
          <table:table-cell table:formula="of:=[.G742]-[.B742]" office:value-type="float" office:value="0.119338989257813" calcext:value-type="float">
            <text:p>0.119338989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7963.968" calcext:value-type="float">
            <text:p>1456447963.968</text:p>
          </table:table-cell>
          <table:table-cell office:value-type="float" office:value="2320" calcext:value-type="float">
            <text:p>2320</text:p>
          </table:table-cell>
          <table:table-cell table:formula="of:=[.B743]-[.B$2]" office:value-type="float" office:value="43.967738866806" calcext:value-type="float">
            <text:p>43.9677388668</text:p>
          </table:table-cell>
          <table:table-cell table:formula="of:=[.C743]/([.D743]-[.D742])" office:value-type="float" office:value="99434.7623670308" calcext:value-type="float">
            <text:p>99434.7623670308</text:p>
          </table:table-cell>
          <table:table-cell/>
          <table:table-cell office:value-type="float" office:value="1456447964.08735" calcext:value-type="float">
            <text:p>1456447964.08735</text:p>
          </table:table-cell>
          <table:table-cell table:formula="of:=[.G743]-[.B743]" office:value-type="float" office:value="0.119352102279663" calcext:value-type="float">
            <text:p>0.119352102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7963.9916" calcext:value-type="float">
            <text:p>1456447963.9916</text:p>
          </table:table-cell>
          <table:table-cell office:value-type="float" office:value="2320" calcext:value-type="float">
            <text:p>2320</text:p>
          </table:table-cell>
          <table:table-cell table:formula="of:=[.B744]-[.B$2]" office:value-type="float" office:value="43.9913454055786" calcext:value-type="float">
            <text:p>43.9913454056</text:p>
          </table:table-cell>
          <table:table-cell table:formula="of:=[.C744]/([.D744]-[.D743])" office:value-type="float" office:value="98277.8552311313" calcext:value-type="float">
            <text:p>98277.8552311313</text:p>
          </table:table-cell>
          <table:table-cell/>
          <table:table-cell office:value-type="float" office:value="1456447964.11067" calcext:value-type="float">
            <text:p>1456447964.11067</text:p>
          </table:table-cell>
          <table:table-cell table:formula="of:=[.G744]-[.B744]" office:value-type="float" office:value="0.11907172203064" calcext:value-type="float">
            <text:p>0.11907172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7964.01496" calcext:value-type="float">
            <text:p>1456447964.01496</text:p>
          </table:table-cell>
          <table:table-cell office:value-type="float" office:value="2320" calcext:value-type="float">
            <text:p>2320</text:p>
          </table:table-cell>
          <table:table-cell table:formula="of:=[.B745]-[.B$2]" office:value-type="float" office:value="44.0147032737732" calcext:value-type="float">
            <text:p>44.0147032738</text:p>
          </table:table-cell>
          <table:table-cell table:formula="of:=[.C745]/([.D745]-[.D744])" office:value-type="float" office:value="99324.1326936817" calcext:value-type="float">
            <text:p>99324.1326936817</text:p>
          </table:table-cell>
          <table:table-cell/>
          <table:table-cell office:value-type="float" office:value="1456447964.13389" calcext:value-type="float">
            <text:p>1456447964.13389</text:p>
          </table:table-cell>
          <table:table-cell table:formula="of:=[.G745]-[.B745]" office:value-type="float" office:value="0.118927955627441" calcext:value-type="float">
            <text:p>0.118927955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7964.03825" calcext:value-type="float">
            <text:p>1456447964.03825</text:p>
          </table:table-cell>
          <table:table-cell office:value-type="float" office:value="2320" calcext:value-type="float">
            <text:p>2320</text:p>
          </table:table-cell>
          <table:table-cell table:formula="of:=[.B746]-[.B$2]" office:value-type="float" office:value="44.0379948616028" calcext:value-type="float">
            <text:p>44.0379948616</text:p>
          </table:table-cell>
          <table:table-cell table:formula="of:=[.C746]/([.D746]-[.D745])" office:value-type="float" office:value="99606.777218196" calcext:value-type="float">
            <text:p>99606.777218196</text:p>
          </table:table-cell>
          <table:table-cell/>
          <table:table-cell office:value-type="float" office:value="1456447964.15713" calcext:value-type="float">
            <text:p>1456447964.15713</text:p>
          </table:table-cell>
          <table:table-cell table:formula="of:=[.G746]-[.B746]" office:value-type="float" office:value="0.118877410888672" calcext:value-type="float">
            <text:p>0.1188774109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7964.06152" calcext:value-type="float">
            <text:p>1456447964.06152</text:p>
          </table:table-cell>
          <table:table-cell office:value-type="float" office:value="2320" calcext:value-type="float">
            <text:p>2320</text:p>
          </table:table-cell>
          <table:table-cell table:formula="of:=[.B747]-[.B$2]" office:value-type="float" office:value="44.0612649917603" calcext:value-type="float">
            <text:p>44.0612649918</text:p>
          </table:table-cell>
          <table:table-cell table:formula="of:=[.C747]/([.D747]-[.D746])" office:value-type="float" office:value="99698.625847831" calcext:value-type="float">
            <text:p>99698.625847831</text:p>
          </table:table-cell>
          <table:table-cell/>
          <table:table-cell office:value-type="float" office:value="1456447964.18058" calcext:value-type="float">
            <text:p>1456447964.18058</text:p>
          </table:table-cell>
          <table:table-cell table:formula="of:=[.G747]-[.B747]" office:value-type="float" office:value="0.119062900543213" calcext:value-type="float">
            <text:p>0.119062900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7964.08478" calcext:value-type="float">
            <text:p>1456447964.08478</text:p>
          </table:table-cell>
          <table:table-cell office:value-type="float" office:value="2320" calcext:value-type="float">
            <text:p>2320</text:p>
          </table:table-cell>
          <table:table-cell table:formula="of:=[.B748]-[.B$2]" office:value-type="float" office:value="44.0845267772675" calcext:value-type="float">
            <text:p>44.0845267773</text:p>
          </table:table-cell>
          <table:table-cell table:formula="of:=[.C748]/([.D748]-[.D747])" office:value-type="float" office:value="99734.3905213853" calcext:value-type="float">
            <text:p>99734.3905213853</text:p>
          </table:table-cell>
          <table:table-cell/>
          <table:table-cell office:value-type="float" office:value="1456447964.21229" calcext:value-type="float">
            <text:p>1456447964.21229</text:p>
          </table:table-cell>
          <table:table-cell table:formula="of:=[.G748]-[.B748]" office:value-type="float" office:value="0.127511262893677" calcext:value-type="float">
            <text:p>0.1275112629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7964.10801" calcext:value-type="float">
            <text:p>1456447964.10801</text:p>
          </table:table-cell>
          <table:table-cell office:value-type="float" office:value="2320" calcext:value-type="float">
            <text:p>2320</text:p>
          </table:table-cell>
          <table:table-cell table:formula="of:=[.B749]-[.B$2]" office:value-type="float" office:value="44.1077585220337" calcext:value-type="float">
            <text:p>44.107758522</text:p>
          </table:table-cell>
          <table:table-cell table:formula="of:=[.C749]/([.D749]-[.D748])" office:value-type="float" office:value="99863.356082142" calcext:value-type="float">
            <text:p>99863.356082142</text:p>
          </table:table-cell>
          <table:table-cell/>
          <table:table-cell office:value-type="float" office:value="1456447964.23527" calcext:value-type="float">
            <text:p>1456447964.23527</text:p>
          </table:table-cell>
          <table:table-cell table:formula="of:=[.G749]-[.B749]" office:value-type="float" office:value="0.12725830078125" calcext:value-type="float">
            <text:p>0.127258300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7964.13125" calcext:value-type="float">
            <text:p>1456447964.13125</text:p>
          </table:table-cell>
          <table:table-cell office:value-type="float" office:value="2320" calcext:value-type="float">
            <text:p>2320</text:p>
          </table:table-cell>
          <table:table-cell table:formula="of:=[.B750]-[.B$2]" office:value-type="float" office:value="44.1309938430786" calcext:value-type="float">
            <text:p>44.1309938431</text:p>
          </table:table-cell>
          <table:table-cell table:formula="of:=[.C750]/([.D750]-[.D749])" office:value-type="float" office:value="99847.9855524544" calcext:value-type="float">
            <text:p>99847.9855524544</text:p>
          </table:table-cell>
          <table:table-cell/>
          <table:table-cell office:value-type="float" office:value="1456447964.25855" calcext:value-type="float">
            <text:p>1456447964.25855</text:p>
          </table:table-cell>
          <table:table-cell table:formula="of:=[.G750]-[.B750]" office:value-type="float" office:value="0.127295255661011" calcext:value-type="float">
            <text:p>0.127295255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7964.15447" calcext:value-type="float">
            <text:p>1456447964.15447</text:p>
          </table:table-cell>
          <table:table-cell office:value-type="float" office:value="2320" calcext:value-type="float">
            <text:p>2320</text:p>
          </table:table-cell>
          <table:table-cell table:formula="of:=[.B751]-[.B$2]" office:value-type="float" office:value="44.1542162895203" calcext:value-type="float">
            <text:p>44.1542162895</text:p>
          </table:table-cell>
          <table:table-cell table:formula="of:=[.C751]/([.D751]-[.D750])" office:value-type="float" office:value="99903.3416151619" calcext:value-type="float">
            <text:p>99903.3416151619</text:p>
          </table:table-cell>
          <table:table-cell/>
          <table:table-cell office:value-type="float" office:value="1456447964.2964" calcext:value-type="float">
            <text:p>1456447964.2964</text:p>
          </table:table-cell>
          <table:table-cell table:formula="of:=[.G751]-[.B751]" office:value-type="float" office:value="0.141926765441895" calcext:value-type="float">
            <text:p>0.141926765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7964.17769" calcext:value-type="float">
            <text:p>1456447964.17769</text:p>
          </table:table-cell>
          <table:table-cell office:value-type="float" office:value="2320" calcext:value-type="float">
            <text:p>2320</text:p>
          </table:table-cell>
          <table:table-cell table:formula="of:=[.B752]-[.B$2]" office:value-type="float" office:value="44.177435874939" calcext:value-type="float">
            <text:p>44.1774358749</text:p>
          </table:table-cell>
          <table:table-cell table:formula="of:=[.C752]/([.D752]-[.D751])" office:value-type="float" office:value="99915.6512989013" calcext:value-type="float">
            <text:p>99915.6512989013</text:p>
          </table:table-cell>
          <table:table-cell/>
          <table:table-cell office:value-type="float" office:value="1456447964.31966" calcext:value-type="float">
            <text:p>1456447964.31966</text:p>
          </table:table-cell>
          <table:table-cell table:formula="of:=[.G752]-[.B752]" office:value-type="float" office:value="0.141963481903076" calcext:value-type="float">
            <text:p>0.141963481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7964.20091" calcext:value-type="float">
            <text:p>1456447964.20091</text:p>
          </table:table-cell>
          <table:table-cell office:value-type="float" office:value="2320" calcext:value-type="float">
            <text:p>2320</text:p>
          </table:table-cell>
          <table:table-cell table:formula="of:=[.B753]-[.B$2]" office:value-type="float" office:value="44.2006525993347" calcext:value-type="float">
            <text:p>44.2006525993</text:p>
          </table:table-cell>
          <table:table-cell table:formula="of:=[.C753]/([.D753]-[.D752])" office:value-type="float" office:value="99927.964016513" calcext:value-type="float">
            <text:p>99927.964016513</text:p>
          </table:table-cell>
          <table:table-cell/>
          <table:table-cell office:value-type="float" office:value="1456447964.34289" calcext:value-type="float">
            <text:p>1456447964.34289</text:p>
          </table:table-cell>
          <table:table-cell table:formula="of:=[.G753]-[.B753]" office:value-type="float" office:value="0.141978740692139" calcext:value-type="float">
            <text:p>0.141978740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7964.22412" calcext:value-type="float">
            <text:p>1456447964.22412</text:p>
          </table:table-cell>
          <table:table-cell office:value-type="float" office:value="2320" calcext:value-type="float">
            <text:p>2320</text:p>
          </table:table-cell>
          <table:table-cell table:formula="of:=[.B754]-[.B$2]" office:value-type="float" office:value="44.223867893219" calcext:value-type="float">
            <text:p>44.2238678932</text:p>
          </table:table-cell>
          <table:table-cell table:formula="of:=[.C754]/([.D754]-[.D753])" office:value-type="float" office:value="99934.1215133714" calcext:value-type="float">
            <text:p>99934.1215133714</text:p>
          </table:table-cell>
          <table:table-cell/>
          <table:table-cell office:value-type="float" office:value="1456447964.36621" calcext:value-type="float">
            <text:p>1456447964.36621</text:p>
          </table:table-cell>
          <table:table-cell table:formula="of:=[.G754]-[.B754]" office:value-type="float" office:value="0.142087936401367" calcext:value-type="float">
            <text:p>0.142087936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7964.24734" calcext:value-type="float">
            <text:p>1456447964.24734</text:p>
          </table:table-cell>
          <table:table-cell office:value-type="float" office:value="2320" calcext:value-type="float">
            <text:p>2320</text:p>
          </table:table-cell>
          <table:table-cell table:formula="of:=[.B755]-[.B$2]" office:value-type="float" office:value="44.2470829486847" calcext:value-type="float">
            <text:p>44.2470829487</text:p>
          </table:table-cell>
          <table:table-cell table:formula="of:=[.C755]/([.D755]-[.D754])" office:value-type="float" office:value="99935.1478366249" calcext:value-type="float">
            <text:p>99935.1478366249</text:p>
          </table:table-cell>
          <table:table-cell/>
          <table:table-cell office:value-type="float" office:value="1456447964.38929" calcext:value-type="float">
            <text:p>1456447964.38929</text:p>
          </table:table-cell>
          <table:table-cell table:formula="of:=[.G755]-[.B755]" office:value-type="float" office:value="0.14195442199707" calcext:value-type="float">
            <text:p>0.14195442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7964.27056" calcext:value-type="float">
            <text:p>1456447964.27056</text:p>
          </table:table-cell>
          <table:table-cell office:value-type="float" office:value="2320" calcext:value-type="float">
            <text:p>2320</text:p>
          </table:table-cell>
          <table:table-cell table:formula="of:=[.B756]-[.B$2]" office:value-type="float" office:value="44.2703006267548" calcext:value-type="float">
            <text:p>44.2703006268</text:p>
          </table:table-cell>
          <table:table-cell table:formula="of:=[.C756]/([.D756]-[.D755])" office:value-type="float" office:value="99923.859440143" calcext:value-type="float">
            <text:p>99923.859440143</text:p>
          </table:table-cell>
          <table:table-cell/>
          <table:table-cell office:value-type="float" office:value="1456447964.42133" calcext:value-type="float">
            <text:p>1456447964.42133</text:p>
          </table:table-cell>
          <table:table-cell table:formula="of:=[.G756]-[.B756]" office:value-type="float" office:value="0.15077805519104" calcext:value-type="float">
            <text:p>0.1507780552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7964.29377" calcext:value-type="float">
            <text:p>1456447964.29377</text:p>
          </table:table-cell>
          <table:table-cell office:value-type="float" office:value="2320" calcext:value-type="float">
            <text:p>2320</text:p>
          </table:table-cell>
          <table:table-cell table:formula="of:=[.B757]-[.B$2]" office:value-type="float" office:value="44.2935180664063" calcext:value-type="float">
            <text:p>44.2935180664</text:p>
          </table:table-cell>
          <table:table-cell table:formula="of:=[.C757]/([.D757]-[.D756])" office:value-type="float" office:value="99924.8855526232" calcext:value-type="float">
            <text:p>99924.8855526232</text:p>
          </table:table-cell>
          <table:table-cell/>
          <table:table-cell office:value-type="float" office:value="1456447964.44473" calcext:value-type="float">
            <text:p>1456447964.44473</text:p>
          </table:table-cell>
          <table:table-cell table:formula="of:=[.G757]-[.B757]" office:value-type="float" office:value="0.150960683822632" calcext:value-type="float">
            <text:p>0.150960683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7964.31699" calcext:value-type="float">
            <text:p>1456447964.31699</text:p>
          </table:table-cell>
          <table:table-cell office:value-type="float" office:value="2320" calcext:value-type="float">
            <text:p>2320</text:p>
          </table:table-cell>
          <table:table-cell table:formula="of:=[.B758]-[.B$2]" office:value-type="float" office:value="44.3167333602905" calcext:value-type="float">
            <text:p>44.3167333603</text:p>
          </table:table-cell>
          <table:table-cell table:formula="of:=[.C758]/([.D758]-[.D757])" office:value-type="float" office:value="99934.1215133714" calcext:value-type="float">
            <text:p>99934.1215133714</text:p>
          </table:table-cell>
          <table:table-cell/>
          <table:table-cell office:value-type="float" office:value="1456447964.46799" calcext:value-type="float">
            <text:p>1456447964.46799</text:p>
          </table:table-cell>
          <table:table-cell table:formula="of:=[.G758]-[.B758]" office:value-type="float" office:value="0.150999069213867" calcext:value-type="float">
            <text:p>0.1509990692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7964.3402" calcext:value-type="float">
            <text:p>1456447964.3402</text:p>
          </table:table-cell>
          <table:table-cell office:value-type="float" office:value="2320" calcext:value-type="float">
            <text:p>2320</text:p>
          </table:table-cell>
          <table:table-cell table:formula="of:=[.B759]-[.B$2]" office:value-type="float" office:value="44.3399479389191" calcext:value-type="float">
            <text:p>44.3399479389</text:p>
          </table:table-cell>
          <table:table-cell table:formula="of:=[.C759]/([.D759]-[.D758])" office:value-type="float" office:value="99937.2005463751" calcext:value-type="float">
            <text:p>99937.2005463751</text:p>
          </table:table-cell>
          <table:table-cell/>
          <table:table-cell office:value-type="float" office:value="1456447964.50546" calcext:value-type="float">
            <text:p>1456447964.50546</text:p>
          </table:table-cell>
          <table:table-cell table:formula="of:=[.G759]-[.B759]" office:value-type="float" office:value="0.165258407592773" calcext:value-type="float">
            <text:p>0.165258407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7964.36344" calcext:value-type="float">
            <text:p>1456447964.36344</text:p>
          </table:table-cell>
          <table:table-cell office:value-type="float" office:value="2320" calcext:value-type="float">
            <text:p>2320</text:p>
          </table:table-cell>
          <table:table-cell table:formula="of:=[.B760]-[.B$2]" office:value-type="float" office:value="44.3631851673126" calcext:value-type="float">
            <text:p>44.3631851673</text:p>
          </table:table-cell>
          <table:table-cell table:formula="of:=[.C760]/([.D760]-[.D759])" office:value-type="float" office:value="99839.7898711319" calcext:value-type="float">
            <text:p>99839.7898711319</text:p>
          </table:table-cell>
          <table:table-cell/>
          <table:table-cell office:value-type="float" office:value="1456447964.52862" calcext:value-type="float">
            <text:p>1456447964.52862</text:p>
          </table:table-cell>
          <table:table-cell table:formula="of:=[.G760]-[.B760]" office:value-type="float" office:value="0.165177822113037" calcext:value-type="float">
            <text:p>0.165177822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7964.38667" calcext:value-type="float">
            <text:p>1456447964.38667</text:p>
          </table:table-cell>
          <table:table-cell office:value-type="float" office:value="2320" calcext:value-type="float">
            <text:p>2320</text:p>
          </table:table-cell>
          <table:table-cell table:formula="of:=[.B761]-[.B$2]" office:value-type="float" office:value="44.3864150047302" calcext:value-type="float">
            <text:p>44.3864150047</text:p>
          </table:table-cell>
          <table:table-cell table:formula="of:=[.C761]/([.D761]-[.D760])" office:value-type="float" office:value="99871.5556331017" calcext:value-type="float">
            <text:p>99871.5556331017</text:p>
          </table:table-cell>
          <table:table-cell/>
          <table:table-cell office:value-type="float" office:value="1456447964.55177" calcext:value-type="float">
            <text:p>1456447964.55177</text:p>
          </table:table-cell>
          <table:table-cell table:formula="of:=[.G761]-[.B761]" office:value-type="float" office:value="0.165102243423462" calcext:value-type="float">
            <text:p>0.165102243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7964.40985" calcext:value-type="float">
            <text:p>1456447964.40985</text:p>
          </table:table-cell>
          <table:table-cell office:value-type="float" office:value="2320" calcext:value-type="float">
            <text:p>2320</text:p>
          </table:table-cell>
          <table:table-cell table:formula="of:=[.B762]-[.B$2]" office:value-type="float" office:value="44.4095973968506" calcext:value-type="float">
            <text:p>44.4095973969</text:p>
          </table:table-cell>
          <table:table-cell table:formula="of:=[.C762]/([.D762]-[.D761])" office:value-type="float" office:value="100075.953678754" calcext:value-type="float">
            <text:p>100075.953678754</text:p>
          </table:table-cell>
          <table:table-cell/>
          <table:table-cell office:value-type="float" office:value="1456447964.57492" calcext:value-type="float">
            <text:p>1456447964.57492</text:p>
          </table:table-cell>
          <table:table-cell table:formula="of:=[.G762]-[.B762]" office:value-type="float" office:value="0.165069341659546" calcext:value-type="float">
            <text:p>0.165069341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7964.43307" calcext:value-type="float">
            <text:p>1456447964.43307</text:p>
          </table:table-cell>
          <table:table-cell office:value-type="float" office:value="2320" calcext:value-type="float">
            <text:p>2320</text:p>
          </table:table-cell>
          <table:table-cell table:formula="of:=[.B763]-[.B$2]" office:value-type="float" office:value="44.4328157901764" calcext:value-type="float">
            <text:p>44.4328157902</text:p>
          </table:table-cell>
          <table:table-cell table:formula="of:=[.C763]/([.D763]-[.D762])" office:value-type="float" office:value="99920.7812291421" calcext:value-type="float">
            <text:p>99920.7812291421</text:p>
          </table:table-cell>
          <table:table-cell/>
          <table:table-cell office:value-type="float" office:value="1456447964.59819" calcext:value-type="float">
            <text:p>1456447964.59819</text:p>
          </table:table-cell>
          <table:table-cell table:formula="of:=[.G763]-[.B763]" office:value-type="float" office:value="0.165122747421265" calcext:value-type="float">
            <text:p>0.1651227474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7964.45629" calcext:value-type="float">
            <text:p>1456447964.45629</text:p>
          </table:table-cell>
          <table:table-cell office:value-type="float" office:value="2320" calcext:value-type="float">
            <text:p>2320</text:p>
          </table:table-cell>
          <table:table-cell table:formula="of:=[.B764]-[.B$2]" office:value-type="float" office:value="44.4560341835022" calcext:value-type="float">
            <text:p>44.4560341835</text:p>
          </table:table-cell>
          <table:table-cell table:formula="of:=[.C764]/([.D764]-[.D763])" office:value-type="float" office:value="99920.7812291421" calcext:value-type="float">
            <text:p>99920.7812291421</text:p>
          </table:table-cell>
          <table:table-cell/>
          <table:table-cell office:value-type="float" office:value="1456447964.63076" calcext:value-type="float">
            <text:p>1456447964.63076</text:p>
          </table:table-cell>
          <table:table-cell table:formula="of:=[.G764]-[.B764]" office:value-type="float" office:value="0.174466133117676" calcext:value-type="float">
            <text:p>0.174466133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7964.47951" calcext:value-type="float">
            <text:p>1456447964.47951</text:p>
          </table:table-cell>
          <table:table-cell office:value-type="float" office:value="2320" calcext:value-type="float">
            <text:p>2320</text:p>
          </table:table-cell>
          <table:table-cell table:formula="of:=[.B765]-[.B$2]" office:value-type="float" office:value="44.4792497158051" calcext:value-type="float">
            <text:p>44.4792497158</text:p>
          </table:table-cell>
          <table:table-cell table:formula="of:=[.C765]/([.D765]-[.D764])" office:value-type="float" office:value="99933.0952111982" calcext:value-type="float">
            <text:p>99933.0952111982</text:p>
          </table:table-cell>
          <table:table-cell/>
          <table:table-cell office:value-type="float" office:value="1456447964.65387" calcext:value-type="float">
            <text:p>1456447964.65387</text:p>
          </table:table-cell>
          <table:table-cell table:formula="of:=[.G765]-[.B765]" office:value-type="float" office:value="0.17436671257019" calcext:value-type="float">
            <text:p>0.1743667126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7964.50273" calcext:value-type="float">
            <text:p>1456447964.50273</text:p>
          </table:table-cell>
          <table:table-cell office:value-type="float" office:value="2320" calcext:value-type="float">
            <text:p>2320</text:p>
          </table:table-cell>
          <table:table-cell table:formula="of:=[.B766]-[.B$2]" office:value-type="float" office:value="44.5024700164795" calcext:value-type="float">
            <text:p>44.5024700165</text:p>
          </table:table-cell>
          <table:table-cell table:formula="of:=[.C766]/([.D766]-[.D765])" office:value-type="float" office:value="99912.5735935847" calcext:value-type="float">
            <text:p>99912.5735935847</text:p>
          </table:table-cell>
          <table:table-cell/>
          <table:table-cell office:value-type="float" office:value="1456447964.67722" calcext:value-type="float">
            <text:p>1456447964.67722</text:p>
          </table:table-cell>
          <table:table-cell table:formula="of:=[.G766]-[.B766]" office:value-type="float" office:value="0.17449164390564" calcext:value-type="float">
            <text:p>0.174491643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7964.52595" calcext:value-type="float">
            <text:p>1456447964.52595</text:p>
          </table:table-cell>
          <table:table-cell office:value-type="float" office:value="2320" calcext:value-type="float">
            <text:p>2320</text:p>
          </table:table-cell>
          <table:table-cell table:formula="of:=[.B767]-[.B$2]" office:value-type="float" office:value="44.5256888866425" calcext:value-type="float">
            <text:p>44.5256888866</text:p>
          </table:table-cell>
          <table:table-cell table:formula="of:=[.C767]/([.D767]-[.D766])" office:value-type="float" office:value="99918.7291938349" calcext:value-type="float">
            <text:p>99918.7291938349</text:p>
          </table:table-cell>
          <table:table-cell/>
          <table:table-cell office:value-type="float" office:value="1456447964.70048" calcext:value-type="float">
            <text:p>1456447964.70048</text:p>
          </table:table-cell>
          <table:table-cell table:formula="of:=[.G767]-[.B767]" office:value-type="float" office:value="0.174533128738403" calcext:value-type="float">
            <text:p>0.174533128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7964.54916" calcext:value-type="float">
            <text:p>1456447964.54916</text:p>
          </table:table-cell>
          <table:table-cell office:value-type="float" office:value="2320" calcext:value-type="float">
            <text:p>2320</text:p>
          </table:table-cell>
          <table:table-cell table:formula="of:=[.B768]-[.B$2]" office:value-type="float" office:value="44.5489053726196" calcext:value-type="float">
            <text:p>44.5489053726</text:p>
          </table:table-cell>
          <table:table-cell table:formula="of:=[.C768]/([.D768]-[.D767])" office:value-type="float" office:value="99928.9902132947" calcext:value-type="float">
            <text:p>99928.9902132947</text:p>
          </table:table-cell>
          <table:table-cell/>
          <table:table-cell office:value-type="float" office:value="1456447964.73755" calcext:value-type="float">
            <text:p>1456447964.73755</text:p>
          </table:table-cell>
          <table:table-cell table:formula="of:=[.G768]-[.B768]" office:value-type="float" office:value="0.188385963439941" calcext:value-type="float">
            <text:p>0.188385963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7964.57238" calcext:value-type="float">
            <text:p>1456447964.57238</text:p>
          </table:table-cell>
          <table:table-cell office:value-type="float" office:value="2320" calcext:value-type="float">
            <text:p>2320</text:p>
          </table:table-cell>
          <table:table-cell table:formula="of:=[.B769]-[.B$2]" office:value-type="float" office:value="44.5721213817596" calcext:value-type="float">
            <text:p>44.5721213818</text:p>
          </table:table-cell>
          <table:table-cell table:formula="of:=[.C769]/([.D769]-[.D768])" office:value-type="float" office:value="99931.0426700898" calcext:value-type="float">
            <text:p>99931.0426700898</text:p>
          </table:table-cell>
          <table:table-cell/>
          <table:table-cell office:value-type="float" office:value="1456447964.76095" calcext:value-type="float">
            <text:p>1456447964.76095</text:p>
          </table:table-cell>
          <table:table-cell table:formula="of:=[.G769]-[.B769]" office:value-type="float" office:value="0.188568115234375" calcext:value-type="float">
            <text:p>0.188568115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7964.59559" calcext:value-type="float">
            <text:p>1456447964.59559</text:p>
          </table:table-cell>
          <table:table-cell office:value-type="float" office:value="2320" calcext:value-type="float">
            <text:p>2320</text:p>
          </table:table-cell>
          <table:table-cell table:formula="of:=[.B770]-[.B$2]" office:value-type="float" office:value="44.5953378677368" calcext:value-type="float">
            <text:p>44.5953378677</text:p>
          </table:table-cell>
          <table:table-cell table:formula="of:=[.C770]/([.D770]-[.D769])" office:value-type="float" office:value="99928.9902132947" calcext:value-type="float">
            <text:p>99928.9902132947</text:p>
          </table:table-cell>
          <table:table-cell/>
          <table:table-cell office:value-type="float" office:value="1456447964.78404" calcext:value-type="float">
            <text:p>1456447964.78404</text:p>
          </table:table-cell>
          <table:table-cell table:formula="of:=[.G770]-[.B770]" office:value-type="float" office:value="0.188447713851929" calcext:value-type="float">
            <text:p>0.188447713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7964.61882" calcext:value-type="float">
            <text:p>1456447964.61882</text:p>
          </table:table-cell>
          <table:table-cell office:value-type="float" office:value="2320" calcext:value-type="float">
            <text:p>2320</text:p>
          </table:table-cell>
          <table:table-cell table:formula="of:=[.B771]-[.B$2]" office:value-type="float" office:value="44.6185641288757" calcext:value-type="float">
            <text:p>44.6185641289</text:p>
          </table:table-cell>
          <table:table-cell table:formula="of:=[.C771]/([.D771]-[.D770])" office:value-type="float" office:value="99886.9334209284" calcext:value-type="float">
            <text:p>99886.9334209284</text:p>
          </table:table-cell>
          <table:table-cell/>
          <table:table-cell office:value-type="float" office:value="1456447964.80713" calcext:value-type="float">
            <text:p>1456447964.80713</text:p>
          </table:table-cell>
          <table:table-cell table:formula="of:=[.G771]-[.B771]" office:value-type="float" office:value="0.188311815261841" calcext:value-type="float">
            <text:p>0.188311815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7964.64204" calcext:value-type="float">
            <text:p>1456447964.64204</text:p>
          </table:table-cell>
          <table:table-cell office:value-type="float" office:value="2320" calcext:value-type="float">
            <text:p>2320</text:p>
          </table:table-cell>
          <table:table-cell table:formula="of:=[.B772]-[.B$2]" office:value-type="float" office:value="44.641788482666" calcext:value-type="float">
            <text:p>44.6417884827</text:p>
          </table:table-cell>
          <table:table-cell table:formula="of:=[.C772]/([.D772]-[.D771])" office:value-type="float" office:value="99895.1368442665" calcext:value-type="float">
            <text:p>99895.1368442665</text:p>
          </table:table-cell>
          <table:table-cell/>
          <table:table-cell office:value-type="float" office:value="1456447964.8303" calcext:value-type="float">
            <text:p>1456447964.8303</text:p>
          </table:table-cell>
          <table:table-cell table:formula="of:=[.G772]-[.B772]" office:value-type="float" office:value="0.188256740570068" calcext:value-type="float">
            <text:p>0.188256740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7964.66527" calcext:value-type="float">
            <text:p>1456447964.66527</text:p>
          </table:table-cell>
          <table:table-cell office:value-type="float" office:value="2320" calcext:value-type="float">
            <text:p>2320</text:p>
          </table:table-cell>
          <table:table-cell table:formula="of:=[.B773]-[.B$2]" office:value-type="float" office:value="44.6650121212006" calcext:value-type="float">
            <text:p>44.6650121212</text:p>
          </table:table-cell>
          <table:table-cell table:formula="of:=[.C773]/([.D773]-[.D772])" office:value-type="float" office:value="99898.2134754176" calcext:value-type="float">
            <text:p>99898.2134754176</text:p>
          </table:table-cell>
          <table:table-cell/>
          <table:table-cell office:value-type="float" office:value="1456447964.86355" calcext:value-type="float">
            <text:p>1456447964.86355</text:p>
          </table:table-cell>
          <table:table-cell table:formula="of:=[.G773]-[.B773]" office:value-type="float" office:value="0.198281526565552" calcext:value-type="float">
            <text:p>0.198281526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7964.68849" calcext:value-type="float">
            <text:p>1456447964.68849</text:p>
          </table:table-cell>
          <table:table-cell office:value-type="float" office:value="2320" calcext:value-type="float">
            <text:p>2320</text:p>
          </table:table-cell>
          <table:table-cell table:formula="of:=[.B774]-[.B$2]" office:value-type="float" office:value="44.688232421875" calcext:value-type="float">
            <text:p>44.6882324219</text:p>
          </table:table-cell>
          <table:table-cell table:formula="of:=[.C774]/([.D774]-[.D773])" office:value-type="float" office:value="99912.5735935847" calcext:value-type="float">
            <text:p>99912.5735935847</text:p>
          </table:table-cell>
          <table:table-cell/>
          <table:table-cell office:value-type="float" office:value="1456447964.88683" calcext:value-type="float">
            <text:p>1456447964.88683</text:p>
          </table:table-cell>
          <table:table-cell table:formula="of:=[.G774]-[.B774]" office:value-type="float" office:value="0.198337078094482" calcext:value-type="float">
            <text:p>0.198337078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7964.7117" calcext:value-type="float">
            <text:p>1456447964.7117</text:p>
          </table:table-cell>
          <table:table-cell office:value-type="float" office:value="2320" calcext:value-type="float">
            <text:p>2320</text:p>
          </table:table-cell>
          <table:table-cell table:formula="of:=[.B775]-[.B$2]" office:value-type="float" office:value="44.7114481925964" calcext:value-type="float">
            <text:p>44.7114481926</text:p>
          </table:table-cell>
          <table:table-cell table:formula="of:=[.C775]/([.D775]-[.D774])" office:value-type="float" office:value="99932.0689301046" calcext:value-type="float">
            <text:p>99932.0689301046</text:p>
          </table:table-cell>
          <table:table-cell/>
          <table:table-cell office:value-type="float" office:value="1456447964.9101" calcext:value-type="float">
            <text:p>1456447964.9101</text:p>
          </table:table-cell>
          <table:table-cell table:formula="of:=[.G775]-[.B775]" office:value-type="float" office:value="0.198391914367676" calcext:value-type="float">
            <text:p>0.198391914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7964.73492" calcext:value-type="float">
            <text:p>1456447964.73492</text:p>
          </table:table-cell>
          <table:table-cell office:value-type="float" office:value="2320" calcext:value-type="float">
            <text:p>2320</text:p>
          </table:table-cell>
          <table:table-cell table:formula="of:=[.B776]-[.B$2]" office:value-type="float" office:value="44.7346668243408" calcext:value-type="float">
            <text:p>44.7346668243</text:p>
          </table:table-cell>
          <table:table-cell table:formula="of:=[.C776]/([.D776]-[.D775])" office:value-type="float" office:value="99919.7552009529" calcext:value-type="float">
            <text:p>99919.7552009529</text:p>
          </table:table-cell>
          <table:table-cell/>
          <table:table-cell office:value-type="float" office:value="1456447964.9333" calcext:value-type="float">
            <text:p>1456447964.9333</text:p>
          </table:table-cell>
          <table:table-cell table:formula="of:=[.G776]-[.B776]" office:value-type="float" office:value="0.198373079299927" calcext:value-type="float">
            <text:p>0.198373079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7964.75814" calcext:value-type="float">
            <text:p>1456447964.75814</text:p>
          </table:table-cell>
          <table:table-cell office:value-type="float" office:value="2320" calcext:value-type="float">
            <text:p>2320</text:p>
          </table:table-cell>
          <table:table-cell table:formula="of:=[.B777]-[.B$2]" office:value-type="float" office:value="44.7578845024109" calcext:value-type="float">
            <text:p>44.7578845024</text:p>
          </table:table-cell>
          <table:table-cell table:formula="of:=[.C777]/([.D777]-[.D776])" office:value-type="float" office:value="99923.859440143" calcext:value-type="float">
            <text:p>99923.859440143</text:p>
          </table:table-cell>
          <table:table-cell/>
          <table:table-cell office:value-type="float" office:value="1456447964.96962" calcext:value-type="float">
            <text:p>1456447964.96962</text:p>
          </table:table-cell>
          <table:table-cell table:formula="of:=[.G777]-[.B777]" office:value-type="float" office:value="0.211483478546143" calcext:value-type="float">
            <text:p>0.211483478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7964.78136" calcext:value-type="float">
            <text:p>1456447964.78136</text:p>
          </table:table-cell>
          <table:table-cell office:value-type="float" office:value="2320" calcext:value-type="float">
            <text:p>2320</text:p>
          </table:table-cell>
          <table:table-cell table:formula="of:=[.B778]-[.B$2]" office:value-type="float" office:value="44.7811014652252" calcext:value-type="float">
            <text:p>44.7811014652</text:p>
          </table:table-cell>
          <table:table-cell table:formula="of:=[.C778]/([.D778]-[.D777])" office:value-type="float" office:value="99926.9378408076" calcext:value-type="float">
            <text:p>99926.9378408076</text:p>
          </table:table-cell>
          <table:table-cell/>
          <table:table-cell office:value-type="float" office:value="1456447964.99317" calcext:value-type="float">
            <text:p>1456447964.99317</text:p>
          </table:table-cell>
          <table:table-cell table:formula="of:=[.G778]-[.B778]" office:value-type="float" office:value="0.211815118789673" calcext:value-type="float">
            <text:p>0.211815118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7964.80458" calcext:value-type="float">
            <text:p>1456447964.80458</text:p>
          </table:table-cell>
          <table:table-cell office:value-type="float" office:value="2320" calcext:value-type="float">
            <text:p>2320</text:p>
          </table:table-cell>
          <table:table-cell table:formula="of:=[.B779]-[.B$2]" office:value-type="float" office:value="44.8043196201324" calcext:value-type="float">
            <text:p>44.8043196201</text:p>
          </table:table-cell>
          <table:table-cell table:formula="of:=[.C779]/([.D779]-[.D778])" office:value-type="float" office:value="99921.807278403" calcext:value-type="float">
            <text:p>99921.807278403</text:p>
          </table:table-cell>
          <table:table-cell/>
          <table:table-cell office:value-type="float" office:value="1456447965.01638" calcext:value-type="float">
            <text:p>1456447965.01638</text:p>
          </table:table-cell>
          <table:table-cell table:formula="of:=[.G779]-[.B779]" office:value-type="float" office:value="0.211801290512085" calcext:value-type="float">
            <text:p>0.211801290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7964.8278" calcext:value-type="float">
            <text:p>1456447964.8278</text:p>
          </table:table-cell>
          <table:table-cell office:value-type="float" office:value="2320" calcext:value-type="float">
            <text:p>2320</text:p>
          </table:table-cell>
          <table:table-cell table:formula="of:=[.B780]-[.B$2]" office:value-type="float" office:value="44.8275439739227" calcext:value-type="float">
            <text:p>44.8275439739</text:p>
          </table:table-cell>
          <table:table-cell table:formula="of:=[.C780]/([.D780]-[.D779])" office:value-type="float" office:value="99895.1368442665" calcext:value-type="float">
            <text:p>99895.1368442665</text:p>
          </table:table-cell>
          <table:table-cell/>
          <table:table-cell office:value-type="float" office:value="1456447965.04967" calcext:value-type="float">
            <text:p>1456447965.04967</text:p>
          </table:table-cell>
          <table:table-cell table:formula="of:=[.G780]-[.B780]" office:value-type="float" office:value="0.221867322921753" calcext:value-type="float">
            <text:p>0.22186732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7964.85102" calcext:value-type="float">
            <text:p>1456447964.85102</text:p>
          </table:table-cell>
          <table:table-cell office:value-type="float" office:value="2320" calcext:value-type="float">
            <text:p>2320</text:p>
          </table:table-cell>
          <table:table-cell table:formula="of:=[.B781]-[.B$2]" office:value-type="float" office:value="44.8507628440857" calcext:value-type="float">
            <text:p>44.8507628441</text:p>
          </table:table-cell>
          <table:table-cell table:formula="of:=[.C781]/([.D781]-[.D780])" office:value-type="float" office:value="99918.7291938349" calcext:value-type="float">
            <text:p>99918.7291938349</text:p>
          </table:table-cell>
          <table:table-cell/>
          <table:table-cell office:value-type="float" office:value="1456447965.06384" calcext:value-type="float">
            <text:p>1456447965.06384</text:p>
          </table:table-cell>
          <table:table-cell table:formula="of:=[.G781]-[.B781]" office:value-type="float" office:value="0.212824583053589" calcext:value-type="float">
            <text:p>0.21282458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7964.87424" calcext:value-type="float">
            <text:p>1456447964.87424</text:p>
          </table:table-cell>
          <table:table-cell office:value-type="float" office:value="2320" calcext:value-type="float">
            <text:p>2320</text:p>
          </table:table-cell>
          <table:table-cell table:formula="of:=[.B782]-[.B$2]" office:value-type="float" office:value="44.8739805221558" calcext:value-type="float">
            <text:p>44.8739805222</text:p>
          </table:table-cell>
          <table:table-cell table:formula="of:=[.C782]/([.D782]-[.D781])" office:value-type="float" office:value="99923.859440143" calcext:value-type="float">
            <text:p>99923.859440143</text:p>
          </table:table-cell>
          <table:table-cell/>
          <table:table-cell office:value-type="float" office:value="1456447965.07291" calcext:value-type="float">
            <text:p>1456447965.07291</text:p>
          </table:table-cell>
          <table:table-cell table:formula="of:=[.G782]-[.B782]" office:value-type="float" office:value="0.198676347732544" calcext:value-type="float">
            <text:p>0.1986763477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7964.89746" calcext:value-type="float">
            <text:p>1456447964.89746</text:p>
          </table:table-cell>
          <table:table-cell office:value-type="float" office:value="2320" calcext:value-type="float">
            <text:p>2320</text:p>
          </table:table-cell>
          <table:table-cell table:formula="of:=[.B783]-[.B$2]" office:value-type="float" office:value="44.8971998691559" calcext:value-type="float">
            <text:p>44.8971998692</text:p>
          </table:table-cell>
          <table:table-cell table:formula="of:=[.C783]/([.D783]-[.D782])" office:value-type="float" office:value="99916.6772428098" calcext:value-type="float">
            <text:p>99916.6772428098</text:p>
          </table:table-cell>
          <table:table-cell/>
          <table:table-cell office:value-type="float" office:value="1456447965.09537" calcext:value-type="float">
            <text:p>1456447965.09537</text:p>
          </table:table-cell>
          <table:table-cell table:formula="of:=[.G783]-[.B783]" office:value-type="float" office:value="0.197913646697998" calcext:value-type="float">
            <text:p>0.197913646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7964.92068" calcext:value-type="float">
            <text:p>1456447964.92068</text:p>
          </table:table-cell>
          <table:table-cell office:value-type="float" office:value="2320" calcext:value-type="float">
            <text:p>2320</text:p>
          </table:table-cell>
          <table:table-cell table:formula="of:=[.B784]-[.B$2]" office:value-type="float" office:value="44.9204199314117" calcext:value-type="float">
            <text:p>44.9204199314</text:p>
          </table:table-cell>
          <table:table-cell table:formula="of:=[.C784]/([.D784]-[.D783])" office:value-type="float" office:value="99913.5994742895" calcext:value-type="float">
            <text:p>99913.5994742895</text:p>
          </table:table-cell>
          <table:table-cell/>
          <table:table-cell office:value-type="float" office:value="1456447965.10807" calcext:value-type="float">
            <text:p>1456447965.10807</text:p>
          </table:table-cell>
          <table:table-cell table:formula="of:=[.G784]-[.B784]" office:value-type="float" office:value="0.187389135360718" calcext:value-type="float">
            <text:p>0.187389135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7964.94389" calcext:value-type="float">
            <text:p>1456447964.94389</text:p>
          </table:table-cell>
          <table:table-cell office:value-type="float" office:value="2320" calcext:value-type="float">
            <text:p>2320</text:p>
          </table:table-cell>
          <table:table-cell table:formula="of:=[.B785]-[.B$2]" office:value-type="float" office:value="44.9436354637146" calcext:value-type="float">
            <text:p>44.9436354637</text:p>
          </table:table-cell>
          <table:table-cell table:formula="of:=[.C785]/([.D785]-[.D784])" office:value-type="float" office:value="99933.0952111982" calcext:value-type="float">
            <text:p>99933.0952111982</text:p>
          </table:table-cell>
          <table:table-cell/>
          <table:table-cell office:value-type="float" office:value="1456447965.13019" calcext:value-type="float">
            <text:p>1456447965.13019</text:p>
          </table:table-cell>
          <table:table-cell table:formula="of:=[.G785]-[.B785]" office:value-type="float" office:value="0.186302900314331" calcext:value-type="float">
            <text:p>0.186302900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7964.96711" calcext:value-type="float">
            <text:p>1456447964.96711</text:p>
          </table:table-cell>
          <table:table-cell office:value-type="float" office:value="2320" calcext:value-type="float">
            <text:p>2320</text:p>
          </table:table-cell>
          <table:table-cell table:formula="of:=[.B786]-[.B$2]" office:value-type="float" office:value="44.9668531417847" calcext:value-type="float">
            <text:p>44.9668531418</text:p>
          </table:table-cell>
          <table:table-cell table:formula="of:=[.C786]/([.D786]-[.D785])" office:value-type="float" office:value="99923.859440143" calcext:value-type="float">
            <text:p>99923.859440143</text:p>
          </table:table-cell>
          <table:table-cell/>
          <table:table-cell office:value-type="float" office:value="1456447965.15241" calcext:value-type="float">
            <text:p>1456447965.15241</text:p>
          </table:table-cell>
          <table:table-cell table:formula="of:=[.G786]-[.B786]" office:value-type="float" office:value="0.18530011177063" calcext:value-type="float">
            <text:p>0.185300111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7964.99058" calcext:value-type="float">
            <text:p>1456447964.99058</text:p>
          </table:table-cell>
          <table:table-cell office:value-type="float" office:value="2320" calcext:value-type="float">
            <text:p>2320</text:p>
          </table:table-cell>
          <table:table-cell table:formula="of:=[.B787]-[.B$2]" office:value-type="float" office:value="44.99032330513" calcext:value-type="float">
            <text:p>44.9903233051</text:p>
          </table:table-cell>
          <table:table-cell table:formula="of:=[.C787]/([.D787]-[.D786])" office:value-type="float" office:value="98848.9072642497" calcext:value-type="float">
            <text:p>98848.9072642497</text:p>
          </table:table-cell>
          <table:table-cell/>
          <table:table-cell office:value-type="float" office:value="1456447965.1747" calcext:value-type="float">
            <text:p>1456447965.1747</text:p>
          </table:table-cell>
          <table:table-cell table:formula="of:=[.G787]-[.B787]" office:value-type="float" office:value="0.184122323989868" calcext:value-type="float">
            <text:p>0.18412232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7965.0133" calcext:value-type="float">
            <text:p>1456447965.0133</text:p>
          </table:table-cell>
          <table:table-cell office:value-type="float" office:value="2320" calcext:value-type="float">
            <text:p>2320</text:p>
          </table:table-cell>
          <table:table-cell table:formula="of:=[.B788]-[.B$2]" office:value-type="float" office:value="45.0130410194397" calcext:value-type="float">
            <text:p>45.0130410194</text:p>
          </table:table-cell>
          <table:table-cell table:formula="of:=[.C788]/([.D788]-[.D787])" office:value-type="float" office:value="102122.949887181" calcext:value-type="float">
            <text:p>102122.949887181</text:p>
          </table:table-cell>
          <table:table-cell/>
          <table:table-cell office:value-type="float" office:value="1456447965.19685" calcext:value-type="float">
            <text:p>1456447965.19685</text:p>
          </table:table-cell>
          <table:table-cell table:formula="of:=[.G788]-[.B788]" office:value-type="float" office:value="0.18354868888855" calcext:value-type="float">
            <text:p>0.183548688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7965.03561" calcext:value-type="float">
            <text:p>1456447965.03561</text:p>
          </table:table-cell>
          <table:table-cell office:value-type="float" office:value="2320" calcext:value-type="float">
            <text:p>2320</text:p>
          </table:table-cell>
          <table:table-cell table:formula="of:=[.B789]-[.B$2]" office:value-type="float" office:value="45.0353503227234" calcext:value-type="float">
            <text:p>45.0353503227</text:p>
          </table:table-cell>
          <table:table-cell table:formula="of:=[.C789]/([.D789]-[.D788])" office:value-type="float" office:value="103992.490061129" calcext:value-type="float">
            <text:p>103992.490061129</text:p>
          </table:table-cell>
          <table:table-cell/>
          <table:table-cell office:value-type="float" office:value="1456447965.21902" calcext:value-type="float">
            <text:p>1456447965.21902</text:p>
          </table:table-cell>
          <table:table-cell table:formula="of:=[.G789]-[.B789]" office:value-type="float" office:value="0.183416604995728" calcext:value-type="float">
            <text:p>0.18341660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7965.05788" calcext:value-type="float">
            <text:p>1456447965.05788</text:p>
          </table:table-cell>
          <table:table-cell office:value-type="float" office:value="2320" calcext:value-type="float">
            <text:p>2320</text:p>
          </table:table-cell>
          <table:table-cell table:formula="of:=[.B790]-[.B$2]" office:value-type="float" office:value="45.0576269626617" calcext:value-type="float">
            <text:p>45.0576269627</text:p>
          </table:table-cell>
          <table:table-cell table:formula="of:=[.C790]/([.D790]-[.D789])" office:value-type="float" office:value="104144.970086156" calcext:value-type="float">
            <text:p>104144.970086156</text:p>
          </table:table-cell>
          <table:table-cell/>
          <table:table-cell office:value-type="float" office:value="1456447965.24122" calcext:value-type="float">
            <text:p>1456447965.24122</text:p>
          </table:table-cell>
          <table:table-cell table:formula="of:=[.G790]-[.B790]" office:value-type="float" office:value="0.183335781097412" calcext:value-type="float">
            <text:p>0.183335781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7965.08009" calcext:value-type="float">
            <text:p>1456447965.08009</text:p>
          </table:table-cell>
          <table:table-cell office:value-type="float" office:value="2320" calcext:value-type="float">
            <text:p>2320</text:p>
          </table:table-cell>
          <table:table-cell table:formula="of:=[.B791]-[.B$2]" office:value-type="float" office:value="45.0798335075378" calcext:value-type="float">
            <text:p>45.0798335075</text:p>
          </table:table-cell>
          <table:table-cell table:formula="of:=[.C791]/([.D791]-[.D790])" office:value-type="float" office:value="104473.704168948" calcext:value-type="float">
            <text:p>104473.704168948</text:p>
          </table:table-cell>
          <table:table-cell/>
          <table:table-cell office:value-type="float" office:value="1456447965.26354" calcext:value-type="float">
            <text:p>1456447965.26354</text:p>
          </table:table-cell>
          <table:table-cell table:formula="of:=[.G791]-[.B791]" office:value-type="float" office:value="0.183448076248169" calcext:value-type="float">
            <text:p>0.183448076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7965.10232" calcext:value-type="float">
            <text:p>1456447965.10232</text:p>
          </table:table-cell>
          <table:table-cell office:value-type="float" office:value="2320" calcext:value-type="float">
            <text:p>2320</text:p>
          </table:table-cell>
          <table:table-cell table:formula="of:=[.B792]-[.B$2]" office:value-type="float" office:value="45.1020669937134" calcext:value-type="float">
            <text:p>45.1020669937</text:p>
          </table:table-cell>
          <table:table-cell table:formula="of:=[.C792]/([.D792]-[.D791])" office:value-type="float" office:value="104347.108756729" calcext:value-type="float">
            <text:p>104347.108756729</text:p>
          </table:table-cell>
          <table:table-cell/>
          <table:table-cell office:value-type="float" office:value="1456447965.28606" calcext:value-type="float">
            <text:p>1456447965.28606</text:p>
          </table:table-cell>
          <table:table-cell table:formula="of:=[.G792]-[.B792]" office:value-type="float" office:value="0.183736562728882" calcext:value-type="float">
            <text:p>0.183736562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7965.12455" calcext:value-type="float">
            <text:p>1456447965.12455</text:p>
          </table:table-cell>
          <table:table-cell office:value-type="float" office:value="2320" calcext:value-type="float">
            <text:p>2320</text:p>
          </table:table-cell>
          <table:table-cell table:formula="of:=[.B793]-[.B$2]" office:value-type="float" office:value="45.1242949962616" calcext:value-type="float">
            <text:p>45.1242949963</text:p>
          </table:table-cell>
          <table:table-cell table:formula="of:=[.C793]/([.D793]-[.D792])" office:value-type="float" office:value="104372.851090303" calcext:value-type="float">
            <text:p>104372.851090303</text:p>
          </table:table-cell>
          <table:table-cell/>
          <table:table-cell office:value-type="float" office:value="1456447965.30811" calcext:value-type="float">
            <text:p>1456447965.30811</text:p>
          </table:table-cell>
          <table:table-cell table:formula="of:=[.G793]-[.B793]" office:value-type="float" office:value="0.183562755584717" calcext:value-type="float">
            <text:p>0.183562755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7965.14678" calcext:value-type="float">
            <text:p>1456447965.14678</text:p>
          </table:table-cell>
          <table:table-cell office:value-type="float" office:value="2320" calcext:value-type="float">
            <text:p>2320</text:p>
          </table:table-cell>
          <table:table-cell table:formula="of:=[.B794]-[.B$2]" office:value-type="float" office:value="45.1465215682983" calcext:value-type="float">
            <text:p>45.1465215683</text:p>
          </table:table-cell>
          <table:table-cell table:formula="of:=[.C794]/([.D794]-[.D793])" office:value-type="float" office:value="104379.568570662" calcext:value-type="float">
            <text:p>104379.568570662</text:p>
          </table:table-cell>
          <table:table-cell/>
          <table:table-cell office:value-type="float" office:value="1456447965.33028" calcext:value-type="float">
            <text:p>1456447965.33028</text:p>
          </table:table-cell>
          <table:table-cell table:formula="of:=[.G794]-[.B794]" office:value-type="float" office:value="0.18349814414978" calcext:value-type="float">
            <text:p>0.183498144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7965.16901" calcext:value-type="float">
            <text:p>1456447965.16901</text:p>
          </table:table-cell>
          <table:table-cell office:value-type="float" office:value="2320" calcext:value-type="float">
            <text:p>2320</text:p>
          </table:table-cell>
          <table:table-cell table:formula="of:=[.B795]-[.B$2]" office:value-type="float" office:value="45.1687560081482" calcext:value-type="float">
            <text:p>45.1687560081</text:p>
          </table:table-cell>
          <table:table-cell table:formula="of:=[.C795]/([.D795]-[.D794])" office:value-type="float" office:value="104342.633125308" calcext:value-type="float">
            <text:p>104342.633125308</text:p>
          </table:table-cell>
          <table:table-cell/>
          <table:table-cell office:value-type="float" office:value="1456447965.35248" calcext:value-type="float">
            <text:p>1456447965.35248</text:p>
          </table:table-cell>
          <table:table-cell table:formula="of:=[.G795]-[.B795]" office:value-type="float" office:value="0.183468341827393" calcext:value-type="float">
            <text:p>0.183468341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7965.19124" calcext:value-type="float">
            <text:p>1456447965.19124</text:p>
          </table:table-cell>
          <table:table-cell office:value-type="float" office:value="2320" calcext:value-type="float">
            <text:p>2320</text:p>
          </table:table-cell>
          <table:table-cell table:formula="of:=[.B796]-[.B$2]" office:value-type="float" office:value="45.1909852027893" calcext:value-type="float">
            <text:p>45.1909852028</text:p>
          </table:table-cell>
          <table:table-cell table:formula="of:=[.C796]/([.D796]-[.D795])" office:value-type="float" office:value="104367.253850444" calcext:value-type="float">
            <text:p>104367.253850444</text:p>
          </table:table-cell>
          <table:table-cell/>
          <table:table-cell office:value-type="float" office:value="1456447965.36265" calcext:value-type="float">
            <text:p>1456447965.36265</text:p>
          </table:table-cell>
          <table:table-cell table:formula="of:=[.G796]-[.B796]" office:value-type="float" office:value="0.171405553817749" calcext:value-type="float">
            <text:p>0.1714055538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7965.21347" calcext:value-type="float">
            <text:p>1456447965.21347</text:p>
          </table:table-cell>
          <table:table-cell office:value-type="float" office:value="2320" calcext:value-type="float">
            <text:p>2320</text:p>
          </table:table-cell>
          <table:table-cell table:formula="of:=[.B797]-[.B$2]" office:value-type="float" office:value="45.2132167816162" calcext:value-type="float">
            <text:p>45.2132167816</text:p>
          </table:table-cell>
          <table:table-cell table:formula="of:=[.C797]/([.D797]-[.D796])" office:value-type="float" office:value="104356.061171525" calcext:value-type="float">
            <text:p>104356.061171525</text:p>
          </table:table-cell>
          <table:table-cell/>
          <table:table-cell office:value-type="float" office:value="1456447965.38533" calcext:value-type="float">
            <text:p>1456447965.38533</text:p>
          </table:table-cell>
          <table:table-cell table:formula="of:=[.G797]-[.B797]" office:value-type="float" office:value="0.171856164932251" calcext:value-type="float">
            <text:p>0.1718561649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7965.23574" calcext:value-type="float">
            <text:p>1456447965.23574</text:p>
          </table:table-cell>
          <table:table-cell office:value-type="float" office:value="2320" calcext:value-type="float">
            <text:p>2320</text:p>
          </table:table-cell>
          <table:table-cell table:formula="of:=[.B798]-[.B$2]" office:value-type="float" office:value="45.235488653183" calcext:value-type="float">
            <text:p>45.2354886532</text:p>
          </table:table-cell>
          <table:table-cell table:formula="of:=[.C798]/([.D798]-[.D797])" office:value-type="float" office:value="104167.26735535" calcext:value-type="float">
            <text:p>104167.26735535</text:p>
          </table:table-cell>
          <table:table-cell/>
          <table:table-cell office:value-type="float" office:value="1456447965.40773" calcext:value-type="float">
            <text:p>1456447965.40773</text:p>
          </table:table-cell>
          <table:table-cell table:formula="of:=[.G798]-[.B798]" office:value-type="float" office:value="0.171980619430542" calcext:value-type="float">
            <text:p>0.171980619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7965.25799" calcext:value-type="float">
            <text:p>1456447965.25799</text:p>
          </table:table-cell>
          <table:table-cell office:value-type="float" office:value="2320" calcext:value-type="float">
            <text:p>2320</text:p>
          </table:table-cell>
          <table:table-cell table:formula="of:=[.B799]-[.B$2]" office:value-type="float" office:value="45.2577333450317" calcext:value-type="float">
            <text:p>45.257733345</text:p>
          </table:table-cell>
          <table:table-cell table:formula="of:=[.C799]/([.D799]-[.D798])" office:value-type="float" office:value="104294.544324284" calcext:value-type="float">
            <text:p>104294.544324284</text:p>
          </table:table-cell>
          <table:table-cell/>
          <table:table-cell office:value-type="float" office:value="1456447965.42999" calcext:value-type="float">
            <text:p>1456447965.42999</text:p>
          </table:table-cell>
          <table:table-cell table:formula="of:=[.G799]-[.B799]" office:value-type="float" office:value="0.171998500823975" calcext:value-type="float">
            <text:p>0.171998500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7965.28022" calcext:value-type="float">
            <text:p>1456447965.28022</text:p>
          </table:table-cell>
          <table:table-cell office:value-type="float" office:value="2320" calcext:value-type="float">
            <text:p>2320</text:p>
          </table:table-cell>
          <table:table-cell table:formula="of:=[.B800]-[.B$2]" office:value-type="float" office:value="45.2799677848816" calcext:value-type="float">
            <text:p>45.2799677849</text:p>
          </table:table-cell>
          <table:table-cell table:formula="of:=[.C800]/([.D800]-[.D799])" office:value-type="float" office:value="104342.633125308" calcext:value-type="float">
            <text:p>104342.633125308</text:p>
          </table:table-cell>
          <table:table-cell/>
          <table:table-cell office:value-type="float" office:value="1456447965.45244" calcext:value-type="float">
            <text:p>1456447965.45244</text:p>
          </table:table-cell>
          <table:table-cell table:formula="of:=[.G800]-[.B800]" office:value-type="float" office:value="0.172215223312378" calcext:value-type="float">
            <text:p>0.172215223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7965.30246" calcext:value-type="float">
            <text:p>1456447965.30246</text:p>
          </table:table-cell>
          <table:table-cell office:value-type="float" office:value="2320" calcext:value-type="float">
            <text:p>2320</text:p>
          </table:table-cell>
          <table:table-cell table:formula="of:=[.B801]-[.B$2]" office:value-type="float" office:value="45.3022036552429" calcext:value-type="float">
            <text:p>45.3022036552</text:p>
          </table:table-cell>
          <table:table-cell table:formula="of:=[.C801]/([.D801]-[.D800])" office:value-type="float" office:value="104335.92039801" calcext:value-type="float">
            <text:p>104335.92039801</text:p>
          </table:table-cell>
          <table:table-cell/>
          <table:table-cell office:value-type="float" office:value="1456447965.47459" calcext:value-type="float">
            <text:p>1456447965.47459</text:p>
          </table:table-cell>
          <table:table-cell table:formula="of:=[.G801]-[.B801]" office:value-type="float" office:value="0.172127723693848" calcext:value-type="float">
            <text:p>0.172127723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7965.32472" calcext:value-type="float">
            <text:p>1456447965.32472</text:p>
          </table:table-cell>
          <table:table-cell office:value-type="float" office:value="2320" calcext:value-type="float">
            <text:p>2320</text:p>
          </table:table-cell>
          <table:table-cell table:formula="of:=[.B802]-[.B$2]" office:value-type="float" office:value="45.3244590759277" calcext:value-type="float">
            <text:p>45.3244590759</text:p>
          </table:table-cell>
          <table:table-cell table:formula="of:=[.C802]/([.D802]-[.D801])" office:value-type="float" office:value="104244.266278148" calcext:value-type="float">
            <text:p>104244.266278148</text:p>
          </table:table-cell>
          <table:table-cell/>
          <table:table-cell office:value-type="float" office:value="1456447965.49673" calcext:value-type="float">
            <text:p>1456447965.49673</text:p>
          </table:table-cell>
          <table:table-cell table:formula="of:=[.G802]-[.B802]" office:value-type="float" office:value="0.17201042175293" calcext:value-type="float">
            <text:p>0.172010421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7965.34695" calcext:value-type="float">
            <text:p>1456447965.34695</text:p>
          </table:table-cell>
          <table:table-cell office:value-type="float" office:value="2320" calcext:value-type="float">
            <text:p>2320</text:p>
          </table:table-cell>
          <table:table-cell table:formula="of:=[.B803]-[.B$2]" office:value-type="float" office:value="45.3466987609863" calcext:value-type="float">
            <text:p>45.346698761</text:p>
          </table:table-cell>
          <table:table-cell table:formula="of:=[.C803]/([.D803]-[.D802])" office:value-type="float" office:value="104318.024013722" calcext:value-type="float">
            <text:p>104318.024013722</text:p>
          </table:table-cell>
          <table:table-cell/>
          <table:table-cell office:value-type="float" office:value="1456447965.51903" calcext:value-type="float">
            <text:p>1456447965.51903</text:p>
          </table:table-cell>
          <table:table-cell table:formula="of:=[.G803]-[.B803]" office:value-type="float" office:value="0.172076225280762" calcext:value-type="float">
            <text:p>0.172076225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7965.36921" calcext:value-type="float">
            <text:p>1456447965.36921</text:p>
          </table:table-cell>
          <table:table-cell office:value-type="float" office:value="2320" calcext:value-type="float">
            <text:p>2320</text:p>
          </table:table-cell>
          <table:table-cell table:formula="of:=[.B804]-[.B$2]" office:value-type="float" office:value="45.3689517974854" calcext:value-type="float">
            <text:p>45.3689517975</text:p>
          </table:table-cell>
          <table:table-cell table:formula="of:=[.C804]/([.D804]-[.D803])" office:value-type="float" office:value="104255.434987572" calcext:value-type="float">
            <text:p>104255.434987572</text:p>
          </table:table-cell>
          <table:table-cell/>
          <table:table-cell office:value-type="float" office:value="1456447965.5412" calcext:value-type="float">
            <text:p>1456447965.5412</text:p>
          </table:table-cell>
          <table:table-cell table:formula="of:=[.G804]-[.B804]" office:value-type="float" office:value="0.171992301940918" calcext:value-type="float">
            <text:p>0.171992301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7965.39144" calcext:value-type="float">
            <text:p>1456447965.39144</text:p>
          </table:table-cell>
          <table:table-cell office:value-type="float" office:value="2320" calcext:value-type="float">
            <text:p>2320</text:p>
          </table:table-cell>
          <table:table-cell table:formula="of:=[.B805]-[.B$2]" office:value-type="float" office:value="45.3911881446838" calcext:value-type="float">
            <text:p>45.3911881447</text:p>
          </table:table-cell>
          <table:table-cell table:formula="of:=[.C805]/([.D805]-[.D804])" office:value-type="float" office:value="104333.683014175" calcext:value-type="float">
            <text:p>104333.683014175</text:p>
          </table:table-cell>
          <table:table-cell/>
          <table:table-cell office:value-type="float" office:value="1456447965.56375" calcext:value-type="float">
            <text:p>1456447965.56375</text:p>
          </table:table-cell>
          <table:table-cell table:formula="of:=[.G805]-[.B805]" office:value-type="float" office:value="0.172302722930908" calcext:value-type="float">
            <text:p>0.172302722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7965.41368" calcext:value-type="float">
            <text:p>1456447965.41368</text:p>
          </table:table-cell>
          <table:table-cell office:value-type="float" office:value="2320" calcext:value-type="float">
            <text:p>2320</text:p>
          </table:table-cell>
          <table:table-cell table:formula="of:=[.B806]-[.B$2]" office:value-type="float" office:value="45.4134237766266" calcext:value-type="float">
            <text:p>45.4134237766</text:p>
          </table:table-cell>
          <table:table-cell table:formula="of:=[.C806]/([.D806]-[.D805])" office:value-type="float" office:value="104337.039125913" calcext:value-type="float">
            <text:p>104337.039125913</text:p>
          </table:table-cell>
          <table:table-cell/>
          <table:table-cell office:value-type="float" office:value="1456447965.57481" calcext:value-type="float">
            <text:p>1456447965.57481</text:p>
          </table:table-cell>
          <table:table-cell table:formula="of:=[.G806]-[.B806]" office:value-type="float" office:value="0.161127090454102" calcext:value-type="float">
            <text:p>0.161127090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7965.43591" calcext:value-type="float">
            <text:p>1456447965.43591</text:p>
          </table:table-cell>
          <table:table-cell office:value-type="float" office:value="2320" calcext:value-type="float">
            <text:p>2320</text:p>
          </table:table-cell>
          <table:table-cell table:formula="of:=[.B807]-[.B$2]" office:value-type="float" office:value="45.4356555938721" calcext:value-type="float">
            <text:p>45.4356555939</text:p>
          </table:table-cell>
          <table:table-cell table:formula="of:=[.C807]/([.D807]-[.D806])" office:value-type="float" office:value="104354.942035669" calcext:value-type="float">
            <text:p>104354.942035669</text:p>
          </table:table-cell>
          <table:table-cell/>
          <table:table-cell office:value-type="float" office:value="1456447965.59708" calcext:value-type="float">
            <text:p>1456447965.59708</text:p>
          </table:table-cell>
          <table:table-cell table:formula="of:=[.G807]-[.B807]" office:value-type="float" office:value="0.161173105239868" calcext:value-type="float">
            <text:p>0.161173105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7965.45814" calcext:value-type="float">
            <text:p>1456447965.45814</text:p>
          </table:table-cell>
          <table:table-cell office:value-type="float" office:value="2320" calcext:value-type="float">
            <text:p>2320</text:p>
          </table:table-cell>
          <table:table-cell table:formula="of:=[.B808]-[.B$2]" office:value-type="float" office:value="45.457884311676" calcext:value-type="float">
            <text:p>45.4578843117</text:p>
          </table:table-cell>
          <table:table-cell table:formula="of:=[.C808]/([.D808]-[.D807])" office:value-type="float" office:value="104369.492674346" calcext:value-type="float">
            <text:p>104369.492674346</text:p>
          </table:table-cell>
          <table:table-cell/>
          <table:table-cell office:value-type="float" office:value="1456447965.61937" calcext:value-type="float">
            <text:p>1456447965.61937</text:p>
          </table:table-cell>
          <table:table-cell table:formula="of:=[.G808]-[.B808]" office:value-type="float" office:value="0.161231517791748" calcext:value-type="float">
            <text:p>0.161231517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7965.48037" calcext:value-type="float">
            <text:p>1456447965.48037</text:p>
          </table:table-cell>
          <table:table-cell office:value-type="float" office:value="2320" calcext:value-type="float">
            <text:p>2320</text:p>
          </table:table-cell>
          <table:table-cell table:formula="of:=[.B809]-[.B$2]" office:value-type="float" office:value="45.4801144599915" calcext:value-type="float">
            <text:p>45.48011446</text:p>
          </table:table-cell>
          <table:table-cell table:formula="of:=[.C809]/([.D809]-[.D808])" office:value-type="float" office:value="104362.776490777" calcext:value-type="float">
            <text:p>104362.776490777</text:p>
          </table:table-cell>
          <table:table-cell/>
          <table:table-cell office:value-type="float" office:value="1456447965.64181" calcext:value-type="float">
            <text:p>1456447965.64181</text:p>
          </table:table-cell>
          <table:table-cell table:formula="of:=[.G809]-[.B809]" office:value-type="float" office:value="0.161443471908569" calcext:value-type="float">
            <text:p>0.161443471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7965.5026" calcext:value-type="float">
            <text:p>1456447965.5026</text:p>
          </table:table-cell>
          <table:table-cell office:value-type="float" office:value="2320" calcext:value-type="float">
            <text:p>2320</text:p>
          </table:table-cell>
          <table:table-cell table:formula="of:=[.B810]-[.B$2]" office:value-type="float" office:value="45.5023422241211" calcext:value-type="float">
            <text:p>45.5023422241</text:p>
          </table:table-cell>
          <table:table-cell table:formula="of:=[.C810]/([.D810]-[.D809])" office:value-type="float" office:value="104373.970610319" calcext:value-type="float">
            <text:p>104373.970610319</text:p>
          </table:table-cell>
          <table:table-cell/>
          <table:table-cell office:value-type="float" office:value="1456447965.6641" calcext:value-type="float">
            <text:p>1456447965.6641</text:p>
          </table:table-cell>
          <table:table-cell table:formula="of:=[.G810]-[.B810]" office:value-type="float" office:value="0.161506175994873" calcext:value-type="float">
            <text:p>0.161506176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7965.52483" calcext:value-type="float">
            <text:p>1456447965.52483</text:p>
          </table:table-cell>
          <table:table-cell office:value-type="float" office:value="2320" calcext:value-type="float">
            <text:p>2320</text:p>
          </table:table-cell>
          <table:table-cell table:formula="of:=[.B811]-[.B$2]" office:value-type="float" office:value="45.5245697498322" calcext:value-type="float">
            <text:p>45.5245697498</text:p>
          </table:table-cell>
          <table:table-cell table:formula="of:=[.C811]/([.D811]-[.D810])" office:value-type="float" office:value="104375.090154351" calcext:value-type="float">
            <text:p>104375.090154351</text:p>
          </table:table-cell>
          <table:table-cell/>
          <table:table-cell office:value-type="float" office:value="1456447965.686" calcext:value-type="float">
            <text:p>1456447965.686</text:p>
          </table:table-cell>
          <table:table-cell table:formula="of:=[.G811]-[.B811]" office:value-type="float" office:value="0.161172389984131" calcext:value-type="float">
            <text:p>0.1611723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7965.54708" calcext:value-type="float">
            <text:p>1456447965.54708</text:p>
          </table:table-cell>
          <table:table-cell office:value-type="float" office:value="2320" calcext:value-type="float">
            <text:p>2320</text:p>
          </table:table-cell>
          <table:table-cell table:formula="of:=[.B812]-[.B$2]" office:value-type="float" office:value="45.5468237400055" calcext:value-type="float">
            <text:p>45.54682374</text:p>
          </table:table-cell>
          <table:table-cell table:formula="of:=[.C812]/([.D812]-[.D811])" office:value-type="float" office:value="104250.967216627" calcext:value-type="float">
            <text:p>104250.967216627</text:p>
          </table:table-cell>
          <table:table-cell/>
          <table:table-cell office:value-type="float" office:value="1456447965.70816" calcext:value-type="float">
            <text:p>1456447965.70816</text:p>
          </table:table-cell>
          <table:table-cell table:formula="of:=[.G812]-[.B812]" office:value-type="float" office:value="0.161075830459595" calcext:value-type="float">
            <text:p>0.161075830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7965.56932" calcext:value-type="float">
            <text:p>1456447965.56932</text:p>
          </table:table-cell>
          <table:table-cell office:value-type="float" office:value="2320" calcext:value-type="float">
            <text:p>2320</text:p>
          </table:table-cell>
          <table:table-cell table:formula="of:=[.B813]-[.B$2]" office:value-type="float" office:value="45.5690634250641" calcext:value-type="float">
            <text:p>45.5690634251</text:p>
          </table:table-cell>
          <table:table-cell table:formula="of:=[.C813]/([.D813]-[.D812])" office:value-type="float" office:value="104318.024013722" calcext:value-type="float">
            <text:p>104318.024013722</text:p>
          </table:table-cell>
          <table:table-cell/>
          <table:table-cell office:value-type="float" office:value="1456447965.73056" calcext:value-type="float">
            <text:p>1456447965.73056</text:p>
          </table:table-cell>
          <table:table-cell table:formula="of:=[.G813]-[.B813]" office:value-type="float" office:value="0.161243677139282" calcext:value-type="float">
            <text:p>0.161243677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7965.59155" calcext:value-type="float">
            <text:p>1456447965.59155</text:p>
          </table:table-cell>
          <table:table-cell office:value-type="float" office:value="2320" calcext:value-type="float">
            <text:p>2320</text:p>
          </table:table-cell>
          <table:table-cell table:formula="of:=[.B814]-[.B$2]" office:value-type="float" office:value="45.591296672821" calcext:value-type="float">
            <text:p>45.5912966728</text:p>
          </table:table-cell>
          <table:table-cell table:formula="of:=[.C814]/([.D814]-[.D813])" office:value-type="float" office:value="104348.227724577" calcext:value-type="float">
            <text:p>104348.227724577</text:p>
          </table:table-cell>
          <table:table-cell/>
          <table:table-cell office:value-type="float" office:value="1456447965.75301" calcext:value-type="float">
            <text:p>1456447965.75301</text:p>
          </table:table-cell>
          <table:table-cell table:formula="of:=[.G814]-[.B814]" office:value-type="float" office:value="0.161454677581787" calcext:value-type="float">
            <text:p>0.161454677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7965.61378" calcext:value-type="float">
            <text:p>1456447965.61378</text:p>
          </table:table-cell>
          <table:table-cell office:value-type="float" office:value="2320" calcext:value-type="float">
            <text:p>2320</text:p>
          </table:table-cell>
          <table:table-cell table:formula="of:=[.B815]-[.B$2]" office:value-type="float" office:value="45.6135246753693" calcext:value-type="float">
            <text:p>45.6135246754</text:p>
          </table:table-cell>
          <table:table-cell table:formula="of:=[.C815]/([.D815]-[.D814])" office:value-type="float" office:value="104372.851090303" calcext:value-type="float">
            <text:p>104372.851090303</text:p>
          </table:table-cell>
          <table:table-cell/>
          <table:table-cell office:value-type="float" office:value="1456447965.77514" calcext:value-type="float">
            <text:p>1456447965.77514</text:p>
          </table:table-cell>
          <table:table-cell table:formula="of:=[.G815]-[.B815]" office:value-type="float" office:value="0.161359548568726" calcext:value-type="float">
            <text:p>0.161359548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7965.63603" calcext:value-type="float">
            <text:p>1456447965.63603</text:p>
          </table:table-cell>
          <table:table-cell office:value-type="float" office:value="2320" calcext:value-type="float">
            <text:p>2320</text:p>
          </table:table-cell>
          <table:table-cell table:formula="of:=[.B816]-[.B$2]" office:value-type="float" office:value="45.6357698440552" calcext:value-type="float">
            <text:p>45.6357698441</text:p>
          </table:table-cell>
          <table:table-cell table:formula="of:=[.C816]/([.D816]-[.D815])" office:value-type="float" office:value="104292.308714618" calcext:value-type="float">
            <text:p>104292.308714618</text:p>
          </table:table-cell>
          <table:table-cell/>
          <table:table-cell office:value-type="float" office:value="1456447965.79728" calcext:value-type="float">
            <text:p>1456447965.79728</text:p>
          </table:table-cell>
          <table:table-cell table:formula="of:=[.G816]-[.B816]" office:value-type="float" office:value="0.161251783370972" calcext:value-type="float">
            <text:p>0.161251783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7965.65826" calcext:value-type="float">
            <text:p>1456447965.65826</text:p>
          </table:table-cell>
          <table:table-cell office:value-type="float" office:value="2320" calcext:value-type="float">
            <text:p>2320</text:p>
          </table:table-cell>
          <table:table-cell table:formula="of:=[.B817]-[.B$2]" office:value-type="float" office:value="45.6580069065094" calcext:value-type="float">
            <text:p>45.6580069065</text:p>
          </table:table-cell>
          <table:table-cell table:formula="of:=[.C817]/([.D817]-[.D816])" office:value-type="float" office:value="104330.327118335" calcext:value-type="float">
            <text:p>104330.327118335</text:p>
          </table:table-cell>
          <table:table-cell/>
          <table:table-cell office:value-type="float" office:value="1456447965.80868" calcext:value-type="float">
            <text:p>1456447965.80868</text:p>
          </table:table-cell>
          <table:table-cell table:formula="of:=[.G817]-[.B817]" office:value-type="float" office:value="0.150420904159546" calcext:value-type="float">
            <text:p>0.1504209042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7965.68051" calcext:value-type="float">
            <text:p>1456447965.68051</text:p>
          </table:table-cell>
          <table:table-cell office:value-type="float" office:value="2320" calcext:value-type="float">
            <text:p>2320</text:p>
          </table:table-cell>
          <table:table-cell table:formula="of:=[.B818]-[.B$2]" office:value-type="float" office:value="45.6802577972412" calcext:value-type="float">
            <text:p>45.6802577972</text:p>
          </table:table-cell>
          <table:table-cell table:formula="of:=[.C818]/([.D818]-[.D817])" office:value-type="float" office:value="104265.488872459" calcext:value-type="float">
            <text:p>104265.488872459</text:p>
          </table:table-cell>
          <table:table-cell/>
          <table:table-cell office:value-type="float" office:value="1456447965.83097" calcext:value-type="float">
            <text:p>1456447965.83097</text:p>
          </table:table-cell>
          <table:table-cell table:formula="of:=[.G818]-[.B818]" office:value-type="float" office:value="0.150455474853516" calcext:value-type="float">
            <text:p>0.150455474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7965.70275" calcext:value-type="float">
            <text:p>1456447965.70275</text:p>
          </table:table-cell>
          <table:table-cell office:value-type="float" office:value="2320" calcext:value-type="float">
            <text:p>2320</text:p>
          </table:table-cell>
          <table:table-cell table:formula="of:=[.B819]-[.B$2]" office:value-type="float" office:value="45.7024958133698" calcext:value-type="float">
            <text:p>45.7024958134</text:p>
          </table:table-cell>
          <table:table-cell table:formula="of:=[.C819]/([.D819]-[.D818])" office:value-type="float" office:value="104325.852926356" calcext:value-type="float">
            <text:p>104325.852926356</text:p>
          </table:table-cell>
          <table:table-cell/>
          <table:table-cell office:value-type="float" office:value="1456447965.85345" calcext:value-type="float">
            <text:p>1456447965.85345</text:p>
          </table:table-cell>
          <table:table-cell table:formula="of:=[.G819]-[.B819]" office:value-type="float" office:value="0.150693893432617" calcext:value-type="float">
            <text:p>0.150693893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7965.72499" calcext:value-type="float">
            <text:p>1456447965.72499</text:p>
          </table:table-cell>
          <table:table-cell office:value-type="float" office:value="2320" calcext:value-type="float">
            <text:p>2320</text:p>
          </table:table-cell>
          <table:table-cell table:formula="of:=[.B820]-[.B$2]" office:value-type="float" office:value="45.7247316837311" calcext:value-type="float">
            <text:p>45.7247316837</text:p>
          </table:table-cell>
          <table:table-cell table:formula="of:=[.C820]/([.D820]-[.D819])" office:value-type="float" office:value="104335.92039801" calcext:value-type="float">
            <text:p>104335.92039801</text:p>
          </table:table-cell>
          <table:table-cell/>
          <table:table-cell office:value-type="float" office:value="1456447965.87595" calcext:value-type="float">
            <text:p>1456447965.87595</text:p>
          </table:table-cell>
          <table:table-cell table:formula="of:=[.G820]-[.B820]" office:value-type="float" office:value="0.150966167449951" calcext:value-type="float">
            <text:p>0.150966167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7965.74722" calcext:value-type="float">
            <text:p>1456447965.74722</text:p>
          </table:table-cell>
          <table:table-cell office:value-type="float" office:value="2320" calcext:value-type="float">
            <text:p>2320</text:p>
          </table:table-cell>
          <table:table-cell table:formula="of:=[.B821]-[.B$2]" office:value-type="float" office:value="45.7469611167908" calcext:value-type="float">
            <text:p>45.7469611168</text:p>
          </table:table-cell>
          <table:table-cell table:formula="of:=[.C821]/([.D821]-[.D820])" office:value-type="float" office:value="104366.134474511" calcext:value-type="float">
            <text:p>104366.134474511</text:p>
          </table:table-cell>
          <table:table-cell/>
          <table:table-cell office:value-type="float" office:value="1456447965.89794" calcext:value-type="float">
            <text:p>1456447965.89794</text:p>
          </table:table-cell>
          <table:table-cell table:formula="of:=[.G821]-[.B821]" office:value-type="float" office:value="0.150726318359375" calcext:value-type="float">
            <text:p>0.1507263184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7965.76945" calcext:value-type="float">
            <text:p>1456447965.76945</text:p>
          </table:table-cell>
          <table:table-cell office:value-type="float" office:value="2320" calcext:value-type="float">
            <text:p>2320</text:p>
          </table:table-cell>
          <table:table-cell table:formula="of:=[.B822]-[.B$2]" office:value-type="float" office:value="45.769189119339" calcext:value-type="float">
            <text:p>45.7691891193</text:p>
          </table:table-cell>
          <table:table-cell table:formula="of:=[.C822]/([.D822]-[.D821])" office:value-type="float" office:value="104372.851090303" calcext:value-type="float">
            <text:p>104372.851090303</text:p>
          </table:table-cell>
          <table:table-cell/>
          <table:table-cell office:value-type="float" office:value="1456447965.92017" calcext:value-type="float">
            <text:p>1456447965.92017</text:p>
          </table:table-cell>
          <table:table-cell table:formula="of:=[.G822]-[.B822]" office:value-type="float" office:value="0.150719881057739" calcext:value-type="float">
            <text:p>0.150719881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7965.79167" calcext:value-type="float">
            <text:p>1456447965.79167</text:p>
          </table:table-cell>
          <table:table-cell office:value-type="float" office:value="2320" calcext:value-type="float">
            <text:p>2320</text:p>
          </table:table-cell>
          <table:table-cell table:formula="of:=[.B823]-[.B$2]" office:value-type="float" office:value="45.7914185523987" calcext:value-type="float">
            <text:p>45.7914185524</text:p>
          </table:table-cell>
          <table:table-cell table:formula="of:=[.C823]/([.D823]-[.D822])" office:value-type="float" office:value="104366.134474511" calcext:value-type="float">
            <text:p>104366.134474511</text:p>
          </table:table-cell>
          <table:table-cell/>
          <table:table-cell office:value-type="float" office:value="1456447965.94248" calcext:value-type="float">
            <text:p>1456447965.94248</text:p>
          </table:table-cell>
          <table:table-cell table:formula="of:=[.G823]-[.B823]" office:value-type="float" office:value="0.150805711746216" calcext:value-type="float">
            <text:p>0.150805711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7965.81391" calcext:value-type="float">
            <text:p>1456447965.81391</text:p>
          </table:table-cell>
          <table:table-cell office:value-type="float" office:value="2320" calcext:value-type="float">
            <text:p>2320</text:p>
          </table:table-cell>
          <table:table-cell table:formula="of:=[.B824]-[.B$2]" office:value-type="float" office:value="45.8136534690857" calcext:value-type="float">
            <text:p>45.8136534691</text:p>
          </table:table-cell>
          <table:table-cell table:formula="of:=[.C824]/([.D824]-[.D823])" office:value-type="float" office:value="104340.395453571" calcext:value-type="float">
            <text:p>104340.395453571</text:p>
          </table:table-cell>
          <table:table-cell/>
          <table:table-cell office:value-type="float" office:value="1456447965.96464" calcext:value-type="float">
            <text:p>1456447965.96464</text:p>
          </table:table-cell>
          <table:table-cell table:formula="of:=[.G824]-[.B824]" office:value-type="float" office:value="0.15073037147522" calcext:value-type="float">
            <text:p>0.150730371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7965.83614" calcext:value-type="float">
            <text:p>1456447965.83614</text:p>
          </table:table-cell>
          <table:table-cell office:value-type="float" office:value="2320" calcext:value-type="float">
            <text:p>2320</text:p>
          </table:table-cell>
          <table:table-cell table:formula="of:=[.B825]-[.B$2]" office:value-type="float" office:value="45.8358852863312" calcext:value-type="float">
            <text:p>45.8358852863</text:p>
          </table:table-cell>
          <table:table-cell table:formula="of:=[.C825]/([.D825]-[.D824])" office:value-type="float" office:value="104354.942035669" calcext:value-type="float">
            <text:p>104354.942035669</text:p>
          </table:table-cell>
          <table:table-cell/>
          <table:table-cell office:value-type="float" office:value="1456447965.98692" calcext:value-type="float">
            <text:p>1456447965.98692</text:p>
          </table:table-cell>
          <table:table-cell table:formula="of:=[.G825]-[.B825]" office:value-type="float" office:value="0.150776147842407" calcext:value-type="float">
            <text:p>0.150776147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7965.85837" calcext:value-type="float">
            <text:p>1456447965.85837</text:p>
          </table:table-cell>
          <table:table-cell office:value-type="float" office:value="2320" calcext:value-type="float">
            <text:p>2320</text:p>
          </table:table-cell>
          <table:table-cell table:formula="of:=[.B826]-[.B$2]" office:value-type="float" office:value="45.8581132888794" calcext:value-type="float">
            <text:p>45.8581132889</text:p>
          </table:table-cell>
          <table:table-cell table:formula="of:=[.C826]/([.D826]-[.D825])" office:value-type="float" office:value="104372.851090303" calcext:value-type="float">
            <text:p>104372.851090303</text:p>
          </table:table-cell>
          <table:table-cell/>
          <table:table-cell office:value-type="float" office:value="1456447966.00946" calcext:value-type="float">
            <text:p>1456447966.00946</text:p>
          </table:table-cell>
          <table:table-cell table:formula="of:=[.G826]-[.B826]" office:value-type="float" office:value="0.15109133720398" calcext:value-type="float">
            <text:p>0.151091337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7965.8806" calcext:value-type="float">
            <text:p>1456447965.8806</text:p>
          </table:table-cell>
          <table:table-cell office:value-type="float" office:value="2320" calcext:value-type="float">
            <text:p>2320</text:p>
          </table:table-cell>
          <table:table-cell table:formula="of:=[.B827]-[.B$2]" office:value-type="float" office:value="45.8803389072418" calcext:value-type="float">
            <text:p>45.8803389072</text:p>
          </table:table-cell>
          <table:table-cell table:formula="of:=[.C827]/([.D827]-[.D826])" office:value-type="float" office:value="104384.0473713" calcext:value-type="float">
            <text:p>104384.0473713</text:p>
          </table:table-cell>
          <table:table-cell/>
          <table:table-cell office:value-type="float" office:value="1456447966.01974" calcext:value-type="float">
            <text:p>1456447966.01974</text:p>
          </table:table-cell>
          <table:table-cell table:formula="of:=[.G827]-[.B827]" office:value-type="float" office:value="0.139141082763672" calcext:value-type="float">
            <text:p>0.139141082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7965.90282" calcext:value-type="float">
            <text:p>1456447965.90282</text:p>
          </table:table-cell>
          <table:table-cell office:value-type="float" office:value="2320" calcext:value-type="float">
            <text:p>2320</text:p>
          </table:table-cell>
          <table:table-cell table:formula="of:=[.B828]-[.B$2]" office:value-type="float" office:value="45.9025666713715" calcext:value-type="float">
            <text:p>45.9025666714</text:p>
          </table:table-cell>
          <table:table-cell table:formula="of:=[.C828]/([.D828]-[.D827])" office:value-type="float" office:value="104373.970610319" calcext:value-type="float">
            <text:p>104373.970610319</text:p>
          </table:table-cell>
          <table:table-cell/>
          <table:table-cell office:value-type="float" office:value="1456447966.03172" calcext:value-type="float">
            <text:p>1456447966.03172</text:p>
          </table:table-cell>
          <table:table-cell table:formula="of:=[.G828]-[.B828]" office:value-type="float" office:value="0.128901720046997" calcext:value-type="float">
            <text:p>0.1289017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7965.92505" calcext:value-type="float">
            <text:p>1456447965.92505</text:p>
          </table:table-cell>
          <table:table-cell office:value-type="float" office:value="2320" calcext:value-type="float">
            <text:p>2320</text:p>
          </table:table-cell>
          <table:table-cell table:formula="of:=[.B829]-[.B$2]" office:value-type="float" office:value="45.9247961044312" calcext:value-type="float">
            <text:p>45.9247961044</text:p>
          </table:table-cell>
          <table:table-cell table:formula="of:=[.C829]/([.D829]-[.D828])" office:value-type="float" office:value="104366.134474511" calcext:value-type="float">
            <text:p>104366.134474511</text:p>
          </table:table-cell>
          <table:table-cell/>
          <table:table-cell office:value-type="float" office:value="1456447966.05396" calcext:value-type="float">
            <text:p>1456447966.05396</text:p>
          </table:table-cell>
          <table:table-cell table:formula="of:=[.G829]-[.B829]" office:value-type="float" office:value="0.12890887260437" calcext:value-type="float">
            <text:p>0.1289088726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7965.9473" calcext:value-type="float">
            <text:p>1456447965.9473</text:p>
          </table:table-cell>
          <table:table-cell office:value-type="float" office:value="2320" calcext:value-type="float">
            <text:p>2320</text:p>
          </table:table-cell>
          <table:table-cell table:formula="of:=[.B830]-[.B$2]" office:value-type="float" office:value="45.9470462799072" calcext:value-type="float">
            <text:p>45.9470462799</text:p>
          </table:table-cell>
          <table:table-cell table:formula="of:=[.C830]/([.D830]-[.D829])" office:value-type="float" office:value="104268.840598346" calcext:value-type="float">
            <text:p>104268.840598346</text:p>
          </table:table-cell>
          <table:table-cell/>
          <table:table-cell office:value-type="float" office:value="1456447966.07628" calcext:value-type="float">
            <text:p>1456447966.07628</text:p>
          </table:table-cell>
          <table:table-cell table:formula="of:=[.G830]-[.B830]" office:value-type="float" office:value="0.128976583480835" calcext:value-type="float">
            <text:p>0.1289765835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7965.96954" calcext:value-type="float">
            <text:p>1456447965.96954</text:p>
          </table:table-cell>
          <table:table-cell office:value-type="float" office:value="2320" calcext:value-type="float">
            <text:p>2320</text:p>
          </table:table-cell>
          <table:table-cell table:formula="of:=[.B831]-[.B$2]" office:value-type="float" office:value="45.9692859649658" calcext:value-type="float">
            <text:p>45.969285965</text:p>
          </table:table-cell>
          <table:table-cell table:formula="of:=[.C831]/([.D831]-[.D830])" office:value-type="float" office:value="104318.024013722" calcext:value-type="float">
            <text:p>104318.024013722</text:p>
          </table:table-cell>
          <table:table-cell/>
          <table:table-cell office:value-type="float" office:value="1456447966.08622" calcext:value-type="float">
            <text:p>1456447966.08622</text:p>
          </table:table-cell>
          <table:table-cell table:formula="of:=[.G831]-[.B831]" office:value-type="float" office:value="0.116680860519409" calcext:value-type="float">
            <text:p>0.116680860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7965.99178" calcext:value-type="float">
            <text:p>1456447965.99178</text:p>
          </table:table-cell>
          <table:table-cell office:value-type="float" office:value="2320" calcext:value-type="float">
            <text:p>2320</text:p>
          </table:table-cell>
          <table:table-cell table:formula="of:=[.B832]-[.B$2]" office:value-type="float" office:value="45.9915268421173" calcext:value-type="float">
            <text:p>45.9915268421</text:p>
          </table:table-cell>
          <table:table-cell table:formula="of:=[.C832]/([.D832]-[.D831])" office:value-type="float" office:value="104312.432652624" calcext:value-type="float">
            <text:p>104312.432652624</text:p>
          </table:table-cell>
          <table:table-cell/>
          <table:table-cell office:value-type="float" office:value="1456447966.1076" calcext:value-type="float">
            <text:p>1456447966.1076</text:p>
          </table:table-cell>
          <table:table-cell table:formula="of:=[.G832]-[.B832]" office:value-type="float" office:value="0.115816116333008" calcext:value-type="float">
            <text:p>0.1158161163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7966.01385" calcext:value-type="float">
            <text:p>1456447966.01385</text:p>
          </table:table-cell>
          <table:table-cell office:value-type="float" office:value="2320" calcext:value-type="float">
            <text:p>2320</text:p>
          </table:table-cell>
          <table:table-cell table:formula="of:=[.B833]-[.B$2]" office:value-type="float" office:value="46.0135972499847" calcext:value-type="float">
            <text:p>46.01359725</text:p>
          </table:table-cell>
          <table:table-cell table:formula="of:=[.C833]/([.D833]-[.D832])" office:value-type="float" office:value="105118.129847683" calcext:value-type="float">
            <text:p>105118.129847683</text:p>
          </table:table-cell>
          <table:table-cell/>
          <table:table-cell office:value-type="float" office:value="1456447966.12873" calcext:value-type="float">
            <text:p>1456447966.12873</text:p>
          </table:table-cell>
          <table:table-cell table:formula="of:=[.G833]-[.B833]" office:value-type="float" office:value="0.114877223968506" calcext:value-type="float">
            <text:p>0.114877224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7966.03516" calcext:value-type="float">
            <text:p>1456447966.03516</text:p>
          </table:table-cell>
          <table:table-cell office:value-type="float" office:value="2320" calcext:value-type="float">
            <text:p>2320</text:p>
          </table:table-cell>
          <table:table-cell table:formula="of:=[.B834]-[.B$2]" office:value-type="float" office:value="46.034903049469" calcext:value-type="float">
            <text:p>46.0349030495</text:p>
          </table:table-cell>
          <table:table-cell table:formula="of:=[.C834]/([.D834]-[.D833])" office:value-type="float" office:value="108890.539485022" calcext:value-type="float">
            <text:p>108890.539485022</text:p>
          </table:table-cell>
          <table:table-cell/>
          <table:table-cell office:value-type="float" office:value="1456447966.15077" calcext:value-type="float">
            <text:p>1456447966.15077</text:p>
          </table:table-cell>
          <table:table-cell table:formula="of:=[.G834]-[.B834]" office:value-type="float" office:value="0.11561131477356" calcext:value-type="float">
            <text:p>0.115611314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7966.05642" calcext:value-type="float">
            <text:p>1456447966.05642</text:p>
          </table:table-cell>
          <table:table-cell office:value-type="float" office:value="2320" calcext:value-type="float">
            <text:p>2320</text:p>
          </table:table-cell>
          <table:table-cell table:formula="of:=[.B835]-[.B$2]" office:value-type="float" office:value="46.0561635494232" calcext:value-type="float">
            <text:p>46.0561635494</text:p>
          </table:table-cell>
          <table:table-cell table:formula="of:=[.C835]/([.D835]-[.D834])" office:value-type="float" office:value="109122.551444944" calcext:value-type="float">
            <text:p>109122.551444944</text:p>
          </table:table-cell>
          <table:table-cell/>
          <table:table-cell office:value-type="float" office:value="1456447966.17128" calcext:value-type="float">
            <text:p>1456447966.17128</text:p>
          </table:table-cell>
          <table:table-cell table:formula="of:=[.G835]-[.B835]" office:value-type="float" office:value="0.114858388900757" calcext:value-type="float">
            <text:p>0.114858388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7966.07765" calcext:value-type="float">
            <text:p>1456447966.07765</text:p>
          </table:table-cell>
          <table:table-cell office:value-type="float" office:value="2320" calcext:value-type="float">
            <text:p>2320</text:p>
          </table:table-cell>
          <table:table-cell table:formula="of:=[.B836]-[.B$2]" office:value-type="float" office:value="46.0773966312408" calcext:value-type="float">
            <text:p>46.0773966312</text:p>
          </table:table-cell>
          <table:table-cell table:formula="of:=[.C836]/([.D836]-[.D835])" office:value-type="float" office:value="109263.460666083" calcext:value-type="float">
            <text:p>109263.460666083</text:p>
          </table:table-cell>
          <table:table-cell/>
          <table:table-cell office:value-type="float" office:value="1456447966.18274" calcext:value-type="float">
            <text:p>1456447966.18274</text:p>
          </table:table-cell>
          <table:table-cell table:formula="of:=[.G836]-[.B836]" office:value-type="float" office:value="0.105090618133545" calcext:value-type="float">
            <text:p>0.105090618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7966.09888" calcext:value-type="float">
            <text:p>1456447966.09888</text:p>
          </table:table-cell>
          <table:table-cell office:value-type="float" office:value="2320" calcext:value-type="float">
            <text:p>2320</text:p>
          </table:table-cell>
          <table:table-cell table:formula="of:=[.B837]-[.B$2]" office:value-type="float" office:value="46.0986278057098" calcext:value-type="float">
            <text:p>46.0986278057</text:p>
          </table:table-cell>
          <table:table-cell table:formula="of:=[.C837]/([.D837]-[.D836])" office:value-type="float" office:value="109273.276586188" calcext:value-type="float">
            <text:p>109273.276586188</text:p>
          </table:table-cell>
          <table:table-cell/>
          <table:table-cell office:value-type="float" office:value="1456447966.2039" calcext:value-type="float">
            <text:p>1456447966.2039</text:p>
          </table:table-cell>
          <table:table-cell table:formula="of:=[.G837]-[.B837]" office:value-type="float" office:value="0.105014801025391" calcext:value-type="float">
            <text:p>0.10501480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7966.12012" calcext:value-type="float">
            <text:p>1456447966.12012</text:p>
          </table:table-cell>
          <table:table-cell office:value-type="float" office:value="2320" calcext:value-type="float">
            <text:p>2320</text:p>
          </table:table-cell>
          <table:table-cell table:formula="of:=[.B838]-[.B$2]" office:value-type="float" office:value="46.1198589801788" calcext:value-type="float">
            <text:p>46.1198589802</text:p>
          </table:table-cell>
          <table:table-cell table:formula="of:=[.C838]/([.D838]-[.D837])" office:value-type="float" office:value="109273.276586188" calcext:value-type="float">
            <text:p>109273.276586188</text:p>
          </table:table-cell>
          <table:table-cell/>
          <table:table-cell office:value-type="float" office:value="1456447966.22503" calcext:value-type="float">
            <text:p>1456447966.22503</text:p>
          </table:table-cell>
          <table:table-cell table:formula="of:=[.G838]-[.B838]" office:value-type="float" office:value="0.104917526245117" calcext:value-type="float">
            <text:p>0.104917526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7966.14134" calcext:value-type="float">
            <text:p>1456447966.14134</text:p>
          </table:table-cell>
          <table:table-cell office:value-type="float" office:value="2320" calcext:value-type="float">
            <text:p>2320</text:p>
          </table:table-cell>
          <table:table-cell table:formula="of:=[.B839]-[.B$2]" office:value-type="float" office:value="46.1410872936249" calcext:value-type="float">
            <text:p>46.1410872936</text:p>
          </table:table-cell>
          <table:table-cell table:formula="of:=[.C839]/([.D839]-[.D838])" office:value-type="float" office:value="109288.00377367" calcext:value-type="float">
            <text:p>109288.00377367</text:p>
          </table:table-cell>
          <table:table-cell/>
          <table:table-cell office:value-type="float" office:value="1456447966.24626" calcext:value-type="float">
            <text:p>1456447966.24626</text:p>
          </table:table-cell>
          <table:table-cell table:formula="of:=[.G839]-[.B839]" office:value-type="float" office:value="0.104918479919434" calcext:value-type="float">
            <text:p>0.104918479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7966.16257" calcext:value-type="float">
            <text:p>1456447966.16257</text:p>
          </table:table-cell>
          <table:table-cell office:value-type="float" office:value="2320" calcext:value-type="float">
            <text:p>2320</text:p>
          </table:table-cell>
          <table:table-cell table:formula="of:=[.B840]-[.B$2]" office:value-type="float" office:value="46.1623120307922" calcext:value-type="float">
            <text:p>46.1623120308</text:p>
          </table:table-cell>
          <table:table-cell table:formula="of:=[.C840]/([.D840]-[.D839])" office:value-type="float" office:value="109306.418341328" calcext:value-type="float">
            <text:p>109306.418341328</text:p>
          </table:table-cell>
          <table:table-cell/>
          <table:table-cell office:value-type="float" office:value="1456447966.26764" calcext:value-type="float">
            <text:p>1456447966.26764</text:p>
          </table:table-cell>
          <table:table-cell table:formula="of:=[.G840]-[.B840]" office:value-type="float" office:value="0.105069637298584" calcext:value-type="float">
            <text:p>0.105069637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7966.1838" calcext:value-type="float">
            <text:p>1456447966.1838</text:p>
          </table:table-cell>
          <table:table-cell office:value-type="float" office:value="2320" calcext:value-type="float">
            <text:p>2320</text:p>
          </table:table-cell>
          <table:table-cell table:formula="of:=[.B841]-[.B$2]" office:value-type="float" office:value="46.1835424900055" calcext:value-type="float">
            <text:p>46.18354249</text:p>
          </table:table-cell>
          <table:table-cell table:formula="of:=[.C841]/([.D841]-[.D840])" office:value-type="float" office:value="109276.958010938" calcext:value-type="float">
            <text:p>109276.958010938</text:p>
          </table:table-cell>
          <table:table-cell/>
          <table:table-cell office:value-type="float" office:value="1456447966.28887" calcext:value-type="float">
            <text:p>1456447966.28887</text:p>
          </table:table-cell>
          <table:table-cell table:formula="of:=[.G841]-[.B841]" office:value-type="float" office:value="0.105073928833008" calcext:value-type="float">
            <text:p>0.1050739288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7966.20503" calcext:value-type="float">
            <text:p>1456447966.20503</text:p>
          </table:table-cell>
          <table:table-cell office:value-type="float" office:value="2320" calcext:value-type="float">
            <text:p>2320</text:p>
          </table:table-cell>
          <table:table-cell table:formula="of:=[.B842]-[.B$2]" office:value-type="float" office:value="46.2047693729401" calcext:value-type="float">
            <text:p>46.2047693729</text:p>
          </table:table-cell>
          <table:table-cell table:formula="of:=[.C842]/([.D842]-[.D841])" office:value-type="float" office:value="109295.368856142" calcext:value-type="float">
            <text:p>109295.368856142</text:p>
          </table:table-cell>
          <table:table-cell/>
          <table:table-cell office:value-type="float" office:value="1456447966.29854" calcext:value-type="float">
            <text:p>1456447966.29854</text:p>
          </table:table-cell>
          <table:table-cell table:formula="of:=[.G842]-[.B842]" office:value-type="float" office:value="0.0935177803039551" calcext:value-type="float">
            <text:p>0.0935177803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7966.22625" calcext:value-type="float">
            <text:p>1456447966.22625</text:p>
          </table:table-cell>
          <table:table-cell office:value-type="float" office:value="2320" calcext:value-type="float">
            <text:p>2320</text:p>
          </table:table-cell>
          <table:table-cell table:formula="of:=[.B843]-[.B$2]" office:value-type="float" office:value="46.2259924411774" calcext:value-type="float">
            <text:p>46.2259924412</text:p>
          </table:table-cell>
          <table:table-cell table:formula="of:=[.C843]/([.D843]-[.D842])" office:value-type="float" office:value="109315.01393008" calcext:value-type="float">
            <text:p>109315.01393008</text:p>
          </table:table-cell>
          <table:table-cell/>
          <table:table-cell office:value-type="float" office:value="1456447966.31981" calcext:value-type="float">
            <text:p>1456447966.31981</text:p>
          </table:table-cell>
          <table:table-cell table:formula="of:=[.G843]-[.B843]" office:value-type="float" office:value="0.0935585498809814" calcext:value-type="float">
            <text:p>0.0935585499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7966.24747" calcext:value-type="float">
            <text:p>1456447966.24747</text:p>
          </table:table-cell>
          <table:table-cell office:value-type="float" office:value="2320" calcext:value-type="float">
            <text:p>2320</text:p>
          </table:table-cell>
          <table:table-cell table:formula="of:=[.B844]-[.B$2]" office:value-type="float" office:value="46.2472143173218" calcext:value-type="float">
            <text:p>46.2472143173</text:p>
          </table:table-cell>
          <table:table-cell table:formula="of:=[.C844]/([.D844]-[.D843])" office:value-type="float" office:value="109321.154464055" calcext:value-type="float">
            <text:p>109321.154464055</text:p>
          </table:table-cell>
          <table:table-cell/>
          <table:table-cell office:value-type="float" office:value="1456447966.34098" calcext:value-type="float">
            <text:p>1456447966.34098</text:p>
          </table:table-cell>
          <table:table-cell table:formula="of:=[.G844]-[.B844]" office:value-type="float" office:value="0.0935065746307373" calcext:value-type="float">
            <text:p>0.093506574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7966.26869" calcext:value-type="float">
            <text:p>1456447966.26869</text:p>
          </table:table-cell>
          <table:table-cell office:value-type="float" office:value="2320" calcext:value-type="float">
            <text:p>2320</text:p>
          </table:table-cell>
          <table:table-cell table:formula="of:=[.B845]-[.B$2]" office:value-type="float" office:value="46.2684366703033" calcext:value-type="float">
            <text:p>46.2684366703</text:p>
          </table:table-cell>
          <table:table-cell table:formula="of:=[.C845]/([.D845]-[.D844])" office:value-type="float" office:value="109318.698167683" calcext:value-type="float">
            <text:p>109318.698167683</text:p>
          </table:table-cell>
          <table:table-cell/>
          <table:table-cell office:value-type="float" office:value="1456447966.36223" calcext:value-type="float">
            <text:p>1456447966.36223</text:p>
          </table:table-cell>
          <table:table-cell table:formula="of:=[.G845]-[.B845]" office:value-type="float" office:value="0.0935356616973877" calcext:value-type="float">
            <text:p>0.093535661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7966.28993" calcext:value-type="float">
            <text:p>1456447966.28993</text:p>
          </table:table-cell>
          <table:table-cell office:value-type="float" office:value="2320" calcext:value-type="float">
            <text:p>2320</text:p>
          </table:table-cell>
          <table:table-cell table:formula="of:=[.B846]-[.B$2]" office:value-type="float" office:value="46.2896783351898" calcext:value-type="float">
            <text:p>46.2896783352</text:p>
          </table:table-cell>
          <table:table-cell table:formula="of:=[.C846]/([.D846]-[.D845])" office:value-type="float" office:value="109219.310840236" calcext:value-type="float">
            <text:p>109219.310840236</text:p>
          </table:table-cell>
          <table:table-cell/>
          <table:table-cell office:value-type="float" office:value="1456447966.38348" calcext:value-type="float">
            <text:p>1456447966.38348</text:p>
          </table:table-cell>
          <table:table-cell table:formula="of:=[.G846]-[.B846]" office:value-type="float" office:value="0.0935423374176025" calcext:value-type="float">
            <text:p>0.093542337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7966.31118" calcext:value-type="float">
            <text:p>1456447966.31118</text:p>
          </table:table-cell>
          <table:table-cell office:value-type="float" office:value="2320" calcext:value-type="float">
            <text:p>2320</text:p>
          </table:table-cell>
          <table:table-cell table:formula="of:=[.B847]-[.B$2]" office:value-type="float" office:value="46.3109226226807" calcext:value-type="float">
            <text:p>46.3109226227</text:p>
          </table:table-cell>
          <table:table-cell table:formula="of:=[.C847]/([.D847]-[.D846])" office:value-type="float" office:value="109205.827731328" calcext:value-type="float">
            <text:p>109205.827731328</text:p>
          </table:table-cell>
          <table:table-cell/>
          <table:table-cell office:value-type="float" office:value="1456447966.39516" calcext:value-type="float">
            <text:p>1456447966.39516</text:p>
          </table:table-cell>
          <table:table-cell table:formula="of:=[.G847]-[.B847]" office:value-type="float" office:value="0.0839765071868897" calcext:value-type="float">
            <text:p>0.083976507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7966.33241" calcext:value-type="float">
            <text:p>1456447966.33241</text:p>
          </table:table-cell>
          <table:table-cell office:value-type="float" office:value="2320" calcext:value-type="float">
            <text:p>2320</text:p>
          </table:table-cell>
          <table:table-cell table:formula="of:=[.B848]-[.B$2]" office:value-type="float" office:value="46.3321533203125" calcext:value-type="float">
            <text:p>46.3321533203</text:p>
          </table:table-cell>
          <table:table-cell table:formula="of:=[.C848]/([.D848]-[.D847])" office:value-type="float" office:value="109275.730841793" calcext:value-type="float">
            <text:p>109275.730841793</text:p>
          </table:table-cell>
          <table:table-cell/>
          <table:table-cell office:value-type="float" office:value="1456447966.41637" calcext:value-type="float">
            <text:p>1456447966.41637</text:p>
          </table:table-cell>
          <table:table-cell table:formula="of:=[.G848]-[.B848]" office:value-type="float" office:value="0.083956241607666" calcext:value-type="float">
            <text:p>0.083956241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7966.35363" calcext:value-type="float">
            <text:p>1456447966.35363</text:p>
          </table:table-cell>
          <table:table-cell office:value-type="float" office:value="2320" calcext:value-type="float">
            <text:p>2320</text:p>
          </table:table-cell>
          <table:table-cell table:formula="of:=[.B849]-[.B$2]" office:value-type="float" office:value="46.3533780574799" calcext:value-type="float">
            <text:p>46.3533780575</text:p>
          </table:table-cell>
          <table:table-cell table:formula="of:=[.C849]/([.D849]-[.D848])" office:value-type="float" office:value="109306.418341328" calcext:value-type="float">
            <text:p>109306.418341328</text:p>
          </table:table-cell>
          <table:table-cell/>
          <table:table-cell office:value-type="float" office:value="1456447966.43789" calcext:value-type="float">
            <text:p>1456447966.43789</text:p>
          </table:table-cell>
          <table:table-cell table:formula="of:=[.G849]-[.B849]" office:value-type="float" office:value="0.0842545032501221" calcext:value-type="float">
            <text:p>0.0842545033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7966.37487" calcext:value-type="float">
            <text:p>1456447966.37487</text:p>
          </table:table-cell>
          <table:table-cell office:value-type="float" office:value="2320" calcext:value-type="float">
            <text:p>2320</text:p>
          </table:table-cell>
          <table:table-cell table:formula="of:=[.B850]-[.B$2]" office:value-type="float" office:value="46.3746151924133" calcext:value-type="float">
            <text:p>46.3746151924</text:p>
          </table:table-cell>
          <table:table-cell table:formula="of:=[.C850]/([.D850]-[.D849])" office:value-type="float" office:value="109242.607690149" calcext:value-type="float">
            <text:p>109242.607690149</text:p>
          </table:table-cell>
          <table:table-cell/>
          <table:table-cell office:value-type="float" office:value="1456447966.45933" calcext:value-type="float">
            <text:p>1456447966.45933</text:p>
          </table:table-cell>
          <table:table-cell table:formula="of:=[.G850]-[.B850]" office:value-type="float" office:value="0.0844619274139404" calcext:value-type="float">
            <text:p>0.084461927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7966.3961" calcext:value-type="float">
            <text:p>1456447966.3961</text:p>
          </table:table-cell>
          <table:table-cell office:value-type="float" office:value="2320" calcext:value-type="float">
            <text:p>2320</text:p>
          </table:table-cell>
          <table:table-cell table:formula="of:=[.B851]-[.B$2]" office:value-type="float" office:value="46.3958461284638" calcext:value-type="float">
            <text:p>46.3958461285</text:p>
          </table:table-cell>
          <table:table-cell table:formula="of:=[.C851]/([.D851]-[.D850])" office:value-type="float" office:value="109274.50370021" calcext:value-type="float">
            <text:p>109274.50370021</text:p>
          </table:table-cell>
          <table:table-cell/>
          <table:table-cell office:value-type="float" office:value="1456447966.48029" calcext:value-type="float">
            <text:p>1456447966.48029</text:p>
          </table:table-cell>
          <table:table-cell table:formula="of:=[.G851]-[.B851]" office:value-type="float" office:value="0.0841896533966064" calcext:value-type="float">
            <text:p>0.08418965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7966.41733" calcext:value-type="float">
            <text:p>1456447966.41733</text:p>
          </table:table-cell>
          <table:table-cell office:value-type="float" office:value="2320" calcext:value-type="float">
            <text:p>2320</text:p>
          </table:table-cell>
          <table:table-cell table:formula="of:=[.B852]-[.B$2]" office:value-type="float" office:value="46.4170725345612" calcext:value-type="float">
            <text:p>46.4170725346</text:p>
          </table:table-cell>
          <table:table-cell table:formula="of:=[.C852]/([.D852]-[.D851])" office:value-type="float" office:value="109297.824104235" calcext:value-type="float">
            <text:p>109297.824104235</text:p>
          </table:table-cell>
          <table:table-cell/>
          <table:table-cell office:value-type="float" office:value="1456447966.50156" calcext:value-type="float">
            <text:p>1456447966.50156</text:p>
          </table:table-cell>
          <table:table-cell table:formula="of:=[.G852]-[.B852]" office:value-type="float" office:value="0.0842263698577881" calcext:value-type="float">
            <text:p>0.084226369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7966.43856" calcext:value-type="float">
            <text:p>1456447966.43856</text:p>
          </table:table-cell>
          <table:table-cell office:value-type="float" office:value="2320" calcext:value-type="float">
            <text:p>2320</text:p>
          </table:table-cell>
          <table:table-cell table:formula="of:=[.B853]-[.B$2]" office:value-type="float" office:value="46.4383049011231" calcext:value-type="float">
            <text:p>46.4383049011</text:p>
          </table:table-cell>
          <table:table-cell table:formula="of:=[.C853]/([.D853]-[.D852])" office:value-type="float" office:value="109267.141429454" calcext:value-type="float">
            <text:p>109267.141429454</text:p>
          </table:table-cell>
          <table:table-cell/>
          <table:table-cell office:value-type="float" office:value="1456447966.52286" calcext:value-type="float">
            <text:p>1456447966.52286</text:p>
          </table:table-cell>
          <table:table-cell table:formula="of:=[.G853]-[.B853]" office:value-type="float" office:value="0.0843029022216797" calcext:value-type="float">
            <text:p>0.084302902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7966.4598" calcext:value-type="float">
            <text:p>1456447966.4598</text:p>
          </table:table-cell>
          <table:table-cell office:value-type="float" office:value="2320" calcext:value-type="float">
            <text:p>2320</text:p>
          </table:table-cell>
          <table:table-cell table:formula="of:=[.B854]-[.B$2]" office:value-type="float" office:value="46.4595408439636" calcext:value-type="float">
            <text:p>46.459540844</text:p>
          </table:table-cell>
          <table:table-cell table:formula="of:=[.C854]/([.D854]-[.D853])" office:value-type="float" office:value="109248.740092062" calcext:value-type="float">
            <text:p>109248.740092062</text:p>
          </table:table-cell>
          <table:table-cell/>
          <table:table-cell office:value-type="float" office:value="1456447966.53208" calcext:value-type="float">
            <text:p>1456447966.53208</text:p>
          </table:table-cell>
          <table:table-cell table:formula="of:=[.G854]-[.B854]" office:value-type="float" office:value="0.0722813606262207" calcext:value-type="float">
            <text:p>0.072281360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7966.48102" calcext:value-type="float">
            <text:p>1456447966.48102</text:p>
          </table:table-cell>
          <table:table-cell office:value-type="float" office:value="2320" calcext:value-type="float">
            <text:p>2320</text:p>
          </table:table-cell>
          <table:table-cell table:formula="of:=[.B855]-[.B$2]" office:value-type="float" office:value="46.4807639122009" calcext:value-type="float">
            <text:p>46.4807639122</text:p>
          </table:table-cell>
          <table:table-cell table:formula="of:=[.C855]/([.D855]-[.D854])" office:value-type="float" office:value="109315.01393008" calcext:value-type="float">
            <text:p>109315.01393008</text:p>
          </table:table-cell>
          <table:table-cell/>
          <table:table-cell office:value-type="float" office:value="1456447966.55325" calcext:value-type="float">
            <text:p>1456447966.55325</text:p>
          </table:table-cell>
          <table:table-cell table:formula="of:=[.G855]-[.B855]" office:value-type="float" office:value="0.0722274780273438" calcext:value-type="float">
            <text:p>0.07222747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7966.50224" calcext:value-type="float">
            <text:p>1456447966.50224</text:p>
          </table:table-cell>
          <table:table-cell office:value-type="float" office:value="2320" calcext:value-type="float">
            <text:p>2320</text:p>
          </table:table-cell>
          <table:table-cell table:formula="of:=[.B856]-[.B$2]" office:value-type="float" office:value="46.5019843578339" calcext:value-type="float">
            <text:p>46.5019843578</text:p>
          </table:table-cell>
          <table:table-cell table:formula="of:=[.C856]/([.D856]-[.D855])" office:value-type="float" office:value="109328.524015505" calcext:value-type="float">
            <text:p>109328.524015505</text:p>
          </table:table-cell>
          <table:table-cell/>
          <table:table-cell office:value-type="float" office:value="1456447966.57461" calcext:value-type="float">
            <text:p>1456447966.57461</text:p>
          </table:table-cell>
          <table:table-cell table:formula="of:=[.G856]-[.B856]" office:value-type="float" office:value="0.0723671913146973" calcext:value-type="float">
            <text:p>0.072367191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7966.52346" calcext:value-type="float">
            <text:p>1456447966.52346</text:p>
          </table:table-cell>
          <table:table-cell office:value-type="float" office:value="2320" calcext:value-type="float">
            <text:p>2320</text:p>
          </table:table-cell>
          <table:table-cell table:formula="of:=[.B857]-[.B$2]" office:value-type="float" office:value="46.5232064723969" calcext:value-type="float">
            <text:p>46.5232064724</text:p>
          </table:table-cell>
          <table:table-cell table:formula="of:=[.C857]/([.D857]-[.D856])" office:value-type="float" office:value="109319.926302072" calcext:value-type="float">
            <text:p>109319.926302072</text:p>
          </table:table-cell>
          <table:table-cell/>
          <table:table-cell office:value-type="float" office:value="1456447966.59591" calcext:value-type="float">
            <text:p>1456447966.59591</text:p>
          </table:table-cell>
          <table:table-cell table:formula="of:=[.G857]-[.B857]" office:value-type="float" office:value="0.0724456310272217" calcext:value-type="float">
            <text:p>0.07244563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7966.54468" calcext:value-type="float">
            <text:p>1456447966.54468</text:p>
          </table:table-cell>
          <table:table-cell office:value-type="float" office:value="2320" calcext:value-type="float">
            <text:p>2320</text:p>
          </table:table-cell>
          <table:table-cell table:formula="of:=[.B858]-[.B$2]" office:value-type="float" office:value="46.5444276332855" calcext:value-type="float">
            <text:p>46.5444276333</text:p>
          </table:table-cell>
          <table:table-cell table:formula="of:=[.C858]/([.D858]-[.D857])" office:value-type="float" office:value="109324.839115585" calcext:value-type="float">
            <text:p>109324.839115585</text:p>
          </table:table-cell>
          <table:table-cell/>
          <table:table-cell office:value-type="float" office:value="1456447966.61703" calcext:value-type="float">
            <text:p>1456447966.61703</text:p>
          </table:table-cell>
          <table:table-cell table:formula="of:=[.G858]-[.B858]" office:value-type="float" office:value="0.0723495483398438" calcext:value-type="float">
            <text:p>0.072349548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7966.56591" calcext:value-type="float">
            <text:p>1456447966.56591</text:p>
          </table:table-cell>
          <table:table-cell office:value-type="float" office:value="2320" calcext:value-type="float">
            <text:p>2320</text:p>
          </table:table-cell>
          <table:table-cell table:formula="of:=[.B859]-[.B$2]" office:value-type="float" office:value="46.56565284729" calcext:value-type="float">
            <text:p>46.5656528473</text:p>
          </table:table-cell>
          <table:table-cell table:formula="of:=[.C859]/([.D859]-[.D858])" office:value-type="float" office:value="109303.962707105" calcext:value-type="float">
            <text:p>109303.962707105</text:p>
          </table:table-cell>
          <table:table-cell/>
          <table:table-cell office:value-type="float" office:value="1456447966.65049" calcext:value-type="float">
            <text:p>1456447966.65049</text:p>
          </table:table-cell>
          <table:table-cell table:formula="of:=[.G859]-[.B859]" office:value-type="float" office:value="0.0845828056335449" calcext:value-type="float">
            <text:p>0.084582805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7966.58716" calcext:value-type="float">
            <text:p>1456447966.58716</text:p>
          </table:table-cell>
          <table:table-cell office:value-type="float" office:value="2320" calcext:value-type="float">
            <text:p>2320</text:p>
          </table:table-cell>
          <table:table-cell table:formula="of:=[.B860]-[.B$2]" office:value-type="float" office:value="46.5869085788727" calcext:value-type="float">
            <text:p>46.5869085789</text:p>
          </table:table-cell>
          <table:table-cell table:formula="of:=[.C860]/([.D860]-[.D859])" office:value-type="float" office:value="109147.0312833" calcext:value-type="float">
            <text:p>109147.0312833</text:p>
          </table:table-cell>
          <table:table-cell/>
          <table:table-cell office:value-type="float" office:value="1456447966.672" calcext:value-type="float">
            <text:p>1456447966.672</text:p>
          </table:table-cell>
          <table:table-cell table:formula="of:=[.G860]-[.B860]" office:value-type="float" office:value="0.0848331451416016" calcext:value-type="float">
            <text:p>0.084833145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7966.6084" calcext:value-type="float">
            <text:p>1456447966.6084</text:p>
          </table:table-cell>
          <table:table-cell office:value-type="float" office:value="2320" calcext:value-type="float">
            <text:p>2320</text:p>
          </table:table-cell>
          <table:table-cell table:formula="of:=[.B861]-[.B$2]" office:value-type="float" office:value="46.6081409454346" calcext:value-type="float">
            <text:p>46.6081409454</text:p>
          </table:table-cell>
          <table:table-cell table:formula="of:=[.C861]/([.D861]-[.D860])" office:value-type="float" office:value="109267.141429454" calcext:value-type="float">
            <text:p>109267.141429454</text:p>
          </table:table-cell>
          <table:table-cell/>
          <table:table-cell office:value-type="float" office:value="1456447966.69318" calcext:value-type="float">
            <text:p>1456447966.69318</text:p>
          </table:table-cell>
          <table:table-cell table:formula="of:=[.G861]-[.B861]" office:value-type="float" office:value="0.0847852230072022" calcext:value-type="float">
            <text:p>0.08478522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7966.62963" calcext:value-type="float">
            <text:p>1456447966.62963</text:p>
          </table:table-cell>
          <table:table-cell office:value-type="float" office:value="2320" calcext:value-type="float">
            <text:p>2320</text:p>
          </table:table-cell>
          <table:table-cell table:formula="of:=[.B862]-[.B$2]" office:value-type="float" office:value="46.6293737888336" calcext:value-type="float">
            <text:p>46.6293737888</text:p>
          </table:table-cell>
          <table:table-cell table:formula="of:=[.C862]/([.D862]-[.D861])" office:value-type="float" office:value="109264.687559653" calcext:value-type="float">
            <text:p>109264.687559653</text:p>
          </table:table-cell>
          <table:table-cell/>
          <table:table-cell office:value-type="float" office:value="1456447966.71451" calcext:value-type="float">
            <text:p>1456447966.71451</text:p>
          </table:table-cell>
          <table:table-cell table:formula="of:=[.G862]-[.B862]" office:value-type="float" office:value="0.0848784446716309" calcext:value-type="float">
            <text:p>0.084878444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7966.65086" calcext:value-type="float">
            <text:p>1456447966.65086</text:p>
          </table:table-cell>
          <table:table-cell office:value-type="float" office:value="2320" calcext:value-type="float">
            <text:p>2320</text:p>
          </table:table-cell>
          <table:table-cell table:formula="of:=[.B863]-[.B$2]" office:value-type="float" office:value="46.6506037712097" calcext:value-type="float">
            <text:p>46.6506037712</text:p>
          </table:table-cell>
          <table:table-cell table:formula="of:=[.C863]/([.D863]-[.D862])" office:value-type="float" office:value="109279.412431916" calcext:value-type="float">
            <text:p>109279.412431916</text:p>
          </table:table-cell>
          <table:table-cell/>
          <table:table-cell office:value-type="float" office:value="1456447966.736" calcext:value-type="float">
            <text:p>1456447966.736</text:p>
          </table:table-cell>
          <table:table-cell table:formula="of:=[.G863]-[.B863]" office:value-type="float" office:value="0.0851352214813232" calcext:value-type="float">
            <text:p>0.085135221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7966.67208" calcext:value-type="float">
            <text:p>1456447966.67208</text:p>
          </table:table-cell>
          <table:table-cell office:value-type="float" office:value="2320" calcext:value-type="float">
            <text:p>2320</text:p>
          </table:table-cell>
          <table:table-cell table:formula="of:=[.B864]-[.B$2]" office:value-type="float" office:value="46.6718277931213" calcext:value-type="float">
            <text:p>46.6718277931</text:p>
          </table:table-cell>
          <table:table-cell table:formula="of:=[.C864]/([.D864]-[.D863])" office:value-type="float" office:value="109310.101999551" calcext:value-type="float">
            <text:p>109310.101999551</text:p>
          </table:table-cell>
          <table:table-cell/>
          <table:table-cell office:value-type="float" office:value="1456447966.75694" calcext:value-type="float">
            <text:p>1456447966.75694</text:p>
          </table:table-cell>
          <table:table-cell table:formula="of:=[.G864]-[.B864]" office:value-type="float" office:value="0.0848557949066162" calcext:value-type="float">
            <text:p>0.084855794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7966.69331" calcext:value-type="float">
            <text:p>1456447966.69331</text:p>
          </table:table-cell>
          <table:table-cell office:value-type="float" office:value="2320" calcext:value-type="float">
            <text:p>2320</text:p>
          </table:table-cell>
          <table:table-cell table:formula="of:=[.B865]-[.B$2]" office:value-type="float" office:value="46.6930577754974" calcext:value-type="float">
            <text:p>46.6930577755</text:p>
          </table:table-cell>
          <table:table-cell table:formula="of:=[.C865]/([.D865]-[.D864])" office:value-type="float" office:value="109279.412431916" calcext:value-type="float">
            <text:p>109279.412431916</text:p>
          </table:table-cell>
          <table:table-cell/>
          <table:table-cell office:value-type="float" office:value="1456447966.76589" calcext:value-type="float">
            <text:p>1456447966.76589</text:p>
          </table:table-cell>
          <table:table-cell table:formula="of:=[.G865]-[.B865]" office:value-type="float" office:value="0.0725758075714111" calcext:value-type="float">
            <text:p>0.0725758076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7966.71454" calcext:value-type="float">
            <text:p>1456447966.71454</text:p>
          </table:table-cell>
          <table:table-cell office:value-type="float" office:value="2320" calcext:value-type="float">
            <text:p>2320</text:p>
          </table:table-cell>
          <table:table-cell table:formula="of:=[.B866]-[.B$2]" office:value-type="float" office:value="46.7142832279205" calcext:value-type="float">
            <text:p>46.7142832279</text:p>
          </table:table-cell>
          <table:table-cell table:formula="of:=[.C866]/([.D866]-[.D865])" office:value-type="float" office:value="109302.734931368" calcext:value-type="float">
            <text:p>109302.734931368</text:p>
          </table:table-cell>
          <table:table-cell/>
          <table:table-cell office:value-type="float" office:value="1456447966.78678" calcext:value-type="float">
            <text:p>1456447966.78678</text:p>
          </table:table-cell>
          <table:table-cell table:formula="of:=[.G866]-[.B866]" office:value-type="float" office:value="0.0722434520721436" calcext:value-type="float">
            <text:p>0.072243452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7966.73577" calcext:value-type="float">
            <text:p>1456447966.73577</text:p>
          </table:table-cell>
          <table:table-cell office:value-type="float" office:value="2320" calcext:value-type="float">
            <text:p>2320</text:p>
          </table:table-cell>
          <table:table-cell table:formula="of:=[.B867]-[.B$2]" office:value-type="float" office:value="46.7355103492737" calcext:value-type="float">
            <text:p>46.7355103493</text:p>
          </table:table-cell>
          <table:table-cell table:formula="of:=[.C867]/([.D867]-[.D866])" office:value-type="float" office:value="109294.14127346" calcext:value-type="float">
            <text:p>109294.14127346</text:p>
          </table:table-cell>
          <table:table-cell/>
          <table:table-cell office:value-type="float" office:value="1456447966.80809" calcext:value-type="float">
            <text:p>1456447966.80809</text:p>
          </table:table-cell>
          <table:table-cell table:formula="of:=[.G867]-[.B867]" office:value-type="float" office:value="0.0723268985748291" calcext:value-type="float">
            <text:p>0.0723268986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7966.75699" calcext:value-type="float">
            <text:p>1456447966.75699</text:p>
          </table:table-cell>
          <table:table-cell office:value-type="float" office:value="2320" calcext:value-type="float">
            <text:p>2320</text:p>
          </table:table-cell>
          <table:table-cell table:formula="of:=[.B868]-[.B$2]" office:value-type="float" office:value="46.7567348480225" calcext:value-type="float">
            <text:p>46.756734848</text:p>
          </table:table-cell>
          <table:table-cell table:formula="of:=[.C868]/([.D868]-[.D867])" office:value-type="float" office:value="109307.646199816" calcext:value-type="float">
            <text:p>109307.646199816</text:p>
          </table:table-cell>
          <table:table-cell/>
          <table:table-cell office:value-type="float" office:value="1456447966.82916" calcext:value-type="float">
            <text:p>1456447966.82916</text:p>
          </table:table-cell>
          <table:table-cell table:formula="of:=[.G868]-[.B868]" office:value-type="float" office:value="0.072166919708252" calcext:value-type="float">
            <text:p>0.072166919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7966.77821" calcext:value-type="float">
            <text:p>1456447966.77821</text:p>
          </table:table-cell>
          <table:table-cell office:value-type="float" office:value="2320" calcext:value-type="float">
            <text:p>2320</text:p>
          </table:table-cell>
          <table:table-cell table:formula="of:=[.B869]-[.B$2]" office:value-type="float" office:value="46.7779583930969" calcext:value-type="float">
            <text:p>46.7779583931</text:p>
          </table:table-cell>
          <table:table-cell table:formula="of:=[.C869]/([.D869]-[.D868])" office:value-type="float" office:value="109312.557909636" calcext:value-type="float">
            <text:p>109312.557909636</text:p>
          </table:table-cell>
          <table:table-cell/>
          <table:table-cell office:value-type="float" office:value="1456447966.85053" calcext:value-type="float">
            <text:p>1456447966.85053</text:p>
          </table:table-cell>
          <table:table-cell table:formula="of:=[.G869]-[.B869]" office:value-type="float" office:value="0.0723111629486084" calcext:value-type="float">
            <text:p>0.072311162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7966.79944" calcext:value-type="float">
            <text:p>1456447966.79944</text:p>
          </table:table-cell>
          <table:table-cell office:value-type="float" office:value="2320" calcext:value-type="float">
            <text:p>2320</text:p>
          </table:table-cell>
          <table:table-cell table:formula="of:=[.B870]-[.B$2]" office:value-type="float" office:value="46.7991802692413" calcext:value-type="float">
            <text:p>46.7991802692</text:p>
          </table:table-cell>
          <table:table-cell table:formula="of:=[.C870]/([.D870]-[.D869])" office:value-type="float" office:value="109321.154464055" calcext:value-type="float">
            <text:p>109321.154464055</text:p>
          </table:table-cell>
          <table:table-cell/>
          <table:table-cell office:value-type="float" office:value="1456447966.88456" calcext:value-type="float">
            <text:p>1456447966.88456</text:p>
          </table:table-cell>
          <table:table-cell table:formula="of:=[.G870]-[.B870]" office:value-type="float" office:value="0.0851202011108398" calcext:value-type="float">
            <text:p>0.085120201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7966.82067" calcext:value-type="float">
            <text:p>1456447966.82067</text:p>
          </table:table-cell>
          <table:table-cell office:value-type="float" office:value="2320" calcext:value-type="float">
            <text:p>2320</text:p>
          </table:table-cell>
          <table:table-cell table:formula="of:=[.B871]-[.B$2]" office:value-type="float" office:value="46.8204109668732" calcext:value-type="float">
            <text:p>46.8204109669</text:p>
          </table:table-cell>
          <table:table-cell table:formula="of:=[.C871]/([.D871]-[.D870])" office:value-type="float" office:value="109275.730841793" calcext:value-type="float">
            <text:p>109275.730841793</text:p>
          </table:table-cell>
          <table:table-cell/>
          <table:table-cell office:value-type="float" office:value="1456447966.90602" calcext:value-type="float">
            <text:p>1456447966.90602</text:p>
          </table:table-cell>
          <table:table-cell table:formula="of:=[.G871]-[.B871]" office:value-type="float" office:value="0.0853481292724609" calcext:value-type="float">
            <text:p>0.085348129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7966.84189" calcext:value-type="float">
            <text:p>1456447966.84189</text:p>
          </table:table-cell>
          <table:table-cell office:value-type="float" office:value="2320" calcext:value-type="float">
            <text:p>2320</text:p>
          </table:table-cell>
          <table:table-cell table:formula="of:=[.B872]-[.B$2]" office:value-type="float" office:value="46.8416383266449" calcext:value-type="float">
            <text:p>46.8416383266</text:p>
          </table:table-cell>
          <table:table-cell table:formula="of:=[.C872]/([.D872]-[.D871])" office:value-type="float" office:value="109292.913718355" calcext:value-type="float">
            <text:p>109292.913718355</text:p>
          </table:table-cell>
          <table:table-cell/>
          <table:table-cell office:value-type="float" office:value="1456447966.92711" calcext:value-type="float">
            <text:p>1456447966.92711</text:p>
          </table:table-cell>
          <table:table-cell table:formula="of:=[.G872]-[.B872]" office:value-type="float" office:value="0.0852146148681641" calcext:value-type="float">
            <text:p>0.085214614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7966.86312" calcext:value-type="float">
            <text:p>1456447966.86312</text:p>
          </table:table-cell>
          <table:table-cell office:value-type="float" office:value="2320" calcext:value-type="float">
            <text:p>2320</text:p>
          </table:table-cell>
          <table:table-cell table:formula="of:=[.B873]-[.B$2]" office:value-type="float" office:value="46.8628618717194" calcext:value-type="float">
            <text:p>46.8628618717</text:p>
          </table:table-cell>
          <table:table-cell table:formula="of:=[.C873]/([.D873]-[.D872])" office:value-type="float" office:value="109312.557909636" calcext:value-type="float">
            <text:p>109312.557909636</text:p>
          </table:table-cell>
          <table:table-cell/>
          <table:table-cell office:value-type="float" office:value="1456447966.94828" calcext:value-type="float">
            <text:p>1456447966.94828</text:p>
          </table:table-cell>
          <table:table-cell table:formula="of:=[.G873]-[.B873]" office:value-type="float" office:value="0.0851635932922363" calcext:value-type="float">
            <text:p>0.0851635933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7966.88434" calcext:value-type="float">
            <text:p>1456447966.88434</text:p>
          </table:table-cell>
          <table:table-cell office:value-type="float" office:value="2320" calcext:value-type="float">
            <text:p>2320</text:p>
          </table:table-cell>
          <table:table-cell table:formula="of:=[.B874]-[.B$2]" office:value-type="float" office:value="46.8840832710266" calcext:value-type="float">
            <text:p>46.884083271</text:p>
          </table:table-cell>
          <table:table-cell table:formula="of:=[.C874]/([.D874]-[.D873])" office:value-type="float" office:value="109323.610870811" calcext:value-type="float">
            <text:p>109323.610870811</text:p>
          </table:table-cell>
          <table:table-cell/>
          <table:table-cell office:value-type="float" office:value="1456447966.96956" calcext:value-type="float">
            <text:p>1456447966.96956</text:p>
          </table:table-cell>
          <table:table-cell table:formula="of:=[.G874]-[.B874]" office:value-type="float" office:value="0.0852177143096924" calcext:value-type="float">
            <text:p>0.085217714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7966.90556" calcext:value-type="float">
            <text:p>1456447966.90556</text:p>
          </table:table-cell>
          <table:table-cell office:value-type="float" office:value="2320" calcext:value-type="float">
            <text:p>2320</text:p>
          </table:table-cell>
          <table:table-cell table:formula="of:=[.B875]-[.B$2]" office:value-type="float" office:value="46.9053065776825" calcext:value-type="float">
            <text:p>46.9053065777</text:p>
          </table:table-cell>
          <table:table-cell table:formula="of:=[.C875]/([.D875]-[.D874])" office:value-type="float" office:value="109313.785906063" calcext:value-type="float">
            <text:p>109313.785906063</text:p>
          </table:table-cell>
          <table:table-cell/>
          <table:table-cell office:value-type="float" office:value="1456447966.99085" calcext:value-type="float">
            <text:p>1456447966.99085</text:p>
          </table:table-cell>
          <table:table-cell table:formula="of:=[.G875]-[.B875]" office:value-type="float" office:value="0.085282564163208" calcext:value-type="float">
            <text:p>0.085282564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7966.92678" calcext:value-type="float">
            <text:p>1456447966.92678</text:p>
          </table:table-cell>
          <table:table-cell office:value-type="float" office:value="2320" calcext:value-type="float">
            <text:p>2320</text:p>
          </table:table-cell>
          <table:table-cell table:formula="of:=[.B876]-[.B$2]" office:value-type="float" office:value="46.9265282154083" calcext:value-type="float">
            <text:p>46.9265282154</text:p>
          </table:table-cell>
          <table:table-cell table:formula="of:=[.C876]/([.D876]-[.D875])" office:value-type="float" office:value="109322.382653634" calcext:value-type="float">
            <text:p>109322.382653634</text:p>
          </table:table-cell>
          <table:table-cell/>
          <table:table-cell office:value-type="float" office:value="1456447966.99905" calcext:value-type="float">
            <text:p>1456447966.99905</text:p>
          </table:table-cell>
          <table:table-cell table:formula="of:=[.G876]-[.B876]" office:value-type="float" office:value="0.0722639560699463" calcext:value-type="float">
            <text:p>0.07226395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7966.94801" calcext:value-type="float">
            <text:p>1456447966.94801</text:p>
          </table:table-cell>
          <table:table-cell office:value-type="float" office:value="2320" calcext:value-type="float">
            <text:p>2320</text:p>
          </table:table-cell>
          <table:table-cell table:formula="of:=[.B877]-[.B$2]" office:value-type="float" office:value="46.9477541446686" calcext:value-type="float">
            <text:p>46.9477541447</text:p>
          </table:table-cell>
          <table:table-cell table:formula="of:=[.C877]/([.D877]-[.D876])" office:value-type="float" office:value="109300.279462641" calcext:value-type="float">
            <text:p>109300.279462641</text:p>
          </table:table-cell>
          <table:table-cell/>
          <table:table-cell office:value-type="float" office:value="1456447970.00854" calcext:value-type="float">
            <text:p>1456447970.00854</text:p>
          </table:table-cell>
          <table:table-cell table:formula="of:=[.G877]-[.B877]" office:value-type="float" office:value="3.06052494049072" calcext:value-type="float">
            <text:p>3.060524940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7966.96923" calcext:value-type="float">
            <text:p>1456447966.96923</text:p>
          </table:table-cell>
          <table:table-cell office:value-type="float" office:value="2320" calcext:value-type="float">
            <text:p>2320</text:p>
          </table:table-cell>
          <table:table-cell table:formula="of:=[.B878]-[.B$2]" office:value-type="float" office:value="46.9689772129059" calcext:value-type="float">
            <text:p>46.9689772129</text:p>
          </table:table-cell>
          <table:table-cell table:formula="of:=[.C878]/([.D878]-[.D877])" office:value-type="float" office:value="109315.01393008" calcext:value-type="float">
            <text:p>109315.01393008</text:p>
          </table:table-cell>
          <table:table-cell/>
          <table:table-cell office:value-type="float" office:value="1456447970.02042" calcext:value-type="float">
            <text:p>1456447970.02042</text:p>
          </table:table-cell>
          <table:table-cell table:formula="of:=[.G878]-[.B878]" office:value-type="float" office:value="3.05119037628174" calcext:value-type="float">
            <text:p>3.051190376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7966.99046" calcext:value-type="float">
            <text:p>1456447966.99046</text:p>
          </table:table-cell>
          <table:table-cell office:value-type="float" office:value="2320" calcext:value-type="float">
            <text:p>2320</text:p>
          </table:table-cell>
          <table:table-cell table:formula="of:=[.B879]-[.B$2]" office:value-type="float" office:value="46.9902055263519" calcext:value-type="float">
            <text:p>46.9902055264</text:p>
          </table:table-cell>
          <table:table-cell table:formula="of:=[.C879]/([.D879]-[.D878])" office:value-type="float" office:value="109288.00377367" calcext:value-type="float">
            <text:p>109288.00377367</text:p>
          </table:table-cell>
          <table:table-cell/>
          <table:table-cell office:value-type="float" office:value="1456447970.03032" calcext:value-type="float">
            <text:p>1456447970.03032</text:p>
          </table:table-cell>
          <table:table-cell table:formula="of:=[.G879]-[.B879]" office:value-type="float" office:value="3.03985404968262" calcext:value-type="float">
            <text:p>3.0398540497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7980.01608" calcext:value-type="float">
            <text:p>1456447980.01608</text:p>
          </table:table-cell>
          <table:table-cell office:value-type="float" office:value="2320" calcext:value-type="float">
            <text:p>2320</text:p>
          </table:table-cell>
          <table:table-cell table:formula="of:=[.B880]-[.B$2]" office:value-type="float" office:value="60.0158219337463" calcext:value-type="float">
            <text:p>60.0158219337</text:p>
          </table:table-cell>
          <table:table-cell table:formula="of:=[.C880]/([.D880]-[.D879])" office:value-type="float" office:value="178.110572846516" calcext:value-type="float">
            <text:p>178.1105728465</text:p>
          </table:table-cell>
          <table:table-cell/>
          <table:table-cell office:value-type="float" office:value="1456447980.08857" calcext:value-type="float">
            <text:p>1456447980.08857</text:p>
          </table:table-cell>
          <table:table-cell table:formula="of:=[.G880]-[.B880]" office:value-type="float" office:value="0.0724925994873047" calcext:value-type="float">
            <text:p>0.07249259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55:39.370736780</dc:date>
    <meta:document-statistic meta:table-count="1" meta:cell-count="615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308cm" svg:height="19.708cm" xlink:href=".." xlink:type="simple" chart:class="chart:scatter" chart:style-name="ch1">
        <chart:plot-area chart:style-name="ch2" table:cell-range-address="Sheet1.D2:Sheet1.E880" svg:x="0.606cm" svg:y="0.394cm" svg:width="29.096cm" svg:height="18.92cm">
          <chartooo:coordinate-region svg:x="2.127cm" svg:y="0.624cm" svg:width="27.362cm" svg:height="17.9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880" chart:class="chart:scatter">
            <chart:domain table:cell-range-address="Sheet1.D2:Sheet1.D880"/>
            <chart:data-point chart:repeated="87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880</svg:desc>
                </draw:g>
              </table:table-cell>
              <table:table-cell office:value-type="float" office:value="0">
                <text:p>0</text:p>
                <draw:g>
                  <svg:desc>Sheet1.E2:Sheet1.E8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2291641235352">
                <text:p>0.0292291641235352</text:p>
              </table:table-cell>
              <table:table-cell office:value-type="float" office:value="79372.7795360371">
                <text:p>79372.7795360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3958625793457">
                <text:p>0.0583958625793457</text:p>
              </table:table-cell>
              <table:table-cell office:value-type="float" office:value="79542.7704481175">
                <text:p>79542.7704481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411033630371">
                <text:p>0.0875411033630371</text:p>
              </table:table-cell>
              <table:table-cell office:value-type="float" office:value="79601.3324171329">
                <text:p>79601.3324171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678714752197">
                <text:p>0.116678714752197</text:p>
              </table:table-cell>
              <table:table-cell office:value-type="float" office:value="79622.1752364743">
                <text:p>79622.1752364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10842514038">
                <text:p>0.145810842514038</text:p>
              </table:table-cell>
              <table:table-cell office:value-type="float" office:value="79637.1627560582">
                <text:p>79637.1627560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4941301345825">
                <text:p>0.174941301345825</text:p>
              </table:table-cell>
              <table:table-cell office:value-type="float" office:value="79641.7252950516">
                <text:p>79641.7252950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4074144363403">
                <text:p>0.204074144363403</text:p>
              </table:table-cell>
              <table:table-cell office:value-type="float" office:value="79635.2075422286">
                <text:p>79635.2075422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3205795288086">
                <text:p>0.233205795288086</text:p>
              </table:table-cell>
              <table:table-cell office:value-type="float" office:value="79638.466285284">
                <text:p>79638.466285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366771697998">
                <text:p>0.262366771697998</text:p>
              </table:table-cell>
              <table:table-cell office:value-type="float" office:value="79558.3785463167">
                <text:p>79558.3785463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1512727737427">
                <text:p>0.291512727737427</text:p>
              </table:table-cell>
              <table:table-cell office:value-type="float" office:value="79599.3789622649">
                <text:p>79599.3789622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065224647522">
                <text:p>0.32065224647522</text:p>
              </table:table-cell>
              <table:table-cell office:value-type="float" office:value="79616.9635084274">
                <text:p>79616.9635084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750757217407">
                <text:p>0.349750757217407</text:p>
              </table:table-cell>
              <table:table-cell office:value-type="float" office:value="79729.1662296801">
                <text:p>79729.1662296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8898620605469">
                <text:p>0.378898620605469</text:p>
              </table:table-cell>
              <table:table-cell office:value-type="float" office:value="79594.170217987">
                <text:p>79594.170217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8037424087524">
                <text:p>0.408037424087524</text:p>
              </table:table-cell>
              <table:table-cell office:value-type="float" office:value="79618.9178264889">
                <text:p>79618.9178264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178611755371">
                <text:p>0.437178611755371</text:p>
              </table:table-cell>
              <table:table-cell office:value-type="float" office:value="79612.403806033">
                <text:p>79612.403806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6344594955444">
                <text:p>0.466344594955444</text:p>
              </table:table-cell>
              <table:table-cell office:value-type="float" office:value="79544.7211254711">
                <text:p>79544.7211254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5491743087769">
                <text:p>0.495491743087769</text:p>
              </table:table-cell>
              <table:table-cell office:value-type="float" office:value="79596.1234172038">
                <text:p>79596.1234172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628162384033">
                <text:p>0.524628162384033</text:p>
              </table:table-cell>
              <table:table-cell office:value-type="float" office:value="79625.4329130083">
                <text:p>79625.4329130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3762912750244">
                <text:p>0.553762912750244</text:p>
              </table:table-cell>
              <table:table-cell office:value-type="float" office:value="79629.9941080197">
                <text:p>79629.9941080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2899332046509">
                <text:p>0.582899332046509</text:p>
              </table:table-cell>
              <table:table-cell office:value-type="float" office:value="79625.4329130083">
                <text:p>79625.4329130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2061500549316">
                <text:p>0.612061500549316</text:p>
              </table:table-cell>
              <table:table-cell office:value-type="float" office:value="79555.1263540858">
                <text:p>79555.1263540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1212463378906">
                <text:p>0.641212463378906</text:p>
              </table:table-cell>
              <table:table-cell office:value-type="float" office:value="79585.7074622959">
                <text:p>79585.7074622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0356035232544">
                <text:p>0.670356035232544</text:p>
              </table:table-cell>
              <table:table-cell office:value-type="float" office:value="79605.8908513789">
                <text:p>79605.8908513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9524879455566">
                <text:p>0.699524879455566</text:p>
              </table:table-cell>
              <table:table-cell office:value-type="float" office:value="79536.9189900526">
                <text:p>79536.9189900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8661775588989">
                <text:p>0.728661775588989</text:p>
              </table:table-cell>
              <table:table-cell office:value-type="float" office:value="79624.1298104068">
                <text:p>79624.1298104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7796287536621">
                <text:p>0.757796287536621</text:p>
              </table:table-cell>
              <table:table-cell office:value-type="float" office:value="79630.6457499652">
                <text:p>79630.6457499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86930084228516">
                <text:p>0.786930084228516</text:p>
              </table:table-cell>
              <table:table-cell office:value-type="float" office:value="79632.6007397951">
                <text:p>79632.6007397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606125831604">
                <text:p>0.81606125831604</text:p>
              </table:table-cell>
              <table:table-cell office:value-type="float" office:value="79639.7698571838">
                <text:p>79639.7698571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5200777053833">
                <text:p>0.845200777053833</text:p>
              </table:table-cell>
              <table:table-cell office:value-type="float" office:value="79616.9635084274">
                <text:p>79616.963508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4334335327148">
                <text:p>0.874334335327148</text:p>
              </table:table-cell>
              <table:table-cell office:value-type="float" office:value="79633.2524244036">
                <text:p>79633.2524244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492450714111">
                <text:p>0.903492450714111</text:p>
              </table:table-cell>
              <table:table-cell office:value-type="float" office:value="79566.1848926393">
                <text:p>79566.1848926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2636499404907">
                <text:p>0.932636499404907</text:p>
              </table:table-cell>
              <table:table-cell office:value-type="float" office:value="79604.5883883212">
                <text:p>79604.5883883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1777925491333">
                <text:p>0.961777925491333</text:p>
              </table:table-cell>
              <table:table-cell office:value-type="float" office:value="79611.7524626109">
                <text:p>79611.7524626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926027297974">
                <text:p>0.990926027297974</text:p>
              </table:table-cell>
              <table:table-cell office:value-type="float" office:value="79593.5191728831">
                <text:p>79593.5191728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896524429321">
                <text:p>1.01896524429321</text:p>
              </table:table-cell>
              <table:table-cell office:value-type="float" office:value="82741.2548786191">
                <text:p>82741.25487861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645419120789">
                <text:p>1.04645419120789</text:p>
              </table:table-cell>
              <table:table-cell office:value-type="float" office:value="84397.5583059403">
                <text:p>84397.5583059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390213012695">
                <text:p>1.07390213012695</text:p>
              </table:table-cell>
              <table:table-cell office:value-type="float" office:value="84523.650640608">
                <text:p>84523.650640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136771202087">
                <text:p>1.10136771202087</text:p>
              </table:table-cell>
              <table:table-cell office:value-type="float" office:value="84469.3554631551">
                <text:p>84469.3554631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2880754470825">
                <text:p>1.12880754470825</text:p>
              </table:table-cell>
              <table:table-cell office:value-type="float" office:value="84548.6204829222">
                <text:p>84548.6204829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623807907105">
                <text:p>1.15623807907105</text:p>
              </table:table-cell>
              <table:table-cell office:value-type="float" office:value="84577.2805340194">
                <text:p>84577.2805340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367004394531">
                <text:p>1.18367004394531</text:p>
              </table:table-cell>
              <table:table-cell office:value-type="float" office:value="84572.8700307671">
                <text:p>84572.8700307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1110677719116">
                <text:p>1.21110677719116</text:p>
              </table:table-cell>
              <table:table-cell office:value-type="float" office:value="84558.171674864">
                <text:p>84558.171674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3855900764465">
                <text:p>1.23855900764465</text:p>
              </table:table-cell>
              <table:table-cell office:value-type="float" office:value="84510.4372823359">
                <text:p>84510.43728233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599526405334">
                <text:p>1.26599526405334</text:p>
              </table:table-cell>
              <table:table-cell office:value-type="float" office:value="84559.641280545">
                <text:p>84559.641280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9342436790466">
                <text:p>1.29342436790466</text:p>
              </table:table-cell>
              <table:table-cell office:value-type="float" office:value="84581.6914973141">
                <text:p>84581.6914973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2085371017456">
                <text:p>1.32085371017456</text:p>
              </table:table-cell>
              <table:table-cell office:value-type="float" office:value="84580.9563048146">
                <text:p>84580.9563048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828424453735">
                <text:p>1.34828424453735</text:p>
              </table:table-cell>
              <table:table-cell office:value-type="float" office:value="84577.2805340194">
                <text:p>84577.2805340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7572741508484">
                <text:p>1.37572741508484</text:p>
              </table:table-cell>
              <table:table-cell office:value-type="float" office:value="84538.3369966552">
                <text:p>84538.3369966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0315937995911">
                <text:p>1.40315937995911</text:p>
              </table:table-cell>
              <table:table-cell office:value-type="float" office:value="84572.8700307671">
                <text:p>84572.8700307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3058609962463">
                <text:p>1.43058609962463</text:p>
              </table:table-cell>
              <table:table-cell office:value-type="float" office:value="84589.0441253173">
                <text:p>84589.04412531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5801115036011">
                <text:p>1.45801115036011</text:p>
              </table:table-cell>
              <table:table-cell office:value-type="float" office:value="84594.1917255649">
                <text:p>84594.19172556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544049263001">
                <text:p>1.48544049263001</text:p>
              </table:table-cell>
              <table:table-cell office:value-type="float" office:value="84580.9563048146">
                <text:p>84580.9563048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28653049469">
                <text:p>1.5128653049469</text:p>
              </table:table-cell>
              <table:table-cell office:value-type="float" office:value="84594.9271481726">
                <text:p>84594.927148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028964042664">
                <text:p>1.54028964042664</text:p>
              </table:table-cell>
              <table:table-cell office:value-type="float" office:value="84596.3980317493">
                <text:p>84596.3980317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771540641785">
                <text:p>1.56771540641785</text:p>
              </table:table-cell>
              <table:table-cell office:value-type="float" office:value="84591.98553446">
                <text:p>84591.98553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514570236206">
                <text:p>1.59514570236206</text:p>
              </table:table-cell>
              <table:table-cell office:value-type="float" office:value="84578.0156626192">
                <text:p>84578.0156626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257790565491">
                <text:p>1.62257790565491</text:p>
              </table:table-cell>
              <table:table-cell office:value-type="float" office:value="84572.134991613">
                <text:p>84572.134991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5000510215759">
                <text:p>1.65000510215759</text:p>
              </table:table-cell>
              <table:table-cell office:value-type="float" office:value="84587.573497453">
                <text:p>84587.573497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7743444442749">
                <text:p>1.67743444442749</text:p>
              </table:table-cell>
              <table:table-cell office:value-type="float" office:value="84580.9563048146">
                <text:p>84580.9563048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0486092567444">
                <text:p>1.70486092567444</text:p>
              </table:table-cell>
              <table:table-cell office:value-type="float" office:value="84589.7794584257">
                <text:p>84589.7794584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3231935501099">
                <text:p>1.73231935501099</text:p>
              </table:table-cell>
              <table:table-cell office:value-type="float" office:value="84491.3586121265">
                <text:p>84491.358612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972127914429">
                <text:p>1.75972127914429</text:p>
              </table:table-cell>
              <table:table-cell office:value-type="float" office:value="84665.587303797">
                <text:p>84665.58730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8717184066772">
                <text:p>1.78717184066772</text:p>
              </table:table-cell>
              <table:table-cell office:value-type="float" office:value="84515.575319622">
                <text:p>84515.5753196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460690498352">
                <text:p>1.81460690498352</text:p>
              </table:table-cell>
              <table:table-cell office:value-type="float" office:value="84563.3155182453">
                <text:p>84563.3155182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420467376709">
                <text:p>1.8420467376709</text:p>
              </table:table-cell>
              <table:table-cell office:value-type="float" office:value="84548.6204829222">
                <text:p>84548.6204829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6950659751892">
                <text:p>1.86950659751892</text:p>
              </table:table-cell>
              <table:table-cell office:value-type="float" office:value="84486.9570653354">
                <text:p>84486.9570653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9693546295166">
                <text:p>1.89693546295166</text:p>
              </table:table-cell>
              <table:table-cell office:value-type="float" office:value="84582.4267025946">
                <text:p>84582.42670259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2436122894287">
                <text:p>1.92436122894287</text:p>
              </table:table-cell>
              <table:table-cell office:value-type="float" office:value="84591.98553446">
                <text:p>84591.98553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5178699493408">
                <text:p>1.95178699493408</text:p>
              </table:table-cell>
              <table:table-cell office:value-type="float" office:value="84591.98553446">
                <text:p>84591.98553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7921657562256">
                <text:p>1.97921657562256</text:p>
              </table:table-cell>
              <table:table-cell office:value-type="float" office:value="84580.2211250956">
                <text:p>84580.2211250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0558400154114">
                <text:p>2.00558400154114</text:p>
              </table:table-cell>
              <table:table-cell office:value-type="float" office:value="87987.352544917">
                <text:p>87987.352544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847003936768">
                <text:p>2.02847003936768</text:p>
              </table:table-cell>
              <table:table-cell office:value-type="float" office:value="101371.85027763">
                <text:p>101371.85027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5128717422485">
                <text:p>2.05128717422485</text:p>
              </table:table-cell>
              <table:table-cell office:value-type="float" office:value="101677.972038202">
                <text:p>101677.972038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408714294434">
                <text:p>2.07408714294434</text:p>
              </table:table-cell>
              <table:table-cell office:value-type="float" office:value="101754.525567291">
                <text:p>101754.525567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9688091278076">
                <text:p>2.09688091278076</text:p>
              </table:table-cell>
              <table:table-cell office:value-type="float" office:value="101782.198234384">
                <text:p>101782.1982343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1963987350464">
                <text:p>2.11963987350464</text:p>
              </table:table-cell>
              <table:table-cell office:value-type="float" office:value="101937.870896101">
                <text:p>101937.870896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4243459701538">
                <text:p>2.14243459701538</text:p>
              </table:table-cell>
              <table:table-cell office:value-type="float" office:value="101777.939921346">
                <text:p>101777.9399213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6522550582886">
                <text:p>2.16522550582886</text:p>
              </table:table-cell>
              <table:table-cell office:value-type="float" office:value="101794.975311742">
                <text:p>101794.975311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8801331520081">
                <text:p>2.18801331520081</text:p>
              </table:table-cell>
              <table:table-cell office:value-type="float" office:value="101808.820766068">
                <text:p>101808.820766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1080231666565">
                <text:p>2.21080231666565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3362469673157">
                <text:p>2.23362469673157</text:p>
              </table:table-cell>
              <table:table-cell office:value-type="float" office:value="101654.603652167">
                <text:p>101654.603652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5642776489258">
                <text:p>2.25642776489258</text:p>
              </table:table-cell>
              <table:table-cell office:value-type="float" office:value="101740.694875736">
                <text:p>101740.694875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7922105789185">
                <text:p>2.27922105789185</text:p>
              </table:table-cell>
              <table:table-cell office:value-type="float" office:value="101784.327524529">
                <text:p>101784.327524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0201029777527">
                <text:p>2.30201029777527</text:p>
              </table:table-cell>
              <table:table-cell office:value-type="float" office:value="101802.430088403">
                <text:p>101802.430088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2479929924011">
                <text:p>2.32479929924011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4759306907654">
                <text:p>2.34759306907654</text:p>
              </table:table-cell>
              <table:table-cell office:value-type="float" office:value="101782.198234384">
                <text:p>101782.198234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7039971351624">
                <text:p>2.37039971351624</text:p>
              </table:table-cell>
              <table:table-cell office:value-type="float" office:value="101724.741056681">
                <text:p>101724.741056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9319729804993">
                <text:p>2.39319729804993</text:p>
              </table:table-cell>
              <table:table-cell office:value-type="float" office:value="101765.167119849">
                <text:p>101765.1671198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41598701477051">
                <text:p>2.41598701477051</text:p>
              </table:table-cell>
              <table:table-cell office:value-type="float" office:value="101800.300040801">
                <text:p>101800.3000408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387743473053">
                <text:p>2.4387743473053</text:p>
              </table:table-cell>
              <table:table-cell office:value-type="float" office:value="101810.951170261">
                <text:p>101810.951170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6156001091003">
                <text:p>2.46156001091003</text:p>
              </table:table-cell>
              <table:table-cell office:value-type="float" office:value="101818.408287119">
                <text:p>101818.408287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8434615135193">
                <text:p>2.48434615135193</text:p>
              </table:table-cell>
              <table:table-cell office:value-type="float" office:value="101816.277570837">
                <text:p>101816.277570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0713634490967">
                <text:p>2.50713634490967</text:p>
              </table:table-cell>
              <table:table-cell office:value-type="float" office:value="101798.170082332">
                <text:p>101798.170082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2992486953735">
                <text:p>2.52992486953735</text:p>
              </table:table-cell>
              <table:table-cell office:value-type="float" office:value="101805.625326944">
                <text:p>101805.6253269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271315574646">
                <text:p>2.55271315574646</text:p>
              </table:table-cell>
              <table:table-cell office:value-type="float" office:value="101806.690451031">
                <text:p>101806.690451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7550001144409">
                <text:p>2.57550001144409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9828686714172">
                <text:p>2.59828686714172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2108182907104">
                <text:p>2.62108182907104</text:p>
              </table:table-cell>
              <table:table-cell office:value-type="float" office:value="101776.87539876">
                <text:p>101776.87539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4387512207031">
                <text:p>2.64387512207031</text:p>
              </table:table-cell>
              <table:table-cell office:value-type="float" office:value="101784.327524529">
                <text:p>101784.3275245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746139526">
                <text:p>2.66666746139526</text:p>
              </table:table-cell>
              <table:table-cell office:value-type="float" office:value="101788.5863721">
                <text:p>101788.5863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95055770874">
                <text:p>2.6895055770874</text:p>
              </table:table-cell>
              <table:table-cell office:value-type="float" office:value="101584.562898006">
                <text:p>101584.562898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1229648590088">
                <text:p>2.71229648590088</text:p>
              </table:table-cell>
              <table:table-cell office:value-type="float" office:value="101794.975311742">
                <text:p>101794.975311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3508787155151">
                <text:p>2.73508787155151</text:p>
              </table:table-cell>
              <table:table-cell office:value-type="float" office:value="101792.845576082">
                <text:p>101792.845576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5788164138794">
                <text:p>2.75788164138794</text:p>
              </table:table-cell>
              <table:table-cell office:value-type="float" office:value="101782.198234384">
                <text:p>101782.198234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8067088127136">
                <text:p>2.78067088127136</text:p>
              </table:table-cell>
              <table:table-cell office:value-type="float" office:value="101802.430088403">
                <text:p>101802.430088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0345869064331">
                <text:p>2.80345869064331</text:p>
              </table:table-cell>
              <table:table-cell office:value-type="float" office:value="101808.820766068">
                <text:p>101808.8207660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2625341415405">
                <text:p>2.82625341415405</text:p>
              </table:table-cell>
              <table:table-cell office:value-type="float" office:value="101777.939921346">
                <text:p>101777.9399213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4904217720032">
                <text:p>2.84904217720032</text:p>
              </table:table-cell>
              <table:table-cell office:value-type="float" office:value="101804.560225145">
                <text:p>101804.560225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7183475494385">
                <text:p>2.87183475494385</text:p>
              </table:table-cell>
              <table:table-cell office:value-type="float" office:value="101787.521626795">
                <text:p>101787.521626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9527750015259">
                <text:p>2.89527750015259</text:p>
              </table:table-cell>
              <table:table-cell office:value-type="float" office:value="98964.5188454732">
                <text:p>98964.51884547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1808557510376">
                <text:p>2.91808557510376</text:p>
              </table:table-cell>
              <table:table-cell office:value-type="float" office:value="101718.360929921">
                <text:p>101718.360929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4088363647461">
                <text:p>2.94088363647461</text:p>
              </table:table-cell>
              <table:table-cell office:value-type="float" office:value="101763.038631277">
                <text:p>101763.0386312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6367478370667">
                <text:p>2.96367478370667</text:p>
              </table:table-cell>
              <table:table-cell office:value-type="float" office:value="101793.910432772">
                <text:p>101793.9104327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64673614502">
                <text:p>2.9864673614502</text:p>
              </table:table-cell>
              <table:table-cell office:value-type="float" office:value="101787.521626795">
                <text:p>101787.521626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079201698303">
                <text:p>3.01079201698303</text:p>
              </table:table-cell>
              <table:table-cell office:value-type="float" office:value="95376.4790982602">
                <text:p>95376.4790982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3420567512512">
                <text:p>3.03420567512512</text:p>
              </table:table-cell>
              <table:table-cell office:value-type="float" office:value="99087.463647102">
                <text:p>99087.463647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5756592750549">
                <text:p>3.05756592750549</text:p>
              </table:table-cell>
              <table:table-cell office:value-type="float" office:value="99313.9955092876">
                <text:p>99313.99550928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8090901374817">
                <text:p>3.08090901374817</text:p>
              </table:table-cell>
              <table:table-cell office:value-type="float" office:value="99387.0294562242">
                <text:p>99387.0294562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0424709320068">
                <text:p>3.10424709320068</text:p>
              </table:table-cell>
              <table:table-cell office:value-type="float" office:value="99408.3512621696">
                <text:p>99408.3512621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2759065628052">
                <text:p>3.12759065628052</text:p>
              </table:table-cell>
              <table:table-cell office:value-type="float" office:value="99384.9992850577">
                <text:p>99384.99928505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5092611312866">
                <text:p>3.15092611312866</text:p>
              </table:table-cell>
              <table:table-cell office:value-type="float" office:value="99419.5234786873">
                <text:p>99419.5234786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7426037788391">
                <text:p>3.17426037788391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9762778282166">
                <text:p>3.19762778282166</text:p>
              </table:table-cell>
              <table:table-cell office:value-type="float" office:value="99283.5963677176">
                <text:p>99283.5963677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2097754478455">
                <text:p>3.22097754478455</text:p>
              </table:table-cell>
              <table:table-cell office:value-type="float" office:value="99358.6146054566">
                <text:p>99358.6146054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4431657791138">
                <text:p>3.24431657791138</text:p>
              </table:table-cell>
              <table:table-cell office:value-type="float" office:value="99404.289260504">
                <text:p>99404.2892605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6767730712891">
                <text:p>3.26767730712891</text:p>
              </table:table-cell>
              <table:table-cell office:value-type="float" office:value="99311.968320712">
                <text:p>99311.9683207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9102492332458">
                <text:p>3.29102492332458</text:p>
              </table:table-cell>
              <table:table-cell office:value-type="float" office:value="99367.7461782757">
                <text:p>99367.7461782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1436157226562">
                <text:p>3.31436157226562</text:p>
              </table:table-cell>
              <table:table-cell office:value-type="float" office:value="99414.4448871589">
                <text:p>99414.4448871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3770394325256">
                <text:p>3.33770394325256</text:p>
              </table:table-cell>
              <table:table-cell office:value-type="float" office:value="99390.074868495">
                <text:p>99390.074868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6104035377502">
                <text:p>3.36104035377502</text:p>
              </table:table-cell>
              <table:table-cell office:value-type="float" office:value="99415.4605639559">
                <text:p>99415.4605639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8439559936523">
                <text:p>3.38439559936523</text:p>
              </table:table-cell>
              <table:table-cell office:value-type="float" office:value="99335.2859869946">
                <text:p>99335.2859869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0773320198059">
                <text:p>3.40773320198059</text:p>
              </table:table-cell>
              <table:table-cell office:value-type="float" office:value="99410.3823874955">
                <text:p>99410.38238749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3106722831726">
                <text:p>3.43106722831726</text:p>
              </table:table-cell>
              <table:table-cell office:value-type="float" office:value="99425.6184734852">
                <text:p>99425.61847348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5442986488342">
                <text:p>3.45442986488342</text:p>
              </table:table-cell>
              <table:table-cell office:value-type="float" office:value="99303.8603939177">
                <text:p>99303.8603939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7777318954468">
                <text:p>3.47777318954468</text:p>
              </table:table-cell>
              <table:table-cell office:value-type="float" office:value="99386.0143602733">
                <text:p>99386.01436027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0110840797424">
                <text:p>3.50110840797424</text:p>
              </table:table-cell>
              <table:table-cell office:value-type="float" office:value="99420.5392592593">
                <text:p>99420.5392592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2444887161255">
                <text:p>3.52444887161255</text:p>
              </table:table-cell>
              <table:table-cell office:value-type="float" office:value="99398.1968803947">
                <text:p>99398.1968803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4778122901916">
                <text:p>3.54778122901916</text:p>
              </table:table-cell>
              <table:table-cell office:value-type="float" office:value="99432.730245343">
                <text:p>99432.730245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7111191749573">
                <text:p>3.57111191749573</text:p>
              </table:table-cell>
              <table:table-cell office:value-type="float" office:value="99439.8430346632">
                <text:p>99439.8430346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9444260597229">
                <text:p>3.59444260597229</text:p>
              </table:table-cell>
              <table:table-cell office:value-type="float" office:value="99439.8430346632">
                <text:p>99439.8430346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1778521537781">
                <text:p>3.61778521537781</text:p>
              </table:table-cell>
              <table:table-cell office:value-type="float" office:value="99389.0597103344">
                <text:p>99389.0597103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4112186431885">
                <text:p>3.64112186431885</text:p>
              </table:table-cell>
              <table:table-cell office:value-type="float" office:value="99414.4448871589">
                <text:p>99414.4448871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6446161270142">
                <text:p>3.66446161270142</text:p>
              </table:table-cell>
              <table:table-cell office:value-type="float" office:value="99401.2429770977">
                <text:p>99401.2429770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8779587745666">
                <text:p>3.68779587745666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1112823486328">
                <text:p>3.71112823486328</text:p>
              </table:table-cell>
              <table:table-cell office:value-type="float" office:value="99432.730245343">
                <text:p>99432.7302453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73449230194092">
                <text:p>3.73449230194092</text:p>
              </table:table-cell>
              <table:table-cell office:value-type="float" office:value="99297.780317564">
                <text:p>99297.780317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75783467292786">
                <text:p>3.75783467292786</text:p>
              </table:table-cell>
              <table:table-cell office:value-type="float" office:value="99390.074868495">
                <text:p>99390.074868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8117561340332">
                <text:p>3.78117561340332</text:p>
              </table:table-cell>
              <table:table-cell office:value-type="float" office:value="99396.166252975">
                <text:p>99396.166252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0451035499573">
                <text:p>3.80451035499573</text:p>
              </table:table-cell>
              <table:table-cell office:value-type="float" office:value="99422.5708826745">
                <text:p>99422.57088267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2784843444824">
                <text:p>3.82784843444824</text:p>
              </table:table-cell>
              <table:table-cell office:value-type="float" office:value="99408.3512621696">
                <text:p>99408.3512621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5118222236633">
                <text:p>3.85118222236633</text:p>
              </table:table-cell>
              <table:table-cell office:value-type="float" office:value="99426.6343786081">
                <text:p>99426.6343786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7451577186584">
                <text:p>3.87451577186584</text:p>
              </table:table-cell>
              <table:table-cell office:value-type="float" office:value="99427.6503044918">
                <text:p>99427.6503044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9785385131836">
                <text:p>3.89785385131836</text:p>
              </table:table-cell>
              <table:table-cell office:value-type="float" office:value="99408.3512621696">
                <text:p>99408.3512621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2118859291077">
                <text:p>3.92118859291077</text:p>
              </table:table-cell>
              <table:table-cell office:value-type="float" office:value="99422.5708826745">
                <text:p>99422.570882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4452047348022">
                <text:p>3.94452047348022</text:p>
              </table:table-cell>
              <table:table-cell office:value-type="float" office:value="99434.7623670308">
                <text:p>99434.7623670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6785140037537">
                <text:p>3.96785140037537</text:p>
              </table:table-cell>
              <table:table-cell office:value-type="float" office:value="99438.8268596012">
                <text:p>99438.8268596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9118733406067">
                <text:p>3.99118733406067</text:p>
              </table:table-cell>
              <table:table-cell office:value-type="float" office:value="99417.4919798116">
                <text:p>99417.4919798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145411491394">
                <text:p>4.0145411491394</text:p>
              </table:table-cell>
              <table:table-cell office:value-type="float" office:value="99341.3706573561">
                <text:p>99341.3706573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03783488273621">
                <text:p>4.03783488273621</text:p>
              </table:table-cell>
              <table:table-cell office:value-type="float" office:value="99597.6016622143">
                <text:p>99597.6016622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611002445221">
                <text:p>4.0611002445221</text:p>
              </table:table-cell>
              <table:table-cell office:value-type="float" office:value="99719.0596626427">
                <text:p>99719.05966264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433222770691">
                <text:p>4.08433222770691</text:p>
              </table:table-cell>
              <table:table-cell office:value-type="float" office:value="99862.3312329386">
                <text:p>99862.33123293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075541973114">
                <text:p>4.1075541973114</text:p>
              </table:table-cell>
              <table:table-cell office:value-type="float" office:value="99905.3930184805">
                <text:p>99905.3930184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3080024719238">
                <text:p>4.13080024719238</text:p>
              </table:table-cell>
              <table:table-cell office:value-type="float" office:value="99801.9023394632">
                <text:p>99801.9023394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540379524231">
                <text:p>4.1540379524231</text:p>
              </table:table-cell>
              <table:table-cell office:value-type="float" office:value="99837.7411610203">
                <text:p>99837.74116102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7729425430298">
                <text:p>4.17729425430298</text:p>
              </table:table-cell>
              <table:table-cell office:value-type="float" office:value="99757.9069958173">
                <text:p>99757.9069958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20052266120911">
                <text:p>4.20052266120911</text:p>
              </table:table-cell>
              <table:table-cell office:value-type="float" office:value="99877.7061800117">
                <text:p>99877.7061800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2374749183655">
                <text:p>4.22374749183655</text:p>
              </table:table-cell>
              <table:table-cell office:value-type="float" office:value="99893.0858621115">
                <text:p>99893.0858621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4696946144104">
                <text:p>4.24696946144104</text:p>
              </table:table-cell>
              <table:table-cell office:value-type="float" office:value="99905.3930184805">
                <text:p>99905.3930184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7018761634827">
                <text:p>4.27018761634827</text:p>
              </table:table-cell>
              <table:table-cell office:value-type="float" office:value="99921.807278403">
                <text:p>99921.80727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9340982437134">
                <text:p>4.29340982437134</text:p>
              </table:table-cell>
              <table:table-cell office:value-type="float" office:value="99904.3673062905">
                <text:p>99904.3673062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1663036346436">
                <text:p>4.31663036346436</text:p>
              </table:table-cell>
              <table:table-cell office:value-type="float" office:value="99911.5477339466">
                <text:p>99911.5477339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33984637260437">
                <text:p>4.33984637260437</text:p>
              </table:table-cell>
              <table:table-cell office:value-type="float" office:value="99931.0426700898">
                <text:p>99931.0426700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6308407783508">
                <text:p>4.36308407783508</text:p>
              </table:table-cell>
              <table:table-cell office:value-type="float" office:value="99837.7411610203">
                <text:p>99837.74116102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8630604743958">
                <text:p>4.38630604743958</text:p>
              </table:table-cell>
              <table:table-cell office:value-type="float" office:value="99905.3930184805">
                <text:p>99905.3930184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0954852104187">
                <text:p>4.40954852104187</text:p>
              </table:table-cell>
              <table:table-cell office:value-type="float" office:value="99817.2586832981">
                <text:p>99817.2586832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3276643753052">
                <text:p>4.43276643753052</text:p>
              </table:table-cell>
              <table:table-cell office:value-type="float" office:value="99922.8333487364">
                <text:p>99922.83334873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5598340034485">
                <text:p>4.45598340034485</text:p>
              </table:table-cell>
              <table:table-cell office:value-type="float" office:value="99926.9378408076">
                <text:p>99926.9378408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7919869422913">
                <text:p>4.47919869422913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50241565704346">
                <text:p>4.50241565704346</text:p>
              </table:table-cell>
              <table:table-cell office:value-type="float" office:value="99926.9378408076">
                <text:p>99926.9378408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52563047409058">
                <text:p>4.52563047409058</text:p>
              </table:table-cell>
              <table:table-cell office:value-type="float" office:value="99936.1741809592">
                <text:p>99936.17418095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4885005950928">
                <text:p>4.54885005950928</text:p>
              </table:table-cell>
              <table:table-cell office:value-type="float" office:value="99915.6512989013">
                <text:p>99915.6512989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7206964492798">
                <text:p>4.57206964492798</text:p>
              </table:table-cell>
              <table:table-cell office:value-type="float" office:value="99915.6512989013">
                <text:p>99915.65129890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9532761573792">
                <text:p>4.59532761573792</text:p>
              </table:table-cell>
              <table:table-cell office:value-type="float" office:value="99750.7486340478">
                <text:p>99750.7486340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61858105659485">
                <text:p>4.61858105659485</text:p>
              </table:table-cell>
              <table:table-cell office:value-type="float" office:value="99770.1808637165">
                <text:p>99770.18086371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4181327819824">
                <text:p>4.64181327819824</text:p>
              </table:table-cell>
              <table:table-cell office:value-type="float" office:value="99861.30640477">
                <text:p>99861.306404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650447845459">
                <text:p>4.6650447845459</text:p>
              </table:table-cell>
              <table:table-cell office:value-type="float" office:value="99864.3809523809">
                <text:p>99864.38095238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8826532363892">
                <text:p>4.68826532363892</text:p>
              </table:table-cell>
              <table:table-cell office:value-type="float" office:value="99911.5477339466">
                <text:p>99911.54773394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1148347854614">
                <text:p>4.71148347854614</text:p>
              </table:table-cell>
              <table:table-cell office:value-type="float" office:value="99921.807278403">
                <text:p>99921.807278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3470211029053">
                <text:p>4.73470211029053</text:p>
              </table:table-cell>
              <table:table-cell office:value-type="float" office:value="99919.7552009529">
                <text:p>99919.75520095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579197883606">
                <text:p>4.7579197883606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8113508224487">
                <text:p>4.78113508224487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0435585975647">
                <text:p>4.80435585975647</text:p>
              </table:table-cell>
              <table:table-cell office:value-type="float" office:value="99910.5218953745">
                <text:p>99910.52189537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275773525238">
                <text:p>4.8275773525238</text:p>
              </table:table-cell>
              <table:table-cell office:value-type="float" office:value="99907.4445060474">
                <text:p>99907.44450604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5079979896545">
                <text:p>4.85079979896545</text:p>
              </table:table-cell>
              <table:table-cell office:value-type="float" office:value="99903.3416151619">
                <text:p>99903.3416151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7405395507813">
                <text:p>4.87405395507813</text:p>
              </table:table-cell>
              <table:table-cell office:value-type="float" office:value="99767.1121136002">
                <text:p>99767.1121136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9728116989136">
                <text:p>4.89728116989136</text:p>
              </table:table-cell>
              <table:table-cell office:value-type="float" office:value="99882.8322144895">
                <text:p>99882.83221448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2050671577454">
                <text:p>4.92050671577454</text:p>
              </table:table-cell>
              <table:table-cell office:value-type="float" office:value="99890.0095467844">
                <text:p>99890.00954678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4372773170471">
                <text:p>4.94372773170471</text:p>
              </table:table-cell>
              <table:table-cell office:value-type="float" office:value="99909.4960778677">
                <text:p>99909.4960778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6696829795837">
                <text:p>4.96696829795837</text:p>
              </table:table-cell>
              <table:table-cell office:value-type="float" office:value="99825.4506657913">
                <text:p>99825.45066579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9020290374756">
                <text:p>4.99020290374756</text:p>
              </table:table-cell>
              <table:table-cell office:value-type="float" office:value="99851.059279858">
                <text:p>99851.05927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1291918754578">
                <text:p>5.01291918754578</text:p>
              </table:table-cell>
              <table:table-cell office:value-type="float" office:value="102129.380870916">
                <text:p>102129.3808709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3522539138794">
                <text:p>5.03522539138794</text:p>
              </table:table-cell>
              <table:table-cell office:value-type="float" office:value="104006.939792003">
                <text:p>104006.9397920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5748867988586">
                <text:p>5.05748867988586</text:p>
              </table:table-cell>
              <table:table-cell office:value-type="float" office:value="104207.426509172">
                <text:p>104207.426509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796914100647">
                <text:p>5.0796914100647</text:p>
              </table:table-cell>
              <table:table-cell office:value-type="float" office:value="104491.654013423">
                <text:p>104491.6540134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0192346572876">
                <text:p>5.10192346572876</text:p>
              </table:table-cell>
              <table:table-cell office:value-type="float" office:value="104353.822923816">
                <text:p>104353.822923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2415432929993">
                <text:p>5.12415432929993</text:p>
              </table:table-cell>
              <table:table-cell office:value-type="float" office:value="104359.418723121">
                <text:p>104359.418723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4638090133667">
                <text:p>5.14638090133667</text:p>
              </table:table-cell>
              <table:table-cell office:value-type="float" office:value="104379.568570662">
                <text:p>104379.5685706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6860628128052">
                <text:p>5.16860628128052</text:p>
              </table:table-cell>
              <table:table-cell office:value-type="float" office:value="104385.167131517">
                <text:p>104385.16713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9084000587463">
                <text:p>5.19084000587463</text:p>
              </table:table-cell>
              <table:table-cell office:value-type="float" office:value="104345.989812879">
                <text:p>104345.9898128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1307134628296">
                <text:p>5.21307134628296</text:p>
              </table:table-cell>
              <table:table-cell office:value-type="float" office:value="104357.180331385">
                <text:p>104357.180331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3529982566834">
                <text:p>5.23529982566834</text:p>
              </table:table-cell>
              <table:table-cell office:value-type="float" office:value="104370.612122317">
                <text:p>104370.612122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5757718086243">
                <text:p>5.25757718086243</text:p>
              </table:table-cell>
              <table:table-cell office:value-type="float" office:value="104141.626319057">
                <text:p>104141.6263190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7977919578552">
                <text:p>5.27977919578552</text:p>
              </table:table-cell>
              <table:table-cell office:value-type="float" office:value="104495.020295956">
                <text:p>104495.0202959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0203151702881">
                <text:p>5.30203151702881</text:p>
              </table:table-cell>
              <table:table-cell office:value-type="float" office:value="104258.786067093">
                <text:p>104258.7860670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3242723941803">
                <text:p>5.3242723941803</text:p>
              </table:table-cell>
              <table:table-cell office:value-type="float" office:value="104312.432652624">
                <text:p>104312.4326526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34650301933289">
                <text:p>5.34650301933289</text:p>
              </table:table-cell>
              <table:table-cell office:value-type="float" office:value="104360.537954999">
                <text:p>104360.537954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36875367164612">
                <text:p>5.36875367164612</text:p>
              </table:table-cell>
              <table:table-cell office:value-type="float" office:value="104266.606090479">
                <text:p>104266.6060904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39098691940308">
                <text:p>5.39098691940308</text:p>
              </table:table-cell>
              <table:table-cell office:value-type="float" office:value="104348.227724577">
                <text:p>104348.227724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1321516036987">
                <text:p>5.41321516036987</text:p>
              </table:table-cell>
              <table:table-cell office:value-type="float" office:value="104371.731594302">
                <text:p>104371.7315943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3545007705689">
                <text:p>5.43545007705689</text:p>
              </table:table-cell>
              <table:table-cell office:value-type="float" office:value="104340.395453571">
                <text:p>104340.395453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45770835876465">
                <text:p>5.45770835876465</text:p>
              </table:table-cell>
              <table:table-cell office:value-type="float" office:value="104230.866985154">
                <text:p>104230.866985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47994518280029">
                <text:p>5.47994518280029</text:p>
              </table:table-cell>
              <table:table-cell office:value-type="float" office:value="104331.445726294">
                <text:p>104331.445726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50217723846436">
                <text:p>5.50217723846436</text:p>
              </table:table-cell>
              <table:table-cell office:value-type="float" office:value="104353.822923816">
                <text:p>104353.822923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2440571784973">
                <text:p>5.52440571784973</text:p>
              </table:table-cell>
              <table:table-cell office:value-type="float" office:value="104370.612122317">
                <text:p>104370.612122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54663300514221">
                <text:p>5.54663300514221</text:p>
              </table:table-cell>
              <table:table-cell office:value-type="float" office:value="104376.209722401">
                <text:p>104376.2097224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56886553764343">
                <text:p>5.56886553764343</text:p>
              </table:table-cell>
              <table:table-cell office:value-type="float" office:value="104351.584772118">
                <text:p>104351.5847721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59109544754028">
                <text:p>5.59109544754028</text:p>
              </table:table-cell>
              <table:table-cell office:value-type="float" office:value="104363.895794678">
                <text:p>104363.8957946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61335468292236">
                <text:p>5.61335468292236</text:p>
              </table:table-cell>
              <table:table-cell office:value-type="float" office:value="104226.401319595">
                <text:p>104226.401319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63559460639954">
                <text:p>5.63559460639954</text:p>
              </table:table-cell>
              <table:table-cell office:value-type="float" office:value="104316.90569355">
                <text:p>104316.90569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65783524513245">
                <text:p>5.65783524513245</text:p>
              </table:table-cell>
              <table:table-cell office:value-type="float" office:value="104313.550876892">
                <text:p>104313.5508768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68006491661072">
                <text:p>5.68006491661072</text:p>
              </table:table-cell>
              <table:table-cell office:value-type="float" office:value="104365.015122589">
                <text:p>104365.0151225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0229935646057">
                <text:p>5.70229935646057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72453165054321">
                <text:p>5.72453165054321</text:p>
              </table:table-cell>
              <table:table-cell office:value-type="float" office:value="104352.703835966">
                <text:p>104352.7038359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74676012992859">
                <text:p>5.74676012992859</text:p>
              </table:table-cell>
              <table:table-cell office:value-type="float" office:value="104370.612122317">
                <text:p>104370.6121223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76898622512817">
                <text:p>5.76898622512817</text:p>
              </table:table-cell>
              <table:table-cell office:value-type="float" office:value="104381.807922937">
                <text:p>104381.807922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9121255874634">
                <text:p>5.79121255874634</text:p>
              </table:table-cell>
              <table:table-cell office:value-type="float" office:value="104380.688234789">
                <text:p>104380.6882347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81343793869019">
                <text:p>5.81343793869019</text:p>
              </table:table-cell>
              <table:table-cell office:value-type="float" office:value="104385.167131517">
                <text:p>104385.1671315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83566856384277">
                <text:p>5.83566856384277</text:p>
              </table:table-cell>
              <table:table-cell office:value-type="float" office:value="104360.537954999">
                <text:p>104360.5379549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5789775848389">
                <text:p>5.85789775848389</text:p>
              </table:table-cell>
              <table:table-cell office:value-type="float" office:value="104367.253850444">
                <text:p>104367.253850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8012409210205">
                <text:p>5.88012409210205</text:p>
              </table:table-cell>
              <table:table-cell office:value-type="float" office:value="104380.688234789">
                <text:p>104380.688234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90237855911255">
                <text:p>5.90237855911255</text:p>
              </table:table-cell>
              <table:table-cell office:value-type="float" office:value="104248.733474749">
                <text:p>104248.7334747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92463493347168">
                <text:p>5.92463493347168</text:p>
              </table:table-cell>
              <table:table-cell office:value-type="float" office:value="104239.799464381">
                <text:p>104239.7994643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94687819480896">
                <text:p>5.94687819480896</text:p>
              </table:table-cell>
              <table:table-cell office:value-type="float" office:value="104301.251728388">
                <text:p>104301.2517283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6911215782166">
                <text:p>5.96911215782166</text:p>
              </table:table-cell>
              <table:table-cell office:value-type="float" office:value="104344.870893026">
                <text:p>104344.870893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9188995361328">
                <text:p>5.99188995361328</text:p>
              </table:table-cell>
              <table:table-cell office:value-type="float" office:value="101853.577985493">
                <text:p>101853.577985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01354479789734">
                <text:p>6.01354479789734</text:p>
              </table:table-cell>
              <table:table-cell office:value-type="float" office:value="107135.38132934">
                <text:p>107135.381329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3485751152039">
                <text:p>6.03485751152039</text:p>
              </table:table-cell>
              <table:table-cell office:value-type="float" office:value="108855.213889386">
                <text:p>108855.2138893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5612206459045">
                <text:p>6.05612206459045</text:p>
              </table:table-cell>
              <table:table-cell office:value-type="float" office:value="109101.752214374">
                <text:p>109101.752214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07740092277527">
                <text:p>6.07740092277527</text:p>
              </table:table-cell>
              <table:table-cell office:value-type="float" office:value="109028.406498599">
                <text:p>109028.4064985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09864401817322">
                <text:p>6.09864401817322</text:p>
              </table:table-cell>
              <table:table-cell office:value-type="float" office:value="109211.956004489">
                <text:p>109211.9560044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11987280845642">
                <text:p>6.11987280845642</text:p>
              </table:table-cell>
              <table:table-cell office:value-type="float" office:value="109285.548966757">
                <text:p>109285.5489667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4110803604126">
                <text:p>6.14110803604126</text:p>
              </table:table-cell>
              <table:table-cell office:value-type="float" office:value="109252.419863698">
                <text:p>109252.4198636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6233563423157">
                <text:p>6.16233563423157</text:p>
              </table:table-cell>
              <table:table-cell office:value-type="float" office:value="109291.686190824">
                <text:p>109291.6861908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18355917930603">
                <text:p>6.18355917930603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2047905921936">
                <text:p>6.2047905921936</text:p>
              </table:table-cell>
              <table:table-cell office:value-type="float" office:value="109272.049499725">
                <text:p>109272.0494997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22604489326477">
                <text:p>6.22604489326477</text:p>
              </table:table-cell>
              <table:table-cell office:value-type="float" office:value="109154.377376692">
                <text:p>109154.3773766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24729442596436">
                <text:p>6.24729442596436</text:p>
              </table:table-cell>
              <table:table-cell office:value-type="float" office:value="109178.871497975">
                <text:p>109178.8714979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26852560043335">
                <text:p>6.26852560043335</text:p>
              </table:table-cell>
              <table:table-cell office:value-type="float" office:value="109273.276586188">
                <text:p>109273.2765861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28971576690674">
                <text:p>6.28971576690674</text:p>
              </table:table-cell>
              <table:table-cell office:value-type="float" office:value="109484.746281419">
                <text:p>109484.7462814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31094121932983">
                <text:p>6.31094121932983</text:p>
              </table:table-cell>
              <table:table-cell office:value-type="float" office:value="109302.734931368">
                <text:p>109302.7349313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33217239379883">
                <text:p>6.33217239379883</text:p>
              </table:table-cell>
              <table:table-cell office:value-type="float" office:value="109273.276586188">
                <text:p>109273.2765861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35339641571045">
                <text:p>6.35339641571045</text:p>
              </table:table-cell>
              <table:table-cell office:value-type="float" office:value="109310.101999551">
                <text:p>109310.1019995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7463235855103">
                <text:p>6.37463235855103</text:p>
              </table:table-cell>
              <table:table-cell office:value-type="float" office:value="109248.740092062">
                <text:p>109248.7400920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39586186408997">
                <text:p>6.39586186408997</text:p>
              </table:table-cell>
              <table:table-cell office:value-type="float" office:value="109281.866963153">
                <text:p>109281.8669631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41708588600159">
                <text:p>6.41708588600159</text:p>
              </table:table-cell>
              <table:table-cell office:value-type="float" office:value="109310.101999551">
                <text:p>109310.1019995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43830871582031">
                <text:p>6.43830871582031</text:p>
              </table:table-cell>
              <table:table-cell office:value-type="float" office:value="109316.241981688">
                <text:p>109316.2419816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45954656600952">
                <text:p>6.45954656600952</text:p>
              </table:table-cell>
              <table:table-cell office:value-type="float" office:value="109238.928579447">
                <text:p>109238.928579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48076915740967">
                <text:p>6.48076915740967</text:p>
              </table:table-cell>
              <table:table-cell office:value-type="float" office:value="109317.470060889">
                <text:p>109317.4700608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50199222564697">
                <text:p>6.50199222564697</text:p>
              </table:table-cell>
              <table:table-cell office:value-type="float" office:value="109315.01393008">
                <text:p>109315.01393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52321457862854">
                <text:p>6.52321457862854</text:p>
              </table:table-cell>
              <table:table-cell office:value-type="float" office:value="109318.698167683">
                <text:p>109318.6981676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54443740844727">
                <text:p>6.54443740844727</text:p>
              </table:table-cell>
              <table:table-cell office:value-type="float" office:value="109316.241981688">
                <text:p>109316.241981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5656578540802">
                <text:p>6.5656578540802</text:p>
              </table:table-cell>
              <table:table-cell office:value-type="float" office:value="109328.524015505">
                <text:p>109328.524015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58688354492188">
                <text:p>6.58688354492188</text:p>
              </table:table-cell>
              <table:table-cell office:value-type="float" office:value="109301.507183214">
                <text:p>109301.507183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0810852050781">
                <text:p>6.60810852050781</text:p>
              </table:table-cell>
              <table:table-cell office:value-type="float" office:value="109305.190510424">
                <text:p>109305.1905104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62933707237244">
                <text:p>6.62933707237244</text:p>
              </table:table-cell>
              <table:table-cell office:value-type="float" office:value="109286.776356428">
                <text:p>109286.7763564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65052914619446">
                <text:p>6.65052914619446</text:p>
              </table:table-cell>
              <table:table-cell office:value-type="float" office:value="109474.892334001">
                <text:p>109474.892334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67175531387329">
                <text:p>6.67175531387329</text:p>
              </table:table-cell>
              <table:table-cell office:value-type="float" office:value="109299.051769648">
                <text:p>109299.0517696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69297695159912">
                <text:p>6.69297695159912</text:p>
              </table:table-cell>
              <table:table-cell office:value-type="float" office:value="109322.382653634">
                <text:p>109322.3826536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71416568756104">
                <text:p>6.71416568756104</text:p>
              </table:table-cell>
              <table:table-cell office:value-type="float" office:value="109492.137906202">
                <text:p>109492.137906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7354211807251">
                <text:p>6.7354211807251</text:p>
              </table:table-cell>
              <table:table-cell office:value-type="float" office:value="109148.255563532">
                <text:p>109148.255563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75666284561157">
                <text:p>6.75666284561157</text:p>
              </table:table-cell>
              <table:table-cell office:value-type="float" office:value="109219.310840236">
                <text:p>109219.3108402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77788949012756">
                <text:p>6.77788949012756</text:p>
              </table:table-cell>
              <table:table-cell office:value-type="float" office:value="109296.596466399">
                <text:p>109296.5964663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79911303520203">
                <text:p>6.79911303520203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82029914855957">
                <text:p>6.82029914855957</text:p>
              </table:table-cell>
              <table:table-cell office:value-type="float" office:value="109505.691810806">
                <text:p>109505.6918108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8415265083313">
                <text:p>6.8415265083313</text:p>
              </table:table-cell>
              <table:table-cell office:value-type="float" office:value="109292.913718355">
                <text:p>109292.913718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8627564907074">
                <text:p>6.8627564907074</text:p>
              </table:table-cell>
              <table:table-cell office:value-type="float" office:value="109279.412431916">
                <text:p>109279.4124319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88398170471191">
                <text:p>6.88398170471191</text:p>
              </table:table-cell>
              <table:table-cell office:value-type="float" office:value="109303.962707105">
                <text:p>109303.962707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0520405769348">
                <text:p>6.90520405769348</text:p>
              </table:table-cell>
              <table:table-cell office:value-type="float" office:value="109318.698167683">
                <text:p>109318.698167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2642569541931">
                <text:p>6.92642569541931</text:p>
              </table:table-cell>
              <table:table-cell office:value-type="float" office:value="109322.382653634">
                <text:p>109322.3826536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94764542579651">
                <text:p>6.94764542579651</text:p>
              </table:table-cell>
              <table:table-cell office:value-type="float" office:value="109332.209163839">
                <text:p>109332.2091638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6886610984802">
                <text:p>6.96886610984802</text:p>
              </table:table-cell>
              <table:table-cell office:value-type="float" office:value="109327.295687931">
                <text:p>109327.2956879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9012589454651">
                <text:p>6.99012589454651</text:p>
              </table:table-cell>
              <table:table-cell office:value-type="float" office:value="109126.222720646">
                <text:p>109126.2227206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0157613754272">
                <text:p>20.0157613754272</text:p>
              </table:table-cell>
              <table:table-cell office:value-type="float" office:value="178.110312038544">
                <text:p>178.1103120385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0449724197388">
                <text:p>20.0449724197388</text:p>
              </table:table-cell>
              <table:table-cell office:value-type="float" office:value="79422.0150179562">
                <text:p>79422.01501795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0741722583771">
                <text:p>20.0741722583771</text:p>
              </table:table-cell>
              <table:table-cell office:value-type="float" office:value="79452.4938557886">
                <text:p>79452.49385578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1033260822296">
                <text:p>20.1033260822296</text:p>
              </table:table-cell>
              <table:table-cell office:value-type="float" office:value="79577.8972849199">
                <text:p>79577.89728491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1324665546417">
                <text:p>20.1324665546417</text:p>
              </table:table-cell>
              <table:table-cell office:value-type="float" office:value="79614.3579002487">
                <text:p>79614.35790024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1616041660309">
                <text:p>20.1616041660309</text:p>
              </table:table-cell>
              <table:table-cell office:value-type="float" office:value="79622.1752364743">
                <text:p>79622.17523647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907429695129">
                <text:p>20.1907429695129</text:p>
              </table:table-cell>
              <table:table-cell office:value-type="float" office:value="79618.9178264889">
                <text:p>79618.91782648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2198758125305">
                <text:p>20.2198758125305</text:p>
              </table:table-cell>
              <table:table-cell office:value-type="float" office:value="79635.2075422286">
                <text:p>79635.20754222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490072250366">
                <text:p>20.2490072250366</text:p>
              </table:table-cell>
              <table:table-cell office:value-type="float" office:value="79639.1180658995">
                <text:p>79639.1180658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2781374454498">
                <text:p>20.2781374454498</text:p>
              </table:table-cell>
              <table:table-cell office:value-type="float" office:value="79642.3771290135">
                <text:p>79642.37712901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3072710037231">
                <text:p>20.3072710037231</text:p>
              </table:table-cell>
              <table:table-cell office:value-type="float" office:value="79633.2524244036">
                <text:p>79633.25242440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3364028930664">
                <text:p>20.3364028930664</text:p>
              </table:table-cell>
              <table:table-cell office:value-type="float" office:value="79637.814515337">
                <text:p>79637.8145153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3655557632446">
                <text:p>20.3655557632446</text:p>
              </table:table-cell>
              <table:table-cell office:value-type="float" office:value="79580.5005070496">
                <text:p>79580.50050704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3946950435638">
                <text:p>20.3946950435638</text:p>
              </table:table-cell>
              <table:table-cell office:value-type="float" office:value="79617.6149371211">
                <text:p>79617.6149371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4237968921661">
                <text:p>20.4237968921661</text:p>
              </table:table-cell>
              <table:table-cell office:value-type="float" office:value="79720.0216283528">
                <text:p>79720.02162835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4529557228088">
                <text:p>20.4529557228088</text:p>
              </table:table-cell>
              <table:table-cell office:value-type="float" office:value="79564.2331624435">
                <text:p>79564.2331624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4820990562439">
                <text:p>20.4820990562439</text:p>
              </table:table-cell>
              <table:table-cell office:value-type="float" office:value="79606.5420988907">
                <text:p>79606.54209889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511234998703">
                <text:p>20.511234998703</text:p>
              </table:table-cell>
              <table:table-cell office:value-type="float" office:value="79626.7360582628">
                <text:p>79626.73605826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5403687953949">
                <text:p>20.5403687953949</text:p>
              </table:table-cell>
              <table:table-cell office:value-type="float" office:value="79632.6007397951">
                <text:p>79632.6007397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5695316791534">
                <text:p>20.5695316791534</text:p>
              </table:table-cell>
              <table:table-cell office:value-type="float" office:value="79553.1751663696">
                <text:p>79553.17516636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5986659526825">
                <text:p>20.5986659526825</text:p>
              </table:table-cell>
              <table:table-cell office:value-type="float" office:value="79631.2974025761">
                <text:p>79631.29740257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6278262138367">
                <text:p>20.6278262138367</text:p>
              </table:table-cell>
              <table:table-cell office:value-type="float" office:value="79560.3299892893">
                <text:p>79560.3299892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6569793224335">
                <text:p>20.6569793224335</text:p>
              </table:table-cell>
              <table:table-cell office:value-type="float" office:value="79579.84968555">
                <text:p>79579.849685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6861236095428">
                <text:p>20.6861236095428</text:p>
              </table:table-cell>
              <table:table-cell office:value-type="float" office:value="79603.9371727749">
                <text:p>79603.93717277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7152607440948">
                <text:p>20.7152607440948</text:p>
              </table:table-cell>
              <table:table-cell office:value-type="float" office:value="79623.4782751002">
                <text:p>79623.47827510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7443990707397">
                <text:p>20.7443990707397</text:p>
              </table:table-cell>
              <table:table-cell office:value-type="float" office:value="79620.2207584994">
                <text:p>79620.22075849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7735328674316">
                <text:p>20.7735328674316</text:p>
              </table:table-cell>
              <table:table-cell office:value-type="float" office:value="79632.6007397951">
                <text:p>79632.60073979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8026633262634">
                <text:p>20.8026633262634</text:p>
              </table:table-cell>
              <table:table-cell office:value-type="float" office:value="79641.7252950516">
                <text:p>79641.72529505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831803560257">
                <text:p>20.831803560257</text:p>
              </table:table-cell>
              <table:table-cell office:value-type="float" office:value="79615.0092863045">
                <text:p>79615.0092863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8609380722046">
                <text:p>20.8609380722046</text:p>
              </table:table-cell>
              <table:table-cell office:value-type="float" office:value="79630.6457499652">
                <text:p>79630.6457499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8901000022888">
                <text:p>20.8901000022888</text:p>
              </table:table-cell>
              <table:table-cell office:value-type="float" office:value="79555.7767712609">
                <text:p>79555.77677126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9192595481873">
                <text:p>20.9192595481873</text:p>
              </table:table-cell>
              <table:table-cell office:value-type="float" office:value="79562.2815279958">
                <text:p>79562.28152799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9484045505524">
                <text:p>20.9484045505524</text:p>
              </table:table-cell>
              <table:table-cell office:value-type="float" office:value="79601.9835900624">
                <text:p>79601.98359006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9775440692902">
                <text:p>20.9775440692902</text:p>
              </table:table-cell>
              <table:table-cell office:value-type="float" office:value="79616.9635084274">
                <text:p>79616.96350842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0065188407898">
                <text:p>21.0065188407898</text:p>
              </table:table-cell>
              <table:table-cell office:value-type="float" office:value="80069.6564605979">
                <text:p>80069.65646059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.0340151786804">
                <text:p>21.0340151786804</text:p>
              </table:table-cell>
              <table:table-cell office:value-type="float" office:value="84374.87236404">
                <text:p>84374.872364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0614750385284">
                <text:p>21.0614750385284</text:p>
              </table:table-cell>
              <table:table-cell office:value-type="float" office:value="84486.9570653354">
                <text:p>84486.95706533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889475345612">
                <text:p>21.0889475345612</text:p>
              </table:table-cell>
              <table:table-cell office:value-type="float" office:value="84448.096643177">
                <text:p>84448.0966431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163895130157">
                <text:p>21.1163895130157</text:p>
              </table:table-cell>
              <table:table-cell office:value-type="float" office:value="84542.0093831451">
                <text:p>84542.00938314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438200473785">
                <text:p>21.1438200473785</text:p>
              </table:table-cell>
              <table:table-cell office:value-type="float" office:value="84577.2805340194">
                <text:p>84577.28053401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1712472438812">
                <text:p>21.1712472438812</text:p>
              </table:table-cell>
              <table:table-cell office:value-type="float" office:value="84587.573497453">
                <text:p>84587.5734974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1986813545227">
                <text:p>21.1986813545227</text:p>
              </table:table-cell>
              <table:table-cell office:value-type="float" office:value="84566.2551383107">
                <text:p>84566.25513831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2261102199554">
                <text:p>21.2261102199554</text:p>
              </table:table-cell>
              <table:table-cell office:value-type="float" office:value="84582.4267025946">
                <text:p>84582.4267025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2535362243652">
                <text:p>21.2535362243652</text:p>
              </table:table-cell>
              <table:table-cell office:value-type="float" office:value="84591.2501629967">
                <text:p>84591.25016299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2809631824493">
                <text:p>21.2809631824493</text:p>
              </table:table-cell>
              <table:table-cell office:value-type="float" office:value="84588.3088049932">
                <text:p>84588.30880499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3083872795105">
                <text:p>21.3083872795105</text:p>
              </table:table-cell>
              <table:table-cell office:value-type="float" office:value="84597.133492719">
                <text:p>84597.1334927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3358159065247">
                <text:p>21.3358159065247</text:p>
              </table:table-cell>
              <table:table-cell office:value-type="float" office:value="84583.1619206565">
                <text:p>84583.1619206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3632681369781">
                <text:p>21.3632681369781</text:p>
              </table:table-cell>
              <table:table-cell office:value-type="float" office:value="84510.4372823359">
                <text:p>84510.43728233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3906984329224">
                <text:p>21.3906984329224</text:p>
              </table:table-cell>
              <table:table-cell office:value-type="float" office:value="84578.0156626192">
                <text:p>84578.01566261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4181318283081">
                <text:p>21.4181318283081</text:p>
              </table:table-cell>
              <table:table-cell office:value-type="float" office:value="84568.4599874852">
                <text:p>84568.45998748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4455583095551">
                <text:p>21.4455583095551</text:p>
              </table:table-cell>
              <table:table-cell office:value-type="float" office:value="84589.7794584257">
                <text:p>84589.77945842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4729862213135">
                <text:p>21.4729862213135</text:p>
              </table:table-cell>
              <table:table-cell office:value-type="float" office:value="84585.3676515329">
                <text:p>84585.36765153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.5004136562347">
                <text:p>21.5004136562347</text:p>
              </table:table-cell>
              <table:table-cell office:value-type="float" office:value="84586.8382026965">
                <text:p>84586.83820269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.5278382301331">
                <text:p>21.5278382301331</text:p>
              </table:table-cell>
              <table:table-cell office:value-type="float" office:value="84595.6625835673">
                <text:p>84595.66258356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.5552628040314">
                <text:p>21.5552628040314</text:p>
              </table:table-cell>
              <table:table-cell office:value-type="float" office:value="84595.6625835673">
                <text:p>84595.66258356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.5826904773712">
                <text:p>21.5826904773712</text:p>
              </table:table-cell>
              <table:table-cell office:value-type="float" office:value="84586.1029207232">
                <text:p>84586.1029207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.6101157665253">
                <text:p>21.6101157665253</text:p>
              </table:table-cell>
              <table:table-cell office:value-type="float" office:value="84593.4563157437">
                <text:p>84593.45631574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.637547492981">
                <text:p>21.637547492981</text:p>
              </table:table-cell>
              <table:table-cell office:value-type="float" office:value="84573.6050826981">
                <text:p>84573.60508269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.6649796962738">
                <text:p>21.6649796962738</text:p>
              </table:table-cell>
              <table:table-cell office:value-type="float" office:value="84572.134991613">
                <text:p>84572.1349916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.6924068927765">
                <text:p>21.6924068927765</text:p>
              </table:table-cell>
              <table:table-cell office:value-type="float" office:value="84587.573497453">
                <text:p>84587.5734974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.7198362350464">
                <text:p>21.7198362350464</text:p>
              </table:table-cell>
              <table:table-cell office:value-type="float" office:value="84580.9563048146">
                <text:p>84580.95630481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.7472639083862">
                <text:p>21.7472639083862</text:p>
              </table:table-cell>
              <table:table-cell office:value-type="float" office:value="84586.1029207232">
                <text:p>84586.10292072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.7746913433075">
                <text:p>21.7746913433075</text:p>
              </table:table-cell>
              <table:table-cell office:value-type="float" office:value="84586.8382026965">
                <text:p>84586.83820269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8021178245544">
                <text:p>21.8021178245544</text:p>
              </table:table-cell>
              <table:table-cell office:value-type="float" office:value="84589.7794584257">
                <text:p>84589.77945842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.8295423984528">
                <text:p>21.8295423984528</text:p>
              </table:table-cell>
              <table:table-cell office:value-type="float" office:value="84595.6625835673">
                <text:p>84595.6625835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8569962978363">
                <text:p>21.8569962978363</text:p>
              </table:table-cell>
              <table:table-cell office:value-type="float" office:value="84505.2998697351">
                <text:p>84505.29986973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8844337463379">
                <text:p>21.8844337463379</text:p>
              </table:table-cell>
              <table:table-cell office:value-type="float" office:value="84555.9673621189">
                <text:p>84555.96736211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9118647575378">
                <text:p>21.9118647575378</text:p>
              </table:table-cell>
              <table:table-cell office:value-type="float" office:value="84575.8103151564">
                <text:p>84575.81031515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.939288854599">
                <text:p>21.939288854599</text:p>
              </table:table-cell>
              <table:table-cell office:value-type="float" office:value="84597.133492719">
                <text:p>84597.1334927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9667224884033">
                <text:p>21.9667224884033</text:p>
              </table:table-cell>
              <table:table-cell office:value-type="float" office:value="84567.7250249859">
                <text:p>84567.72502498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9941835403442">
                <text:p>21.9941835403442</text:p>
              </table:table-cell>
              <table:table-cell office:value-type="float" office:value="84483.2894599757">
                <text:p>84483.28945997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.018027305603">
                <text:p>22.018027305603</text:p>
              </table:table-cell>
              <table:table-cell office:value-type="float" office:value="97300.0687944965">
                <text:p>97300.06879449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.0408866405487">
                <text:p>22.0408866405487</text:p>
              </table:table-cell>
              <table:table-cell office:value-type="float" office:value="101490.266690308">
                <text:p>101490.266690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.0637404918671">
                <text:p>22.0637404918671</text:p>
              </table:table-cell>
              <table:table-cell office:value-type="float" office:value="101514.618594559">
                <text:p>101514.618594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.086564540863">
                <text:p>22.086564540863</text:p>
              </table:table-cell>
              <table:table-cell office:value-type="float" office:value="101647.170509031">
                <text:p>101647.1705090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.1093766689301">
                <text:p>22.1093766689301</text:p>
              </table:table-cell>
              <table:table-cell office:value-type="float" office:value="101700.288249496">
                <text:p>101700.2882494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.1321704387665">
                <text:p>22.1321704387665</text:p>
              </table:table-cell>
              <table:table-cell office:value-type="float" office:value="101782.198234384">
                <text:p>101782.1982343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.15496134758">
                <text:p>22.15496134758</text:p>
              </table:table-cell>
              <table:table-cell office:value-type="float" office:value="101794.975311742">
                <text:p>101794.9753117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.1777489185333">
                <text:p>22.1777489185333</text:p>
              </table:table-cell>
              <table:table-cell office:value-type="float" office:value="101809.885957019">
                <text:p>101809.885957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.2005395889282">
                <text:p>22.2005395889282</text:p>
              </table:table-cell>
              <table:table-cell office:value-type="float" office:value="101796.040212991">
                <text:p>101796.040212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.2233326435089">
                <text:p>22.2233326435089</text:p>
              </table:table-cell>
              <table:table-cell office:value-type="float" office:value="101785.39220301">
                <text:p>101785.392203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.2461211681366">
                <text:p>22.2461211681366</text:p>
              </table:table-cell>
              <table:table-cell office:value-type="float" office:value="101805.625326944">
                <text:p>101805.6253269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.2689101696014">
                <text:p>22.2689101696014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.2916984558105">
                <text:p>22.2916984558105</text:p>
              </table:table-cell>
              <table:table-cell office:value-type="float" office:value="101806.690451031">
                <text:p>101806.6904510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.3144843578339">
                <text:p>22.3144843578339</text:p>
              </table:table-cell>
              <table:table-cell office:value-type="float" office:value="101817.342917831">
                <text:p>101817.3429178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3373050689697">
                <text:p>22.3373050689697</text:p>
              </table:table-cell>
              <table:table-cell office:value-type="float" office:value="101662.037882508">
                <text:p>101662.037882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360107421875">
                <text:p>22.360107421875</text:p>
              </table:table-cell>
              <table:table-cell office:value-type="float" office:value="101743.886240067">
                <text:p>101743.8862400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3829119205475">
                <text:p>22.3829119205475</text:p>
              </table:table-cell>
              <table:table-cell office:value-type="float" office:value="101734.31274765">
                <text:p>101734.312747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4057323932648">
                <text:p>22.4057323932648</text:p>
              </table:table-cell>
              <table:table-cell office:value-type="float" office:value="101663.100004179">
                <text:p>101663.1000041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4285309314728">
                <text:p>22.4285309314728</text:p>
              </table:table-cell>
              <table:table-cell office:value-type="float" office:value="101760.910231741">
                <text:p>101760.9102317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4513230323792">
                <text:p>22.4513230323792</text:p>
              </table:table-cell>
              <table:table-cell office:value-type="float" office:value="101789.65113968">
                <text:p>101789.65113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4741182327271">
                <text:p>22.4741182327271</text:p>
              </table:table-cell>
              <table:table-cell office:value-type="float" office:value="101775.810898442">
                <text:p>101775.8108984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4969089031219">
                <text:p>22.4969089031219</text:p>
              </table:table-cell>
              <table:table-cell office:value-type="float" office:value="101796.040212991">
                <text:p>101796.040212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5196588039398">
                <text:p>22.5196588039398</text:p>
              </table:table-cell>
              <table:table-cell office:value-type="float" office:value="101978.466568854">
                <text:p>101978.4665688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5424444675446">
                <text:p>22.5424444675446</text:p>
              </table:table-cell>
              <table:table-cell office:value-type="float" office:value="101818.408287119">
                <text:p>101818.408287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5652318000793">
                <text:p>22.5652318000793</text:p>
              </table:table-cell>
              <table:table-cell office:value-type="float" office:value="101810.951170261">
                <text:p>101810.9511702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5880188941956">
                <text:p>22.5880188941956</text:p>
              </table:table-cell>
              <table:table-cell office:value-type="float" office:value="101812.016405792">
                <text:p>101812.016405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6108090877533">
                <text:p>22.6108090877533</text:p>
              </table:table-cell>
              <table:table-cell office:value-type="float" office:value="101798.170082332">
                <text:p>101798.1700823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336052417755">
                <text:p>22.6336052417755</text:p>
              </table:table-cell>
              <table:table-cell office:value-type="float" office:value="101771.553119836">
                <text:p>101771.5531198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564002037048">
                <text:p>22.6564002037048</text:p>
              </table:table-cell>
              <table:table-cell office:value-type="float" office:value="101776.87539876">
                <text:p>101776.875398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6791932582855">
                <text:p>22.6791932582855</text:p>
              </table:table-cell>
              <table:table-cell office:value-type="float" office:value="101785.39220301">
                <text:p>101785.392203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7019805908203">
                <text:p>22.7019805908203</text:p>
              </table:table-cell>
              <table:table-cell office:value-type="float" office:value="101810.951170261">
                <text:p>101810.9511702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7247722148895">
                <text:p>22.7247722148895</text:p>
              </table:table-cell>
              <table:table-cell office:value-type="float" office:value="101791.780741671">
                <text:p>101791.7807416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475650310516">
                <text:p>22.7475650310516</text:p>
              </table:table-cell>
              <table:table-cell office:value-type="float" office:value="101786.456903766">
                <text:p>101786.4569037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7703535556793">
                <text:p>22.7703535556793</text:p>
              </table:table-cell>
              <table:table-cell office:value-type="float" office:value="101805.625326944">
                <text:p>101805.6253269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793142080307">
                <text:p>22.793142080307</text:p>
              </table:table-cell>
              <table:table-cell office:value-type="float" office:value="101805.625326944">
                <text:p>101805.625326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8159284591675">
                <text:p>22.8159284591675</text:p>
              </table:table-cell>
              <table:table-cell office:value-type="float" office:value="101815.212246136">
                <text:p>101815.2122461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8387222290039">
                <text:p>22.8387222290039</text:p>
              </table:table-cell>
              <table:table-cell office:value-type="float" office:value="101782.198234384">
                <text:p>101782.1982343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8615143299103">
                <text:p>22.8615143299103</text:p>
              </table:table-cell>
              <table:table-cell office:value-type="float" office:value="101789.65113968">
                <text:p>101789.651139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8843059539795">
                <text:p>22.8843059539795</text:p>
              </table:table-cell>
              <table:table-cell office:value-type="float" office:value="101791.780741671">
                <text:p>101791.7807416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.9071359634399">
                <text:p>22.9071359634399</text:p>
              </table:table-cell>
              <table:table-cell office:value-type="float" office:value="101620.632440787">
                <text:p>101620.6324407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.9299371242523">
                <text:p>22.9299371242523</text:p>
              </table:table-cell>
              <table:table-cell office:value-type="float" office:value="101749.205625556">
                <text:p>101749.2056255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.9527325630188">
                <text:p>22.9527325630188</text:p>
              </table:table-cell>
              <table:table-cell office:value-type="float" office:value="101774.746420391">
                <text:p>101774.7464203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.9755511283874">
                <text:p>22.9755511283874</text:p>
              </table:table-cell>
              <table:table-cell office:value-type="float" office:value="101671.59777657">
                <text:p>101671.597776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.9983637332916">
                <text:p>22.9983637332916</text:p>
              </table:table-cell>
              <table:table-cell office:value-type="float" office:value="101698.162474003">
                <text:p>101698.1624740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0217471122742">
                <text:p>23.0217471122742</text:p>
              </table:table-cell>
              <table:table-cell office:value-type="float" office:value="99215.7720974337">
                <text:p>99215.77209743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045111656189">
                <text:p>23.045111656189</text:p>
              </table:table-cell>
              <table:table-cell office:value-type="float" office:value="99295.7537908937">
                <text:p>99295.75379089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0685021877289">
                <text:p>23.0685021877289</text:p>
              </table:table-cell>
              <table:table-cell office:value-type="float" office:value="99185.4330475909">
                <text:p>99185.43304759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0918524265289">
                <text:p>23.0918524265289</text:p>
              </table:table-cell>
              <table:table-cell office:value-type="float" office:value="99356.5855949682">
                <text:p>99356.58559496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1152155399322">
                <text:p>23.1152155399322</text:p>
              </table:table-cell>
              <table:table-cell office:value-type="float" office:value="99301.8336190709">
                <text:p>99301.83361907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1385607719421">
                <text:p>23.1385607719421</text:p>
              </table:table-cell>
              <table:table-cell office:value-type="float" office:value="99377.8943390831">
                <text:p>99377.89433908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1619141101837">
                <text:p>23.1619141101837</text:p>
              </table:table-cell>
              <table:table-cell office:value-type="float" office:value="99343.399046462">
                <text:p>99343.3990464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1853675842285">
                <text:p>23.1853675842285</text:p>
              </table:table-cell>
              <table:table-cell office:value-type="float" office:value="98919.2473391548">
                <text:p>98919.24733915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2087144851685">
                <text:p>23.2087144851685</text:p>
              </table:table-cell>
              <table:table-cell office:value-type="float" office:value="99370.7904088885">
                <text:p>99370.79040888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232052564621">
                <text:p>23.232052564621</text:p>
              </table:table-cell>
              <table:table-cell office:value-type="float" office:value="99408.3512621696">
                <text:p>99408.3512621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2553911209106">
                <text:p>23.2553911209106</text:p>
              </table:table-cell>
              <table:table-cell office:value-type="float" office:value="99406.3202198409">
                <text:p>99406.32021984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2787265777588">
                <text:p>23.2787265777588</text:p>
              </table:table-cell>
              <table:table-cell office:value-type="float" office:value="99419.5234786873">
                <text:p>99419.52347868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3020589351654">
                <text:p>23.3020589351654</text:p>
              </table:table-cell>
              <table:table-cell office:value-type="float" office:value="99432.730245343">
                <text:p>99432.7302453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3253903388977">
                <text:p>23.3253903388977</text:p>
              </table:table-cell>
              <table:table-cell office:value-type="float" office:value="99436.7945717818">
                <text:p>99436.79457178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3487207889557">
                <text:p>23.3487207889557</text:p>
              </table:table-cell>
              <table:table-cell office:value-type="float" office:value="99440.8592304941">
                <text:p>99440.85923049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3720712661743">
                <text:p>23.3720712661743</text:p>
              </table:table-cell>
              <table:table-cell office:value-type="float" office:value="99355.5711207997">
                <text:p>99355.57112079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.3954110145569">
                <text:p>23.3954110145569</text:p>
              </table:table-cell>
              <table:table-cell office:value-type="float" office:value="99401.2429770977">
                <text:p>99401.24297709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.4187445640564">
                <text:p>23.4187445640564</text:p>
              </table:table-cell>
              <table:table-cell office:value-type="float" office:value="99427.6503044918">
                <text:p>99427.65030449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.442076921463">
                <text:p>23.442076921463</text:p>
              </table:table-cell>
              <table:table-cell office:value-type="float" office:value="99432.730245343">
                <text:p>99432.7302453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4654083251953">
                <text:p>23.4654083251953</text:p>
              </table:table-cell>
              <table:table-cell office:value-type="float" office:value="99436.7945717818">
                <text:p>99436.79457178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.4887404441834">
                <text:p>23.4887404441834</text:p>
              </table:table-cell>
              <table:table-cell office:value-type="float" office:value="99433.7462958043">
                <text:p>99433.74629580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5120747089386">
                <text:p>23.5120747089386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.5354073047638">
                <text:p>23.5354073047638</text:p>
              </table:table-cell>
              <table:table-cell office:value-type="float" office:value="99431.7142156462">
                <text:p>99431.71421564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5587372779846">
                <text:p>23.5587372779846</text:p>
              </table:table-cell>
              <table:table-cell office:value-type="float" office:value="99442.8916844655">
                <text:p>99442.89168446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5820677280426">
                <text:p>23.5820677280426</text:p>
              </table:table-cell>
              <table:table-cell office:value-type="float" office:value="99440.8592304941">
                <text:p>99440.85923049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6053967475891">
                <text:p>23.6053967475891</text:p>
              </table:table-cell>
              <table:table-cell office:value-type="float" office:value="99446.9568416642">
                <text:p>99446.95684166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6287395954132">
                <text:p>23.6287395954132</text:p>
              </table:table-cell>
              <table:table-cell office:value-type="float" office:value="99388.044572911">
                <text:p>99388.0445729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6520826816559">
                <text:p>23.6520826816559</text:p>
              </table:table-cell>
              <table:table-cell office:value-type="float" office:value="99387.0294562242">
                <text:p>99387.02945622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6754183769226">
                <text:p>23.6754183769226</text:p>
              </table:table-cell>
              <table:table-cell office:value-type="float" office:value="99418.5077188716">
                <text:p>99418.50771887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6987528800964">
                <text:p>23.6987528800964</text:p>
              </table:table-cell>
              <table:table-cell office:value-type="float" office:value="99423.586725519">
                <text:p>99423.586725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7220890522003">
                <text:p>23.7220890522003</text:p>
              </table:table-cell>
              <table:table-cell office:value-type="float" office:value="99416.4762615066">
                <text:p>99416.47626150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7454223632812">
                <text:p>23.7454223632812</text:p>
              </table:table-cell>
              <table:table-cell office:value-type="float" office:value="99428.6662511368">
                <text:p>99428.66625113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7687578201294">
                <text:p>23.7687578201294</text:p>
              </table:table-cell>
              <table:table-cell office:value-type="float" office:value="99419.5234786873">
                <text:p>99419.52347868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7920899391174">
                <text:p>23.7920899391174</text:p>
              </table:table-cell>
              <table:table-cell office:value-type="float" office:value="99433.7462958043">
                <text:p>99433.74629580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8154213428497">
                <text:p>23.8154213428497</text:p>
              </table:table-cell>
              <table:table-cell office:value-type="float" office:value="99436.7945717818">
                <text:p>99436.79457178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8387937545776">
                <text:p>23.8387937545776</text:p>
              </table:table-cell>
              <table:table-cell office:value-type="float" office:value="99262.3280390897">
                <text:p>99262.32803908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8621399402618">
                <text:p>23.8621399402618</text:p>
              </table:table-cell>
              <table:table-cell office:value-type="float" office:value="99373.8348260332">
                <text:p>99373.83482603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8854854106903">
                <text:p>23.8854854106903</text:p>
              </table:table-cell>
              <table:table-cell office:value-type="float" office:value="99376.8794297269">
                <text:p>99376.87942972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9088521003723">
                <text:p>23.9088521003723</text:p>
              </table:table-cell>
              <table:table-cell office:value-type="float" office:value="99286.635444407">
                <text:p>99286.6354444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9321975708008">
                <text:p>23.9321975708008</text:p>
              </table:table-cell>
              <table:table-cell office:value-type="float" office:value="99376.8794297269">
                <text:p>99376.87942972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9555349349976">
                <text:p>23.9555349349976</text:p>
              </table:table-cell>
              <table:table-cell office:value-type="float" office:value="99411.397981284">
                <text:p>99411.3979812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9788675308228">
                <text:p>23.9788675308228</text:p>
              </table:table-cell>
              <table:table-cell office:value-type="float" office:value="99431.7142156462">
                <text:p>99431.71421564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0022282600403">
                <text:p>24.0022282600403</text:p>
              </table:table-cell>
              <table:table-cell office:value-type="float" office:value="99311.968320712">
                <text:p>99311.9683207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0255365371704">
                <text:p>24.0255365371704</text:p>
              </table:table-cell>
              <table:table-cell office:value-type="float" office:value="99535.4563122686">
                <text:p>99535.45631226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0488204956055">
                <text:p>24.0488204956055</text:p>
              </table:table-cell>
              <table:table-cell office:value-type="float" office:value="99639.4151136596">
                <text:p>99639.41511365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.0720558166504">
                <text:p>24.0720558166504</text:p>
              </table:table-cell>
              <table:table-cell office:value-type="float" office:value="99847.9855524544">
                <text:p>99847.98555245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0952806472778">
                <text:p>24.0952806472778</text:p>
              </table:table-cell>
              <table:table-cell office:value-type="float" office:value="99893.0858621115">
                <text:p>99893.08586211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1184978485107">
                <text:p>24.1184978485107</text:p>
              </table:table-cell>
              <table:table-cell office:value-type="float" office:value="99925.9116861779">
                <text:p>99925.91168617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141747713089">
                <text:p>24.141747713089</text:p>
              </table:table-cell>
              <table:table-cell office:value-type="float" office:value="99785.5274464965">
                <text:p>99785.52744649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164977312088">
                <text:p>24.164977312088</text:p>
              </table:table-cell>
              <table:table-cell office:value-type="float" office:value="99872.5806716479">
                <text:p>99872.58067164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1882131099701">
                <text:p>24.1882131099701</text:p>
              </table:table-cell>
              <table:table-cell office:value-type="float" office:value="99845.9365059821">
                <text:p>99845.93650598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.2114415168762">
                <text:p>24.2114415168762</text:p>
              </table:table-cell>
              <table:table-cell office:value-type="float" office:value="99877.7061800117">
                <text:p>99877.70618001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2346620559692">
                <text:p>24.2346620559692</text:p>
              </table:table-cell>
              <table:table-cell office:value-type="float" office:value="99911.5477339466">
                <text:p>99911.54773394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.2578802108765">
                <text:p>24.2578802108765</text:p>
              </table:table-cell>
              <table:table-cell office:value-type="float" office:value="99921.807278403">
                <text:p>99921.8072784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.2811002731323">
                <text:p>24.2811002731323</text:p>
              </table:table-cell>
              <table:table-cell office:value-type="float" office:value="99913.5994742895">
                <text:p>99913.59947428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3043165206909">
                <text:p>24.3043165206909</text:p>
              </table:table-cell>
              <table:table-cell office:value-type="float" office:value="99930.0164311535">
                <text:p>99930.01643115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3275308609009">
                <text:p>24.3275308609009</text:p>
              </table:table-cell>
              <table:table-cell office:value-type="float" office:value="99938.2269328732">
                <text:p>99938.22693287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3507454395294">
                <text:p>24.3507454395294</text:p>
              </table:table-cell>
              <table:table-cell office:value-type="float" office:value="99937.2005463751">
                <text:p>99937.2005463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37397813797">
                <text:p>24.37397813797</text:p>
              </table:table-cell>
              <table:table-cell office:value-type="float" office:value="99859.2568115347">
                <text:p>99859.25681153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3972072601318">
                <text:p>24.3972072601318</text:p>
              </table:table-cell>
              <table:table-cell office:value-type="float" office:value="99874.6308118649">
                <text:p>99874.63081186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4204294681549">
                <text:p>24.4204294681549</text:p>
              </table:table-cell>
              <table:table-cell office:value-type="float" office:value="99904.3673062905">
                <text:p>99904.36730629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4436476230621">
                <text:p>24.4436476230621</text:p>
              </table:table-cell>
              <table:table-cell office:value-type="float" office:value="99921.807278403">
                <text:p>99921.8072784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.4668641090393">
                <text:p>24.4668641090393</text:p>
              </table:table-cell>
              <table:table-cell office:value-type="float" office:value="99928.9902132947">
                <text:p>99928.9902132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4900794029236">
                <text:p>24.4900794029236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5132958889008">
                <text:p>24.5132958889008</text:p>
              </table:table-cell>
              <table:table-cell office:value-type="float" office:value="99928.9902132947">
                <text:p>99928.99021329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.5365135669708">
                <text:p>24.5365135669708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.5596921443939">
                <text:p>24.5596921443939</text:p>
              </table:table-cell>
              <table:table-cell office:value-type="float" office:value="100092.424036701">
                <text:p>100092.4240367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5829074382782">
                <text:p>24.5829074382782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6061227321625">
                <text:p>24.6061227321625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.629369020462">
                <text:p>24.629369020462</text:p>
              </table:table-cell>
              <table:table-cell office:value-type="float" office:value="99800.8787512051">
                <text:p>99800.87875120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.6526083946228">
                <text:p>24.6526083946228</text:p>
              </table:table-cell>
              <table:table-cell office:value-type="float" office:value="99830.5713377038">
                <text:p>99830.57133770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.6758337020874">
                <text:p>24.6758337020874</text:p>
              </table:table-cell>
              <table:table-cell office:value-type="float" office:value="99891.0349641735">
                <text:p>99891.03496417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6990532875061">
                <text:p>24.6990532875061</text:p>
              </table:table-cell>
              <table:table-cell office:value-type="float" office:value="99915.6512989013">
                <text:p>99915.65129890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722275018692">
                <text:p>24.722275018692</text:p>
              </table:table-cell>
              <table:table-cell office:value-type="float" office:value="99906.4187517326">
                <text:p>99906.41875173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7454957962036">
                <text:p>24.7454957962036</text:p>
              </table:table-cell>
              <table:table-cell office:value-type="float" office:value="99910.5218953745">
                <text:p>99910.52189537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7687134742737">
                <text:p>24.7687134742737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7919363975525">
                <text:p>24.7919363975525</text:p>
              </table:table-cell>
              <table:table-cell office:value-type="float" office:value="99901.2902960864">
                <text:p>99901.29029608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8151533603668">
                <text:p>24.8151533603668</text:p>
              </table:table-cell>
              <table:table-cell office:value-type="float" office:value="99926.9378408076">
                <text:p>99926.93784080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8383777141571">
                <text:p>24.8383777141571</text:p>
              </table:table-cell>
              <table:table-cell office:value-type="float" office:value="99895.1368442665">
                <text:p>99895.13684426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8615956306458">
                <text:p>24.8615956306458</text:p>
              </table:table-cell>
              <table:table-cell office:value-type="float" office:value="99922.8333487364">
                <text:p>99922.83334873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8848104476929">
                <text:p>24.8848104476929</text:p>
              </table:table-cell>
              <table:table-cell office:value-type="float" office:value="99936.1741809592">
                <text:p>99936.1741809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9079961776733">
                <text:p>24.9079961776733</text:p>
              </table:table-cell>
              <table:table-cell office:value-type="float" office:value="100061.546561369">
                <text:p>100061.5465613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9312138557434">
                <text:p>24.9312138557434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9544303417206">
                <text:p>24.9544303417206</text:p>
              </table:table-cell>
              <table:table-cell office:value-type="float" office:value="99928.9902132947">
                <text:p>99928.99021329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9776453971863">
                <text:p>24.9776453971863</text:p>
              </table:table-cell>
              <table:table-cell office:value-type="float" office:value="99935.1478366249">
                <text:p>99935.14783662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.0017304420471">
                <text:p>25.0017304420471</text:p>
              </table:table-cell>
              <table:table-cell office:value-type="float" office:value="96325.3343892299">
                <text:p>96325.33438922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.0240006446838">
                <text:p>25.0240006446838</text:p>
              </table:table-cell>
              <table:table-cell office:value-type="float" office:value="104175.073655361">
                <text:p>104175.0736553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.0462865829468">
                <text:p>25.0462865829468</text:p>
              </table:table-cell>
              <table:table-cell office:value-type="float" office:value="104101.517855232">
                <text:p>104101.5178552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.0685338973999">
                <text:p>25.0685338973999</text:p>
              </table:table-cell>
              <table:table-cell office:value-type="float" office:value="104282.249657064">
                <text:p>104282.249657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.0907683372498">
                <text:p>25.0907683372498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.1130301952362">
                <text:p>25.1130301952362</text:p>
              </table:table-cell>
              <table:table-cell office:value-type="float" office:value="104214.122712133">
                <text:p>104214.1227121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.1352791786194">
                <text:p>25.1352791786194</text:p>
              </table:table-cell>
              <table:table-cell office:value-type="float" office:value="104274.427287048">
                <text:p>104274.4272870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.1575155258179">
                <text:p>25.1575155258179</text:p>
              </table:table-cell>
              <table:table-cell office:value-type="float" office:value="104333.683014175">
                <text:p>104333.6830141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1797137260437">
                <text:p>25.1797137260437</text:p>
              </table:table-cell>
              <table:table-cell office:value-type="float" office:value="104512.977466544">
                <text:p>104512.9774665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201945066452">
                <text:p>25.201945066452</text:p>
              </table:table-cell>
              <table:table-cell office:value-type="float" office:value="104357.180331385">
                <text:p>104357.1803313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2241749763489">
                <text:p>25.2241749763489</text:p>
              </table:table-cell>
              <table:table-cell office:value-type="float" office:value="104363.895794678">
                <text:p>104363.8957946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24640417099">
                <text:p>25.24640417099</text:p>
              </table:table-cell>
              <table:table-cell office:value-type="float" office:value="104367.253850444">
                <text:p>104367.2538504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2686610221863">
                <text:p>25.2686610221863</text:p>
              </table:table-cell>
              <table:table-cell office:value-type="float" office:value="104237.566201046">
                <text:p>104237.5662010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2908983230591">
                <text:p>25.2908983230591</text:p>
              </table:table-cell>
              <table:table-cell office:value-type="float" office:value="104329.208534363">
                <text:p>104329.2085343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3131325244904">
                <text:p>25.3131325244904</text:p>
              </table:table-cell>
              <table:table-cell office:value-type="float" office:value="104343.751997169">
                <text:p>104343.7519971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3353960514069">
                <text:p>25.3353960514069</text:p>
              </table:table-cell>
              <table:table-cell office:value-type="float" office:value="104206.310559006">
                <text:p>104206.3105590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3576383590698">
                <text:p>25.3576383590698</text:p>
              </table:table-cell>
              <table:table-cell office:value-type="float" office:value="104305.723810443">
                <text:p>104305.7238104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3798820972443">
                <text:p>25.3798820972443</text:p>
              </table:table-cell>
              <table:table-cell office:value-type="float" office:value="104299.015831163">
                <text:p>104299.0158311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4021165370941">
                <text:p>25.4021165370941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4243516921997">
                <text:p>25.4243516921997</text:p>
              </table:table-cell>
              <table:table-cell office:value-type="float" office:value="104339.276653692">
                <text:p>104339.2766536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4466152191162">
                <text:p>25.4466152191162</text:p>
              </table:table-cell>
              <table:table-cell office:value-type="float" office:value="104206.310559006">
                <text:p>104206.3105590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4688549041748">
                <text:p>25.4688549041748</text:p>
              </table:table-cell>
              <table:table-cell office:value-type="float" office:value="104318.024013722">
                <text:p>104318.0240137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4910855293274">
                <text:p>25.4910855293274</text:p>
              </table:table-cell>
              <table:table-cell office:value-type="float" office:value="104360.537954999">
                <text:p>104360.5379549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5133128166199">
                <text:p>25.5133128166199</text:p>
              </table:table-cell>
              <table:table-cell office:value-type="float" office:value="104376.209722401">
                <text:p>104376.2097224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5355370044708">
                <text:p>25.5355370044708</text:p>
              </table:table-cell>
              <table:table-cell office:value-type="float" office:value="104390.766292979">
                <text:p>104390.7662929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5577707290649">
                <text:p>25.5577707290649</text:p>
              </table:table-cell>
              <table:table-cell office:value-type="float" office:value="104345.989812879">
                <text:p>104345.9898128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5799987316132">
                <text:p>25.5799987316132</text:p>
              </table:table-cell>
              <table:table-cell office:value-type="float" office:value="104372.851090303">
                <text:p>104372.8510903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6022257804871">
                <text:p>25.6022257804871</text:p>
              </table:table-cell>
              <table:table-cell office:value-type="float" office:value="104377.329314469">
                <text:p>104377.3293144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6244893074036">
                <text:p>25.6244893074036</text:p>
              </table:table-cell>
              <table:table-cell office:value-type="float" office:value="104206.310559006">
                <text:p>104206.310559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6467318534851">
                <text:p>25.6467318534851</text:p>
              </table:table-cell>
              <table:table-cell office:value-type="float" office:value="104304.605753977">
                <text:p>104304.60575397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6689670085907">
                <text:p>25.6689670085907</text:p>
              </table:table-cell>
              <table:table-cell office:value-type="float" office:value="104339.276653692">
                <text:p>104339.2766536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6912047863007">
                <text:p>25.6912047863007</text:p>
              </table:table-cell>
              <table:table-cell office:value-type="float" office:value="104326.971438374">
                <text:p>104326.9714383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.7134349346161">
                <text:p>25.7134349346161</text:p>
              </table:table-cell>
              <table:table-cell office:value-type="float" office:value="104362.776490777">
                <text:p>104362.7764907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7356648445129">
                <text:p>25.7356648445129</text:p>
              </table:table-cell>
              <table:table-cell office:value-type="float" office:value="104363.895794678">
                <text:p>104363.8957946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757892370224">
                <text:p>25.757892370224</text:p>
              </table:table-cell>
              <table:table-cell office:value-type="float" office:value="104375.090154351">
                <text:p>104375.0901543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.780118227005">
                <text:p>25.780118227005</text:p>
              </table:table-cell>
              <table:table-cell office:value-type="float" office:value="104382.927635108">
                <text:p>104382.9276351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.8023478984833">
                <text:p>25.8023478984833</text:p>
              </table:table-cell>
              <table:table-cell office:value-type="float" office:value="104365.015122589">
                <text:p>104365.015122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.8245851993561">
                <text:p>25.8245851993561</text:p>
              </table:table-cell>
              <table:table-cell office:value-type="float" office:value="104329.208534363">
                <text:p>104329.2085343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.8468143939972">
                <text:p>25.8468143939972</text:p>
              </table:table-cell>
              <table:table-cell office:value-type="float" office:value="104367.253850444">
                <text:p>104367.2538504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.8690412044525">
                <text:p>25.8690412044525</text:p>
              </table:table-cell>
              <table:table-cell office:value-type="float" office:value="104378.448930556">
                <text:p>104378.4489305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.8918497562408">
                <text:p>25.8918497562408</text:p>
              </table:table-cell>
              <table:table-cell office:value-type="float" office:value="101716.234398846">
                <text:p>101716.234398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.9140951633453">
                <text:p>25.9140951633453</text:p>
              </table:table-cell>
              <table:table-cell office:value-type="float" office:value="104291.190945726">
                <text:p>104291.1909457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.9363369941711">
                <text:p>25.9363369941711</text:p>
              </table:table-cell>
              <table:table-cell office:value-type="float" office:value="104307.959995283">
                <text:p>104307.9599952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.9585690498352">
                <text:p>25.9585690498352</text:p>
              </table:table-cell>
              <table:table-cell office:value-type="float" office:value="104353.822923816">
                <text:p>104353.8229238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.9808006286621">
                <text:p>25.9808006286621</text:p>
              </table:table-cell>
              <table:table-cell office:value-type="float" office:value="104356.061171525">
                <text:p>104356.0611715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0029227733612">
                <text:p>26.0029227733612</text:p>
              </table:table-cell>
              <table:table-cell office:value-type="float" office:value="104872.291161477">
                <text:p>104872.2911614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0242400169373">
                <text:p>26.0242400169373</text:p>
              </table:table-cell>
              <table:table-cell office:value-type="float" office:value="108832.081958596">
                <text:p>108832.0819585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045501947403">
                <text:p>26.045501947403</text:p>
              </table:table-cell>
              <table:table-cell office:value-type="float" office:value="109115.209634555">
                <text:p>109115.2096345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.0667476654053">
                <text:p>26.0667476654053</text:p>
              </table:table-cell>
              <table:table-cell office:value-type="float" office:value="109198.474711315">
                <text:p>109198.4747113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.0880074501038">
                <text:p>26.0880074501038</text:p>
              </table:table-cell>
              <table:table-cell office:value-type="float" office:value="109126.222720646">
                <text:p>109126.2227206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.1092448234558">
                <text:p>26.1092448234558</text:p>
              </table:table-cell>
              <table:table-cell office:value-type="float" office:value="109241.38129238">
                <text:p>109241.381292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.1304707527161">
                <text:p>26.1304707527161</text:p>
              </table:table-cell>
              <table:table-cell office:value-type="float" office:value="109300.279462641">
                <text:p>109300.2794626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.1516954898834">
                <text:p>26.1516954898834</text:p>
              </table:table-cell>
              <table:table-cell office:value-type="float" office:value="109306.418341328">
                <text:p>109306.4183413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.1729173660278">
                <text:p>26.1729173660278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.194146156311">
                <text:p>26.194146156311</text:p>
              </table:table-cell>
              <table:table-cell office:value-type="float" office:value="109285.548966757">
                <text:p>109285.5489667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.2153699398041">
                <text:p>26.2153699398041</text:p>
              </table:table-cell>
              <table:table-cell office:value-type="float" office:value="109311.329940799">
                <text:p>109311.3299407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.2365918159485">
                <text:p>26.2365918159485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.2578136920929">
                <text:p>26.2578136920929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.2790358066559">
                <text:p>26.2790358066559</text:p>
              </table:table-cell>
              <table:table-cell office:value-type="float" office:value="109319.926302072">
                <text:p>109319.9263020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.3002557754517">
                <text:p>26.3002557754517</text:p>
              </table:table-cell>
              <table:table-cell office:value-type="float" office:value="109330.980753458">
                <text:p>109330.9807534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.3214824199677">
                <text:p>26.3214824199677</text:p>
              </table:table-cell>
              <table:table-cell office:value-type="float" office:value="109296.596466399">
                <text:p>109296.5964663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.3427059650421">
                <text:p>26.3427059650421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.3639481067657">
                <text:p>26.3639481067657</text:p>
              </table:table-cell>
              <table:table-cell office:value-type="float" office:value="109216.859118254">
                <text:p>109216.8591182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.3851761817932">
                <text:p>26.3851761817932</text:p>
              </table:table-cell>
              <table:table-cell office:value-type="float" office:value="109289.231218482">
                <text:p>109289.2312184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.4064021110535">
                <text:p>26.4064021110535</text:p>
              </table:table-cell>
              <table:table-cell office:value-type="float" office:value="109300.279462641">
                <text:p>109300.2794626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.4276247024536">
                <text:p>26.4276247024536</text:p>
              </table:table-cell>
              <table:table-cell office:value-type="float" office:value="109317.470060889">
                <text:p>109317.4700608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.4488523006439">
                <text:p>26.4488523006439</text:p>
              </table:table-cell>
              <table:table-cell office:value-type="float" office:value="109291.686190824">
                <text:p>109291.6861908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.470076084137">
                <text:p>26.470076084137</text:p>
              </table:table-cell>
              <table:table-cell office:value-type="float" office:value="109311.329940799">
                <text:p>109311.3299407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.4912979602814">
                <text:p>26.4912979602814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.51251912117">
                <text:p>26.51251912117</text:p>
              </table:table-cell>
              <table:table-cell office:value-type="float" office:value="109324.839115585">
                <text:p>109324.8391155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.5337393283844">
                <text:p>26.5337393283844</text:p>
              </table:table-cell>
              <table:table-cell office:value-type="float" office:value="109329.75237068">
                <text:p>109329.752370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.5549604892731">
                <text:p>26.5549604892731</text:p>
              </table:table-cell>
              <table:table-cell office:value-type="float" office:value="109324.839115585">
                <text:p>109324.8391155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.5761864185333">
                <text:p>26.5761864185333</text:p>
              </table:table-cell>
              <table:table-cell office:value-type="float" office:value="109300.279462641">
                <text:p>109300.2794626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.5974085330963">
                <text:p>26.5974085330963</text:p>
              </table:table-cell>
              <table:table-cell office:value-type="float" office:value="109319.926302072">
                <text:p>109319.9263020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.6186408996582">
                <text:p>26.6186408996582</text:p>
              </table:table-cell>
              <table:table-cell office:value-type="float" office:value="109267.141429454">
                <text:p>109267.1414294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.6398663520813">
                <text:p>26.6398663520813</text:p>
              </table:table-cell>
              <table:table-cell office:value-type="float" office:value="109302.734931368">
                <text:p>109302.7349313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.6610932350159">
                <text:p>26.6610932350159</text:p>
              </table:table-cell>
              <table:table-cell office:value-type="float" office:value="109295.368856142">
                <text:p>109295.3688561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.6823170185089">
                <text:p>26.6823170185089</text:p>
              </table:table-cell>
              <table:table-cell office:value-type="float" office:value="109311.329940799">
                <text:p>109311.3299407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.7035450935364">
                <text:p>26.7035450935364</text:p>
              </table:table-cell>
              <table:table-cell office:value-type="float" office:value="109289.231218482">
                <text:p>109289.2312184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.7247748374939">
                <text:p>26.7247748374939</text:p>
              </table:table-cell>
              <table:table-cell office:value-type="float" office:value="109280.639683752">
                <text:p>109280.6396837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.7459988594055">
                <text:p>26.7459988594055</text:p>
              </table:table-cell>
              <table:table-cell office:value-type="float" office:value="109310.101999551">
                <text:p>109310.1019995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.76722240448">
                <text:p>26.76722240448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.7884452342987">
                <text:p>26.7884452342987</text:p>
              </table:table-cell>
              <table:table-cell office:value-type="float" office:value="109316.241981688">
                <text:p>109316.2419816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.8096272945404">
                <text:p>26.8096272945404</text:p>
              </table:table-cell>
              <table:table-cell office:value-type="float" office:value="109526.645355905">
                <text:p>109526.6453559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8308589458466">
                <text:p>26.8308589458466</text:p>
              </table:table-cell>
              <table:table-cell office:value-type="float" office:value="109270.822440821">
                <text:p>109270.8224408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.8521094322205">
                <text:p>26.8521094322205</text:p>
              </table:table-cell>
              <table:table-cell office:value-type="float" office:value="109173.971794325">
                <text:p>109173.9717943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.8733470439911">
                <text:p>26.8733470439911</text:p>
              </table:table-cell>
              <table:table-cell office:value-type="float" office:value="109240.154922146">
                <text:p>109240.1549221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.8945755958557">
                <text:p>26.8945755958557</text:p>
              </table:table-cell>
              <table:table-cell office:value-type="float" office:value="109286.776356428">
                <text:p>109286.7763564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.9157989025116">
                <text:p>26.9157989025116</text:p>
              </table:table-cell>
              <table:table-cell office:value-type="float" office:value="109313.785906063">
                <text:p>109313.7859060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.9370231628418">
                <text:p>26.9370231628418</text:p>
              </table:table-cell>
              <table:table-cell office:value-type="float" office:value="109308.87408589">
                <text:p>109308.874085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.9582133293152">
                <text:p>26.9582133293152</text:p>
              </table:table-cell>
              <table:table-cell office:value-type="float" office:value="109484.746281419">
                <text:p>109484.7462814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6.9795880317688">
                <text:p>26.9795880317688</text:p>
              </table:table-cell>
              <table:table-cell office:value-type="float" office:value="108539.522598492">
                <text:p>108539.5225984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0012049674988">
                <text:p>40.0012049674988</text:p>
              </table:table-cell>
              <table:table-cell office:value-type="float" office:value="178.165277895263">
                <text:p>178.1652778952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0.030415058136">
                <text:p>40.030415058136</text:p>
              </table:table-cell>
              <table:table-cell office:value-type="float" office:value="79424.6080511933">
                <text:p>79424.60805119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.0598745346069">
                <text:p>40.0598745346069</text:p>
              </table:table-cell>
              <table:table-cell office:value-type="float" office:value="78752.2481021673">
                <text:p>78752.24810216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.0890393257141">
                <text:p>40.0890393257141</text:p>
              </table:table-cell>
              <table:table-cell office:value-type="float" office:value="79547.9724670144">
                <text:p>79547.97246701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.1181852817535">
                <text:p>40.1181852817535</text:p>
              </table:table-cell>
              <table:table-cell office:value-type="float" office:value="79599.3789622649">
                <text:p>79599.37896226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.1473236083984">
                <text:p>40.1473236083984</text:p>
              </table:table-cell>
              <table:table-cell office:value-type="float" office:value="79620.2207584994">
                <text:p>79620.22075849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.1764614582062">
                <text:p>40.1764614582062</text:p>
              </table:table-cell>
              <table:table-cell office:value-type="float" office:value="79621.5237331544">
                <text:p>79621.52373315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.2055952548981">
                <text:p>40.2055952548981</text:p>
              </table:table-cell>
              <table:table-cell office:value-type="float" office:value="79632.6007397951">
                <text:p>79632.60073979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2347726821899">
                <text:p>40.2347726821899</text:p>
              </table:table-cell>
              <table:table-cell office:value-type="float" office:value="79513.521764355">
                <text:p>79513.5217643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.263918876648">
                <text:p>40.263918876648</text:p>
              </table:table-cell>
              <table:table-cell office:value-type="float" office:value="79598.7278319482">
                <text:p>79598.72783194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.2930614948273">
                <text:p>40.2930614948273</text:p>
              </table:table-cell>
              <table:table-cell office:value-type="float" office:value="79608.4959053611">
                <text:p>79608.49590536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.3222165107727">
                <text:p>40.3222165107727</text:p>
              </table:table-cell>
              <table:table-cell office:value-type="float" office:value="79574.6434967494">
                <text:p>79574.64349674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.3513605594635">
                <text:p>40.3513605594635</text:p>
              </table:table-cell>
              <table:table-cell office:value-type="float" office:value="79604.5883883212">
                <text:p>79604.58838832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.3805093765259">
                <text:p>40.3805093765259</text:p>
              </table:table-cell>
              <table:table-cell office:value-type="float" office:value="79591.5661014731">
                <text:p>79591.56610147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.4096095561981">
                <text:p>40.4096095561981</text:p>
              </table:table-cell>
              <table:table-cell office:value-type="float" office:value="79724.5936667896">
                <text:p>79724.59366678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.4387488365173">
                <text:p>40.4387488365173</text:p>
              </table:table-cell>
              <table:table-cell office:value-type="float" office:value="79617.6149371211">
                <text:p>79617.61493712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0.4678835868836">
                <text:p>40.4678835868836</text:p>
              </table:table-cell>
              <table:table-cell office:value-type="float" office:value="79629.9941080197">
                <text:p>79629.99410801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.497015953064">
                <text:p>40.497015953064</text:p>
              </table:table-cell>
              <table:table-cell office:value-type="float" office:value="79636.5110074474">
                <text:p>79636.51100744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5261468887329">
                <text:p>40.5261468887329</text:p>
              </table:table-cell>
              <table:table-cell office:value-type="float" office:value="79640.421659137">
                <text:p>79640.4216591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5552814006805">
                <text:p>40.5552814006805</text:p>
              </table:table-cell>
              <table:table-cell office:value-type="float" office:value="79630.6457499652">
                <text:p>79630.64574996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.5844156742096">
                <text:p>40.5844156742096</text:p>
              </table:table-cell>
              <table:table-cell office:value-type="float" office:value="79631.2974025761">
                <text:p>79631.29740257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.6135773658752">
                <text:p>40.6135773658752</text:p>
              </table:table-cell>
              <table:table-cell office:value-type="float" office:value="79556.4271990712">
                <text:p>79556.42719907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.6427257061005">
                <text:p>40.6427257061005</text:p>
              </table:table-cell>
              <table:table-cell office:value-type="float" office:value="79592.8681384297">
                <text:p>79592.86813842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.671870470047">
                <text:p>40.671870470047</text:p>
              </table:table-cell>
              <table:table-cell office:value-type="float" office:value="79602.6347736457">
                <text:p>79602.63477364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.7010293006897">
                <text:p>40.7010293006897</text:p>
              </table:table-cell>
              <table:table-cell office:value-type="float" office:value="79564.2331624435">
                <text:p>79564.23316244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.7301759719849">
                <text:p>40.7301759719849</text:p>
              </table:table-cell>
              <table:table-cell office:value-type="float" office:value="79597.425603272">
                <text:p>79597.425603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.7593133449555">
                <text:p>40.7593133449555</text:p>
              </table:table-cell>
              <table:table-cell office:value-type="float" office:value="79622.8267504562">
                <text:p>79622.8267504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.7884466648102">
                <text:p>40.7884466648102</text:p>
              </table:table-cell>
              <table:table-cell office:value-type="float" office:value="79633.9041196785">
                <text:p>79633.90411967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0.8175880908966">
                <text:p>40.8175880908966</text:p>
              </table:table-cell>
              <table:table-cell office:value-type="float" office:value="79611.7524626109">
                <text:p>79611.75246261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.8467264175415">
                <text:p>40.8467264175415</text:p>
              </table:table-cell>
              <table:table-cell office:value-type="float" office:value="79620.2207584994">
                <text:p>79620.22075849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.875862121582">
                <text:p>40.875862121582</text:p>
              </table:table-cell>
              <table:table-cell office:value-type="float" office:value="79627.3876468855">
                <text:p>79627.38764688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0.9049944877625">
                <text:p>40.9049944877625</text:p>
              </table:table-cell>
              <table:table-cell office:value-type="float" office:value="79636.5110074474">
                <text:p>79636.51100744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0.934130191803">
                <text:p>40.934130191803</text:p>
              </table:table-cell>
              <table:table-cell office:value-type="float" office:value="79627.3876468855">
                <text:p>79627.38764688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.9632859230042">
                <text:p>40.9632859230042</text:p>
              </table:table-cell>
              <table:table-cell office:value-type="float" office:value="79572.6913515635">
                <text:p>79572.69135156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.9924423694611">
                <text:p>40.9924423694611</text:p>
              </table:table-cell>
              <table:table-cell office:value-type="float" office:value="79570.7393021563">
                <text:p>79570.73930215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1.0203402042389">
                <text:p>41.0203402042389</text:p>
              </table:table-cell>
              <table:table-cell office:value-type="float" office:value="83160.5756674529">
                <text:p>83160.57566745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1.0478212833405">
                <text:p>41.0478212833405</text:p>
              </table:table-cell>
              <table:table-cell office:value-type="float" office:value="84421.7212659633">
                <text:p>84421.72126596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1.075278043747">
                <text:p>41.075278043747</text:p>
              </table:table-cell>
              <table:table-cell office:value-type="float" office:value="84496.4943297268">
                <text:p>84496.49432972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.1027133464813">
                <text:p>41.1027133464813</text:p>
              </table:table-cell>
              <table:table-cell office:value-type="float" office:value="84562.5806451613">
                <text:p>84562.58064516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.130143404007">
                <text:p>41.130143404007</text:p>
              </table:table-cell>
              <table:table-cell office:value-type="float" office:value="84578.7508039983">
                <text:p>84578.7508039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.1575706005096">
                <text:p>41.1575706005096</text:p>
              </table:table-cell>
              <table:table-cell office:value-type="float" office:value="84587.573497453">
                <text:p>84587.5734974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.1850032806396">
                <text:p>41.1850032806396</text:p>
              </table:table-cell>
              <table:table-cell office:value-type="float" office:value="84570.6649516344">
                <text:p>84570.66495163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.2124345302582">
                <text:p>41.2124345302582</text:p>
              </table:table-cell>
              <table:table-cell office:value-type="float" office:value="84575.0752248924">
                <text:p>84575.07522489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.2398645877838">
                <text:p>41.2398645877838</text:p>
              </table:table-cell>
              <table:table-cell office:value-type="float" office:value="84578.7508039983">
                <text:p>84578.75080399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2672905921936">
                <text:p>41.2672905921936</text:p>
              </table:table-cell>
              <table:table-cell office:value-type="float" office:value="84591.2501629967">
                <text:p>84591.25016299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2947149276733">
                <text:p>41.2947149276733</text:p>
              </table:table-cell>
              <table:table-cell office:value-type="float" office:value="84596.3980317493">
                <text:p>84596.39803174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3221416473389">
                <text:p>41.3221416473389</text:p>
              </table:table-cell>
              <table:table-cell office:value-type="float" office:value="84589.0441253173">
                <text:p>84589.04412531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3495397567749">
                <text:p>41.3495397567749</text:p>
              </table:table-cell>
              <table:table-cell office:value-type="float" office:value="84677.3754742595">
                <text:p>84677.37547425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769814968109">
                <text:p>41.3769814968109</text:p>
              </table:table-cell>
              <table:table-cell office:value-type="float" office:value="84542.7438987307">
                <text:p>84542.74389873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4044132232666">
                <text:p>41.4044132232666</text:p>
              </table:table-cell>
              <table:table-cell office:value-type="float" office:value="84573.6050826981">
                <text:p>84573.60508269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18399429321">
                <text:p>41.4318399429321</text:p>
              </table:table-cell>
              <table:table-cell office:value-type="float" office:value="84589.0441253173">
                <text:p>84589.04412531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4592700004578">
                <text:p>41.4592700004578</text:p>
              </table:table-cell>
              <table:table-cell office:value-type="float" office:value="84578.7508039983">
                <text:p>84578.75080399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486695766449">
                <text:p>41.486695766449</text:p>
              </table:table-cell>
              <table:table-cell office:value-type="float" office:value="84591.98553446">
                <text:p>84591.985534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5141215324402">
                <text:p>41.5141215324402</text:p>
              </table:table-cell>
              <table:table-cell office:value-type="float" office:value="84591.98553446">
                <text:p>84591.985534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54154753685">
                <text:p>41.54154753685</text:p>
              </table:table-cell>
              <table:table-cell office:value-type="float" office:value="84591.2501629967">
                <text:p>84591.25016299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5689742565155">
                <text:p>41.5689742565155</text:p>
              </table:table-cell>
              <table:table-cell office:value-type="float" office:value="84589.0441253173">
                <text:p>84589.04412531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5964021682739">
                <text:p>41.5964021682739</text:p>
              </table:table-cell>
              <table:table-cell office:value-type="float" office:value="84585.3676515329">
                <text:p>84585.36765153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6238353252411">
                <text:p>41.6238353252411</text:p>
              </table:table-cell>
              <table:table-cell office:value-type="float" office:value="84569.1949627595">
                <text:p>84569.19496275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6512668132782">
                <text:p>41.6512668132782</text:p>
              </table:table-cell>
              <table:table-cell office:value-type="float" office:value="84574.3401474065">
                <text:p>84574.34014740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1.6786947250366">
                <text:p>41.6786947250366</text:p>
              </table:table-cell>
              <table:table-cell office:value-type="float" office:value="84585.3676515329">
                <text:p>84585.36765153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1.7061223983765">
                <text:p>41.7061223983765</text:p>
              </table:table-cell>
              <table:table-cell office:value-type="float" office:value="84586.1029207232">
                <text:p>84586.10292072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.7335529327393">
                <text:p>41.7335529327393</text:p>
              </table:table-cell>
              <table:table-cell office:value-type="float" office:value="84577.2805340194">
                <text:p>84577.28053401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.760981798172">
                <text:p>41.760981798172</text:p>
              </table:table-cell>
              <table:table-cell office:value-type="float" office:value="84582.4267025946">
                <text:p>84582.42670259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.7884066104889">
                <text:p>41.7884066104889</text:p>
              </table:table-cell>
              <table:table-cell office:value-type="float" office:value="84594.9271481726">
                <text:p>84594.92714817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.815831899643">
                <text:p>41.815831899643</text:p>
              </table:table-cell>
              <table:table-cell office:value-type="float" office:value="84593.4563157437">
                <text:p>84593.45631574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.8432924747467">
                <text:p>41.8432924747467</text:p>
              </table:table-cell>
              <table:table-cell office:value-type="float" office:value="84484.756463908">
                <text:p>84484.7564639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.8707320690155">
                <text:p>41.8707320690155</text:p>
              </table:table-cell>
              <table:table-cell office:value-type="float" office:value="84549.3551133895">
                <text:p>84549.35511338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.8981654644013">
                <text:p>41.8981654644013</text:p>
              </table:table-cell>
              <table:table-cell office:value-type="float" office:value="84568.4599874852">
                <text:p>84568.45998748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.9255921840668">
                <text:p>41.9255921840668</text:p>
              </table:table-cell>
              <table:table-cell office:value-type="float" office:value="84589.0441253173">
                <text:p>84589.04412531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.9530217647553">
                <text:p>41.9530217647553</text:p>
              </table:table-cell>
              <table:table-cell office:value-type="float" office:value="84580.2211250956">
                <text:p>84580.22112509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.9804511070251">
                <text:p>41.9804511070251</text:p>
              </table:table-cell>
              <table:table-cell office:value-type="float" office:value="84580.9563048146">
                <text:p>84580.95630481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0066661834717">
                <text:p>42.0066661834717</text:p>
              </table:table-cell>
              <table:table-cell office:value-type="float" office:value="88498.6929079433">
                <text:p>88498.69290794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0296776294708">
                <text:p>42.0296776294708</text:p>
              </table:table-cell>
              <table:table-cell office:value-type="float" office:value="100819.39223142">
                <text:p>100819.392231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0524997711182">
                <text:p>42.0524997711182</text:p>
              </table:table-cell>
              <table:table-cell office:value-type="float" office:value="101655.665618503">
                <text:p>101655.6656185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0752959251404">
                <text:p>42.0752959251404</text:p>
              </table:table-cell>
              <table:table-cell office:value-type="float" office:value="101771.553119836">
                <text:p>101771.5531198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.0980949401856">
                <text:p>42.0980949401856</text:p>
              </table:table-cell>
              <table:table-cell office:value-type="float" office:value="101758.781921235">
                <text:p>101758.7819212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.1208891868591">
                <text:p>42.1208891868591</text:p>
              </table:table-cell>
              <table:table-cell office:value-type="float" office:value="101780.069033324">
                <text:p>101780.0690333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.1436803340912">
                <text:p>42.1436803340912</text:p>
              </table:table-cell>
              <table:table-cell office:value-type="float" office:value="101793.910432772">
                <text:p>101793.9104327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.166467666626">
                <text:p>42.166467666626</text:p>
              </table:table-cell>
              <table:table-cell office:value-type="float" office:value="101810.951170261">
                <text:p>101810.9511702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.1892545223236">
                <text:p>42.1892545223236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.2120449542999">
                <text:p>42.2120449542999</text:p>
              </table:table-cell>
              <table:table-cell office:value-type="float" office:value="101797.105136521">
                <text:p>101797.1051365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.2348327636719">
                <text:p>42.2348327636719</text:p>
              </table:table-cell>
              <table:table-cell office:value-type="float" office:value="101808.820766068">
                <text:p>101808.8207660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.2576196193695">
                <text:p>42.2576196193695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.2804064750671">
                <text:p>42.2804064750671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.3031923770905">
                <text:p>42.3031923770905</text:p>
              </table:table-cell>
              <table:table-cell office:value-type="float" office:value="101817.342917831">
                <text:p>101817.3429178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.3259773254395">
                <text:p>42.3259773254395</text:p>
              </table:table-cell>
              <table:table-cell office:value-type="float" office:value="101821.60452876">
                <text:p>101821.604528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.3487663269043">
                <text:p>42.3487663269043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.3715713024139">
                <text:p>42.3715713024139</text:p>
              </table:table-cell>
              <table:table-cell office:value-type="float" office:value="101732.18554955">
                <text:p>101732.185549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.3943660259247">
                <text:p>42.3943660259247</text:p>
              </table:table-cell>
              <table:table-cell office:value-type="float" office:value="101777.939921346">
                <text:p>101777.9399213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.4171550273895">
                <text:p>42.4171550273895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2.4399421215057">
                <text:p>42.4399421215057</text:p>
              </table:table-cell>
              <table:table-cell office:value-type="float" office:value="101812.016405792">
                <text:p>101812.0164057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.4627370834351">
                <text:p>42.4627370834351</text:p>
              </table:table-cell>
              <table:table-cell office:value-type="float" office:value="101776.87539876">
                <text:p>101776.875398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.4855268001556">
                <text:p>42.4855268001556</text:p>
              </table:table-cell>
              <table:table-cell office:value-type="float" office:value="101800.300040801">
                <text:p>101800.3000408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.5083136558533">
                <text:p>42.5083136558533</text:p>
              </table:table-cell>
              <table:table-cell office:value-type="float" office:value="101813.081663615">
                <text:p>101813.0816636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.5310997962952">
                <text:p>42.5310997962952</text:p>
              </table:table-cell>
              <table:table-cell office:value-type="float" office:value="101816.277570837">
                <text:p>101816.2775708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.5538856983185">
                <text:p>42.5538856983185</text:p>
              </table:table-cell>
              <table:table-cell office:value-type="float" office:value="101817.342917831">
                <text:p>101817.3429178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.5766723155975">
                <text:p>42.5766723155975</text:p>
              </table:table-cell>
              <table:table-cell office:value-type="float" office:value="101814.146943729">
                <text:p>101814.1469437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.5994918346405">
                <text:p>42.5994918346405</text:p>
              </table:table-cell>
              <table:table-cell office:value-type="float" office:value="101667.348712805">
                <text:p>101667.3487128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.6222884654999">
                <text:p>42.6222884654999</text:p>
              </table:table-cell>
              <table:table-cell office:value-type="float" office:value="101769.424364123">
                <text:p>101769.4243641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.6450772285461">
                <text:p>42.6450772285461</text:p>
              </table:table-cell>
              <table:table-cell office:value-type="float" office:value="101804.560225145">
                <text:p>101804.5602251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.6678683757782">
                <text:p>42.6678683757782</text:p>
              </table:table-cell>
              <table:table-cell office:value-type="float" office:value="101793.910432772">
                <text:p>101793.9104327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.6906599998474">
                <text:p>42.6906599998474</text:p>
              </table:table-cell>
              <table:table-cell office:value-type="float" office:value="101791.780741671">
                <text:p>101791.7807416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.7134487628937">
                <text:p>42.7134487628937</text:p>
              </table:table-cell>
              <table:table-cell office:value-type="float" office:value="101804.560225145">
                <text:p>101804.56022514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.7362456321716">
                <text:p>42.7362456321716</text:p>
              </table:table-cell>
              <table:table-cell office:value-type="float" office:value="101768.360019662">
                <text:p>101768.3600196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.7590363025665">
                <text:p>42.7590363025665</text:p>
              </table:table-cell>
              <table:table-cell office:value-type="float" office:value="101796.040212991">
                <text:p>101796.0402129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.7818238735199">
                <text:p>42.7818238735199</text:p>
              </table:table-cell>
              <table:table-cell office:value-type="float" office:value="101809.885957019">
                <text:p>101809.8859570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.8046100139618">
                <text:p>42.8046100139618</text:p>
              </table:table-cell>
              <table:table-cell office:value-type="float" office:value="101816.277570837">
                <text:p>101816.2775708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.8274030685425">
                <text:p>42.8274030685425</text:p>
              </table:table-cell>
              <table:table-cell office:value-type="float" office:value="101785.39220301">
                <text:p>101785.392203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.8501942157745">
                <text:p>42.8501942157745</text:p>
              </table:table-cell>
              <table:table-cell office:value-type="float" office:value="101793.910432772">
                <text:p>101793.9104327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.8729827404022">
                <text:p>42.8729827404022</text:p>
              </table:table-cell>
              <table:table-cell office:value-type="float" office:value="101805.625326944">
                <text:p>101805.6253269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.8957691192627">
                <text:p>42.8957691192627</text:p>
              </table:table-cell>
              <table:table-cell office:value-type="float" office:value="101815.212246136">
                <text:p>101815.2122461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.9185547828674">
                <text:p>42.9185547828674</text:p>
              </table:table-cell>
              <table:table-cell office:value-type="float" office:value="101818.408287119">
                <text:p>101818.4082871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.9413411617279">
                <text:p>42.9413411617279</text:p>
              </table:table-cell>
              <table:table-cell office:value-type="float" office:value="101815.212246136">
                <text:p>101815.2122461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.9641261100769">
                <text:p>42.9641261100769</text:p>
              </table:table-cell>
              <table:table-cell office:value-type="float" office:value="101821.60452876">
                <text:p>101821.604528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.9869153499603">
                <text:p>42.9869153499603</text:p>
              </table:table-cell>
              <table:table-cell office:value-type="float" office:value="101802.430088403">
                <text:p>101802.4300884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3.0108523368835">
                <text:p>43.0108523368835</text:p>
              </table:table-cell>
              <table:table-cell office:value-type="float" office:value="96921.1374615285">
                <text:p>96921.13746152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3.0342597961426">
                <text:p>43.0342597961426</text:p>
              </table:table-cell>
              <table:table-cell office:value-type="float" office:value="99113.7044959156">
                <text:p>99113.70449591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3.057621717453">
                <text:p>43.057621717453</text:p>
              </table:table-cell>
              <table:table-cell office:value-type="float" office:value="99306.9007113188">
                <text:p>99306.90071131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3.0809676647186">
                <text:p>43.0809676647186</text:p>
              </table:table-cell>
              <table:table-cell office:value-type="float" office:value="99374.8496732026">
                <text:p>99374.84967320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3.1043179035187">
                <text:p>43.1043179035187</text:p>
              </table:table-cell>
              <table:table-cell office:value-type="float" office:value="99356.5855949682">
                <text:p>99356.58559496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3.1276528835297">
                <text:p>43.1276528835297</text:p>
              </table:table-cell>
              <table:table-cell office:value-type="float" office:value="99421.5550605881">
                <text:p>99421.55506058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3.1509897708893">
                <text:p>43.1509897708893</text:p>
              </table:table-cell>
              <table:table-cell office:value-type="float" office:value="99413.429231115">
                <text:p>99413.4292311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3.1743233203888">
                <text:p>43.1743233203888</text:p>
              </table:table-cell>
              <table:table-cell office:value-type="float" office:value="99427.6503044918">
                <text:p>99427.65030449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3.1976544857025">
                <text:p>43.1976544857025</text:p>
              </table:table-cell>
              <table:table-cell office:value-type="float" office:value="99437.8107053077">
                <text:p>99437.81070530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3.2209851741791">
                <text:p>43.2209851741791</text:p>
              </table:table-cell>
              <table:table-cell office:value-type="float" office:value="99439.8430346632">
                <text:p>99439.84303466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3.2443196773529">
                <text:p>43.2443196773529</text:p>
              </table:table-cell>
              <table:table-cell office:value-type="float" office:value="99423.586725519">
                <text:p>99423.5867255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3.2676517963409">
                <text:p>43.2676517963409</text:p>
              </table:table-cell>
              <table:table-cell office:value-type="float" office:value="99433.7462958043">
                <text:p>99433.74629580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3.2909843921661">
                <text:p>43.2909843921661</text:p>
              </table:table-cell>
              <table:table-cell office:value-type="float" office:value="99431.7142156462">
                <text:p>99431.71421564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.314314365387">
                <text:p>43.314314365387</text:p>
              </table:table-cell>
              <table:table-cell office:value-type="float" office:value="99442.8916844655">
                <text:p>99442.89168446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3.3376438617706">
                <text:p>43.3376438617706</text:p>
              </table:table-cell>
              <table:table-cell office:value-type="float" office:value="99444.9242215205">
                <text:p>99444.92422152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.3609778881073">
                <text:p>43.3609778881073</text:p>
              </table:table-cell>
              <table:table-cell office:value-type="float" office:value="99425.6184734852">
                <text:p>99425.61847348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3.3843257427216">
                <text:p>43.3843257427216</text:p>
              </table:table-cell>
              <table:table-cell office:value-type="float" office:value="99366.7314761866">
                <text:p>99366.73147618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3.4076638221741">
                <text:p>43.4076638221741</text:p>
              </table:table-cell>
              <table:table-cell office:value-type="float" office:value="99408.3512621696">
                <text:p>99408.35126216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3.4310014247894">
                <text:p>43.4310014247894</text:p>
              </table:table-cell>
              <table:table-cell office:value-type="float" office:value="99410.3823874955">
                <text:p>99410.38238749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.4543328285217">
                <text:p>43.4543328285217</text:p>
              </table:table-cell>
              <table:table-cell office:value-type="float" office:value="99436.7945717818">
                <text:p>99436.79457178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.4776647090912">
                <text:p>43.4776647090912</text:p>
              </table:table-cell>
              <table:table-cell office:value-type="float" office:value="99434.7623670308">
                <text:p>99434.76236703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.5010004043579">
                <text:p>43.5010004043579</text:p>
              </table:table-cell>
              <table:table-cell office:value-type="float" office:value="99418.5077188716">
                <text:p>99418.50771887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3.5243325233459">
                <text:p>43.5243325233459</text:p>
              </table:table-cell>
              <table:table-cell office:value-type="float" office:value="99433.7462958043">
                <text:p>99433.74629580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3.5476644039154">
                <text:p>43.5476644039154</text:p>
              </table:table-cell>
              <table:table-cell office:value-type="float" office:value="99434.7623670308">
                <text:p>99434.76236703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.5709962844849">
                <text:p>43.5709962844849</text:p>
              </table:table-cell>
              <table:table-cell office:value-type="float" office:value="99434.7623670308">
                <text:p>99434.76236703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3.5943269729614">
                <text:p>43.5943269729614</text:p>
              </table:table-cell>
              <table:table-cell office:value-type="float" office:value="99439.8430346632">
                <text:p>99439.84303466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.6176664829254">
                <text:p>43.6176664829254</text:p>
              </table:table-cell>
              <table:table-cell office:value-type="float" office:value="99402.2583841541">
                <text:p>99402.25838415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.6410024166107">
                <text:p>43.6410024166107</text:p>
              </table:table-cell>
              <table:table-cell office:value-type="float" office:value="99417.4919798116">
                <text:p>99417.4919798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.6643388271332">
                <text:p>43.6643388271332</text:p>
              </table:table-cell>
              <table:table-cell office:value-type="float" office:value="99415.4605639559">
                <text:p>99415.46056395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.6876730918884">
                <text:p>43.6876730918884</text:p>
              </table:table-cell>
              <table:table-cell office:value-type="float" office:value="99424.6025891224">
                <text:p>99424.60258912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3.7110044956207">
                <text:p>43.7110044956207</text:p>
              </table:table-cell>
              <table:table-cell office:value-type="float" office:value="99436.7945717818">
                <text:p>99436.79457178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3.7343375682831">
                <text:p>43.7343375682831</text:p>
              </table:table-cell>
              <table:table-cell office:value-type="float" office:value="99429.6822185437">
                <text:p>99429.68221854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3.7576727867126">
                <text:p>43.7576727867126</text:p>
              </table:table-cell>
              <table:table-cell office:value-type="float" office:value="99420.5392592593">
                <text:p>99420.53925925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3.7810120582581">
                <text:p>43.7810120582581</text:p>
              </table:table-cell>
              <table:table-cell office:value-type="float" office:value="99403.273811956">
                <text:p>99403.2738119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3.8043460845947">
                <text:p>43.8043460845947</text:p>
              </table:table-cell>
              <table:table-cell office:value-type="float" office:value="99425.6184734852">
                <text:p>99425.61847348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.8276827335358">
                <text:p>43.8276827335358</text:p>
              </table:table-cell>
              <table:table-cell office:value-type="float" office:value="99414.4448871589">
                <text:p>99414.4448871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3.8510506153107">
                <text:p>43.8510506153107</text:p>
              </table:table-cell>
              <table:table-cell office:value-type="float" office:value="99281.5704199486">
                <text:p>99281.57041994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3.8744008541107">
                <text:p>43.8744008541107</text:p>
              </table:table-cell>
              <table:table-cell office:value-type="float" office:value="99356.5855949682">
                <text:p>99356.58559496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.8977391719818">
                <text:p>43.8977391719818</text:p>
              </table:table-cell>
              <table:table-cell office:value-type="float" office:value="99407.3357306309">
                <text:p>99407.33573063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3.9210743904114">
                <text:p>43.9210743904114</text:p>
              </table:table-cell>
              <table:table-cell office:value-type="float" office:value="99420.5392592593">
                <text:p>99420.53925925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3.9444069862366">
                <text:p>43.9444069862366</text:p>
              </table:table-cell>
              <table:table-cell office:value-type="float" office:value="99431.7142156462">
                <text:p>99431.71421564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3.967738866806">
                <text:p>43.967738866806</text:p>
              </table:table-cell>
              <table:table-cell office:value-type="float" office:value="99434.7623670308">
                <text:p>99434.76236703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3.9913454055786">
                <text:p>43.9913454055786</text:p>
              </table:table-cell>
              <table:table-cell office:value-type="float" office:value="98277.8552311313">
                <text:p>98277.85523113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4.0147032737732">
                <text:p>44.0147032737732</text:p>
              </table:table-cell>
              <table:table-cell office:value-type="float" office:value="99324.1326936817">
                <text:p>99324.13269368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.0379948616028">
                <text:p>44.0379948616028</text:p>
              </table:table-cell>
              <table:table-cell office:value-type="float" office:value="99606.777218196">
                <text:p>99606.7772181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.0612649917603">
                <text:p>44.0612649917603</text:p>
              </table:table-cell>
              <table:table-cell office:value-type="float" office:value="99698.625847831">
                <text:p>99698.6258478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.0845267772675">
                <text:p>44.0845267772675</text:p>
              </table:table-cell>
              <table:table-cell office:value-type="float" office:value="99734.3905213853">
                <text:p>99734.39052138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.1077585220337">
                <text:p>44.1077585220337</text:p>
              </table:table-cell>
              <table:table-cell office:value-type="float" office:value="99863.356082142">
                <text:p>99863.3560821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4.1309938430786">
                <text:p>44.1309938430786</text:p>
              </table:table-cell>
              <table:table-cell office:value-type="float" office:value="99847.9855524544">
                <text:p>99847.98555245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.1542162895203">
                <text:p>44.1542162895203</text:p>
              </table:table-cell>
              <table:table-cell office:value-type="float" office:value="99903.3416151619">
                <text:p>99903.34161516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4.177435874939">
                <text:p>44.177435874939</text:p>
              </table:table-cell>
              <table:table-cell office:value-type="float" office:value="99915.6512989013">
                <text:p>99915.65129890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4.2006525993347">
                <text:p>44.2006525993347</text:p>
              </table:table-cell>
              <table:table-cell office:value-type="float" office:value="99927.964016513">
                <text:p>99927.9640165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4.223867893219">
                <text:p>44.223867893219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4.2470829486847">
                <text:p>44.2470829486847</text:p>
              </table:table-cell>
              <table:table-cell office:value-type="float" office:value="99935.1478366249">
                <text:p>99935.14783662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.2703006267548">
                <text:p>44.2703006267548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.2935180664063">
                <text:p>44.2935180664063</text:p>
              </table:table-cell>
              <table:table-cell office:value-type="float" office:value="99924.8855526232">
                <text:p>99924.88555262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.3167333602905">
                <text:p>44.3167333602905</text:p>
              </table:table-cell>
              <table:table-cell office:value-type="float" office:value="99934.1215133714">
                <text:p>99934.12151337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.3399479389191">
                <text:p>44.3399479389191</text:p>
              </table:table-cell>
              <table:table-cell office:value-type="float" office:value="99937.2005463751">
                <text:p>99937.20054637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.3631851673126">
                <text:p>44.3631851673126</text:p>
              </table:table-cell>
              <table:table-cell office:value-type="float" office:value="99839.7898711319">
                <text:p>99839.78987113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.3864150047302">
                <text:p>44.3864150047302</text:p>
              </table:table-cell>
              <table:table-cell office:value-type="float" office:value="99871.5556331017">
                <text:p>99871.55563310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.4095973968506">
                <text:p>44.4095973968506</text:p>
              </table:table-cell>
              <table:table-cell office:value-type="float" office:value="100075.953678754">
                <text:p>100075.9536787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4.4328157901764">
                <text:p>44.4328157901764</text:p>
              </table:table-cell>
              <table:table-cell office:value-type="float" office:value="99920.7812291421">
                <text:p>99920.78122914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4.4560341835022">
                <text:p>44.4560341835022</text:p>
              </table:table-cell>
              <table:table-cell office:value-type="float" office:value="99920.7812291421">
                <text:p>99920.78122914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.4792497158051">
                <text:p>44.4792497158051</text:p>
              </table:table-cell>
              <table:table-cell office:value-type="float" office:value="99933.0952111982">
                <text:p>99933.09521119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4.5024700164795">
                <text:p>44.5024700164795</text:p>
              </table:table-cell>
              <table:table-cell office:value-type="float" office:value="99912.5735935847">
                <text:p>99912.57359358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4.5256888866425">
                <text:p>44.5256888866425</text:p>
              </table:table-cell>
              <table:table-cell office:value-type="float" office:value="99918.7291938349">
                <text:p>99918.72919383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4.5489053726196">
                <text:p>44.5489053726196</text:p>
              </table:table-cell>
              <table:table-cell office:value-type="float" office:value="99928.9902132947">
                <text:p>99928.99021329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4.5721213817596">
                <text:p>44.5721213817596</text:p>
              </table:table-cell>
              <table:table-cell office:value-type="float" office:value="99931.0426700898">
                <text:p>99931.04267008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4.5953378677368">
                <text:p>44.5953378677368</text:p>
              </table:table-cell>
              <table:table-cell office:value-type="float" office:value="99928.9902132947">
                <text:p>99928.99021329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.6185641288757">
                <text:p>44.6185641288757</text:p>
              </table:table-cell>
              <table:table-cell office:value-type="float" office:value="99886.9334209284">
                <text:p>99886.93342092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4.641788482666">
                <text:p>44.641788482666</text:p>
              </table:table-cell>
              <table:table-cell office:value-type="float" office:value="99895.1368442665">
                <text:p>99895.13684426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.6650121212006">
                <text:p>44.6650121212006</text:p>
              </table:table-cell>
              <table:table-cell office:value-type="float" office:value="99898.2134754176">
                <text:p>99898.21347541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.688232421875">
                <text:p>44.688232421875</text:p>
              </table:table-cell>
              <table:table-cell office:value-type="float" office:value="99912.5735935847">
                <text:p>99912.57359358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.7114481925964">
                <text:p>44.7114481925964</text:p>
              </table:table-cell>
              <table:table-cell office:value-type="float" office:value="99932.0689301046">
                <text:p>99932.06893010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.7346668243408">
                <text:p>44.7346668243408</text:p>
              </table:table-cell>
              <table:table-cell office:value-type="float" office:value="99919.7552009529">
                <text:p>99919.75520095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.7578845024109">
                <text:p>44.7578845024109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.7811014652252">
                <text:p>44.7811014652252</text:p>
              </table:table-cell>
              <table:table-cell office:value-type="float" office:value="99926.9378408076">
                <text:p>99926.93784080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.8043196201324">
                <text:p>44.8043196201324</text:p>
              </table:table-cell>
              <table:table-cell office:value-type="float" office:value="99921.807278403">
                <text:p>99921.8072784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.8275439739227">
                <text:p>44.8275439739227</text:p>
              </table:table-cell>
              <table:table-cell office:value-type="float" office:value="99895.1368442665">
                <text:p>99895.13684426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8507628440857">
                <text:p>44.8507628440857</text:p>
              </table:table-cell>
              <table:table-cell office:value-type="float" office:value="99918.7291938349">
                <text:p>99918.72919383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.8739805221558">
                <text:p>44.8739805221558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.8971998691559">
                <text:p>44.8971998691559</text:p>
              </table:table-cell>
              <table:table-cell office:value-type="float" office:value="99916.6772428098">
                <text:p>99916.67724280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.9204199314117">
                <text:p>44.9204199314117</text:p>
              </table:table-cell>
              <table:table-cell office:value-type="float" office:value="99913.5994742895">
                <text:p>99913.59947428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.9436354637146">
                <text:p>44.9436354637146</text:p>
              </table:table-cell>
              <table:table-cell office:value-type="float" office:value="99933.0952111982">
                <text:p>99933.09521119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.9668531417847">
                <text:p>44.9668531417847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.99032330513">
                <text:p>44.99032330513</text:p>
              </table:table-cell>
              <table:table-cell office:value-type="float" office:value="98848.9072642497">
                <text:p>98848.90726424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.0130410194397">
                <text:p>45.0130410194397</text:p>
              </table:table-cell>
              <table:table-cell office:value-type="float" office:value="102122.949887181">
                <text:p>102122.9498871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.0353503227234">
                <text:p>45.0353503227234</text:p>
              </table:table-cell>
              <table:table-cell office:value-type="float" office:value="103992.490061129">
                <text:p>103992.4900611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0576269626617">
                <text:p>45.0576269626617</text:p>
              </table:table-cell>
              <table:table-cell office:value-type="float" office:value="104144.970086156">
                <text:p>104144.9700861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0798335075378">
                <text:p>45.0798335075378</text:p>
              </table:table-cell>
              <table:table-cell office:value-type="float" office:value="104473.704168948">
                <text:p>104473.7041689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1020669937134">
                <text:p>45.1020669937134</text:p>
              </table:table-cell>
              <table:table-cell office:value-type="float" office:value="104347.108756729">
                <text:p>104347.1087567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1242949962616">
                <text:p>45.1242949962616</text:p>
              </table:table-cell>
              <table:table-cell office:value-type="float" office:value="104372.851090303">
                <text:p>104372.8510903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1465215682983">
                <text:p>45.1465215682983</text:p>
              </table:table-cell>
              <table:table-cell office:value-type="float" office:value="104379.568570662">
                <text:p>104379.5685706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1687560081482">
                <text:p>45.1687560081482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1909852027893">
                <text:p>45.1909852027893</text:p>
              </table:table-cell>
              <table:table-cell office:value-type="float" office:value="104367.253850444">
                <text:p>104367.2538504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2132167816162">
                <text:p>45.2132167816162</text:p>
              </table:table-cell>
              <table:table-cell office:value-type="float" office:value="104356.061171525">
                <text:p>104356.0611715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235488653183">
                <text:p>45.235488653183</text:p>
              </table:table-cell>
              <table:table-cell office:value-type="float" office:value="104167.26735535">
                <text:p>104167.267355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2577333450317">
                <text:p>45.2577333450317</text:p>
              </table:table-cell>
              <table:table-cell office:value-type="float" office:value="104294.544324284">
                <text:p>104294.5443242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.2799677848816">
                <text:p>45.2799677848816</text:p>
              </table:table-cell>
              <table:table-cell office:value-type="float" office:value="104342.633125308">
                <text:p>104342.6331253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.3022036552429">
                <text:p>45.3022036552429</text:p>
              </table:table-cell>
              <table:table-cell office:value-type="float" office:value="104335.92039801">
                <text:p>104335.920398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3244590759277">
                <text:p>45.3244590759277</text:p>
              </table:table-cell>
              <table:table-cell office:value-type="float" office:value="104244.266278148">
                <text:p>104244.2662781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.3466987609863">
                <text:p>45.3466987609863</text:p>
              </table:table-cell>
              <table:table-cell office:value-type="float" office:value="104318.024013722">
                <text:p>104318.0240137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.3689517974854">
                <text:p>45.3689517974854</text:p>
              </table:table-cell>
              <table:table-cell office:value-type="float" office:value="104255.434987572">
                <text:p>104255.4349875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.3911881446838">
                <text:p>45.3911881446838</text:p>
              </table:table-cell>
              <table:table-cell office:value-type="float" office:value="104333.683014175">
                <text:p>104333.6830141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.4134237766266">
                <text:p>45.4134237766266</text:p>
              </table:table-cell>
              <table:table-cell office:value-type="float" office:value="104337.039125913">
                <text:p>104337.0391259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.4356555938721">
                <text:p>45.4356555938721</text:p>
              </table:table-cell>
              <table:table-cell office:value-type="float" office:value="104354.942035669">
                <text:p>104354.9420356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457884311676">
                <text:p>45.457884311676</text:p>
              </table:table-cell>
              <table:table-cell office:value-type="float" office:value="104369.492674346">
                <text:p>104369.4926743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5.4801144599915">
                <text:p>45.4801144599915</text:p>
              </table:table-cell>
              <table:table-cell office:value-type="float" office:value="104362.776490777">
                <text:p>104362.7764907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5.5023422241211">
                <text:p>45.5023422241211</text:p>
              </table:table-cell>
              <table:table-cell office:value-type="float" office:value="104373.970610319">
                <text:p>104373.9706103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.5245697498322">
                <text:p>45.5245697498322</text:p>
              </table:table-cell>
              <table:table-cell office:value-type="float" office:value="104375.090154351">
                <text:p>104375.0901543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.5468237400055">
                <text:p>45.5468237400055</text:p>
              </table:table-cell>
              <table:table-cell office:value-type="float" office:value="104250.967216627">
                <text:p>104250.9672166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.5690634250641">
                <text:p>45.5690634250641</text:p>
              </table:table-cell>
              <table:table-cell office:value-type="float" office:value="104318.024013722">
                <text:p>104318.0240137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5.591296672821">
                <text:p>45.591296672821</text:p>
              </table:table-cell>
              <table:table-cell office:value-type="float" office:value="104348.227724577">
                <text:p>104348.2277245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5.6135246753693">
                <text:p>45.6135246753693</text:p>
              </table:table-cell>
              <table:table-cell office:value-type="float" office:value="104372.851090303">
                <text:p>104372.8510903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.6357698440552">
                <text:p>45.6357698440552</text:p>
              </table:table-cell>
              <table:table-cell office:value-type="float" office:value="104292.308714618">
                <text:p>104292.3087146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5.6580069065094">
                <text:p>45.6580069065094</text:p>
              </table:table-cell>
              <table:table-cell office:value-type="float" office:value="104330.327118335">
                <text:p>104330.3271183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5.6802577972412">
                <text:p>45.6802577972412</text:p>
              </table:table-cell>
              <table:table-cell office:value-type="float" office:value="104265.488872459">
                <text:p>104265.4888724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5.7024958133698">
                <text:p>45.7024958133698</text:p>
              </table:table-cell>
              <table:table-cell office:value-type="float" office:value="104325.852926356">
                <text:p>104325.8529263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5.7247316837311">
                <text:p>45.7247316837311</text:p>
              </table:table-cell>
              <table:table-cell office:value-type="float" office:value="104335.92039801">
                <text:p>104335.920398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5.7469611167908">
                <text:p>45.7469611167908</text:p>
              </table:table-cell>
              <table:table-cell office:value-type="float" office:value="104366.134474511">
                <text:p>104366.1344745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5.769189119339">
                <text:p>45.769189119339</text:p>
              </table:table-cell>
              <table:table-cell office:value-type="float" office:value="104372.851090303">
                <text:p>104372.8510903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5.7914185523987">
                <text:p>45.7914185523987</text:p>
              </table:table-cell>
              <table:table-cell office:value-type="float" office:value="104366.134474511">
                <text:p>104366.1344745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.8136534690857">
                <text:p>45.8136534690857</text:p>
              </table:table-cell>
              <table:table-cell office:value-type="float" office:value="104340.395453571">
                <text:p>104340.3954535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.8358852863312">
                <text:p>45.8358852863312</text:p>
              </table:table-cell>
              <table:table-cell office:value-type="float" office:value="104354.942035669">
                <text:p>104354.9420356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5.8581132888794">
                <text:p>45.8581132888794</text:p>
              </table:table-cell>
              <table:table-cell office:value-type="float" office:value="104372.851090303">
                <text:p>104372.8510903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5.8803389072418">
                <text:p>45.8803389072418</text:p>
              </table:table-cell>
              <table:table-cell office:value-type="float" office:value="104384.0473713">
                <text:p>104384.04737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5.9025666713715">
                <text:p>45.9025666713715</text:p>
              </table:table-cell>
              <table:table-cell office:value-type="float" office:value="104373.970610319">
                <text:p>104373.9706103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5.9247961044312">
                <text:p>45.9247961044312</text:p>
              </table:table-cell>
              <table:table-cell office:value-type="float" office:value="104366.134474511">
                <text:p>104366.1344745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5.9470462799072">
                <text:p>45.9470462799072</text:p>
              </table:table-cell>
              <table:table-cell office:value-type="float" office:value="104268.840598346">
                <text:p>104268.8405983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5.9692859649658">
                <text:p>45.9692859649658</text:p>
              </table:table-cell>
              <table:table-cell office:value-type="float" office:value="104318.024013722">
                <text:p>104318.0240137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5.9915268421173">
                <text:p>45.9915268421173</text:p>
              </table:table-cell>
              <table:table-cell office:value-type="float" office:value="104312.432652624">
                <text:p>104312.4326526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6.0135972499847">
                <text:p>46.0135972499847</text:p>
              </table:table-cell>
              <table:table-cell office:value-type="float" office:value="105118.129847683">
                <text:p>105118.12984768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6.034903049469">
                <text:p>46.034903049469</text:p>
              </table:table-cell>
              <table:table-cell office:value-type="float" office:value="108890.539485022">
                <text:p>108890.5394850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6.0561635494232">
                <text:p>46.0561635494232</text:p>
              </table:table-cell>
              <table:table-cell office:value-type="float" office:value="109122.551444944">
                <text:p>109122.5514449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6.0773966312408">
                <text:p>46.0773966312408</text:p>
              </table:table-cell>
              <table:table-cell office:value-type="float" office:value="109263.460666083">
                <text:p>109263.4606660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6.0986278057098">
                <text:p>46.0986278057098</text:p>
              </table:table-cell>
              <table:table-cell office:value-type="float" office:value="109273.276586188">
                <text:p>109273.2765861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6.1198589801788">
                <text:p>46.1198589801788</text:p>
              </table:table-cell>
              <table:table-cell office:value-type="float" office:value="109273.276586188">
                <text:p>109273.2765861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6.1410872936249">
                <text:p>46.1410872936249</text:p>
              </table:table-cell>
              <table:table-cell office:value-type="float" office:value="109288.00377367">
                <text:p>109288.003773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6.1623120307922">
                <text:p>46.1623120307922</text:p>
              </table:table-cell>
              <table:table-cell office:value-type="float" office:value="109306.418341328">
                <text:p>109306.4183413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6.1835424900055">
                <text:p>46.1835424900055</text:p>
              </table:table-cell>
              <table:table-cell office:value-type="float" office:value="109276.958010938">
                <text:p>109276.9580109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.2047693729401">
                <text:p>46.2047693729401</text:p>
              </table:table-cell>
              <table:table-cell office:value-type="float" office:value="109295.368856142">
                <text:p>109295.3688561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6.2259924411774">
                <text:p>46.2259924411774</text:p>
              </table:table-cell>
              <table:table-cell office:value-type="float" office:value="109315.01393008">
                <text:p>109315.013930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.2472143173218">
                <text:p>46.2472143173218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6.2684366703033">
                <text:p>46.2684366703033</text:p>
              </table:table-cell>
              <table:table-cell office:value-type="float" office:value="109318.698167683">
                <text:p>109318.6981676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6.2896783351898">
                <text:p>46.2896783351898</text:p>
              </table:table-cell>
              <table:table-cell office:value-type="float" office:value="109219.310840236">
                <text:p>109219.3108402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6.3109226226807">
                <text:p>46.3109226226807</text:p>
              </table:table-cell>
              <table:table-cell office:value-type="float" office:value="109205.827731328">
                <text:p>109205.8277313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6.3321533203125">
                <text:p>46.3321533203125</text:p>
              </table:table-cell>
              <table:table-cell office:value-type="float" office:value="109275.730841793">
                <text:p>109275.7308417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6.3533780574799">
                <text:p>46.3533780574799</text:p>
              </table:table-cell>
              <table:table-cell office:value-type="float" office:value="109306.418341328">
                <text:p>109306.4183413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6.3746151924133">
                <text:p>46.3746151924133</text:p>
              </table:table-cell>
              <table:table-cell office:value-type="float" office:value="109242.607690149">
                <text:p>109242.6076901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6.3958461284638">
                <text:p>46.3958461284638</text:p>
              </table:table-cell>
              <table:table-cell office:value-type="float" office:value="109274.50370021">
                <text:p>109274.503700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4170725345612">
                <text:p>46.4170725345612</text:p>
              </table:table-cell>
              <table:table-cell office:value-type="float" office:value="109297.824104235">
                <text:p>109297.8241042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.4383049011231">
                <text:p>46.4383049011231</text:p>
              </table:table-cell>
              <table:table-cell office:value-type="float" office:value="109267.141429454">
                <text:p>109267.1414294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.4595408439636">
                <text:p>46.4595408439636</text:p>
              </table:table-cell>
              <table:table-cell office:value-type="float" office:value="109248.740092062">
                <text:p>109248.7400920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6.4807639122009">
                <text:p>46.4807639122009</text:p>
              </table:table-cell>
              <table:table-cell office:value-type="float" office:value="109315.01393008">
                <text:p>109315.013930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6.5019843578339">
                <text:p>46.5019843578339</text:p>
              </table:table-cell>
              <table:table-cell office:value-type="float" office:value="109328.524015505">
                <text:p>109328.5240155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6.5232064723969">
                <text:p>46.5232064723969</text:p>
              </table:table-cell>
              <table:table-cell office:value-type="float" office:value="109319.926302072">
                <text:p>109319.9263020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6.5444276332855">
                <text:p>46.5444276332855</text:p>
              </table:table-cell>
              <table:table-cell office:value-type="float" office:value="109324.839115585">
                <text:p>109324.8391155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.56565284729">
                <text:p>46.56565284729</text:p>
              </table:table-cell>
              <table:table-cell office:value-type="float" office:value="109303.962707105">
                <text:p>109303.9627071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6.5869085788727">
                <text:p>46.5869085788727</text:p>
              </table:table-cell>
              <table:table-cell office:value-type="float" office:value="109147.0312833">
                <text:p>109147.03128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6.6081409454346">
                <text:p>46.6081409454346</text:p>
              </table:table-cell>
              <table:table-cell office:value-type="float" office:value="109267.141429454">
                <text:p>109267.1414294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6.6293737888336">
                <text:p>46.6293737888336</text:p>
              </table:table-cell>
              <table:table-cell office:value-type="float" office:value="109264.687559653">
                <text:p>109264.6875596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6.6506037712097">
                <text:p>46.6506037712097</text:p>
              </table:table-cell>
              <table:table-cell office:value-type="float" office:value="109279.412431916">
                <text:p>109279.4124319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6.6718277931213">
                <text:p>46.6718277931213</text:p>
              </table:table-cell>
              <table:table-cell office:value-type="float" office:value="109310.101999551">
                <text:p>109310.1019995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.6930577754974">
                <text:p>46.6930577754974</text:p>
              </table:table-cell>
              <table:table-cell office:value-type="float" office:value="109279.412431916">
                <text:p>109279.4124319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.7142832279205">
                <text:p>46.7142832279205</text:p>
              </table:table-cell>
              <table:table-cell office:value-type="float" office:value="109302.734931368">
                <text:p>109302.7349313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.7355103492737">
                <text:p>46.7355103492737</text:p>
              </table:table-cell>
              <table:table-cell office:value-type="float" office:value="109294.14127346">
                <text:p>109294.141273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6.7567348480225">
                <text:p>46.7567348480225</text:p>
              </table:table-cell>
              <table:table-cell office:value-type="float" office:value="109307.646199816">
                <text:p>109307.6461998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.7779583930969">
                <text:p>46.7779583930969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6.7991802692413">
                <text:p>46.7991802692413</text:p>
              </table:table-cell>
              <table:table-cell office:value-type="float" office:value="109321.154464055">
                <text:p>109321.1544640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6.8204109668732">
                <text:p>46.8204109668732</text:p>
              </table:table-cell>
              <table:table-cell office:value-type="float" office:value="109275.730841793">
                <text:p>109275.7308417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.8416383266449">
                <text:p>46.8416383266449</text:p>
              </table:table-cell>
              <table:table-cell office:value-type="float" office:value="109292.913718355">
                <text:p>109292.9137183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6.8628618717194">
                <text:p>46.8628618717194</text:p>
              </table:table-cell>
              <table:table-cell office:value-type="float" office:value="109312.557909636">
                <text:p>109312.5579096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6.8840832710266">
                <text:p>46.8840832710266</text:p>
              </table:table-cell>
              <table:table-cell office:value-type="float" office:value="109323.610870811">
                <text:p>109323.6108708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6.9053065776825">
                <text:p>46.9053065776825</text:p>
              </table:table-cell>
              <table:table-cell office:value-type="float" office:value="109313.785906063">
                <text:p>109313.7859060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.9265282154083">
                <text:p>46.9265282154083</text:p>
              </table:table-cell>
              <table:table-cell office:value-type="float" office:value="109322.382653634">
                <text:p>109322.3826536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.9477541446686">
                <text:p>46.9477541446686</text:p>
              </table:table-cell>
              <table:table-cell office:value-type="float" office:value="109300.279462641">
                <text:p>109300.2794626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6.9689772129059">
                <text:p>46.9689772129059</text:p>
              </table:table-cell>
              <table:table-cell office:value-type="float" office:value="109315.01393008">
                <text:p>109315.013930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6.9902055263519">
                <text:p>46.9902055263519</text:p>
              </table:table-cell>
              <table:table-cell office:value-type="float" office:value="109288.00377367">
                <text:p>109288.003773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.0158219337463">
                <text:p>60.0158219337463</text:p>
              </table:table-cell>
              <table:table-cell office:value-type="float" office:value="178.110572846516">
                <text:p>178.110572846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